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paragraph-properties fo:margin-bottom="0.1667in"/>
      <style:text-properties style:font-name="Heiti TC Light" fo:font-size="12.0pt" fo:background-color="#e0e0e0"/>
    </style:style>
    <style:style style:name="P6" style:family="paragraph" style:parent-style-name="Standard">
      <style:paragraph-properties style:line-height-at-least="0.1667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Times" fo:font-size="12.0pt" fo:color="#0000e9"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line-height-at-least="0.2361in"/>
      <style:text-properties style:font-name="Times" fo:font-size="12.0pt" fo:color="#000000" fo:background-color="#e0e0e0"/>
    </style:style>
    <style:style style:name="P12" style:family="paragraph" style:parent-style-name="Standard">
      <style:paragraph-properties style:line-height-at-least="0.1944in"/>
      <style:text-properties style:font-name="Times" fo:font-size="12.0pt" fo:color="#000000" fo:background-color="#868686"/>
    </style:style>
    <style:style style:name="P13" style:family="paragraph" style:parent-style-name="Standard">
      <style:paragraph-properties fo:margin-bottom="0.1667in" style:line-height-at-least="0.1944in"/>
      <style:text-properties style:font-name="LiSong Pro Light" fo:font-size="12.0pt" fo:color="#000000" fo:background-color="#ececec"/>
    </style:style>
    <style:style style:name="P14" style:family="paragraph" style:parent-style-name="Standard">
      <style:paragraph-properties fo:margin-bottom="0.1667in" style:line-height-at-least="0.1944in"/>
      <style:text-properties style:font-name="LiSong Pro Light" fo:font-size="12.0pt" fo:color="#000000" fo:background-color="#e0e0e0"/>
    </style:style>
    <style:style style:name="P15" style:family="paragraph" style:parent-style-name="Standard">
      <style:paragraph-properties fo:margin-bottom="0.1667in" style:line-height-at-least="0.1944in"/>
      <style:text-properties style:font-name="Times" fo:font-size="12.0pt" fo:color="#000000" fo:background-color="#ececec"/>
    </style:style>
    <style:style style:name="P16" style:family="paragraph" style:parent-style-name="Standard">
      <style:paragraph-properties fo:margin-bottom="0.1667in" style:line-height-at-least="0.1944in"/>
      <style:text-properties style:font-name="STSong" fo:font-size="12.0pt" fo:color="#000000" fo:background-color="#e0e0e0"/>
    </style:style>
    <style:style style:name="P17" style:family="paragraph" style:parent-style-name="Standard">
      <style:paragraph-properties fo:margin-bottom="0.1667in" style:line-height-at-least="0.1944in"/>
      <style:text-properties style:font-name="Times" fo:font-size="12.0pt" fo:color="#0000e9" fo:background-color="#ececec"/>
    </style:style>
    <style:style style:name="P18" style:family="paragraph" style:parent-style-name="Standard">
      <style:paragraph-properties fo:margin-bottom="0.1667in" style:line-height-at-least="0.1944in"/>
      <style:text-properties style:font-name="STSong" fo:font-size="12.0pt" fo:color="#000000" fo:background-color="#ececec"/>
    </style:style>
    <style:style style:name="P19" style:family="paragraph" style:parent-style-name="Standard">
      <style:paragraph-properties fo:margin-bottom="0.1667in" style:line-height-at-least="0.1944in"/>
      <style:text-properties style:font-name="Times" fo:font-size="12.0pt" fo:color="#0000e9" fo:background-color="#e0e0e0"/>
    </style:style>
    <style:style style:name="P20"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text-underline-style="solid" fo:letter-spacing="0.0000in" fo:color="#032726"/>
    </style:style>
    <style:style style:name="T10" style:family="text">
      <style:text-properties style:font-name="LiSong Pro Light" fo:letter-spacing="0.0000in" fo:color="#000000"/>
    </style:style>
    <style:style style:name="T11" style:family="text">
      <style:text-properties fo:letter-spacing="0.0000in" fo:color="#000000"/>
    </style:style>
    <style:style style:name="T12" style:family="text">
      <style:text-properties fo:font-style="italic" fo:font-style-asian="italic" fo:font-style-complex="italic" style:text-underline-style="solid" fo:letter-spacing="0.0000in"/>
    </style:style>
    <style:style style:name="T13" style:family="text">
      <style:text-properties style:font-name="LiSong Pro Light" style:text-underline-style="solid" fo:letter-spacing="0.0000in"/>
    </style:style>
    <style:style style:name="T14" style:family="text">
      <style:text-properties style:text-underline-style="solid" fo:letter-spacing="0.0000in"/>
    </style:style>
    <style:style style:name="T15" style:family="text">
      <style:text-properties style:font-name="Times" fo:font-style="italic" fo:font-style-asian="italic" fo:font-style-complex="italic" style:text-underline-style="solid" fo:letter-spacing="0.0000in" fo:color="#0000e9"/>
    </style:style>
    <style:style style:name="T16" style:family="text">
      <style:text-properties style:font-name="STSong" fo:letter-spacing="0.0000in"/>
    </style:style>
    <style:style style:name="T17" style:family="text">
      <style:text-properties style:text-underline-style="solid" fo:letter-spacing="0.0000in" fo:color="#052726"/>
    </style:style>
    <style:style style:name="T18" style:family="text">
      <style:text-properties style:font-name="Lucida Grande" fo:letter-spacing="0.0000in"/>
    </style:style>
    <style:style style:name="T19" style:family="text">
      <style:text-properties fo:font-style="italic" fo:font-style-asian="italic" fo:font-style-complex="italic" style:text-underline-style="solid" fo:letter-spacing="0.0000in" fo:color="#0000e9"/>
    </style:style>
    <style:style style:name="T20" style:family="text">
      <style:text-properties style:font-name="STSong" fo:letter-spacing="0.0000in" fo:color="#000000"/>
    </style:style>
    <style:style style:name="T21" style:family="text">
      <style:text-properties style:font-name="Hiragino Kaku Gothic ProN" fo:letter-spacing="0.0000in"/>
    </style:style>
    <style:style style:name="T22" style:family="text">
      <style:text-properties style:font-name="Times" style:text-underline-style="solid" fo:letter-spacing="0.0000in" fo:color="#0000e9"/>
    </style:style>
    <style:style style:name="T23"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陳真   |  2020.02.19 09:51   |   <text:a xlink:type="simple" xlink:href="http://palinfo.habago.org/Entry?Command=Information_PrintForum&amp;iPage=1#FORUM38766"><text:span text:style-name="T1">#</text:span></text:a></text:p>
      <text:p text:style-name="P3">答客問 <text:line-break/><text:line-break/>問：冒昧詢問，是否可以知道有關民進黨及韓國瑜這些連續文章與巴勒斯坦網原來主題的關聯呢？ <text:line-break/><text:line-break/>答：如果要簡單地說，巴勒網反美，反以色列，反西方社會根深蒂固的帝國主義及種族主義，反西方長年以來之妖魔化中國，反對侵略戰爭，反對操弄族群仇恨，反對以美國為首、西方所奉行的國家恐怖主義與謊言政治，反對分贓政治，反貪污，反抹黑，反殖民，反法西斯，反軍工財團複合體，反出賣人民換取一己私利的漢奸台奸...而民進黨做為上述這樣一種政治勢力的走狗，有哪一點不相關呢？ <text:line-break/></text:p>
      <text:p text:style-name="P2">陳真   |  2020.02.18 20:08   |   <text:a xlink:type="simple" xlink:href="http://palinfo.habago.org/Entry?Command=Information_PrintForum&amp;iPage=1#FORUM38765"><text:span text:style-name="T1">#</text:span></text:a></text:p>
      <text:p text:style-name="P3">解放前夕 <text:line-break/><text:line-break/>陳真 <text:line-break/><text:line-break/>2020. 02. 18. <text:line-break/><text:line-break/><text:line-break/>時間過很快，一轉眼就四十年了。這是我很喜歡的一張照片，背景應該是宜蘭頭城的海邊。那片沙灘上也留著我年少足跡，難以磨滅。 <text:line-break/><text:line-break/><text:a xlink:type="simple" xlink:href="https://bit.ly/2V2K4RG"><text:span text:style-name="T2">https://bit.ly/2V2K4RG</text:span></text:a><text:s/><text:line-break/><text:line-break/>過去那個國民黨真是槍斃一萬次都不為過。這事不用調查也知道是國民黨情治單位幹的，疑問僅僅只是在於蔣經國是否下令。 <text:line-break/><text:line-break/>如果你了解蔣家，了解當年那個在大陸上魚肉鄉民的國民黨，你就能明白，諸如林宅血案這樣的案子，比起蔣介石這個殺人魔當年在大陸所犯下的姦殺擄掠罪行，不過只是數十萬或數百萬分之一而已；而這樣一個應該槍斃一萬次的血腥人渣，卻在美國的支持下，被美國抬舉為 "世界民主的燈塔"，支持其一切島內血腥罪行。 <text:line-break/><text:line-break/>黨外人士(包括我在內)以前很傻，以為美國只是被國民黨欺瞞，以為它是一個中立的仲裁者，因此，老是要向美國告洋狀(林宅血案就是一例)，說國民黨有多壞多殘暴。事實上，國民黨的壞與殘暴，恰恰是美國所一手培植；只要你聽話，你再怎麼腐敗血腥都無所謂，甚至大力支持，就如同支持時下這個貪婪腐敗的下三濫人渣黨一樣，只要你乖乖聽話，幫我打擊祖國，幫我把台灣弄成一個反中基地，我就保你享有權力與吃喝不盡的榮華富貴。 <text:line-break/><text:line-break/>我相信，故事的結局是台灣重返祖國懷抱，但願它從此能過上一點好日子。我確定的是結局，而我不確定的是過程，我不知道台灣回歸祖國的過程將會如何？平順或慘烈？這恐怕將取決於台灣人民是否還要被美國及其不斷更換的走狗們繼續愚弄下去。 <text:line-break/><text:line-break/>兩岸之間，與其說是統獨之爭，不如說是殖民與解放之爭，畢竟你在這島上看不到一絲所謂獨立當家作主的政治內涵，而純粹只是一種殖民意義下的反中基地，充當美國的一種政治鬥爭籌碼，乃至人肉炸彈。 <text:line-break/><text:line-break/>目前看起來，人渣黨所代表的仇中反華勢力似乎大獲全勝，但我覺得，政治愚弄與操弄終究不是一種顛撲不破的東西，不是民族意識那樣一種內在穩定的情感。台獨迷霧，只是一種極其脆弱的人工製品，就像一種流行事物那樣，它終究會煙消雲散。這點信心我倒是有的，而我不確定的同樣是它消退瓦解的過程將會如何。</text:p>
      <text:p text:style-name="P2">Ethan   |  2020.02.18 16:12   |   <text:a xlink:type="simple" xlink:href="http://palinfo.habago.org/Entry?Command=Information_PrintForum&amp;iPage=1#FORUM38764"><text:span text:style-name="T1">#</text:span></text:a></text:p>
      <text:p text:style-name="P3">武汉病毒研究所陈全姣实名举报所长？真相让人不寒而栗 <text:line-break/><text:a xlink:type="simple" xlink:href="https://m.guancha.cn/politics/2020_02_18_536972.shtml"><text:span text:style-name="T2">https://m.guancha.cn/politics/2020_02_18_536972.shtml</text:span></text:a><text:s/><text:line-break/>這個網路假消息看起來是一個專業的組織在運作的，有當事人的基本資料，有計畫的散佈假消息 <text:line-break/><text:line-break/>..... <text:line-break/>由于这个贴文中还贴出了疑为陈全姣身份证号码的信息、以及一张她的照片，一些不明真相的网民便信以为真，以为这真是武汉病毒所的内部人员在曝光什么黑幕，纷纷转发起来。截止我们撰写此文时，这则网贴已经获得了300多条转发。 <text:line-break/>.... <text:line-break/>也有一些机警的网民很快通过检索发现了这个名为@微客铁汁5 的账号的诡异之处。比如，这个账号其实已经因为在涉及新型冠状病毒的事情上多次传播虚假和非法信息，被多次关闭过，却每次都能找来新的账号使用，这才有了“@微客铁汁5”这个名字。 <text:line-break/><text:line-break/>若用微博上的术语来说，这个账号已经“转世”过5次。 <text:line-break/><text:line-break/>不仅如此，这个账号之前还宣称是自己非法窃取了李文亮医生妻子的个人信息，并撰写了虚假的求助信；甚至宣称自己来自境外一个反动网站，做这些事情就是为了吸引境内的网民都去关注该网站，给该网站“引流”。 <text:line-break/>.....</text:p>
      <text:p text:style-name="P2">陳真   |  2020.02.18 10:29   |   <text:a xlink:type="simple" xlink:href="http://palinfo.habago.org/Entry?Command=Information_PrintForum&amp;iPage=1#FORUM38763"><text:span text:style-name="T1">#</text:span></text:a></text:p>
      <text:p text:style-name="P3">卡韓政變(238)：韓國瑜與阿桑吉以及每一個說出良心話者 <text:line-break/><text:line-break/>陳真 <text:line-break/><text:line-break/>2020. 02. 18. <text:line-break/><text:line-break/><text:line-break/>底下這文章有圖片，請至首頁閱讀： <text:line-break/><text:line-break/><text:a xlink:type="simple" xlink:href="https://bit.ly/2SAlLZD"><text:span text:style-name="T2">https://bit.ly/2SAlLZD</text:span></text:a><text:s/><text:line-break/><text:line-break/>不論島內或西方世界，抹黑手法不外都有著一些共通性。比方說，不論韓國瑜或阿桑吉，那些被他們揭露了邪惡行徑者，仗著全面控制媒體，透過永無止盡的反覆造謠與自我引用(左手造謠，右手報導)，便能成功轉移焦點，讓攻擊焦點轉移到揭發者身上，使大眾對其鄙夷與仇視，從而掩蓋了自身的腐敗與邪惡行徑。 <text:line-break/><text:line-break/>於是，腦殘的人們便開始討論韓國瑜或阿桑吉的每一個生活細節，就連英文講得好不好、過年和太太小孩全家一起玩牌，嬰兒是否看到他就哭，抑或是開會遲到幾分鐘、有沒有按時餵貓咪吃飯、是否弄髒大使館牆壁等等等，全都能構成令人鄙夷厭惡的罪狀，並且憑空造謠，虛構完全不存在的罪行，例如什麼韓冰未婚懷孕墮胎，是韓國瑜的婚外情私生子，抑或是阿桑吉犯下強姦罪遭到全球通緝等等等，全然子虛烏有，憑空捏造，卻能透過媒體全面造謠，使人信以為真。 <text:line-break/><text:line-break/>不光是韓國瑜與阿桑吉，更包括無數說出良心話者，都會遭到同樣的抹黑攻擊與人格毀滅；打老鼠的，反而成為人人喊打的過街老鼠，因為鼠輩們掌控了一切媒體。 <text:line-break/><text:line-break/>於是，鼠輩們那些真正駭人聽聞、數以兆元計的貪污腐敗以及罄竹難書乃至泯滅人性的無數敗行劣跡，甚至數十年來四處侵略、殺害上千萬人的無數血腥暴行，卻反而雲淡風輕，彷彿根本沒有這回事；彷彿即便有這麼一回事，倘若媒體不報導，就也不是什麼值得關注的事似的。 <text:line-break/><text:line-break/>針對個人的抹黑操作是如此進行，針對一整個中國與中國人的妖魔化，更是無所不用其極。這就是當代所謂政治的一個基本真相。我並不期待文人走狗們能夠改邪歸正，我只對那些人性一息尚存、腦子還沒完全壞掉的人們，依舊還抱有最後一點希望。</text:p>
      <text:p text:style-name="P2">陳真   |  2020.02.18 10:29   |   <text:a xlink:type="simple" xlink:href="http://palinfo.habago.org/Entry?Command=Information_PrintForum&amp;iPage=1#FORUM38763"><text:span text:style-name="T1">#</text:span></text:a></text:p>
      <text:p text:style-name="P4"><text:span text:style-name="T3">底下這文章有圖片，請至首頁閱讀： <text:line-break/><text:line-break/></text:span><text:a xlink:type="simple" xlink:href="https://bit.ly/2SAlLZD"><text:span text:style-name="T4">https://bit.ly/2SAlLZD</text:span></text:a><text:span text:style-name="T3"><text:s/><text:line-break/></text:span></text:p>
      <text:p text:style-name="P2">孫從輔   |  2020.02.18 02:55   |   <text:a xlink:type="simple" xlink:href="http://palinfo.habago.org/Entry?Command=Information_PrintForum&amp;iPage=1#FORUM38762"><text:span text:style-name="T1">#</text:span></text:a></text:p>
      <text:p text:style-name="P3">我想起薩利機長這部電影。薩利將故障的飛機迫降在河上，拯救了所有乘客，但被當成英雄的他仍然接受嚴厲的調查。模擬顯示飛機有能力降落至附近機場，因此事故責任反而指向機長失職，將乘客置於不必要的危險中。薩利認為模擬駕駛員已知道將發生的情況，能預先準備方案，但現實中駕駛員一定會先針對突發狀況作各種檢查，然後才能作決定。最後在模擬中加入35秒的應變時間，發現不可能降落至附近機場，因此薩利的確作出了正確選擇，救了所有人。 <text:line-break/><text:line-break/>防疫是極度專業的事，體系中的每個人都有明定該作與不該作的事，在現實中，還需要應變時間來作該作的事。我認為整個過程可以檢討，但要由專家在事後收集充分資訊作務實的檢討，目的為得到有用教訓。在現階段，外行人(像我自己)若針對一條回朔的時間線討論來討論去，「將防疫速度和一個不存在的完美速度做比較」(引用火鍋大王的話)，除了宣洩情緒外，不可能得到有用的結論，反而給有心勢力利用，帶來壞處。</text:p>
      <text:p text:style-name="P2">陳真   |  2020.02.18 02:11   |   <text:a xlink:type="simple" xlink:href="http://palinfo.habago.org/Entry?Command=Information_PrintForum&amp;iPage=1#FORUM38761"><text:span text:style-name="T1">#</text:span></text:a></text:p>
      <text:p text:style-name="P5">恐懼、謠言與歧視不會帶來安全 <text:line-break/><text:line-break/>陳真2020. 02. 18. <text:line-break/><text:line-break/><text:line-break/>此次新冠病毒疫情，中國所做的努力，近乎完美，並無任何所謂吹哨人 (Whistleblower) 的存在。吹哨人指的是揭發黑幕與陰謀、詐欺與隱瞞。那位張繼先醫師依照既有的流程進行層層通報，這完全是一種標準作業，也就是所謂 SOP，怎麼會是什麼吹哨人呢？ <text:line-break/><text:line-break/>這理當只是一個普通常識，哪個國家不是依照某種流程通報疫情？疫情是一種高度專業的判定，跟言論自由扯得上什麼關係？ <text:line-break/><text:line-break/>至於李文亮醫師之所為，就如他自己在當時所說，那只是一種私下言論，不應外傳；畢竟臨床醫師哪來研究工具進行病毒分析研究？更沒有全面性的公衛資料，哪有可能判斷疫情？只能私下瞎猜，並依照流程進行通報。 <text:line-break/><text:line-break/>那些針對此次疫情大罵中國者，若非昧著良心故意睜眼說瞎話，就是腦殘，跟著反中潮流亂罵一通。但是，「世界衛生組織」以及自然科學界最頂尖的學術期刊《Nature》，都一致讚賞中國之積極防疫作為。 <text:line-break/><text:line-break/>《Nature》甚至早在1月27日，亦即疫情初發之際，便發文肯定中國的防疫表現，讚賞其「開放態度與迅速作為」，並對其公衛能力的長足進展特別推崇，認為這「標誌著全球公衛安全防護體系與國際衛生政策的一個嶄新黎明 (a new dawn)的到來」。 <text:line-break/><text:line-break/>全文請看： <text:line-break/><text:line-break/><text:a xlink:type="simple" xlink:href="https://go.nature.com/3bIYEnf"><text:span text:style-name="T2">https://go.nature.com/3bIYEnf</text:span></text:a><text:s/><text:line-break/><text:line-break/>在美國帶頭炒作的全球仇中反華熱潮中，誰肯定中國的表現，誰就會被獵巫，被羞辱，被謾罵，彷彿大家都必須昧著良心、昧於事實來妖魔化中國。然而，事實就是事實。 <text:line-break/><text:line-break/>英國有一本同樣具有權威地位的醫學期刊叫做《The Lancet》，上周四 (2月13日) 由十六個來自加拿大、瑞士、智利、南非、英國、美國與義大利的相關領域具有國際知名度的學者共同發表一篇文章，批評一些國家藉此疫情限制旅遊及貿易孤立中國，不但違背防疫原理與公衛科學，更違反對於全球196個國家具有法律約束力的「國際衛生條例」(The International Health Regulations，簡稱 IHR)，破壞全球公衛防疫安全秩序；尤有甚者，挑起種族主義，渲染種族污名化及仇中反華甚至反亞裔的民粹風潮。 <text:line-break/><text:line-break/>他們譴責：「在任何情況下，公衛與外交決策都不應基於種族主義與仇外意識。然而，目前很多國家卻針對中國人和亞裔實施種族主義措施」。種種限制舉措以及對於個人之過度侵入性干預，均不成比例地傷害了人權與尊嚴以及各項基本自由。 <text:line-break/><text:line-break/>他們指出： <text:line-break/><text:line-break/>「有些國家表明，寧可違法也要自保。但是，科學證據表明，非法限制旅遊並不會使己身國家更安全。短期內，旅行限制阻止了物資進入受影響地區，延緩國際公衛行動，更使得相關全體人群遭受污名化，並對我們當中最脆弱的族群造成不成比例的傷害。 <text:line-break/><text:line-break/>從長遠來看，這種對於國際法選擇性的遵守行為，將鼓勵其他國家將來也如法炮製，這將嚴重危及必須以法治規範做為運作基礎的世界秩序。當各國在國際協議上無法擔負應盡義務並互相信賴時，就不可能實現有效的全球治理。」 <text:line-break/><text:line-break/>他們強調： <text:line-break/><text:line-break/>「透過操弄恐懼、散播謠言、渲染種族歧視與宣揚仇外意識所動員的各種行動，事實上不但無法讓我們免於新冠病毒的危害，反而只會製造更多傷害與危險。」面對疫情，「對於國際法相關規範的維護與支持，如今更顯得迫切。」因為，惟有「透過科學證據來衡量利害與風險，並顧及人權、尊嚴與各項基本自由」，植基於「科學原則、科學證據以及尊重世界衛生組織之建議的共同決策」，才是全球公衛安全體系的根本基礎。 <text:line-break/><text:line-break/>全文請見： <text:line-break/><text:line-break/><text:a xlink:type="simple" xlink:href="https://bit.ly/2SXeiTM"><text:span text:style-name="T2">https://bit.ly/2SXeiTM</text:span></text:a><text:s/><text:line-break/><text:line-break/>一如世界衛生組織向全球所發出的呼籲：「我們需要事實，不需要恐慌；我們需要科學，不需要謊言；我們需要團結，不需要污名化。」</text:p>
      <text:p text:style-name="P2">陳真   |  2020.02.18 01:44   |   <text:a xlink:type="simple" xlink:href="http://palinfo.habago.org/Entry?Command=Information_PrintForum&amp;iPage=1#FORUM38760"><text:span text:style-name="T1">#</text:span></text:a></text:p>
      <text:p text:style-name="P3">婷婷妳好， <text:line-break/><text:line-break/>防疫快慢既是相對，亦是絕對。相對來講，歷史上有哪個國家做得更好更快嗎？絕對值來講，在還沒有確認人傳人之前，都不算什麼疫情；一旦確認，短短三天內，亦即1月23號，武漢封城。 <text:line-break/><text:line-break/>1月23號，我們在澳門及珠海，整個城市也幾乎瞬間停擺。我們剛好目擊整個城市由極度的繁榮熱鬧，瞬間人去樓空，非常快速，非常寧靜，非常有秩序，令人嘆為觀止。中國防疫的速度與果斷以及人民的高素質配合，我看不出任何應被譴責之處。 <text:line-break/><text:line-break/>當然，「事後諸葛」永遠都可以在任何狀況中找到所謂「更好」的作法，問題是，在事件「當下」，所有人其實都是「無知」的，不知當下真實處境。 <text:line-break/><text:line-break/>事後檢討當然很重要，畢竟再怎麼好，永遠都還可以更好。但是，檢討和批鬥或鬥爭終究是兩回事。「檢討」是為了學習更好的經驗面對未來；而「批鬥」與\「鬥爭」卻是以「事後諸葛」的虛構性絕對標準來整人羞辱人。 </text:p>
      <text:p text:style-name="P2">張友禮   |  2020.02.17 23:36   |   <text:a xlink:type="simple" xlink:href="http://palinfo.habago.org/Entry?Command=Information_PrintForum&amp;iPage=1#FORUM38759"><text:span text:style-name="T1">#</text:span></text:a></text:p>
      <text:p text:style-name="P5">CDC 的统计，H1N1光是第一年就造成15万到57万人死亡。有谁见过哪国封哪城了？有谁见过像这次般大规模的抗疫行动吗？<text:a xlink:type="simple" xlink:href="https://www.cdc.gov/flu/pandemic-resources/h1n1-summary.htm"><text:span text:style-name="T2">https://www.cdc.gov/flu/pandemic-resources/h1n1-summary.htm</text:span></text:a></text:p>
      <text:p text:style-name="P2">欧婷婷   |  2020.02.17 23:15   |   <text:a xlink:type="simple" xlink:href="http://palinfo.habago.org/Entry?Command=Information_PrintForum&amp;iPage=1#FORUM38758"><text:span text:style-name="T1">#</text:span></text:a></text:p>
      <text:p text:style-name="P3">陈医师你好， <text:line-break/><text:line-break/>李文亮医生去世那天，内地的社交媒体上普遍情绪都很低落，也有人很激动。朋友说“李医生是中国的英雄”，当我说“其实李医生只是在自己私人的微信群里发布消息，并说不要外传”。很快我们聊崩了。 <text:line-break/><text:line-break/>几乎所有人都认为，因为两会的维稳需要，武汉市未发出足够预警，有意地瞒报了病例增长，春节前的许多人员聚集活动没有取消（虽然已经有医护被感染），市民都不做防护。随着春运的人流，疫情又进一步在全国扩散，导致付出严重代价。所以1月初李医生的被约谈，成为一个标志性的事件，公众觉得知情权被剥夺，殆误战机，“如果能更早重视或者不会如此”，这种悲愤的情绪在李医生去世后极度地发酵了。造成这种情绪的正是武汉早期的失策。 <text:line-break/><text:line-break/>难道可以说在12月30日到1月23日之间，武汉采取的防疫措施是足够的？ <text:line-break/><text:line-break/>这是一家媒体整理的时间线，可做参考： <text:line-break/><text:line-break/><text:line-break/><text:a xlink:type="simple" xlink:href="https://i.niupic.com/images/2020/02/17/6xu1.jpg"><text:span text:style-name="T2">https://i.niupic.com/images/2020/02/17/6xu1.jpg</text:span></text:a></text:p>
      <text:p text:style-name="P6"><text:span text:style-name="T5">陳真</text:span><text:span text:style-name="T6"><text:s/>  |  2020.02.17 20:55   |   </text:span><text:a xlink:type="simple" xlink:href="http://palinfo.habago.org/Entry?Command=Information_PrintForum&amp;iPage=1#FORUM38757"><text:span text:style-name="T7">#</text:span></text:a></text:p>
      <text:p text:style-name="P7"><text:span text:style-name="T6">不對不對。此次疫情，中國所做的一切，近乎完美，並無任何所謂吹哨人</text:span><text:span text:style-name="T8"><text:s/>(Whistleblower) </text:span><text:span text:style-name="T6">的存在。吹哨人指的是揭露黑幕，揭露詐欺與隱瞞。這位張醫師是依照既有的流程進行通報，這完全是一種標準作業，也就是</text:span><text:span text:style-name="T8">SOP</text:span><text:span text:style-name="T6">，怎麼會是什麼吹哨人呢？</text:span><text:span text:style-name="T8"><text:line-break/><text:line-break/></text:span><text:span text:style-name="T6">我電腦壞了，有機會使用電腦時再多寫。待續。</text:span></text:p>
      <text:p text:style-name="P8"><text:span text:style-name="T5">穎芝</text:span><text:span text:style-name="T6"><text:s/>  |  2020.02.17 10:17   |   </text:span><text:a xlink:type="simple" xlink:href="http://palinfo.habago.org/Entry?Command=Information_PrintForum&amp;iPage=1#FORUM38756"><text:span text:style-name="T9">#</text:span></text:a></text:p>
      <text:p text:style-name="P9"><text:span text:style-name="T10">針對此次武漢疫情，真正的吹哨人是張繼先醫生⋯</text:span><text:span text:style-name="T11"><text:line-break/><text:line-break/></text:span><text:a xlink:type="simple" xlink:href="https://rise-tw.org/2020/02/15/%E6%96%B0%E5%86%A0%E7%97%85%E6%AF%92novid-19%E5%85%A9%E5%80%8B%E4%B8%80%E6%AF%9B%E4%B8%8D%E6%8B%94%E8%90%BD%E4%BA%95%E4%B8%8B%E7%9F%B3%E7%9A%84%E6%94%BF%E5%BA%9C-%E7%9B%9B%E5%98%89%E9%BA%9F/"><text:span text:style-name="T12">https://rise-tw.org/2020/02/15/</text:span><text:span text:style-name="T13">新冠病毒</text:span><text:span text:style-name="T14">novid-19</text:span><text:span text:style-name="T13">兩個一毛不拔落井下石的政府</text:span><text:span text:style-name="T14">-</text:span><text:span text:style-name="T13">盛嘉麟</text:span><text:span text:style-name="T12">/</text:span></text:a><text:span text:style-name="T11"><text:line-break/></text:span><text:a xlink:type="simple" xlink:href="http://t.cn/A6PFm6UC"><text:span text:style-name="T12">http://t.cn/A6PFm6UC</text:span></text:a><text:span text:style-name="T11"><text:line-break/></text:span><text:a xlink:type="simple" xlink:href="https://reurl.cc/oDlQA3"><text:span text:style-name="T12">https://reurl.cc/oDlQA3</text:span></text:a><text:span text:style-name="T11"><text:line-break/></text:span></text:p>
      <text:p text:style-name="P8"><text:span text:style-name="T5">陳真</text:span><text:span text:style-name="T6"><text:s/>  |  2020.02.17 09:49   |   </text:span><text:a xlink:type="simple" xlink:href="http://palinfo.habago.org/Entry?Command=Information_PrintForum&amp;iPage=1#FORUM38755"><text:span text:style-name="T9">#</text:span></text:a></text:p>
      <text:p text:style-name="P10"><text:span text:style-name="T6">我整理了一下版面，一些來源不明、不知重點何在、不知所云的，我就刪了。</text:span><text:span text:style-name="T8"><text:line-break/><text:line-break/></text:span><text:span text:style-name="T6">網路上訊息量很大，但是</text:span><text:span text:style-name="T8">99.999%</text:span><text:span text:style-name="T6">是缺乏可信度的東西或匿名人士的莫名其妙言論，這類東西要貼可以，但請做點查證工作或做點說明，而不是貼上一堆東西請大家看，但卻不說究竟是要看什麼以及為何要看。</text:span><text:span text:style-name="T8"><text:line-break/><text:line-break/></text:span><text:span text:style-name="T6">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8"><text:span text:style-name="T5">鄭豐遠</text:span><text:span text:style-name="T6"><text:s/>  |  2020.02.16 05:56   |   </text:span><text:a xlink:type="simple" xlink:href="http://palinfo.habago.org/Entry?Command=Information_PrintForum&amp;iPage=1#FORUM38752"><text:span text:style-name="T9">#</text:span></text:a></text:p>
      <text:p text:style-name="P7"><text:span text:style-name="T6">這個訪談我看了，感動至深。</text:span><text:span text:style-name="T8"><text:line-break/><text:line-break/></text:span><text:span text:style-name="T6">作為一個生活在西方世界，每天與西方人打交道的人，我可以很篤定地說，自己確實有著一樣的感受和體會。</text:span><text:span text:style-name="T8"><text:line-break/><text:line-break/></text:span><text:span text:style-name="T6">西方人不知道是不是漫畫看太多了，崇拜英雄，從一句說話，從一個眼神你就能感受到，這種</text:span><text:span text:style-name="T8">"</text:span><text:span text:style-name="T6">我不平凡</text:span><text:span text:style-name="T8">"</text:span><text:span text:style-name="T6">的感覺及欲望，謂之個性。面對他人，西方人往往也以此為視角進行追逐，可以說崇拜和順服就是這個民族最大的特色。</text:span><text:span text:style-name="T8"><text:line-break/><text:line-break/></text:span><text:span text:style-name="T6">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8">?<text:line-break/><text:line-break/></text:span><text:span text:style-name="T6">剛到澳洲時已經四十歲了，為了更有效</text:span><text:span text:style-name="T8">"</text:span><text:span text:style-name="T6">融入</text:span><text:span text:style-name="T8">"</text:span><text:span text:style-name="T6">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8"><text:line-break/><text:line-break/></text:span><text:span text:style-name="T6">問題是，難道是我智能或美感有問題</text:span><text:span text:style-name="T8">? </text:span><text:span text:style-name="T6">舉目望去，有多少人不是捧著豬八戒流口水，卻把大美女當成過街鼠</text:span><text:span text:style-name="T8">?<text:line-break/><text:line-break/></text:span><text:span text:style-name="T6">昨天去攀岩館運動，隨行有兩個日本朋友，櫃台一個西方</text:span><text:span text:style-name="T8">"</text:span><text:span text:style-name="T6">美女</text:span><text:span text:style-name="T8">"</text:span><text:span text:style-name="T6">工作人員問我是不是也是日本人，我說不是，老子是</text:span><text:span text:style-name="T8"><text:s/>Chinese</text:span><text:span text:style-name="T6">。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text:span><text:span text:style-name="T8">(</text:span><text:span text:style-name="T6">美女眨眨兩隻大眼睛，半信半疑</text:span><text:span text:style-name="T8">)<text:line-break/><text:line-break/></text:span><text:span text:style-name="T6">面對西方人，這似乎就是語言的極限，就是所有善意溝通的盡頭。你還能說什麼</text:span><text:span text:style-name="T8">?</text:span></text:p>
      <text:p text:style-name="P8"><text:span text:style-name="T5">陳真</text:span><text:span text:style-name="T6"><text:s/>  |  2020.02.16 01:55   |   </text:span><text:a xlink:type="simple" xlink:href="http://palinfo.habago.org/Entry?Command=Information_PrintForum&amp;iPage=1#FORUM38751"><text:span text:style-name="T9">#</text:span></text:a></text:p>
      <text:p text:style-name="P10"><text:span text:style-name="T6">無意中看到的一段訪問：</text:span><text:span text:style-name="T8"><text:line-break/><text:line-break/></text:span><text:a xlink:type="simple" xlink:href="https://bit.ly/2HnHPAn"><text:span text:style-name="T15">https://bit.ly/2HnHPAn</text:span></text:a><text:span text:style-name="T8"><text:line-break/><text:line-break/></text:span><text:span text:style-name="T6">我看了前面一分鐘後，就決定往下看，而且看了一遍又一遍。</text:span><text:span text:style-name="T8"><text:line-break/><text:line-break/></text:span><text:span text:style-name="T6">節目一開頭是說，受訪醫生的女兒問了他一些</text:span><text:span text:style-name="T8"><text:s/>"</text:span><text:span text:style-name="T6">很怪的問題</text:span><text:span text:style-name="T8">"</text:span><text:span text:style-name="T6">。之所以</text:span><text:span text:style-name="T8"><text:s/>"</text:span><text:span text:style-name="T6">很怪</text:span><text:span text:style-name="T8">" </text:span><text:span text:style-name="T6">是因為女兒說：</text:span><text:span text:style-name="T8"><text:s/>"</text:span><text:span text:style-name="T6">把拔，你平常不是都說你很厲害嗎？</text:span><text:span text:style-name="T8">" </text:span><text:span text:style-name="T6">我女兒也常問我這些</text:span><text:span text:style-name="T8"><text:s/>"</text:span><text:span text:style-name="T6">很怪</text:span><text:span text:style-name="T8"><text:s/></text:span><text:span text:style-name="T6">的問題</text:span><text:span text:style-name="T8">"</text:span><text:span text:style-name="T6">。</text:span><text:span text:style-name="T8"><text:line-break/><text:line-break/></text:span><text:span text:style-name="T6">我之所以貼這段視頻是因為有些東西，特別是那些重要的東西，你只能自己看，就跟音樂一樣，你只能自己聽，我沒法轉述。而且，要看到最後，不能跳著看。</text:span><text:span text:style-name="T8"><text:line-break/><text:line-break/></text:span><text:span text:style-name="T6">當你看到最後，也許你就能理解究竟是一些什麼樣的東西其實很難形容；也許你也能明白為什麼我平常很</text:span><text:span text:style-name="T8"><text:s/>"</text:span><text:span text:style-name="T6">怕</text:span><text:span text:style-name="T8">" </text:span><text:span text:style-name="T6">去接觸這樣一些人事物，正如同我很</text:span><text:span text:style-name="T8"><text:s/>"</text:span><text:span text:style-name="T6">怕</text:span><text:span text:style-name="T8">" </text:span><text:span text:style-name="T6">讀沈從文的小說一樣。</text:span><text:span text:style-name="T8"><text:line-break/><text:line-break/></text:span><text:span text:style-name="T6">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8"><text:line-break/><text:line-break/></text:span><text:span text:style-name="T6">詩總是大於數學，感性總是比理性美。但是，感性之餘，我仍然得說些純粹理性的事：</text:span><text:span text:style-name="T8"><text:line-break/><text:line-break/></text:span><text:span text:style-name="T6">當我對這個疫情有了更多的了解之後，我可以很有把握地說，不管你從什麼樣的定性與定量的角度看，不管你根據什麼樣的流行病指標來衡量，中國的防疫工作以及對岸同胞們所展現出來的情操與素質，就算沒有</text:span><text:span text:style-name="T8">100</text:span><text:span text:style-name="T6">分，也有</text:span><text:span text:style-name="T8">99</text:span><text:span text:style-name="T6">了。中國幾乎是傾盡一切努力把病毒圍堵在中國境內。</text:span><text:span text:style-name="T8"><text:line-break/><text:line-break/></text:span><text:span text:style-name="T6">我雖然不敢說看過</text:span><text:span text:style-name="T8"><text:s/>"</text:span><text:span text:style-name="T6">全世界</text:span><text:span text:style-name="T8">"</text:span><text:span text:style-name="T6">，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8"><text:line-break/><text:line-break/></text:span><text:span text:style-name="T6">我們剛好在疫情爆發之際來到大陸，面朝大海，走在空曠的珠海街頭，看著人們的默然與淡然，不知道為什麼，心裏特別感動，就如同這位受訪的醫生給我的感覺。</text:span><text:span text:style-name="T8"><text:line-break/><text:line-break/>"</text:span><text:span text:style-name="T6">感覺</text:span><text:span text:style-name="T8">" </text:span><text:span text:style-name="T6">這東西是說不上來的，只能心領神會。</text:span><text:span text:style-name="T8"><text:line-break/><text:line-break/><text:line-break/>  </text:span></text:p>
      <text:p text:style-name="P8"><text:span text:style-name="T5">阿海</text:span><text:span text:style-name="T6"><text:s/>  |  2020.02.16 01:03   |   </text:span><text:a xlink:type="simple" xlink:href="http://palinfo.habago.org/Entry?Command=Information_PrintForum&amp;iPage=1#FORUM38749"><text:span text:style-name="T9">#</text:span></text:a></text:p>
      <text:p text:style-name="P7"><text:span text:style-name="T6">我很喜歡喝茶，大老粗泡茶只有茶葉或茶包丟進保溫杯沖熱水、天氣熱的時後冷泡兩種懶人法，工作居家離不開茶，大多喝綠茶紅茶。</text:span><text:span text:style-name="T8"><text:line-break/></text:span><text:span text:style-name="T6">很幸運，我有一個愛喝茶懂得品茶對中國茶小有研究的朋友，他給我許多種從中國進口的黑茶試喝。我剛剛喝</text:span><text:span text:style-name="T8">"</text:span><text:span text:style-name="T6">民族大團結</text:span><text:span text:style-name="T8">"</text:span><text:span text:style-name="T6">，湖南安化，</text:span><text:span text:style-name="T8">2016</text:span><text:span text:style-name="T6">年。</text:span><text:span text:style-name="T8"><text:line-break/></text:span><text:span text:style-name="T6">朋友收藏幾本介紹中國茶的書。一邊喝著中國特有的黑茶，一邊翻閱現代茶經，感覺很久沒用的</text:span><text:span text:style-name="T8">"</text:span><text:span text:style-name="T6">博大精深</text:span><text:span text:style-name="T8">"</text:span><text:span text:style-name="T6">成語浮上腦海。</text:span><text:span text:style-name="T8"><text:line-break/><text:line-break/></text:span><text:span text:style-name="T6">人渣黨及其信徒到底是哪來的自信把中國貶得一文不值</text:span><text:span text:style-name="T8">? </text:span><text:span text:style-name="T6">這些人倒底有多麼自戀</text:span><text:span text:style-name="T8">?<text:line-break/><text:line-break/></text:span><text:span text:style-name="T6">聽到我周遭一個人渣黨信徒講：深圳傳出百日咳，那種病在台灣根本絕跡</text:span><text:span text:style-name="T8">!</text:span><text:span text:style-name="T6">中國到底有多毒啊？</text:span><text:span text:style-name="T8"><text:s/></text:span><text:span text:style-name="T6">中國人死一死好，全世界都被中國連累了。</text:span><text:span text:style-name="T8"><text:line-break/><text:line-break/></text:span><text:span text:style-name="T6">以上詛咒中國人嫌惡中國人的話，不用在網路看，工作場合總會遇到那種大放厥詞的人渣黨的粉屍。</text:span><text:span text:style-name="T8"><text:line-break/><text:line-break/></text:span></text:p>
      <text:p text:style-name="P8"><text:span text:style-name="T5">陳真</text:span><text:span text:style-name="T6"><text:s/>  |  2020.02.16 00:47   |   </text:span><text:a xlink:type="simple" xlink:href="http://palinfo.habago.org/Entry?Command=Information_PrintForum&amp;iPage=1#FORUM38748"><text:span text:style-name="T9">#</text:span></text:a></text:p>
      <text:p text:style-name="P10"><text:span text:style-name="T6">更正：</text:span><text:span text:style-name="T8"><text:line-break/><text:line-break/>"</text:span><text:span text:style-name="T6">對於阿桑吉的抹黑必須終止！</text:span><text:span text:style-name="T8">" </text:span><text:span text:style-name="T6">那篇翻譯，原文出處應為：</text:span><text:a xlink:type="simple" xlink:href="https://bit.ly/2HnvGvs"><text:span text:style-name="T15">https://bit.ly/2HnvGvs</text:span></text:a><text:span text:style-name="T8"><text:line-break/><text:line-break/></text:span><text:span text:style-name="T6">若有轉貼者，請更正。謝謝。</text:span></text:p>
      <text:p text:style-name="P8"><text:span text:style-name="T5">林炤育</text:span><text:span text:style-name="T6"><text:s/>  |  2020.02.15 07:21   |   </text:span><text:a xlink:type="simple" xlink:href="http://palinfo.habago.org/Entry?Command=Information_PrintForum&amp;iPage=1#FORUM38747"><text:span text:style-name="T9">#</text:span></text:a></text:p>
      <text:p text:style-name="P7"><text:span text:style-name="T6">轉</text:span><text:span text:style-name="T8"><text:line-break/><text:line-break/></text:span><text:span text:style-name="T6">我是第一批住進</text:span><text:span text:style-name="T8">“</text:span><text:span text:style-name="T6">方艙</text:span><text:span text:style-name="T8">”</text:span><text:span text:style-name="T6">的患者，確診後我</text:span><text:span text:style-name="T8">“</text:span><text:span text:style-name="T6">舉報</text:span><text:span text:style-name="T8">”</text:span><text:span text:style-name="T6">了女兒和鄰居</text:span><text:span text:style-name="T8"><text:line-break/></text:span><text:span text:style-name="T6">光明網</text:span><text:span text:style-name="T8">02-13 10:01<text:line-break/><text:line-break/></text:span><text:span text:style-name="T6">講述人：夏天</text:span><text:span text:style-name="T8"><text:s/></text:span><text:span text:style-name="T6">職業：自由職業者</text:span><text:span text:style-name="T8"><text:s/></text:span><text:span text:style-name="T6">年齡：</text:span><text:span text:style-name="T8">49</text:span><text:span text:style-name="T6">歲</text:span><text:span text:style-name="T8"><text:line-break/><text:line-break/></text:span><text:span text:style-name="T6">我現在躺在方艙醫院的床上，發著</text:span><text:span text:style-name="T8">37.4</text:span><text:span text:style-name="T6">攝氏度的低燒，身邊四處是咳嗽聲，睡不著，心裡卻踏實多了。</text:span><text:span text:style-name="T8"><text:line-break/><text:line-break/></text:span><text:span text:style-name="T6">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8"><text:line-break/><text:line-break/></text:span><text:span text:style-name="T6">我是在</text:span><text:span text:style-name="T8">2</text:span><text:span text:style-name="T6">月</text:span><text:span text:style-name="T8">5</text:span><text:span text:style-name="T6">日那天在區人民醫院被確診為核酸陽性的，但是幾乎和我前後腳發病的老公核酸檢測結果確是陰性。</text:span><text:span text:style-name="T8"><text:line-break/><text:line-break/></text:span><text:span text:style-name="T6">那天晚上，我們兩個被分開了。病情更重的他繼續留在原來的醫院治療，我接到轉院的通知，要去新建好的洪山體育館方艙醫院。當時我還穿著一套睡衣，端著一個臉盆。我忍不住哭了，對丈夫說：</text:span><text:span text:style-name="T8">“</text:span><text:span text:style-name="T6">這次分別，不知道再見面是什麼時候了。</text:span><text:span text:style-name="T8">”<text:line-break/><text:line-break/></text:span><text:span text:style-name="T6">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8"><text:line-break/><text:line-break/></text:span><text:span text:style-name="T6">夏天拍攝的一位外地醫護人員正在工作。</text:span><text:span text:style-name="T8"><text:s/></text:span><text:span text:style-name="T6">夏天供圖</text:span><text:span text:style-name="T8"><text:line-break/><text:line-break/></text:span><text:span text:style-name="T6">難捱的那夜過去後，我平復了不少。白天我主動打電話給區疾控中心，把我女兒給舉報了。我在電話裡告訴工作人員：她目前是確診患者的密切接觸者，雖然還沒有出現症狀。</text:span><text:span text:style-name="T8"><text:line-break/><text:line-break/></text:span><text:span text:style-name="T6">就這樣，女兒被送進了定點的隔離酒店，我覺得這是非常時期最好的辦法了。一來可以讓她不亂跑，二來也可以解決她一個人在家的吃飯問題。剛開始時，她對於我主動舉報她這件事很憤怒，現在也緩和下來了。其實自從我</text:span><text:span text:style-name="T8">1</text:span><text:span text:style-name="T6">月</text:span><text:span text:style-name="T8">18</text:span><text:span text:style-name="T6">日發病開始，我就叮囑女兒出門時都要戴上口罩，電梯裡有別的人在時不要上去。當時不清楚自己得的是不是傳染病，既然沒有把握，就更加應該小心一點不能害人了。</text:span><text:span text:style-name="T8"><text:line-break/><text:line-break/></text:span><text:span text:style-name="T6">女兒的事情解決了，鄰居也沒讓我省心。我家小區隔壁那棟樓開麻將館的老闆娘和我關係不錯，知道我住進方艙醫院後經常來問候。前天她在和我電話聊天時，忽然壓低了聲音，告訴我：</text:span><text:span text:style-name="T8">“</text:span><text:span text:style-name="T6">姐我要去樓下給麻將室開門了，他們在等著我。</text:span><text:span text:style-name="T8">”</text:span><text:span text:style-name="T6">我一聽，著急了，趕緊給我們社區的樓道管家打電話舉報她，讓社區務必關掉這個麻將室。</text:span><text:span text:style-name="T8"><text:line-break/><text:line-break/></text:span><text:span text:style-name="T6">到了第二天，我為了確保她沒去給麻將室開門，特地打了個電話過去，含蓄提醒她：</text:span><text:span text:style-name="T8">“</text:span><text:span text:style-name="T6">你不要下樓哦。</text:span><text:span text:style-name="T8">”</text:span><text:span text:style-name="T6">那天，我確認她呆在家裡才放心。</text:span><text:span text:style-name="T8"><text:line-break/><text:line-break/></text:span><text:span text:style-name="T6">我在</text:span><text:span text:style-name="T8">2</text:span><text:span text:style-name="T6">月</text:span><text:span text:style-name="T8">7</text:span><text:span text:style-name="T6">日那天提議社區應該實行封閉式管理，剛開始社區管理人員也不太樂意接受，後來我就和他們講道理：</text:span><text:span text:style-name="T8">“</text:span><text:span text:style-name="T6">你看我們這群人，躺在方艙醫院裡，求生慾望有多強吶，你們能好好活下去，為什麼不注意呢</text:span><text:span text:style-name="T8">?</text:span><text:span text:style-name="T6">更何況小區已經有六七個確診病例了。</text:span><text:span text:style-name="T8">”</text:span><text:span text:style-name="T6">他們被我說服了，後來我們小區也實行了嚴格的封閉式管理。</text:span><text:span text:style-name="T8"><text:line-break/><text:line-break/></text:span><text:span text:style-name="T6">至於我在方艙的生活，其實也是跌宕起伏的，我住進來的第</text:span><text:span text:style-name="T8">2</text:span><text:span text:style-name="T6">天晚上，忽然開始氣喘、胸痛，整個人都火燒火燎的，沒</text:span><text:span text:style-name="T8">1</text:span><text:span text:style-name="T6">個小時就吐了</text:span><text:span text:style-name="T8">4</text:span><text:span text:style-name="T6">次。我拼命求救，一位防護服上寫著</text:span><text:span text:style-name="T8">“</text:span><text:span text:style-name="T6">青海咪娜</text:span><text:span text:style-name="T8">”</text:span><text:span text:style-name="T6">的護士一直在我身邊照料我，給我按摩舒緩。見我高燒不退，她還幫我要來了退燒藥。總算是把最難熬的一夜挺過去了。</text:span><text:span text:style-name="T8"><text:line-break/><text:line-break/><text:line-break/><text:line-break/></text:span><text:span text:style-name="T6">夏天在方艙醫院的一頓中飯。</text:span><text:span text:style-name="T8"><text:s/></text:span><text:span text:style-name="T6">夏天供圖</text:span><text:span text:style-name="T8"><text:line-break/><text:line-break/></text:span><text:span text:style-name="T6">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8"><text:line-break/><text:line-break/></text:span><text:span text:style-name="T6">方艙醫院每天也都有些新的變化。比如伙食一天比一天好了。現在每頓飯都有兩葷一素，發下來時還都是熱乎的。</text:span><text:span text:style-name="T8"><text:line-break/><text:line-break/></text:span><text:span text:style-name="T6">每天為了不讓女兒擔心，我每次和她線上聊天，就給她看我吃了什麼豐盛的飯菜，至於有啥症狀，從來不和她說。</text:span><text:span text:style-name="T8">“</text:span><text:span text:style-name="T6">哦，您吃得比我好。</text:span><text:span text:style-name="T8">”</text:span><text:span text:style-name="T6">女兒在隔離酒店里和我開玩笑。</text:span><text:span text:style-name="T8"><text:line-break/><text:line-break/></text:span><text:span text:style-name="T6">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8"><text:line-break/><text:line-break/></text:span><text:span text:style-name="T6">場館外面也在加裝了</text:span><text:span text:style-name="T8">4</text:span><text:span text:style-name="T6">個洗手池，以前我們</text:span><text:span text:style-name="T8">200</text:span><text:span text:style-name="T6">多號人只有</text:span><text:span text:style-name="T8">2</text:span><text:span text:style-name="T6">個洗手池，實在是不夠用。</text:span><text:span text:style-name="T8"><text:line-break/><text:line-break/></text:span><text:span text:style-name="T6">不過最讓我心疼的，還是各個省來方艙醫院增援的醫療隊。透過隔離服，我看許多護士比我女兒年齡可能還要小。護士給病人量體溫、做血氧飽和度測試。其實他們很辛苦，在這裡一位護士要負責</text:span><text:span text:style-name="T8">20</text:span><text:span text:style-name="T6">多名病人。</text:span><text:span text:style-name="T8"><text:line-break/><text:line-break/></text:span><text:span text:style-name="T6">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8"><text:line-break/><text:line-break/></text:span><text:span text:style-name="T6">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8"><text:line-break/><text:line-break/></text:span><text:span text:style-name="T6">有一天，一位外地的護士看到我正在床邊用臉盆裡接的熱水洗臉，忽然有些不好意地和我說：</text:span><text:span text:style-name="T8">“</text:span><text:span text:style-name="T6">阿姨你們現在在方艙條件還很艱苦，但是我們也不能給你們更多的幫助。</text:span><text:span text:style-name="T8">”</text:span><text:span text:style-name="T6">說著說著，我看到這位姑娘的護目鏡被眼淚打濕了。</text:span><text:span text:style-name="T8"><text:line-break/><text:line-break/></text:span><text:span text:style-name="T6">因為方艙醫院不能洗澡，夏天每天入睡前都會拿熱水洗一把臉。夏天供圖</text:span><text:span text:style-name="T8"><text:line-break/><text:line-break/></text:span><text:span text:style-name="T6">我看著心疼，告訴她一定要保護好自己。我也希望武漢可以為方艙醫院的醫護人員多提供些防護用品和藥品，這對於他們來說，就是上戰場的彈藥。</text:span><text:span text:style-name="T8"><text:line-break/><text:line-break/></text:span><text:span text:style-name="T6">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8"><text:line-break/><text:line-break/></text:span><text:span text:style-name="T6">昨天睡覺前，我給自己的床用塑料紙做了一個小簾子，減少了隔壁床老人夜間發出噪音的一些干擾，總算是睡了</text:span><text:span text:style-name="T8">3</text:span><text:span text:style-name="T6">個小時。醒來後，我在洗手間旁邊的一塊空地呼吸了很久的新鮮空氣，又看到有人在為我們安裝臨時洗浴房，忽然感覺一切都在變好。</text:span><text:span text:style-name="T8"><text:line-break/><text:line-break/>2</text:span><text:span text:style-name="T6">月</text:span><text:span text:style-name="T8">11</text:span><text:span text:style-name="T6">日，我們這邊也有幾位病人要出院了。在區醫院，我丈夫也已經</text:span><text:span text:style-name="T8">4</text:span><text:span text:style-name="T6">天沒有發燒了。</text:span><text:span text:style-name="T8"><text:line-break/><text:line-break/></text:span><text:span text:style-name="T6">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8"><text:line-break/><text:line-break/></text:span><text:span text:style-name="T6">不過，我的這個想法還沒有和我女兒說，怕她擔心，暫時保密吧，哈哈。</text:span></text:p>
      <text:p text:style-name="P8"><text:span text:style-name="T5">張萬康</text:span><text:span text:style-name="T6"><text:s/>  |  2020.02.15 05:52   |   </text:span><text:a xlink:type="simple" xlink:href="http://palinfo.habago.org/Entry?Command=Information_PrintForum&amp;iPage=1#FORUM38746"><text:span text:style-name="T9">#</text:span></text:a></text:p>
      <text:p text:style-name="P10"><text:span text:style-name="T6">補一張圖的連結。央視報導「散播謠言」。</text:span><text:span text:style-name="T8"><text:line-break/>https://imgur.com/a/xfH2spH<text:line-break/></text:span><text:span text:style-name="T6">抱歉，前面寫到一筆李文亮的資料，關於九家電子媒體談到八人「散播謠言」，其實都是央視</text:span><text:span text:style-name="T8">CCTV13</text:span><text:span text:style-name="T6">的截屏，只是不同時段。並非九家媒體，只是共九張截屏。</text:span><text:span text:style-name="T8"><text:line-break/></text:span><text:span text:style-name="T6">且日期寫錯，並非</text:span><text:span text:style-name="T8">1</text:span><text:span text:style-name="T6">月</text:span><text:span text:style-name="T8">7</text:span><text:span text:style-name="T6">日。大多是在</text:span><text:span text:style-name="T8">1</text:span><text:span text:style-name="T6">月</text:span><text:span text:style-name="T8">2</text:span><text:span text:style-name="T6">日報導的，有的則是</text:span><text:span text:style-name="T8">1</text:span><text:span text:style-name="T6">月</text:span><text:span text:style-name="T8">3</text:span><text:span text:style-name="T6">日，有的畫面正巧沒日期。</text:span><text:span text:style-name="T8"><text:line-break/></text:span><text:span text:style-name="T6">（</text:span><text:span text:style-name="T8">p.s.</text:span><text:span text:style-name="T6">李文亮在派出所簽下訓誡書，日期則是</text:span><text:span text:style-name="T8">1</text:span><text:span text:style-name="T6">月</text:span><text:span text:style-name="T8">3</text:span><text:span text:style-name="T6">日。如果李文亮是這八人裡面的一個，媒體先報導了，他才被訓誡，政府的這個處理有點怪？</text:span><text:span text:style-name="T8">……</text:span><text:span text:style-name="T6">談這些有點瑣碎了，見諒。）</text:span><text:span text:style-name="T8"><text:line-break/><text:line-break/></text:span><text:span text:style-name="T6">其中每個截屏除了提到「散播謠言」，也都寫到「武漢不明原因肺炎」。有的是大標，有的是小標。可見中央也沒隱匿武漢出了疾病狀況的事兒，武漢也老早對中央做了報告。</text:span><text:span text:style-name="T8"><text:line-break/><text:line-break/></text:span><text:span text:style-name="T6">在確認這是新病毒，以及必須研究它到底是怎麼一回事，建立潛伏期、症狀等系統知識上頭，中央和武漢的合作算慢還是快？這得讓專業的人來說。這也牽涉到下達封城令的動作快或慢。</text:span><text:span text:style-name="T8"><text:line-break/></text:span><text:span text:style-name="T6">但需要一定步驟與時間是無誤的，記得鍾南山這樣表達過。</text:span><text:span text:style-name="T8"><text:line-break/><text:line-break/></text:span><text:span text:style-name="T6">（呃，我個人覺得有點慢啦，但它的潛伏期是</text:span><text:span text:style-name="T8">14</text:span><text:span text:style-name="T6">天，確實也需要時間去做出答案，這樣對醫療才有幫助，也好對民眾有個說法。）</text:span><text:span text:style-name="T8"><text:line-break/><text:line-break/></text:span><text:span text:style-name="T6">在</text:span><text:span text:style-name="T8">12</text:span><text:span text:style-name="T6">月</text:span><text:span text:style-name="T8">26</text:span><text:span text:style-name="T6">日張繼先醫師首先發現這個病毒，一直到</text:span><text:span text:style-name="T8">1</text:span><text:span text:style-name="T6">月</text:span><text:span text:style-name="T8">23</text:span><text:span text:style-name="T6">日封城的這段時期，中央和武漢也沒做出其他因應措施，好比是不是可以先提醒民眾一定要戴口罩？</text:span><text:span text:style-name="T8"><text:line-break/><text:line-break/></text:span><text:span text:style-name="T6">封城是很有氣魄的一件事，這是一場前所未有的史詩戰役，故此我不想責怪中央，但該檢討的地方必須檢討。據說是武漢方面拖延，讓中央很晚取得樣本，但從</text:span><text:span text:style-name="T8">1</text:span><text:span text:style-name="T6">月</text:span><text:span text:style-name="T8">2</text:span><text:span text:style-name="T6">日央視講到武漢有不明肺炎一事來看，責任應當不是（或不只限於）武漢。</text:span><text:span text:style-name="T8"><text:line-break/><text:line-break/></text:span><text:span text:style-name="T6">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8"><text:line-break/><text:line-break/></text:span><text:span text:style-name="T6">另，前面我那篇提到，李文亮住院受訪日期全部列出的資料，來自這篇：</text:span><text:span text:style-name="T8">https://reurl.cc/Vakkb5<text:line-break/></text:span><text:span text:style-name="T6">（連結裡面有寫原始出處）</text:span></text:p>
      <text:p text:style-name="P8"><text:span text:style-name="T5">老羊</text:span><text:span text:style-name="T6"><text:s/>  |  2020.02.15 04:42   |   </text:span><text:a xlink:type="simple" xlink:href="http://palinfo.habago.org/Entry?Command=Information_PrintForum&amp;iPage=1#FORUM38745"><text:span text:style-name="T9">#</text:span></text:a></text:p>
      <text:p text:style-name="P7"><text:span text:style-name="T6">分享一點溫暖的吧。</text:span><text:span text:style-name="T8"><text:line-break/><text:line-break/></text:span><text:span text:style-name="T6">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8"><text:line-break/><text:line-break/>https://youtu.be/9rKRnc_NXEw<text:line-break/><text:line-break/></text:span><text:span text:style-name="T6">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8"><text:span text:style-name="T5">張萬康</text:span><text:span text:style-name="T6"><text:s/>  |  2020.02.15 03:28   |   </text:span><text:a xlink:type="simple" xlink:href="http://palinfo.habago.org/Entry?Command=Information_PrintForum&amp;iPage=1#FORUM38744"><text:span text:style-name="T9">#</text:span></text:a></text:p>
      <text:p text:style-name="P10"><text:span text:style-name="T6">◎</text:span><text:span text:style-name="T8"><text:line-break/></text:span><text:span text:style-name="T6">資料參考。李文亮過世後的兩天左右，一篇微信公眾號的文章（原創：李建秋的世界），作者用法律觀點談李文亮的事件。這裡面另外有事件的時間順序，以及他在群裡談此事的截圖。</text:span><text:span text:style-name="T8"><text:line-break/><text:line-break/>https://reurl.cc/xDnn8z<text:line-break/><text:line-break/></text:span><text:span text:style-name="T6">◎</text:span><text:span text:style-name="T8"><text:line-break/></text:span><text:span text:style-name="T6">另一篇摘錄自哪裡，我不清楚，是昨晚收到的。以下我複製貼上：</text:span><text:span text:style-name="T8"><text:line-break/><text:line-break/>1</text:span><text:span text:style-name="T6">月</text:span><text:span text:style-name="T8">24</text:span><text:span text:style-name="T6">日，送入重症</text:span><text:span text:style-name="T16">监护室治疗；</text:span><text:span text:style-name="T8"><text:line-break/><text:line-break/>1</text:span><text:span text:style-name="T6">月</text:span><text:span text:style-name="T8">28</text:span><text:span text:style-name="T6">日，接受</text:span><text:span text:style-name="T8">“</text:span><text:span text:style-name="T6">北青深一度</text:span><text:span text:style-name="T8">”</text:span><text:span text:style-name="T6">采</text:span><text:span text:style-name="T16">访；</text:span><text:span text:style-name="T8"><text:line-break/><text:line-break/>1</text:span><text:span text:style-name="T6">月</text:span><text:span text:style-name="T8">30</text:span><text:span text:style-name="T6">日，在</text:span><text:span text:style-name="T8">“</text:span><text:span text:style-name="T6">今日头条</text:span><text:span text:style-name="T8">”</text:span><text:span text:style-name="T6">号发文；</text:span><text:span text:style-name="T8"><text:line-break/><text:line-break/>1</text:span><text:span text:style-name="T6">月</text:span><text:span text:style-name="T8">30</text:span><text:span text:style-name="T6">日，接受</text:span><text:span text:style-name="T8">“</text:span><text:span text:style-name="T6">新京报</text:span><text:span text:style-name="T8">”</text:span><text:span text:style-name="T16">记者采访；</text:span><text:span text:style-name="T8"><text:line-break/><text:line-break/>1</text:span><text:span text:style-name="T6">月</text:span><text:span text:style-name="T8">30</text:span><text:span text:style-name="T6">日，</text:span><text:span text:style-name="T16">财新记者采访李文亮时，</text:span><text:span text:style-name="T8">“</text:span><text:span text:style-name="T6">他还躺在呼吸与重症</text:span><text:span text:style-name="T16">监护室隔离病房，此前他的病情经历了一次恶化</text:span><text:span text:style-name="T8">”</text:span><text:span text:style-name="T6">；</text:span><text:span text:style-name="T8"><text:line-break/><text:line-break/>1</text:span><text:span text:style-name="T6">月</text:span><text:span text:style-name="T8">30</text:span><text:span text:style-name="T6">日下午</text:span><text:span text:style-name="T8">5</text:span><text:span text:style-name="T6">点左右，以打字方式接受</text:span><text:span text:style-name="T8">“</text:span><text:span text:style-name="T6">南方都市报</text:span><text:span text:style-name="T8">”1</text:span><text:span text:style-name="T6">个小时采</text:span><text:span text:style-name="T16">访。晚上</text:span><text:span text:style-name="T8">8</text:span><text:span text:style-name="T6">点向南都</text:span><text:span text:style-name="T16">记者提交新闻配照；</text:span><text:span text:style-name="T8"><text:line-break/><text:line-break/>“1</text:span><text:span text:style-name="T6">月</text:span><text:span text:style-name="T8">31</text:span><text:span text:style-name="T6">日，周健联系上了李文亮，对方告</text:span><text:span text:style-name="T16">诉他，自己不太能讲话、说不出完整句子、呼吸困难。周健借助视频通话将捐助计划说给李文亮听，李文亮则以文字回应。</text:span><text:span text:style-name="T8">”<text:line-break/><text:line-break/>1</text:span><text:span text:style-name="T6">月</text:span><text:span text:style-name="T8">31</text:span><text:span text:style-name="T6">日，接受</text:span><text:span text:style-name="T8">“</text:span><text:span text:style-name="T6">中青报</text:span><text:span text:style-name="T8">·</text:span><text:span text:style-name="T6">中青网</text:span><text:span text:style-name="T8">”</text:span><text:span text:style-name="T16">记者的采访时；</text:span><text:span text:style-name="T8"><text:line-break/><text:line-break/>1</text:span><text:span text:style-name="T6">月</text:span><text:span text:style-name="T8">31</text:span><text:span text:style-name="T6">日</text:span><text:span text:style-name="T8">12</text:span><text:span text:style-name="T6">：</text:span><text:span text:style-name="T8">14</text:span><text:span text:style-name="T6">分发微博自述文；</text:span><text:span text:style-name="T8"><text:line-break/><text:line-break/>1</text:span><text:span text:style-name="T6">月</text:span><text:span text:style-name="T8">31</text:span><text:span text:style-name="T6">日接受</text:span><text:span text:style-name="T8">“</text:span><text:span text:style-name="T6">冰点周刊</text:span><text:span text:style-name="T8">”</text:span><text:span text:style-name="T6">采</text:span><text:span text:style-name="T16">访；</text:span><text:span text:style-name="T8"><text:line-break/><text:line-break/>1</text:span><text:span text:style-name="T6">月</text:span><text:span text:style-name="T8">31</text:span><text:span text:style-name="T6">日，</text:span><text:span text:style-name="T8">“</text:span><text:span text:style-name="T6">中国新</text:span><text:span text:style-name="T16">闻周刊</text:span><text:span text:style-name="T8">”</text:span><text:span text:style-name="T6">采</text:span><text:span text:style-name="T16">访还在重症监护室接受治疗的李文亮。</text:span><text:span text:style-name="T8">——“</text:span><text:span text:style-name="T6">他由于插管呼吸，无法</text:span><text:span text:style-name="T16">说话，只能打字和外界交流。</text:span><text:span text:style-name="T8"><text:line-break/><text:line-break/></text:span><text:span text:style-name="T6">在文字回复过程中，李文亮多次</text:span><text:span text:style-name="T16">暂停采访，接受治疗。</text:span><text:span text:style-name="T8">‘</text:span><text:span text:style-name="T6">不好意思，</text:span><text:span text:style-name="T16">刚才在打针</text:span><text:span text:style-name="T8">’</text:span><text:span text:style-name="T6">在一次二十多分钟的中断后，李文亮回复道</text:span><text:span text:style-name="T8">”</text:span><text:span text:style-name="T6">。</text:span><text:span text:style-name="T8"><text:line-break/><text:line-break/>1</text:span><text:span text:style-name="T6">月</text:span><text:span text:style-name="T8">31</text:span><text:span text:style-name="T6">日和</text:span><text:span text:style-name="T8">2</text:span><text:span text:style-name="T6">月</text:span><text:span text:style-name="T8">1</text:span><text:span text:style-name="T6">日接受美国</text:span><text:span text:style-name="T8">“</text:span><text:span text:style-name="T16">纽约时报</text:span><text:span text:style-name="T8">”</text:span><text:span text:style-name="T6">采</text:span><text:span text:style-name="T16">访；</text:span><text:span text:style-name="T8"><text:line-break/><text:line-break/>2</text:span><text:span text:style-name="T6">月</text:span><text:span text:style-name="T8">1</text:span><text:span text:style-name="T6">日上午</text:span><text:span text:style-name="T8">10</text:span><text:span text:style-name="T6">：</text:span><text:span text:style-name="T8">41</text:span><text:span text:style-name="T6">分，发微博称正式确</text:span><text:span text:style-name="T16">诊。</text:span><text:span text:style-name="T8"><text:line-break/><text:line-break/>2</text:span><text:span text:style-name="T6">月</text:span><text:span text:style-name="T8">1</text:span><text:span text:style-name="T6">日下午，李文亮在接受</text:span><text:span text:style-name="T8">“</text:span><text:span text:style-name="T6">中国经</text:span><text:span text:style-name="T16">营报</text:span><text:span text:style-name="T8">”</text:span><text:span text:style-name="T16">记者采访时表示，已经答应家人安心养病，暂不接受媒体采访；</text:span><text:span text:style-name="T8"><text:line-break/><text:line-break/>2</text:span><text:span text:style-name="T6">月</text:span><text:span text:style-name="T8">1</text:span><text:span text:style-name="T6">晚上</text:span><text:span text:style-name="T8">9</text:span><text:span text:style-name="T6">：</text:span><text:span text:style-name="T8">38</text:span><text:span text:style-name="T6">分，回复微博网友留言；</text:span><text:span text:style-name="T8"><text:line-break/><text:line-break/>2</text:span><text:span text:style-name="T6">月</text:span><text:span text:style-name="T8">1</text:span><text:span text:style-name="T6">日，李文亮向深一度</text:span><text:span text:style-name="T16">记者描述自己的病情：</text:span><text:span text:style-name="T8">“</text:span><text:span text:style-name="T6">还是呼吸困</text:span><text:span text:style-name="T16">难，肺功能恢复比较慢。</text:span><text:span text:style-name="T8">”</text:span><text:span text:style-name="T6">当日，他拒</text:span><text:span text:style-name="T16">绝继续接受其他媒体采访，</text:span><text:span text:style-name="T8">“</text:span><text:span text:style-name="T6">有点累，我想先好好</text:span><text:span text:style-name="T16">养病</text:span><text:span text:style-name="T8">”</text:span><text:span text:style-name="T6">。</text:span><text:span text:style-name="T8"><text:line-break/><text:line-break/></text:span><text:span text:style-name="T16">负责护理李文亮的一名护士表示，李文亮发烧很严重，经常都是</text:span><text:span text:style-name="T8">39.6</text:span><text:span text:style-name="T6">度、</text:span><text:span text:style-name="T8">39.7</text:span><text:span text:style-name="T6">度，打</text:span><text:span text:style-name="T16">针用药都没用，而且呼吸困难。</text:span><text:span text:style-name="T8">“</text:span><text:span text:style-name="T16">严重的时候，他表情痛苦，上气不接下气，面色紫绀，我就给他戴上面罩，高流量吸氧。</text:span><text:span text:style-name="T8">”<text:line-break/><text:line-break/>2</text:span><text:span text:style-name="T6">月</text:span><text:span text:style-name="T8">2</text:span><text:span text:style-name="T6">日，在自己的头条号上更新自己的病情；</text:span><text:span text:style-name="T8"><text:line-break/><text:line-break/>2</text:span><text:span text:style-name="T6">月</text:span><text:span text:style-name="T8">2</text:span><text:span text:style-name="T6">日，李文亮告</text:span><text:span text:style-name="T16">诉纪录片导演赵琦：</text:span><text:span text:style-name="T8">“</text:span><text:span text:style-name="T6">呼吸仍困</text:span><text:span text:style-name="T16">难，肺功能恢复比较慢。</text:span><text:span text:style-name="T8">”<text:line-break/><text:line-break/>2</text:span><text:span text:style-name="T6">月</text:span><text:span text:style-name="T8">3</text:span><text:span text:style-name="T6">日，刷微博</text:span><text:span text:style-name="T16">为朋友点赞；</text:span><text:span text:style-name="T8"><text:line-break/><text:line-break/>2</text:span><text:span text:style-name="T6">月</text:span><text:span text:style-name="T8">4</text:span><text:span text:style-name="T6">日，登</text:span><text:span text:style-name="T16">陆了丁香园网站；</text:span><text:span text:style-name="T8"><text:line-break/><text:line-break/></text:span><text:span text:style-name="T6">据</text:span><text:span text:style-name="T8">@</text:span><text:span text:style-name="T16">陈迪</text:span><text:span text:style-name="T8">Winston </text:span><text:span text:style-name="T6">透露：媒体</text:span><text:span text:style-name="T8">(</text:span><text:span text:style-name="T6">美国</text:span><text:span text:style-name="T8">CNN)2</text:span><text:span text:style-name="T6">月</text:span><text:span text:style-name="T8">4</text:span><text:span text:style-name="T6">日发布对李文亮医生的采</text:span><text:span text:style-name="T16">访，不知是否最后一次，但李医生当时已呼吸困难咳嗽严重无法对话，最后采访以文字信息</text:span><text:span text:style-name="T8">(</text:span><text:span text:style-name="T6">打字</text:span><text:span text:style-name="T8">)</text:span><text:span text:style-name="T6">完成。</text:span><text:span text:style-name="T8"><text:line-break/><text:line-break/>2</text:span><text:span text:style-name="T6">月</text:span><text:span text:style-name="T8">5</text:span><text:span text:style-name="T6">日下午，李文亮通过微信告</text:span><text:span text:style-name="T16">诉财新记者，其病情有所反复。</text:span><text:span text:style-name="T8">“</text:span><text:span text:style-name="T6">这两天不如之前，呼吸困</text:span><text:span text:style-name="T16">难加重。。</text:span><text:span text:style-name="T8">”<text:line-break/><text:line-break/>2</text:span><text:span text:style-name="T6">月</text:span><text:span text:style-name="T8">6</text:span><text:span text:style-name="T6">日，李文亮大夫与友人通</text:span><text:span text:style-name="T16">话时，自述胸闷，喘不过气。</text:span><text:span text:style-name="T8">2</text:span><text:span text:style-name="T6">月</text:span><text:span text:style-name="T8">6</text:span><text:span text:style-name="T6">晚</text:span><text:span text:style-name="T8">7</text:span><text:span text:style-name="T6">点多，李文亮</text:span><text:span text:style-name="T16">进入抢救室。</text:span><text:span text:style-name="T8"><text:line-break/><text:line-break/></text:span><text:span text:style-name="T6">◎</text:span><text:span text:style-name="T8"><text:line-break/></text:span><text:span text:style-name="T6">另外補充，至少有九家電視台在</text:span><text:span text:style-name="T8">1</text:span><text:span text:style-name="T6">月</text:span><text:span text:style-name="T8">7</text:span><text:span text:style-name="T6">日報導八人「散播謠言」。這張截圖我看過，擷取九家電視台的報導畫面。</text:span><text:span text:style-name="T8"><text:line-break/><text:line-break/></text:span><text:span text:style-name="T6">◎</text:span><text:span text:style-name="T8"><text:line-break/></text:span><text:span text:style-name="T6">以下是我的想法。</text:span><text:span text:style-name="T8"><text:line-break/></text:span><text:span text:style-name="T6">李文亮接受這麼多媒體採訪，這些媒體是否有嗜血之嫌？採訪者是否有一種希望看見悲劇的潛意識心理？或很想導引他說出什麼材料給他們發揮之嫌？</text:span><text:span text:style-name="T8"><text:line-break/></text:span><text:span text:style-name="T6">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8"><text:line-break/></text:span></text:p>
      <text:p text:style-name="P8"><text:span text:style-name="T5">林炤育</text:span><text:span text:style-name="T6"><text:s/>  |  2020.02.15 02:50   |   </text:span><text:a xlink:type="simple" xlink:href="http://palinfo.habago.org/Entry?Command=Information_PrintForum&amp;iPage=1#FORUM38743"><text:span text:style-name="T9">#</text:span></text:a></text:p>
      <text:p text:style-name="P7"><text:span text:style-name="T6">前面第一段視頻製作團隊為</text:span><text:span text:style-name="T8">Asian Boss</text:span><text:span text:style-name="T6">，我常看的頻道訂閱人數幾乎都在</text:span><text:span text:style-name="T8">10</text:span><text:span text:style-name="T6">萬以下，</text:span><text:span text:style-name="T8">Asian Boss</text:span><text:span text:style-name="T6">竟然有</text:span><text:span text:style-name="T8">220</text:span><text:span text:style-name="T6">萬人訂閱。</text:span><text:span text:style-name="T8"><text:line-break/>Asian Boss </text:span><text:span text:style-name="T6">街訪的足跡遍布整個亞洲，關於韓國的最多</text:span><text:span text:style-name="T8">144</text:span><text:span text:style-name="T6">部，日本的</text:span><text:span text:style-name="T8">124</text:span><text:span text:style-name="T6">部，中國的</text:span><text:span text:style-name="T8">60</text:span><text:span text:style-name="T6">部，台灣的只有</text:span><text:span text:style-name="T8">2</text:span><text:span text:style-name="T6">部。看標題是台灣的時尚及訪談某位發明家，沒找到我想看的。</text:span><text:span text:style-name="T8"><text:line-break/><text:line-break/></text:span><text:span text:style-name="T6">不過在大陸的影片中</text:span><text:span text:style-name="T8"><text:line-break/>Do The Chinese Think China Is No. 1? &amp;;#124; ASIAN BOSS<text:line-break/>https://youtu.be/CpKHmyldFtE<text:line-break/></text:span><text:span text:style-name="T6">引起我的興趣。</text:span><text:span text:style-name="T8"><text:line-break/></text:span><text:span text:style-name="T6">不談內容，影片中受訪者的視野與深度讓我印象深刻。也曾看過的一些歐洲、美國的街訪，他們大多沒有世界觀，對外界幾乎一無所知。</text:span><text:span text:style-name="T8"><text:line-break/><text:line-break/></text:span></text:p>
      <text:p text:style-name="P8"><text:span text:style-name="T5">林炤育</text:span><text:span text:style-name="T6"><text:s/>  |  2020.02.15 01:00   |   </text:span><text:a xlink:type="simple" xlink:href="http://palinfo.habago.org/Entry?Command=Information_PrintForum&amp;iPage=1#FORUM38742"><text:span text:style-name="T9">#</text:span></text:a></text:p>
      <text:p text:style-name="P11"><text:span text:style-name="T5">三段街訪，前一個在大陸，後兩個在台灣。活在這個島，人都傻了。</text:span><text:span text:style-name="T6"><text:line-break/><text:line-break/>2019</text:span><text:span text:style-name="T5">年</text:span><text:span text:style-name="T6">1</text:span><text:span text:style-name="T5">月</text:span><text:span text:style-name="T6">16</text:span><text:span text:style-name="T5">日</text:span><text:span text:style-name="T6"><text:line-break/>What Does Democracy Mean To The Chinese? [Street Interview] &amp;;#124;<text:line-break/>https://youtu.be/nl59t---30g<text:line-break/><text:line-break/>2020</text:span><text:span text:style-name="T5">年</text:span><text:span text:style-name="T6">2</text:span><text:span text:style-name="T5">月</text:span><text:span text:style-name="T6">14</text:span><text:span text:style-name="T5">日</text:span><text:span text:style-name="T6"><text:line-break/>Are Taiwanese Brainwashed to hate mainland China?<text:line-break/>https://youtu.be/IM2q4HSjGWg<text:line-break/><text:line-break/>2020</text:span><text:span text:style-name="T5">年</text:span><text:span text:style-name="T6">1</text:span><text:span text:style-name="T5">月</text:span><text:span text:style-name="T6">10</text:span><text:span text:style-name="T5">日</text:span><text:span text:style-name="T6"><text:line-break/>Are Taiwanese Brainwashed to hate mainland China?<text:line-break/>https://youtu.be/pcphJgfzxBQ</text:span></text:p>
      <text:p text:style-name="P12"><text:span text:style-name="T5">陳真</text:span><text:span text:style-name="T6"><text:s/>  |  2020.02.14 10:02   |   </text:span><text:a xlink:type="simple" xlink:href="http://palinfo.habago.org/Entry?Command=Information_PrintForum&amp;iPage=1#FORUM38741"><text:span text:style-name="T17">#</text:span></text:a></text:p>
      <text:p text:style-name="P13"><text:span text:style-name="T6">什麼言論自由？這些人渣，每天就是搞這些可恥的東西，不管什麼事，腦子想的從來都不是如何把事情做好，所圖謀的永遠都是：</text:span><text:span text:style-name="T8">"</text:span><text:span text:style-name="T6">我能從中撈到什麼好處？</text:span><text:span text:style-name="T8">" </text:span><text:span text:style-name="T6">以及</text:span><text:span text:style-name="T8"><text:s/>"</text:span><text:span text:style-name="T6">我能如何藉機無限傷害對方？</text:span><text:span text:style-name="T8">" <text:line-break/><text:line-break/></text:span><text:span text:style-name="T6">至於這位李文亮醫師，反中勢力故意把他捧成什麼言論自由的烈士，目的當然又是為了傷害中國。事實上，我看不出這位李醫師有何特別值得令人歌頌之處。</text:span><text:span text:style-name="T8"><text:s/><text:line-break/><text:line-break/></text:span><text:span text:style-name="T6">大部份醫師遇到異於平常的狀況，當然會在院方自己的圈子裏或同事同學與家人之間聊上幾句，</text:span><text:span text:style-name="T8">"</text:span><text:span text:style-name="T6">搞不好是這樣</text:span><text:span text:style-name="T8">"</text:span><text:span text:style-name="T6">，</text:span><text:span text:style-name="T8">"</text:span><text:span text:style-name="T6">說不定是那樣</text:span><text:span text:style-name="T8">"</text:span><text:span text:style-name="T6">，伴隨種種猜測。這類議論與猜測，私下為之無妨，但是任何一個政府自然有它處理疫情的一套嚴謹流程，不會馬上就說是這種病毒或那種病毒。</text:span><text:span text:style-name="T8"><text:s/><text:line-break/><text:line-break/></text:span><text:span text:style-name="T6">因此，李醫師之所為，只是人之常情；他沒有做錯什麼，但也不是什麼言論自由的鬥士，炒作成那樣不會太矯情嗎？任何一個政府，在疫情不明之前，當然不會希望製造不明恐慌或任由各種猜測蔓延。</text:span><text:span text:style-name="T8"><text:s/><text:line-break/><text:line-break/></text:span><text:span text:style-name="T6">我如果今天遇到一些病患，拉肚子拉得很慘，難道我可以對外說可能是霍亂，大家要小心？正常作法當然就是依照流程進行通報。我過去就成功通報過幾次院內流感的群聚感染。</text:span><text:span text:style-name="T8"><text:s/><text:line-break/><text:line-break/></text:span><text:span text:style-name="T6">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8"><text:s/><text:line-break/><text:line-break/></text:span><text:span text:style-name="T6">李文亮猜對了，因此成為所謂英雄，但是，萬一他猜錯呢？難道就應該變成狗熊？當然不是。也就是說，一種行為是否值得推崇並不是看它是否猜對，不是從結果來認定，而是從行為本身的性質來決定。</text:span><text:span text:style-name="T8"><text:s/><text:line-break/><text:line-break/></text:span><text:span text:style-name="T6">我可以想像，今天他要是猜錯了，根本就沒有疫情，大家肯定要把他罵翻了。請問天底下有這樣一種行為對錯的認定方式嗎？猜對了，我就代表了良心，猜錯了，我就成為黑心？</text:span><text:span text:style-name="T8"><text:s/><text:line-break/><text:line-break/></text:span><text:span text:style-name="T6">總結來說，李醫師並沒有錯，但他也沒有做對什麼，相關炒作其實就是出於傷害中國的政治動機，而非由衷之道德感念，因為這事本身並無道德意涵，更無所謂言論自由的空間。</text:span><text:span text:style-name="T8"><text:s/><text:line-break/><text:line-break/></text:span><text:span text:style-name="T6">陳真</text:span><text:span text:style-name="T8"><text:s/>2020. 02. 13. <text:line-break/><text:line-break/>==================== <text:line-break/></text:span><text:span text:style-name="T6">向李文亮致敬</text:span><text:span text:style-name="T8"><text:s/></text:span><text:span text:style-name="T6">外交部：</text:span><text:span text:style-name="T8"><text:s/></text:span><text:span text:style-name="T6">中國人民值得有言論自由</text:span><text:span text:style-name="T8"><text:s/><text:line-break/><text:line-break/></text:span><text:span text:style-name="T6">新頭殼</text:span><text:span text:style-name="T8"><text:s/><text:line-break/><text:line-break/></text:span><text:span text:style-name="T6">林朝億</text:span><text:span text:style-name="T8"><text:s/></text:span><text:span text:style-name="T6">台北市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對於武漢肺炎吹哨者李明亮病逝，外交部發言人歐江安今（</text:span><text:span text:style-name="T8">13</text:span><text:span text:style-name="T6">）日表示，外交部已經向李文亮獻上敬意，並對他的過世感到非常惋惜，</text:span><text:span text:style-name="T8"><text:s/></text:span><text:span text:style-name="T6">希望李文亮生前力行的言論自由，可以在中國社會受到他們政府的重視，中國人民值得有言論自由。</text:span></text:p>
      <text:p text:style-name="P12"><text:span text:style-name="T5">陳真</text:span><text:span text:style-name="T6"><text:s/>  |  2020.02.14 08:54   |   </text:span><text:a xlink:type="simple" xlink:href="http://palinfo.habago.org/Entry?Command=Information_PrintForum&amp;iPage=1#FORUM38740"><text:span text:style-name="T17">#</text:span></text:a></text:p>
      <text:p text:style-name="P14"><text:span text:style-name="T6">我刪了秉叡貼的，因為：</text:span><text:span text:style-name="T8"><text:s/><text:line-break/><text:line-break/></text:span><text:span text:style-name="T6">一，一個人如果拿台灣護照或任何外國護照，只是因為某種個人現實考量或環境所逼，而不是什麼</text:span><text:span text:style-name="T8"><text:s/>"</text:span><text:span text:style-name="T6">急著想脫離中共</text:span><text:span text:style-name="T8">"</text:span><text:span text:style-name="T6">。我對這類網路說話風格很反感。</text:span><text:span text:style-name="T8"><text:s/><text:line-break/><text:line-break/></text:span><text:span text:style-name="T6">二，網路匿名資訊，最好不用理會。一個人具名寫的東西尚且大多不可靠，何況匿名。</text:span><text:span text:style-name="T8"><text:s/><text:line-break/><text:line-break/></text:span><text:span text:style-name="T6">三，轉貼最好貼重點，而不要貼一堆毫無意義而且沒頭沒腦的留言。</text:span><text:span text:style-name="T8"><text:s/><text:line-break/><text:line-break/></text:span><text:span text:style-name="T6">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12"><text:span text:style-name="T5">老羊</text:span><text:span text:style-name="T6"><text:s/>  |  2020.02.14 07:33   |   </text:span><text:a xlink:type="simple" xlink:href="http://palinfo.habago.org/Entry?Command=Information_PrintForum&amp;iPage=1#FORUM38739"><text:span text:style-name="T17">#</text:span></text:a></text:p>
      <text:p text:style-name="P13"><text:span text:style-name="T6">火鍋大王花費了很多精力做了這集新視頻，講解新冠肺炎事件的時間線，同時也和當時的</text:span><text:span text:style-name="T8"><text:s/>SARS </text:span><text:span text:style-name="T6">做了一點比對；都是根據實實在在的資料做的時間線。</text:span><text:span text:style-name="T8"><text:s/><text:line-break/></text:span><text:a xlink:type="simple" xlink:href="https://youtu.be/kO5EXjFKE7U"><text:span text:style-name="T15">https://youtu.be/kO5EXjFKE7U</text:span></text:a></text:p>
      <text:p text:style-name="P12"><text:span text:style-name="T5">秉叡</text:span><text:span text:style-name="T6"><text:s/>  |  2020.02.14 05:32   |   </text:span><text:a xlink:type="simple" xlink:href="http://palinfo.habago.org/Entry?Command=Information_PrintForum&amp;iPage=1#FORUM38738"><text:span text:style-name="T17">#</text:span></text:a></text:p>
      <text:p text:style-name="P14"><text:span text:style-name="T6">這裡有人詳細的說明陸配和其子女要拿到身分證的流程。</text:span><text:span text:style-name="T8"><text:s/><text:line-break/></text:span><text:span text:style-name="T6">＝＝＝＝＝＝＝＝＝＝＝＝＝＝＝＝＝＝＝＝＝＝＝＝＝＝＝＝＝＝＝＝＝＝</text:span><text:span text:style-name="T8"><text:s/><text:line-break/><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text:span><text:span text:style-name="T6">問卦</text:span><text:span text:style-name="T8">] </text:span><text:span text:style-name="T6">陸委會事件，我有些話想說</text:span><text:span text:style-name="T8"><text:s/><text:line-break/></text:span><text:span text:style-name="T6">時間</text:span><text:span text:style-name="T8">Wed Feb 12 01:44:27 2020 <text:line-break/><text:line-break/></text:span><text:span text:style-name="T6">本來呢</text:span><text:span text:style-name="T8"><text:s/><text:line-break/><text:line-break/></text:span><text:span text:style-name="T6">是很懶得出來說一些東西。</text:span><text:span text:style-name="T8"><text:s/><text:line-break/><text:line-break/><text:line-break/><text:line-break/><text:line-break/></text:span><text:span text:style-name="T6">可是看到風向越來越奇怪，</text:span><text:span text:style-name="T8"><text:s/><text:line-break/><text:line-break/></text:span><text:span text:style-name="T6">整個有點被意識形態壟罩的感覺。</text:span><text:span text:style-name="T8"><text:s/><text:line-break/><text:line-break/></text:span><text:span text:style-name="T6">並且我發現這些意識形態都對這陸委會的說法沒有很了解</text:span><text:span text:style-name="T8"><text:s/><text:line-break/><text:line-break/><text:line-break/><text:line-break/></text:span><text:span text:style-name="T6">所以忍不住出來說一下自己的看法，</text:span><text:span text:style-name="T8"><text:s/><text:line-break/><text:line-break/></text:span><text:span text:style-name="T6">希望砲火不要太猛烈。</text:span><text:span text:style-name="T8"><text:s/><text:line-break/><text:line-break/><text:line-break/><text:line-break/><text:line-break/></text:span><text:span text:style-name="T6">我呢</text:span><text:span text:style-name="T8"><text:s/><text:line-break/><text:line-break/></text:span><text:span text:style-name="T6">以前有幸在移民署服役</text:span><text:span text:style-name="T8"><text:s/><text:line-break/><text:line-break/></text:span><text:span text:style-name="T6">並且現在有些提供給民眾快速了解的說明文件</text:span><text:span text:style-name="T8"><text:s/><text:line-break/><text:line-break/></text:span><text:span text:style-name="T6">是我製作並留下來，聽說到現在還有在使用</text:span><text:span text:style-name="T8"><text:s/><text:line-break/><text:line-break/><text:line-break/><text:line-break/><text:line-break/><text:line-break/></text:span><text:span text:style-name="T6">我要說的是</text:span><text:span text:style-name="T8"><text:s/><text:line-break/><text:line-break/></text:span><text:span text:style-name="T6">陸委會的事情是要求：</text:span><text:span text:style-name="T8"><text:s/><text:line-break/><text:line-break/></text:span><text:span text:style-name="T6">【長期居留證】與【長期探親證】的人</text:span><text:span text:style-name="T8"><text:s/><text:line-break/><text:line-break/><text:line-break/><text:line-break/><text:line-break/><text:line-break/></text:span><text:span text:style-name="T6">長期居留證一般是指【陸籍】配偶，</text:span><text:span text:style-name="T8"><text:s/><text:line-break/><text:line-break/></text:span><text:span text:style-name="T6">而在這之前必須先經過</text:span><text:span text:style-name="T8"><text:s/><text:line-break/></text:span><text:span text:style-name="T6">【結婚】</text:span><text:span text:style-name="T8">&gt;</text:span><text:span text:style-name="T6">【團聚】</text:span><text:span text:style-name="T8">&gt;</text:span><text:span text:style-name="T6">【依親居留】四年無須連續紀錄。</text:span><text:span text:style-name="T8"><text:s/><text:line-break/><text:line-break/></text:span><text:span text:style-name="T6">並且【依親居留證】期間，</text:span><text:span text:style-name="T8"><text:s/><text:line-break/></text:span><text:span text:style-name="T6">每年必須有</text:span><text:span text:style-name="T8">183</text:span><text:span text:style-name="T6">天在台灣才可以計算一年。</text:span><text:span text:style-name="T8"><text:s/><text:line-break/><text:line-break/><text:line-break/></text:span><text:span text:style-name="T6">以上才能夠申請【長期居留證】</text:span><text:span text:style-name="T8"><text:s/><text:line-break/><text:line-break/><text:line-break/><text:line-break/><text:line-break/></text:span><text:span text:style-name="T6">而【長期居留證】持有【連續</text:span><text:span text:style-name="T8">2</text:span><text:span text:style-name="T6">年】的紀錄，</text:span><text:span text:style-name="T8"><text:s/><text:line-break/><text:line-break/></text:span><text:span text:style-name="T6">並且每年都有</text:span><text:span text:style-name="T8">183</text:span><text:span text:style-name="T6">天以上在台灣。</text:span><text:span text:style-name="T8"><text:s/><text:line-break/><text:line-break/></text:span><text:span text:style-name="T6">才能夠申請【定居】</text:span><text:span text:style-name="T8"><text:s/><text:line-break/><text:line-break/></text:span><text:span text:style-name="T6">擁有【定居證】才可以放棄中國戶籍</text:span><text:span text:style-name="T8"><text:s/><text:line-break/><text:line-break/></text:span><text:span text:style-name="T6">並轉為台灣戶籍，從而持有中華民國身分證。</text:span><text:span text:style-name="T8"><text:s/><text:line-break/><text:line-break/>(</text:span><text:span text:style-name="T6">欸欸！這邊不要炮我說甚麼台灣戶籍，</text:span><text:span text:style-name="T8"><text:s/><text:line-break/></text:span><text:span text:style-name="T6">我們跟中國大陸兩岸人民關係條例，</text:span><text:span text:style-name="T8"><text:s/><text:line-break/></text:span><text:span text:style-name="T6">這邊是戶籍關係。就我知道法規用語是這樣，</text:span><text:span text:style-name="T8"><text:s/><text:line-break/></text:span><text:span text:style-name="T6">我就是這樣說，別炮</text:span><text:span text:style-name="T8">r) <text:line-break/><text:line-break/></text:span><text:span text:style-name="T6">而且這些要申請定居，拿到台灣身分證</text:span><text:span text:style-name="T8"><text:s/><text:line-break/><text:line-break/></text:span><text:span text:style-name="T6">都必須是在中國無犯罪紀錄的人。</text:span><text:span text:style-name="T8"><text:s/><text:line-break/><text:line-break/><text:line-break/><text:line-break/></text:span><text:span text:style-name="T6">哦當然！還是有那種長期居留證拿很久，</text:span><text:span text:style-name="T8"><text:s/><text:line-break/><text:line-break/></text:span><text:span text:style-name="T6">不願意換定居的。</text:span><text:span text:style-name="T8"><text:s/><text:line-break/><text:line-break/></text:span><text:span text:style-name="T6">但這些是非常少數，</text:span><text:span text:style-name="T8"><text:s/><text:line-break/><text:line-break/></text:span><text:span text:style-name="T6">甚至有些是被中國當地的城市卡</text:span><text:span text:style-name="T8"><text:s/><text:line-break/><text:line-break/></text:span><text:span text:style-name="T6">有些中國當地的城市還會欺騙她們，</text:span><text:span text:style-name="T8"><text:s/><text:line-break/><text:line-break/></text:span><text:span text:style-name="T6">說沒有拿到台灣身分證就沒辦法申請放棄中國戶籍。</text:span><text:span text:style-name="T8"><text:s/><text:line-break/><text:line-break/></text:span><text:span text:style-name="T6">他們中國是看每個城市的，每個城市據說作業不同。</text:span><text:span text:style-name="T8"><text:s/><text:line-break/><text:line-break/>(</text:span><text:span text:style-name="T6">流程是先放棄中國戶籍，才能拿到台灣戶籍。</text:span><text:span text:style-name="T8">) <text:line-break/><text:line-break/><text:line-break/><text:line-break/><text:line-break/></text:span><text:span text:style-name="T6">以上等於說，</text:span><text:span text:style-name="T8"><text:s/><text:line-break/><text:line-break/></text:span><text:span text:style-name="T6">陸委會要接回來的人</text:span><text:span text:style-name="T8"><text:s/><text:line-break/><text:line-break/></text:span><text:span text:style-name="T6">是本就想成為台灣人、持有中華民國身分證的人。</text:span><text:span text:style-name="T8"><text:s/><text:line-break/><text:line-break/><text:line-break/><text:line-break/></text:span><text:span text:style-name="T6">是原本就長時間，至少現在的生命或往後的生命</text:span><text:span text:style-name="T8"><text:s/><text:line-break/><text:line-break/></text:span><text:span text:style-name="T6">都有一半時間以上，長時間生活在台灣。</text:span><text:span text:style-name="T8"><text:s/><text:line-break/><text:line-break/><text:line-break/><text:line-break/></text:span><text:span text:style-name="T6">是本來就想脫離中國人身分、</text:span><text:span text:style-name="T8"><text:s/><text:line-break/><text:line-break/></text:span><text:span text:style-name="T6">相當於加入我們大中華民國的懷抱的人。</text:span><text:span text:style-name="T8"><text:s/><text:line-break/><text:line-break/><text:line-break/><text:line-break/></text:span><text:span text:style-name="T6">而且這個過程很長欸拜託！</text:span><text:span text:style-name="T8"><text:s/><text:line-break/><text:line-break/></text:span><text:span text:style-name="T6">六年以上耶！拜託！</text:span><text:span text:style-name="T8"><text:s/><text:line-break/><text:line-break/><text:line-break/><text:line-break/></text:span><text:span text:style-name="T6">我看過超多因為缺少</text:span><text:span text:style-name="T8">10</text:span><text:span text:style-name="T6">天幾天，</text:span><text:span text:style-name="T8"><text:s/><text:line-break/><text:line-break/></text:span><text:span text:style-name="T6">導致那一整年都不列入計算，</text:span><text:span text:style-name="T8"><text:s/><text:line-break/><text:line-break/></text:span><text:span text:style-name="T6">在現場哭了好久。</text:span><text:span text:style-name="T8"><text:s/><text:line-break/><text:line-break/><text:line-break/><text:line-break/></text:span><text:span text:style-name="T6">我看過超多好不容易快連續兩年持有長期居留證</text:span><text:span text:style-name="T8"><text:s/><text:line-break/><text:line-break/></text:span><text:span text:style-name="T6">結果不小心差了幾天</text:span><text:span text:style-name="T8"><text:s/><text:line-break/><text:line-break/></text:span><text:span text:style-name="T6">又要重新累計的兩年的</text:span><text:span text:style-name="T8"><text:s/><text:line-break/><text:line-break/><text:line-break/><text:line-break/><text:line-break/></text:span><text:span text:style-name="T6">所以這配偶必須要花很長時間，</text:span><text:span text:style-name="T8"><text:s/><text:line-break/><text:line-break/></text:span><text:span text:style-name="T6">要六年，才可以拿到台灣身分證。</text:span><text:span text:style-name="T8"><text:s/><text:line-break/><text:line-break/></text:span><text:span text:style-name="T6">所以持有【長期居留證】的人</text:span><text:span text:style-name="T8"><text:s/><text:line-break/><text:line-break/></text:span><text:span text:style-name="T6">代表已經進入第五年以上，這很長好嗎</text:span><text:span text:style-name="T8">... <text:line-break/><text:line-break/><text:line-break/><text:line-break/><text:line-break/></text:span><text:span text:style-name="T6">再來，她們並且是台灣人的配偶，</text:span><text:span text:style-name="T8"><text:s/><text:line-break/><text:line-break/></text:span><text:span text:style-name="T6">並不是很多人及新聞上所想那樣，</text:span><text:span text:style-name="T8"><text:s/><text:line-break/><text:line-break/></text:span><text:span text:style-name="T6">是生活在大陸的人好嗎？</text:span><text:span text:style-name="T8"><text:s/><text:line-break/><text:line-break/></text:span><text:span text:style-name="T6">不要搞錯了。</text:span><text:span text:style-name="T8"><text:s/><text:line-break/><text:line-break/></text:span><text:span text:style-name="T6">不要看人道主義就亂開槍。</text:span><text:span text:style-name="T8"><text:s/><text:line-break/><text:line-break/></text:span><text:span text:style-name="T6">這種通常她們僅僅是這段期間跑去大陸過年探親而已。</text:span><text:span text:style-name="T8"><text:s/><text:line-break/><text:line-break/><text:line-break/><text:line-break/><text:line-break/><text:line-break/></text:span><text:span text:style-name="T6">【長期探親證】也一樣，是因為母親是中國人，</text:span><text:span text:style-name="T8"><text:s/><text:line-break/><text:line-break/></text:span><text:span text:style-name="T6">而自己是母親【前婚姻】的子女，</text:span><text:span text:style-name="T8"><text:s/><text:line-break/><text:line-break/></text:span><text:span text:style-name="T6">因為年紀未滿</text:span><text:span text:style-name="T8">16</text:span><text:span text:style-name="T6">歲，並且跟隨母親。</text:span><text:span text:style-name="T8"><text:s/><text:line-break/><text:line-break/></text:span><text:span text:style-name="T6">所以長期在台灣生活，甚至在台灣就讀，</text:span><text:span text:style-name="T8"><text:s/><text:line-break/><text:line-break/></text:span><text:span text:style-name="T6">才申請的證件</text:span><text:span text:style-name="T8">... <text:line-break/><text:line-break/><text:line-break/><text:line-break/></text:span><text:span text:style-name="T6">等於說，基本上原本就已經長時間在台灣生活了</text:span><text:span text:style-name="T8"><text:s/><text:line-break/><text:line-break/></text:span><text:span text:style-name="T6">更可以說，基本上這小孩已經同化為台灣人了</text:span><text:span text:style-name="T8">... <text:line-break/><text:line-break/></text:span><text:span text:style-name="T6">也是屬於這段期間跑去大陸過年探親而已</text:span><text:span text:style-name="T8">... <text:line-break/><text:line-break/><text:line-break/><text:line-break/></text:span><text:span text:style-name="T6">我不覺得讓他們回來有甚麼錯，</text:span><text:span text:style-name="T8"><text:s/><text:line-break/><text:line-break/></text:span><text:span text:style-name="T6">因為他們本就是這幾年間，</text:span><text:span text:style-name="T8"><text:s/><text:line-break/><text:line-break/></text:span><text:span text:style-name="T6">一直都生活在台灣</text:span><text:span text:style-name="T8"><text:s/><text:line-break/><text:line-break/><text:line-break/><text:line-break/><text:line-break/><text:line-break/></text:span><text:span text:style-name="T6">而且試圖加入中華民國，</text:span><text:span text:style-name="T8"><text:s/><text:line-break/><text:line-break/></text:span><text:span text:style-name="T6">試圖離開中共。</text:span><text:span text:style-name="T8"><text:s/><text:line-break/><text:line-break/></text:span><text:span text:style-name="T6">只是這過程必須很長。</text:span><text:span text:style-name="T8"><text:s/><text:line-break/><text:line-break/></text:span><text:span text:style-name="T6">這樣，不接她們回來隔離嗎？</text:span><text:span text:style-name="T8"><text:s/><text:line-break/><text:line-break/>SOP</text:span><text:span text:style-name="T6">做好進行隔離，</text:span><text:span text:style-name="T8"><text:s/><text:line-break/><text:line-break/></text:span><text:span text:style-name="T6">我不認為沒甚麼不可。</text:span><text:span text:style-name="T8"><text:s/><text:line-break/><text:line-break/><text:line-break/><text:line-break/><text:line-break/><text:line-break/></text:span><text:span text:style-name="T6">又不是長時間生活在大陸的人</text:span><text:span text:style-name="T8"><text:s/><text:line-break/><text:line-break/></text:span><text:span text:style-name="T6">一堆人跟媒體帶風向搞得</text:span><text:span text:style-name="T8"><text:s/><text:line-break/><text:line-break/></text:span><text:span text:style-name="T6">【好像因為武漢肺炎，</text:span><text:span text:style-name="T8"><text:s/><text:line-break/></text:span><text:span text:style-name="T6">而陸委會要放長時間在中國生活的人</text:span><text:span text:style-name="T8"><text:s/><text:line-break/></text:span><text:span text:style-name="T6">進來蹭我國的醫療】似的</text:span><text:span text:style-name="T8">... <text:line-break/><text:line-break/><text:line-break/><text:line-break/><text:line-break/></text:span><text:span text:style-name="T6">好了</text:span><text:span text:style-name="T8"><text:s/><text:line-break/><text:line-break/></text:span><text:span text:style-name="T6">希望砲火不要太猛烈</text:span><text:span text:style-name="T8"><text:s/><text:line-break/><text:line-break/></text:span><text:span text:style-name="T6">我只是就這麼些話想說而已。</text:span><text:span text:style-name="T8"><text:s/><text:line-break/><text:line-break/></text:span><text:a xlink:type="simple" xlink:href="https://www.ptt.cc/bbs/Gossiping/M.1581443069.A.D28.html"><text:span text:style-name="T15">https://www.ptt.cc/bbs/Gossiping/M.1581443069.A.D28.html</text:span></text:a><text:span text:style-name="T8"><text:s/><text:line-break/><text:line-break/></text:span><text:span text:style-name="T6">＝＝＝＝＝＝＝＝＝＝＝＝＝＝＝＝＝＝＝＝＝＝＝＝＝＝＝＝＝＝＝＝＝＝＝＝＝＝＝</text:span><text:span text:style-name="T8"><text:s/><text:line-break/><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Re: [</text:span><text:span text:style-name="T6">問卦</text:span><text:span text:style-name="T8">] </text:span><text:span text:style-name="T6">陸委會事件，我有些話想說</text:span><text:span text:style-name="T8"><text:s/><text:line-break/></text:span><text:span text:style-name="T6">時間</text:span><text:span text:style-name="T8">Wed Feb 12 02:40:36 2020 <text:line-break/><text:line-break/></text:span><text:span text:style-name="T6">我原本就只是想講法規</text:span><text:span text:style-name="T8"><text:s/><text:line-break/><text:line-break/></text:span><text:span text:style-name="T6">跟陸委會針對的對象</text:span><text:span text:style-name="T8"><text:s/><text:line-break/><text:line-break/></text:span><text:span text:style-name="T6">以及我自己想說的一些話</text:span><text:span text:style-name="T8"><text:s/><text:line-break/><text:line-break/><text:line-break/><text:line-break/></text:span><text:span text:style-name="T6">結果一堆人在那邊跟我扯小明</text:span><text:span text:style-name="T8"><text:s/><text:line-break/><text:line-break/></text:span><text:span text:style-name="T6">我是沒有追小明的事情啦</text:span><text:span text:style-name="T8"><text:s/><text:line-break/><text:line-break/></text:span><text:span text:style-name="T6">剛稍微看了一下</text:span><text:span text:style-name="T8"><text:s/><text:line-break/><text:line-break/></text:span><text:span text:style-name="T6">不就是專案居留？</text:span><text:span text:style-name="T8"><text:s/><text:line-break/><text:line-break/><text:line-break/><text:line-break/><text:line-break/><text:line-break/><text:line-break/></text:span><text:span text:style-name="T6">我只想說</text:span><text:span text:style-name="T8"><text:s/><text:line-break/><text:line-break/></text:span><text:span text:style-name="T6">我從頭到尾沒有要說小明</text:span><text:span text:style-name="T8"><text:s/><text:line-break/><text:line-break/></text:span><text:span text:style-name="T6">一直跟我講小明幹嘛</text:span><text:span text:style-name="T8">= = <text:line-break/><text:line-break/><text:line-break/><text:line-break/><text:line-break/><text:line-break/></text:span><text:span text:style-name="T6">那是專案居留</text:span><text:span text:style-name="T8"><text:s/><text:line-break/><text:line-break/><text:line-break/><text:line-break/></text:span><text:span text:style-name="T6">一般來講可以拿到台灣戶籍的</text:span><text:span text:style-name="T8"><text:s/><text:line-break/><text:line-break/></text:span><text:span text:style-name="T6">是【父母有一方為台灣人】【並且在台灣出生】</text:span><text:span text:style-name="T8"><text:s/><text:line-break/><text:line-break/><text:line-break/><text:line-break/></text:span><text:span text:style-name="T6">而這</text:span><text:span text:style-name="T8"><text:s/></text:span><text:span text:style-name="T6">個案小明</text:span><text:span text:style-name="T8"><text:s/></text:span><text:span text:style-name="T6">在中國出生</text:span><text:span text:style-name="T8"><text:s/><text:line-break/><text:line-break/></text:span><text:span text:style-name="T6">所以必須申請【專案居留證】才可以進入台灣</text:span><text:span text:style-name="T8"><text:s/><text:line-break/><text:line-break/></text:span><text:span text:style-name="T6">而連續持有兩年以上專案居留證，</text:span><text:span text:style-name="T8"><text:s/><text:line-break/><text:line-break/></text:span><text:span text:style-name="T6">並且每年在台超過</text:span><text:span text:style-name="T8">183</text:span><text:span text:style-name="T6">天以上</text:span><text:span text:style-name="T8"><text:s/><text:line-break/><text:line-break/></text:span><text:span text:style-name="T6">才可以申請【定居證】</text:span><text:span text:style-name="T8"><text:s/><text:line-break/><text:line-break/><text:line-break/></text:span><text:span text:style-name="T6">有定居證，才可以設戶籍在台灣</text:span><text:span text:style-name="T8"><text:s/><text:line-break/><text:line-break/></text:span><text:span text:style-name="T6">有戶籍，才可以申請中華民國身分證</text:span><text:span text:style-name="T8"><text:s/><text:line-break/><text:line-break/><text:line-break/><text:line-break/><text:line-break/></text:span><text:span text:style-name="T6">我看陸委會新聞稿說得很清楚啊</text:span><text:span text:style-name="T8"><text:s/><text:line-break/><text:line-break/><text:line-break/><text:line-break/><text:line-break/></text:span><text:span text:style-name="T6">就不知道為啥媒體硬要在內容講一些曖昧不清的話</text:span><text:span text:style-name="T8"><text:s/><text:line-break/><text:line-break/><text:line-break/></text:span><text:span text:style-name="T6">說甚麼：</text:span><text:span text:style-name="T8"><text:s/><text:line-break/></text:span><text:span text:style-name="T6">【專案居留是不是有甚麼特殊身分？】</text:span><text:span text:style-name="T8"><text:s/><text:line-break/></text:span><text:span text:style-name="T6">【專案？是不是開後門？】</text:span><text:span text:style-name="T8"><text:s/><text:line-break/></text:span><text:span text:style-name="T6">【為什麼不一開始就拿台灣身分證？】</text:span><text:span text:style-name="T8"><text:s/><text:line-break/></text:span><text:span text:style-name="T6">【明明是台灣人父親啊！為什麼不選擇台灣？】</text:span><text:span text:style-name="T8"><text:s/><text:line-break/><text:line-break/><text:line-break/></text:span><text:span text:style-name="T6">幹！媒體記者他媽的都不會查證</text:span><text:span text:style-name="T8"><text:s/><text:line-break/><text:line-break/><text:line-break/></text:span><text:span text:style-name="T6">我看陸委會都有說啊！</text:span><text:span text:style-name="T8"><text:s/><text:line-break/><text:line-break/></text:span><text:span text:style-name="T6">個案小明在中國出生啊！</text:span><text:span text:style-name="T8"><text:s/><text:line-break/><text:line-break/><text:line-break/><text:line-break/></text:span><text:span text:style-name="T6">阿就是走專案居留申請居留證啊</text:span><text:span text:style-name="T8"><text:s/><text:line-break/><text:line-break/><text:line-break/><text:line-break/><text:line-break/></text:span><text:span text:style-name="T6">是有甚麼後門問題？</text:span><text:span text:style-name="T8"><text:s/><text:line-break/><text:line-break/></text:span><text:span text:style-name="T6">看到【專案居留】這個名詞就認為是後門？</text:span><text:span text:style-name="T8"><text:s/><text:line-break/><text:line-break/><text:line-break/><text:line-break/></text:span><text:span text:style-name="T6">我只覺得，看到這個個案</text:span><text:span text:style-name="T8"><text:s/><text:line-break/><text:line-break/></text:span><text:span text:style-name="T6">就是一個小朋友、未滿</text:span><text:span text:style-name="T8">16</text:span><text:span text:style-name="T6">歲</text:span><text:span text:style-name="T8"><text:s/><text:line-break/><text:line-break/></text:span><text:span text:style-name="T6">我是不知道幾歲啦</text:span><text:span text:style-name="T8">... <text:line-break/><text:line-break/><text:line-break/><text:line-break/><text:line-break/></text:span><text:span text:style-name="T6">我只知道，當初防疫措施</text:span><text:span text:style-name="T8"><text:s/><text:line-break/><text:line-break/></text:span><text:span text:style-name="T6">看起來是沒有台灣護照、</text:span><text:span text:style-name="T8"><text:s/><text:line-break/><text:line-break/></text:span><text:span text:style-name="T6">屬於中國籍的</text:span><text:span text:style-name="T8"><text:s/><text:line-break/><text:line-break/></text:span><text:span text:style-name="T6">都被擋下來了。</text:span><text:span text:style-name="T8"><text:s/><text:line-break/><text:line-break/><text:line-break/><text:line-break/></text:span><text:span text:style-name="T6">看起來是要讓持有長期居留、</text:span><text:span text:style-name="T8"><text:s/><text:line-break/><text:line-break/></text:span><text:span text:style-name="T6">長期住在台灣的未成年人回台而已。</text:span><text:span text:style-name="T8"><text:s/><text:line-break/><text:line-break/><text:line-break/><text:line-break/><text:line-break/></text:span><text:span text:style-name="T6">這算另回一篇做個法規名詞解釋</text:span><text:span text:style-name="T8"><text:s/><text:line-break/><text:line-break/></text:span><text:span text:style-name="T6">看一堆人在那邊噓文敲碗小明的專案這個詞</text:span><text:span text:style-name="T8"><text:s/><text:line-break/><text:line-break/>https://www.ptt.cc/bbs/Gossiping/M.1581446438.A.082.html <text:line-break/><text:line-break/></text:span><text:span text:style-name="T6">＝＝＝＝＝＝＝＝＝＝＝＝＝＝＝＝＝＝＝＝＝＝＝＝＝＝＝＝＝＝＝＝＝＝＝＝</text:span><text:span text:style-name="T8"><text:s/><text:line-break/></text:span><text:span text:style-name="T6">作者</text:span><text:span text:style-name="T8">tomgod17 (</text:span><text:span text:style-name="T6">湯神</text:span><text:span text:style-name="T8">17) <text:line-break/></text:span><text:span text:style-name="T6">看板</text:span><text:span text:style-name="T8">Gossiping <text:line-break/></text:span><text:span text:style-name="T6">標題</text:span><text:span text:style-name="T8">Re: [</text:span><text:span text:style-name="T6">問卦</text:span><text:span text:style-name="T8">] </text:span><text:span text:style-name="T6">陸委會事件，我有些話想說</text:span><text:span text:style-name="T8"><text:s/><text:line-break/></text:span><text:span text:style-name="T6">時間</text:span><text:span text:style-name="T8">Wed Feb 12 10:42:45 2020 <text:line-break/><text:line-break/></text:span><text:span text:style-name="T18">※</text:span><text:span text:style-name="T8"><text:s/></text:span><text:span text:style-name="T6">引述《</text:span><text:span text:style-name="T8">kimiya1 (888)</text:span><text:span text:style-name="T6">》之銘言：</text:span><text:span text:style-name="T8"><text:s/><text:line-break/>: </text:span><text:span text:style-name="T18">※</text:span><text:span text:style-name="T8"><text:s/></text:span><text:span text:style-name="T6">引述《</text:span><text:span text:style-name="T8">tomgod17 (</text:span><text:span text:style-name="T6">湯神</text:span><text:span text:style-name="T8">17)</text:span><text:span text:style-name="T6">》之銘言：</text:span><text:span text:style-name="T8"><text:s/><text:line-break/>: : </text:span><text:span text:style-name="T6">這種通常她們僅僅是這段期間跑去大陸過年探親而已。</text:span><text:span text:style-name="T8"><text:s/><text:line-break/>: : </text:span><text:span text:style-name="T6">【長期探親證】也一樣，是因為母親是中國人，</text:span><text:span text:style-name="T8"><text:s/><text:line-break/>: : </text:span><text:span text:style-name="T6">而自己是母親【前婚姻】的子女，</text:span><text:span text:style-name="T8"><text:s/><text:line-break/>: : </text:span><text:span text:style-name="T6">因為年紀未滿</text:span><text:span text:style-name="T8">16</text:span><text:span text:style-name="T6">歲，並且跟隨母親。</text:span><text:span text:style-name="T8"><text:s/><text:line-break/>: : </text:span><text:span text:style-name="T6">所以長期在台灣生活，甚至在台灣就讀，</text:span><text:span text:style-name="T8"><text:s/><text:line-break/>: : </text:span><text:span text:style-name="T6">才申請的證件</text:span><text:span text:style-name="T8">... <text:line-break/>: : </text:span><text:span text:style-name="T6">等於說，基本上原本就已經長時間在台灣生活了</text:span><text:span text:style-name="T8"><text:s/><text:line-break/>: </text:span><text:span text:style-name="T6">問一下，你說他們幾乎都住在台灣，生活在台灣，過年時才回去探親</text:span><text:span text:style-name="T8"><text:s/><text:line-break/>: </text:span><text:span text:style-name="T6">但他們申請條件是每年待在台灣</text:span><text:span text:style-name="T8">183</text:span><text:span text:style-name="T6">天而已，跟一班的台灣人差距很大吧</text:span><text:span text:style-name="T8">? <text:line-break/>: </text:span><text:span text:style-name="T6">而且還一對人因為算錯日子插了幾天不能算那一年而痛哭</text:span><text:span text:style-name="T8">? </text:span><text:span text:style-name="T6">這根本不是定居在台灣啊</text:span><text:span text:style-name="T8"><text:s/><text:line-break/>: </text:span><text:span text:style-name="T6">我建議這條件應該改成一年待在台灣</text:span><text:span text:style-name="T8">300</text:span><text:span text:style-name="T6">天以上才行</text:span><text:span text:style-name="T8"><text:s/><text:line-break/>: 183</text:span><text:span text:style-name="T6">天，台商去中國工作一年都遠超過了</text:span><text:span text:style-name="T8">183</text:span><text:span text:style-name="T6">天好嗎</text:span><text:span text:style-name="T8"><text:s/><text:line-break/><text:line-break/><text:line-break/>183</text:span><text:span text:style-name="T6">天而已</text:span><text:span text:style-name="T8">= =... <text:line-break/><text:line-break/></text:span><text:span text:style-name="T6">改</text:span><text:span text:style-name="T8">300</text:span><text:span text:style-name="T6">天</text:span><text:span text:style-name="T8">... <text:line-break/><text:line-break/></text:span><text:span text:style-name="T6">我覺得你的情境思考可以在廣一點</text:span><text:span text:style-name="T8"><text:s/><text:line-break/><text:line-break/><text:line-break/><text:line-break/></text:span><text:span text:style-name="T6">首先，會與中國女子結婚，多數情況屬於台商</text:span><text:span text:style-name="T8"><text:s/><text:line-break/><text:line-break/></text:span><text:span text:style-name="T6">台商多數在中國工作。</text:span><text:span text:style-name="T8"><text:s/><text:line-break/><text:line-break/></text:span><text:span text:style-name="T6">這是第</text:span><text:span text:style-name="T8">1</text:span><text:span text:style-name="T6">點你要考慮的。</text:span><text:span text:style-name="T8"><text:s/><text:line-break/><text:line-break/><text:line-break/><text:line-break/></text:span><text:span text:style-name="T6">第</text:span><text:span text:style-name="T8">2</text:span><text:span text:style-name="T6">點要想的是，既然如此，</text:span><text:span text:style-name="T8"><text:s/><text:line-break/><text:line-break/></text:span><text:span text:style-name="T6">陸籍配偶要不就是生活在中國當地、</text:span><text:span text:style-name="T8"><text:s/><text:line-break/><text:line-break/></text:span><text:span text:style-name="T6">要不就是跟台商同一個工作環境。</text:span><text:span text:style-name="T8"><text:s/><text:line-break/><text:line-break/><text:line-break/><text:line-break/><text:line-break/></text:span><text:span text:style-name="T6">綜合上述，你在仔細想想</text:span><text:span text:style-name="T8"><text:s/><text:line-break/><text:line-break/></text:span><text:span text:style-name="T6">結婚之後，會拿到「長期居留證」</text:span><text:span text:style-name="T8"><text:s/><text:line-break/><text:line-break/></text:span><text:span text:style-name="T6">幾乎都是僅僅生活在大陸，</text:span><text:span text:style-name="T8"><text:s/><text:line-break/><text:line-break/></text:span><text:span text:style-name="T6">並且大陸工作不這麼重要，</text:span><text:span text:style-name="T8"><text:s/><text:line-break/><text:line-break/></text:span><text:span text:style-name="T6">因此可以計算時間來台灣生活。</text:span><text:span text:style-name="T8"><text:s/><text:line-break/><text:line-break/></text:span><text:span text:style-name="T6">也不是每次都在台灣待很久</text:span><text:span text:style-name="T8"><text:s/><text:line-break/><text:line-break/></text:span><text:span text:style-name="T6">很多都是進進出出，</text:span><text:span text:style-name="T8"><text:s/><text:line-break/><text:line-break/></text:span><text:span text:style-name="T6">以十幾天一個月的方式</text:span><text:span text:style-name="T8"><text:s/><text:line-break/><text:line-break/></text:span><text:span text:style-name="T6">順便回來代替台灣配偶陪陪配偶父母</text:span><text:span text:style-name="T8"><text:s/><text:line-break/><text:line-break/><text:line-break/><text:line-break/><text:line-break/><text:line-break/><text:line-break/><text:line-break/></text:span><text:span text:style-name="T6">那麼結婚之後，</text:span><text:span text:style-name="T8"><text:s/><text:line-break/><text:line-break/></text:span><text:span text:style-name="T6">你認為夫妻會丟包</text:span><text:span text:style-name="T8"><text:s/><text:line-break/><text:line-break/></text:span><text:span text:style-name="T6">陸籍配偶被台灣配偶</text:span><text:span text:style-name="T8"><text:s/><text:line-break/><text:line-break/></text:span><text:span text:style-name="T6">完全丟到台灣一個人生活嗎？</text:span><text:span text:style-name="T8"><text:s/><text:line-break/><text:line-break/></text:span><text:span text:style-name="T6">夫妻不一起生活嗎？</text:span><text:span text:style-name="T8"><text:s/><text:line-break/><text:line-break/></text:span><text:span text:style-name="T6">只為了拿身份證？</text:span><text:span text:style-name="T8"><text:s/><text:line-break/><text:line-break/></text:span><text:span text:style-name="T6">那結婚幹嘛</text:span><text:span text:style-name="T8">= =</text:span><text:span text:style-name="T6">？</text:span><text:span text:style-name="T8"><text:s/><text:line-break/><text:line-break/><text:line-break/><text:line-break/><text:line-break/><text:line-break/></text:span><text:span text:style-name="T6">你可能會說，那他台灣配偶就跟著回來啊！</text:span><text:span text:style-name="T8"><text:s/><text:line-break/><text:line-break/></text:span><text:span text:style-name="T6">恩</text:span><text:span text:style-name="T8">...</text:span><text:span text:style-name="T6">是不用吃飯？不用賺錢養家嗎？</text:span><text:span text:style-name="T8"><text:s/><text:line-break/><text:line-break/></text:span><text:span text:style-name="T6">還是說應該直接辭職回台？</text:span><text:span text:style-name="T8"><text:s/><text:line-break/><text:line-break/></text:span><text:span text:style-name="T6">申請調職也不是隨便都能申請得到吧</text:span><text:span text:style-name="T8">...</text:span><text:span text:style-name="T6">？</text:span><text:span text:style-name="T8"><text:s/><text:line-break/><text:line-break/><text:line-break/><text:line-break/><text:line-break/></text:span><text:span text:style-name="T6">你可能又會說，自己要娶的。</text:span><text:span text:style-name="T8"><text:s/><text:line-break/><text:line-break/></text:span><text:span text:style-name="T6">阿這些案例已經娶了</text:span><text:span text:style-name="T8">= = <text:line-break/><text:line-break/><text:line-break/><text:line-break/><text:line-break/></text:span><text:span text:style-name="T6">那麼這些情況之下，想取得「依親居留證」後</text:span><text:span text:style-name="T8"><text:s/><text:line-break/><text:line-break/></text:span><text:span text:style-name="T6">轉為「長期居留證」</text:span><text:span text:style-name="T8"><text:s/><text:line-break/><text:line-break/></text:span><text:span text:style-name="T6">這是真的很困難好嗎？</text:span><text:span text:style-name="T8"><text:s/><text:line-break/><text:line-break/><text:line-break/><text:line-break/><text:line-break/></text:span><text:span text:style-name="T6">當然，也有很多案例屬於台灣人出差</text:span><text:span text:style-name="T8"><text:s/><text:line-break/><text:line-break/></text:span><text:span text:style-name="T6">去中國認識，之後才交往結婚的</text:span><text:span text:style-name="T8"><text:s/><text:line-break/><text:line-break/></text:span><text:span text:style-name="T6">所以結婚之後跟著來台灣生活</text:span><text:span text:style-name="T8"><text:s/><text:line-break/><text:line-break/></text:span><text:span text:style-name="T6">這種就是在你看來</text:span><text:span text:style-name="T8"><text:s/><text:line-break/><text:line-break/></text:span><text:span text:style-name="T6">非常容易在台灣生活</text:span><text:span text:style-name="T8">183</text:span><text:span text:style-name="T6">天以上的</text:span><text:span text:style-name="T8"><text:s/><text:line-break/><text:line-break/><text:line-break/><text:line-break/><text:line-break/><text:line-break/><text:line-break/></text:span><text:span text:style-name="T6">但我想談的是，這</text:span><text:span text:style-name="T8">183</text:span><text:span text:style-name="T6">天</text:span><text:span text:style-name="T8"><text:s/><text:line-break/><text:line-break/></text:span><text:span text:style-name="T6">個案有很多種情境</text:span><text:span text:style-name="T8"><text:s/><text:line-break/><text:line-break/></text:span><text:span text:style-name="T6">請別一竿子打死。</text:span><text:span text:style-name="T8"><text:s/><text:line-break/><text:line-break/></text:span><text:span text:style-name="T6">說什麼應該改為</text:span><text:span text:style-name="T8">300</text:span><text:span text:style-name="T6">天</text:span><text:span text:style-name="T8">... <text:line-break/><text:line-break/><text:line-break/><text:line-break/></text:span><text:span text:style-name="T6">這</text:span><text:span text:style-name="T8">183</text:span><text:span text:style-name="T6">天對半數族群來說很困難</text:span><text:span text:style-name="T8"><text:s/><text:line-break/><text:line-break/></text:span><text:span text:style-name="T6">甚至可以說一輩子拿不到。</text:span><text:span text:style-name="T8"><text:s/><text:line-break/><text:line-break/></text:span><text:span text:style-name="T6">除非台灣配偶放棄在中國那邊的工作</text:span><text:span text:style-name="T8">... <text:line-break/><text:line-break/><text:line-break/><text:line-break/></text:span><text:span text:style-name="T6">更別說我前面有提到，</text:span><text:span text:style-name="T8"><text:s/><text:line-break/><text:line-break/></text:span><text:span text:style-name="T6">中國有很多城市會故意卡你</text:span><text:span text:style-name="T8"><text:s/><text:line-break/><text:line-break/></text:span><text:span text:style-name="T6">裝傻說沒有無犯罪紀錄證明可以申請</text:span><text:span text:style-name="T8"><text:s/><text:line-break/><text:line-break/></text:span><text:span text:style-name="T6">裝傻說沒有喪失戶籍這東西</text:span><text:span text:style-name="T8"><text:s/><text:line-break/><text:line-break/></text:span><text:span text:style-name="T6">裝傻說你不能申請喪失戶籍，除非你拿台灣身份證過來</text:span><text:span text:style-name="T8"><text:s/><text:line-break/></text:span><text:span text:style-name="T6">（這已經本末倒置）</text:span><text:span text:style-name="T8"><text:s/><text:line-break/><text:line-break/></text:span><text:span text:style-name="T6">很多個案也是沒辦法拿台灣身份證</text:span><text:span text:style-name="T8"><text:s/><text:line-break/><text:line-break/><text:line-break/><text:line-break/><text:line-break/></text:span><text:span text:style-name="T6">就如同泰國男生</text:span><text:span text:style-name="T8"><text:s/><text:line-break/><text:line-break/></text:span><text:span text:style-name="T6">泰國男生在泰國屬於重要經濟資源</text:span><text:span text:style-name="T8"><text:s/><text:line-break/><text:line-break/></text:span><text:span text:style-name="T6">泰國不會讓泰國男生放棄國籍</text:span><text:span text:style-name="T8"><text:s/><text:line-break/><text:line-break/></text:span><text:span text:style-name="T6">所以我知道的與泰國男生結婚的女性</text:span><text:span text:style-name="T8"><text:s/><text:line-break/><text:line-break/></text:span><text:span text:style-name="T6">他先生一輩子無法拿到台灣身份證。</text:span><text:span text:style-name="T8"><text:s/><text:line-break/><text:line-break/></text:span><text:span text:style-name="T6">只能一直拿台灣居留證。</text:span><text:span text:style-name="T8"><text:s/><text:line-break/><text:line-break/></text:span><text:span text:style-name="T6">儘管一直生活在台灣。</text:span><text:span text:style-name="T8"><text:s/><text:line-break/><text:line-break/><text:line-break/><text:line-break/><text:line-break/><text:line-break/></text:span><text:span text:style-name="T6">另外</text:span><text:span text:style-name="T8">183</text:span><text:span text:style-name="T6">天以上，這種是許多國家的標準天數</text:span><text:span text:style-name="T8"><text:s/><text:line-break/><text:line-break/></text:span><text:span text:style-name="T6">前面也有人提到綠卡也是如此</text:span><text:span text:style-name="T8"><text:s/><text:line-break/><text:line-break/></text:span><text:span text:style-name="T6">所以真的別認為非常容易</text:span><text:span text:style-name="T8">=_= <text:line-break/><text:line-break/></text:span><text:span text:style-name="T6">人人都有自己的飯碗、生活需要考量</text:span><text:span text:style-name="T8"><text:s/><text:line-break/><text:line-break/><text:line-break/><text:line-break/><text:line-break/><text:line-break/>300</text:span><text:span text:style-name="T6">天真的太</text:span><text:span text:style-name="T8">Over</text:span><text:span text:style-name="T6">了</text:span><text:span text:style-name="T8"><text:s/><text:line-break/><text:line-break/>https://www.ptt.cc/bbs/Gossiping/M.1581475367.A.824.html</text:span></text:p>
      <text:p text:style-name="P12"><text:span text:style-name="T5">陳真</text:span><text:span text:style-name="T6"><text:s/>  |  2020.02.14 01:54   |   </text:span><text:a xlink:type="simple" xlink:href="http://palinfo.habago.org/Entry?Command=Information_PrintForum&amp;iPage=1#FORUM38737"><text:span text:style-name="T17">#</text:span></text:a></text:p>
      <text:p text:style-name="P13"><text:span text:style-name="T6">謝謝修亮提供侯漢廷寫的那些資訊。我因為某種個人需要，也曾仔細研究過相關所謂國籍與居留規定，感覺十分荒唐，對大陸人充滿歧視，根本就是整人。</text:span><text:span text:style-name="T8"><text:s/><text:line-break/><text:line-break/></text:span><text:span text:style-name="T6">我把侯漢廷寫的，加入我那篇</text:span><text:span text:style-name="T8"><text:s/>"</text:span><text:span text:style-name="T6">等待黎明</text:span><text:span text:style-name="T8">" </text:span><text:span text:style-name="T6">的附錄。</text:span><text:span text:style-name="T8"><text:s/><text:line-break/><text:line-break/></text:span><text:span text:style-name="T6">從這件事你就能知道，台灣所謂社運方面</text:span><text:span text:style-name="T8">(</text:span><text:span text:style-name="T6">例如所謂人權</text:span><text:span text:style-name="T8">)</text:span><text:span text:style-name="T6">之一片空白；所謂社運、人權等等等，幾乎</text:span><text:span text:style-name="T8">99.99% </text:span><text:span text:style-name="T6">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12"><text:span text:style-name="T5">陳真</text:span><text:span text:style-name="T6"><text:s/>  |  2020.02.13 23:49   |   </text:span><text:a xlink:type="simple" xlink:href="http://palinfo.habago.org/Entry?Command=Information_PrintForum&amp;iPage=1#FORUM38736"><text:span text:style-name="T17">#</text:span></text:a></text:p>
      <text:p text:style-name="P14"><text:span text:style-name="T6">對於阿桑吉的抹黑必須終止！</text:span><text:span text:style-name="T8"><text:s/><text:line-break/><text:line-break/>John Pilger</text:span><text:span text:style-name="T6">著</text:span><text:span text:style-name="T8"><text:s/><text:line-break/><text:line-break/></text:span><text:span text:style-name="T6">李鑑慧</text:span><text:span text:style-name="T8"><text:s/></text:span><text:span text:style-name="T6">譯；陳真</text:span><text:span text:style-name="T8"><text:s/></text:span><text:span text:style-name="T6">校訂</text:span><text:span text:style-name="T8"><text:s/><text:line-break/><text:line-break/></text:span><text:span text:style-name="T6">原始刊登日期：</text:span><text:span text:style-name="T8">2019.11.25 <text:line-break/><text:line-break/></text:span><text:span text:style-name="T6">文章原始出處：</text:span><text:a xlink:type="simple" xlink:href="https://bit.ly/2HnvGvs"><text:span text:style-name="T15">shorturl.at/fgoFP</text:span></text:a><text:span text:style-name="T8"><text:s/><text:line-break/><text:line-break/><text:line-break/></text:span><text:span text:style-name="T6">校對者前言：</text:span><text:span text:style-name="T8"><text:s/><text:line-break/><text:line-break/></text:span><text:span text:style-name="T6">阿桑吉的引渡案，下周就要開庭了，巴勒網這個月的</text:span><text:span text:style-name="T8">22</text:span><text:span text:style-name="T6">號</text:span><text:span text:style-name="T8">(</text:span><text:span text:style-name="T6">周六</text:span><text:span text:style-name="T8">)</text:span><text:span text:style-name="T6">下午三點到五點將會在台北</text:span><text:span text:style-name="T8"><text:s/>AIT </text:span><text:span text:style-name="T6">靜站聲援。</text:span><text:span text:style-name="T8"><text:s/><text:line-break/><text:line-break/></text:span><text:span text:style-name="T6">每次靜站，警察人數都比我們多上好幾倍。我們連想走過</text:span><text:span text:style-name="T8"><text:s/>AIT </text:span><text:span text:style-name="T6">前方一條每個人都可以通過的馬路都不被允許。警察之所以如此嚴密防衛</text:span><text:span text:style-name="T8"><text:s/>AIT </text:span><text:span text:style-name="T6">是因為，這裏才是台灣真正的統治者所在地。</text:span><text:span text:style-name="T8"><text:s/><text:line-break/><text:line-break/>John Pilger</text:span><text:span text:style-name="T6">這篇文字寫得很含蓄，但我特別感動於他在文章最後的那句話。我們救不了阿桑吉，但我要向他致敬。</text:span><text:span text:style-name="T8"><text:s/><text:line-break/><text:line-break/></text:span><text:span text:style-name="T6">正文：</text:span><text:span text:style-name="T8"><text:s/><text:line-break/><text:line-break/></text:span><text:span text:style-name="T6">美國與英國媒體近來總愛高唱言論自由，特別是他們信口開河的「自由」。事實上，他們十分擔心「阿桑吉效應」。他們顯然認為，朱利安阿桑吉（</text:span><text:span text:style-name="T8">Julian Assange</text:span><text:span text:style-name="T6">）與雀喜</text:span><text:span text:style-name="T8">•</text:span><text:span text:style-name="T6">曼寧（</text:span><text:span text:style-name="T8">Chelsea Manning</text:span><text:span text:style-name="T6">）這類真相挖掘者的下場，無非就是一場殺雞儆猴的警告；他們擔心，那些把阿桑吉硬拖出厄瓜多大使館的惡棍，也許有一天也會找上他們。</text:span><text:span text:style-name="T8"><text:s/><text:line-break/><text:line-break/></text:span><text:span text:style-name="T6">英國《衛報》上週的報導就是一例，當他們提到阿桑吉引渡美國一事時，竟說道：「這跟阿桑吉有多聰明或他是否讓人喜歡無關，這也無關乎他的品格與言論；這僅僅關乎新聞自由與大眾『知』的權力。」</text:span><text:span text:style-name="T8"><text:s/><text:line-break/><text:line-break/></text:span><text:span text:style-name="T6">《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8"><text:s/><text:line-break/><text:line-break/></text:span><text:span text:style-name="T6">在《衛報》的一則社論中：</text:span><text:span text:style-name="T8"><text:s/><text:line-break/><text:line-break/></text:span><text:a xlink:type="simple" xlink:href="https://bit.ly/31N9F2o"><text:span text:style-name="T15">https://bit.ly/31N9F2o</text:span></text:a><text:span text:style-name="T8"><text:s/><text:line-break/><text:line-break/></text:span><text:span text:style-name="T6">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8"><text:s/><text:line-break/><text:line-break/></text:span><text:span text:style-name="T6">聯合國「刑求調查專員」</text:span><text:span text:style-name="T8"><text:s/>Niles Melzer </text:span><text:span text:style-name="T6">倒是講出了公道話。他說，阿桑吉長久以來所遭受的，其實就是「一系列殘酷無情而且毫無節制的媒體公審」，包括「各式各樣的羞辱抹黑與人格謀殺及威脅」，無異於刑求，而且可能間接導致阿桑吉之死。</text:span><text:span text:style-name="T8"><text:s/><text:line-break/><text:line-break/></text:span><text:span text:style-name="T6">我可擔保並親眼見證聯合國「刑求調查專員」</text:span><text:span text:style-name="T8">Melzer </text:span><text:span text:style-name="T6">所描述的大部分情況，其所言不虛。如果阿桑吉最終承受不住日復一日、經年累月對他所做的公眾酷刑，那麼，諸如《衛報》這樣一些媒體，就應為此負起責任。</text:span><text:span text:style-name="T8"><text:s/><text:line-break/><text:line-break/></text:span><text:span text:style-name="T6">幾天前，雪梨《晨鋒報》駐倫敦記者</text:span><text:span text:style-name="T8"><text:s/>Nick Miller </text:span><text:span text:style-name="T6">寫了一篇信口開河、似是而非的報導：</text:span><text:span text:style-name="T8"><text:s/><text:line-break/><text:line-break/></text:span><text:a xlink:type="simple" xlink:href="http://shorturl.at/aeBX5"><text:span text:style-name="T15">shorturl.at/aeBX5</text:span></text:a><text:span text:style-name="T8"><text:s/><text:line-break/><text:line-break/></text:span><text:span text:style-name="T6">標題是「阿桑吉並未證明一己清白，他只是以拖待變，企圖延遲司法制裁」。</text:span><text:span text:style-name="T8">Miller </text:span><text:span text:style-name="T6">指的是瑞典法院最後決定放棄偵辦所謂的阿桑吉案件。</text:span><text:span text:style-name="T8"><text:s/><text:line-break/><text:line-break/>Miller</text:span><text:span text:style-name="T6">的抹黑手法司空見慣；一方面假裝是個為女權捍衛者，一方面則刻意疏漏真相、扭曲事實；不但沒有從事任何第一手新聞調查工作，也沒有任何事實探究，從頭到尾就是</text:span><text:span text:style-name="T8"><text:s/></text:span><text:span text:style-name="T6">一味地抹黑。而且，他完全沒有提到一群瑞典狂熱者如何操弄對於阿桑吉不實的性侵「指控」。這些人之所作所為，無疑是對於瑞典法律及瑞典社會向來所自恃的「正直」之最大諷刺。</text:span><text:span text:style-name="T8"><text:s/><text:line-break/><text:line-break/></text:span><text:span text:style-name="T6">此外，</text:span><text:span text:style-name="T8">Miller </text:span><text:span text:style-name="T6">也沒有提到在</text:span><text:span text:style-name="T8"><text:s/>2013</text:span><text:span text:style-name="T6">年瑞典檢察官打算放棄起訴，並電郵給倫敦的「皇家檢察署」（</text:span><text:span text:style-name="T8">Crown Prosecution Service</text:span><text:span text:style-name="T6">），告知此案並不需要發布歐洲逮捕令。對此，這位女性檢察官收到的回覆竟然是：「妳有膽就試試看！！！」（</text:span><text:span text:style-name="T8">Don’t you dare!!!</text:span><text:span text:style-name="T6">）〔感謝義大利《共和國報》的</text:span><text:span text:style-name="T8">Stefania Maurizi</text:span><text:span text:style-name="T6">提供這項資訊〕</text:span><text:span text:style-name="T8"><text:s/><text:line-break/><text:line-break/></text:span><text:span text:style-name="T6">其它電郵則顯示，「皇家檢察署」阻止瑞典派人前來英國當面訪問阿桑吉。在阿桑吉的司法遭遇上，類似作法很常見，從而阻止了原本在</text:span><text:span text:style-name="T8">2011</text:span><text:span text:style-name="T6">年就可能還給阿桑吉的司法清白。</text:span><text:span text:style-name="T8"><text:s/><text:line-break/><text:line-break/></text:span><text:span text:style-name="T6">事實上，瑞典方面從來就沒有起訴過阿桑吉，不曾提出任何控告，甚至從來不曾認真想要對阿桑吉提出指控及問訊。瑞典的上訴法庭認為此舉「怠忽職守」，瑞典律師協會總秘書長隨後並提出譴責。</text:span><text:span text:style-name="T8"><text:s/><text:line-break/><text:line-break/></text:span><text:span text:style-name="T6">至於兩位女性證人，始終表明並沒有所謂強暴一事。她們的書面簡訊這項關鑑證據，檢方卻刻意不讓阿桑吉的律師取得，因為這將完全否決對於阿桑吉的一切所謂「指控」。</text:span><text:span text:style-name="T8"><text:s/><text:line-break/><text:line-break/></text:span><text:span text:style-name="T6">其中一位涉案女性甚至非常震驚阿桑吉被捕，她指控警方竄改筆錄，捏造事實，嫁禍阿桑吉。總檢察官</text:span><text:span text:style-name="T8"><text:s/>Eva Finne </text:span><text:span text:style-name="T6">事實上也駁回了任何對於阿桑吉的相關指控。</text:span><text:span text:style-name="T8"><text:s/><text:line-break/><text:line-break/></text:span><text:span text:style-name="T6">這位雪梨《晨鋒報》的記者先生，並且故意避而不談一位長袖善舞野心勃勃的政客</text:span><text:span text:style-name="T8"><text:s/>Claes Borgstrom</text:span><text:span text:style-name="T6">，如何在瑞典政治的開明假像底下，取得此案主導權，欲使該案敗部復活，藉以興風作浪。</text:span><text:span text:style-name="T8"><text:s/><text:line-break/><text:line-break/>Borgstrom </text:span><text:span text:style-name="T6">召喚先前的一位政治夥伴</text:span><text:span text:style-name="T8"><text:s/>Marianne Ny</text:span><text:span text:style-name="T6">，擔任該案新任檢察官。然而，儘管英國《獨立報》已明白揭露，「根據外交資訊來源，美國和瑞典官方之間早已展開非正式對話，討論將朱利安阿桑吉交由美方拘押的可能性。」然而，</text:span><text:span text:style-name="T8">Ny </text:span><text:span text:style-name="T6">依舊拒絕保證阿桑吉倘若被引渡到瑞典，將不會被進一步引渡到美國。</text:span><text:span text:style-name="T8"><text:s/><text:line-break/><text:line-break/></text:span><text:span text:style-name="T6">事實上，斯德哥爾摩早已流傳一項公開秘密，一段黑暗歷史，亦即所謂自由派的瑞典政府，長久以來不斷協助將</text:span><text:span text:style-name="T8"><text:s/>CIA </text:span><text:span text:style-name="T6">所要獵捕的人士送交美國手上。此事由來已久，並非新聞，並且證據確鑿。相關報導請見：</text:span><text:span text:style-name="T8"><text:s/><text:line-break/><text:line-break/></text:span><text:a xlink:type="simple" xlink:href="http://shorturl.at/bmxJP"><text:span text:style-name="T15">shorturl.at/bmxJP</text:span></text:a><text:span text:style-name="T8"><text:s/><text:line-break/><text:line-break/></text:span><text:span text:style-name="T6">直到</text:span><text:span text:style-name="T8"><text:s/>2016</text:span><text:span text:style-name="T6">年，沉寂方才打破：專門負責裁決各國政府是否遵守人權義務的國際組織</text:span><text:span text:style-name="T8">--</text:span><text:span text:style-name="T6">「聯合國任意拘留問題工作小組」（</text:span><text:span text:style-name="T8">United Nations Working Party on Arbitrary Detention</text:span><text:span text:style-name="T6">），判決裁定英國非法拘押阿桑吉，要求英國政府應立即釋放。</text:span><text:span text:style-name="T8"><text:s/><text:line-break/><text:line-break/></text:span><text:span text:style-name="T6">英國和瑞典政府事實上都參與了聯合國的調查，並且同意遵守其與國際法具有同等約束力的判決。不過，英國外交部長</text:span><text:span text:style-name="T8"><text:s/>Philip Hammod </text:span><text:span text:style-name="T6">卻在國會中對聯合國工作小組的判決依舊置若罔聞。</text:span><text:span text:style-name="T8"><text:s/><text:line-break/><text:line-break/></text:span><text:span text:style-name="T6">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8"><text:s/><text:line-break/><text:line-break/></text:span><text:span text:style-name="T6">從那時開始，獵巫行動便如火如荼地展開。那些以媒體抹黑方式刑求阿桑吉的人，相互剪貼複製一切有關阿桑吉的謠言與惡毒詆毀。《衛報》的專欄作家</text:span><text:span text:style-name="T8">Suzanne Moore </text:span><text:span text:style-name="T6">更是直接寫道：「這傢伙真是個超級人渣</text:span><text:span text:style-name="T8"><text:s/>(He really is the most massive turd.)</text:span><text:span text:style-name="T6">」。</text:span><text:span text:style-name="T8"><text:s/><text:line-break/><text:line-break/></text:span><text:span text:style-name="T6">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8"><text:s/><text:line-break/><text:line-break/></text:span><text:span text:style-name="T6">在阿桑吉的家鄉</text:span><text:span text:style-name="T8">--</text:span><text:span text:style-name="T6">澳洲，獵巫行動更是到最高點。澳洲政府急切地想要將他的公民送交給美國。首相朱莉亞</text:span><text:span text:style-name="T8">•</text:span><text:span text:style-name="T6">吉拉德（</text:span><text:span text:style-name="T8">Julia Gillard</text:span><text:span text:style-name="T6">）在</text:span><text:span text:style-name="T8">2013</text:span><text:span text:style-name="T6">年甚至想要沒收阿桑吉的護照並起訴他，直到有人提醒她阿桑吉並沒有犯下任何罪行，而且她也沒有權力剝奪阿桑吉的公民權。</text:span><text:span text:style-name="T8"><text:s/><text:line-break/><text:line-break/></text:span><text:span text:style-name="T6">根據「誠實歷史」（</text:span><text:span text:style-name="T8">Honest History</text:span><text:span text:style-name="T6">）網站，朱莉亞</text:span><text:span text:style-name="T8">•</text:span><text:span text:style-name="T6">吉拉德是美國國會史上對美國最為諂媚的一位演說紀錄保持者：在一片掌聲中，她說澳洲是美國的「最佳拍檔」（</text:span><text:span text:style-name="T8">great mate</text:span><text:span text:style-name="T6">）。這個最佳拍檔極其樂於與美國同流合汙，共同追殺一名澳洲公民，而他的罪行卻是因為他報導了真相，因此連受到適當協助與保護的基本權利也完全被否決。</text:span><text:span text:style-name="T8"><text:s/><text:line-break/><text:line-break/></text:span><text:span text:style-name="T6">當阿桑吉的律師</text:span><text:span text:style-name="T8"><text:s/>Gareth Peirce </text:span><text:span text:style-name="T6">和我與兩名澳洲領事官員在倫敦碰面時，我們非常驚訝地得知他們所知有關這案子的一切，居然是「從報紙上讀來的」。</text:span><text:span text:style-name="T8"><text:s/><text:line-break/><text:line-break/></text:span><text:span text:style-name="T6">澳洲政府對阿桑吉的遺棄，也是厄瓜多政府給予阿桑吉政治庇護的主要原因。做為一名澳洲人，我特別為之感到羞恥。</text:span><text:span text:style-name="T8"><text:s/><text:line-break/><text:line-break/></text:span><text:span text:style-name="T6">最近，澳洲現任首相史考特</text:span><text:span text:style-name="T8">•</text:span><text:span text:style-name="T6">莫里森（</text:span><text:span text:style-name="T8">Scott Morrison</text:span><text:span text:style-name="T6">）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8"><text:s/><text:line-break/><text:line-break/></text:span><text:span text:style-name="T6">他們知道，發生在阿桑吉身上的事，也有可能發生在自己身上。阿桑吉被剝奪的基本權利與正義，也有可能從他們身上奪去；他們曾被如此警告，事實上我們所有人也都面臨同樣的威脅。</text:span><text:span text:style-name="T8"><text:s/><text:line-break/><text:line-break/></text:span><text:span text:style-name="T6">每當我在那陰森詭異的英國貝爾馬什監獄</text:span><text:span text:style-name="T8"><text:s/>(Belmarsh prison) </text:span><text:span text:style-name="T6">與阿桑吉會面時，我都不禁會想起我們這些企圖捍衛阿桑吉的人應有的責任。阿桑吉的案件關係到的是普世原則的淪喪。阿桑吉自己也常說：「這不是關於我。它遠遠大於我」</text:span><text:span text:style-name="T8">(“It’s not me. It’s far wider.”)</text:span><text:span text:style-name="T6">。</text:span><text:span text:style-name="T8"><text:s/><text:line-break/><text:line-break/></text:span><text:span text:style-name="T6">但是，在這場驚心動魄的鬥爭中，整個奮鬥的核心，事實上卻只是一個「人」，一個活生生的人。阿桑吉的人格</text:span><text:span text:style-name="T8">--</text:span><text:span text:style-name="T6">我必須再次強調，沒錯，就是他的人格，展現了最為動人的勇氣。我要向他致敬。</text:span><text:span text:style-name="T8"><text:s/><text:line-break/><text:line-break/></text:span><text:span text:style-name="T6">本文編輯自</text:span><text:span text:style-name="T8">John Pilger</text:span><text:span text:style-name="T6">在倫敦的《捍衛朱立安</text:span><text:span text:style-name="T8">•</text:span><text:span text:style-name="T6">阿桑吉》（</text:span><text:span text:style-name="T8">In Defense of Julian Assange</text:span><text:span text:style-name="T6">；紐約</text:span><text:span text:style-name="T8"><text:s/>Or Books</text:span><text:span text:style-name="T6">出版）新書發表會所發表的演說。</text:span><text:span text:style-name="T8"><text:s/><text:line-break/><text:line-break/></text:span><text:span text:style-name="T6">更多</text:span><text:span text:style-name="T8">John Pilger</text:span><text:span text:style-name="T6">文章與作品，請參閱</text:span><text:span text:style-name="T8"><text:s/></text:span><text:a xlink:type="simple" xlink:href="http://www.johnpilger.com/"><text:span text:style-name="T15">www.johnpilger.com</text:span></text:a></text:p>
      <text:p text:style-name="P12"><text:span text:style-name="T5">王修亮</text:span><text:span text:style-name="T6"><text:s/>  |  2020.02.13 20:32   |   </text:span><text:a xlink:type="simple" xlink:href="http://palinfo.habago.org/Entry?Command=Information_PrintForum&amp;iPage=1#FORUM38735"><text:span text:style-name="T17">#</text:span></text:a></text:p>
      <text:p text:style-name="P13"><text:span text:style-name="T6">一點零碎的心聲</text:span><text:span text:style-name="T8"><text:s/><text:line-break/><text:line-break/></text:span><text:span text:style-name="T6">我並不認為「個人」自私是對的或錯的，這是天性，自私才能活下去，才能保護家人。</text:span><text:span text:style-name="T8"><text:s/><text:line-break/></text:span><text:span text:style-name="T6">人民眼光一定狹窄，家為本啊！誰不是先顧自己的家！</text:span><text:span text:style-name="T8"><text:s/><text:line-break/><text:line-break/></text:span><text:span text:style-name="T6">但是政府不可以，政府是「管理眾人之事」，「眾人！」</text:span><text:span text:style-name="T8"><text:s/><text:line-break/><text:line-break/></text:span><text:span text:style-name="T6">政府是天地，要同時具有廣闊眼光與個別人民的細膩慈愛，「天地不仁，以萬物為芻狗」，不能偏袒任何一種人，但是「品物流行、各正性命」，也不能刻意疏漏特殊狀況。</text:span><text:span text:style-name="T8"><text:s/><text:line-break/><text:line-break/></text:span><text:span text:style-name="T6">政府好做嗎</text:span><text:span text:style-name="T8">?</text:span><text:span text:style-name="T6">當然不好做！要不然為啥給你如此大權力如此多薪資如此高名位</text:span><text:span text:style-name="T8">? <text:line-break/></text:span><text:span text:style-name="T6">不好做啊！負擔很高啊！任重道遠啊！</text:span><text:span text:style-name="T8"><text:s/><text:line-break/><text:line-break/></text:span><text:span text:style-name="T6">人民也不能少了責怪，因為天聽自我民聽，天視自我民視，政府要聽要看，警戒才會在心，才不容易退化甚至腐敗。</text:span><text:span text:style-name="T8"><text:s/><text:line-break/><text:line-break/></text:span><text:span text:style-name="T6">政府需要檢視監督。</text:span><text:span text:style-name="T8"><text:s/><text:line-break/></text:span><text:span text:style-name="T6">我一直教學生要從「正反兩端」「情理兼顧」的角度，以及「過去的實例，此刻的真實、未來的可能」整體過程去對政策、事件推斷思考。</text:span><text:span text:style-name="T8"><text:s/><text:line-break/></text:span><text:span text:style-name="T6">說不出一個政策正反兩面的道理與影響，說不出政策目前的利弊以及之後可能引發那些結果，這就叫盲從。</text:span><text:span text:style-name="T8"><text:s/><text:line-break/></text:span><text:span text:style-name="T6">而兩端永遠只看到一端，甚至不是一端，只是別人給你的一個點，然後認為這一個點之外都是壞的，這就是盲從。</text:span><text:span text:style-name="T8"><text:s/><text:line-break/></text:span><text:span text:style-name="T6">不知道不懂，我就先存疑，多看多想，但不能盲從。</text:span><text:span text:style-name="T8"><text:s/><text:line-break/><text:line-break/></text:span><text:span text:style-name="T6">政府是國與國的相待，要看的是世界，鎖國內暖最後導致的是各種崩潰。</text:span><text:span text:style-name="T8"><text:s/><text:line-break/></text:span><text:span text:style-name="T6">台灣的媒體是非常嚴重的鎖國自暖。</text:span><text:span text:style-name="T8"><text:s/><text:line-break/></text:span><text:span text:style-name="T6">我常常看到有些朋友說</text:span><text:span text:style-name="T8">---</text:span><text:span text:style-name="T6">我會看全球新聞。</text:span><text:span text:style-name="T8"><text:s/><text:line-break/></text:span><text:span text:style-name="T6">但是看到日本和聯合國專家說的：中國疫情處理得很好！</text:span><text:span text:style-name="T8"><text:s/><text:line-break/></text:span><text:span text:style-name="T6">卻堅決不信！</text:span><text:span text:style-name="T8"><text:s/><text:line-break/><text:line-break/></text:span><text:span text:style-name="T6">忙著去讚賞「罵中國黑中國」的國外新聞。相信火神山醫院是坑殺焚燒病人的，武漢街上當場槍殺發燒的平民。等到外國媒體都報出來「國外醫護一起去參與」，「那是假新聞」，又裝忘記。</text:span><text:span text:style-name="T8"><text:s/><text:line-break/></text:span><text:span text:style-name="T6">這樣看再多國外新聞都沒用的。</text:span><text:span text:style-name="T8"><text:s/><text:line-break/><text:line-break/></text:span><text:span text:style-name="T6">你為甚麼不敢看鳳凰衛視？</text:span><text:span text:style-name="T8"><text:s/><text:line-break/></text:span><text:span text:style-name="T6">如果你認為他會滲透你，表示你早就應該被其他媒體滲透了！因為你連討厭中國都可以被他的媒體滲透！你有甚麼慎思明辨的能力啊？你一點防範能力都沒有啊！</text:span><text:span text:style-name="T8"><text:s/><text:line-break/><text:line-break/></text:span><text:span text:style-name="T6">如果你認為無法滲透你，找出他說謊的脈絡啊！不好找？學啊！不能一輩子糊里糊塗吧！多方面格物致知誠意正心一定找得到啊！歷史也拿上去參酌啊！</text:span><text:span text:style-name="T8"><text:s/><text:line-break/><text:line-break/></text:span><text:span text:style-name="T6">你連這個能力都沒有，那怎麼能知道以前所看的媒體一定都是實話，都沒有謊言？</text:span><text:span text:style-name="T8"><text:s/><text:line-break/><text:line-break/></text:span><text:span text:style-name="T6">要不然就自知自己糊塗，我也不想搞清楚，我喜歡和社會流行相互取暖。</text:span><text:span text:style-name="T8"><text:s/><text:line-break/></text:span><text:span text:style-name="T6">好吧，至少很誠實。</text:span><text:span text:style-name="T8"><text:s/><text:line-break/></text:span><text:span text:style-name="T6">不是，自以為正義，自以為唯一正確！和主流不一樣就是有罪，就是盲點，就該打就該罵！</text:span><text:span text:style-name="T8"><text:s/><text:line-break/><text:line-break/></text:span><text:span text:style-name="T6">我還真沒聽說過，一群主流攻擊我這個獨行者「偏頗」，叫做「勇氣」！你們勢力龐大，一群人打一個人叫勇氣？</text:span><text:span text:style-name="T8"><text:s/><text:line-break/></text:span><text:span text:style-name="T6">這我真是不懂！</text:span><text:span text:style-name="T8"><text:s/><text:line-break/><text:line-break/></text:span><text:span text:style-name="T6">政治當然是灰的，有許多汙濁。</text:span><text:span text:style-name="T8"><text:s/><text:line-break/></text:span><text:span text:style-name="T6">但是人民要懂得去找尋真實。</text:span><text:span text:style-name="T8"><text:s/><text:line-break/></text:span><text:span text:style-name="T6">或許可以包容某些灰暗，但不能糊塗不自知。</text:span><text:span text:style-name="T8"><text:s/><text:line-break/><text:line-break/></text:span><text:span text:style-name="T6">封鎖抱暖愚化，不要讓人民知道真實，把個人的自私上升到國家的無私上。</text:span><text:span text:style-name="T8"><text:s/><text:line-break/></text:span><text:span text:style-name="T6">這就是目前的台灣。</text:span><text:span text:style-name="T8"><text:s/><text:line-break/><text:line-break/></text:span><text:span text:style-name="T6">台灣大多數人要的根本不是自由也不是愛，而是自我肉體、物質的舒適。</text:span><text:span text:style-name="T8"><text:s/><text:line-break/></text:span><text:span text:style-name="T6">你給好處我都要，都是理所當然。你向我要一點我就踢你走！你就是生化武器！</text:span><text:span text:style-name="T8"><text:s/><text:line-break/><text:line-break/></text:span><text:span text:style-name="T6">自由與愛屬於心靈，從來不是肉體可以拘束住。</text:span><text:span text:style-name="T8"><text:s/><text:line-break/></text:span><text:span text:style-name="T6">當然，這也是自己的選擇，但是你就不要夸夸其談仁義，不要認為自己很環保很正義很開明很有學習力。</text:span><text:span text:style-name="T8"><text:s/><text:line-break/><text:line-break/></text:span><text:span text:style-name="T6">不要以為疫病和真實是可以封鎖的，風，是吹遍天下的，地球是一體的。</text:span><text:span text:style-name="T8"><text:s/><text:line-break/><text:line-break/></text:span><text:span text:style-name="T6">歷史的確也有許多汙濁與虛假，我從來不奢求未來歷史的真相。</text:span><text:span text:style-name="T8"><text:s/><text:line-break/></text:span><text:span text:style-name="T6">但是我看得見許多真實的薪火，在歷史中和此刻的身邊燃燒，我知道，這些薪火未來還會繼續出現。</text:span><text:span text:style-name="T8"><text:s/><text:line-break/></text:span><text:span text:style-name="T6">這就夠了。</text:span><text:span text:style-name="T8"><text:s/><text:line-break/></text:span><text:span text:style-name="T6">生死與共。</text:span><text:span text:style-name="T8"><text:s/><text:line-break/><text:line-break/></text:span><text:span text:style-name="T6">武漢加油！人間有情！</text:span><text:span text:style-name="T8"><text:s/><text:line-break/></text:span><text:span text:style-name="T6">和家人，不必虛偽的文飾！</text:span></text:p>
      <text:p text:style-name="P12"><text:span text:style-name="T5">蔡佳穎</text:span><text:span text:style-name="T6"><text:s/>  |  2020.02.13 17:18   |   </text:span><text:a xlink:type="simple" xlink:href="http://palinfo.habago.org/Entry?Command=Information_PrintForum&amp;iPage=1#FORUM38734"><text:span text:style-name="T17">#</text:span></text:a></text:p>
      <text:p text:style-name="P14"><text:span text:style-name="T6">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text:span><text:span text:style-name="T16">传统」，台灣人就信了？人渣黨幾十年來處心積慮去中國化，可不是玩假的，台灣被搞到現在，哪裡還剩下什麼優秀的修辭傳統？人貴自知啊！</text:span><text:span text:style-name="T8"><text:s/><text:line-break/><text:line-break/></text:span><text:span text:style-name="T6">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8"><text:s/><text:line-break/><text:line-break/></text:span><text:span text:style-name="T6">韓晗此文引發了比較負面的效應，就是一些不服氣的大陸人</text:span><text:span text:style-name="T8">(</text:span><text:span text:style-name="T6">無論哪兒都會有一群聽不得批評的人，台灣尤甚</text:span><text:span text:style-name="T8">)</text:span><text:span text:style-name="T6">，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8"><text:s/><text:line-break/></text:span></text:p>
      <text:p text:style-name="P12"><text:span text:style-name="T5">王修亮</text:span><text:span text:style-name="T6"><text:s/>  |  2020.02.13 17:04   |   </text:span><text:a xlink:type="simple" xlink:href="http://palinfo.habago.org/Entry?Command=Information_PrintForum&amp;iPage=1#FORUM38733"><text:span text:style-name="T17">#</text:span></text:a></text:p>
      <text:p text:style-name="P13"><text:span text:style-name="T6">前一陣子寫過，在餐廳聽聞旁邊一桌的年輕人說，私下在口罩工廠買過一箱一箱的口罩。</text:span><text:span text:style-name="T8"><text:s/><text:line-break/><text:line-break/></text:span><text:span text:style-name="T6">我很疑惑，也有朋友不相信。</text:span><text:span text:style-name="T8"><text:s/><text:line-break/></text:span><text:span text:style-name="T6">政府不是說</text:span><text:span text:style-name="T8">:</text:span><text:span text:style-name="T6">都徵收了嗎</text:span><text:span text:style-name="T8">? <text:line-break/><text:line-break/></text:span><text:span text:style-name="T6">這是今天的新聞。</text:span><text:span text:style-name="T8"><text:s/><text:line-break/>...................................................................... <text:line-break/></text:span><text:span text:style-name="T6">根據經濟部統計，目前全台灣有</text:span><text:span text:style-name="T8">80</text:span><text:span text:style-name="T6">家口罩工廠是衛福部發出許可證，可以製造醫療和外科用口罩，政府一月份起，第一階段先徵收</text:span><text:span text:style-name="T8">10</text:span><text:span text:style-name="T6">家，第二階段徵收</text:span><text:span text:style-name="T8">15</text:span><text:span text:style-name="T6">家，第三階段徵收</text:span><text:span text:style-name="T8">4</text:span><text:span text:style-name="T6">家，徵收工廠數量還會</text:span><text:span text:style-name="T8"><text:s/></text:span><text:span text:style-name="T6">持續增加，雖然有多數工廠還不在徵收名單，經濟部表示，希望這些業者不要私下製造販賣。</text:span><text:span text:style-name="T8"><text:s/><text:line-break/>..................................................................... <text:line-break/><text:line-break/></text:span><text:span text:style-name="T6">一貫的說一點實話，隱瞞大部分真相。</text:span><text:span text:style-name="T8"><text:s/><text:line-break/></text:span><text:span text:style-name="T6">讓不公平擺在那裏隱藏。</text:span><text:span text:style-name="T8"><text:s/><text:line-break/></text:span><text:span text:style-name="T6">這就叫謊言</text:span><text:span text:style-name="T8">!!! <text:line-break/><text:line-break/></text:span><text:span text:style-name="T6">私下賣口罩的未徵收工廠要吃飯，無可責怪，畢竟還能提供許多人的需求，而且完全沒有違法。</text:span><text:span text:style-name="T8"><text:s/><text:line-break/></text:span><text:span text:style-name="T6">我也不明白，又不徵收，又不准人家工廠直接賣貨，是讓貨物浪費掉</text:span><text:span text:style-name="T8">?</text:span><text:span text:style-name="T6">員工餓死嗎</text:span><text:span text:style-name="T8">?</text:span><text:span text:style-name="T6">這我真的不懂為甚麼</text:span><text:span text:style-name="T8">? <text:line-break/><text:line-break/></text:span><text:span text:style-name="T6">這是什麼樣的官員心態</text:span><text:span text:style-name="T8">???</text:span><text:span text:style-name="T6">真的以民為主嗎</text:span><text:span text:style-name="T8">??? <text:line-break/></text:span><text:span text:style-name="T6">民主的真實定義是甚麼</text:span><text:span text:style-name="T8">??? <text:line-break/><text:line-break/></text:span><text:a xlink:type="simple" xlink:href="https://news.ebc.net.tw/news/living/197220"><text:span text:style-name="T15">https://news.ebc.net.tw/news/living/197220</text:span></text:a></text:p>
      <text:p text:style-name="P12"><text:span text:style-name="T5">王修亮</text:span><text:span text:style-name="T6"><text:s/>  |  2020.02.13 17:00   |   </text:span><text:a xlink:type="simple" xlink:href="http://palinfo.habago.org/Entry?Command=Information_PrintForum&amp;iPage=1#FORUM38732"><text:span text:style-name="T17">#</text:span></text:a></text:p>
      <text:p text:style-name="P14"><text:span text:style-name="T6">相對於台灣官員「陸配子女來台喊卡</text:span><text:span text:style-name="T8"><text:s/></text:span><text:span text:style-name="T6">陳時中：選了國籍就要承擔」。</text:span><text:span text:style-name="T8"><text:s/><text:line-break/></text:span><text:span text:style-name="T6">我雖然不贊成，但是口拙難言。</text:span><text:span text:style-name="T8"><text:s/><text:line-break/><text:line-break/></text:span><text:span text:style-name="T6">看了侯漢廷的說明，才知道這些官員多麼可惡，一貫的隱瞞事實，將自己的責任推卸給受害的人。</text:span><text:span text:style-name="T8"><text:s/><text:line-break/><text:line-break/></text:span><text:span text:style-name="T6">你可以表明了「我就是不要你」。</text:span><text:span text:style-name="T8"><text:s/><text:line-break/></text:span><text:span text:style-name="T6">但是你不能說謊「那是你自己的選擇」。</text:span><text:span text:style-name="T8"><text:s/><text:line-break/><text:line-break/>............................................................. <text:line-break/></text:span><text:span text:style-name="T6">侯漢廷</text:span><text:span text:style-name="T8"><text:s/><text:line-break/><text:line-break/></text:span><text:span text:style-name="T6">陸配子女回家遭取消，防的是疫，還是防大陸人？</text:span><text:span text:style-name="T8"><text:s/><text:line-break/><text:line-break/></text:span><text:span text:style-name="T6">⏹️被隱匿的資訊</text:span><text:span text:style-name="T8"><text:s/><text:line-break/><text:line-break/></text:span><text:span text:style-name="T6">執政黨說，選擇國籍要承擔。言下之意，沒選擇或放棄台灣籍活該。</text:span><text:span text:style-name="T8"><text:s/><text:line-break/><text:line-break/></text:span><text:span text:style-name="T6">然而，這些尚未領取台灣籍的小朋友，根本不是這樣！</text:span><text:span text:style-name="T8"><text:s/><text:line-break/><text:line-break/></text:span><text:span text:style-name="T6">陸配在大陸的小孩，想申請台灣身分證就能立刻拿到嗎？不。必須先在台灣待滿</text:span><text:span text:style-name="T8">4</text:span><text:span text:style-name="T6">年，才能申請長期居留，之後再待滿</text:span><text:span text:style-name="T8">2</text:span><text:span text:style-name="T6">年，才能取得中華民國籍身分。而長期居留有名額限制，每年只有</text:span><text:span text:style-name="T8">300</text:span><text:span text:style-name="T6">個長期居留的配額！</text:span><text:span text:style-name="T8"><text:s/><text:line-break/><text:line-break/></text:span><text:span text:style-name="T6">陸委會處長蔡志儒說，「依照過去的經驗，可能排隊就要排個</text:span><text:span text:style-name="T8">6-7</text:span><text:span text:style-name="T6">年，才能取得居留。而台灣人如果要收養陸配的親生子女，每年限額更少，只有</text:span><text:span text:style-name="T8">12</text:span><text:span text:style-name="T6">個居留名額。」</text:span><text:span text:style-name="T8"><text:s/><text:line-break/><text:line-break/></text:span><text:span text:style-name="T6">由於長期居留名額有限，小朋友現況只能以「長期探親證」在台讀書就學。排隊領長期居留、</text:span><text:span text:style-name="T8">2</text:span><text:span text:style-name="T6">年後再申請身分證。</text:span><text:span text:style-name="T8"><text:s/><text:line-break/><text:line-break/></text:span><text:span text:style-name="T6">而本來預計開放的，就是這群在排隊有探親證、或者已有居留證、在等身分證的小朋友。</text:span><text:span text:style-name="T8"><text:s/><text:line-break/><text:line-break/></text:span><text:span text:style-name="T6">他們是「未選擇」台灣籍、與台灣無淵源的人嗎？</text:span><text:span text:style-name="T8"><text:s/><text:line-break/><text:line-break/></text:span><text:span text:style-name="T6">不是！他們選擇要台灣籍！但是因為台灣的限制規定，還沒領到台灣籍，然早已在台灣生活就學幾年的小朋友！</text:span><text:span text:style-name="T8"><text:s/><text:line-break/><text:line-break/></text:span><text:span text:style-name="T6">你排隊買東西，排到一半老闆衝出來罵「你手上沒我的產品、不愛我們店、滾！」你會覺得老闆有病。</text:span><text:span text:style-name="T8"><text:s/><text:line-break/><text:line-break/></text:span><text:span text:style-name="T6">還是今天執政黨能證明，有居留證尚未領身分證的小朋友，都是假意要領身分證、內心鄙視台灣籍？</text:span><text:span text:style-name="T8"><text:s/><text:line-break/><text:line-break/></text:span><text:span text:style-name="T6">執政黨若以任何理由拒絕，皆有說法，然若以小朋友「沒選擇台灣籍」為由拒絕，則是赤裸裸的造謠與卸責。</text:span><text:span text:style-name="T8"><text:s/><text:line-break/><text:line-break/></text:span><text:span text:style-name="T6">⏹️邏輯的謬誤</text:span><text:span text:style-name="T8"><text:s/><text:line-break/><text:line-break/></text:span><text:span text:style-name="T6">取消陸配子女回家的理由是防疫優先。</text:span><text:span text:style-name="T8"><text:s/><text:line-break/><text:line-break/></text:span><text:span text:style-name="T6">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8"><text:s/><text:line-break/><text:line-break/></text:span><text:span text:style-name="T6">同地點的日本人可以來、東南亞配偶可以來、東南亞配偶的小孩可以來、陸配媽媽可以來、唯獨陸配小孩不能來因為會造成防疫破口？邏輯何在？</text:span><text:span text:style-name="T8"><text:s/><text:line-break/><text:line-break/></text:span><text:span text:style-name="T6">縱使在過年期間，處於歐洲、澳洲，甚至上外太空，絕少感染新冠肺炎，然而台灣的規定是：只要是大陸籍，一律不准入境。豈不怪哉？</text:span><text:span text:style-name="T8"><text:s/><text:line-break/><text:line-break/></text:span><text:span text:style-name="T6">現況，北京上海成都廈門等五個機場的台灣人都能順利返台，但同地點的陸配子女卻不能返台，又是什麼道理？</text:span><text:span text:style-name="T8"><text:s/><text:line-break/><text:line-break/></text:span><text:span text:style-name="T6">若政府今天是所有外籍地、外籍配偶子女都不准來也行，我信任政府決心，然而此刻隔絕的標準，不是防疫優先，而是防止大陸籍優先，當然荒謬。</text:span><text:span text:style-name="T8"><text:s/><text:line-break/><text:line-break/></text:span><text:span text:style-name="T6">在網路上隨便反對「陸配子女」四個字很容易，當你看到聽到媽媽的哭訴聲呢？反對者反對批評的，都是活生生的家庭與個人。</text:span><text:span text:style-name="T8"><text:s/><text:line-break/><text:line-break/></text:span><text:span text:style-name="T6">當執政者開始談選國籍、反對者動輒談大陸打壓，就知道：不是防疫問題，是政治問題。</text:span><text:span text:style-name="T8"><text:s/><text:line-break/><text:line-break/>P.s. </text:span><text:span text:style-name="T6">別講什麼萬一來台確診怎麼辦的屁話，執政黨除非禁止世界各地各國人民入境，否則憑甚麼同地點的小朋友不能來？</text:span></text:p>
      <text:p text:style-name="P12"><text:span text:style-name="T6">Ethan   |  2020.02.13 14:10   |   </text:span><text:a xlink:type="simple" xlink:href="http://palinfo.habago.org/Entry?Command=Information_PrintForum&amp;iPage=1#FORUM38731"><text:span text:style-name="T17">#</text:span></text:a></text:p>
      <text:p text:style-name="P15"><text:span text:style-name="T6">[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19">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6">[/url] <text:line-break/></text:span><text:span text:style-name="T5">防疫总方程</text:span><text:span text:style-name="T6">——</text:span><text:span text:style-name="T5">通用</text:span><text:span text:style-name="T16">传染病循环因果序列</text:span><text:span text:style-name="T6"><text:s/><text:line-break/><text:line-break/>........ <text:line-break/>......... <text:line-break/>......... <text:line-break/><text:line-break/></text:span><text:span text:style-name="T5">基因战原</text:span><text:span text:style-name="T16">则</text:span><text:span text:style-name="T6"><text:s/><text:line-break/><text:line-break/></text:span><text:span text:style-name="T16">现在我们从另一个角度来考虑问题，不是如何避免或减轻一场传染病，而是如何刺激起一场传染病，即要成功地发起一场基因战，需要遵从什么原则。根据以上分析，基因战从操作方法上有以下原则：</text:span><text:span text:style-name="T6"><text:s/><text:line-break/></text:span><text:span text:style-name="T5">尽可能选</text:span><text:span text:style-name="T16">择通过飞沫传播效率高的病原体，以最有效地建立起环境传播通路。</text:span><text:span text:style-name="T6"><text:s/><text:line-break/></text:span><text:span text:style-name="T5">活体动物尤其野生动物市</text:span><text:span text:style-name="T16">场是最佳的初始病原体散播地，以此制造出一批重症患者。</text:span><text:span text:style-name="T6"><text:s/><text:line-break/></text:span><text:span text:style-name="T5">通过初期散播</text:span><text:span text:style-name="T16">开始传染后，通过强烈要求信息公开刺激人群高度拥挤到大规模的医院，以点燃疫情的二级火箭。</text:span><text:span text:style-name="T6"><text:s/><text:line-break/></text:span><text:span text:style-name="T5">对防疫决策</text:span><text:span text:style-name="T16">链上各相关机构和人员进行极端追责等舆论战，使相关机构和人员手忙脚乱，忙中出错。</text:span><text:span text:style-name="T6"><text:s/><text:line-break/></text:span><text:span text:style-name="T5">通过设</text:span><text:span text:style-name="T16">计致病入侵量阈值和致死入侵量阈值，使得最终死亡率在</text:span><text:span text:style-name="T6">1%-5%</text:span><text:span text:style-name="T5">范</text:span><text:span text:style-name="T16">围，这样足以导致全社会恐慌，同时又不致出现太大的人道灾难，使得基因战即使最终被发现，也不致于带来太严重的报复后果。这是对有较强报复能力的基因战对象的作战原则。</text:span><text:span text:style-name="T6"><text:s/><text:line-break/></text:span><text:span text:style-name="T5">对没有任何报复能力的作战对象，可以通过</text:span><text:span text:style-name="T16">调节两个入侵量阈值，获得高死亡率。</text:span><text:span text:style-name="T6"><text:s/><text:line-break/></text:span><text:span text:style-name="T5">很不幸，无</text:span><text:span text:style-name="T16">论</text:span><text:span text:style-name="T6">2002-2003</text:span><text:span text:style-name="T5">年的</text:span><text:span text:style-name="T6">SARS</text:span><text:span text:style-name="T5">、这次的</text:span><text:span text:style-name="T6">2019-nCov</text:span><text:span text:style-name="T5">、非洲埃博拉病毒等都比</text:span><text:span text:style-name="T16">较符合以上特征。当然，仅凭这些特征的吻合并不能直接做出任何科学有效的推论，但它们对研究如何防御基因战无疑是有重要启示的。</text:span><text:span text:style-name="T6"><text:s/><text:line-break/><text:line-break/>..... <text:line-break/>.....</text:span></text:p>
      <text:p text:style-name="P12"><text:span text:style-name="T5">陳真</text:span><text:span text:style-name="T6"><text:s/>  |  2020.02.13 11:13   |   </text:span><text:a xlink:type="simple" xlink:href="http://palinfo.habago.org/Entry?Command=Information_PrintForum&amp;iPage=1#FORUM38730"><text:span text:style-name="T17">#</text:span></text:a></text:p>
      <text:p text:style-name="P13"><text:span text:style-name="T6">大陸人看台灣，看看這些</text:span><text:span text:style-name="T8"><text:s/>"</text:span><text:span text:style-name="T6">名人領袖</text:span><text:span text:style-name="T8">" </text:span><text:span text:style-name="T6">們，看看這樣一種社會，是覺得可笑呢？還是覺得很羨慕很嚮往？</text:span><text:span text:style-name="T8"><text:s/><text:line-break/><text:line-break/></text:span><text:span text:style-name="T6">我常覺得，大腦或心靈，在台灣是一種多餘的器官。</text:span><text:span text:style-name="T8"><text:s/><text:line-break/><text:line-break/></text:span><text:a xlink:type="simple" xlink:href="https://bit.ly/37iWEip"><text:span text:style-name="T15">https://bit.ly/37iWEip</text:span></text:a><text:span text:style-name="T8"><text:s/><text:line-break/><text:line-break/></text:span><text:a xlink:type="simple" xlink:href="https://bit.ly/2vsNnah"><text:span text:style-name="T15">https://bit.ly/2vsNnah</text:span></text:a><text:span text:style-name="T8"><text:s/></text:span></text:p>
      <text:p text:style-name="P12"><text:span text:style-name="T6">Akan   |  2020.02.13 11:00   |   </text:span><text:a xlink:type="simple" xlink:href="http://palinfo.habago.org/Entry?Command=Information_PrintForum&amp;iPage=1#FORUM38729"><text:span text:style-name="T17">#</text:span></text:a></text:p>
      <text:p text:style-name="P13"><text:span text:style-name="T6">原來如此</text:span><text:span text:style-name="T8">~~</text:span><text:span text:style-name="T6">感謝各位開示。對龍應台認識不夠，不知她已有立場</text:span><text:span text:style-name="T8">....</text:span></text:p>
      <text:p text:style-name="P12"><text:span text:style-name="T5">陳真</text:span><text:span text:style-name="T6"><text:s/>  |  2020.02.13 10:18   |   </text:span><text:a xlink:type="simple" xlink:href="http://palinfo.habago.org/Entry?Command=Information_PrintForum&amp;iPage=1#FORUM38728"><text:span text:style-name="T17">#</text:span></text:a></text:p>
      <text:p text:style-name="P13"><text:span text:style-name="T6">等待黎明</text:span><text:span text:style-name="T8"><text:s/><text:line-break/><text:line-break/></text:span><text:span text:style-name="T6">陳真</text:span><text:span text:style-name="T8"><text:s/>2020. 02. 13. <text:line-break/><text:line-break/><text:line-break/></text:span><text:span text:style-name="T6">人渣黨搞仇中反華，幾乎已經搞到一種泯滅人性的地步；連未成年小孩也要拿來當成一種政治懲戒、宣揚仇中反華的對象，說他們</text:span><text:span text:style-name="T8"><text:s/>"</text:span><text:span text:style-name="T6">選錯國籍</text:span><text:span text:style-name="T8">"</text:span><text:span text:style-name="T6">，罪有應得，死好，沒資格和他們的父母一起來台。</text:span><text:span text:style-name="T8"><text:s/><text:line-break/><text:line-break/></text:span><text:span text:style-name="T6">說到仇中反華，因為台灣人的窩囊性格使然，個人層次上，往往隱而不宣，不會搞事，但在眾人集體面向上，台灣人其實已經普遍把大陸人當成賤畜，當成仇敵了，而且爭先恐後表態，對</text:span><text:span text:style-name="T8"><text:s/>"</text:span><text:span text:style-name="T6">他們中國人</text:span><text:span text:style-name="T8">" </text:span><text:span text:style-name="T6">表不屑，彷彿一種榮耀。</text:span><text:span text:style-name="T8"><text:s/><text:line-break/><text:line-break/></text:span><text:span text:style-name="T6">套句怡靜所引述的話來轉個彎，如果哪天我成為解放軍槍下亡魂，如果哪天我成為大陸同胞的仇視對象，我不覺得我</text:span><text:span text:style-name="T8"><text:s/>deserve(</text:span><text:span text:style-name="T6">罪有應得</text:span><text:span text:style-name="T8">)</text:span><text:span text:style-name="T6">，在這點上我不覺得自己有罪，而只是代罪羔羊。在這點上，我不但無罪，而且早已為此承受太多磨難。</text:span><text:span text:style-name="T8"><text:s/><text:line-break/><text:line-break/></text:span><text:span text:style-name="T6">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8">"</text:span><text:span text:style-name="T6">卑鄙是卑鄙者的通行證，高貴是高貴者的墓誌銘</text:span><text:span text:style-name="T8">"</text:span><text:span text:style-name="T6">。</text:span><text:span text:style-name="T8"><text:s/><text:line-break/><text:line-break/></text:span><text:span text:style-name="T6">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8"><text:s/><text:line-break/><text:line-break/></text:span><text:span text:style-name="T6">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8"><text:s/><text:line-break/><text:line-break/></text:span><text:span text:style-name="T6">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8"><text:s/><text:line-break/><text:line-break/></text:span><text:span text:style-name="T6">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8"><text:s/><text:line-break/><text:line-break/></text:span><text:span text:style-name="T6">後記：關於人渣黨對於陸配小孩的身份之造謠，請見底下，摘自侯漢廷臉書。從這件事你就能知道，台灣所謂社運方面</text:span><text:span text:style-name="T8">(</text:span><text:span text:style-name="T6">例如所謂人權</text:span><text:span text:style-name="T8">)</text:span><text:span text:style-name="T6">之一片空白；所謂社運、人權等等等，幾乎</text:span><text:span text:style-name="T8">99.99% </text:span><text:span text:style-name="T6">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8"><text:s/><text:line-break/><text:line-break/>================== <text:line-break/></text:span><text:span text:style-name="T6">摘自侯漢廷臉書</text:span><text:span text:style-name="T8"><text:s/><text:line-break/><text:line-break/>2020. 02. 13. <text:line-break/><text:line-break/></text:span><text:span text:style-name="T6">陸配子女回家遭取消，防的是疫，還是防大陸人？</text:span><text:span text:style-name="T8"><text:s/><text:line-break/><text:line-break/></text:span><text:span text:style-name="T6">被隱匿的資訊</text:span><text:span text:style-name="T8"><text:s/><text:line-break/><text:line-break/></text:span><text:span text:style-name="T6">執政黨說，選擇國籍要承擔。言下之意，沒選擇或放棄台灣籍活該。</text:span><text:span text:style-name="T8"><text:s/><text:line-break/><text:line-break/></text:span><text:span text:style-name="T6">然而，這些尚未領取台灣籍的小朋友，根本不是這樣！</text:span><text:span text:style-name="T8"><text:s/><text:line-break/><text:line-break/></text:span><text:span text:style-name="T6">陸配在大陸的小孩，想申請台灣身分證就能立刻拿到嗎？不。必須先在台灣待滿</text:span><text:span text:style-name="T8">4</text:span><text:span text:style-name="T6">年，才能申請長期居留，之後再待滿</text:span><text:span text:style-name="T8">2</text:span><text:span text:style-name="T6">年，才能取得中華民國籍身分。而長期居留有名額限制，每年只有</text:span><text:span text:style-name="T8">300</text:span><text:span text:style-name="T6">個長期居留的配額！</text:span><text:span text:style-name="T8"><text:s/><text:line-break/><text:line-break/></text:span><text:span text:style-name="T6">陸委會處長蔡志儒說，「依照過去的經驗，可能排隊就要排個</text:span><text:span text:style-name="T8">6-7</text:span><text:span text:style-name="T6">年，才能取得居留。而台灣人如果要收養陸配的親生子女，每年限額更少，只有</text:span><text:span text:style-name="T8">12</text:span><text:span text:style-name="T6">個居留名額。」</text:span><text:span text:style-name="T8"><text:s/><text:line-break/><text:line-break/></text:span><text:span text:style-name="T6">由於長期居留名額有限，小朋友現況只能以「長期探親證」在台讀書就學。排隊領長期居留、</text:span><text:span text:style-name="T8">2</text:span><text:span text:style-name="T6">年後再申請身分證。</text:span><text:span text:style-name="T8"><text:s/><text:line-break/><text:line-break/></text:span><text:span text:style-name="T6">而本來預計開放的，就是這群在排隊有探親證、或者已有居留證、在等身分證的小朋友。</text:span><text:span text:style-name="T8"><text:s/><text:line-break/><text:line-break/></text:span><text:span text:style-name="T6">他們是「未選擇」台灣籍、與台灣無淵源的人嗎？</text:span><text:span text:style-name="T8"><text:s/><text:line-break/><text:line-break/></text:span><text:span text:style-name="T6">不是！他們選擇要台灣籍！但是因為台灣的限制規定，還沒領到台灣籍，然早已在台灣生活就學幾年的小朋友！</text:span><text:span text:style-name="T8"><text:s/><text:line-break/><text:line-break/></text:span><text:span text:style-name="T6">你排隊買東西，排到一半老闆衝出來罵「你手上沒我的產品、不愛我們店、滾！」你會覺得老闆有病。</text:span><text:span text:style-name="T8"><text:s/><text:line-break/><text:line-break/></text:span><text:span text:style-name="T6">還是今天執政黨能證明，有居留證尚未領身分證的小朋友，都是假意要領身分證、內心鄙視台灣籍？</text:span><text:span text:style-name="T8"><text:s/><text:line-break/><text:line-break/></text:span><text:span text:style-name="T6">執政黨若以任何理由拒絕，皆有說法，然若以小朋友「沒選擇台灣籍」為由拒絕，則是赤裸裸的造謠與卸責。</text:span><text:span text:style-name="T8"><text:s/><text:line-break/><text:line-break/></text:span><text:span text:style-name="T6">邏輯的謬誤</text:span><text:span text:style-name="T8"><text:s/><text:line-break/><text:line-break/></text:span><text:span text:style-name="T6">取消陸配子女回家的理由是防疫優先。</text:span><text:span text:style-name="T8"><text:s/><text:line-break/><text:line-break/></text:span><text:span text:style-name="T6">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8"><text:s/><text:line-break/><text:line-break/></text:span><text:span text:style-name="T6">同地點的日本人可以來、東南亞配偶可以來、東南亞配偶的小孩可以來、陸配媽媽可以來、唯獨陸配小孩不能來因為會造成防疫破口？邏輯何在？</text:span><text:span text:style-name="T8"><text:s/><text:line-break/><text:line-break/></text:span><text:span text:style-name="T6">縱使在過年期間，處於歐洲、澳洲，甚至上外太空，絕少感染新冠肺炎，然而台灣的規定是：只要是大陸籍，一律不准入境。豈不怪哉？</text:span><text:span text:style-name="T8"><text:s/><text:line-break/><text:line-break/></text:span><text:span text:style-name="T6">現況，北京上海成都廈門等五個機場的台灣人都能順利返台，但同地點的陸配子女卻不能返台，又是什麼道理？</text:span><text:span text:style-name="T8"><text:s/><text:line-break/><text:line-break/></text:span><text:span text:style-name="T6">若政府今天是所有外籍地、外籍配偶子女都不准來也行，我信任政府決心，然而此刻隔絕的標準，不是防疫優先，而是防止大陸籍優先，當然荒謬。</text:span><text:span text:style-name="T8"><text:s/><text:line-break/><text:line-break/></text:span><text:span text:style-name="T6">在網路上隨便反對「陸配子女」四個字很容易，當你看到聽到媽媽的哭訴聲呢？反對者反對批評的，都是活生生的家庭與個人。</text:span><text:span text:style-name="T8"><text:s/><text:line-break/><text:line-break/></text:span><text:span text:style-name="T6">當執政者開始談選國籍、反對者動輒談大陸打壓，就知道：不是防疫問題，是政治問題。</text:span><text:span text:style-name="T8"><text:s/><text:line-break/><text:line-break/>P.s. </text:span><text:span text:style-name="T6">別講什麼萬一來台確診怎麼辦的屁話，執政黨除非禁止世界各地各國人民入境，否則憑甚麼同地點的小朋友不能來？</text:span><text:span text:style-name="T8"><text:s/><text:line-break/><text:line-break/>=================== <text:line-break/></text:span><text:span text:style-name="T6">陸配子女來台喊卡</text:span><text:span text:style-name="T8"><text:s/></text:span><text:span text:style-name="T6">陳時中：選了國籍就要承擔</text:span><text:span text:style-name="T8"><text:s/><text:line-break/><text:line-break/>2020/02/12 <text:line-break/><text:line-break/></text:span><text:span text:style-name="T6">陸委會</text:span><text:span text:style-name="T8">11</text:span><text:span text:style-name="T6">日宣布有條件開放陸配子女入境引發民眾反彈，中央流行疫情指揮中心指揮官陳時中（中）、執行官周志浩（左）及外交部祕書長郭仲熙（右）</text:span><text:span text:style-name="T8">12</text:span><text:span text:style-name="T6">日下午舉行記者會，陳時中表示，撤回陸委會宣布所有陸配子女入境規定。陳時中說，就「情」的層面雖然有親情在，但「國人優先」是最高原則，這些人最初沒有選擇台灣國籍，就要自己做安排。</text:span><text:span text:style-name="T8"><text:s/><text:line-break/><text:line-break/>==================== <text:line-break/></text:span><text:span text:style-name="T6">放寬陸配子女返台惹議</text:span><text:span text:style-name="T8"><text:s/></text:span><text:span text:style-name="T6">陸委會臉書致歉：記取教訓</text:span><text:span text:style-name="T8"><text:s/><text:line-break/><text:line-break/></text:span><text:span text:style-name="T6">新頭殼</text:span><text:span text:style-name="T8">newtalk <text:line-break/><text:line-break/></text:span><text:span text:style-name="T6">林序家</text:span><text:span text:style-name="T8"><text:s/></text:span><text:span text:style-name="T6">綜合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放寬取得居留權中國籍配偶子女來台條件引發爭議，陸委會</text:span><text:span text:style-name="T8">12</text:span><text:span text:style-name="T6">日晚間在臉書致歉。</text:span><text:span text:style-name="T8"><text:s/></text:span><text:span text:style-name="T6">圖：翻攝陸委會臉書</text:span><text:span text:style-name="T8"><text:s/><text:line-break/><text:line-break/>[</text:span><text:span text:style-name="T6">新頭殼</text:span><text:span text:style-name="T8">newtalk] </text:span><text:span text:style-name="T6">陸委會前天宣布放寬取得居留權中國籍配偶子女來台條件引發爭議，隨後增加未成年、中國親友無能力照顧、父母皆在台等條件限制，</text:span><text:span text:style-name="T8">12</text:span><text:span text:style-name="T6">日仍無法平息爭議後喊卡。陸委會晚間在臉書發文致歉，並稱「謝謝所有網友們給的批評與建議」，一定會虛心受教、痛切檢討、記取教訓。</text:span></text:p>
      <text:p text:style-name="P12"><text:span text:style-name="T5">陳真</text:span><text:span text:style-name="T6"><text:s/>  |  2020.02.13 10:18   |   </text:span><text:a xlink:type="simple" xlink:href="http://palinfo.habago.org/Entry?Command=Information_PrintForum&amp;iPage=1#FORUM38728"><text:span text:style-name="T17">#</text:span></text:a></text:p>
      <text:p text:style-name="P13"><text:span text:style-name="T6">人渣黨搞仇中反華，幾乎已經搞到一種泯滅人性的地步。因為窩囊使然，個人層次上，往往隱而不宣，不會搞事，但在眾人集體面向上，台灣人其實已經普遍把大陸人當成賤畜，當成仇敵了。</text:span><text:span text:style-name="T8"><text:s/><text:line-break/><text:line-break/></text:span><text:span text:style-name="T6">套句怡靜所引述的話來轉個彎，如果哪天我成為解放軍槍下亡魂，如果哪天我成為大陸同胞的仇視對象，我不覺得我</text:span><text:span text:style-name="T8"><text:s/>deserve(</text:span><text:span text:style-name="T6">罪有應得</text:span><text:span text:style-name="T8">)</text:span><text:span text:style-name="T6">，在這點上我不覺得自己有罪，而只是代罪羔羊。在這點上，我不但無罪，而且早已為此承受太多磨難。</text:span><text:span text:style-name="T8"><text:s/><text:line-break/><text:line-break/></text:span><text:span text:style-name="T6">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8">"</text:span><text:span text:style-name="T6">卑鄙是卑鄙者的通行證，高貴是高貴者的墓誌銘</text:span><text:span text:style-name="T8">"</text:span><text:span text:style-name="T6">。</text:span><text:span text:style-name="T8"><text:s/><text:line-break/><text:line-break/></text:span><text:span text:style-name="T6">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8"><text:s/><text:line-break/><text:line-break/></text:span><text:span text:style-name="T6">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8"><text:s/><text:line-break/><text:line-break/></text:span><text:span text:style-name="T6">陳真</text:span><text:span text:style-name="T8"><text:s/>2020. 02. 13. <text:line-break/><text:line-break/>================ <text:line-break/></text:span><text:span text:style-name="T6">放寬陸配子女返台惹議</text:span><text:span text:style-name="T8"><text:s/></text:span><text:span text:style-name="T6">陸委會臉書致歉：記取教訓</text:span><text:span text:style-name="T8"><text:s/><text:line-break/><text:line-break/></text:span><text:span text:style-name="T6">新頭殼</text:span><text:span text:style-name="T8">newtalk &amp;;#124;</text:span><text:span text:style-name="T6">林序家</text:span><text:span text:style-name="T8"><text:s/></text:span><text:span text:style-name="T6">綜合報導</text:span><text:span text:style-name="T8"><text:s/><text:line-break/><text:line-break/>2020</text:span><text:span text:style-name="T6">年</text:span><text:span text:style-name="T8">2</text:span><text:span text:style-name="T6">月</text:span><text:span text:style-name="T8">13</text:span><text:span text:style-name="T6">日</text:span><text:span text:style-name="T8"><text:s/><text:line-break/><text:line-break/></text:span><text:span text:style-name="T6">放寬取得居留權中國籍配偶子女來台條件引發爭議，陸委會</text:span><text:span text:style-name="T8">12</text:span><text:span text:style-name="T6">日晚間在臉書致歉。</text:span><text:span text:style-name="T8"><text:s/></text:span><text:span text:style-name="T6">圖：翻攝陸委會臉書</text:span><text:span text:style-name="T8"><text:s/><text:line-break/><text:line-break/>[</text:span><text:span text:style-name="T6">新頭殼</text:span><text:span text:style-name="T8">newtalk] </text:span><text:span text:style-name="T6">陸委會前天宣布放寬取得居留權中國籍配偶子女來台條件引發爭議，隨後增加未成年、中國親友無能力照顧、父母皆在台等條件限制，</text:span><text:span text:style-name="T8">12</text:span><text:span text:style-name="T6">日仍無法平息爭議後喊卡。陸委會晚間在臉書發文致歉，並稱「謝謝所有網友們給的批評與建議」，一定會虛心受教、痛切檢討、記取教訓。</text:span></text:p>
      <text:p text:style-name="P12"><text:span text:style-name="T5">張萬康</text:span><text:span text:style-name="T6"><text:s/>  |  2020.02.13 08:01   |   </text:span><text:a xlink:type="simple" xlink:href="http://palinfo.habago.org/Entry?Command=Information_PrintForum&amp;iPage=1#FORUM38727"><text:span text:style-name="T17">#</text:span></text:a></text:p>
      <text:p text:style-name="P13"><text:span text:style-name="T6">昨日（</text:span><text:span text:style-name="T8">2019/2/12</text:span><text:span text:style-name="T6">）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8"><text:s/><text:line-break/><text:line-break/></text:span><text:span text:style-name="T6">也有人這兩天臭罵我：「看不下去了，就此取</text:span><text:span text:style-name="T16">关吧（</text:span><text:span text:style-name="T8">*</text:span><text:span text:style-name="T6">按：取消關注之意），你所站的角度，完全就没有任何人道可言。你在台湾，</text:span><text:span text:style-name="T16">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8"><text:s/><text:line-break/><text:line-break/></text:span><text:span text:style-name="T6">我回覆：「這位妹妹，我跟你說啊，底層，寒傖，掙血汗錢，攢得辛苦的人，台灣多得是，我家還在抽糞咧。」（是說每年要抽水肥）</text:span><text:span text:style-name="T8"><text:s/><text:line-break/><text:line-break/></text:span><text:span text:style-name="T6">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8">X</text:span><text:span text:style-name="T6">」的是避免審查。</text:span><text:span text:style-name="T8"><text:s/><text:line-break/><text:line-break/></text:span><text:span text:style-name="T6">◎</text:span><text:span text:style-name="T8"><text:s/><text:line-break/></text:span><text:span text:style-name="T6">要跟我</text:span><text:span text:style-name="T16">讲</text:span><text:span text:style-name="T8">93</text:span><text:span text:style-name="T16">岁的老红军战士捐出一万五，为了共赴国难，这我一听就明白。欸，人家的年纪从抗战、内战、抗美援朝、大炼</text:span><text:span text:style-name="T8">X</text:span><text:span text:style-name="T6">、大跃</text:span><text:span text:style-name="T8">X</text:span><text:span text:style-name="T6">、离家几千里去劳动，一路什么事儿都赶上了，就算没亲身下</text:span><text:span text:style-name="T16">锅，年代都赶上了。长久以来他习惯每件事都热心参与（尽管上当），他兴许台湾</text:span><text:span text:style-name="T8">921</text:span><text:span text:style-name="T6">大地震也掏过口袋里又油又旧又</text:span><text:span text:style-name="T16">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8"><text:s/><text:line-break/><text:line-break/></text:span><text:span text:style-name="T6">他老舅可能当年缺手歪脖子没法跟八路走，只能在部</text:span><text:span text:style-name="T16">队经过村庄时去帮他们拉一趟车，也当光荣的回忆。他当他参加过革命耶，他那天回家跟家人说他看到陈毅</text:span><text:span text:style-name="T8">……</text:span><text:span text:style-name="T6">他</text:span><text:span text:style-name="T16">讲陈毅跟他握手</text:span><text:span text:style-name="T8">……</text:span><text:span text:style-name="T6">兴</text:span><text:span text:style-name="T16">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8">——</text:span><text:span text:style-name="T6">他</text:span><text:span text:style-name="T16">们是那个时代过来的人，你们拿他（一个</text:span><text:span text:style-name="T8">93</text:span><text:span text:style-name="T16">岁老兵）兴冲冲跑来捐款的心情来说事，这叫他情何以堪。你们这样骂，他不揪心自己一片好意反而害了国家吗？你们说你没错，是上面收你的钱错，他听得懂吗？他只能嘴张老大</text:span><text:span text:style-name="T8">…… <text:line-break/><text:line-break/></text:span><text:span text:style-name="T6">（</text:span><text:span text:style-name="T8">*</text:span><text:span text:style-name="T6">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8"><text:s/><text:line-break/><text:line-break/></text:span><text:span text:style-name="T6">他</text:span><text:span text:style-name="T16">们不懂你们读的书，你们也不懂他们的过去。可你们比他们进步、前进、渊博的话，你们该懂别伤害老实人，书读越多要越懂事儿。光有智没用，人要有慧。</text:span><text:span text:style-name="T8"><text:s/><text:line-break/><text:line-break/></text:span><text:span text:style-name="T6">「秀才遇到兵，有理</text:span><text:span text:style-name="T16">说不清。」老古话有几分理。可我说这年头：「老兵遇文青，没病也气出病。」</text:span><text:span text:style-name="T8"><text:s/><text:line-break/><text:line-break/></text:span><text:span text:style-name="T6">再來，河南农民捐菜</text:span><text:span text:style-name="T16">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8"><text:s/><text:line-break/><text:line-break/></text:span><text:span text:style-name="T6">什么叫</text:span><text:span text:style-name="T16">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8">bi</text:span><text:span text:style-name="T6">。如果那个</text:span><text:span text:style-name="T16">领导趁机给自己立功，那当然不行。但咱们也没办法事事都去追查呗？你会想去追这个事吗？那你去他们村里进行田野调查一下。</text:span><text:span text:style-name="T8"><text:s/><text:line-break/><text:line-break/></text:span><text:span text:style-name="T6">发神经。能</text:span><text:span text:style-name="T16">骂的事情又不少这一桩。</text:span><text:span text:style-name="T8"><text:s/><text:line-break/><text:line-break/></text:span><text:span text:style-name="T6">底</text:span><text:span text:style-name="T16">层的人，或做劳动的工人，他们在意的是被尊重。好比修水电的、做木工的，来你家施工，你给他一罐可乐，有的人神情酷酷冷冷的，说不用，其实他心里受用，他内心打量：「这家人很富但人还算挺好？</text:span><text:span text:style-name="T8">......</text:span><text:span text:style-name="T6">先不动声色，搞不好他等等就</text:span><text:span text:style-name="T16">啰唆我哪里没做好，是个烦人精</text:span><text:span text:style-name="T8">......</text:span><text:span text:style-name="T6">」你把这罐可放桌上就好，几小时之后施工</text:span><text:span text:style-name="T16">结束，相处不错，价格也行，你跟他彼此笑谈几句，顺手递给他可乐，他顺手就接过去。</text:span><text:span text:style-name="T8"><text:s/><text:line-break/><text:line-break/></text:span><text:span text:style-name="T6">「</text:span><text:span text:style-name="T16">顺」很重要。「自然」很重要。你和他都一起放松了，这个可乐就可乐了。</text:span><text:span text:style-name="T8"><text:s/><text:line-break/><text:line-break/></text:span><text:span text:style-name="T6">台湾有的工人帮有</text:span><text:span text:style-name="T16">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8"><text:s/><text:line-break/><text:line-break/></text:span><text:span text:style-name="T6">那</text:span><text:span text:style-name="T16">试问，大陆上的工人受有钱人的气会少吗？</text:span><text:span text:style-name="T8"><text:s/><text:line-break/><text:line-break/></text:span><text:span text:style-name="T6">不是</text:span><text:span text:style-name="T16">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8"><text:s/><text:line-break/><text:line-break/></text:span><text:span text:style-name="T6">扯</text:span><text:span text:style-name="T16">远了。如果那么爱喷，武汉有个法国医师不上撤侨的飞机，他要留在武汉帮忙医疗的事。为何不喷？</text:span><text:span text:style-name="T8"><text:s/><text:line-break/><text:line-break/></text:span><text:span text:style-name="T6">他</text:span><text:span text:style-name="T16">说他在这里可以帮忙治疗外国人。问题来了，他有没有帮中国人？我如果问这个，那我真是太闲，找麻烦。</text:span><text:span text:style-name="T8"><text:s/><text:line-break/><text:line-break/></text:span><text:span text:style-name="T6">但我</text:span><text:span text:style-name="T16">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8"><text:s/><text:line-break/><text:line-break/></text:span><text:span text:style-name="T6">如果你用同样的</text:span><text:span text:style-name="T16">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8"><text:s/><text:line-break/><text:line-break/></text:span><text:span text:style-name="T6">你要这样</text:span><text:span text:style-name="T16">喷一个老兵捐款的事，那你也该喷这个法国医生的事。「真是不要脸，让人家留下来奋战，帮助这么烂的国家。搞不好上面给了这洋鬼子一笔钱，賄赂他演了这一出。」怎么不这样说。</text:span><text:span text:style-name="T8"><text:s/><text:line-break/><text:line-break/></text:span><text:span text:style-name="T6">别在那边假慈悲啦。根本内心深处看不起老兵？看到外国医生就好棒棒？</text:span><text:span text:style-name="T8">……</text:span><text:span text:style-name="T16">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8"><text:s/><text:line-break/><text:line-break/></text:span><text:span text:style-name="T6">看到一件事，就非要反</text:span><text:span text:style-name="T16">应一件事。这种脑子，格器，特糟糕。朋友们要想一想。有的事你不想赞美（或不想骂），也可以跳过，不必非要来个几句。又不是色情狂，看到什么都反应。</text:span><text:span text:style-name="T8"><text:s/><text:line-break/><text:line-break/></text:span><text:span text:style-name="T6">你已经</text:span><text:span text:style-name="T16">习惯什么都骂了，上瘾，那你得细心。可以上瘾，人难免都会。你可以喷，老爷子你傻啊，红什么会的效能是零，另一个某某单位也够扯，你怎不改捐别的单位。</text:span><text:span text:style-name="T8">——</text:span><text:span text:style-name="T6">这样的回</text:span><text:span text:style-name="T16">应还勉强可以。但你如果哭天抢地喷说，老爷子你省吃俭用，攒了多久才有这个钱，你至于吗？上面好意思收吗？</text:span><text:span text:style-name="T8">——</text:span><text:span text:style-name="T6">这就不得体了，因</text:span><text:span text:style-name="T16">为你是在可怜他。他觉得你在看不起他，而你也真的打心底看不起他但你不承认。</text:span><text:span text:style-name="T8"><text:s/><text:line-break/><text:line-break/></text:span><text:span text:style-name="T6">你若豪情万丈、无比感恩的</text:span><text:span text:style-name="T16">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8"><text:s/><text:line-break/><text:line-break/></text:span><text:span text:style-name="T6">你今天在路上遇到一个</text:span><text:span text:style-name="T16">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8"><text:s/><text:line-break/><text:line-break/></text:span><text:span text:style-name="T6">去年在泉州的一个晚上，我遇到一个出租车司机，年</text:span><text:span text:style-name="T16">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8"><text:s/><text:line-break/><text:line-break/></text:span><text:span text:style-name="T6">感不感动。一听就是</text:span><text:span text:style-name="T16">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12"><text:span text:style-name="T5">張萬康</text:span><text:span text:style-name="T6"><text:s/>  |  2020.02.13 07:31   |   </text:span><text:a xlink:type="simple" xlink:href="http://palinfo.habago.org/Entry?Command=Information_PrintForum&amp;iPage=1#FORUM38726"><text:span text:style-name="T17">#</text:span></text:a></text:p>
      <text:p text:style-name="P13"><text:span text:style-name="T6">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8">93</text:span><text:span text:style-name="T6">歲紅軍老戰士，他來捐善款，你不收，他還心不安，為國家睡不著。</text:span><text:span text:style-name="T8"><text:s/><text:line-break/><text:line-break/></text:span><text:span text:style-name="T6">「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8"><text:s/><text:line-break/><text:line-break/></text:span><text:span text:style-name="T6">那篇文章整個的可笑在於，整個邏輯很不搭。作者想賣弄學問，不必扯上「武漢加油」這事。如果說，希望大家創意發想，多提供句子給武漢、湖北用，這樣來表達即可。扯到修辭，神經病，書呆子。簡單說就是個</text:span><text:span text:style-name="T8">slogan</text:span><text:span text:style-name="T6">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8">49</text:span><text:span text:style-name="T6">年來的外省讀書人，普遍受五四影響，他們當學校老師，給台灣的就是五四以來的國文教育。五四當年，台灣島上的文人也頗注意五四的發生。</text:span><text:span text:style-name="T8"><text:s/><text:line-break/><text:line-break/></text:span><text:span text:style-name="T6">談到</text:span><text:span text:style-name="T8">slogan</text:span><text:span text:style-name="T6">，我前陣子在微博、豆瓣提到「九頭鳥精神」。響應的湖北人不多，不過大多還算謝謝我的關懷。</text:span><text:span text:style-name="T8"><text:s/><text:line-break/><text:line-break/></text:span><text:span text:style-name="T6">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8"><text:s/><text:line-break/><text:line-break/></text:span><text:span text:style-name="T6">「它是亦邪亦正，充</text:span><text:span text:style-name="T16">满大能量的意思。必须坦然坦荡到，就算大家说它是负面，也要欢喜接受，十分享受。这，才是湖北人的大能量，也才是真正的大气。九头鸟的自我认同，用低级一点的方式来说，类似</text:span><text:span text:style-name="T8">“</text:span><text:span text:style-name="T6">男人不坏，女人不</text:span><text:span text:style-name="T16">爱</text:span><text:span text:style-name="T8">”</text:span><text:span text:style-name="T6">。用升华的角度</text:span><text:span text:style-name="T16">来说，它是一种坦然坦荡的气度气魄，别人说你好坏对错是非，你都接受。九头鸟就是湖北魂。湖北魂就是九头鸟。九头鸟是魔，但不是恶魔。九头鸟的底蕴终究还是个正气。」</text:span><text:span text:style-name="T8"><text:s/><text:line-break/><text:line-break/></text:span><text:span text:style-name="T6">有些湖北朋友看了我這樣寫，會心一笑，但實在不敢接受與力挺我的想法，尤其這陣子心情更嚴肅。但沒關係啦。哈。能讓他們在封城時期笑一笑也好。</text:span><text:span text:style-name="T8"><text:s/><text:line-break/><text:line-break/></text:span><text:span text:style-name="T6">話回「風月同光」那篇，大陸和國派文青看了開始高捧港台與日本，扯到啥共產黨破壞中華文化，所以只能喊武漢加油。這些人自認腦子很棒，很</text:span><text:span text:style-name="T8">low</text:span><text:span text:style-name="T6">逼，可笑。而且有一種布爾喬亞、小資在那邊站著說話不腰疼的感覺，賣弄廉價的文學美容來裝不凡，實在挺小兒科的。</text:span><text:span text:style-name="T8"><text:s/><text:line-break/><text:line-break/></text:span><text:span text:style-name="T6">半夜我發現當局把這篇砍了，這很沒必要，沒必要跟那群廢料文青認真，這樣是反效果，弄出更多的小恨國派。什麼都想管，政府累的是自己。</text:span><text:span text:style-name="T8"><text:s/><text:line-break/><text:line-break/></text:span><text:span text:style-name="T6">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8"><text:s/><text:line-break/><text:line-break/></text:span><text:span text:style-name="T6">我有一半湖北血統，我是九頭鳥。哇哈哈哈。一個湖北小妹回我：「九头鸟就是打不死的神</text:span><text:span text:style-name="T16">兽，所以这次一定会扛过去！」～看，還是有人鳥我。</text:span><text:span text:style-name="T8">......</text:span><text:span text:style-name="T6">不過只有她贊成，噗嗤。</text:span><text:span text:style-name="T8"><text:s/><text:line-break/></text:span></text:p>
      <text:p text:style-name="P12"><text:span text:style-name="T5">林炤育</text:span><text:span text:style-name="T6"><text:s/>  |  2020.02.13 06:25   |   </text:span><text:a xlink:type="simple" xlink:href="http://palinfo.habago.org/Entry?Command=Information_PrintForum&amp;iPage=1#FORUM38725"><text:span text:style-name="T17">#</text:span></text:a></text:p>
      <text:p text:style-name="P16"><text:span text:style-name="T5">當高曉松在微博上寫著</text:span><text:span text:style-name="T8"><text:s/><text:line-break/></text:span><text:span text:style-name="T5">：</text:span><text:span text:style-name="T8">“</text:span><text:span text:style-name="T5">建</text:span><text:span text:style-name="T6">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8">” <text:line-break/><text:line-break/></text:span><text:span text:style-name="T5">隔天在龍應台的</text:span><text:span text:style-name="T8">FB</text:span><text:span text:style-name="T5">上卻看到</text:span><text:span text:style-name="T8"><text:s/><text:line-break/>: "</text:span><text:span text:style-name="T5">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5">「為什麼別人會寫『風月同天』，而你只會喊『武漢加油』？」</text:span><text:span text:style-name="T8"><text:s/><text:line-break/><text:line-break/></text:span><text:span text:style-name="T5">有原因的。</text:span><text:span text:style-name="T8"><text:s/><text:line-break/><text:line-break/></text:span><text:span text:style-name="T5">如果集體的語言貧乏、草率、粗糙，甚至粗暴，那是因為集體的心靈貧乏、草率、粗糙，甚至粗暴了⋯⋯</text:span><text:span text:style-name="T8">" <text:line-break/><text:line-break/><text:line-break/><text:line-break/></text:span><text:span text:style-name="T5">下面是</text:span><text:span text:style-name="T8">FB</text:span><text:span text:style-name="T5">留言</text:span><text:span text:style-name="T8"><text:s/><text:line-break/><text:line-break/>Vislin Wang: <text:line-break/></text:span><text:span text:style-name="T5">龙老师您好，忽</text:span><text:span text:style-name="T6">闻您发表了对中国传统文化的相关点评，没曾想您还健在，鄙人当即翻越万里长城，终于得以窥探全文。阅后即感激涕零，心中许久未能平静，一句</text:span><text:span text:style-name="T8">“</text:span><text:span text:style-name="T5">操你</text:span><text:span text:style-name="T6">妈</text:span><text:span text:style-name="T8">”</text:span><text:span text:style-name="T5">送</text:span><text:span text:style-name="T6">给您。不要小瞧这区区三字，望您在有生之年，用心研习当下中国人民的生活与文化，您会发现这是对您最大的褒奖呦～</text:span><text:span text:style-name="T8"><text:s/><text:line-break/><text:line-break/></text:span><text:span text:style-name="T5">高宏德</text:span><text:span text:style-name="T8"><text:s/><text:line-break/></text:span><text:span text:style-name="T5">古有一商人，于川中收</text:span><text:span text:style-name="T6">购一批苎麻、柑橘、小麦、兽皮，以船运到外地贩卖。船到半途，水急桨朽，桨杆折断顺水流失，船夫甚急，问商人</text:span><text:span text:style-name="T8">:</text:span><text:span text:style-name="T5">无</text:span><text:span text:style-name="T6">桨不得行船，你的货物包里有没有长直之物可以当桨？商人安慰他</text:span><text:span text:style-name="T8">:</text:span><text:span text:style-name="T5">莫急，我有橘麻麦皮不知当</text:span><text:span text:style-name="T6">桨不当桨？</text:span><text:span text:style-name="T8"><text:s/><text:line-break/><text:line-break/>Henry Chu <text:line-break/></text:span><text:span text:style-name="T5">高宏德</text:span><text:span text:style-name="T8"><text:s/></text:span><text:span text:style-name="T5">好活儿！</text:span><text:span text:style-name="T8"><text:s/><text:line-break/><text:line-break/></text:span><text:span text:style-name="T5">高宏德</text:span><text:span text:style-name="T8"><text:s/><text:line-break/></text:span><text:span text:style-name="T5">不敢居功，网</text:span><text:span text:style-name="T6">络得来，用于此处顿觉神清气爽。</text:span><text:span text:style-name="T8"><text:s/><text:line-break/><text:line-break/>Minyan Wang <text:line-break/>HSK</text:span><text:span text:style-name="T5">本</text:span><text:span text:style-name="T6">来就是中资机构啊，难不成是日本人创立这个机构拿中文考日本人</text:span><text:span text:style-name="T8">?</text:span><text:span text:style-name="T5">能不能先把背景了解清楚了再</text:span><text:span text:style-name="T6">来写文章</text:span><text:span text:style-name="T8">? <text:line-break/><text:line-break/>Fredd Tian <text:line-break/></text:span><text:span text:style-name="T5">最后还有一句</text:span><text:span text:style-name="T6">话永远没错，文人误国！</text:span><text:span text:style-name="T8"><text:s/><text:line-break/><text:line-break/>China Abidin <text:line-break/></text:span><text:span text:style-name="T5">武汉加油也没</text:span><text:span text:style-name="T6">错啊</text:span><text:span text:style-name="T8"><text:s/>, </text:span><text:span text:style-name="T6">难道</text:span><text:span text:style-name="T8">—</text:span><text:span text:style-name="T5">定要写首</text:span><text:span text:style-name="T6">诗吗？长篇大论也只是显示妳内心的丑陋。</text:span><text:span text:style-name="T8"><text:s/><text:line-break/><text:line-break/></text:span><text:span text:style-name="T6">陈凌悦</text:span><text:span text:style-name="T8"><text:s/><text:line-break/></text:span><text:span text:style-name="T5">住口！无耻老</text:span><text:span text:style-name="T6">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8"><text:s/><text:line-break/><text:line-break/></text:span><text:span text:style-name="T5">曹敏涛</text:span><text:span text:style-name="T8"><text:s/><text:line-break/></text:span><text:span text:style-name="T5">这句</text:span><text:span text:style-name="T6">诗是在日的中国人题得，捐赠物资的也是在日的中资机构，什么都不了解，在这装什么？</text:span><text:span text:style-name="T8"><text:s/><text:line-break/><text:line-break/>KaKa Won <text:line-break/></text:span><text:span text:style-name="T5">小粉紅臭駡龍應台，卻沒看下面批判共黨匪語的長文乃出自貴國學者之手</text:span><text:span text:style-name="T8"><text:s/></text:span><text:span text:style-name="T6">🤣🤣🤣</text:span><text:span text:style-name="T8"><text:s/><text:line-break/><text:line-break/></text:span><text:span text:style-name="T5">曹敏涛</text:span><text:span text:style-name="T8"><text:s/><text:line-break/></text:span><text:span text:style-name="T5">茴香豆的茴字有几个写法？孔乙己</text:span><text:span text:style-name="T8">(</text:span><text:span text:style-name="T5">龙</text:span><text:span text:style-name="T6">应台</text:span><text:span text:style-name="T8">)</text:span><text:span text:style-name="T6">问道</text:span><text:span text:style-name="T8"><text:s/><text:line-break/><text:line-break/></text:span><text:span text:style-name="T5">江余</text:span><text:span text:style-name="T8"><text:s/><text:line-break/></text:span><text:span text:style-name="T5">厚</text:span><text:span text:style-name="T6">颜无耻</text:span><text:span text:style-name="T8"><text:s/><text:line-break/><text:line-break/></text:span><text:span text:style-name="T5">沈</text:span><text:span text:style-name="T6">鹏</text:span><text:span text:style-name="T8"><text:s/><text:line-break/></text:span><text:span text:style-name="T5">台湾人最大的特色就是什么都不如大</text:span><text:span text:style-name="T6">陆，还满满的优越感。</text:span><text:span text:style-name="T8"><text:s/><text:line-break/></text:span><text:span text:style-name="T5">大</text:span><text:span text:style-name="T6">陆封城就是共产体质的独裁性，</text:span><text:span text:style-name="T8"><text:s/><text:line-break/></text:span><text:span text:style-name="T5">台湾封</text:span><text:span text:style-name="T6">岛就是台湾防疫的优越性。</text:span><text:span text:style-name="T8"><text:s/><text:line-break/></text:span><text:span text:style-name="T5">自己不支援也就算了，还想办法吃大</text:span><text:span text:style-name="T6">陆的人血馒头。</text:span><text:span text:style-name="T8"><text:s/><text:line-break/></text:span><text:span text:style-name="T5">疫情可以过去，台湾人的嘴</text:span><text:span text:style-name="T6">脸难以忘记！</text:span><text:span text:style-name="T8"><text:s/><text:line-break/><text:line-break/>Kit Kitt <text:line-break/></text:span><text:span text:style-name="T5">大陸的中華文化已經在共產簡化掉，現在只剩下生硬語言</text:span><text:span text:style-name="T8"><text:s/><text:line-break/><text:line-break/>Jen Roke <text:line-break/></text:span><text:span text:style-name="T6">张口胡话</text:span><text:span text:style-name="T8"><text:s/></text:span><text:span text:style-name="T6">闭口鬼扯</text:span><text:span text:style-name="T8"><text:s/></text:span><text:span text:style-name="T5">总有一天一定</text:span><text:span text:style-name="T6">让你昧着良心说</text:span><text:span text:style-name="T8"><text:s/></text:span><text:span text:style-name="T5">中国加油</text:span><text:span text:style-name="T8"><text:s/></text:span><text:span text:style-name="T5">然后再把这篇文章呼到你</text:span><text:span text:style-name="T6">恶心的嘴脸</text:span><text:span text:style-name="T8"><text:s/><text:line-break/><text:line-break/>Shi Feng <text:line-break/></text:span><text:span text:style-name="T5">龙婆婆，还是台湾人有文化、懂修辞呵，自自冉冉、三只小猪、夕</text:span><text:span text:style-name="T6">鹤、干伶娘、死</text:span><text:span text:style-name="T8">26</text:span><text:span text:style-name="T5">、支那</text:span><text:span text:style-name="T6">贱畜</text:span><text:span text:style-name="T8">…… <text:line-break/><text:line-break/>-------------------------------------- <text:line-break/></text:span><text:span text:style-name="T5">其實龍應台上一則</text:span><text:span text:style-name="T8">FB </text:span><text:span text:style-name="T5">留言的結語也一樣噁心</text:span><text:span text:style-name="T8"><text:s/><text:line-break/><text:line-break/><text:line-break/></text:span><text:span text:style-name="T5">龍應台</text:span><text:span text:style-name="T8"><text:s/>- Lung Yingtai <text:line-break/>2</text:span><text:span text:style-name="T5">月</text:span><text:span text:style-name="T8">7</text:span><text:span text:style-name="T5">日上午</text:span><text:span text:style-name="T8">9:04 · <text:line-break/><text:line-break/></text:span><text:span text:style-name="T5">眼科醫生李文亮。</text:span><text:span text:style-name="T8"><text:s/><text:line-break/></text:span><text:span text:style-name="T5">發現病毒傳染，</text:span><text:span text:style-name="T8">12</text:span><text:span text:style-name="T5">月</text:span><text:span text:style-name="T8">30</text:span><text:span text:style-name="T5">日發出警告。</text:span><text:span text:style-name="T8"><text:s/><text:line-break/></text:span><text:span text:style-name="T5">被國家機器以散佈謠言之罪加以懲罰。</text:span><text:span text:style-name="T8"><text:s/><text:line-break/></text:span><text:span text:style-name="T5">他繼續照顧病人。</text:span><text:span text:style-name="T8"><text:s/><text:line-break/></text:span><text:span text:style-name="T5">他自己染病。</text:span><text:span text:style-name="T8"><text:s/><text:line-break/></text:span><text:span text:style-name="T5">他</text:span><text:span text:style-name="T8">2</text:span><text:span text:style-name="T5">月</text:span><text:span text:style-name="T8">6</text:span><text:span text:style-name="T5">日晚上死亡。</text:span><text:span text:style-name="T8"><text:s/><text:line-break/></text:span><text:span text:style-name="T5">他</text:span><text:span text:style-name="T8">34</text:span><text:span text:style-name="T5">歲，妻子懷孕中。</text:span><text:span text:style-name="T8"><text:s/><text:line-break/><text:line-break/></text:span><text:span text:style-name="T5">悲傷若是一時的集體發洩，他的死，輕如鴻毛。</text:span><text:span text:style-name="T8"><text:s/><text:line-break/></text:span><text:span text:style-name="T5">悲憤若是深沉的社會醒覺，轉化成巨大的改變的力量，他的死，重如泰山。</text:span><text:span text:style-name="T8"><text:s/><text:line-break/><text:line-break/></text:span><text:span text:style-name="T5">他一定會希望，他的孩子，會在一個開放的、誠實的、新鮮的空氣裡長大。</text:span><text:span text:style-name="T8"><text:s/><text:line-break/><text:line-break/><text:line-break/><text:line-break/><text:line-break/><text:line-break/><text:line-break/></text:span></text:p>
      <text:p text:style-name="P12"><text:span text:style-name="T5">老羊</text:span><text:span text:style-name="T6"><text:s/>  |  2020.02.13 06:04   |   </text:span><text:a xlink:type="simple" xlink:href="http://palinfo.habago.org/Entry?Command=Information_PrintForum&amp;iPage=1#FORUM38724"><text:span text:style-name="T17">#</text:span></text:a></text:p>
      <text:p text:style-name="P13"><text:span text:style-name="T6">看熱鬧不嫌事大，我再添點柴火吧。請參考下面兩條微博</text:span><text:span text:style-name="T8"><text:s/><text:line-break/><text:line-break/>====================================== <text:line-break/>@</text:span><text:span text:style-name="T6">凤凰李淼</text:span><text:span text:style-name="T8"><text:s/><text:line-break/></text:span><text:span text:style-name="T6">不知道</text:span><text:span text:style-name="T16">该不该说，</text:span><text:span text:style-name="T8">“</text:span><text:span text:style-name="T6">青山一道同云雨，明月何曾是两</text:span><text:span text:style-name="T16">乡</text:span><text:span text:style-name="T8">”</text:span><text:span text:style-name="T6">，舞</text:span><text:span text:style-name="T16">鹤市捐给大连物资的这句配诗，我的采访发现，背后是由一位在当地政府工作的中国人建议、日本方面采纳的。</text:span><text:span text:style-name="T8"><text:s/><text:line-break/><text:line-break/></text:span><text:span text:style-name="T6">深圳宁南山</text:span><text:span text:style-name="T8"><text:s/><text:line-break/></text:span><text:span text:style-name="T6">《参考消息》</text:span><text:span text:style-name="T16">记者</text:span><text:span text:style-name="T8">2</text:span><text:span text:style-name="T6">月</text:span><text:span text:style-name="T8">6</text:span><text:span text:style-name="T6">日的报道，</text:span><text:span text:style-name="T8">“</text:span><text:span text:style-name="T16">岂曰无衣，与子同裳</text:span><text:span text:style-name="T8">”</text:span><text:span text:style-name="T16">标语也是中国留学生建议的。</text:span><text:span text:style-name="T8"><text:s/></text:span><text:span text:style-name="T6">这批印着</text:span><text:span text:style-name="T8">“</text:span><text:span text:style-name="T16">岂曰无衣，与子同裳</text:span><text:span text:style-name="T8">“</text:span><text:span text:style-name="T6">的物</text:span><text:span text:style-name="T16">资由一家中国本土民企和一家新加坡企业出资，日本当地华人机构采购并且贴上标语运回国内。</text:span><text:span text:style-name="T8"><text:s/><text:line-break/>====================================== <text:line-break/><text:line-break/></text:span><text:span text:style-name="T6">這是韓晗的原文《</text:span><text:span text:style-name="T16">为什么别人会写</text:span><text:span text:style-name="T8">“</text:span><text:span text:style-name="T6">风月同天</text:span><text:span text:style-name="T8">”</text:span><text:span text:style-name="T6">，而你只会喊</text:span><text:span text:style-name="T8">“</text:span><text:span text:style-name="T6">武汉加油</text:span><text:span text:style-name="T8">”</text:span><text:span text:style-name="T6">？》</text:span><text:span text:style-name="T8">https://mp.weixin.qq.com/s/YNvnJiFzDS5CuaM8tV3Amg</text:span><text:span text:style-name="T6">，他批評的是大陸修辭的貧瘠；固然用心良苦，恨鐵不成鋼，但是他列舉的例子全都是官方的宣傳口號，目的原本就是為了簡潔，方便記憶，而不是為了美。</text:span><text:span text:style-name="T8"><text:s/><text:line-break/><text:line-break/></text:span><text:span text:style-name="T6">下面是在大陸年輕人間流傳很廣的歌「權御天下」（權</text:span><text:span text:style-name="T8">=</text:span><text:span text:style-name="T6">孫權）的歌詞。</text:span><text:span text:style-name="T8"><text:s/><text:line-break/>https://youtu.be/LJms1CGHjn8 </text:span><text:span text:style-name="T6">（歌）</text:span><text:span text:style-name="T8"><text:s/><text:line-break/>https://youtu.be/svJULJLIUT4 </text:span><text:span text:style-name="T6">（古箏版，由知名古箏博主「墨韻」編曲演奏）</text:span><text:span text:style-name="T8"><text:s/><text:line-break/></text:span><text:span text:style-name="T6">這些年大陸從民間釋放出的創造力相當驚人，固然官方的宣傳能力向來為人詬病，但是民間的水平絕對輪不到龍應台說三道四。</text:span><text:span text:style-name="T8"><text:s/><text:line-break/><text:line-break/>===================================== <text:line-break/></text:span><text:span text:style-name="T6">東漢末狼煙不休</text:span><text:span text:style-name="T8"><text:s/></text:span><text:span text:style-name="T6">常侍亂</text:span><text:span text:style-name="T8"><text:s/></text:span><text:span text:style-name="T6">朝野陷</text:span><text:span text:style-name="T8"><text:s/></text:span><text:span text:style-name="T6">阿瞞挾天子</text:span><text:span text:style-name="T8"><text:s/></text:span><text:span text:style-name="T6">令諸侯</text:span><text:span text:style-name="T8"><text:s/><text:line-break/></text:span><text:span text:style-name="T6">踞江東志在九州</text:span><text:span text:style-name="T8"><text:s/></text:span><text:span text:style-name="T6">繼祖業</text:span><text:span text:style-name="T8"><text:s/></text:span><text:span text:style-name="T6">承父兄</text:span><text:span text:style-name="T8"><text:s/></text:span><text:span text:style-name="T6">既冕主吳越</text:span><text:span text:style-name="T8"><text:s/></text:span><text:span text:style-name="T6">萬兜鍪</text:span><text:span text:style-name="T8"><text:s/><text:line-break/></text:span><text:span text:style-name="T6">縱天下幾變春秋</text:span><text:span text:style-name="T8"><text:s/></text:span><text:span text:style-name="T6">穩東南</text:span><text:span text:style-name="T8"><text:s/></text:span><text:span text:style-name="T6">面中原</text:span><text:span text:style-name="T8"><text:s/></text:span><text:span text:style-name="T6">水師鎖長江</text:span><text:span text:style-name="T8"><text:s/></text:span><text:span text:style-name="T6">抗曹劉</text:span><text:span text:style-name="T8"><text:s/><text:line-break/></text:span><text:span text:style-name="T6">鎮赤壁雄風赳赳</text:span><text:span text:style-name="T8"><text:s/></text:span><text:span text:style-name="T6">奪荊楚</text:span><text:span text:style-name="T8"><text:s/></text:span><text:span text:style-name="T6">撫山越</text:span><text:span text:style-name="T8"><text:s/></text:span><text:span text:style-name="T6">驅金戈鐵馬</text:span><text:span text:style-name="T8"><text:s/></text:span><text:span text:style-name="T6">滅仇</text:span><text:span text:style-name="T16">雠</text:span><text:span text:style-name="T8"><text:s/><text:line-break/><text:line-break/></text:span><text:span text:style-name="T6">紫發髯碧色眼眸</text:span><text:span text:style-name="T8"><text:s/></text:span><text:span text:style-name="T6">射猛虎</text:span><text:span text:style-name="T8"><text:s/></text:span><text:span text:style-name="T6">倚黃龍</text:span><text:span text:style-name="T8"><text:s/></text:span><text:span text:style-name="T6">膽識過凡人</text:span><text:span text:style-name="T8"><text:s/></text:span><text:span text:style-name="T6">誰敵手</text:span><text:span text:style-name="T8"><text:s/><text:line-break/></text:span><text:span text:style-name="T6">禦天下半百之久</text:span><text:span text:style-name="T8"><text:s/></text:span><text:span text:style-name="T6">選賢臣</text:span><text:span text:style-name="T8"><text:s/></text:span><text:span text:style-name="T6">任能將</text:span><text:span text:style-name="T8"><text:s/></text:span><text:span text:style-name="T6">覆江東雲雨</text:span><text:span text:style-name="T8"><text:s/></text:span><text:span text:style-name="T6">盡風流</text:span><text:span text:style-name="T8"><text:s/><text:line-break/></text:span><text:span text:style-name="T6">千秋過再難回首</text:span><text:span text:style-name="T8"><text:s/></text:span><text:span text:style-name="T6">問古今</text:span><text:span text:style-name="T8"><text:s/></text:span><text:span text:style-name="T6">興亡事</text:span><text:span text:style-name="T8"><text:s/></text:span><text:span text:style-name="T6">幾人耀青史</text:span><text:span text:style-name="T8"><text:s/></text:span><text:span text:style-name="T6">芳名留</text:span><text:span text:style-name="T8"><text:s/><text:line-break/></text:span><text:span text:style-name="T6">笑談間雲煙已舊</text:span><text:span text:style-name="T8"><text:s/></text:span><text:span text:style-name="T6">終留下</text:span><text:span text:style-name="T8"><text:s/></text:span><text:span text:style-name="T6">萬古歎</text:span><text:span text:style-name="T8"><text:s/></text:span><text:span text:style-name="T6">生子該當如</text:span><text:span text:style-name="T8"><text:s/></text:span><text:span text:style-name="T6">孫仲謀</text:span><text:span text:style-name="T8"><text:s/><text:line-break/><text:line-break/></text:span><text:span text:style-name="T6">運帷幄</text:span><text:span text:style-name="T8"><text:s/></text:span><text:span text:style-name="T6">英雄幾拂袖</text:span><text:span text:style-name="T8"><text:s/></text:span><text:span text:style-name="T6">陰謀</text:span><text:span text:style-name="T8"><text:s/></text:span><text:span text:style-name="T6">陽謀</text:span><text:span text:style-name="T8"><text:s/></text:span><text:span text:style-name="T6">明仇</text:span><text:span text:style-name="T8"><text:s/></text:span><text:span text:style-name="T6">暗鬥</text:span><text:span text:style-name="T8"><text:s/></text:span><text:span text:style-name="T6">化作一江濁浪東流</text:span><text:span text:style-name="T8"><text:s/><text:line-break/># <text:line-break/><text:line-break/></text:span><text:span text:style-name="T6">君不見軍赤壁縱野火鐵索連環</text:span><text:span text:style-name="T8"><text:s/></text:span><text:span text:style-name="T6">也不見禦北敵聯西蜀長江上鏖戰</text:span><text:span text:style-name="T8"><text:s/><text:line-break/></text:span><text:span text:style-name="T6">繼遺志領江東屹立于神州東南</text:span><text:span text:style-name="T8"><text:s/></text:span><text:span text:style-name="T6">盡心力灑英血展偉業劍氣指蒼天</text:span><text:span text:style-name="T8"><text:s/><text:line-break/></text:span><text:span text:style-name="T6">軍帳內公瑾智張昭謀奇策頻獻</text:span><text:span text:style-name="T8"><text:s/></text:span><text:span text:style-name="T6">沙場上太史勇甘甯霸一騎當十千</text:span><text:span text:style-name="T8"><text:s/><text:line-break/></text:span><text:span text:style-name="T6">縱使有千萬種寂寞和孤單相伴</text:span><text:span text:style-name="T8"><text:s/></text:span><text:span text:style-name="T6">既受終冠帝冕龍椅上成敗也笑看</text:span><text:span text:style-name="T8"><text:s/><text:line-break/># <text:line-break/><text:line-break/></text:span><text:span text:style-name="T6">鐵甕城難攻易守</text:span><text:span text:style-name="T8"><text:s/></text:span><text:span text:style-name="T6">旌旗立</text:span><text:span text:style-name="T8"><text:s/></text:span><text:span text:style-name="T6">蒼空蔽</text:span><text:span text:style-name="T8"><text:s/></text:span><text:span text:style-name="T6">逾百千雄師</text:span><text:span text:style-name="T8"><text:s/></text:span><text:span text:style-name="T6">萬蒙舟</text:span><text:span text:style-name="T8"><text:s/><text:line-break/></text:span><text:span text:style-name="T6">善制衡眼光獨秀</text:span><text:span text:style-name="T8"><text:s/></text:span><text:span text:style-name="T6">擢魯肅</text:span><text:span text:style-name="T8"><text:s/></text:span><text:span text:style-name="T6">勸阿蒙</text:span><text:span text:style-name="T8"><text:s/></text:span><text:span text:style-name="T6">聚賢成霸業</text:span><text:span text:style-name="T8"><text:s/></text:span><text:span text:style-name="T6">名利收</text:span><text:span text:style-name="T8"><text:s/><text:line-break/></text:span><text:span text:style-name="T6">固疆土施德恩厚</text:span><text:span text:style-name="T8"><text:s/></text:span><text:span text:style-name="T6">軍心定</text:span><text:span text:style-name="T8"><text:s/></text:span><text:span text:style-name="T6">百姓安</text:span><text:span text:style-name="T8"><text:s/></text:span><text:span text:style-name="T6">富國又強兵</text:span><text:span text:style-name="T8"><text:s/></text:span><text:span text:style-name="T6">重耕耨</text:span><text:span text:style-name="T8"><text:s/><text:line-break/></text:span><text:span text:style-name="T6">交遠好未雨綢</text:span><text:span text:style-name="T16">缪</text:span><text:span text:style-name="T8"><text:s/></text:span><text:span text:style-name="T6">聯南洋</text:span><text:span text:style-name="T8"><text:s/></text:span><text:span text:style-name="T6">合林邑</text:span><text:span text:style-name="T8"><text:s/></text:span><text:span text:style-name="T6">行軍遠渡海</text:span><text:span text:style-name="T8"><text:s/></text:span><text:span text:style-name="T6">駐夷洲</text:span><text:span text:style-name="T8"><text:s/><text:line-break/></text:span><text:span text:style-name="T6">殘垣下枯木雕朽</text:span><text:span text:style-name="T8"><text:s/></text:span><text:span text:style-name="T6">想當年</text:span><text:span text:style-name="T8"><text:s/></text:span><text:span text:style-name="T6">麥城邊</text:span><text:span text:style-name="T8"><text:s/></text:span><text:span text:style-name="T6">截兵縛關羽</text:span><text:span text:style-name="T8"><text:s/></text:span><text:span text:style-name="T6">終其壽</text:span><text:span text:style-name="T8"><text:s/><text:line-break/></text:span><text:span text:style-name="T6">憑欄倚橫看吳鈎</text:span><text:span text:style-name="T8"><text:s/></text:span><text:span text:style-name="T6">歎亂世</text:span><text:span text:style-name="T8"><text:s/></text:span><text:span text:style-name="T6">幾時了</text:span><text:span text:style-name="T8"><text:s/></text:span><text:span text:style-name="T6">天下歸一統</text:span><text:span text:style-name="T8"><text:s/></text:span><text:span text:style-name="T6">沒其咎</text:span><text:span text:style-name="T8"><text:s/><text:line-break/></text:span><text:span text:style-name="T6">稱帝王壯心仍稠</text:span><text:span text:style-name="T8"><text:s/></text:span><text:span text:style-name="T6">卻無奈</text:span><text:span text:style-name="T8"><text:s/></text:span><text:span text:style-name="T6">自孤傲</text:span><text:span text:style-name="T8"><text:s/></text:span><text:span text:style-name="T6">同室亦操戈</text:span><text:span text:style-name="T8"><text:s/></text:span><text:span text:style-name="T6">子嗣鬥</text:span><text:span text:style-name="T8"><text:s/><text:line-break/></text:span><text:span text:style-name="T6">千年後患恨徒留</text:span><text:span text:style-name="T8"><text:s/></text:span><text:span text:style-name="T6">再何尋</text:span><text:span text:style-name="T8"><text:s/></text:span><text:span text:style-name="T6">軍帳裏</text:span><text:span text:style-name="T8"><text:s/></text:span><text:span text:style-name="T6">將士聚歡飲</text:span><text:span text:style-name="T8"><text:s/></text:span><text:span text:style-name="T6">賞箜篌</text:span><text:span text:style-name="T8"><text:s/><text:line-break/><text:line-break/></text:span><text:span text:style-name="T6">運帷幄</text:span><text:span text:style-name="T8"><text:s/></text:span><text:span text:style-name="T6">英雄幾拂袖</text:span><text:span text:style-name="T8"><text:s/></text:span><text:span text:style-name="T6">陰謀</text:span><text:span text:style-name="T8"><text:s/></text:span><text:span text:style-name="T6">陽謀</text:span><text:span text:style-name="T8"><text:s/></text:span><text:span text:style-name="T6">明仇</text:span><text:span text:style-name="T8"><text:s/></text:span><text:span text:style-name="T6">暗鬥</text:span><text:span text:style-name="T8"><text:s/></text:span><text:span text:style-name="T6">化作一江濁浪東流</text:span><text:span text:style-name="T8"><text:s/><text:line-break/># <text:line-break/><text:line-break/></text:span><text:span text:style-name="T6">君不見呂子明踏輕舟白衣渡川</text:span><text:span text:style-name="T8"><text:s/></text:span><text:span text:style-name="T6">也不見陸伯言燒聯營火光上衝天</text:span><text:span text:style-name="T8"><text:s/><text:line-break/></text:span><text:span text:style-name="T6">善制衡選賢臣任能將共謀江山</text:span><text:span text:style-name="T8"><text:s/></text:span><text:span text:style-name="T6">聽忠言摒逆語樹威嚴寶劍斫書案</text:span><text:span text:style-name="T8"><text:s/><text:line-break/></text:span><text:span text:style-name="T6">奪荊州抗劉備合曹操共克襄樊</text:span><text:span text:style-name="T8"><text:s/></text:span><text:span text:style-name="T6">守夷陵任陸遜剿敵軍火計破蜀膽</text:span><text:span text:style-name="T8"><text:s/><text:line-break/></text:span><text:span text:style-name="T6">固江河成帝業立國家終歸于亂</text:span><text:span text:style-name="T8"><text:s/></text:span><text:span text:style-name="T6">光陰逝千載過功成者都付笑談間</text:span><text:span text:style-name="T8"><text:s/><text:line-break/># <text:line-break/><text:line-break/></text:span><text:span text:style-name="T6">君不見軍赤壁縱野火鐵索連環</text:span><text:span text:style-name="T8"><text:s/></text:span><text:span text:style-name="T6">也不見禦北敵聯西蜀長江上鏖戰</text:span><text:span text:style-name="T8"><text:s/><text:line-break/></text:span><text:span text:style-name="T6">繼遺志領江東屹立于神州東南</text:span><text:span text:style-name="T8"><text:s/></text:span><text:span text:style-name="T6">盡心力灑英血展偉業劍氣指蒼天</text:span><text:span text:style-name="T8"><text:s/><text:line-break/></text:span><text:span text:style-name="T6">君不見呂子明踏輕舟白衣渡川</text:span><text:span text:style-name="T8"><text:s/></text:span><text:span text:style-name="T6">也不見陸伯言燒聯營火光上衝天</text:span><text:span text:style-name="T8"><text:s/><text:line-break/></text:span><text:span text:style-name="T6">善制衡選賢臣任能將共謀江山</text:span><text:span text:style-name="T8"><text:s/></text:span><text:span text:style-name="T6">聽忠言摒逆語樹威嚴寶劍斫書案</text:span><text:span text:style-name="T8"><text:s/><text:line-break/></text:span><text:span text:style-name="T6">縱使有千萬種寂寞和孤單相伴</text:span><text:span text:style-name="T8"><text:s/></text:span><text:span text:style-name="T6">既受終冠帝冕龍椅上成敗也笑看</text:span><text:span text:style-name="T8"><text:s/><text:line-break/></text:span><text:span text:style-name="T6">固江河成帝業立國家終歸于亂</text:span><text:span text:style-name="T8"><text:s/></text:span><text:span text:style-name="T6">光陰逝千載過功成者都付笑談間</text:span><text:span text:style-name="T8"><text:s/></text:span></text:p>
      <text:p text:style-name="P12"><text:span text:style-name="T6">Akan   |  2020.02.13 05:02   |   </text:span><text:a xlink:type="simple" xlink:href="http://palinfo.habago.org/Entry?Command=Information_PrintForum&amp;iPage=1#FORUM38723"><text:span text:style-name="T17">#</text:span></text:a></text:p>
      <text:p text:style-name="P14"><text:span text:style-name="T6">龍應台的帖，是對</text:span><text:span text:style-name="T8">“</text:span><text:span text:style-name="T16">韩晗</text:span><text:span text:style-name="T8">/ </text:span><text:span text:style-name="T6">上海文匯報</text:span><text:span text:style-name="T8">”</text:span><text:span text:style-name="T6">的文章有感而已。要說她的發文包含了對中國大陸人民的一種指責或歧視或負面觀感，應不至於吧？台灣很多人也寫</text:span><text:span text:style-name="T8">“</text:span><text:span text:style-name="T6">武漢加油</text:span><text:span text:style-name="T8">”</text:span><text:span text:style-name="T6">。倒是日本這句</text:span><text:span text:style-name="T8">“</text:span><text:span text:style-name="T6">山川異域，風月同天</text:span><text:span text:style-name="T8">”</text:span><text:span text:style-name="T6">真的應用得恰到好處。中國大陸如何我不知道，但說台灣</text:span><text:span text:style-name="T8">“</text:span><text:span text:style-name="T6">集體的語言貧乏、草率、粗糙，甚至粗暴，那是因為集體的心靈貧乏、草率、粗糙，甚至粗暴</text:span><text:span text:style-name="T8">”</text:span><text:span text:style-name="T6">倒是事實</text:span><text:span text:style-name="T8">~</text:span></text:p>
      <text:p text:style-name="P12"><text:span text:style-name="T5">傅怡鈞</text:span><text:span text:style-name="T6"><text:s/>  |  2020.02.13 04:45   |   </text:span><text:a xlink:type="simple" xlink:href="http://palinfo.habago.org/Entry?Command=Information_PrintForum&amp;iPage=1#FORUM38722"><text:span text:style-name="T17">#</text:span></text:a></text:p>
      <text:p text:style-name="P13"><text:span text:style-name="T8"><text:line-break/></text:span><text:span text:style-name="T6">複製龍</text:span><text:span text:style-name="T8">X</text:span><text:span text:style-name="T6">台臉書，換個名詞，讓我們來檢驗看看</text:span><text:span text:style-name="T8">~ <text:line-break/><text:line-break/>------------------------------------- <text:line-break/><text:line-break/></text:span><text:span text:style-name="T6">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6">「為什麼別人會寫『風月同天』，而你只會喊『台灣加油』？」</text:span><text:span text:style-name="T8"><text:s/><text:line-break/><text:line-break/></text:span><text:span text:style-name="T6">有原因的。</text:span><text:span text:style-name="T8"><text:s/><text:line-break/><text:line-break/></text:span><text:span text:style-name="T6">語言貧乏、草率、粗糙，甚至粗暴，那是因為集體的心靈貧乏、草率、粗糙，甚至粗暴了⋯⋯</text:span><text:span text:style-name="T8"><text:s/><text:line-break/><text:line-break/>------------------------------------- <text:line-break/></text:span><text:span text:style-name="T6">過去當台灣有不幸的天災人禍時，媒體及社會上就會發出台灣加油的話語，所以龍</text:span><text:span text:style-name="T8">X</text:span><text:span text:style-name="T6">台是否也認為在這些時刻中，台灣人是「語言貧乏、草率、粗糙，甚至粗暴，那是因為集體的心靈貧乏、草率、粗糙，甚至粗暴了⋯⋯」呢</text:span><text:span text:style-name="T8">? <text:line-break/></text:span></text:p>
      <text:p text:style-name="P12"><text:span text:style-name="T5">孫從輔</text:span><text:span text:style-name="T6"><text:s/>  |  2020.02.13 04:12   |   </text:span><text:a xlink:type="simple" xlink:href="http://palinfo.habago.org/Entry?Command=Information_PrintForum&amp;iPage=1#FORUM38721"><text:span text:style-name="T17">#</text:span></text:a></text:p>
      <text:p text:style-name="P14"><text:span text:style-name="T6">我以為龍應台上次那個「香港是花園裡的雞蛋」已經到達邪惡底限了，沒想到這次更是直接破底。到底要有多扭曲的思想才能從「武漢加油」聯想到「集體的心靈貧乏、草率、粗糙，甚至粗暴」啊</text:span><text:span text:style-name="T8">? </text:span><text:span text:style-name="T6">用筆鋒叉著人肉吃很香嗎</text:span><text:span text:style-name="T8">? </text:span><text:span text:style-name="T6">我不相信一個有基本常識且能正常使用文字的人會自發寫出這段話，因此我更相信如陳真醫生所說，這只是整個鬥爭大戲的一部分。</text:span><text:span text:style-name="T8"><text:s/><text:line-break/><text:line-break/>***** <text:line-break/><text:line-break/></text:span><text:span text:style-name="T6">龍應台臉書：</text:span><text:span text:style-name="T8"><text:s/><text:line-break/><text:line-break/></text:span><text:span text:style-name="T6">一般輿論中，對社會行為的反省多，對文化深層的思索少，對文字語言的深究就更少了，而其實，文化深層是種種社會行為的來由，文字語言又更是文化最深處、埋在地下的根了。</text:span><text:span text:style-name="T8"><text:s/><text:line-break/><text:line-break/></text:span><text:span text:style-name="T6">「為什麼別人會寫『風月同天』，而你只會喊『武漢加油』？」</text:span><text:span text:style-name="T8"><text:s/><text:line-break/><text:line-break/></text:span><text:span text:style-name="T6">有原因的。</text:span><text:span text:style-name="T8"><text:s/><text:line-break/><text:line-break/></text:span><text:span text:style-name="T6">語言貧乏、草率、粗糙，甚至粗暴，那是因為集體的心靈貧乏、草率、粗糙，甚至粗暴了⋯⋯</text:span><text:span text:style-name="T8"><text:s/></text:span></text:p>
      <text:p text:style-name="P12"><text:span text:style-name="T6">Akan   |  2020.02.13 01:11   |   </text:span><text:a xlink:type="simple" xlink:href="http://palinfo.habago.org/Entry?Command=Information_PrintForum&amp;iPage=1#FORUM38720"><text:span text:style-name="T17">#</text:span></text:a></text:p>
      <text:p text:style-name="P13"><text:span text:style-name="T6">怡靜說的感同身受。一個朋友從不發表自己的政治立場或觀念，只聽過她批評馬英九當台北市長根本沒做事；這大概是我聽過唯一一次她對</text:span><text:span text:style-name="T8">“</text:span><text:span text:style-name="T6">政治</text:span><text:span text:style-name="T8">”</text:span><text:span text:style-name="T6">的評論。可是，</text:span><text:span text:style-name="T8">2016</text:span><text:span text:style-name="T6">菜菜子要選總統時，她捎來信息說</text:span><text:span text:style-name="T8">“</text:span><text:span text:style-name="T6">台灣可能的第一位女總統，要不要回來投票</text:span><text:span text:style-name="T8">”</text:span><text:span text:style-name="T6">，我才恍然大悟，原來她是民進派的。結果去年她被公司派任去大陸，回來分享她的心得</text:span><text:span text:style-name="T8">----</text:span><text:span text:style-name="T6">台灣沒救了，大陸現在的人才也不是北清大，她們公司網羅的都是工業大學，例如孫運璿畢業的哈爾濱工業大學或其他重點大學</text:span><text:span text:style-name="T8">..... </text:span><text:span text:style-name="T6">說老實話，二十年朋友交情打到骨折剩沒多少渣。是怎樣？投給菜菜子以後來跟我說台灣沒救了？那你懺悔過嗎？</text:span><text:span text:style-name="T8">...</text:span><text:span text:style-name="T6">看來是沒有，因為今年她給另一個為了</text:span><text:span text:style-name="T8">“</text:span><text:span text:style-name="T6">護主權</text:span><text:span text:style-name="T8">”</text:span><text:span text:style-name="T6">投菜菜子的朋友的臉書發文按了讚</text:span><text:span text:style-name="T8">! </text:span><text:span text:style-name="T6">所以陳真昨天說的我很有感</text:span><text:span text:style-name="T8">----“</text:span><text:span text:style-name="T6">我不知道如何跟一個擁有這樣一種心態與德性的人相處？除了講些客套空話，我還能跟他說些什麼呢？你有可能跟這樣一些人談藝術、談文學、談電影、談政治、談生活種種，談任何一個話題嗎？</text:span><text:span text:style-name="T8">”</text:span></text:p>
      <text:p text:style-name="P12"><text:span text:style-name="T5">怡靜</text:span><text:span text:style-name="T6"><text:s/>  |  2020.02.12 23:29   |   </text:span><text:a xlink:type="simple" xlink:href="http://palinfo.habago.org/Entry?Command=Information_PrintForum&amp;iPage=1#FORUM38719"><text:span text:style-name="T17">#</text:span></text:a></text:p>
      <text:p text:style-name="P14"><text:span text:style-name="T6">今天妹妹坐車時突然跟我說，妳一定要相信那</text:span><text:span text:style-name="T8">817</text:span><text:span text:style-name="T6">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8"><text:s/><text:line-break/><text:line-break/></text:span><text:span text:style-name="T6">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8">“</text:span><text:span text:style-name="T6">常識</text:span><text:span text:style-name="T8">”</text:span><text:span text:style-name="T6">，很自然的，群衆一聽到某些字眼，就像某個暗號一般，他們會給你一個相同的答案。</text:span><text:span text:style-name="T8"><text:s/><text:line-break/><text:line-break/></text:span><text:span text:style-name="T6">不知道為什麼，我這幾天常常想起北島寫的一篇文章，午夜之門，</text:span><text:span text:style-name="T8">2002</text:span><text:span text:style-name="T6">年北島和薩拉馬戈（</text:span><text:span text:style-name="T8">1998</text:span><text:span text:style-name="T6">年諾貝爾文學獎得主）、索因卡（</text:span><text:span text:style-name="T8">1986</text:span><text:span text:style-name="T6">年諾貝爾文學獎得主）等八名作家前往巴勒斯坦的遊記。當年巴勒網希望可以無償轉載此文，不過被出版社拒絕了。</text:span><text:span text:style-name="T8"><text:s/><text:line-break/><text:line-break/></text:span><text:span text:style-name="T6">文章的細節其實不記得了，但腦海中卻一直沒有忘記裡面的一段記事。</text:span><text:span text:style-name="T8"><text:s/><text:line-break/><text:line-break/></text:span><text:span text:style-name="T6">我</text:span><text:span text:style-name="T16">问雅艾尔怎么看自杀爆炸。她耸耸肩膀，眼镜片在灯光中一闪。</text:span><text:span text:style-name="T8">“</text:span><text:span text:style-name="T6">我喜欢</text:span><text:span text:style-name="T16">红酒，喜欢书，</text:span><text:span text:style-name="T8">”</text:span><text:span text:style-name="T6">她停</text:span><text:span text:style-name="T16">顿了一下，接着说，</text:span><text:span text:style-name="T8">“</text:span><text:span text:style-name="T6">如果有一天我被炸死，算我活</text:span><text:span text:style-name="T16">该。</text:span><text:span text:style-name="T8">”</text:span><text:span text:style-name="T6">她用的英文</text:span><text:span text:style-name="T16">词</text:span><text:span text:style-name="T8"><text:s/>deserve </text:span><text:span text:style-name="T6">比</text:span><text:span text:style-name="T8">“</text:span><text:span text:style-name="T6">活</text:span><text:span text:style-name="T16">该</text:span><text:span text:style-name="T8">”</text:span><text:span text:style-name="T6">重，有罪有</text:span><text:span text:style-name="T16">应得的意思。她愿为他们民族的选择承担后果。</text:span><text:span text:style-name="T8"><text:s/><text:line-break/><text:line-break/></text:span><text:span text:style-name="T6">今天在網路上找到全文，是北島的工作室貼出的</text:span><text:span text:style-name="T8"><text:s/><text:line-break/><text:line-break/></text:span><text:span text:style-name="T6">北</text:span><text:span text:style-name="T16">岛</text:span><text:span text:style-name="T8"><text:s/>&amp;;#124; </text:span><text:span text:style-name="T6">午夜之门（上）</text:span><text:span text:style-name="T8"><text:s/><text:line-break/></text:span><text:a xlink:type="simple" xlink:href="https://mp.weixin.qq.com/s/avh4B7HXqDFKcJFxEUCV0w"><text:span text:style-name="T15">https://mp.weixin.qq.com/s/avh4B7HXqDFKcJFxEUCV0w</text:span></text:a><text:span text:style-name="T8"><text:s/><text:line-break/><text:line-break/></text:span><text:span text:style-name="T6">午夜之门（中）</text:span><text:span text:style-name="T8"><text:s/><text:line-break/></text:span><text:a xlink:type="simple" xlink:href="https://mp.weixin.qq.com/s/CZukg6wo-7XcGsdl6SK1tQ"><text:span text:style-name="T15">https://mp.weixin.qq.com/s/CZukg6wo-7XcGsdl6SK1tQ</text:span></text:a><text:span text:style-name="T8"><text:s/><text:line-break/><text:line-break/></text:span><text:span text:style-name="T6">北</text:span><text:span text:style-name="T16">岛</text:span><text:span text:style-name="T8"><text:s/>&amp;;#124; </text:span><text:span text:style-name="T6">午夜之门（下）</text:span><text:span text:style-name="T8"><text:s/><text:line-break/></text:span><text:a xlink:type="simple" xlink:href="https://mp.weixin.qq.com/s/fxiEBJzUiD9LvxHUiDAdVA"><text:span text:style-name="T15">https://mp.weixin.qq.com/s/fxiEBJzUiD9LvxHUiDAdVA</text:span></text:a><text:span text:style-name="T8"><text:s/><text:line-break/><text:line-break/></text:span><text:span text:style-name="T6">重讀一遍，依然神傷不已。</text:span><text:span text:style-name="T8"><text:s/><text:line-break/><text:line-break/></text:span><text:span text:style-name="T6">最後送上一首我很喜歡的詩，來自波蘭詩人</text:span><text:span text:style-name="T8">Wislawa Szymborska</text:span><text:span text:style-name="T6">（辛波絲卡）</text:span><text:span text:style-name="T8"><text:s/><text:line-break/><text:line-break/></text:span><text:span text:style-name="T6">在一顆小星星底下</text:span><text:span text:style-name="T8"><text:s/><text:line-break/><text:line-break/></text:span><text:span text:style-name="T6">作者：</text:span><text:span text:style-name="T8">Wislawa Szymborska</text:span><text:span text:style-name="T6">（辛波絲卡）</text:span><text:span text:style-name="T8"><text:s/><text:line-break/></text:span><text:span text:style-name="T6">譯者：陳黎／張芬齡</text:span><text:span text:style-name="T8"><text:s/><text:line-break/><text:line-break/></text:span><text:span text:style-name="T6">我為稱之為必然向巧合致歉。</text:span><text:span text:style-name="T8"><text:s/><text:line-break/></text:span><text:span text:style-name="T6">倘若有任何誤謬之處，我向必然致歉。</text:span><text:span text:style-name="T8"><text:s/><text:line-break/></text:span><text:span text:style-name="T6">但願快樂不會因我視其為己有而生氣。</text:span><text:span text:style-name="T8"><text:s/><text:line-break/></text:span><text:span text:style-name="T6">但願死者耐心包容我逐漸衰退的記憶。</text:span><text:span text:style-name="T8"><text:s/><text:line-break/></text:span><text:span text:style-name="T6">我為自己分分秒秒疏漏萬物向時間致歉。</text:span><text:span text:style-name="T8"><text:s/><text:line-break/></text:span><text:span text:style-name="T6">我為將新歡視為初戀向舊愛致歉。</text:span><text:span text:style-name="T8"><text:s/><text:line-break/></text:span><text:span text:style-name="T6">遠方的戰爭啊，原諒我帶花回家。</text:span><text:span text:style-name="T8"><text:s/><text:line-break/></text:span><text:span text:style-name="T6">裂開的傷口啊，原諒我扎到手指。</text:span><text:span text:style-name="T8"><text:s/><text:line-break/></text:span><text:span text:style-name="T6">我為我的小步舞曲唱片向在深淵吶喊的人致歉。</text:span><text:span text:style-name="T8"><text:s/><text:line-break/></text:span><text:span text:style-name="T6">我為清晨五點仍熟睡向在火車站候車的人致歉。</text:span><text:span text:style-name="T8"><text:s/><text:line-break/></text:span><text:span text:style-name="T6">被追獵的希望啊，原諒我不時大笑。</text:span><text:span text:style-name="T8"><text:s/><text:line-break/></text:span><text:span text:style-name="T6">沙漠啊，原諒我未及時送上一匙水。</text:span><text:span text:style-name="T8"><text:s/><text:line-break/></text:span><text:span text:style-name="T6">而你，這些年來未曾改變，始終在同一籠中，</text:span><text:span text:style-name="T8"><text:s/><text:line-break/></text:span><text:span text:style-name="T6">目不轉睛盯望著空中同一定點的獵鷹啊，</text:span><text:span text:style-name="T8"><text:s/><text:line-break/></text:span><text:span text:style-name="T6">原諒我，雖然你已成為標本。</text:span><text:span text:style-name="T8"><text:s/><text:line-break/></text:span><text:span text:style-name="T6">我為桌子的四隻腳向被砍下的樹木致歉。</text:span><text:span text:style-name="T8"><text:s/><text:line-break/></text:span><text:span text:style-name="T6">我為簡短的回答向龐大的問題致歉。</text:span><text:span text:style-name="T8"><text:s/><text:line-break/></text:span><text:span text:style-name="T6">真理啊，不要太留意我。</text:span><text:span text:style-name="T8"><text:s/><text:line-break/></text:span><text:span text:style-name="T6">尊嚴啊，請對我寬大為懷。</text:span><text:span text:style-name="T8"><text:s/><text:line-break/></text:span><text:span text:style-name="T6">存在的奧秘啊，請包容我扯落了你衣裾的縫線。</text:span><text:span text:style-name="T8"><text:s/><text:line-break/></text:span><text:span text:style-name="T6">靈魂啊，別譴責我偶而才保有你。</text:span><text:span text:style-name="T8"><text:s/><text:line-break/></text:span><text:span text:style-name="T6">我為自己不能無所不在向萬物致歉。</text:span><text:span text:style-name="T8"><text:s/><text:line-break/></text:span><text:span text:style-name="T6">我為自己無法成為每個男人和女人向所有的人致歉。</text:span><text:span text:style-name="T8"><text:s/><text:line-break/></text:span><text:span text:style-name="T6">我知道在有生之年我無法找到任何理由替自己辯解，</text:span><text:span text:style-name="T8"><text:s/><text:line-break/></text:span><text:span text:style-name="T6">因為我自己即是我自己的阻礙。</text:span><text:span text:style-name="T8"><text:s/><text:line-break/></text:span><text:span text:style-name="T6">噢，言語，別怪我借用了沉重的字眼，</text:span><text:span text:style-name="T8"><text:s/><text:line-break/></text:span><text:span text:style-name="T6">又勞心費神地使它們看似輕鬆。</text:span><text:span text:style-name="T8"><text:s/><text:line-break/><text:line-break/></text:span></text:p>
      <text:p text:style-name="P12"><text:span text:style-name="T5">張華</text:span><text:span text:style-name="T6"><text:s/>  |  2020.02.12 19:15   |   </text:span><text:a xlink:type="simple" xlink:href="http://palinfo.habago.org/Entry?Command=Information_PrintForum&amp;iPage=1#FORUM38718"><text:span text:style-name="T9">#</text:span></text:a></text:p>
      <text:p text:style-name="P13"><text:span text:style-name="T8">...</text:span><text:span text:style-name="T6">其妻歸，告其妾曰：「良人者，所仰望而終身也。今若此！」與其妾訕其良人，而相泣於中庭。而良人未之知也，施施從外來，驕其妻妾。</text:span></text:p>
      <text:p text:style-name="P12"><text:span text:style-name="T5">林炤育</text:span><text:span text:style-name="T6"><text:s/>  |  2020.02.12 18:07   |   </text:span><text:a xlink:type="simple" xlink:href="http://palinfo.habago.org/Entry?Command=Information_PrintForum&amp;iPage=1#FORUM38717"><text:span text:style-name="T9">#</text:span></text:a></text:p>
      <text:p text:style-name="P14"><text:span text:style-name="T6">消息僅是冰山一角，而且很快就會消融殆盡被人遺忘。</text:span><text:span text:style-name="T8"><text:line-break/></text:span><text:span text:style-name="T6">有人看過這兩則消息嗎</text:span><text:span text:style-name="T8">?<text:line-break/></text:span><text:span text:style-name="T6">如果是華為的產品，可能全世界的人都知道。</text:span><text:span text:style-name="T8"><text:line-break/><text:line-break/>[</text:span><text:span text:style-name="T6">一</text:span><text:span text:style-name="T8">]<text:line-break/></text:span><text:span text:style-name="T6">蘋果舊型手機藉更新系統惡意降速！蘋果公司被法國重罰</text:span><text:span text:style-name="T8">2500</text:span><text:span text:style-name="T6">萬歐元天價罰單</text:span><text:span text:style-name="T8"><text:line-break/>2020-02-08 10:47:56 </text:span><text:span text:style-name="T6">分類：科技</text:span><text:span text:style-name="T8"><text:line-break/><text:line-break/></text:span><text:span text:style-name="T6">近日，蘋果手機</text:span><text:span text:style-name="T8">iOS</text:span><text:span text:style-name="T6">系統升級降速被法國消費者反欺詐組織調查結果出爐。因老版</text:span><text:span text:style-name="T8">iPhone</text:span><text:span text:style-name="T6">升級到新</text:span><text:span text:style-name="T8">iOS</text:span><text:span text:style-name="T6">後設備性能變慢，蘋果最終被處以重罰</text:span><text:span text:style-name="T8">2500</text:span><text:span text:style-name="T6">萬歐元，據悉，蘋果接受了此項處罰。</text:span><text:span text:style-name="T8"><text:line-break/><text:line-break/></text:span><text:span text:style-name="T6">許多人反映升級安裝到</text:span><text:span text:style-name="T8">iOS</text:span><text:span text:style-name="T6">操作系統（</text:span><text:span text:style-name="T8">10.2.1</text:span><text:span text:style-name="T6">和</text:span><text:span text:style-name="T8">11.2</text:span><text:span text:style-name="T6">）的更新變慢後，法國接到了蘋果的聯合訴訟，並於</text:span><text:span text:style-name="T8">2018</text:span><text:span text:style-name="T6">年</text:span><text:span text:style-name="T8">1</text:span><text:span text:style-name="T6">月開始調查，最終調查結果顯示，這些系統更新包括動態電源管理設備，在某些情況下，尤其是在舊電池設備上，可能會減慢</text:span><text:span text:style-name="T8">iPhone</text:span><text:span text:style-name="T18">‌</text:span><text:span text:style-name="T8"><text:s/>6</text:span><text:span text:style-name="T6">、</text:span><text:span text:style-name="T8">iPhone SE</text:span><text:span text:style-name="T6">和</text:span><text:span text:style-name="T8">iPhone 7</text:span><text:span text:style-name="T6">型號手機的功能。</text:span><text:span text:style-name="T8"><text:line-break/><text:line-break/></text:span><text:span text:style-name="T6">此前，蘋果曾在</text:span><text:span text:style-name="T8">17</text:span><text:span text:style-name="T6">年承認為了防止設備意外關機，限制了老舊</text:span><text:span text:style-name="T8">iPhone</text:span><text:span text:style-name="T6">電池性能。隨後蘋果提供了為用戶更換電池服務，但蘋果始終堅持認為，</text:span><text:span text:style-name="T8">“</text:span><text:span text:style-name="T6">限速</text:span><text:span text:style-name="T8">”</text:span><text:span text:style-name="T6">旨在盡可能長時間地延長</text:span><text:span text:style-name="T8">iPhone</text:span><text:span text:style-name="T6">的使用壽命，而並未實施強制升級。</text:span><text:span text:style-name="T8"><text:line-break/><text:line-break/>[</text:span><text:span text:style-name="T6">二</text:span><text:span text:style-name="T8">]<text:line-break/></text:span><text:span text:style-name="T6">美政府無恥：被曝光</text:span><text:span text:style-name="T8">60</text:span><text:span text:style-name="T6">年裡操縱加密公司竊密！卻總是給別人潑髒水</text:span><text:span text:style-name="T8"><text:line-break/></text:span><text:span text:style-name="T6">原創</text:span><text:span text:style-name="T8"><text:s/></text:span><text:span text:style-name="T6">兵器</text:span><text:span text:style-name="T8"><text:s/>2020-02-12 08:01:12<text:line-break/><text:line-break/>12</text:span><text:span text:style-name="T6">日，美國中央情報局一個大醜聞被曝光：</text:span><text:span text:style-name="T8"><text:line-break/><text:line-break/></text:span><text:span text:style-name="T6">中情局</text:span><text:span text:style-name="T8">60</text:span><text:span text:style-name="T6">年來秘密操縱一家國際級加密技術公司，假裝為外國政府等客戶加密，實際上是為美國竊取他人機密！</text:span><text:span text:style-name="T8"><text:line-break/><text:line-break/></text:span><text:span text:style-name="T6">而就在一兩天前，美國司法部長卻堂而皇之的指責其他國家，說別人在竊取美國機密。</text:span><text:span text:style-name="T8"><text:line-break/><text:line-break/></text:span><text:span text:style-name="T6">從</text:span><text:span text:style-name="T8">1950</text:span><text:span text:style-name="T6">年代以來的</text:span><text:span text:style-name="T8">60</text:span><text:span text:style-name="T6">多年裡，瑞士公司</text:span><text:span text:style-name="T8">Crypto AG</text:span><text:span text:style-name="T6">為世界各國政府提供加密通信系統。該公司的</text:span><text:span text:style-name="T8">62</text:span><text:span text:style-name="T6">名客戶中，大多數從未懷疑有洩密的可能性，但《華盛頓郵報》和德國廣播公司</text:span><text:span text:style-name="T8">ZDF</text:span><text:span text:style-name="T6">的一份新報告顯示，</text:span><text:span text:style-name="T8">Crypto AG</text:span><text:span text:style-name="T6">實際上是由美國中央情報局</text:span><text:span text:style-name="T8">(CIA)</text:span><text:span text:style-name="T6">和西德情報</text:span><text:span text:style-name="T8">(BND)</text:span><text:span text:style-name="T6">擁有的公司。幾十年來，這些特務機構毫不費力地竊聽著盟友和敵人的安全通信。</text:span><text:span text:style-name="T8"><text:line-break/><text:line-break/></text:span><text:span text:style-name="T6">也就是說，美國人幾十年裡根本就是在賊喊抓賊！</text:span><text:span text:style-name="T8"><text:line-break/><text:line-break/></text:span><text:span text:style-name="T6">提供加密服務一開始並不是美國中央情報局的主意，而是俄羅斯出生的發明家鮑里斯</text:span><text:span text:style-name="T8">·</text:span><text:span text:style-name="T6">哈格林的主意。當俄羅斯布爾什維克取得勝利時，哈格林逃到了瑞典。當納粹席捲瑞典時，他又逃到了美國。在美國期間，他幫助美軍開發了</text:span><text:span text:style-name="T8">M-209</text:span><text:span text:style-name="T6">加密機。戰後，哈格林回到歐洲，在瑞士重建了</text:span><text:span text:style-name="T8">Crypto AG</text:span><text:span text:style-name="T6">。在那裡，他開發出了</text:span><text:span text:style-name="T8">M-209</text:span><text:span text:style-name="T6">加密機中使用的更先進的加密技術。</text:span><text:span text:style-name="T8"><text:line-break/><text:line-break/></text:span><text:span text:style-name="T6">根據《華盛頓郵報》和</text:span><text:span text:style-name="T8">ZDF</text:span><text:span text:style-name="T6">獲得的機密</text:span><text:span text:style-name="T8">CIA</text:span><text:span text:style-name="T6">文件，中情局開始擔心哈格林的機器會讓其他國家有效的加密他們的通信，所以中情局決定實施一個計劃來</text:span><text:span text:style-name="T8">“</text:span><text:span text:style-name="T6">破解</text:span><text:span text:style-name="T8">”</text:span><text:span text:style-name="T6">這些技術。情報官員知道哈格林非常喜歡美國，於是向他提出了一個建議。美國中央情報局</text:span><text:span text:style-name="T8">(CIA)</text:span><text:span text:style-name="T6">將向</text:span><text:span text:style-name="T8">Crypto AG</text:span><text:span text:style-name="T6">支付費用，使其更複雜的密碼機器不落入某些國家的手中。這將使這些國家的通訊更容易被美國中情局攔截。</text:span><text:span text:style-name="T8"><text:line-break/><text:line-break/></text:span><text:span text:style-name="T6">這種安排在上世紀</text:span><text:span text:style-name="T8">50</text:span><text:span text:style-name="T6">年代和</text:span><text:span text:style-name="T8">60</text:span><text:span text:style-name="T6">年代，很滿足中央情報局的需求，但中情局擔心哈格林退休或去世後該公司會發生對其不利的發展。在</text:span><text:span text:style-name="T8">60</text:span><text:span text:style-name="T6">年代中期，中情局和</text:span><text:span text:style-name="T8">Crypto AG</text:span><text:span text:style-name="T6">開始更緊密地合作。隨著集成電路取代齒輪加密，中央情報局設計了一個看似非常安全的加密系統，但是實際上它可以很容易地被中情局破譯。</text:span><text:span text:style-name="T8"><text:line-break/><text:line-break/></text:span><text:span text:style-name="T6">而這就是</text:span><text:span text:style-name="T8">Crypto AG</text:span><text:span text:style-name="T6">當時加密新旗艦產品的基礎。</text:span><text:span text:style-name="T8"><text:line-break/><text:line-break/></text:span><text:span text:style-name="T6">薩里大學的艾倫</text:span><text:span text:style-name="T8">·</text:span><text:span text:style-name="T6">伍德沃德教授告訴媒體：</text:span><text:span text:style-name="T8">“</text:span><text:span text:style-name="T6">我認為是《明鏡周刊》在</text:span><text:span text:style-name="T8">1996</text:span><text:span text:style-name="T6">年通過與德國密碼公司</text:span><text:span text:style-name="T8">(Crypto AG)</text:span><text:span text:style-name="T6">的某些員工交談，已經發現了這些關於該公司的秘密。</text:span><text:span text:style-name="T8"><text:s/>”</text:span><text:span text:style-name="T6">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8"><text:line-break/><text:line-break/>1969</text:span><text:span text:style-name="T6">年，美國中央情報局</text:span><text:span text:style-name="T8">(CIA)</text:span><text:span text:style-name="T6">和德國聯邦情報局</text:span><text:span text:style-name="T8">(BND)</text:span><text:span text:style-name="T6">乾脆秘密收購了</text:span><text:span text:style-name="T8">Crypto AG</text:span><text:span text:style-name="T6">，在列支敦士登一家律師事務所的幫助下，他們掩蓋了自己了對該公司的控制。</text:span><text:span text:style-name="T8"><text:line-break/><text:line-break/></text:span><text:span text:style-name="T6">在整個</text:span><text:span text:style-name="T8">20</text:span><text:span text:style-name="T6">世紀後期，</text:span><text:span text:style-name="T8">Crypto AG</text:span><text:span text:style-name="T6">一直是世界上最成功的加密通信公司之一。該公司向阿根廷、利比亞、伊朗、巴西、印度和埃及等客戶提供看上去強大的加密系統。然而，中情局和</text:span><text:span text:style-name="T8">BND</text:span><text:span text:style-name="T6">能夠讀取他們從密碼機器截獲的任何信件。</text:span><text:span text:style-name="T8"><text:line-break/><text:line-break/></text:span><text:span text:style-name="T6">上世紀</text:span><text:span text:style-name="T8">80</text:span><text:span text:style-name="T6">年代末，當美國總統羅納德</text:span><text:span text:style-name="T8">•</text:span><text:span text:style-name="T6">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8">9</text:span><text:span text:style-name="T6">個月。獲釋後，這名男子向媒體透露了他的懷疑，即</text:span><text:span text:style-name="T8">Crypto AG</text:span><text:span text:style-name="T6">並不是表面上看起來的那樣為客戶著想，可能在為美國政府服務。</text:span><text:span text:style-name="T8"><text:line-break/><text:line-break/>BND</text:span><text:span text:style-name="T6">在</text:span><text:span text:style-name="T8">90</text:span><text:span text:style-name="T6">年代早期因為擔心手術被曝光而退出了這一活動。然而，中情局一直控制著</text:span><text:span text:style-name="T8">Crypto AG</text:span><text:span text:style-name="T6">，直到</text:span><text:span text:style-name="T8">2018</text:span><text:span text:style-name="T6">年該公司被清算。在那時，廣泛使用的在線加密技術，已經在很大程度上取代了</text:span><text:span text:style-name="T8">Crypto AG</text:span><text:span text:style-name="T6">的加密產品，但其多年來銷售的硬件仍在世界各地使用。</text:span><text:span text:style-name="T8"><text:line-break/><text:line-break/></text:span><text:span text:style-name="T6">不過，這種情況可能不會持續太久。現在所有人都知道了這一瑞士著名公司其實是中情局的工具，他們要做的第一件事肯定是把該公司加密工具扔進垃圾箱。</text:span></text:p>
      <text:p text:style-name="P12"><text:span text:style-name="T5">陳真</text:span><text:span text:style-name="T6"><text:s/>  |  2020.02.12 16:55   |   </text:span><text:a xlink:type="simple" xlink:href="http://palinfo.habago.org/Entry?Command=Information_PrintForum&amp;iPage=1#FORUM38716"><text:span text:style-name="T9">#</text:span></text:a></text:p>
      <text:p text:style-name="P13"><text:span text:style-name="T6">人渣黨造的孽，將來會由除了人渣黨之外的所有台灣人來承擔。這個政治犯罪集團，無時無刻、連防疫都想著要怎麼進行政治操弄。</text:span><text:span text:style-name="T8"><text:line-break/><text:line-break/></text:span><text:span text:style-name="T6">陳真</text:span><text:span text:style-name="T8"><text:s/>2020. 02. 12.<text:line-break/><text:line-break/>=================<text:line-break/><text:line-break/></text:span><text:span text:style-name="T6">陸配子女入境喊卡</text:span><text:span text:style-name="T8"><text:s/></text:span><text:span text:style-name="T6">陳時中︰當初國籍沒選台灣</text:span><text:span text:style-name="T8"><text:s/></text:span><text:span text:style-name="T6">現在自己承擔</text:span><text:span text:style-name="T8"><text:line-break/><text:line-break/>2020</text:span><text:span text:style-name="T6">年</text:span><text:span text:style-name="T8">2</text:span><text:span text:style-name="T6">月</text:span><text:span text:style-name="T8">12</text:span><text:span text:style-name="T6">日</text:span><text:span text:style-name="T8"><text:line-break/><text:line-break/></text:span><text:span text:style-name="T6">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8"><text:s/></text:span><text:span text:style-name="T6">現在應該要自己做些安排及承擔。</text:span></text:p>
      <text:p text:style-name="P12"><text:span text:style-name="T5">陳真</text:span><text:span text:style-name="T6"><text:s/>  |  2020.02.12 11:16   |   </text:span><text:a xlink:type="simple" xlink:href="http://palinfo.habago.org/Entry?Command=Information_PrintForum&amp;iPage=1#FORUM38715"><text:span text:style-name="T9">#</text:span></text:a></text:p>
      <text:p text:style-name="P14"><text:span text:style-name="T6">生物武器：一個更陰暗的未來</text:span><text:span text:style-name="T8">(4)<text:line-break/><text:line-break/></text:span><text:span text:style-name="T6">陳真</text:span><text:span text:style-name="T8"><text:s/>2020. 02. 12.<text:line-break/><text:line-break/><text:line-break/></text:span><text:span text:style-name="T6">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8">(</text:span><text:span text:style-name="T6">骯髒鬼</text:span><text:span text:style-name="T8">)</text:span><text:span text:style-name="T6">，害恁祖媽來看個醫生也要戴這個死人骨頭</text:span><text:span text:style-name="T8">(</text:span><text:span text:style-name="T6">指口罩</text:span><text:span text:style-name="T8">)...</text:span><text:span text:style-name="T6">」。我怕她再罵下去會踩到我的地雷，就趕緊打斷她。</text:span><text:span text:style-name="T8"><text:line-break/><text:line-break/></text:span><text:span text:style-name="T6">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8"><text:line-break/><text:line-break/></text:span><text:span text:style-name="T6">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8"><text:line-break/><text:line-break/></text:span><text:span text:style-name="T6">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8"><text:s/>1988</text:span><text:span text:style-name="T6">年的</text:span><text:span text:style-name="T8"><text:s/>Halabja </text:span><text:span text:style-name="T6">生化武器屠村事件，然後入侵血洗伊拉克，掏空伊拉克，實質佔領至今。</text:span><text:span text:style-name="T8"><text:line-break/><text:line-break/></text:span><text:span text:style-name="T6">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8"><text:line-break/><text:line-break/></text:span><text:span text:style-name="T6">我在小冊子裏是這麼寫的：</text:span><text:span text:style-name="T8"><text:line-break/><text:line-break/></text:span><text:a xlink:type="simple" xlink:href="https://bit.ly/2OH9Maz"><text:span text:style-name="T15">https://bit.ly/2OH9Maz</text:span></text:a><text:span text:style-name="T8">  <text:line-break/><text:line-break/></text:span><text:span text:style-name="T6">「派駐瑞士的德國報紙《</text:span><text:span text:style-name="T8">Die Tageszeitung</text:span><text:span text:style-name="T6">》記者</text:span><text:span text:style-name="T8"><text:s/>Andreas Zumach</text:span><text:span text:style-name="T6">，根據伊拉克政府提供給國際原子能總署（</text:span><text:span text:style-name="T8">International Atomic Energy Agency</text:span><text:span text:style-name="T6">）及聯合國的一份厚達一萬一千八百多頁的原始資料，於</text:span><text:span text:style-name="T8"><text:s/>2002</text:span><text:span text:style-name="T6">年</text:span><text:span text:style-name="T8">12</text:span><text:span text:style-name="T6">月</text:span><text:span text:style-name="T8">17</text:span><text:span text:style-name="T6">日為文指出：</text:span><text:span text:style-name="T8"><text:line-break/><text:line-break/>1980</text:span><text:span text:style-name="T6">年代，美國國防部、農業部、能源部和商業部，協助包括全世界最大的建設公司</text:span><text:span text:style-name="T8">Bechtel</text:span><text:span text:style-name="T6">在內的二十四個美國跨國企業，提供伊拉克發展大規模生化毀滅武器的原料及相關配備與技術，美方並授權把數十種生化武器運往伊拉克，其中包括多種炭疽菌。</text:span><text:span text:style-name="T8"><text:line-break/><text:line-break/></text:span><text:span text:style-name="T6">美政府並祕密提供伊拉克發展核武的相關實驗室配備及原料，提供數十億美元，並協助訓練核武專家，同時也透過智利一家公司，提供海珊大量集束彈。當年</text:span><text:span text:style-name="T8">Bechtel</text:span><text:span text:style-name="T6">公司的執行長，正是美國國務卿舒茲（</text:span><text:span text:style-name="T8">George Schultz</text:span><text:span text:style-name="T6">）。</text:span><text:span text:style-name="T8"><text:line-break/><text:line-break/></text:span><text:span text:style-name="T6">美國取得上述密件後，刪除與美國政府相關的其中九千頁，企圖阻止原始資料面世。</text:span><text:span text:style-name="T8"><text:line-break/><text:line-break/></text:span><text:span text:style-name="T6">上述密件相關報導請見：</text:span><text:span text:style-name="T8"><text:line-break/><text:line-break/></text:span><text:a xlink:type="simple" xlink:href="https://bit.ly/2vmfRT4"><text:span text:style-name="T15">https://bit.ly/2vmfRT4</text:span></text:a><text:span text:style-name="T6">。</text:span><text:span text:style-name="T8"><text:line-break/><text:line-break/>Bechtel</text:span><text:span text:style-name="T6">的部份，參見：</text:span><text:span text:style-name="T8"><text:line-break/><text:line-break/></text:span><text:a xlink:type="simple" xlink:href="https://bit.ly/2uCRf8t"><text:span text:style-name="T15">https://bit.ly/2uCRf8t</text:span></text:a><text:span text:style-name="T8"><text:line-break/><text:line-break/>1983</text:span><text:span text:style-name="T6">年</text:span><text:span text:style-name="T8">10</text:span><text:span text:style-name="T6">月</text:span><text:span text:style-name="T8">21</text:span><text:span text:style-name="T6">日，海珊對美國的敵人伊朗投下第一枚生化武器。據上述密件及美政府解密檔案顯示，</text:span><text:span text:style-name="T8">1983</text:span><text:span text:style-name="T6">年美國國務院情報上寫著：「伊拉克幾乎每天都向伊朗使用生化武器」。雷根政府竟為此感到鼓舞，於是在</text:span><text:span text:style-name="T8"><text:s/>1983</text:span><text:span text:style-name="T6">年</text:span><text:span text:style-name="T8"><text:s/>11</text:span><text:span text:style-name="T6">月</text:span><text:span text:style-name="T8"><text:s/>3</text:span><text:span text:style-name="T6">日，派遣特使前往覲見海珊，該特使便是</text:span><text:span text:style-name="T8">2003</text:span><text:span text:style-name="T6">年負責侵略伊拉克、處死海珊父子與兄弟等一家人的美國防部長倫斯斐（</text:span><text:span text:style-name="T8">Donald H. Rumsfeld</text:span><text:span text:style-name="T6">）。</text:span><text:span text:style-name="T8"><text:line-break/><text:line-break/></text:span><text:span text:style-name="T6">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8">Bechtel</text:span><text:span text:style-name="T6">公司的總裁</text:span><text:span text:style-name="T8">—</text:span><text:span text:style-name="T6">舒茲，而</text:span><text:span text:style-name="T8">Bechtel</text:span><text:span text:style-name="T6">卻也正是伊拉克戰後重建的少數內定得標、獲取鉅額暴利的公司之一。</text:span><text:span text:style-name="T8"><text:line-break/><text:line-break/>1983</text:span><text:span text:style-name="T6">年</text:span><text:span text:style-name="T8">12</text:span><text:span text:style-name="T6">月</text:span><text:span text:style-name="T8">22</text:span><text:span text:style-name="T6">日，當時的美國政治事務副國務卿</text:span><text:span text:style-name="T8"><text:s/>Lawrence Eagleburger </text:span><text:span text:style-name="T6">，簽下備忘錄，促請政府儘速展開各項資金轉移及技術援助伊拉克。請見：</text:span><text:span text:style-name="T8"><text:line-break/><text:line-break/></text:span><text:a xlink:type="simple" xlink:href="https://bit.ly/2UFM56l"><text:span text:style-name="T15">https://bit.ly/2UFM56l</text:span></text:a><text:span text:style-name="T8"><text:line-break/><text:line-break/>1988</text:span><text:span text:style-name="T6">年</text:span><text:span text:style-name="T8">3</text:span><text:span text:style-name="T6">月</text:span><text:span text:style-name="T8">15</text:span><text:span text:style-name="T6">日至</text:span><text:span text:style-name="T8">19</text:span><text:span text:style-name="T6">日，海珊下令以化學毒氣攻擊庫德族村落</text:span><text:span text:style-name="T8">Halabja</text:span><text:span text:style-name="T6">，造成五千平民死亡。英美兩國當年不但動用否決權，阻止聯合國對伊拉克進行譴責及經濟制裁，美國更是製造假情報，把毒氣滅村事件嫁禍伊朗。」</text:span><text:span text:style-name="T8"><text:line-break/><text:line-break/></text:span><text:span text:style-name="T6">以上是</text:span><text:span text:style-name="T8">2008</text:span><text:span text:style-name="T6">年我在那本小冊子裏寫的，經過十多年，各種相關證據更多了。我只能說，美國這個國家，喪心病狂，泯滅人性，與撒旦無異，什麼事都幹得出來。</text:span></text:p>
      <text:p text:style-name="P12"><text:span text:style-name="T5">許世勤</text:span><text:span text:style-name="T6"><text:s/>  |  2020.02.12 09:41   |   </text:span><text:a xlink:type="simple" xlink:href="http://palinfo.habago.org/Entry?Command=Information_PrintForum&amp;iPage=1#FORUM38714"><text:span text:style-name="T9">#</text:span></text:a></text:p>
      <text:p text:style-name="P13"><text:span text:style-name="T6">最近武漢肺炎的死亡率有些提升，但也在</text:span><text:span text:style-name="T8">2.3%</text:span><text:span text:style-name="T6">上下，與前一陣子維持在</text:span><text:span text:style-name="T8">2%</text:span><text:span text:style-name="T6">相差不遠。</text:span><text:span text:style-name="T8"><text:line-break/></text:span><text:span text:style-name="T6">原因可能是最近新增感染的數值的速率開始下降，但死亡數值的增加速度卻不變。</text:span><text:span text:style-name="T8"><text:line-break/><text:line-break/></text:span><text:span text:style-name="T6">最近上網看到一些言論，有些人已經抱持「中國」一定隱瞞疫情的預設立場。</text:span><text:span text:style-name="T8"><text:line-break/></text:span><text:span text:style-name="T6">他們同時宣揚世衛組織「舔共」，偏偏「台灣」又積極想要加入世衛組織，嘴巴說不要身體倒是很誠實。似乎沒有跟著台灣仇中反華，那麼世界上任何組織或人就一定都是被「中國」收買。</text:span><text:span text:style-name="T8"><text:line-break/></text:span><text:span text:style-name="T6">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8"><text:line-break/><text:line-break/></text:span><text:span text:style-name="T6">假如「中國」真的隱瞞疫情，那麼不太可能</text:span><text:span text:style-name="T8">99%</text:span><text:span text:style-name="T6">的案例都發生在「中國」，僅</text:span><text:span text:style-name="T8">1%</text:span><text:span text:style-name="T6">案例發生在境外。</text:span><text:span text:style-name="T8"><text:line-break/></text:span><text:span text:style-name="T6">這數據意味著「中國」防疫的成效，然而對一些人來講，這一定是某種「中國」的陰謀。</text:span><text:span text:style-name="T8"><text:line-break/></text:span><text:span text:style-name="T6">即便我上</text:span><text:span text:style-name="T8">PubMed</text:span><text:span text:style-name="T6">找出「中國」學者與「歐洲」學者「個別」就這次疫情的</text:span><text:span text:style-name="T8">R0</text:span><text:span text:style-name="T6">進行的估算，結果中位數大約落在</text:span><text:span text:style-name="T8">2.2</text:span><text:span text:style-name="T6">或</text:span><text:span text:style-name="T8">2.4</text:span><text:span text:style-name="T6">，而「中國」學者的評估甚至還要高些。然而對一些人來講，即使兩者結果一致，他們仍然堅持「中國」造假，</text:span><text:span text:style-name="T8">R0</text:span><text:span text:style-name="T6">一定超過</text:span><text:span text:style-name="T8">5</text:span><text:span text:style-name="T6">！有時候面對這種超乎邏輯與常識的「判斷」，我只能選擇沉默，不然就要被指為「舔共」了。</text:span><text:span text:style-name="T8"><text:line-break/><text:line-break/></text:span><text:span text:style-name="T6">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8"><text:line-break/><text:line-break/></text:span><text:span text:style-name="T6">幾天前，有人跟我說一個「傳聞」，</text:span><text:span text:style-name="T8">2019-nCoV</text:span><text:span text:style-name="T6">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8">?</text:span><text:span text:style-name="T6">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8">?</text:span><text:span text:style-name="T6">這樣「殺傷力」才強大啊！搞個</text:span><text:span text:style-name="T8">R0 2.2</text:span><text:span text:style-name="T6">而死亡率</text:span><text:span text:style-name="T8">2.3%</text:span><text:span text:style-name="T6">的病毒，讓「敵人」有機會防禦甚至開發出特效藥，說不定還因此強化了「敵人」的生化科技實力，會有這樣的「武器」嗎？</text:span><text:span text:style-name="T8"><text:line-break/><text:line-break/></text:span><text:span text:style-name="T6">「假設」真的是人工製造病毒來野放，以基本邏輯來思考，這樣的結果對「誰」有利，那樣「誰」才有這個「動機」去幹這種事。另外，只有跟那間實驗室相關的人員，才會知道病毒的存放點、病毒的</text:span><text:span text:style-name="T8">virulence</text:span><text:span text:style-name="T6">、</text:span><text:span text:style-name="T8">tropism</text:span><text:span text:style-name="T6">、</text:span><text:span text:style-name="T8">life cycle</text:span><text:span text:style-name="T6">、傳播途徑等。可以通過層層管制把病毒液拿去野外感染動物，這說明實驗室內部可能存在叛徒，而且還得非常了解武漢當地的風土民情，不然怎麼保證被施放病毒的動物會進市場成為「野味」</text:span><text:span text:style-name="T8">?<text:line-break/><text:line-break/></text:span><text:span text:style-name="T6">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8"><text:line-break/></text:span></text:p>
      <text:p text:style-name="P12"><text:span text:style-name="T5">林炤育</text:span><text:span text:style-name="T6"><text:s/>  |  2020.02.12 00:27   |   </text:span><text:a xlink:type="simple" xlink:href="http://palinfo.habago.org/Entry?Command=Information_PrintForum&amp;iPage=1#FORUM38713"><text:span text:style-name="T17">#</text:span></text:a></text:p>
      <text:p text:style-name="P13"><text:span text:style-name="T6">美國暗殺兩伊軍事將領的荒謬行為，似乎後遺症開始了。</text:span><text:span text:style-name="T8"><text:s/><text:line-break/><text:line-break/>1</text:span><text:span text:style-name="T6">、菲律賓</text:span><text:span text:style-name="T8"><text:s/><text:line-break/>1</text:span><text:span text:style-name="T6">月</text:span><text:span text:style-name="T8">23</text:span><text:span text:style-name="T6">日，杜特尔特对外宣布，菲律</text:span><text:span text:style-name="T16">宾已经开启终止菲律宾驻军的协议</text:span><text:span text:style-name="T8">——</text:span><text:span text:style-name="T6">《</text:span><text:span text:style-name="T16">访问部队协议》的进程。也正是在同一天，杜特尔特在接受媒体采访时表示，虽然自己收到了美方的邀请，但他并不打算参加此次将在美国召开的东盟</text:span><text:span text:style-name="T8">—</text:span><text:span text:style-name="T6">美国</text:span><text:span text:style-name="T16">领导人峰会。</text:span><text:span text:style-name="T8"><text:s/><text:line-break/><text:line-break/></text:span><text:span text:style-name="T6">一天后（</text:span><text:span text:style-name="T8">24</text:span><text:span text:style-name="T6">日），老杜再次警告美</text:span><text:span text:style-name="T16">军，菲律宾给美国</text:span><text:span text:style-name="T8">1</text:span><text:span text:style-name="T6">个月的时间</text:span><text:span text:style-name="T16">来调整他们对菲律宾的政策，如果美军依然我行我素，菲律宾将取消《部队访问协议》。</text:span><text:span text:style-name="T8"><text:s/><text:line-break/><text:line-break/></text:span><text:span text:style-name="T6">但老杜</text:span><text:span text:style-name="T16">显然没有给足美军</text:span><text:span text:style-name="T8">1</text:span><text:span text:style-name="T6">个月的时间。</text:span><text:span text:style-name="T8"><text:s/><text:line-break/><text:line-break/></text:span><text:span text:style-name="T6">据海外网</text:span><text:span text:style-name="T8">2</text:span><text:span text:style-name="T6">月</text:span><text:span text:style-name="T8">11</text:span><text:span text:style-name="T6">日消息，菲律</text:span><text:span text:style-name="T16">宾总统杜特尔特已正式下令，指示政府终止与美方的一项军事协议，即《菲美访问部队协议》。当天，菲律宾外交部长奥多罗</text:span><text:span text:style-name="T8">·</text:span><text:span text:style-name="T6">洛</text:span><text:span text:style-name="T16">钦已经就这项协议签署了一份终止通知，同时菲律宾总统发言人也在当天的新闻发布会上证实了该事。</text:span><text:span text:style-name="T8"><text:s/><text:line-break/><text:line-break/><text:line-break/>2</text:span><text:span text:style-name="T6">、伊拉克</text:span><text:span text:style-name="T8"><text:s/><text:line-break/></text:span><text:span text:style-name="T6">當地時間</text:span><text:span text:style-name="T8">1</text:span><text:span text:style-name="T6">月</text:span><text:span text:style-name="T8">5</text:span><text:span text:style-name="T6">日下午，伊拉克議會通過決議，要求包括美軍在內的外國軍隊撤離。決議要求，伊拉克政府停止與美國領導的聯盟進行軍事合作，並取消聯軍在伊拉克境內的領空使用權。</text:span><text:span text:style-name="T8"><text:s/><text:line-break/><text:line-break/></text:span><text:span text:style-name="T6">伊拉克要求美軍撤出是因應美軍近期的一次暗殺行動。</text:span><text:span text:style-name="T8">1</text:span><text:span text:style-name="T6">月</text:span><text:span text:style-name="T8">3</text:span><text:span text:style-name="T6">日，美國空襲伊拉克首都巴格達國際機場，伊朗伊斯蘭革命衛隊下屬</text:span><text:span text:style-name="T8">“</text:span><text:span text:style-name="T6">聖城旅</text:span><text:span text:style-name="T8">”</text:span><text:span text:style-name="T6">指揮官蘇萊馬尼和伊拉克民兵武裝</text:span><text:span text:style-name="T8">“</text:span><text:span text:style-name="T6">人民動員組織</text:span><text:span text:style-name="T8">”</text:span><text:span text:style-name="T6">副指揮官穆漢迪斯等在襲擊中身亡。伊拉克方面認為這是對伊拉克主權的侵犯，公然違反美軍在伊拉克存在的條件。</text:span><text:span text:style-name="T8"><text:s/><text:line-break/><text:line-break/></text:span><text:span text:style-name="T6">但美國總統特朗普曾威脅稱將製裁伊拉克，還表示除非伊拉克支付美國所建空軍基地的費用，否則美軍不會撤離。。</text:span><text:span text:style-name="T8"><text:s/><text:line-break/><text:line-break/></text:span><text:span text:style-name="T6">此後伊拉克民兵對美軍基地發動火箭攻擊，美軍多人傷亡。</text:span><text:span text:style-name="T8"><text:s/><text:line-break/><text:line-break/>2</text:span><text:span text:style-name="T6">月</text:span><text:span text:style-name="T8">10</text:span><text:span text:style-name="T6">據彭博社援引天空新聞報導，美軍開始從駐伊拉克的</text:span><text:span text:style-name="T8">15</text:span><text:span text:style-name="T6">個基地撤軍，此外，伊拉克議會安全和防務委員會委員</text:span><text:span text:style-name="T8">Badr Al Ziyadi</text:span><text:span text:style-name="T6">向媒體透露，法國、德國和澳大利亞已要求伊拉克聯合行動司令部，制定具體的撤軍時間表。</text:span><text:span text:style-name="T8"><text:s/><text:line-break/><text:line-break/>3</text:span><text:span text:style-name="T6">、阿富汗</text:span><text:span text:style-name="T8"><text:s/><text:line-break/></text:span><text:span text:style-name="T6">川普上台後與塔利班展開撤軍談判，但塔利班不理正在進行的談判，近日對美軍發動多起襲擊，造成美軍的傷亡。</text:span></text:p>
      <text:p text:style-name="P12"><text:span text:style-name="T5">林炤育</text:span><text:span text:style-name="T6"><text:s/>  |  2020.02.11 22:31   |   </text:span><text:a xlink:type="simple" xlink:href="http://palinfo.habago.org/Entry?Command=Information_PrintForum&amp;iPage=1#FORUM38712"><text:span text:style-name="T17">#</text:span></text:a></text:p>
      <text:p text:style-name="P14"><text:span text:style-name="T6">《你在終點等我》韓甜甜</text:span><text:span text:style-name="T8"><text:s/><text:line-break/></text:span><text:a xlink:type="simple" xlink:href="https://youtu.be/3PWMgQFVVO8"><text:span text:style-name="T15">https://youtu.be/3PWMgQFVVO8</text:span></text:a><text:span text:style-name="T8"><text:s/><text:line-break/><text:line-break/></text:span><text:span text:style-name="T6">《天下無雙》韓甜甜</text:span><text:span text:style-name="T8"><text:s/><text:line-break/></text:span><text:a xlink:type="simple" xlink:href="https://youtu.be/HmcfU0jz8zA"><text:span text:style-name="T15">https://youtu.be/HmcfU0jz8zA</text:span></text:a><text:span text:style-name="T8"><text:s/><text:line-break/><text:line-break/></text:span><text:span text:style-name="T6">海子的詩歌《九月》</text:span><text:span text:style-name="T8"><text:s/></text:span><text:span text:style-name="T6">師葭希</text:span><text:span text:style-name="T8"><text:s/><text:line-break/></text:span><text:a xlink:type="simple" xlink:href="https://youtu.be/Pt2YvwSWIfQ"><text:span text:style-name="T15">https://youtu.be/Pt2YvwSWIfQ</text:span></text:a><text:span text:style-name="T8"><text:s/><text:line-break/><text:line-break/></text:span><text:span text:style-name="T6">《知否知否》師葭希</text:span><text:span text:style-name="T8">+</text:span><text:span text:style-name="T6">韓甜甜</text:span><text:span text:style-name="T8"><text:s/><text:line-break/></text:span><text:a xlink:type="simple" xlink:href="https://youtu.be/wXWW45XACqA"><text:span text:style-name="T15">https://youtu.be/wXWW45XACqA</text:span></text:a><text:span text:style-name="T8"><text:s/><text:line-break/><text:line-break/></text:span><text:span text:style-name="T6">《只要平凡》</text:span><text:span text:style-name="T8"><text:s/><text:line-break/></text:span><text:a xlink:type="simple" xlink:href="https://youtu.be/o3XplpaYrqQ"><text:span text:style-name="T15">https://youtu.be/o3XplpaYrqQ</text:span></text:a><text:span text:style-name="T8"><text:s/><text:line-break/><text:line-break/>5</text:span><text:span text:style-name="T6">月</text:span><text:span text:style-name="T8">12</text:span><text:span text:style-name="T6">日，山東日照，石棟穎正在教學生唱歌。</text:span><text:span text:style-name="T8"><text:s/><text:line-break/><text:line-break/></text:span><text:span text:style-name="T6">現年</text:span><text:span text:style-name="T8">37</text:span><text:span text:style-name="T6">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8"><text:s/><text:line-break/><text:line-break/></text:span><text:span text:style-name="T6">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8">2016</text:span><text:span text:style-name="T6">年，石棟穎註冊了一個音樂培訓機構，專門招收</text:span><text:span text:style-name="T8">7</text:span><text:span text:style-name="T6">歲到</text:span><text:span text:style-name="T8">15</text:span><text:span text:style-name="T6">歲的孩子，教他們用科學的方法唱歌。</text:span><text:span text:style-name="T8"><text:s/><text:line-break/><text:line-break/></text:span><text:span text:style-name="T6">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8">Bella</text:span><text:span text:style-name="T6">。</text:span><text:span text:style-name="T8">Bella</text:span><text:span text:style-name="T6">在網絡上看到石棟穎的教學視頻，被他獨特的教學方式吸引，便來到這裡向他求教。</text:span><text:span text:style-name="T8"><text:s/><text:line-break/><text:line-break/>Bella</text:span><text:span text:style-name="T6">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8">Bella</text:span><text:span text:style-name="T6">唱歌水平有了明顯提高，她也得到了大家的讚賞和認可。</text:span><text:span text:style-name="T8"><text:s/><text:line-break/><text:line-break/></text:span><text:span text:style-name="T6">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12"><text:span text:style-name="T5">林炤育</text:span><text:span text:style-name="T6"><text:s/>  |  2020.02.11 22:00   |   </text:span><text:a xlink:type="simple" xlink:href="http://palinfo.habago.org/Entry?Command=Information_PrintForum&amp;iPage=1#FORUM38711"><text:span text:style-name="T17">#</text:span></text:a></text:p>
      <text:p text:style-name="P17"><text:span text:style-name="T10">陳真先生說出我心底的悲傷，好一陣子沒開</text:span><text:span text:style-name="T11">LINE</text:span><text:span text:style-name="T10">，我不知如何與人交談。</text:span><text:span text:style-name="T11"><text:s/><text:line-break/><text:line-break/></text:span><text:span text:style-name="T10">好在外面還有光</text:span><text:span text:style-name="T11"><text:s/><text:line-break/><text:line-break/></text:span><text:span text:style-name="T10">全國各地</text:span><text:span text:style-name="T11">80</text:span><text:span text:style-name="T10">位孩子一起為祖國加油《武漢，我們與妳同在》</text:span><text:span text:style-name="T11"><text:s/><text:line-break/></text:span><text:a xlink:type="simple" xlink:href="https://youtu.be/gu3MQafMLmw"><text:span text:style-name="T12">https://youtu.be/gu3MQafMLmw</text:span></text:a><text:span text:style-name="T11"><text:s/><text:line-break/><text:line-break/></text:span><text:span text:style-name="T10">願每個孩子都是一首《簡單的魚》可以簡單快樂地成長</text:span><text:span text:style-name="T11">--</text:span><text:span text:style-name="T10">韓甜甜</text:span><text:span text:style-name="T11"><text:s/><text:line-break/></text:span><text:a xlink:type="simple" xlink:href="https://youtu.be/9FNHHXhY8Ew"><text:span text:style-name="T12">https://youtu.be/9FNHHXhY8Ew</text:span></text:a><text:span text:style-name="T11"><text:s/><text:line-break/><text:line-break/></text:span><text:span text:style-name="T10">這是春天嗎？</text:span><text:span text:style-name="T11">--</text:span><text:span text:style-name="T10">師葭希</text:span><text:span text:style-name="T11"><text:s/><text:line-break/></text:span><text:a xlink:type="simple" xlink:href="https://youtu.be/BAr62MTmCDo"><text:span text:style-name="T12">https://youtu.be/BAr62MTmCDo</text:span></text:a><text:span text:style-name="T11"><text:s/><text:line-break/><text:line-break/></text:span><text:span text:style-name="T10">師姑娘和甜甜</text:span><text:span text:style-name="T11"><text:s/><text:line-break/></text:span><text:a xlink:type="simple" xlink:href="https://youtu.be/Csi-UNeHw5o"><text:span text:style-name="T12">https://youtu.be/Csi-UNeHw5o</text:span></text:a><text:span text:style-name="T11"><text:s/><text:line-break/><text:line-break/></text:span><text:span text:style-name="T10">哪咤之魔童降世主題曲《今後我與自己流浪》</text:span><text:span text:style-name="T11"><text:s/><text:line-break/></text:span><text:a xlink:type="simple" xlink:href="https://youtu.be/HsKUrKc7niU"><text:span text:style-name="T12">https://youtu.be/HsKUrKc7niU</text:span></text:a><text:span text:style-name="T11"><text:s/><text:line-break/><text:line-break/></text:span><text:span text:style-name="T10">最動人的是不會唱歌會修電器愛笑的他，鄂东老男孩</text:span><text:span text:style-name="T11"><text:s/><text:line-break/>...</text:span><text:span text:style-name="T10">嚮往這樣有人情味簡單的田園生活</text:span><text:span text:style-name="T11"><text:s/><text:line-break/><text:line-break/></text:span><text:a xlink:type="simple" xlink:href="https://youtu.be/ED2xqGfWIn8"><text:span text:style-name="T12">https://youtu.be/ED2xqGfWIn8</text:span></text:a><text:span text:style-name="T11"><text:s/><text:line-break/></text:span><text:a xlink:type="simple" xlink:href="https://youtu.be/L_zzYBVsZ64"><text:span text:style-name="T12">https://youtu.be/L_zzYBVsZ64</text:span></text:a><text:span text:style-name="T11"><text:s/><text:line-break/></text:span><text:a xlink:type="simple" xlink:href="https://youtu.be/6UriM6B1HSg"><text:span text:style-name="T12">https://youtu.be/6UriM6B1HSg</text:span></text:a><text:span text:style-name="T11"><text:s/><text:line-break/></text:span><text:a xlink:type="simple" xlink:href="https://youtu.be/pclw-T7oX3c"><text:span text:style-name="T12">https://youtu.be/pclw-T7oX3c</text:span></text:a><text:span text:style-name="T11"><text:s/><text:line-break/></text:span><text:a xlink:type="simple" xlink:href="https://youtu.be/qDcbrLsVt5Q"><text:span text:style-name="T12">https://youtu.be/qDcbrLsVt5Q</text:span></text:a><text:span text:style-name="T11"><text:s/><text:line-break/>... </text:span></text:p>
      <text:p text:style-name="P12"><text:span text:style-name="T5">陳真</text:span><text:span text:style-name="T6"><text:s/>  |  2020.02.11 20:19   |   </text:span><text:a xlink:type="simple" xlink:href="http://palinfo.habago.org/Entry?Command=Information_PrintForum&amp;iPage=1#FORUM38710"><text:span text:style-name="T17">#</text:span></text:a></text:p>
      <text:p text:style-name="P14"><text:span text:style-name="T6">對於綠色生物，我真是厭惡到極點。二十幾年來，在美國的政治布局與洗腦操弄下，仇中反華幾乎就是島內政治的一切，每天就是不斷搞這類東西，不知何日方休。</text:span><text:span text:style-name="T8"><text:s/><text:line-break/><text:line-break/></text:span><text:span text:style-name="T6">大陸同胞能夠體會活在這樣一個島上精神虐待的痛苦嗎？我知道綠蛆一定又要說</text:span><text:span text:style-name="T8"><text:s/>"</text:span><text:span text:style-name="T6">滾回中國去</text:span><text:span text:style-name="T8">"</text:span><text:span text:style-name="T6">。問題是，這裏就是中國，該滾的是蛆，不是人。</text:span><text:span text:style-name="T8"><text:s/><text:line-break/><text:line-break/></text:span><text:span text:style-name="T6">陳真</text:span><text:span text:style-name="T8">2020. 02. 11. <text:line-break/><text:line-break/>============= <text:line-break/></text:span><text:span text:style-name="T6">武漢包機生波　黃暐瀚：對抗病毒而不是對抗「病人」</text:span><text:span text:style-name="T8"><text:s/><text:line-break/><text:line-break/>2020-02-10 <text:line-break/>    <text:line-break/></text:span><text:span text:style-name="T6">中時</text:span><text:span text:style-name="T8"><text:s/><text:line-break/><text:line-break/></text:span><text:span text:style-name="T6">武漢病毒疫情蔓延，日前武漢返台專機名單引發爭議，資深媒體人黃暐瀚因在直播中直言陸配應該也有資格回台而在網路上被罵「人渣」，今（</text:span><text:span text:style-name="T8">10</text:span><text:span text:style-name="T6">）日在臉書發文回應，呼籲民眾不要忘記現在是在對抗「病毒」而不是對抗「病人」。</text:span><text:span text:style-name="T8"><text:s/><text:line-break/><text:line-break/>============= <text:line-break/><text:line-break/></text:span><text:span text:style-name="T6">聲援陸配搭包機被網友嗆　黃暐瀚回擊：如果是美配日配，你還會這樣說嗎？</text:span><text:span text:style-name="T8"><text:s/><text:line-break/><text:line-break/></text:span><text:span text:style-name="T6">風傳媒</text:span><text:span text:style-name="T8"><text:s/>2020-02-07  <text:line-break/><text:line-break/>PTT</text:span><text:span text:style-name="T6">上有網友批評資深媒體人黃暐瀚在直播中護航陸配。對此，黃暐瀚</text:span><text:span text:style-name="T8">6</text:span><text:span text:style-name="T6">日強調，陸配嫁給台灣人，本來就有居留權，並質疑「還沒有拿到身分證的『陸配』，到底為什麼要晚一點回來？」黃暐說：「如果是美配日配，你還會這樣說嗎？」</text:span><text:span text:style-name="T8"><text:s/></text:span></text:p>
      <text:p text:style-name="P12"><text:span text:style-name="T5">陳真</text:span><text:span text:style-name="T6"><text:s/>  |  2020.02.11 19:04   |   </text:span><text:a xlink:type="simple" xlink:href="http://palinfo.habago.org/Entry?Command=Information_PrintForum&amp;iPage=1#FORUM38709"><text:span text:style-name="T17">#</text:span></text:a></text:p>
      <text:p text:style-name="P13"><text:span text:style-name="T6">與其說憤怒，不如說悲傷。至少二十幾年了，我們每天就是活在這樣一種拼命妖魔化所謂</text:span><text:span text:style-name="T8"><text:s/>"</text:span><text:span text:style-name="T6">他們中國人</text:span><text:span text:style-name="T8">" </text:span><text:span text:style-name="T6">的常態生活中；</text:span><text:span text:style-name="T8">"</text:span><text:span text:style-name="T6">中國人</text:span><text:span text:style-name="T8">" </text:span><text:span text:style-name="T6">又髒又邪惡，又是病又是毒，無恥落後，貪心下流，野蠻低級，是</text:span><text:span text:style-name="T8"><text:s/>"</text:span><text:span text:style-name="T6">我們台灣人</text:span><text:span text:style-name="T8">" </text:span><text:span text:style-name="T6">的仇敵，是</text:span><text:span text:style-name="T8"><text:s/>"</text:span><text:span text:style-name="T6">我們台灣人</text:span><text:span text:style-name="T8">" </text:span><text:span text:style-name="T6">看不起的</text:span><text:span text:style-name="T8"><text:s/>"</text:span><text:span text:style-name="T6">支那賤畜</text:span><text:span text:style-name="T8">"</text:span><text:span text:style-name="T6">。</text:span><text:span text:style-name="T8"><text:s/><text:line-break/><text:line-break/></text:span><text:span text:style-name="T6">裝蒜的人們常說，朋友親戚之間不要分藍綠，不要因為政治立場傷感情。這話是鬼扯蛋。如果是在一個正常社會，這話當然沒錯，但在台灣卻不然；因為，當所謂</text:span><text:span text:style-name="T8"><text:s/>"</text:span><text:span text:style-name="T6">綠</text:span><text:span text:style-name="T8">" </text:span><text:span text:style-name="T6">是這樣一種綠法，不但區分敵我，而且極力煽動仇恨時，你如何可能不與之對立？如何可能不傷感情？難道你可以跟一個視猶太人如賤畜的納粹親友繼續不傷感情地往來？</text:span><text:span text:style-name="T8"><text:s/><text:line-break/><text:line-break/></text:span><text:span text:style-name="T6">唯一不傷感情的方法其實就是像我這樣：裝蒜、避談，避開根本差異與衝突點，假裝沒聽到沒看到，假裝不傷感情。</text:span><text:span text:style-name="T8"><text:s/><text:line-break/><text:line-break/></text:span><text:span text:style-name="T6">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8"><text:s/><text:line-break/><text:line-break/></text:span><text:span text:style-name="T6">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8">"</text:span><text:span text:style-name="T6">我若無法成為一個好人，我如何可能學好邏輯？</text:span><text:span text:style-name="T8">" <text:line-break/><text:line-break/></text:span><text:span text:style-name="T6">並非說</text:span><text:span text:style-name="T8"><text:s/>"</text:span><text:span text:style-name="T6">綠成那樣</text:span><text:span text:style-name="T8">" </text:span><text:span text:style-name="T6">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8"><text:s/><text:line-break/><text:line-break/></text:span><text:span text:style-name="T6">孟子說，君子有三樂，其中一樂就是</text:span><text:span text:style-name="T8"><text:s/>"</text:span><text:span text:style-name="T6">得天下英才而教育之</text:span><text:span text:style-name="T8">"</text:span><text:span text:style-name="T6">。但我看，別說什麼英才，連找到一個不到腦殘程度的平庸之才來教恐怕都很難。</text:span><text:span text:style-name="T8"><text:s/><text:line-break/><text:line-break/></text:span><text:span text:style-name="T6">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8"><text:s/><text:line-break/><text:line-break/></text:span><text:span text:style-name="T6">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8"><text:s/><text:line-break/><text:line-break/></text:span><text:span text:style-name="T6">簡單說就是：不可以讓</text:span><text:span text:style-name="T8"><text:s/>"</text:span><text:span text:style-name="T6">他們中國人</text:span><text:span text:style-name="T8">" </text:span><text:span text:style-name="T6">來佔我們便宜，不可以讓</text:span><text:span text:style-name="T8"><text:s/>"</text:span><text:span text:style-name="T6">他們中國人</text:span><text:span text:style-name="T8">" </text:span><text:span text:style-name="T6">進來散播病毒、木馬屠城，污染</text:span><text:span text:style-name="T8"><text:s/>"</text:span><text:span text:style-name="T6">我們台灣人</text:span><text:span text:style-name="T8">" </text:span><text:span text:style-name="T6">的乾淨家園，不可以讓</text:span><text:span text:style-name="T8"><text:s/>"</text:span><text:span text:style-name="T6">他們中國人</text:span><text:span text:style-name="T8">" </text:span><text:span text:style-name="T6">如何如何，而</text:span><text:span text:style-name="T8"><text:s/>"</text:span><text:span text:style-name="T6">我們台灣人</text:span><text:span text:style-name="T8">" </text:span><text:span text:style-name="T6">又如何如何。二十幾年來，幾乎所有島內一切的一切公共議題全都是在這樣一個</text:span><text:span text:style-name="T8"><text:s/>"</text:span><text:span text:style-name="T6">仇中反華</text:span><text:span text:style-name="T8">" </text:span><text:span text:style-name="T6">的目標上進行炒作與抹黑。</text:span><text:span text:style-name="T8">  <text:line-break/><text:line-break/></text:span><text:span text:style-name="T6">與其說憤怒，不如說悲傷。至少二十幾年了，這就是我們的生活常態。一切是非善惡，乃至基本人性，在這個</text:span><text:span text:style-name="T8"><text:s/>"</text:span><text:span text:style-name="T6">仇中反華</text:span><text:span text:style-name="T8"><text:s/>" </text:span><text:span text:style-name="T6">的目標下，全都得低頭，全都得染綠。許多時候，你只能刻意不去想它，就當做沒這回事，因為只要你一想起，你就會對人之感性與理性能力感到很絕望。</text:span><text:span text:style-name="T8"><text:s/><text:line-break/></text:span></text:p>
      <text:p text:style-name="P12"><text:span text:style-name="T5">康</text:span><text:span text:style-name="T6"><text:s/>  |  2020.02.11 12:02   |   </text:span><text:a xlink:type="simple" xlink:href="http://palinfo.habago.org/Entry?Command=Information_PrintForum&amp;iPage=1#FORUM38708"><text:span text:style-name="T17">#</text:span></text:a></text:p>
      <text:p text:style-name="P13"><text:span text:style-name="T6">台灣時局預測</text:span><text:span text:style-name="T8"><text:s/><text:line-break/>2020</text:span><text:span text:style-name="T6">年中</text:span><text:span text:style-name="T8"><text:s/><text:line-break/></text:span><text:span text:style-name="T6">武漢肺炎減輕</text:span><text:span text:style-name="T8"><text:s/><text:line-break/></text:span><text:span text:style-name="T6">台灣各政黨政客繼續去中國做生意</text:span><text:span text:style-name="T8"><text:s/><text:line-break/></text:span><text:span text:style-name="T6">對共產黨輸誠</text:span><text:span text:style-name="T8"><text:s/><text:line-break/></text:span><text:span text:style-name="T6">中國經濟衰退</text:span><text:span text:style-name="T8">1-2% <text:line-break/></text:span><text:span text:style-name="T6">全世界經濟開始下行</text:span><text:span text:style-name="T8"><text:s/><text:line-break/></text:span><text:span text:style-name="T6">美國因資金浮濫而數據暫時維持</text:span><text:span text:style-name="T8"><text:s/><text:line-break/><text:line-break/>2020</text:span><text:span text:style-name="T6">年底</text:span><text:span text:style-name="T8"><text:s/><text:line-break/></text:span><text:span text:style-name="T6">川普連任美國總統</text:span><text:span text:style-name="T8"><text:s/><text:line-break/></text:span><text:span text:style-name="T6">軍工共和體</text:span><text:span text:style-name="T8"><text:s/></text:span><text:span text:style-name="T6">華爾街要求川普實現對外戰爭</text:span><text:span text:style-name="T8"><text:s/><text:line-break/></text:span><text:span text:style-name="T6">並引發經濟危機的承諾</text:span><text:span text:style-name="T8"><text:s/><text:line-break/><text:line-break/>2021</text:span><text:span text:style-name="T6">年初</text:span><text:span text:style-name="T8"><text:s/><text:line-break/></text:span><text:span text:style-name="T6">美聯儲收縮資金</text:span><text:span text:style-name="T8"><text:s/><text:line-break/>FED</text:span><text:span text:style-name="T6">主席說經濟大好</text:span><text:span text:style-name="T8"><text:s/><text:line-break/></text:span><text:span text:style-name="T6">美東集團</text:span><text:span text:style-name="T8"><text:s/></text:span><text:span text:style-name="T6">和</text:span><text:span text:style-name="T8"><text:s/></text:span><text:span text:style-name="T6">全球精英讀出背後的訊息</text:span><text:span text:style-name="T8"><text:s/><text:line-break/></text:span><text:span text:style-name="T6">開始退出股市和其他風險資產</text:span><text:span text:style-name="T8"><text:s/><text:line-break/>2021</text:span><text:span text:style-name="T6">年三月</text:span><text:span text:style-name="T8"><text:s/></text:span><text:span text:style-name="T6">美國企業債接連爆發違約</text:span><text:span text:style-name="T8"><text:s/><text:line-break/></text:span><text:span text:style-name="T6">美股開始平盤讓大戶全力出貨到散戶和退休基金</text:span><text:span text:style-name="T8"><text:s/><text:line-break/><text:line-break/>2021</text:span><text:span text:style-name="T6">年四月</text:span><text:span text:style-name="T8"><text:s/><text:line-break/></text:span><text:span text:style-name="T6">美國政府</text:span><text:span text:style-name="T8"><text:s/></text:span><text:span text:style-name="T6">美聯儲一同救市</text:span><text:span text:style-name="T8"><text:s/><text:line-break/></text:span><text:span text:style-name="T6">大量原熱錢匯回美國以保護企業本體</text:span><text:span text:style-name="T8"><text:s/><text:line-break/></text:span><text:span text:style-name="T6">美連儲大砍存款準備率</text:span><text:span text:style-name="T8"><text:s/><text:line-break/></text:span><text:span text:style-name="T6">利率降至接近零</text:span><text:span text:style-name="T8"><text:s/><text:line-break/></text:span><text:span text:style-name="T6">卻無法解決流動性不足</text:span><text:span text:style-name="T8"><text:s/><text:line-break/><text:line-break/>2021</text:span><text:span text:style-name="T6">年五月</text:span><text:span text:style-name="T8"><text:s/><text:line-break/></text:span><text:span text:style-name="T6">熱錢從地下管道匯出中國</text:span><text:span text:style-name="T8"><text:s/><text:line-break/></text:span><text:span text:style-name="T6">引爆中國房地產泡沫</text:span><text:span text:style-name="T8"><text:s/><text:line-break/></text:span><text:span text:style-name="T6">中國數萬官員恐慌性拋售貪污房產</text:span><text:span text:style-name="T8"><text:s/><text:line-break/></text:span><text:span text:style-name="T6">後錢匯出中國</text:span><text:span text:style-name="T8"><text:s/><text:line-break/></text:span><text:span text:style-name="T6">造成中國和美國比拼經濟破泡速度</text:span><text:span text:style-name="T8"><text:s/><text:line-break/></text:span><text:span text:style-name="T6">其他低</text:span><text:span text:style-name="T8">GDP </text:span><text:span text:style-name="T6">成長國家</text:span><text:span text:style-name="T8"><text:s/><text:line-break/></text:span><text:span text:style-name="T6">（南美</text:span><text:span text:style-name="T8"><text:s/></text:span><text:span text:style-name="T6">東南亞</text:span><text:span text:style-name="T8"><text:s/></text:span><text:span text:style-name="T6">俄國</text:span><text:span text:style-name="T8"><text:s/></text:span><text:span text:style-name="T6">南歐）</text:span><text:span text:style-name="T8"><text:s/><text:line-break/></text:span><text:span text:style-name="T6">經濟數據直接跳水</text:span><text:span text:style-name="T8"><text:s/><text:line-break/></text:span><text:span text:style-name="T6">黃金等貴金屬大漲</text:span><text:span text:style-name="T8"><text:s/><text:line-break/></text:span><text:span text:style-name="T6">但美國債卻下跌</text:span><text:span text:style-name="T8"><text:s/><text:line-break/><text:line-break/>2021</text:span><text:span text:style-name="T6">年中後</text:span><text:span text:style-name="T8"><text:s/><text:line-break/></text:span><text:span text:style-name="T6">各國政府缺錢運作</text:span><text:span text:style-name="T8"><text:s/><text:line-break/></text:span><text:span text:style-name="T6">人民街頭抗議</text:span><text:span text:style-name="T8"><text:s/><text:line-break/></text:span><text:span text:style-name="T6">各種非法暴行增加</text:span><text:span text:style-name="T8"><text:s/><text:line-break/></text:span><text:span text:style-name="T6">美國佔領華爾街運動再起</text:span><text:span text:style-name="T8"><text:s/><text:line-break/></text:span><text:span text:style-name="T6">美國開始為準備對伊朗戰爭而發言強硬</text:span><text:span text:style-name="T8"><text:s/><text:line-break/><text:line-break/></text:span><text:span text:style-name="T6">台灣無薪假企業數創新高</text:span><text:span text:style-name="T8"><text:s/><text:line-break/><text:line-break/>2022</text:span><text:span text:style-name="T6">年四月</text:span><text:span text:style-name="T8"><text:s/><text:line-break/></text:span><text:span text:style-name="T6">另一個瓶裝洗衣粉</text:span><text:span text:style-name="T8"><text:s/><text:line-break/></text:span><text:span text:style-name="T6">成為美國攻擊伊朗的藉口</text:span><text:span text:style-name="T8"><text:s/><text:line-break/><text:line-break/>2022</text:span><text:span text:style-name="T6">年中</text:span><text:span text:style-name="T8"><text:s/><text:line-break/></text:span><text:span text:style-name="T6">美國攻擊伊朗</text:span><text:span text:style-name="T8"><text:s/><text:line-break/></text:span><text:span text:style-name="T6">伊朗出現眾多叛軍</text:span><text:span text:style-name="T8"><text:s/><text:line-break/></text:span><text:span text:style-name="T6">後出現預期中的膠著狀態</text:span><text:span text:style-name="T8"><text:s/><text:line-break/></text:span><text:span text:style-name="T6">國際油價上漲</text:span><text:span text:style-name="T8"><text:s/><text:line-break/><text:line-break/></text:span><text:span text:style-name="T6">軍工共和體股價在蕭條中獨自暴漲</text:span><text:span text:style-name="T8"><text:s/><text:line-break/></text:span><text:span text:style-name="T6">美國為避免多面受敵</text:span><text:span text:style-name="T8"><text:s/><text:line-break/></text:span><text:span text:style-name="T6">和中國簽署密約</text:span><text:span text:style-name="T8"><text:s/><text:line-break/></text:span><text:span text:style-name="T6">以中國不賣美債</text:span><text:span text:style-name="T8"><text:s/><text:line-break/></text:span><text:span text:style-name="T6">幫助穩定美元</text:span><text:span text:style-name="T8"><text:s/><text:line-break/></text:span><text:span text:style-name="T6">平衡貿易</text:span><text:span text:style-name="T8"><text:s/><text:line-break/></text:span><text:span text:style-name="T6">保證</text:span><text:span text:style-name="T8">AIT</text:span><text:span text:style-name="T6">人員安全</text:span><text:span text:style-name="T8"><text:s/><text:line-break/></text:span><text:span text:style-name="T6">換取美國不軍事干涉台灣</text:span><text:span text:style-name="T8"><text:s/><text:line-break/><text:line-break/><text:line-break/></text:span><text:span text:style-name="T6">中國第三艘航母下水</text:span><text:span text:style-name="T8"><text:s/><text:line-break/></text:span><text:span text:style-name="T6">第四艘在建</text:span><text:span text:style-name="T8"><text:s/><text:line-break/></text:span><text:span text:style-name="T6">中國開始演練無人機航母協同攻擊</text:span><text:span text:style-name="T8"><text:s/><text:line-break/><text:line-break/>2022</text:span><text:span text:style-name="T6">年末</text:span><text:span text:style-name="T8"><text:s/><text:line-break/></text:span><text:span text:style-name="T6">台灣經濟大退潮</text:span><text:span text:style-name="T8"><text:s/><text:line-break/></text:span><text:span text:style-name="T6">人民天天遊行</text:span><text:span text:style-name="T8"><text:s/><text:line-break/></text:span><text:span text:style-name="T6">理由口號是什麼不重要</text:span><text:span text:style-name="T8"><text:s/><text:line-break/></text:span><text:span text:style-name="T6">任何理由人民都能用來示威了</text:span><text:span text:style-name="T8"><text:s/><text:line-break/><text:line-break/></text:span><text:span text:style-name="T6">官方失業率超過五趴</text:span><text:span text:style-name="T8"><text:s/><text:line-break/></text:span><text:span text:style-name="T6">實際失業率超過十五趴</text:span><text:span text:style-name="T8"><text:s/><text:line-break/></text:span><text:span text:style-name="T6">中國原想暗中資助台灣遊行</text:span><text:span text:style-name="T8"><text:s/><text:line-break/></text:span><text:span text:style-name="T6">但一看經濟數據實在拿不出錢了</text:span><text:span text:style-name="T8"><text:s/><text:line-break/><text:line-break/></text:span><text:span text:style-name="T6">台灣犯罪率上升數倍</text:span><text:span text:style-name="T8"><text:s/><text:line-break/></text:span><text:span text:style-name="T6">員警都被調去保護官員和鎮壓遊行</text:span><text:span text:style-name="T8"><text:s/><text:line-break/></text:span><text:span text:style-name="T6">因此破案率大幅降低</text:span><text:span text:style-name="T8"><text:s/><text:line-break/></text:span><text:span text:style-name="T6">油價上漲帶動所有物價齊漲</text:span><text:span text:style-name="T8"><text:s/><text:line-break/></text:span><text:span text:style-name="T6">數百名獨居老人低收入戶</text:span><text:span text:style-name="T8"><text:s/><text:line-break/></text:span><text:span text:style-name="T6">因買不起食物</text:span><text:span text:style-name="T8"><text:s/></text:span><text:span text:style-name="T6">看不起病</text:span><text:span text:style-name="T8"><text:s/><text:line-break/></text:span><text:span text:style-name="T6">而餓死病死</text:span><text:span text:style-name="T8"><text:s/></text:span><text:span text:style-name="T6">無人收屍</text:span><text:span text:style-name="T8"><text:s/><text:line-break/><text:line-break/></text:span><text:span text:style-name="T6">陣頭幫派加大招生力道</text:span><text:span text:style-name="T8"><text:s/><text:line-break/></text:span><text:span text:style-name="T6">攔路搶劫成為常態</text:span><text:span text:style-name="T8"><text:s/><text:line-break/></text:span><text:span text:style-name="T6">台灣如同南美失敗國家</text:span><text:span text:style-name="T8"><text:s/><text:line-break/><text:line-break/></text:span><text:span text:style-name="T6">各政黨知道派對即將結束互鬥更為激烈</text:span><text:span text:style-name="T8"><text:s/><text:line-break/></text:span><text:span text:style-name="T6">為在老共來前撈最後一筆</text:span><text:span text:style-name="T8"><text:s/><text:line-break/><text:line-break/></text:span><text:span text:style-name="T6">蔡政府為移轉內部矛盾</text:span><text:span text:style-name="T8"><text:s/><text:line-break/></text:span><text:span text:style-name="T6">對內增加網軍</text:span><text:span text:style-name="T8"><text:s/><text:line-break/></text:span><text:span text:style-name="T6">挑起人民對中國仇恨</text:span><text:span text:style-name="T8"><text:s/><text:line-break/></text:span><text:span text:style-name="T6">對外宣稱台灣現在到問題都是中國陰謀煽動</text:span><text:span text:style-name="T8"><text:s/><text:line-break/></text:span><text:span text:style-name="T6">部分人民紅衛兵化</text:span><text:span text:style-name="T8"><text:s/><text:line-break/></text:span><text:span text:style-name="T6">物理攻擊蔡英文的政敵</text:span><text:span text:style-name="T8"><text:s/><text:line-break/><text:line-break/>2023</text:span><text:span text:style-name="T6">年初</text:span><text:span text:style-name="T8"><text:s/><text:line-break/></text:span><text:span text:style-name="T6">美國將中國附近軍隊部分撤離</text:span><text:span text:style-name="T8"><text:s/><text:line-break/></text:span><text:span text:style-name="T6">說為轉投入美伊戰爭</text:span><text:span text:style-name="T8"><text:s/><text:line-break/><text:line-break/></text:span><text:span text:style-name="T6">台灣有錢有勢家族大量外逃</text:span><text:span text:style-name="T8"><text:s/><text:line-break/></text:span><text:span text:style-name="T6">政府發不出勞退</text:span><text:span text:style-name="T8"><text:s/></text:span><text:span text:style-name="T6">老人年金</text:span><text:span text:style-name="T8"><text:s/></text:span><text:span text:style-name="T6">勞保</text:span><text:span text:style-name="T8"><text:s/></text:span><text:span text:style-name="T6">國保</text:span><text:span text:style-name="T8"><text:s/><text:line-break/></text:span><text:span text:style-name="T6">暴動死亡每日超過數十人</text:span><text:span text:style-name="T8"><text:s/><text:line-break/><text:line-break/>2023</text:span><text:span text:style-name="T6">年中</text:span><text:span text:style-name="T8"><text:s/><text:line-break/></text:span><text:span text:style-name="T6">少部分中國</text:span><text:span text:style-name="T8"><text:s/></text:span><text:span text:style-name="T6">台灣企業出現急單</text:span><text:span text:style-name="T8"><text:s/><text:line-break/></text:span><text:span text:style-name="T6">被中國</text:span><text:span text:style-name="T8"><text:s/></text:span><text:span text:style-name="T6">台灣政府大力宣傳說景氣即將復甦</text:span><text:span text:style-name="T8"><text:s/><text:line-break/></text:span><text:span text:style-name="T6">（其實是其他國家為避免台海封鎖</text:span><text:span text:style-name="T8"><text:s/><text:line-break/></text:span><text:span text:style-name="T6">而先下的訂單）</text:span><text:span text:style-name="T8"><text:s/><text:line-break/><text:line-break/></text:span><text:span text:style-name="T6">中國稱台灣亂象將在必要時處理</text:span><text:span text:style-name="T8"><text:s/><text:line-break/></text:span><text:span text:style-name="T6">民進黨以為撿到槍</text:span><text:span text:style-name="T8"><text:s/><text:line-break/></text:span><text:span text:style-name="T6">大力宣傳老共對台灣的野心</text:span><text:span text:style-name="T8"><text:s/><text:line-break/></text:span><text:span text:style-name="T6">唯有繼續支持民進黨</text:span><text:span text:style-name="T8"><text:s/><text:line-break/></text:span><text:span text:style-name="T6">才能阻止中國</text:span><text:span text:style-name="T8"><text:s/><text:line-break/></text:span><text:span text:style-name="T6">民進黨支持者也炸鍋</text:span><text:span text:style-name="T8"><text:s/><text:line-break/></text:span><text:span text:style-name="T6">肉搜國民黨</text:span><text:span text:style-name="T8"><text:s/></text:span><text:span text:style-name="T6">統促黨黨工後</text:span><text:span text:style-name="T8"><text:s/><text:line-break/></text:span><text:span text:style-name="T6">衝入他們家中濫殺</text:span><text:span text:style-name="T8"><text:s/><text:line-break/></text:span><text:span text:style-name="T6">員警在殺人者離開後才到場</text:span><text:span text:style-name="T8"><text:s/><text:line-break/></text:span><text:span text:style-name="T6">調查不了了之</text:span><text:span text:style-name="T8"><text:s/><text:line-break/><text:line-break/></text:span><text:span text:style-name="T6">蔡政府在</text:span><text:span text:style-name="T8">AIT </text:span><text:span text:style-name="T6">授意下稱：</text:span><text:span text:style-name="T8"><text:s/><text:line-break/></text:span><text:span text:style-name="T6">中國挑起台灣動亂是戰爭行為</text:span><text:span text:style-name="T8"><text:s/><text:line-break/></text:span><text:span text:style-name="T6">台灣必將追究責任</text:span><text:span text:style-name="T8">&gt;&gt;&gt;###</text:span><text:span text:style-name="T6">台灣地獄列車正式發車</text:span><text:span text:style-name="T8">### <text:line-break/><text:line-break/>2023</text:span><text:span text:style-name="T6">年八月</text:span><text:span text:style-name="T8"><text:s/><text:line-break/></text:span><text:span text:style-name="T6">進口貨在台灣缺貨</text:span><text:span text:style-name="T8"><text:s/><text:line-break/></text:span><text:span text:style-name="T6">數千人民為食物犯罪</text:span><text:span text:style-name="T8"><text:s/><text:line-break/></text:span><text:span text:style-name="T6">棄嬰</text:span><text:span text:style-name="T8"><text:s/></text:span><text:span text:style-name="T6">棄養</text:span><text:span text:style-name="T8"><text:s/></text:span><text:span text:style-name="T6">人口販賣變成日常瑣事</text:span><text:span text:style-name="T8"><text:s/><text:line-break/></text:span><text:span text:style-name="T6">經濟數據因民進黨為選上</text:span><text:span text:style-name="T8">2024</text:span><text:span text:style-name="T6">年總統</text:span><text:span text:style-name="T8"><text:s/><text:line-break/></text:span><text:span text:style-name="T6">造假而只微幅下跌</text:span><text:span text:style-name="T8"><text:s/><text:line-break/></text:span><text:span text:style-name="T6">台灣官員與家屬都以出國度假為由出國避難</text:span><text:span text:style-name="T8"><text:s/><text:line-break/><text:line-break/>2023</text:span><text:span text:style-name="T6">年九月</text:span><text:span text:style-name="T8"><text:s/><text:line-break/></text:span><text:span text:style-name="T6">美國發言請兩岸互相克制</text:span><text:span text:style-name="T8"><text:s/><text:line-break/></text:span><text:span text:style-name="T6">這是對兩岸的暗語</text:span><text:span text:style-name="T8"><text:s/><text:line-break/></text:span><text:span text:style-name="T6">（美方對台秘密保證盡量刺激中共</text:span><text:span text:style-name="T8"><text:s/><text:line-break/></text:span><text:span text:style-name="T6">無論如何美國都會支持台灣）</text:span><text:span text:style-name="T8"><text:s/><text:line-break/></text:span><text:span text:style-name="T6">（民進黨官員不是白痴</text:span><text:span text:style-name="T8"><text:s/><text:line-break/></text:span><text:span text:style-name="T6">知道美軍一定不會馳援</text:span><text:span text:style-name="T8"><text:s/><text:line-break/></text:span><text:span text:style-name="T6">但現在不照做</text:span><text:span text:style-name="T8"><text:s/><text:line-break/></text:span><text:span text:style-name="T6">明天可能就被暗殺了）</text:span><text:span text:style-name="T8"><text:s/><text:line-break/></text:span><text:span text:style-name="T6">民進黨發言稱中國為敵國</text:span><text:span text:style-name="T8"><text:s/><text:line-break/></text:span><text:span text:style-name="T6">中國人民日報對台灣專文出現</text:span><text:span text:style-name="T8"><text:s/><text:line-break/></text:span><text:span text:style-name="T6">（勿謂言之不預也）</text:span><text:span text:style-name="T8"><text:s/><text:line-break/><text:line-break/>2023</text:span><text:span text:style-name="T6">年十月</text:span><text:span text:style-name="T8"><text:s/><text:line-break/></text:span><text:span text:style-name="T6">中國加強社會控制力道</text:span><text:span text:style-name="T8"><text:s/><text:line-break/></text:span><text:span text:style-name="T6">全力逮捕異議人士</text:span><text:span text:style-name="T8"><text:s/><text:line-break/></text:span><text:span text:style-name="T6">解放軍三軍聯合軍事演習</text:span><text:span text:style-name="T8"><text:s/><text:line-break/></text:span><text:span text:style-name="T6">三艘航母接力繞行台灣</text:span><text:span text:style-name="T8"><text:s/><text:line-break/><text:line-break/>2023</text:span><text:span text:style-name="T6">年</text:span><text:span text:style-name="T8">11</text:span><text:span text:style-name="T6">月</text:span><text:span text:style-name="T8"><text:s/><text:line-break/></text:span><text:span text:style-name="T6">解放軍沿海北東南三大戰區</text:span><text:span text:style-name="T8"><text:s/><text:line-break/></text:span><text:span text:style-name="T6">多數軍人開始禁休假</text:span><text:span text:style-name="T8"><text:s/><text:line-break/></text:span><text:span text:style-name="T6">軍事演習參與人數倍增</text:span><text:span text:style-name="T8"><text:s/><text:line-break/></text:span><text:span text:style-name="T6">中國軍機不斷飛越台灣上空</text:span><text:span text:style-name="T8"><text:s/><text:line-break/></text:span><text:span text:style-name="T6">數量過多</text:span><text:span text:style-name="T8"><text:s/><text:line-break/></text:span><text:span text:style-name="T6">台灣空軍已無法完全派軍機隨行監控共機</text:span><text:span text:style-name="T8"><text:s/><text:line-break/><text:line-break/>2023</text:span><text:span text:style-name="T6">年十二月中</text:span><text:span text:style-name="T8"><text:s/><text:line-break/>Day1 <text:line-break/></text:span><text:span text:style-name="T6">中國宣布民進黨為叛亂非法團體</text:span><text:span text:style-name="T8"><text:s/><text:line-break/></text:span><text:span text:style-name="T6">為解救台灣同胞</text:span><text:span text:style-name="T8"><text:s/><text:line-break/></text:span><text:span text:style-name="T6">中國將以強制力介入台灣亂象</text:span><text:span text:style-name="T8"><text:s/><text:line-break/><text:line-break/></text:span><text:span text:style-name="T6">中國宣布台灣海空域為危險禁航區</text:span><text:span text:style-name="T8"><text:s/><text:line-break/></text:span><text:span text:style-name="T6">軍艦包圍台澎金馬</text:span><text:span text:style-name="T8"><text:s/><text:line-break/><text:line-break/>Day2 <text:line-break/></text:span><text:span text:style-name="T6">澎湖</text:span><text:span text:style-name="T8"><text:s/></text:span><text:span text:style-name="T6">金門</text:span><text:span text:style-name="T8"><text:s/></text:span><text:span text:style-name="T6">媽祖外海的解放軍</text:span><text:span text:style-name="T8"><text:s/><text:line-break/></text:span><text:span text:style-name="T6">登陸後廣播</text:span><text:span text:style-name="T8"><text:s/><text:line-break/></text:span><text:span text:style-name="T6">要求三島軍民不抵抗投降</text:span><text:span text:style-name="T8"><text:s/><text:line-break/></text:span><text:span text:style-name="T6">即可獲得和平安定</text:span><text:span text:style-name="T8"><text:s/><text:line-break/></text:span><text:span text:style-name="T6">三島居民包圍軍營要求投降</text:span><text:span text:style-name="T8"><text:s/><text:line-break/></text:span><text:span text:style-name="T6">三島軍方表面無奈</text:span><text:span text:style-name="T8"><text:s/><text:line-break/></text:span><text:span text:style-name="T6">實則慶幸</text:span><text:span text:style-name="T8"><text:s/><text:line-break/></text:span><text:span text:style-name="T6">為了民眾大義不得不投降</text:span><text:span text:style-name="T8"><text:s/><text:line-break/><text:line-break/></text:span><text:span text:style-name="T6">台灣人民大量湧入機場</text:span><text:span text:style-name="T8"><text:s/></text:span><text:span text:style-name="T6">海港</text:span><text:span text:style-name="T8"><text:s/><text:line-break/></text:span><text:span text:style-name="T6">想出島避難</text:span><text:span text:style-name="T8"><text:s/><text:line-break/></text:span><text:span text:style-name="T6">航空公司堅決不出飛機</text:span><text:span text:style-name="T8"><text:s/><text:line-break/></text:span><text:span text:style-name="T6">事實上他們的飛機早就多數飛離台灣避禍</text:span><text:span text:style-name="T8"><text:s/><text:line-break/></text:span><text:span text:style-name="T6">少數不怕死的漁民為錢出海後</text:span><text:span text:style-name="T8"><text:s/><text:line-break/></text:span><text:span text:style-name="T6">很快就被解放軍攔截監禁</text:span><text:span text:style-name="T8"><text:s/><text:line-break/><text:line-break/></text:span><text:span text:style-name="T6">民進黨高官繼續催眠人民</text:span><text:span text:style-name="T8"><text:s/><text:line-break/>“““</text:span><text:span text:style-name="T6">台灣不會亡</text:span><text:span text:style-name="T8">””” <text:line-break/><text:line-break/>Day3 <text:line-break/></text:span><text:span text:style-name="T6">民進黨高官確認美軍不會幫助台灣</text:span><text:span text:style-name="T8"><text:s/><text:line-break/></text:span><text:span text:style-name="T6">後要求政治庇護</text:span><text:span text:style-name="T8"><text:s/><text:line-break/></text:span><text:span text:style-name="T6">美方答應</text:span><text:span text:style-name="T8"><text:s/><text:line-break/></text:span><text:span text:style-name="T6">蔡英文在</text:span><text:span text:style-name="T8">AIT</text:span><text:span text:style-name="T6">內下令</text:span><text:span text:style-name="T8"><text:s/><text:line-break/></text:span><text:span text:style-name="T6">三軍所有軍機</text:span><text:span text:style-name="T8"><text:s/></text:span><text:span text:style-name="T6">軍鑑</text:span><text:span text:style-name="T8"><text:s/><text:line-break/></text:span><text:span text:style-name="T6">凌晨升空出海向西方南方突圍</text:span><text:span text:style-name="T8"><text:s/><text:line-break/></text:span><text:span text:style-name="T6">（蔡英文原本想發射飛彈攻擊中國沿海</text:span><text:span text:style-name="T8"><text:s/><text:line-break/></text:span><text:span text:style-name="T6">但被</text:span><text:span text:style-name="T8">AIT</text:span><text:span text:style-name="T6">主席莫健制止</text:span><text:span text:style-name="T8"><text:s/><text:line-break/></text:span><text:span text:style-name="T6">以免中共因非戰區人員死傷</text:span><text:span text:style-name="T8"><text:s/><text:line-break/></text:span><text:span text:style-name="T6">而報復攻擊逃亡隊伍）</text:span><text:span text:style-name="T8"><text:s/><text:line-break/></text:span><text:span text:style-name="T6">被滲透的台將將情報轉給共軍</text:span><text:span text:style-name="T8"><text:s/><text:line-break/></text:span><text:span text:style-name="T6">習近平知悉後下令</text:span><text:span text:style-name="T8"><text:s/><text:line-break/></text:span><text:span text:style-name="T6">飛彈軍全面轟炸台灣海空軍飛彈部隊</text:span><text:span text:style-name="T8"><text:s/><text:line-break/></text:span><text:span text:style-name="T6">海軍</text:span><text:span text:style-name="T8"><text:s/></text:span><text:span text:style-name="T6">空軍</text:span><text:span text:style-name="T8"><text:s/></text:span><text:span text:style-name="T6">陸戰隊</text:span><text:span text:style-name="T8"><text:s/></text:span><text:span text:style-name="T6">發動總攻擊</text:span><text:span text:style-name="T8"><text:s/><text:line-break/><text:line-break/>Day4 <text:line-break/></text:span><text:span text:style-name="T6">部分將領覺得蔡英文的指令</text:span><text:span text:style-name="T8"><text:s/><text:line-break/></text:span><text:span text:style-name="T6">不合理</text:span><text:span text:style-name="T8"><text:s/></text:span><text:span text:style-name="T6">而不執行命令</text:span><text:span text:style-name="T8"><text:s/><text:line-break/></text:span><text:span text:style-name="T6">部分將領已被共軍滲透</text:span><text:span text:style-name="T8"><text:s/><text:line-break/></text:span><text:span text:style-name="T6">而不執行命令</text:span><text:span text:style-name="T8"><text:s/><text:line-break/></text:span><text:span text:style-name="T6">部分將領知道台灣必敗</text:span><text:span text:style-name="T8"><text:s/><text:line-break/></text:span><text:span text:style-name="T6">不想被共軍清算</text:span><text:span text:style-name="T8"><text:s/><text:line-break/></text:span><text:span text:style-name="T6">而不執行命令</text:span><text:span text:style-name="T8"><text:s/><text:line-break/></text:span><text:span text:style-name="T6">其餘約</text:span><text:span text:style-name="T8">1/3</text:span><text:span text:style-name="T6">軍機</text:span><text:span text:style-name="T8"><text:s/></text:span><text:span text:style-name="T6">軍艦</text:span><text:span text:style-name="T8"><text:s/></text:span><text:span text:style-name="T6">升空出海</text:span><text:span text:style-name="T8"><text:s/><text:line-break/></text:span><text:span text:style-name="T6">同時民進黨高官</text:span><text:span text:style-name="T8"><text:s/>AIT</text:span><text:span text:style-name="T6">官員</text:span><text:span text:style-name="T8"><text:s/><text:line-break/></text:span><text:span text:style-name="T6">坐上飛鷹直升機向北方沖繩行進</text:span><text:span text:style-name="T8"><text:s/><text:line-break/><text:line-break/></text:span><text:span text:style-name="T6">國軍</text:span><text:span text:style-name="T8"><text:s/></text:span><text:span text:style-name="T6">共軍海空軍遭遇發生激戰</text:span><text:span text:style-name="T8"><text:s/><text:line-break/><text:line-break/>Day5 <text:line-break/></text:span><text:span text:style-name="T6">國軍將領知道民進黨高層官員利用</text:span><text:span text:style-name="T8"><text:s/><text:line-break/></text:span><text:span text:style-name="T6">海空軍出擊來匿跡偷逃出台灣後</text:span><text:span text:style-name="T8"><text:s/><text:line-break/></text:span><text:span text:style-name="T6">多數將領直接投降</text:span><text:span text:style-name="T8"><text:s/><text:line-break/><text:line-break/>Day6 Day7 <text:line-break/></text:span><text:span text:style-name="T6">民進黨高層到達美國</text:span><text:span text:style-name="T8"><text:s/><text:line-break/></text:span><text:span text:style-name="T6">成立流亡政府</text:span><text:span text:style-name="T8"><text:s/><text:line-break/></text:span><text:span text:style-name="T6">要求台灣人民</text:span><text:span text:style-name="T8"><text:s/></text:span><text:span text:style-name="T6">和</text:span><text:span text:style-name="T8"><text:s/></text:span><text:span text:style-name="T6">反共人士捐款</text:span><text:span text:style-name="T8"><text:s/><text:line-break/></text:span><text:span text:style-name="T6">最後賺得滿盆飽</text:span><text:span text:style-name="T8"><text:s/><text:line-break/></text:span><text:span text:style-name="T6">台灣人匯款紀錄被老共掌握</text:span><text:span text:style-name="T8"><text:s/><text:line-break/></text:span><text:span text:style-name="T6">當成政治清洗的依據</text:span><text:span text:style-name="T8"><text:s/><text:line-break/><text:line-break/></text:span><text:span text:style-name="T6">共軍登陸台灣</text:span><text:span text:style-name="T8"><text:s/><text:line-break/></text:span><text:span text:style-name="T6">幾乎沒遭遇抵抗</text:span><text:span text:style-name="T8"><text:s/><text:line-break/></text:span><text:span text:style-name="T6">台灣成為中華人民共和國的一省</text:span><text:span text:style-name="T8"><text:s/><text:line-break/></text:span><text:span text:style-name="T6">半數共軍直接奔至新竹</text:span><text:span text:style-name="T8"><text:s/><text:line-break/></text:span><text:span text:style-name="T6">重兵保護竹科</text:span><text:span text:style-name="T8"><text:s/></text:span><text:span text:style-name="T6">交大</text:span><text:span text:style-name="T8"><text:s/></text:span><text:span text:style-name="T6">清大</text:span><text:span text:style-name="T8"><text:s/><text:line-break/><text:line-break/></text:span><text:span text:style-name="T6">數支台灣部隊逃到台灣山區</text:span><text:span text:style-name="T8"><text:s/><text:line-break/></text:span><text:span text:style-name="T6">但很快就因無山區作戰</text:span><text:span text:style-name="T8"><text:s/></text:span><text:span text:style-name="T6">生存經驗</text:span><text:span text:style-name="T8"><text:s/><text:line-break/></text:span><text:span text:style-name="T6">而向共軍投降</text:span><text:span text:style-name="T8"><text:s/><text:line-break/></text:span><text:span text:style-name="T6">但共軍不予理會將敵軍全滅</text:span><text:span text:style-name="T8"><text:s/><text:line-break/><text:line-break/></text:span><text:span text:style-name="T6">台灣的流氓罪犯四處攻擊平民</text:span><text:span text:style-name="T8"><text:s/><text:line-break/><text:line-break/>Day8-Day14 <text:line-break/></text:span><text:span text:style-name="T6">共產黨將原本支持</text:span><text:span text:style-name="T8"><text:s/><text:line-break/></text:span><text:span text:style-name="T6">國民黨</text:span><text:span text:style-name="T8"><text:s/></text:span><text:span text:style-name="T6">民進黨</text:span><text:span text:style-name="T8"><text:s/></text:span><text:span text:style-name="T6">台獨</text:span><text:span text:style-name="T8"><text:s/><text:line-break/></text:span><text:span text:style-name="T6">的企業都充公成為國營企業</text:span><text:span text:style-name="T8"><text:s/><text:line-break/><text:line-break/></text:span><text:span text:style-name="T6">共軍在台灣實行嚴打</text:span><text:span text:style-name="T8"><text:s/><text:line-break/></text:span><text:span text:style-name="T6">（中國版的戒嚴）</text:span><text:span text:style-name="T8"><text:s/><text:line-break/></text:span><text:span text:style-name="T6">原本做亂的流氓</text:span><text:span text:style-name="T8"><text:s/><text:line-break/></text:span><text:span text:style-name="T6">流水線式審判後</text:span><text:span text:style-name="T8"><text:s/><text:line-break/></text:span><text:span text:style-name="T6">快速槍決</text:span><text:span text:style-name="T8"><text:s/><text:line-break/></text:span><text:span text:style-name="T6">很多反抗份子也被冠上</text:span><text:span text:style-name="T8"><text:s/><text:line-break/></text:span><text:span text:style-name="T6">流氓暴行名義處決</text:span><text:span text:style-name="T8"><text:s/><text:line-break/><text:line-break/>2024</text:span><text:span text:style-name="T6">年初</text:span><text:span text:style-name="T8"><text:s/><text:line-break/>Day15-Day30 <text:line-break/></text:span><text:span text:style-name="T6">台灣異議人士多數被監禁</text:span><text:span text:style-name="T8"><text:s/><text:line-break/></text:span><text:span text:style-name="T6">中國網路長城延伸到台灣</text:span><text:span text:style-name="T8"><text:s/><text:line-break/><text:line-break/></text:span><text:span text:style-name="T6">黨委進入各大企業</text:span><text:span text:style-name="T8"><text:s/><text:line-break/></text:span><text:span text:style-name="T6">學校</text:span><text:span text:style-name="T8"><text:s/></text:span><text:span text:style-name="T6">軍警</text:span><text:span text:style-name="T8"><text:s/></text:span><text:span text:style-name="T6">行政單位</text:span><text:span text:style-name="T8"><text:s/><text:line-break/></text:span><text:span text:style-name="T6">公家機關被要求做</text:span><text:span text:style-name="T8"><text:s/><text:line-break/></text:span><text:span text:style-name="T6">長時間政治教育</text:span><text:span text:style-name="T8"><text:s/><text:line-break/></text:span><text:span text:style-name="T6">不合格者撤職</text:span><text:span text:style-name="T8"><text:s/><text:line-break/><text:line-break/></text:span><text:span text:style-name="T6">台灣各縣市長都已逃出台灣</text:span><text:span text:style-name="T8"><text:s/><text:line-break/></text:span><text:span text:style-name="T6">共產黨直接派中國官員接管各縣市</text:span><text:span text:style-name="T8"><text:s/><text:line-break/></text:span><text:span text:style-name="T6">許多原來每天罵中國的</text:span><text:span text:style-name="T8"><text:s/><text:line-break/></text:span><text:span text:style-name="T6">網紅</text:span><text:span text:style-name="T8"><text:s/></text:span><text:span text:style-name="T6">政客</text:span><text:span text:style-name="T8"><text:s/></text:span><text:span text:style-name="T6">公民團體</text:span><text:span text:style-name="T8"><text:s/><text:line-break/></text:span><text:span text:style-name="T6">現在搶著舔共</text:span><text:span text:style-name="T8"><text:s/></text:span></text:p>
      <text:p text:style-name="P12"><text:span text:style-name="T5">王修亮</text:span><text:span text:style-name="T6"><text:s/>  |  2020.02.11 02:38   |   </text:span><text:a xlink:type="simple" xlink:href="http://palinfo.habago.org/Entry?Command=Information_PrintForum&amp;iPage=1#FORUM38707"><text:span text:style-name="T17">#</text:span></text:a></text:p>
      <text:p text:style-name="P13"><text:span text:style-name="T6">最近有人傳聯署書給我聯署，要求政府禁止陸配回台。</text:span><text:span text:style-name="T8"><text:s/><text:line-break/></text:span><text:span text:style-name="T6">後來好像被罵而改了，但是不準確診的回台。</text:span><text:span text:style-name="T8"><text:s/><text:line-break/></text:span><text:span text:style-name="T6">還有些人的言論是在大陸的所有台商都不准回台，怕帶來病毒。</text:span><text:span text:style-name="T8"><text:s/><text:line-break/></text:span><text:span text:style-name="T6">不只是一般民眾，醫護人員也有聯署要求不准病患回台治療，因為他們怕很多事情，怕台灣醫療資源不足，怕自己被染病。</text:span><text:span text:style-name="T8"><text:s/><text:line-break/><text:line-break/></text:span><text:span text:style-name="T6">民主之下能掌控、對抗自由與人權帶來的利弊，就是法律與道德。</text:span><text:span text:style-name="T8"><text:s/><text:line-break/></text:span><text:span text:style-name="T6">依照法律，國民是有權利回來的，不論有病沒病，都有回國的權力。</text:span><text:span text:style-name="T8"><text:s/><text:line-break/></text:span><text:span text:style-name="T6">「日本第四架政府專機，今天</text:span><text:span text:style-name="T8">(7</text:span><text:span text:style-name="T6">日</text:span><text:span text:style-name="T8">)</text:span><text:span text:style-name="T6">早上從湖北載回</text:span><text:span text:style-name="T8">198</text:span><text:span text:style-name="T6">人，首次包括外國籍配偶，</text:span><text:span text:style-name="T8">77</text:span><text:span text:style-name="T6">名中國人和</text:span><text:span text:style-name="T8">2</text:span><text:span text:style-name="T6">名台灣人。」</text:span><text:span text:style-name="T8"><text:s/><text:line-break/></text:span><text:span text:style-name="T6">台灣很愛模仿日本，日本做到的，台灣卻聯署抗議</text:span><text:span text:style-name="T8">? <text:line-break/><text:line-break/></text:span><text:span text:style-name="T6">依照道德，可能染病的城內人儘量選擇不外出，因為疫情爆發時，大家最好不要輕易移動，才好控制疫情不要擴大。</text:span><text:span text:style-name="T8"><text:s/><text:line-break/></text:span><text:span text:style-name="T6">但是對於被困住的人，政府要儘量支援供應，例如有人可能只是旅遊，錢啊</text:span><text:span text:style-name="T8">!</text:span><text:span text:style-name="T6">衣物啊</text:span><text:span text:style-name="T8">!</text:span><text:span text:style-name="T6">用品啊</text:span><text:span text:style-name="T8">!</text:span><text:span text:style-name="T6">帶的不夠多，還有些特殊沒想到的狀況，政府要主動去關心有哪些國民被困，有甚麼問題，想辦法支援。</text:span><text:span text:style-name="T8"><text:s/><text:line-break/><text:line-break/></text:span><text:span text:style-name="T6">可是並非每個人都願意被封在城內，這也不能說不道德，人想逃離恐懼是一種天性，尤其自己的親人子女，總是會想盡辦法希望他離開危險區。</text:span><text:span text:style-name="T8"><text:s/><text:line-break/></text:span><text:span text:style-name="T6">只是政府在接機之後，需要盡責的防護好。</text:span><text:span text:style-name="T8"><text:s/><text:line-break/></text:span><text:span text:style-name="T6">台灣一向自誇醫療資源比大陸強很多，沒有理由如此恐懼。</text:span><text:span text:style-name="T8"><text:s/><text:line-break/><text:line-break/></text:span><text:span text:style-name="T6">藉災難操縱政治手法，不允許台商自己包機回國，以便消除中共對台灣政府的不理不睬，強迫中共與台灣對話，把疾病與人命當政治手段，這是什麼樣的心態。</text:span><text:span text:style-name="T8"><text:s/><text:line-break/><text:line-break/></text:span><text:span text:style-name="T6">不能掌握滯留大陸的台灣人數，不提供任何支援與協助，甚至禁止第二班回台班機任何人回台。卻對「寶瓶星號」郵輪</text:span><text:span text:style-name="T8">(</text:span><text:span text:style-name="T6">包含有武漢旅遊史的旅客</text:span><text:span text:style-name="T8">)</text:span><text:span text:style-name="T6">篩檢發燒的</text:span><text:span text:style-name="T8">128</text:span><text:span text:style-name="T6">人之後，後連外國遊客在內的一千多人都全部放行，這我真的不懂，豪華郵輪的台灣人和外國人比大陸台商高級</text:span><text:span text:style-name="T8">? <text:line-break/><text:line-break/><text:line-break/></text:span><text:span text:style-name="T6">如果郵輪可以靠岸，飛機為甚麼不能回來</text:span><text:span text:style-name="T8">? <text:line-break/></text:span><text:span text:style-name="T6">如果郵輪上的外國人可以進入台灣，陸配為何不行</text:span><text:span text:style-name="T8">? <text:line-break/></text:span><text:span text:style-name="T6">我是真的不懂。</text:span></text:p>
      <text:p text:style-name="P12"><text:span text:style-name="T5">阿海</text:span><text:span text:style-name="T6"><text:s/>  |  2020.02.10 21:52   |   </text:span><text:a xlink:type="simple" xlink:href="http://palinfo.habago.org/Entry?Command=Information_PrintForum&amp;iPage=1#FORUM38706"><text:span text:style-name="T17">#</text:span></text:a></text:p>
      <text:p text:style-name="P14"><text:span text:style-name="T6">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8"><text:s/><text:line-break/><text:line-break/></text:span><text:span text:style-name="T6">再推薦一本挺厚的書</text:span><text:span text:style-name="T8"><text:s/><text:line-break/><text:line-break/></text:span><text:span text:style-name="T6">債的歷史：從文明的初始到全球負債時代</text:span><text:span text:style-name="T8"><text:s/><text:line-break/><text:line-break/>https://www.books.com.tw/products/0010598142 <text:line-break/><text:line-break/></text:span><text:span text:style-name="T6">這本是我最近驚嚇指數最高的。</text:span><text:span text:style-name="T8"><text:s/><text:line-break/><text:line-break/></text:span><text:span text:style-name="T6">不看市想像不到西方殖民帝國和美帝的邪惡。</text:span><text:span text:style-name="T8"><text:s/><text:line-break/><text:line-break/></text:span><text:span text:style-name="T6">然後再觀察現在的台灣，網路、媒體被某粉類言論佔據，周遭人大部分是人渣黨支持者，所以我除了必要的社交或平常工作，幾乎不講話，只和狗相處，假日也只會去沒有人的郊區山上或海邊。</text:span><text:span text:style-name="T8"><text:s/><text:line-break/><text:line-break/></text:span><text:span text:style-name="T6">太荒謬了啊，眼下的一切</text:span><text:span text:style-name="T8">!</text:span></text:p>
      <text:p text:style-name="P12"><text:span text:style-name="T5">阿海</text:span><text:span text:style-name="T6"><text:s/>  |  2020.02.10 21:25   |   </text:span><text:a xlink:type="simple" xlink:href="http://palinfo.habago.org/Entry?Command=Information_PrintForum&amp;iPage=1#FORUM38705"><text:span text:style-name="T17">#</text:span></text:a></text:p>
      <text:p text:style-name="P13"><text:span text:style-name="T6">推薦一本薄薄的書，已絕版，圖書館或二手書市場找得到。</text:span><text:span text:style-name="T8"><text:s/><text:line-break/><text:line-break/></text:span><text:span text:style-name="T6">生物剽竊：自然及知識的掠奪</text:span><text:span text:style-name="T8"><text:s/><text:line-break/>Biopiracy: The Plunder of Nature and Knowledge <text:line-break/>................................................ <text:line-break/><text:line-break/></text:span><text:span text:style-name="T6">看似只和貿易與經濟發展有關的</text:span><text:span text:style-name="T8">WTO</text:span><text:span text:style-name="T6">，實則成為全球生物多樣性大量流失的幫兇。</text:span><text:span text:style-name="T8">TRIPs</text:span><text:span text:style-name="T6">讓跨國企業在自然資源豐富的開發中國家四處掠奪在地原住民和農民的生態智慧，透過</text:span><text:span text:style-name="T8">TRIPs</text:span><text:span text:style-name="T6">，掠奪的行為卻可以申請「智慧財產權」、「專利權」，並在生物科技、基金工程的潮流下，讓企業的荷包塞滿；卻讓小農因為購買昂貴且具專利權的基改種子，嚴重破產，最終選擇自殺。</text:span><text:span text:style-name="T8"><text:s/><text:line-break/><text:line-break/></text:span><text:span text:style-name="T6">前言</text:span><text:span text:style-name="T8"><text:s/></text:span><text:span text:style-name="T6">剽竊生物專利權</text:span><text:span text:style-name="T8"><text:s/></text:span><text:span text:style-name="T6">哥倫布再臨</text:span><text:span text:style-name="T8"><text:s/><text:line-break/><text:line-break/></text:span><text:span text:style-name="T6">第一章</text:span><text:span text:style-name="T8"><text:s/></text:span><text:span text:style-name="T6">知識、創造力與智慧財產權</text:span><text:span text:style-name="T8"><text:s/><text:line-break/></text:span><text:span text:style-name="T6">第二章</text:span><text:span text:style-name="T8"><text:s/></text:span><text:span text:style-name="T6">生命，可以製造嗎？被擁有嗎？</text:span><text:span text:style-name="T8">---</text:span><text:span text:style-name="T6">重新定義生物多樣性</text:span><text:span text:style-name="T8"><text:s/><text:line-break/></text:span><text:span text:style-name="T6">第三章</text:span><text:span text:style-name="T8"><text:s/></text:span><text:span text:style-name="T6">種子與大地</text:span><text:span text:style-name="T8"><text:s/><text:line-break/></text:span><text:span text:style-name="T6">第四章</text:span><text:span text:style-name="T8"><text:s/></text:span><text:span text:style-name="T6">生物多樣性及人民的知識</text:span><text:span text:style-name="T8"><text:s/><text:line-break/></text:span><text:span text:style-name="T6">第五章</text:span><text:span text:style-name="T8"><text:s/></text:span><text:span text:style-name="T6">絆倒生命的</text:span><text:span text:style-name="T8">TRIPs <text:line-break/></text:span><text:span text:style-name="T6">第六章</text:span><text:span text:style-name="T8"><text:s/></text:span><text:span text:style-name="T6">與多樣性和平共處</text:span><text:span text:style-name="T8"><text:s/><text:line-break/></text:span><text:span text:style-name="T6">第七章</text:span><text:span text:style-name="T8"><text:s/></text:span><text:span text:style-name="T6">以非暴力手段孕育多樣性</text:span></text:p>
      <text:p text:style-name="P12"><text:span text:style-name="T5">阿海</text:span><text:span text:style-name="T6"><text:s/>  |  2020.02.10 21:17   |   </text:span><text:a xlink:type="simple" xlink:href="http://palinfo.habago.org/Entry?Command=Information_PrintForum&amp;iPage=1#FORUM38704"><text:span text:style-name="T17">#</text:span></text:a></text:p>
      <text:p text:style-name="P14"><text:span text:style-name="T6">嫁接不會改變基因。</text:span><text:span text:style-name="T8"><text:s/><text:line-break/></text:span><text:span text:style-name="T6">而且，現在台灣人喜歡吃的小番茄幾乎是嫁接苗長大的。在栽培期間，一般嫁接苗比實生苗強壯，較不易染病，受農民喜愛。現在，嫁接技術應用範圍很廣。</text:span></text:p>
      <text:p text:style-name="P12"><text:span text:style-name="T5">林炤育</text:span><text:span text:style-name="T6"><text:s/>  |  2020.02.10 17:50   |   </text:span><text:a xlink:type="simple" xlink:href="http://palinfo.habago.org/Entry?Command=Information_PrintForum&amp;iPage=1#FORUM38703"><text:span text:style-name="T17">#</text:span></text:a></text:p>
      <text:p text:style-name="P15"><text:span text:style-name="T5">謝謝世勤、</text:span><text:span text:style-name="T6">Ethan</text:span><text:span text:style-name="T5">科普。</text:span><text:span text:style-name="T6"><text:s/><text:line-break/><text:line-break/></text:span><text:span text:style-name="T5">小董談武漢包機與台灣造謠</text:span><text:span text:style-name="T6"><text:s/><text:line-break/>https://youtu.be/mJZOAG3d_a8 <text:line-break/><text:line-break/></text:span><text:span text:style-name="T5">中国美国对比</text:span><text:span text:style-name="T6"><text:s/>( 7:54 </text:span><text:span text:style-name="T5">馬意駿接受視頻專訪</text:span><text:span text:style-name="T6"><text:s/>) <text:line-break/>https://youtu.be/Q9r3JjgnOzk <text:line-break/></text:span></text:p>
      <text:p text:style-name="P12"><text:span text:style-name="T6">Ethan   |  2020.02.10 14:50   |   </text:span><text:a xlink:type="simple" xlink:href="http://palinfo.habago.org/Entry?Command=Information_PrintForum&amp;iPage=1#FORUM38702"><text:span text:style-name="T17">#</text:span></text:a></text:p>
      <text:p text:style-name="P13"><text:span text:style-name="T6">轉基因作物風險</text:span><text:span text:style-name="T8"><text:s/><text:line-break/>1.</text:span><text:span text:style-name="T6">生態環境影響：跨物種基因的改造進入生態圈可能產生無法預期的超級物種，破壞原來的穩定平衡。</text:span><text:span text:style-name="T8"><text:s/><text:line-break/><text:line-break/>2. </text:span><text:span text:style-name="T6">基因種子產權控制：可以設計條件啟動基因使其產量遞減或失去繁殖能力。</text:span><text:span text:style-name="T8"><text:s/></text:span><text:span text:style-name="T6">或物種在自然環境的與原生作物混合，也算是侵犯基因公司產權。</text:span><text:span text:style-name="T8"><text:s/><text:line-break/><text:line-break/>3. </text:span><text:span text:style-name="T6">抗農藥物種：</text:span><text:span text:style-name="T8"><text:s/></text:span><text:span text:style-name="T6">開發抗草甘磷基因，農作物可以吸收超量農藥來配合加強農藥除蟲增加產量。</text:span><text:span text:style-name="T8"><text:s/></text:span><text:span text:style-name="T6">這時人吃的作物就會間接吃入超量農藥。</text:span></text:p>
      <text:p text:style-name="P12"><text:span text:style-name="T5">周淮安</text:span><text:span text:style-name="T6"><text:s/>  |  2020.02.10 13:41   |   </text:span><text:a xlink:type="simple" xlink:href="http://palinfo.habago.org/Entry?Command=Information_PrintForum&amp;iPage=1#FORUM38701"><text:span text:style-name="T17">#</text:span></text:a></text:p>
      <text:p text:style-name="P15"><text:span text:style-name="T5">據悉原文出於美籍意大利人手筆。作者以</text:span><text:span text:style-name="T6">H1N1</text:span><text:span text:style-name="T5">和新冠病毒對比，突顯泛西方主流媒體雙重標準，借此辱華之荒謬。</text:span><text:span text:style-name="T6"><text:s/><text:line-break/></text:span><text:a xlink:type="simple" xlink:href="http://blog.udn.com/mobile/tainanborn/131697738"><text:span text:style-name="T19">http://blog.udn.com/mobile/tainanborn/131697738</text:span></text:a></text:p>
      <text:p text:style-name="P12"><text:span text:style-name="T5">許世勤</text:span><text:span text:style-name="T6"><text:s/>  |  2020.02.10 13:18   |   </text:span><text:a xlink:type="simple" xlink:href="http://palinfo.habago.org/Entry?Command=Information_PrintForum&amp;iPage=1#FORUM38700"><text:span text:style-name="T17">#</text:span></text:a></text:p>
      <text:p text:style-name="P13"><text:span text:style-name="T6">抱歉，上一篇發文提到「嫁接」是一種</text:span><text:span text:style-name="T8">GMO</text:span><text:span text:style-name="T6">，剛剛再查詢後確認，「嫁接」應該不是</text:span><text:span text:style-name="T8">GMO</text:span><text:span text:style-name="T6">，因為嫁接只是獲得表現型，但基因型不變，不能是一種</text:span><text:span text:style-name="T8">GMO. </text:span></text:p>
      <text:p text:style-name="P12"><text:span text:style-name="T5">妍妍</text:span><text:span text:style-name="T6"><text:s/>  |  2020.02.10 13:14   |   </text:span><text:a xlink:type="simple" xlink:href="http://palinfo.habago.org/Entry?Command=Information_PrintForum&amp;iPage=1#FORUM38699"><text:span text:style-name="T17">#</text:span></text:a></text:p>
      <text:p text:style-name="P14"><text:span text:style-name="T6">這段期間對陳醫師一再提過的「在島內活得清醒要忍受其他受人渣黨洗腦的言論」的形容很有感覺</text:span><text:span text:style-name="T8"><text:s/><text:line-break/><text:line-break/></text:span><text:span text:style-name="T6">一場疫情看出人性</text:span><text:span text:style-name="T8"><text:s/><text:line-break/></text:span><text:span text:style-name="T6">我真的很難過</text:span><text:span text:style-name="T8"><text:s/><text:line-break/></text:span><text:span text:style-name="T6">我身邊竟然有那種「跟人渣黨一樣」的冷血歧視想法的朋友</text:span><text:span text:style-name="T8"><text:s/><text:line-break/><text:line-break/><text:line-break/></text:span><text:span text:style-name="T6">真的很難過</text:span><text:span text:style-name="T8"><text:s/><text:line-break/></text:span><text:span text:style-name="T6">為什麼要這樣歧視別人？</text:span><text:span text:style-name="T8"><text:s/><text:line-break/><text:line-break/></text:span><text:span text:style-name="T6">一直講大陸很爛，說陸配不該回來怎樣怎樣</text:span><text:span text:style-name="T8"><text:s/><text:line-break/><text:line-break/><text:line-break/><text:line-break/></text:span><text:span text:style-name="T6">我相信每個民族每個國家都有好人壞人</text:span><text:span text:style-name="T8"><text:s/><text:line-break/><text:line-break/></text:span><text:span text:style-name="T6">就像這次丹麥辱中國的國旗事件我也挺驚訝</text:span><text:span text:style-name="T8"><text:s/><text:line-break/><text:line-break/></text:span><text:span text:style-name="T6">我對丹麥的印象一直是人民很愛笑和藹</text:span><text:span text:style-name="T8">(</text:span><text:span text:style-name="T6">我有去過丹麥旅行對他們的印象</text:span><text:span text:style-name="T8">) <text:line-break/></text:span><text:span text:style-name="T6">但他們在此艱難時刻竟然落井下石嘲笑歧視</text:span><text:span text:style-name="T8"><text:s/><text:line-break/><text:line-break/></text:span><text:span text:style-name="T6">我真的很生氣又難過</text:span><text:span text:style-name="T8"><text:s/><text:line-break/><text:line-break/></text:span><text:span text:style-name="T6">那位丹麥漫畫家人品卑劣就算，沒想到其總統還為其狡辯，說這是「言論自由」</text:span><text:span text:style-name="T8"><text:s/><text:line-break/><text:line-break/><text:line-break/></text:span><text:span text:style-name="T6">我看到我認識的大陸朋友，每個人</text:span><text:span text:style-name="T8"><text:s/></text:span><text:span text:style-name="T6">都在為武漢加油打氣！</text:span><text:span text:style-name="T8"><text:s/><text:line-break/></text:span><text:span text:style-name="T6">每個人都說相信國家，對日抗戰那麼慘烈我們挺過來了</text:span><text:span text:style-name="T8"><text:s/><text:line-break/></text:span><text:span text:style-name="T6">一個疫情沒道理會把我們打敗！</text:span><text:span text:style-name="T8"><text:s/><text:line-break/><text:line-break/></text:span><text:span text:style-name="T6">一方有難，八方支援</text:span><text:span text:style-name="T8"><text:s/><text:line-break/></text:span><text:span text:style-name="T6">在這場疫情裡，我看到中國人的堅忍及團結</text:span><text:span text:style-name="T8"><text:s/><text:line-break/><text:line-break/></text:span><text:span text:style-name="T6">相較之下，台灣那冷血又卑劣的操作及反應，真的讓我很難過又覺得羞恥</text:span><text:span text:style-name="T8"><text:s/><text:line-break/></text:span></text:p>
      <text:p text:style-name="P12"><text:span text:style-name="T5">許世勤</text:span><text:span text:style-name="T6"><text:s/>  |  2020.02.10 13:12   |   </text:span><text:a xlink:type="simple" xlink:href="http://palinfo.habago.org/Entry?Command=Information_PrintForum&amp;iPage=1#FORUM38698"><text:span text:style-name="T17">#</text:span></text:a></text:p>
      <text:p text:style-name="P13"><text:span text:style-name="T6">炤育，</text:span><text:span text:style-name="T8"><text:s/><text:line-break/><text:line-break/></text:span><text:span text:style-name="T6">首先我不是做</text:span><text:span text:style-name="T8">GMO</text:span><text:span text:style-name="T6">的，所以只能以我過去生化課堂上所學習到的部分來說明。</text:span><text:span text:style-name="T8"><text:s/><text:line-break/></text:span><text:span text:style-name="T6">基因改良作物</text:span><text:span text:style-name="T8"><text:s/>(Genetically Modified Organism, GMO) </text:span><text:span text:style-name="T6">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8">GMO</text:span><text:span text:style-name="T6">，只是利用分子生物技術可以更快達成目的，但結果也就更加不可控。當然，</text:span><text:span text:style-name="T8">GMO</text:span><text:span text:style-name="T6">食品在可能的健康疑慮方面，一直以來也都是爭議的焦點，大概一段時間內還不會有定論，畢竟攝取</text:span><text:span text:style-name="T8">GMO</text:span><text:span text:style-name="T6">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8">...</text:span><text:span text:style-name="T6">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12"><text:span text:style-name="T5">林炤育</text:span><text:span text:style-name="T6"><text:s/>  |  2020.02.10 12:34   |   </text:span><text:a xlink:type="simple" xlink:href="http://palinfo.habago.org/Entry?Command=Information_PrintForum&amp;iPage=1#FORUM38697"><text:span text:style-name="T17">#</text:span></text:a></text:p>
      <text:p text:style-name="P14"><text:span text:style-name="T6">請教世勤</text:span><text:span text:style-name="T8"><text:s/></text:span><text:span text:style-name="T6">，食用轉基因食物有沒有風險，會影響到人類的基因嗎</text:span><text:span text:style-name="T8">?</text:span></text:p>
      <text:p text:style-name="P12"><text:span text:style-name="T5">安仔</text:span><text:span text:style-name="T6"><text:s/>  |  2020.02.10 12:00   |   </text:span><text:a xlink:type="simple" xlink:href="http://palinfo.habago.org/Entry?Command=Information_PrintForum&amp;iPage=1#FORUM38696"><text:span text:style-name="T17">#</text:span></text:a></text:p>
      <text:p text:style-name="P18"><text:span text:style-name="T5">我</text:span><text:span text:style-name="T6">觉得这位最近因为</text:span><text:span text:style-name="T8">“</text:span><text:span text:style-name="T5">党</text:span><text:span text:style-name="T6">员都跟我上一线</text:span><text:span text:style-name="T8">”</text:span><text:span text:style-name="T5">成</text:span><text:span text:style-name="T6">为网红的上海医疗工作组组长张文宏，他近期这个关于流感的科普小讲座挺好的，分享一下</text:span><text:span text:style-name="T8"><text:s/><text:line-break/>https://m.youtube.com/watch?v=CiFhYdVlwNQ</text:span></text:p>
      <text:p text:style-name="P12"><text:span text:style-name="T5">許世勤</text:span><text:span text:style-name="T6"><text:s/>  |  2020.02.10 11:05   |   </text:span><text:a xlink:type="simple" xlink:href="http://palinfo.habago.org/Entry?Command=Information_PrintForum&amp;iPage=1#FORUM38695"><text:span text:style-name="T17">#</text:span></text:a></text:p>
      <text:p text:style-name="P13"><text:span text:style-name="T6">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8"><text:s/><text:line-break/></text:span><text:span text:style-name="T6">我在博士論文口試的時候，由於研究的病毒已經有良好的解藥，口試委員便問了我一個問題</text:span><text:span text:style-name="T8">:</text:span><text:span text:style-name="T6">「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8">chimera</text:span><text:span text:style-name="T6">」。</text:span><text:span text:style-name="T8"><text:s/><text:line-break/></text:span><text:span text:style-name="T6">在以關閉基因或強化基因表現的目的上，為了增加病毒感染的</text:span><text:span text:style-name="T8">tropism</text:span><text:span text:style-name="T6">及</text:span><text:span text:style-name="T8">infectivity</text:span><text:span text:style-name="T6">，經常性使用的</text:span><text:span text:style-name="T8">virus</text:span><text:span text:style-name="T6">也都是「</text:span><text:span text:style-name="T8">chimera</text:span><text:span text:style-name="T6">」。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8">P2</text:span><text:span text:style-name="T6">或</text:span><text:span text:style-name="T8">P3</text:span><text:span text:style-name="T6">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8"><text:s/><text:line-break/></text:span><text:span text:style-name="T6">我們做生化研究的人，經常面對許多「概念上可能」的「假設」，但是實際執行還要看是否有足夠的支持，做研究得考量「成本」。如果一些概念上已經相當危險的實驗，還執著去執行的人，那就成了「瘋狂科學家」。</text:span></text:p>
      <text:p text:style-name="P12"><text:span text:style-name="T5">陳真</text:span><text:span text:style-name="T6"><text:s/>  |  2020.02.10 10:25   |   </text:span><text:a xlink:type="simple" xlink:href="http://palinfo.habago.org/Entry?Command=Information_PrintForum&amp;iPage=1#FORUM38694"><text:span text:style-name="T17">#</text:span></text:a></text:p>
      <text:p text:style-name="P14"><text:span text:style-name="T6">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8"><text:s/><text:line-break/><text:line-break/></text:span><text:span text:style-name="T6">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8"><text:s/><text:line-break/><text:line-break/></text:span><text:span text:style-name="T6">陳真</text:span><text:span text:style-name="T8"><text:s/>2020. 02. 10. <text:line-break/><text:line-break/>=================== <text:line-break/></text:span><text:span text:style-name="T6">李文亮之死撼動政權</text:span><text:span text:style-name="T8"><text:s/></text:span><text:span text:style-name="T6">美學者：習近平「天命已失」</text:span><text:span text:style-name="T8"><text:s/><text:line-break/><text:line-break/></text:span><text:span text:style-name="T6">中廣新聞網</text:span><text:span text:style-name="T8"><text:s/><text:line-break/><text:line-break/>2020</text:span><text:span text:style-name="T6">年</text:span><text:span text:style-name="T8">2</text:span><text:span text:style-name="T6">月</text:span><text:span text:style-name="T8">10</text:span><text:span text:style-name="T6">日</text:span><text:span text:style-name="T8"><text:s/><text:line-break/><text:line-break/></text:span><text:span text:style-name="T6">李文亮之死撼動政權　美學者：習近平「天命已失」</text:span><text:span text:style-name="T8"><text:s/><text:line-break/><text:line-break/></text:span><text:span text:style-name="T6">武漢肺炎吹哨者李文亮病逝，有評論指出，已動搖大陸國家主席習近平的領導根基。紐約智庫亞洲協會美中關係中心主任夏偉（</text:span><text:span text:style-name="T8">Orville Schell</text:span><text:span text:style-name="T6">）認為，李文亮過世後引發大批網民反彈並發起「全民真話日」等活動，凸顯大陸公共衛生危機已影響到公眾信任，習近平無法滿足人民所需，天命已失。</text:span><text:span text:style-name="T8"><text:s/><text:line-break/><text:line-break/></text:span><text:span text:style-name="T6">歷史學家、紐約智庫亞洲協會美中關係中心（</text:span><text:span text:style-name="T8">Asia Society’s Center on U.S.-China Relations</text:span><text:span text:style-name="T6">）主任夏偉（</text:span><text:span text:style-name="T8">Orville Schell</text:span><text:span text:style-name="T6">）接受「洛杉磯時報」訪問時，嚴厲批判武漢肺炎疫情暴露中國大陸政治體制的漏洞，幾乎每天都能從中看出這個體制的腐敗無能、效能低下、缺乏透明與問責，而這種種漏洞犧牲的就是一條條的人命。</text:span><text:span text:style-name="T8"><text:s/><text:line-break/><text:line-break/></text:span><text:span text:style-name="T6">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8"><text:s/><text:line-break/><text:line-break/></text:span><text:span text:style-name="T6">相較之下，李文亮代表的卻是人命寶貴、人們會聽到真相的保證。夏偉認為，這或許就是習近平「失去天命」的時刻，人民對統治者保護人民的能力信任已失。（圖：</text:span><text:span text:style-name="T8">Orville Schell twitter</text:span><text:span text:style-name="T6">）</text:span></text:p>
      <text:p text:style-name="P12"><text:span text:style-name="T5">陳真</text:span><text:span text:style-name="T6"><text:s/>  |  2020.02.10 10:19   |   </text:span><text:a xlink:type="simple" xlink:href="http://palinfo.habago.org/Entry?Command=Information_PrintForum&amp;iPage=1#FORUM38693"><text:span text:style-name="T17">#</text:span></text:a></text:p>
      <text:p text:style-name="P13"><text:span text:style-name="T6">謝謝鈺錠，我刪掉了。</text:span></text:p>
      <text:p text:style-name="P12"><text:span text:style-name="T5">鈺錠</text:span><text:span text:style-name="T6"><text:s/>  |  2020.02.10 09:44   |   </text:span><text:a xlink:type="simple" xlink:href="http://palinfo.habago.org/Entry?Command=Information_PrintForum&amp;iPage=1#FORUM38691"><text:span text:style-name="T17">#</text:span></text:a></text:p>
      <text:p text:style-name="P13"><text:span text:style-name="T6">陳真的這個轉貼很大機率是謠言，闢謠網址如下：</text:span><text:span text:style-name="T8"><text:s/><text:line-break/></text:span><text:a xlink:type="simple" xlink:href="https://www.yangtse.com/content/861360.html"><text:span text:style-name="T15">https://www.yangtse.com/content/861360.html</text:span></text:a><text:span text:style-name="T8"><text:s/><text:line-break/></text:span><text:span text:style-name="T6">李醫生是黨員，我不太相信他會在遺書中一直提上帝，這和黨員的信念不符。現在很多人造遙李醫生的事來制照話題，有些也把他照片上的黨徽</text:span><text:span text:style-name="T8">ps</text:span><text:span text:style-name="T6">掉，所以看的李醫師的文章，可能要再察證比較保險。</text:span></text:p>
      <text:p text:style-name="P12"><text:span text:style-name="T5">陳真</text:span><text:span text:style-name="T6"><text:s/>  |  2020.02.10 09:25   |   </text:span><text:a xlink:type="simple" xlink:href="http://palinfo.habago.org/Entry?Command=Information_PrintForum&amp;iPage=1#FORUM38690"><text:span text:style-name="T17">#</text:span></text:a></text:p>
      <text:p text:style-name="P14"><text:span text:style-name="T6">他為蒼生說過話</text:span><text:span text:style-name="T8"><text:s/><text:line-break/><text:line-break/></text:span><text:span text:style-name="T6">愛傳媒</text:span><text:span text:style-name="T8"><text:s/><text:line-break/></text:span><text:span text:style-name="T6">楊秉儒</text:span><text:span text:style-name="T8"><text:s/><text:line-break/>2020</text:span><text:span text:style-name="T6">年</text:span><text:span text:style-name="T8">2</text:span><text:span text:style-name="T6">月</text:span><text:span text:style-name="T8">10</text:span><text:span text:style-name="T6">日</text:span><text:span text:style-name="T8"><text:s/><text:line-break/><text:line-break/>2</text:span><text:span text:style-name="T6">月</text:span><text:span text:style-name="T8">7</text:span><text:span text:style-name="T6">日，李文亮醫生的遺孀付雪潔在社交平臺發佈聲明不接受任何個人捐款，網上流傳的關於她本人的求助資訊均為不實資訊。聲明全文如下：</text:span><text:span text:style-name="T8"><text:s/><text:line-break/><text:line-break/></text:span><text:span text:style-name="T6">「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8"><text:s/><text:line-break/><text:line-break/></text:span><text:span text:style-name="T6">《我走了》</text:span><text:span text:style-name="T8">—</text:span><text:span text:style-name="T6">李文亮醫生</text:span><text:span text:style-name="T8"><text:s/><text:line-break/><text:line-break/></text:span><text:span text:style-name="T6">天還沒亮，我走了！</text:span><text:span text:style-name="T8"><text:s/><text:line-break/><text:line-break/></text:span><text:span text:style-name="T6">我走的時候，渡口很黑，無人相送，只有幾朵雪花落在我的眼底。我一思念，它們便從眼眶滑落。</text:span><text:span text:style-name="T8"><text:s/><text:line-break/><text:line-break/></text:span><text:span text:style-name="T6">黑夜真黑，黑得讓我想不起萬家燈火。我一生追求光，我自詡很明亮，但我拼盡全力，卻什麼也沒點亮。</text:span><text:span text:style-name="T8"><text:s/><text:line-break/><text:line-break/></text:span><text:span text:style-name="T6">謝謝你們，昨夜冒著風雪來看我的人！謝謝你們整夜不眠，像守望親人一樣把我守望！可是脆弱人間，沒有奇蹟。</text:span><text:span text:style-name="T8"><text:s/><text:line-break/><text:line-break/></text:span><text:span text:style-name="T6">我原本平凡而渺小，有一天我被上帝選中，托我將他的旨意轉告蒼生。</text:span><text:span text:style-name="T8"><text:s/><text:line-break/><text:line-break/></text:span><text:span text:style-name="T6">我小心翼翼地說了，於是，有人勸我不要驚擾太平，他們說：你沒看見滿城繁華開得正艷嗎！</text:span><text:span text:style-name="T8"><text:s/><text:line-break/><text:line-break/></text:span><text:span text:style-name="T6">為了讓全世界繼續相信現世安穩，我只好守口如瓶，還用鮮紅的指印保證</text:span><text:span text:style-name="T8">——</text:span><text:span text:style-name="T6">我說的話都是童話，戴花冠的致命皇后從來不曾下凡作亂。</text:span><text:span text:style-name="T8"><text:s/><text:line-break/><text:line-break/></text:span><text:span text:style-name="T6">就這樣，天下繼續熙熙攘攘，誰也不知道，巨大的悲傷即將把城門深鎖。</text:span><text:span text:style-name="T8"><text:s/><text:line-break/><text:line-break/></text:span><text:span text:style-name="T6">後來，上帝大怒山河失色，我也病了。再後來，我的家人都病了。我們像千萬片雪花一樣，你一片，我一片，各自飄零。</text:span><text:span text:style-name="T8"><text:s/><text:line-break/><text:line-break/></text:span><text:span text:style-name="T6">我曾以為，只待春江水暖，我和家人便能再度重相逢。到那時，我們就坐在鵝黃的油菜花田，把花兒一朵一朵地數，把日子一分一秒地過。</text:span><text:span text:style-name="T8"><text:s/><text:line-break/><text:line-break/></text:span><text:span text:style-name="T6">等啊等啊，我只等來了昨夜小雪，上帝摸摸我的頭，愛憐地說：乖，跟我走吧，人間不值得！</text:span><text:span text:style-name="T8"><text:s/><text:line-break/><text:line-break/></text:span><text:span text:style-name="T6">我一聽就淚落如雨，雖然人間苦寒，上帝溫暖。但我怕過了奈何橋，偶爾回望吾鄉，再也望不見一家老小。</text:span><text:span text:style-name="T8"><text:s/><text:line-break/><text:line-break/></text:span><text:span text:style-name="T6">其實，我的風骨早就被拍死在一紙保證書上。我繼續陽光朗照地活著，歌頌生命，讚美松柏，那是因為我對這土地愛得深沈。而今，我的肉身也死了。</text:span><text:span text:style-name="T8"><text:s/><text:line-break/><text:line-break/></text:span><text:span text:style-name="T6">在我成為一粒塵埃之前，我又靜靜地懷想了一遍故鄉的黑土白雲。多想回到小時候啊，風是盡情飛舞的，雪是潔白無瑕的。</text:span><text:span text:style-name="T8"><text:s/><text:line-break/><text:line-break/></text:span><text:span text:style-name="T6">活著真好，可我死了。我再也無法撫摸親人的臉龐，再也無法帶孩子去看東湖春曉，再也無法陪父母去看武大櫻花，再也無法把風箏放到白雲深處。</text:span><text:span text:style-name="T8"><text:s/><text:line-break/><text:line-break/></text:span><text:span text:style-name="T6">我曾依稀夢見我尚未出世的孩子，他（她）一出生就眼含熱淚，在人潮人海中把我尋找。對不起，孩子！我知道你只想要一個平凡父親，而我卻做了一個平民英雄。</text:span><text:span text:style-name="T8"><text:s/><text:line-break/><text:line-break/></text:span><text:span text:style-name="T6">天快亮了，我要走了，帶著一張保證書，那是我此生唯一的行囊。</text:span><text:span text:style-name="T8"><text:s/><text:line-break/><text:line-break/></text:span><text:span text:style-name="T6">謝謝世間所有懂我憐我愛我的人，我知道你們都在黎明等候，等我越過山丘！可是，我太累了。</text:span><text:span text:style-name="T8"><text:s/><text:line-break/><text:line-break/></text:span><text:span text:style-name="T6">此生，我不想重於泰山，也不怕輕於鴻毛。我唯一的心願，就是希望冰雪消融之後，眾生依然熱愛大地，依然相信祖國。</text:span><text:span text:style-name="T8"><text:s/><text:line-break/><text:line-break/></text:span><text:span text:style-name="T6">等到春雷滾滾，如果有人還想紀念我，請給我立一個小小的墓碑吧！不必偉岸，只須證明我曾來過這個世界，有名有姓，無知無畏。</text:span><text:span text:style-name="T8"><text:s/><text:line-break/><text:line-break/></text:span><text:span text:style-name="T6">那麼，我的墓誌銘只需一句：《他為蒼生說過話。》</text:span></text:p>
      <text:p text:style-name="P12"><text:span text:style-name="T5">陳真</text:span><text:span text:style-name="T6"><text:s/>  |  2020.02.10 02:08   |   </text:span><text:a xlink:type="simple" xlink:href="http://palinfo.habago.org/Entry?Command=Information_PrintForum&amp;iPage=1#FORUM38689"><text:span text:style-name="T17">#</text:span></text:a></text:p>
      <text:p text:style-name="P13"><text:span text:style-name="T6">生物武器：一個更陰暗的未來</text:span><text:span text:style-name="T8">(3) <text:line-break/><text:line-break/></text:span><text:span text:style-name="T6">陳真</text:span><text:span text:style-name="T8"><text:s/>2020. 02. 10. <text:line-break/><text:line-break/><text:line-break/></text:span><text:span text:style-name="T6">我幾乎完全跳過不理一切非關疫情及病毒來源的訊息，因為那些東西「本身」極其瑣碎而無意義，包括一切對於大陸的批評或抹黑，善意也好，惡意也罷，相關訊息或意見「本身」都沒有太大意義。</text:span><text:span text:style-name="T8"><text:s/><text:line-break/><text:line-break/></text:span><text:span text:style-name="T6">你看，台灣這麼小的一個島，連口罩居然都能搞成像在拍末日電影似的，更不用說大陸那麼大的地方。剛才回家，看到路上聚集很多群眾，我以為發生什麼慘案，原來是在搶買口罩。</text:span><text:span text:style-name="T8"><text:s/><text:line-break/><text:line-break/></text:span><text:span text:style-name="T6">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8">95</text:span><text:span text:style-name="T6">分，離完美其實也不遠了，頂多也只能在那剩下的</text:span><text:span text:style-name="T8">5</text:span><text:span text:style-name="T6">分說點風涼話，如此而已。</text:span><text:span text:style-name="T8"><text:s/><text:line-break/><text:line-break/></text:span><text:span text:style-name="T6">上面用了幾個引號「」，指的是訊息或意見「本身」缺乏意義，但「本身」以外的作用，意義可就大了。簡單說，那是有計畫、有系統的一種政治操作。我知道</text:span><text:span text:style-name="T8"><text:s/>(</text:span><text:span text:style-name="T6">而非我相信</text:span><text:span text:style-name="T8">) </text:span><text:span text:style-name="T6">這只是對手按表操課的攻擊一環。</text:span><text:span text:style-name="T8"><text:s/><text:line-break/><text:line-break/></text:span><text:span text:style-name="T6">我之前說我認為新冠病毒是生物武器，我故意自我矮化說是「八卦」，其實我是故意這麼說，因為我知道我若說我是當真，你們其實也不會信。我當然沒法和俄國總統普丁或</text:span><text:span text:style-name="T8"><text:s/>Francis Boyle </text:span><text:span text:style-name="T6">那樣一種「圈內人」相提並論，但我畢竟也不是路人甲。</text:span><text:span text:style-name="T8"><text:s/><text:line-break/><text:line-break/></text:span><text:span text:style-name="T6">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8"><text:s/><text:line-break/><text:line-break/>2007</text:span><text:span text:style-name="T6">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8"><text:s/><text:line-break/><text:line-break/></text:span><text:span text:style-name="T6">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8"><text:s/><text:line-break/><text:line-break/></text:span><text:span text:style-name="T6">同理，在有關核武、生武、化武及貧鈾彈、集束彈等等的相關問題與事件上，我也算是某種圈內人了。</text:span><text:span text:style-name="T8"><text:s/><text:line-break/><text:line-break/></text:span><text:span text:style-name="T6">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8">1992</text:span><text:span text:style-name="T6">年應</text:span><text:span text:style-name="T8"><text:s/>PHR (PHYSICIANS FOR HUMAN RIGHTS) </text:span><text:span text:style-name="T6">之邀，前往哈佛大學參加一個為期數天的「醫學與人權」國際研討會之後，我就持續關注這方面的資訊，不曾間斷。光是那次會議，我就扛回二十幾公斤的化武、生武、地雷及刑求方式等資料與書籍。</text:span><text:span text:style-name="T8"><text:s/><text:line-break/><text:line-break/></text:span><text:span text:style-name="T6">有人說，當你投注一萬個小時在某個東西上時，你就會成為一個專家。我如果平均一天花一小時在這些事情上頭，大約</text:span><text:span text:style-name="T8">28</text:span><text:span text:style-name="T6">年，就能累積高達一萬個小時。雖然我離成為專家還差了十萬八千里，但總是具有某種比一般人也許要好上一些的敏感度與現實洞察力及相關知識水平。</text:span><text:span text:style-name="T8"><text:s/><text:line-break/><text:line-break/></text:span><text:span text:style-name="T6">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8"><text:s/><text:line-break/><text:line-break/></text:span><text:span text:style-name="T6">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8"><text:s/><text:line-break/><text:line-break/></text:span><text:span text:style-name="T6">每次只要一想到要去講那些罄竹難書的東西，我就覺得很累，根本無從下筆。難道每次都要從幼兒園等級全部從頭教一遍？</text:span><text:span text:style-name="T8"><text:s/><text:line-break/><text:line-break/></text:span><text:span text:style-name="T6">如果你發現一個國家</text:span><text:span text:style-name="T8">--</text:span><text:span text:style-name="T6">美國，幾十年來永無止盡地在別人國家大搞動亂，罄竹難書、泯滅人性的惡行，你觀察久了，當下次再有類似或同樣的事情發生時，難道你會每次都以為只是一種偶然？</text:span><text:span text:style-name="T8"><text:s/><text:line-break/><text:line-break/></text:span><text:span text:style-name="T6">當你了解一種具有時間縱深的整個國際關係時，難道你還會那麼「單純」，以為政治就只是這樣自自然然地進展，而不是如火如荼不擇手段的陰暗慘烈鬥爭？</text:span><text:span text:style-name="T8"><text:s/><text:line-break/><text:line-break/></text:span><text:span text:style-name="T6">別說什麼生物武器，連公衛都能「武器化」。當你發現一個國家</text:span><text:span text:style-name="T8">--</text:span><text:span text:style-name="T6">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8"><text:s/></text:span><text:span text:style-name="T6">還有什麼事是幹不出來的？</text:span><text:span text:style-name="T8"><text:s/><text:line-break/><text:line-break/></text:span><text:span text:style-name="T6">後記：</text:span><text:span text:style-name="T8"><text:s/><text:line-break/><text:line-break/></text:span><text:span text:style-name="T6">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8">3</text:span><text:span text:style-name="T6">月</text:span><text:span text:style-name="T8">25</text:span><text:span text:style-name="T6">日就已下達</text:span><text:span text:style-name="T8"><text:s/>(</text:span><text:span text:style-name="T6">亦即</text:span><text:span text:style-name="T8">Committee on the Present Danger: China</text:span><text:span text:style-name="T6">；</text:span><text:span text:style-name="T8">CPDC)</text:span><text:span text:style-name="T6">，等於是吹響全面戰爭的號角。</text:span><text:span text:style-name="T8"><text:s/><text:line-break/><text:line-break/></text:span><text:span text:style-name="T6">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8"><text:s/><text:line-break/><text:line-break/></text:span><text:span text:style-name="T6">大陸不會把這些東西端上檯面，只能默默吃啞巴虧，以免民意逼著要馬上跟美國對幹；它需要的是時間，衝突能夠拖得越久越隱諱越好。但是，主動權畢竟是操在攻擊者一方，當「定義」已下，難道你以為</text:span><text:span text:style-name="T8">CPDC</text:span><text:span text:style-name="T6">開完會、喊喊口號就沒事？美國當然不是那樣一種國家。</text:span><text:span text:style-name="T8"><text:s/><text:line-break/><text:line-break/></text:span><text:span text:style-name="T6">台灣這種所謂「政府」，沐猴而冠，不管藍綠，往往與兒戲無異，但是任何一個基本像樣的國家之政府都不是那樣，更不用說美國了。</text:span><text:span text:style-name="T8"><text:s/><text:line-break/><text:line-break/></text:span><text:span text:style-name="T6">有兩篇文章，必讀！特別是阿遠</text:span><text:span text:style-name="T8">(</text:span><text:span text:style-name="T6">舊名鄭啟承</text:span><text:span text:style-name="T8">)</text:span><text:span text:style-name="T6">翻譯的那一篇，應該列為中小學基本教材，讓小孩早點明白，他們實際上是面臨一種什麼樣的敵人。這個敵人是什麼事都幹得出來的。</text:span><text:span text:style-name="T8"><text:s/><text:line-break/><text:line-break/>https://bit.ly/2OGHJb7 <text:line-break/><text:line-break/>https://bit.ly/3bo4QB5</text:span></text:p>
      <text:p text:style-name="P12"><text:span text:style-name="T5">孫韋懷</text:span><text:span text:style-name="T6"><text:s/>  |  2020.02.09 23:48   |   </text:span><text:a xlink:type="simple" xlink:href="http://palinfo.habago.org/Entry?Command=Information_PrintForum&amp;iPage=1#FORUM38688"><text:span text:style-name="T17">#</text:span></text:a></text:p>
      <text:p text:style-name="P14"><text:span text:style-name="T6">作為生活在大陸三線城市的普通人，分享一下最近的生活：</text:span><text:span text:style-name="T8"><text:s/><text:line-break/>1.</text:span><text:span text:style-name="T6">我這裡</text:span><text:span text:style-name="T8">140</text:span><text:span text:style-name="T6">萬人，有</text:span><text:span text:style-name="T8">11</text:span><text:span text:style-name="T6">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8"><text:s/><text:line-break/>2.</text:span><text:span text:style-name="T6">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8"><text:s/><text:line-break/>3.</text:span><text:span text:style-name="T6">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8"><text:s/><text:line-break/>4.</text:span><text:span text:style-name="T6">我家人會治病，加上老家這裡患者較少，所以不擔心自己的健康。面對一場災難，我所能做的只有待在家裡，希望這一切早點過去。這次肺炎讓我切身體會，面對大事，不管是罵是夸，能寄託希望的只有政府。</text:span><text:span text:style-name="T8"><text:s/><text:line-break/>5.</text:span><text:span text:style-name="T6">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12"><text:span text:style-name="T5">林炤育</text:span><text:span text:style-name="T6"><text:s/>  |  2020.02.09 22:47   |   </text:span><text:a xlink:type="simple" xlink:href="http://palinfo.habago.org/Entry?Command=Information_PrintForum&amp;iPage=1#FORUM38687"><text:span text:style-name="T17">#</text:span></text:a></text:p>
      <text:p text:style-name="P13"><text:span text:style-name="T6">豐遠強調的第四點，卻被以批評一詞，輕描淡寫簡單帶過。</text:span><text:span text:style-name="T8"><text:s/><text:line-break/></text:span><text:span text:style-name="T6">讓我想起一篇文章</text:span><text:span text:style-name="T8">[</text:span><text:span text:style-name="T6">常見的狡辯術</text:span><text:span text:style-name="T8">]</text:span><text:span text:style-name="T6">裡的套路。</text:span><text:span text:style-name="T8"><text:s/><text:line-break/>------------------------------------------ <text:line-break/>(4) </text:span><text:span text:style-name="T6">最要命的就是這個第四點</text:span><text:span text:style-name="T8">: </text:span><text:span text:style-name="T6">政治洗腦。你的發言及措詞其實早已預設了許多前提，我不想說針對個人發言說太多，但容我隨便貼幾個你留言裡的用詞遣字</text:span><text:span text:style-name="T8">: <text:line-break/><text:line-break/></text:span><text:span text:style-name="T6">政府隨後定調</text:span><text:span text:style-name="T8"><text:s/><text:line-break/></text:span><text:span text:style-name="T6">消極的處理措施</text:span><text:span text:style-name="T8"><text:s/><text:line-break/></text:span><text:span text:style-name="T6">粉飾太平</text:span><text:span text:style-name="T8"><text:s/><text:line-break/></text:span><text:span text:style-name="T6">政府顢頇</text:span><text:span text:style-name="T8"><text:s/><text:line-break/></text:span><text:span text:style-name="T6">言論管理</text:span><text:span text:style-name="T8"><text:s/><text:line-break/></text:span><text:span text:style-name="T6">在中國網站上幾乎滅絕</text:span><text:span text:style-name="T8"><text:s/><text:line-break/></text:span><text:span text:style-name="T6">中國民間真實輿情</text:span><text:span text:style-name="T8">...</text:span><text:span text:style-name="T6">裡面的言論大概最接近真實</text:span><text:span text:style-name="T8"><text:s/><text:line-break/></text:span><text:span text:style-name="T6">封鎖</text:span><text:span text:style-name="T8"><text:s/><text:line-break/></text:span><text:span text:style-name="T6">不符合政府觀點的文章很容易就被刪除</text:span><text:span text:style-name="T8"><text:s/><text:line-break/></text:span><text:span text:style-name="T6">一言堂</text:span><text:span text:style-name="T8"><text:s/><text:line-break/></text:span><text:span text:style-name="T6">政府管制的很嚴</text:span><text:span text:style-name="T8"><text:s/><text:line-break/></text:span><text:span text:style-name="T6">良莠不齊</text:span><text:span text:style-name="T8"><text:s/><text:line-break/></text:span><text:span text:style-name="T6">中國式管理，刪貼、封鎖、敏感詞</text:span><text:span text:style-name="T8"><text:s/><text:line-break/></text:span><text:span text:style-name="T6">中國政府的管理責任</text:span><text:span text:style-name="T8"><text:s/><text:line-break/></text:span><text:span text:style-name="T6">即便美國政府是壞</text:span><text:span text:style-name="T8"><text:s/><text:line-break/><text:line-break/></text:span><text:span text:style-name="T6">你明白我要說什麼嗎</text:span><text:span text:style-name="T8">? </text:span><text:span text:style-name="T6">你用的這些詞語，其實早已為你的文章定了調。換句話說你是先射好了箭，再用各種</text:span><text:span text:style-name="T8">(1)(2)(3)</text:span><text:span text:style-name="T6">三種粉筆在它旁邊畫出一個靶。</text:span><text:span text:style-name="T8"><text:s/><text:line-break/>--------------------------------------------- <text:line-break/></text:span><text:span text:style-name="T6">秉叡說，傷腦筋，和台灣這邊說的完全不一樣，整件事情已經變成羅生門了。</text:span><text:span text:style-name="T8"><text:s/><text:line-break/></text:span><text:span text:style-name="T6">這不是羅生門，說法一日三變的是台灣政府與論壇</text:span><text:span text:style-name="T8">1450</text:span><text:span text:style-name="T6">放出來的消息，因為太噁心汙穢惡毒沒有人性，我不願找出來給大家看。事情發生不久，湖北台商還有很多沒有回來，有興趣翻翻最近的新聞，看看</text:span><text:span text:style-name="T8">PTT</text:span><text:span text:style-name="T6">、</text:span><text:span text:style-name="T8">01</text:span><text:span text:style-name="T6">論壇，列出時間軸就清楚了。</text:span><text:span text:style-name="T8"><text:s/><text:line-break/>---------------------------------------------- <text:line-break/></text:span><text:span text:style-name="T6">讚美感謝這些正直善良勇敢的人</text:span><text:span text:style-name="T8"><text:s/><text:line-break/><text:line-break/></text:span><text:span text:style-name="T6">胡歌</text:span><text:span text:style-name="T8"><text:s/><text:line-break/></text:span><text:a xlink:type="simple" xlink:href="https://www.toutiao.com/a6791372511532548621/"><text:span text:style-name="T15">https://www.toutiao.com/a6791372511532548621/</text:span></text:a><text:span text:style-name="T8"><text:s/><text:line-break/><text:line-break/></text:span><text:span text:style-name="T6">韓紅</text:span><text:span text:style-name="T8"><text:s/><text:line-break/></text:span><text:a xlink:type="simple" xlink:href="https://youtu.be/_CYpgZbeuyI"><text:span text:style-name="T15">https://youtu.be/_CYpgZbeuyI</text:span></text:a><text:span text:style-name="T8"><text:s/><text:line-break/><text:line-break/></text:span><text:span text:style-name="T16">谢谢</text:span><text:span text:style-name="T8"><text:s/></text:span><text:span text:style-name="T6">高佑思</text:span><text:span text:style-name="T8"><text:s/><text:line-break/>10</text:span><text:span text:style-name="T6">万口罩从海外送到中国有多</text:span><text:span text:style-name="T16">难？</text:span><text:span text:style-name="T8">1</text:span><text:span text:style-name="T6">吨医</text:span><text:span text:style-name="T16">疗物资送往黄冈全记录</text:span><text:span text:style-name="T8"><text:s/><text:line-break/></text:span><text:a xlink:type="simple" xlink:href="https://youtu.be/UXj7OWHpl9o"><text:span text:style-name="T15">https://youtu.be/UXj7OWHpl9o</text:span></text:a><text:span text:style-name="T8"><text:s/><text:line-break/><text:line-break/></text:span><text:span text:style-name="T6">從以色列找到</text:span><text:span text:style-name="T8">10</text:span><text:span text:style-name="T6">萬隻口罩直接送到湖北，湖北加油！</text:span><text:span text:style-name="T8"><text:s/><text:line-break/></text:span><text:a xlink:type="simple" xlink:href="https://youtu.be/wyRuCWyv2vo"><text:span text:style-name="T15">https://youtu.be/wyRuCWyv2vo</text:span></text:a><text:span text:style-name="T8"><text:s/><text:line-break/><text:line-break/></text:span><text:span text:style-name="T6">謝謝</text:span><text:span text:style-name="T8"><text:s/></text:span><text:span text:style-name="T6">郭杰瑞</text:span><text:span text:style-name="T8"><text:s/><text:line-break/></text:span><text:span text:style-name="T6">实拍美国医</text:span><text:span text:style-name="T16">疗物资捐赠过程，海外华人留学生让人感动！</text:span><text:span text:style-name="T8"><text:s/><text:line-break/></text:span><text:a xlink:type="simple" xlink:href="https://youtu.be/_ZijOuFySgg"><text:span text:style-name="T15">https://youtu.be/_ZijOuFySgg</text:span></text:a><text:span text:style-name="T8"><text:s/><text:line-break/><text:line-break/></text:span><text:span text:style-name="T6">武漢本來就是一個很英雄的城市</text:span><text:span text:style-name="T8"><text:s/><text:line-break/>https://youtu.be/w9uPERMIrFk <text:line-break/><text:line-break/></text:span><text:span text:style-name="T6">黨員先上</text:span><text:span text:style-name="T8"><text:s/><text:line-break/></text:span><text:a xlink:type="simple" xlink:href="https://youtu.be/wIFuKvh277w"><text:span text:style-name="T15">https://youtu.be/wIFuKvh277w</text:span></text:a></text:p>
      <text:p text:style-name="P12"><text:span text:style-name="T5">鄭豐遠</text:span><text:span text:style-name="T6"><text:s/>  |  2020.02.09 21:43   |   </text:span><text:a xlink:type="simple" xlink:href="http://palinfo.habago.org/Entry?Command=Information_PrintForum&amp;iPage=1#FORUM38686"><text:span text:style-name="T17">#</text:span></text:a></text:p>
      <text:p text:style-name="P14"><text:a xlink:type="simple" xlink:href="https://youtu.be/L5rhyBKJXb4"><text:span text:style-name="T15">https://youtu.be/L5rhyBKJXb4</text:span></text:a><text:span text:style-name="T8"><text:s/><text:line-break/></text:span><text:span text:style-name="T6">剛剛才看了火鍋大王這個影片。我不覺得自己能和他相比，但我所見與他略同。</text:span></text:p>
      <text:p text:style-name="P12"><text:span text:style-name="T5">鄭豐遠</text:span><text:span text:style-name="T6"><text:s/>  |  2020.02.09 21:15   |   </text:span><text:a xlink:type="simple" xlink:href="http://palinfo.habago.org/Entry?Command=Information_PrintForum&amp;iPage=1#FORUM38685"><text:span text:style-name="T17">#</text:span></text:a></text:p>
      <text:p text:style-name="P15"><text:a xlink:type="simple" xlink:href="https://youtu.be/6Da9U6ij85k"><text:span text:style-name="T19">https://youtu.be/6Da9U6ij85k</text:span></text:a><text:span text:style-name="T6"><text:s/><text:line-break/>(</text:span><text:span text:style-name="T5">建議用</text:span><text:span text:style-name="T6"><text:s/>1.25 </text:span><text:span text:style-name="T5">倍速觀看</text:span><text:span text:style-name="T6">) <text:line-break/><text:line-break/></text:span><text:span text:style-name="T5">我上一篇留言裡視頻的上集。老羊之前好像有貼過。</text:span><text:span text:style-name="T6"><text:s/></text:span></text:p>
      <text:p text:style-name="P12"><text:span text:style-name="T5">鄭豐遠</text:span><text:span text:style-name="T6"><text:s/>  |  2020.02.09 20:41   |   </text:span><text:a xlink:type="simple" xlink:href="http://palinfo.habago.org/Entry?Command=Information_PrintForum&amp;iPage=1#FORUM38684"><text:span text:style-name="T17">#</text:span></text:a></text:p>
      <text:p text:style-name="P14"><text:span text:style-name="T6">我不想只會批評別人的批評，我也會讚美別人的批評。各位如果想看看正例，看看一般人批評公眾事務如何批評得有道理，這裡就有個例子，鈺錠剛剛提供的</text:span><text:span text:style-name="T8">: <text:line-break/><text:line-break/></text:span><text:a xlink:type="simple" xlink:href="https://youtu.be/m1nHZ-y1ff4"><text:span text:style-name="T15">https://youtu.be/m1nHZ-y1ff4</text:span></text:a><text:span text:style-name="T8"><text:s/><text:line-break/>(</text:span><text:span text:style-name="T6">建議用</text:span><text:span text:style-name="T8"><text:s/>1.25 </text:span><text:span text:style-name="T6">倍速觀看</text:span><text:span text:style-name="T8">) <text:line-break/><text:line-break/></text:span><text:span text:style-name="T6">台灣人或很多大陸所謂公知，整天批評中國沒有選舉或沒有民主，你們批評前何不好好作作功課，瞭解一下事實後再批評</text:span><text:span text:style-name="T8">? <text:line-break/><text:line-break/></text:span><text:span text:style-name="T6">我和朋友說恐龍有毛喔，而且應該很多，朋友非常驚訝，一副打死不信的模樣，不斷反駁，說恐龍就不該有毛，我說妳不信也沒辦法呀，化石証據擺在那裡，有就是有，並不是妳不信他就禿了。</text:span><text:span text:style-name="T8"><text:s/><text:line-break/><text:line-break/>(</text:span><text:span text:style-name="T6">她至今仍然不信</text:span><text:span text:style-name="T8">) <text:line-break/><text:line-break/></text:span><text:span text:style-name="T6">涵文，</text:span><text:span text:style-name="T8"><text:s/><text:line-break/><text:line-break/></text:span><text:span text:style-name="T6">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8"><text:s/><text:line-break/><text:line-break/></text:span><text:span text:style-name="T6">豐遠</text:span></text:p>
      <text:p text:style-name="P12"><text:span text:style-name="T5">鄭涵文</text:span><text:span text:style-name="T6"><text:s/>  |  2020.02.09 20:36   |   </text:span><text:a xlink:type="simple" xlink:href="http://palinfo.habago.org/Entry?Command=Information_PrintForum&amp;iPage=1#FORUM38683"><text:span text:style-name="T17">#</text:span></text:a></text:p>
      <text:p text:style-name="P13"><text:span text:style-name="T6">豐遠</text:span><text:span text:style-name="T8"><text:s/><text:line-break/><text:line-break/></text:span><text:span text:style-name="T6">對於武漢肺炎是不是人造的這個問題，如果用你的邏輯推論，不確定的結論是可以成立的。</text:span><text:span text:style-name="T8"><text:s/><text:line-break/></text:span><text:span text:style-name="T6">但唯一的問題是，這個推論法則可以將所有的問題都導向一個未知，這是我們應該去避免的，我引用你的結論，這樣會使得議題說了也變白說。</text:span><text:span text:style-name="T8"><text:s/><text:line-break/><text:line-break/></text:span><text:span text:style-name="T6">最終就變成我們更願意相信哪個政府，卻不需要去對比他們雙方的說法，給出錯誤的資料是因為中國政府不能給出正確的，那我們形成對一國政府信任的基礎就變得過於虛無，很像是一種信仰。</text:span><text:span text:style-name="T8"><text:s/><text:line-break/><text:line-break/></text:span><text:span text:style-name="T6">其次對於你認為我們應當去做的五類對比，我覺得這個想法很重要，只是我想提出一點想法。</text:span><text:span text:style-name="T8"><text:s/><text:line-break/><text:line-break/></text:span><text:span text:style-name="T6">我一直覺得事實的結論如何，有時不那麼重要，關鍵是邏輯上是否完備，這是一個消極的想法，因為很多時候我們取得的結論並不準確。</text:span><text:span text:style-name="T8"><text:s/><text:line-break/><text:line-break/></text:span><text:span text:style-name="T6">在這個前提下，方法論就佔據了主導地位，也就是說，資料的來源、檢討的方法以及邏輯的過程，三者都公開透明的呈現，我們就有能力可以彼此檢驗對方的看法，是否出現問題。</text:span><text:span text:style-name="T8"><text:s/><text:line-break/><text:line-break/></text:span><text:span text:style-name="T6">你提出的五個分析方式</text:span><text:span text:style-name="T8"><text:s/><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這五點我覺得遠比看上去的困難，增加了進入對話的門檻，當然這有好處，我們可以取得比較有質量的回答，只是這五項指標會不會導致我們討論的毫無效率是一個問題。</text:span><text:span text:style-name="T8"><text:s/><text:line-break/><text:line-break/></text:span><text:span text:style-name="T6">但如果依我上面的見解，我們就務必要先檢驗方法，在做論述：</text:span><text:span text:style-name="T8"><text:s/><text:line-break/></text:span><text:span text:style-name="T6">為什麼是這五個指標？</text:span><text:span text:style-name="T8"><text:s/><text:line-break/></text:span><text:span text:style-name="T6">他們能得出的結論會偏向何方？</text:span><text:span text:style-name="T8"><text:s/><text:line-break/></text:span><text:span text:style-name="T6">有沒有其他的指標或分析方式？</text:span><text:span text:style-name="T8"><text:s/><text:line-break/><text:line-break/></text:span><text:span text:style-name="T6">而最後一個關鍵之處在於：</text:span><text:span text:style-name="T8"><text:s/><text:line-break/></text:span><text:span text:style-name="T6">我們用這五項指標去評判他人的結論，是否合理？</text:span><text:span text:style-name="T8"><text:s/><text:line-break/></text:span><text:span text:style-name="T6">我們是不是真的用這五項指標的結論，在評判他人的結論？</text:span><text:span text:style-name="T8"><text:s/><text:line-break/><text:line-break/></text:span><text:span text:style-name="T6">這個問題我覺得十分複雜，所以我前一份回復表明我只能略過，其實豐遠你的語氣一直很和善，你持續提出的文句也在表述你的想法，我覺得這個討論對我們彼此都存在價值。</text:span><text:span text:style-name="T8"><text:s/><text:line-break/><text:line-break/></text:span><text:span text:style-name="T6">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8"><text:s/><text:line-break/><text:line-break/></text:span><text:span text:style-name="T6">如果你願意相信在五項指標外，還能有其他路徑，也許可以觀看一下我選擇的資料，但我們畢竟都不是以此為業，也沒有過多的義務，是否接受難以強求，隨心就好。</text:span></text:p>
      <text:p text:style-name="P12"><text:span text:style-name="T5">鄭豐遠</text:span><text:span text:style-name="T6"><text:s/>  |  2020.02.09 19:51   |   </text:span><text:a xlink:type="simple" xlink:href="http://palinfo.habago.org/Entry?Command=Information_PrintForum&amp;iPage=1#FORUM38682"><text:span text:style-name="T17">#</text:span></text:a></text:p>
      <text:p text:style-name="P14"><text:span text:style-name="T6">涵文，</text:span><text:span text:style-name="T8"><text:s/><text:line-break/><text:line-break/></text:span><text:span text:style-name="T6">中國據稱有兩個</text:span><text:span text:style-name="T8"><text:s/>P4 </text:span><text:span text:style-name="T6">等級的實驗室，其中一個就是你說的武漢這個。我還沒看你貼的這個影片，但以目前基因工程的科技進展以及它所帶來的潛在殺傷力，作為一個對國際關係有點基本認識的正常人，你會相信中國</text:span><text:span text:style-name="T8">”</text:span><text:span text:style-name="T6">只有</text:span><text:span text:style-name="T8">”</text:span><text:span text:style-name="T6">這兩個實驗室在做相關的研究，而且會對外公開發表學術論文，或是上網發科普視頻嗎</text:span><text:span text:style-name="T8">? <text:line-break/><text:line-break/></text:span><text:span text:style-name="T6">大家知道錢學森吧</text:span><text:span text:style-name="T8">? </text:span><text:span text:style-name="T6">年僅</text:span><text:span text:style-name="T8">36</text:span><text:span text:style-name="T6">歲就成為美國麻省理工學院的正教授，學霸中的學霸，發表論文和重要理論無數，公認超高速動力學的天才鼻袓，教科書上的人物，本是眾人眼中閃亮的一顆星，</text:span><text:span text:style-name="T8">1955 </text:span><text:span text:style-name="T6">年因為眾多原因回到中國後從此在學術圈銷聲匿跡，在中國做些什麼沒人知道。幾年後，兩彈一星橫空出世</text:span><text:span text:style-name="T8"><text:s/>(</text:span><text:span text:style-name="T6">台灣人對兩彈一星和錢學森基本是很陌生的，但沒有大陸人不知道我在說什麼吧</text:span><text:span text:style-name="T8">? </text:span><text:span text:style-name="T6">不知道的人請自行</text:span><text:span text:style-name="T8"><text:s/>google)</text:span><text:span text:style-name="T6">。</text:span><text:span text:style-name="T8"><text:s/><text:line-break/><text:line-break/></text:span><text:span text:style-name="T6">我要說的是，如果我們真的相信病毒或細菌有核彈般的毀滅性威力</text:span><text:span text:style-name="T8"><text:s/>(</text:span><text:span text:style-name="T6">不會有人不信吧，連這個也不信我也無言了，不信的人麻煩</text:span><text:span text:style-name="T8"><text:s/>google </text:span><text:span text:style-name="T6">一下</text:span><text:span text:style-name="T8">”</text:span><text:span text:style-name="T6">鼠疫</text:span><text:span text:style-name="T8">”</text:span><text:span text:style-name="T6">和</text:span><text:span text:style-name="T8">”</text:span><text:span text:style-name="T6">西班牙流感</text:span><text:span text:style-name="T8">”)</text:span><text:span text:style-name="T6">，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8">? </text:span><text:span text:style-name="T6">哪個國家會容許自己的絕密研究人員公開上網科普自己的超級武器</text:span><text:span text:style-name="T8">? <text:line-break/><text:line-break/></text:span><text:span text:style-name="T6">題外話</text:span><text:span text:style-name="T8">: </text:span><text:span text:style-name="T6">我們當然不排除有人不小心說漏嘴，大陸最先進的戰鬥機殲</text:span><text:span text:style-name="T8">-20</text:span><text:span text:style-name="T6">，研究期間有軍人受訪時不小心說漏嘴曝光了，有位張昭忠將軍趕緊上節目滅火，說沒有沒有，我們沒有研發那東西，沒有什麼新一代的先進戰機。一年後，殲</text:span><text:span text:style-name="T8">-20 </text:span><text:span text:style-name="T6">就現身了。張昭忠將軍從此也被內地同胞戲稱</text:span><text:span text:style-name="T8">”</text:span><text:span text:style-name="T6">戰略忽悠局局長</text:span><text:span text:style-name="T8">”</text:span><text:span text:style-name="T6">。題外話結束。</text:span><text:span text:style-name="T8"><text:s/><text:line-break/><text:line-break/></text:span><text:span text:style-name="T6">你明白我要說什麼嗎</text:span><text:span text:style-name="T8">? </text:span><text:span text:style-name="T6">我要說的是一個圈外人，就算你是世界頂尖病毒專家，你也不可能知道武漢病毒這東西的完整來歷。專家如此，何況一般人</text:span><text:span text:style-name="T8">? </text:span><text:span text:style-name="T6">你說</text:span><text:span text:style-name="T8">”</text:span><text:span text:style-name="T6">我暫時沒有看到一個可信的資料，告訴我有武漢肺炎是人造的這個跡象</text:span><text:span text:style-name="T8">”</text:span><text:span text:style-name="T6">，這話不也能反過來說</text:span><text:span text:style-name="T8">? </text:span><text:span text:style-name="T6">我也可以說我暫時沒有看到一個可信的資料，告訴我有武漢肺炎不是人造的這個跡象。反正說了都是白說。</text:span><text:span text:style-name="T8"><text:s/><text:line-break/><text:line-break/></text:span><text:span text:style-name="T6">但病毒是不是人造或人為投放，根本不是我反駁你的重點，我針對的是你所批評的中國政府對於病例出現後的各種作為的一種視角和態度，這和病毒怎麼出現的並沒有關係。</text:span><text:span text:style-name="T8"><text:s/><text:line-break/><text:line-break/></text:span><text:span text:style-name="T6">一個人要批評什麼都可以，但第一要批評得有道理，第二要有一致的標準。我大學聯考</text:span><text:span text:style-name="T8"><text:s/>(</text:span><text:span text:style-name="T6">大陸叫高考</text:span><text:span text:style-name="T8">) </text:span><text:span text:style-name="T6">時數學只考了</text:span><text:span text:style-name="T8"><text:s/>13 </text:span><text:span text:style-name="T6">分</text:span><text:span text:style-name="T8"><text:s/>(</text:span><text:span text:style-name="T6">滿分</text:span><text:span text:style-name="T8"><text:s/>100 </text:span><text:span text:style-name="T6">分</text:span><text:span text:style-name="T8">)</text:span><text:span text:style-name="T6">，可以說數學極差。如果今天有人對我的數學能力不但不批評，甚至豎起大拇指叫好，卻批評愛因斯坦或錢學森數學不好，這個也不懂，那個也算錯，請問各位作何感想</text:span><text:span text:style-name="T8">? </text:span><text:span text:style-name="T6">你會跟他較真，研究起他說的這個或那個嗎</text:span><text:span text:style-name="T8">? </text:span><text:span text:style-name="T6">你會想要和他討論該怎麼改善愛因思坦和錢學森的水平嗎</text:span><text:span text:style-name="T8">? </text:span><text:span text:style-name="T6">你唯一能做的就是叫他閉上大嘴，不懂就不要說，不是嗎</text:span><text:span text:style-name="T8">? <text:line-break/><text:line-break/></text:span><text:span text:style-name="T6">這個比喻大家懂吧</text:span><text:span text:style-name="T8">? </text:span><text:span text:style-name="T6">我是比喻美國和中國的能力和態度和各種精神。</text:span><text:span text:style-name="T8"><text:s/><text:line-break/><text:line-break/></text:span><text:span text:style-name="T6">我不是說大家都該閉嘴，不能批評中國或中國對武漢疫情的處理，但還是那些老話，前面貼過，我再貼一次</text:span><text:span text:style-name="T8">; </text:span><text:span text:style-name="T6">大家要抒發已見，不妨先看看</text:span><text:span text:style-name="T8">: <text:line-break/><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8">?</text:span></text:p>
      <text:p text:style-name="P12"><text:span text:style-name="T5">張萬康</text:span><text:span text:style-name="T6"><text:s/>  |  2020.02.09 17:43   |   </text:span><text:a xlink:type="simple" xlink:href="http://palinfo.habago.org/Entry?Command=Information_PrintForum&amp;iPage=1#FORUM38681"><text:span text:style-name="T17">#</text:span></text:a></text:p>
      <text:p text:style-name="P13"><text:span text:style-name="T6">古典音樂時間</text:span><text:span text:style-name="T8"><text:s/><text:line-break/></text:span><text:a xlink:type="simple" xlink:href="https://www.youtube.com/watch?v=Rkc1ZkVSWdw"><text:span text:style-name="T15">https://www.youtube.com/watch?v=Rkc1ZkVSWdw</text:span></text:a><text:span text:style-name="T8"><text:s/><text:line-break/></text:span><text:span text:style-name="T6">皇家利物浦愛樂樂團。</text:span><text:span text:style-name="T8">2018</text:span><text:span text:style-name="T6">。北京。</text:span><text:span text:style-name="T8"><text:s/><text:line-break/><text:line-break/></text:span><text:span text:style-name="T6">「我的祖國」在大陸是人人會唱也是最愛的一首歌。原名「一條大河」，出自</text:span><text:span text:style-name="T8">50</text:span><text:span text:style-name="T6">年代電影「上甘嶺」的一段。上甘嶺戰役是抗美援朝的一場重要戰役。「我的祖國」超越了一般紅歌。這是利物浦樂團將之改編成管弦樂的呈現。</text:span><text:span text:style-name="T8"><text:s/><text:line-break/><text:line-break/></text:span><text:span text:style-name="T6">本場演出的完整過程、各曲目過程如下：</text:span><text:span text:style-name="T8"><text:s/><text:line-break/></text:span><text:a xlink:type="simple" xlink:href="https://reurl.cc/QpyOvM"><text:span text:style-name="T15">https://reurl.cc/QpyOvM</text:span></text:a><text:span text:style-name="T8"><text:s/><text:line-break/><text:line-break/></text:span><text:span text:style-name="T6">「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12"><text:span text:style-name="T5">老羊</text:span><text:span text:style-name="T6"><text:s/>  |  2020.02.09 17:17   |   </text:span><text:a xlink:type="simple" xlink:href="http://palinfo.habago.org/Entry?Command=Information_PrintForum&amp;iPage=2#FORUM38680"><text:span text:style-name="T17">#</text:span></text:a></text:p>
      <text:p text:style-name="P17"><text:span text:style-name="T10">火鍋大王談李文亮醫生：</text:span><text:span text:style-name="T11"><text:s/><text:line-break/></text:span><text:a xlink:type="simple" xlink:href="https://youtu.be/b-Fy80yHYQo"><text:span text:style-name="T12">https://youtu.be/b-Fy80yHYQo</text:span></text:a><text:span text:style-name="T11"><text:s/><text:line-break/></text:span></text:p>
      <text:p text:style-name="P12"><text:span text:style-name="T5">鄭涵文</text:span><text:span text:style-name="T6"><text:s/>  |  2020.02.09 15:49   |   </text:span><text:a xlink:type="simple" xlink:href="http://palinfo.habago.org/Entry?Command=Information_PrintForum&amp;iPage=2#FORUM38679"><text:span text:style-name="T17">#</text:span></text:a></text:p>
      <text:p text:style-name="P14"><text:span text:style-name="T6">豐遠</text:span><text:span text:style-name="T8"><text:s/><text:line-break/><text:line-break/></text:span><text:span text:style-name="T6">你提出一點跟四點我想回答一下：</text:span><text:span text:style-name="T8"><text:s/><text:line-break/><text:line-break/></text:span><text:span text:style-name="T6">一、</text:span><text:span text:style-name="T8"><text:s/><text:line-break/></text:span><text:a xlink:type="simple" xlink:href="https://www.bilibili.com/video/av28185761"><text:span text:style-name="T15">https://www.bilibili.com/video/av28185761</text:span></text:a><text:span text:style-name="T8"><text:s/><text:line-break/></text:span><text:span text:style-name="T6">【一席】石正丽：这些野生动物的病毒怎么就到了人类社会？</text:span><text:span text:style-name="T8"><text:s/><text:line-break/></text:span><text:span text:style-name="T6">這是武漢</text:span><text:span text:style-name="T8">P4</text:span><text:span text:style-name="T6">研究中心的石正麗所提的</text:span><text:span text:style-name="T8">SARS</text:span><text:span text:style-name="T6">後續研究，我根據現有資訊與後續研究去判斷，就算看了陳真醫生提供的資料，還是我很難贊同</text:span><text:span text:style-name="T8">SARS</text:span><text:span text:style-name="T6">是一個生物兵器。</text:span><text:span text:style-name="T8"><text:s/><text:line-break/></text:span><text:span text:style-name="T6">用這個作為前提，即便武漢肺炎為人造病毒是事實，這也就變成第一次在中國使用病毒，很多證據都不會在短期內出現，討論我覺得為時尚早。</text:span><text:span text:style-name="T8"><text:s/><text:line-break/><text:line-break/></text:span><text:span text:style-name="T6">至於有沒有可能性？距離</text:span><text:span text:style-name="T8">SARS</text:span><text:span text:style-name="T6">以接接近二十年之久，生物技術的進展不可同日而語，技術存在的可能性高出許多，所以我只能說我暫時沒有看到一個可信的資料，告訴我有武漢肺炎是人造的這個跡象。</text:span><text:span text:style-name="T8"><text:s/><text:line-break/><text:line-break/></text:span><text:span text:style-name="T6">四、</text:span><text:span text:style-name="T8"><text:s/><text:line-break/></text:span><text:span text:style-name="T6">豐遠的觀察是對的，我所提出來的確實是批評，不過我覺得豐遠忽略了公衛公安議題討論的一個特色，那就是提出來的大半都是，也都該是指責。</text:span><text:span text:style-name="T8"><text:s/><text:line-break/><text:line-break/></text:span><text:span text:style-name="T6">這個原因比較好理解，我們的食衣住行、衛生防災這些系統一直存在，馬桶是一個偉大的發明</text:span><text:span text:style-name="T8"><text:s/><text:line-break/></text:span><text:span text:style-name="T6">【万物</text:span><text:span text:style-name="T16">拣史】公厕：人类粪斗史的人性之光</text:span><text:span text:style-name="T8"><text:s/><text:line-break/></text:span><text:a xlink:type="simple" xlink:href="https://www.bilibili.com/video/av68367054"><text:span text:style-name="T15">https://www.bilibili.com/video/av68367054</text:span></text:a><text:span text:style-name="T8"><text:s/><text:line-break/></text:span><text:span text:style-name="T6">但是我們不會時常去讚美這些系統，甚至多數時候不會去意識到這些事物的存在，這就是對一個國家系統最好的讚揚。</text:span><text:span text:style-name="T8"><text:s/><text:line-break/><text:line-break/></text:span><text:span text:style-name="T6">我不想偷換概念，這裡提一下，第一點到第四點我是用一個連續的觀點，武漢肺炎不是人造病毒作為論述的前提。</text:span><text:span text:style-name="T8"><text:s/><text:line-break/><text:line-break/>"</text:span><text:span text:style-name="T6">即便美國政府是壞</text:span><text:span text:style-name="T8">"</text:span><text:span text:style-name="T6">這句我稍微提一下，原始版本是沒有即使兩個字，不是為美國說話，是不太明白為什麼這次的疫情會跟美國扯上邊。</text:span><text:span text:style-name="T8"><text:s/><text:line-break/><text:line-break/></text:span><text:span text:style-name="T6">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12"><text:span text:style-name="T5">林如龙</text:span><text:span text:style-name="T6"><text:s/>  |  2020.02.09 13:21   |   </text:span><text:a xlink:type="simple" xlink:href="http://palinfo.habago.org/Entry?Command=Information_PrintForum&amp;iPage=2#FORUM38678"><text:span text:style-name="T17">#</text:span></text:a></text:p>
      <text:p text:style-name="P18"><text:span text:style-name="T5">以前引述过一篇文章，</text:span><text:span text:style-name="T6">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8">“</text:span><text:span text:style-name="T5">周小平</text:span><text:span text:style-name="T8">”</text:span><text:span text:style-name="T5">就能搜到。</text:span><text:span text:style-name="T8"><text:s/><text:line-break/></text:span><text:span text:style-name="T5">大</text:span><text:span text:style-name="T6">陆的舆论场，能够加精推送和删除消声的势力，主要有三股，美方（包括美国资本，</text:span><text:span text:style-name="T8">cia</text:span><text:span text:style-name="T5">等）中国</text:span><text:span text:style-name="T6">资本和中国官方。</text:span><text:span text:style-name="T8"><text:s/><text:line-break/></text:span><text:span text:style-name="T5">美方就不用</text:span><text:span text:style-name="T6">说了</text:span><text:span text:style-name="T8">,</text:span><text:span text:style-name="T5">造</text:span><text:span text:style-name="T6">谣抹黑</text:span><text:span text:style-name="T8">,</text:span><text:span text:style-name="T5">制造对立</text:span><text:span text:style-name="T8">,</text:span><text:span text:style-name="T5">恨不能把中国大卸八块</text:span><text:span text:style-name="T8">. <text:line-break/></text:span><text:span text:style-name="T5">大</text:span><text:span text:style-name="T6">陆官方宣传部门僵化八股</text:span><text:span text:style-name="T8">,</text:span><text:span text:style-name="T5">没有战斗力</text:span><text:span text:style-name="T8">,</text:span><text:span text:style-name="T5">中央</text:span><text:span text:style-name="T6">级如此</text:span><text:span text:style-name="T8">,</text:span><text:span text:style-name="T5">地方上的官办报</text:span><text:span text:style-name="T6">纸网络媒体更是亲美大本营</text:span><text:span text:style-name="T8">,</text:span><text:span text:style-name="T5">特别是南方系报</text:span><text:span text:style-name="T6">纸</text:span><text:span text:style-name="T8">.</text:span><text:span text:style-name="T5">胡</text:span><text:span text:style-name="T6">锡进说过</text:span><text:span text:style-name="T8">,</text:span><text:span text:style-name="T5">他</text:span><text:span text:style-name="T6">说在朋友圈一发文章</text:span><text:span text:style-name="T8">,</text:span><text:span text:style-name="T5">就嘲笑声一片</text:span><text:span text:style-name="T8">.</text:span><text:span text:style-name="T5">他的朋友圈大多数是媒体主</text:span><text:span text:style-name="T6">编</text:span><text:span text:style-name="T8">,</text:span><text:span text:style-name="T5">可见</text:span><text:span text:style-name="T6">认同他观点的少之又少</text:span><text:span text:style-name="T8">,</text:span><text:span text:style-name="T5">而他</text:span><text:span text:style-name="T6">们又掌控了大部分媒体的审核权</text:span><text:span text:style-name="T8">.</text:span><text:span text:style-name="T5">屁股是歪的</text:span><text:span text:style-name="T8">,</text:span><text:span text:style-name="T6">审核出来的东西也会歪掉</text:span><text:span text:style-name="T8">.</text:span><text:span text:style-name="T5">我不是</text:span><text:span text:style-name="T6">说胡锡进的观点有多么完美正确</text:span><text:span text:style-name="T8">,</text:span><text:span text:style-name="T5">至少他的屁股的正的</text:span><text:span text:style-name="T8">. <text:line-break/></text:span><text:span text:style-name="T5">中国</text:span><text:span text:style-name="T6">资本虽然依靠政府的支持和保护</text:span><text:span text:style-name="T8">,</text:span><text:span text:style-name="T5">但是也渴望摆脱</text:span><text:span text:style-name="T6">权力的束缚</text:span><text:span text:style-name="T8">,</text:span><text:span text:style-name="T5">所以很多时候利益不一致</text:span><text:span text:style-name="T8">.</text:span><text:span text:style-name="T6">资本天生就喜欢自由</text:span><text:span text:style-name="T8">,</text:span><text:span text:style-name="T5">自由的</text:span><text:span text:style-name="T6">进出</text:span><text:span text:style-name="T8">,</text:span><text:span text:style-name="T5">自由的割韭菜</text:span><text:span text:style-name="T8">,</text:span><text:span text:style-name="T5">自由的洗</text:span><text:span text:style-name="T6">钱</text:span><text:span text:style-name="T8">,</text:span><text:span text:style-name="T5">自由的逃税避税</text:span><text:span text:style-name="T8">.</text:span><text:span text:style-name="T5">掌握</text:span><text:span text:style-name="T6">资本的资本家也更希望打造一个把强奸改判成不小心摔倒正好插入的</text:span><text:span text:style-name="T8">”</text:span><text:span text:style-name="T5">法治</text:span><text:span text:style-name="T8">”</text:span><text:span text:style-name="T5">社会</text:span><text:span text:style-name="T8">.</text:span><text:span text:style-name="T5">比如这次的</text:span><text:span text:style-name="T6">红十会事件</text:span><text:span text:style-name="T8">,</text:span><text:span text:style-name="T5">各路反华势力和</text:span><text:span text:style-name="T6">资本合力</text:span><text:span text:style-name="T8">,</text:span><text:span text:style-name="T5">利用民众的情</text:span><text:span text:style-name="T6">绪排山倒海的攻击它</text:span><text:span text:style-name="T8">,</text:span><text:span text:style-name="T5">反华势力是</text:span><text:span text:style-name="T6">为了打击政府的公信力</text:span><text:span text:style-name="T8">,</text:span><text:span text:style-name="T5">中方</text:span><text:span text:style-name="T6">资本是想打击红会的合法性</text:span><text:span text:style-name="T8">,</text:span><text:span text:style-name="T5">以便扶正私人公益</text:span><text:span text:style-name="T6">组织</text:span><text:span text:style-name="T8">,</text:span><text:span text:style-name="T5">逃税洗</text:span><text:span text:style-name="T6">钱收韭菜的黑箱工具就有了</text:span><text:span text:style-name="T8">,</text:span><text:span text:style-name="T5">但是一介草民恨不得</text:span><text:span text:style-name="T6">红会死就说不过去了</text:span><text:span text:style-name="T8">,</text:span><text:span text:style-name="T6">红会还可以监督</text:span><text:span text:style-name="T8">,</text:span><text:span text:style-name="T5">还可以改</text:span><text:span text:style-name="T8">,</text:span><text:span text:style-name="T5">就像小孩子</text:span><text:span text:style-name="T8">,</text:span><text:span text:style-name="T5">不懂事还可以教</text:span><text:span text:style-name="T8">,</text:span><text:span text:style-name="T6">杀了他干什么</text:span><text:span text:style-name="T8">,</text:span><text:span text:style-name="T6">杀了就没了</text:span><text:span text:style-name="T8">,</text:span><text:span text:style-name="T5">私人公益</text:span><text:span text:style-name="T6">组织是别人家小孩</text:span><text:span text:style-name="T8">,</text:span><text:span text:style-name="T5">你管不了</text:span><text:span text:style-name="T8">,</text:span><text:span text:style-name="T5">想管律师伺候</text:span><text:span text:style-name="T8">.(</text:span><text:span text:style-name="T5">注</text:span><text:span text:style-name="T8">:</text:span><text:span text:style-name="T5">我不是要一棍子把</text:span><text:span text:style-name="T6">资本打死</text:span><text:span text:style-name="T8">,</text:span><text:span text:style-name="T6">资本一体两面</text:span><text:span text:style-name="T8">,</text:span><text:span text:style-name="T5">可以推动社会</text:span><text:span text:style-name="T6">进步科技发展</text:span><text:span text:style-name="T8">,</text:span><text:span text:style-name="T5">也可以作</text:span><text:span text:style-name="T6">恶对民众敲骨吸髓</text:span><text:span text:style-name="T8">.</text:span><text:span text:style-name="T6">资本是工具</text:span><text:span text:style-name="T8">,</text:span><text:span text:style-name="T5">要看在</text:span><text:span text:style-name="T6">谁的手里</text:span><text:span text:style-name="T8">,</text:span><text:span text:style-name="T5">比如在任正非手里就挺好</text:span><text:span text:style-name="T8">) <text:line-break/></text:span><text:span text:style-name="T5">有些人对小粉</text:span><text:span text:style-name="T6">红嗤之以鼻</text:span><text:span text:style-name="T8">,</text:span><text:span text:style-name="T6">觉得无脑护短不识大体</text:span><text:span text:style-name="T8">,</text:span><text:span text:style-name="T5">甚至有人把她</text:span><text:span text:style-name="T6">们描绘成某种生物</text:span><text:span text:style-name="T8">.</text:span><text:span text:style-name="T5">是</text:span><text:span text:style-name="T8">,</text:span><text:span text:style-name="T5">我也不喜欢少部分不</text:span><text:span text:style-name="T6">讲原则一味护短的人</text:span><text:span text:style-name="T8">,</text:span><text:span text:style-name="T5">但是小粉</text:span><text:span text:style-name="T6">红作为一个整体</text:span><text:span text:style-name="T8">,</text:span><text:span text:style-name="T5">他</text:span><text:span text:style-name="T6">们三观正</text:span><text:span text:style-name="T8">,</text:span><text:span text:style-name="T5">内心是一</text:span><text:span text:style-name="T6">颗滚烫的中国心</text:span><text:span text:style-name="T8">.</text:span><text:span text:style-name="T5">他</text:span><text:span text:style-name="T6">们是新一代的年青人</text:span><text:span text:style-name="T8">,</text:span><text:span text:style-name="T5">没有老一代的包袱</text:span><text:span text:style-name="T8">,</text:span><text:span text:style-name="T5">没有自卑</text:span><text:span text:style-name="T8">,</text:span><text:span text:style-name="T5">没有怨恨</text:span><text:span text:style-name="T8">,</text:span><text:span text:style-name="T5">没有悲</text:span><text:span text:style-name="T6">愤</text:span><text:span text:style-name="T8">,</text:span><text:span text:style-name="T5">没有</text:span><text:span text:style-name="T6">软骨病</text:span><text:span text:style-name="T8">.</text:span><text:span text:style-name="T5">他</text:span><text:span text:style-name="T6">们也许幼稚</text:span><text:span text:style-name="T8">,</text:span><text:span text:style-name="T5">也</text:span><text:span text:style-name="T6">许无脑</text:span><text:span text:style-name="T8">,</text:span><text:span text:style-name="T5">但他</text:span><text:span text:style-name="T6">们会成长</text:span><text:span text:style-name="T8">,</text:span><text:span text:style-name="T5">他</text:span><text:span text:style-name="T6">们是祖国的未来</text:span><text:span text:style-name="T8">. <text:line-break/></text:span><text:span text:style-name="T5">小粉</text:span><text:span text:style-name="T6">红是大陆舆论场的重要组成部分</text:span><text:span text:style-name="T8">,</text:span><text:span text:style-name="T5">算是政府的外</text:span><text:span text:style-name="T6">围组织</text:span><text:span text:style-name="T8">,</text:span><text:span text:style-name="T5">没有新</text:span><text:span text:style-name="T6">闻加精推送和删除消声的能力</text:span><text:span text:style-name="T8">.</text:span><text:span text:style-name="T5">宣</text:span><text:span text:style-name="T6">传部门僵化</text:span><text:span text:style-name="T8">,</text:span><text:span text:style-name="T5">外</text:span><text:span text:style-name="T6">围能力不够</text:span><text:span text:style-name="T8">,</text:span><text:span text:style-name="T5">反华势力和</text:span><text:span text:style-name="T6">资本一旦发力</text:span><text:span text:style-name="T8">,</text:span><text:span text:style-name="T5">稍</text:span><text:span text:style-name="T6">为正常的声音都难以生存</text:span><text:span text:style-name="T8">,</text:span><text:span text:style-name="T5">比如下面这篇文章</text:span><text:a xlink:type="simple" xlink:href="https://mp.weixin.qq.com/s/gO8kanJIFI4_Chyo3jwttQ"><text:span text:style-name="T15">https://mp.weixin.qq.com/s/gO8kanJIFI4_Chyo3jwttQ</text:span></text:a><text:span text:style-name="T8"><text:s/><text:line-break/><text:line-break/><text:line-break/><text:line-break/></text:span><text:span text:style-name="T5">作者</text:span><text:span text:style-name="T8">:</text:span><text:span text:style-name="T5">猫哥的视界</text:span><text:span text:style-name="T8"><text:s/><text:line-break/><text:line-break/></text:span><text:span text:style-name="T5">趟一趟武汉</text:span><text:span text:style-name="T6">红十字这潭浑水</text:span><text:span text:style-name="T8">   <text:line-break/><text:line-break/></text:span><text:span text:style-name="T5">很多</text:span><text:span text:style-name="T6">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8">“</text:span><text:span text:style-name="T6">阅读</text:span><text:span text:style-name="T8">”10</text:span><text:span text:style-name="T5">万</text:span><text:span text:style-name="T8">+</text:span><text:span text:style-name="T5">，</text:span><text:span text:style-name="T8">“</text:span><text:span text:style-name="T5">在看</text:span><text:span text:style-name="T8">”10</text:span><text:span text:style-name="T5">万</text:span><text:span text:style-name="T8">+</text:span><text:span text:style-name="T5">，</text:span><text:span text:style-name="T8">“</text:span><text:span text:style-name="T6">赞赏</text:span><text:span text:style-name="T8">”1</text:span><text:span text:style-name="T5">万</text:span><text:span text:style-name="T8">+</text:span><text:span text:style-name="T5">。大家知道这</text:span><text:span text:style-name="T6">组恐怖数据是什么概念吗？我自己写公众号大概写了</text:span><text:span text:style-name="T8">180+</text:span><text:span text:style-name="T5">篇原</text:span><text:span text:style-name="T6">创文章，阅读</text:span><text:span text:style-name="T8">10</text:span><text:span text:style-name="T5">万</text:span><text:span text:style-name="T8">+</text:span><text:span text:style-name="T5">很多，在看</text:span><text:span text:style-name="T8">10</text:span><text:span text:style-name="T5">万</text:span><text:span text:style-name="T8">+</text:span><text:span text:style-name="T5">一篇没有！基本在看能达到</text:span><text:span text:style-name="T8">2</text:span><text:span text:style-name="T5">万</text:span><text:span text:style-name="T8">+</text:span><text:span text:style-name="T5">，</text:span><text:span text:style-name="T6">阅读就能上</text:span><text:span text:style-name="T8">100</text:span><text:span text:style-name="T5">万</text:span><text:span text:style-name="T8">+</text:span><text:span text:style-name="T5">，这样</text:span><text:span text:style-name="T8">100</text:span><text:span text:style-name="T5">万</text:span><text:span text:style-name="T8">+</text:span><text:span text:style-name="T6">阅读，在看</text:span><text:span text:style-name="T8">2</text:span><text:span text:style-name="T5">万</text:span><text:span text:style-name="T8">+</text:span><text:span text:style-name="T5">的爆款文章能吸粉</text:span><text:span text:style-name="T8">10</text:span><text:span text:style-name="T5">万以上。</text:span><text:span text:style-name="T8"><text:s/><text:line-break/></text:span><text:span text:style-name="T5">这就是公众情</text:span><text:span text:style-name="T6">绪的风暴！</text:span><text:span text:style-name="T8"><text:s/><text:line-break/></text:span><text:span text:style-name="T5">按：</text:span><text:span text:style-name="T8">2</text:span><text:span text:style-name="T5">月</text:span><text:span text:style-name="T8">2</text:span><text:span text:style-name="T5">日我看到另一个不知名公号发表了一篇</text:span><text:span text:style-name="T6">关于鄂</text:span><text:span text:style-name="T8">A0260W</text:span><text:span text:style-name="T5">的文章，再次获得双</text:span><text:span text:style-name="T8">10</text:span><text:span text:style-name="T5">万</text:span><text:span text:style-name="T8">+</text:span><text:span text:style-name="T5">！</text:span><text:span text:style-name="T8"><text:s/><text:line-break/></text:span><text:span text:style-name="T5">毫无疑</text:span><text:span text:style-name="T6">问这个时候任何人试图给公众提供一点理性的声音是非常不理智的行为，那绝壁是要掉粉无数的</text:span><text:span text:style-name="T8">—— <text:line-break/></text:span><text:span text:style-name="T5">我在微博上</text:span><text:span text:style-name="T6">转发一条红十字会辟谣的微博就蹭蹭掉粉，总共</text:span><text:span text:style-name="T8">6</text:span><text:span text:style-name="T5">万粉</text:span><text:span text:style-name="T6">丝的微博一小时内掉了</text:span><text:span text:style-name="T8">300</text:span><text:span text:style-name="T5">多粉</text:span><text:span text:style-name="T6">丝。</text:span><text:span text:style-name="T8"><text:s/><text:line-break/></text:span><text:span text:style-name="T5">所以，我一直在犹豫是不是做这样</text:span><text:span text:style-name="T6">费力不讨好的事情</text:span><text:span text:style-name="T8">——</text:span><text:span text:style-name="T6">话说骂骂红十字会多好啊，顺应大众的情绪，顺便捞一个双</text:span><text:span text:style-name="T8">10</text:span><text:span text:style-name="T5">万</text:span><text:span text:style-name="T8">+</text:span><text:span text:style-name="T5">的</text:span><text:span text:style-name="T6">创新纪录。</text:span><text:span text:style-name="T8"><text:s/><text:line-break/></text:span><text:span text:style-name="T5">但我还是决定</text:span><text:span text:style-name="T6">给大家提供一点不同声音，虽然这样会掉粉无数，我也认了。</text:span><text:span text:style-name="T8"><text:s/><text:line-break/></text:span><text:span text:style-name="T6">现在我就来趟一趟湖北红十字这潭浑水。</text:span><text:span text:style-name="T8"><text:s/><text:line-break/></text:span><text:span text:style-name="T5">武汉封城之后，当地官方就宣布指定</text:span><text:span text:style-name="T6">红十字会作为唯一接受社会捐赠物资与善款的机构。</text:span><text:span text:style-name="T8"><text:s/><text:line-break/></text:span><text:span text:style-name="T6">为啥官方要这样做？</text:span><text:span text:style-name="T8"><text:s/><text:line-break/>2013</text:span><text:span text:style-name="T5">年</text:span><text:span text:style-name="T8">4</text:span><text:span text:style-name="T5">月</text:span><text:span text:style-name="T8">20</text:span><text:span text:style-name="T5">日，四川雅安爆发</text:span><text:span text:style-name="T8">7</text:span><text:span text:style-name="T6">级地震。在一年之内全国一共有</text:span><text:span text:style-name="T8">219</text:span><text:span text:style-name="T5">家基金参与雅安地震募捐。</text:span><text:span text:style-name="T8"><text:s/><text:line-break/></text:span><text:span text:style-name="T5">募捐善款第一名就是当时风头正盛的壹基金。全国一共捐款是</text:span><text:span text:style-name="T8">16</text:span><text:span text:style-name="T5">个亿，壹基金一家就拿走了</text:span><text:span text:style-name="T8">4</text:span><text:span text:style-name="T5">个亿，而四川</text:span><text:span text:style-name="T6">红十字会却只募捐到</text:span><text:span text:style-name="T8">3000</text:span><text:span text:style-name="T5">万元善款，是壹基金的</text:span><text:span text:style-name="T8">1/13</text:span><text:span text:style-name="T5">。</text:span><text:span text:style-name="T8"><text:s/><text:line-break/></text:span><text:span text:style-name="T6">为啥壹基金会如此成功？</text:span><text:span text:style-name="T8"><text:s/><text:line-break/></text:span><text:span text:style-name="T5">因</text:span><text:span text:style-name="T6">为谣言，针对红十字会有意制造的各种谣言。</text:span><text:span text:style-name="T8"><text:s/><text:line-break/></text:span><text:span text:style-name="T5">被判刑的</text:span><text:span text:style-name="T8">“</text:span><text:span text:style-name="T5">秦火火</text:span><text:span text:style-name="T8">”</text:span><text:span text:style-name="T5">就是制造</text:span><text:span text:style-name="T6">谣言的著名推手，在雅安地震之后，曾经在</text:span><text:span text:style-name="T8">2011</text:span><text:span text:style-name="T5">年</text:span><text:span text:style-name="T6">给红十字会造谣的</text:span><text:span text:style-name="T8">“</text:span><text:span text:style-name="T5">中华秦火火</text:span><text:span text:style-name="T8">”</text:span><text:span text:style-name="T5">摇身一变，成</text:span><text:span text:style-name="T6">为</text:span><text:span text:style-name="T8">“</text:span><text:span text:style-name="T5">江南秦火火</text:span><text:span text:style-name="T8">”</text:span><text:span text:style-name="T5">，</text:span><text:span text:style-name="T6">继续制造了大量红十字会的谣言。</text:span><text:span text:style-name="T8"><text:s/><text:line-break/></text:span><text:span text:style-name="T5">这些</text:span><text:span text:style-name="T6">谣言被几十个公知大</text:span><text:span text:style-name="T8">V</text:span><text:span text:style-name="T6">转发，形成巨大的影响力，把红十字会搞得声名狼藉，让壹基金成为最大的受益者。</text:span><text:span text:style-name="T8"><text:s/><text:line-break/></text:span><text:span text:style-name="T5">那么，壹基金这个私立慈善基金会具体表</text:span><text:span text:style-name="T6">现如何呢？</text:span><text:span text:style-name="T8"><text:s/><text:line-break/></text:span><text:span text:style-name="T5">国家法律对于慈善基金有个</text:span><text:span text:style-name="T6">规定，就是募集的善款必须在第一年内使用不低于</text:span><text:span text:style-name="T8">70%</text:span><text:span text:style-name="T5">（</text:span><text:span text:style-name="T6">详见《基金会管理条例》第二十九条：公募基金会每年用于公益事业支出，不得低于上一年总收入的</text:span><text:span text:style-name="T8">70%</text:span><text:span text:style-name="T5">）。</text:span><text:span text:style-name="T8"><text:s/><text:line-break/></text:span><text:span text:style-name="T5">壹基金虽然成立之初不属于公募基金，但是它还是在自己的公司章程第</text:span><text:span text:style-name="T8">52</text:span><text:span text:style-name="T5">条中作了同样的</text:span><text:span text:style-name="T6">规定：壹基金每年用于公益事业支出，不得低于上一年度总收入的</text:span><text:span text:style-name="T8">70%</text:span><text:span text:style-name="T5">。</text:span><text:span text:style-name="T8"><text:s/><text:line-break/></text:span><text:span text:style-name="T5">但是，公司章程</text:span><text:span text:style-name="T6">规定是一回事，实际怎么做则是另外一回事</text:span><text:span text:style-name="T8">——2014</text:span><text:span text:style-name="T5">年壹基金</text:span><text:span text:style-name="T6">审计报告上列出这个基金在一年内仅向灾区拨付了</text:span><text:span text:style-name="T8">4000</text:span><text:span text:style-name="T5">万元，占募集善款总数的</text:span><text:span text:style-name="T8">9%</text:span><text:span text:style-name="T5">。</text:span><text:span text:style-name="T8"><text:s/><text:line-break/></text:span><text:span text:style-name="T5">而当时灰头土</text:span><text:span text:style-name="T6">脸的四川红十字会总共募集到善款只有</text:span><text:span text:style-name="T8">3000</text:span><text:span text:style-name="T5">多万元，在一年之内向灾区</text:span><text:span text:style-name="T6">拨付善款超过</text:span><text:span text:style-name="T8">80%</text:span><text:span text:style-name="T5">。</text:span><text:span text:style-name="T8"><text:s/><text:line-break/></text:span><text:span text:style-name="T5">从此，壹基金一直深陷</text:span><text:span text:style-name="T6">财务与善款丑闻中。</text:span><text:span text:style-name="T8"><text:s/><text:line-break/></text:span><text:span text:style-name="T5">武汉封城之后正处于</text:span><text:span text:style-name="T6">舆论的风口浪尖，毫无疑问，当地官员不希望未来也爆出什么捐赠物资与善款的丑闻。</text:span><text:span text:style-name="T8"><text:s/><text:line-break/></text:span><text:span text:style-name="T5">所以，就指定有官方背景的</text:span><text:span text:style-name="T6">红十字会作为唯一接受社会捐赠物资与善款的机构。</text:span><text:span text:style-name="T8"><text:s/><text:line-break/></text:span><text:span text:style-name="T5">这样的决策四平八</text:span><text:span text:style-name="T6">稳，将社会所有的捐赠物资与善款都归口到红十字会一家来管理，显然更让当地官员放心。</text:span><text:span text:style-name="T8"><text:s/><text:line-break/></text:span><text:span text:style-name="T5">但是怕什么就</text:span><text:span text:style-name="T6">来什么，归口给红十字会固然让官方放心，但是却忽略了一个重要的问题</text:span><text:span text:style-name="T8">—— <text:line-break/></text:span><text:span text:style-name="T6">红十字会有这个管理善款与物资的能力吗？</text:span><text:span text:style-name="T8">  <text:line-break/> 2 </text:span><text:span text:style-name="T5">收发物</text:span><text:span text:style-name="T6">资难不难？</text:span><text:span text:style-name="T8"><text:s/><text:line-break/></text:span><text:span text:style-name="T5">这个</text:span><text:span text:style-name="T6">问题我是这样理解的：平时不难，现在很难</text:span><text:span text:style-name="T8">——</text:span><text:span text:style-name="T5">我甚至</text:span><text:span text:style-name="T6">认为已经远远超出了红十字会能力的上限。</text:span><text:span text:style-name="T8"><text:s/><text:line-break/></text:span><text:span text:style-name="T6">为什么？</text:span><text:span text:style-name="T8"><text:s/><text:line-break/></text:span><text:span text:style-name="T5">可能很多人</text:span><text:span text:style-name="T6">觉得接受物资并且分发出去很容易。是的，看起来都很容易</text:span><text:span text:style-name="T8">——</text:span><text:span text:style-name="T5">容易是因</text:span><text:span text:style-name="T6">为数量与规模不够大。</text:span><text:span text:style-name="T8"><text:s/><text:line-break/></text:span><text:span text:style-name="T5">当数量、品类、</text:span><text:span text:style-name="T6">规模超过一定规模之后，这个接受并且分发物资就叫</text:span><text:span text:style-name="T8">“</text:span><text:span text:style-name="T5">大型</text:span><text:span text:style-name="T6">库存管理</text:span><text:span text:style-name="T8">”</text:span><text:span text:style-name="T5">，这玩意不是一般</text:span><text:span text:style-name="T6">组织或者个人能玩下来的。</text:span><text:span text:style-name="T8"><text:s/><text:line-break/></text:span><text:span text:style-name="T5">按：大家可以参考本次发布的第三条《这是一份</text:span><text:span text:style-name="T6">详细的医疗物资捐赠流程图》。</text:span><text:span text:style-name="T8"><text:s/><text:line-break/></text:span><text:span text:style-name="T5">物</text:span><text:span text:style-name="T6">资合规确认、物资采集、物资调配分发、物流运输与通关就涉及无数道工作内容，不是普通人想的捐款邮寄那么简单！</text:span><text:span text:style-name="T8"><text:s/><text:line-break/></text:span><text:span text:style-name="T5">湖北、武汉</text:span><text:span text:style-name="T6">红十字会这样的机构，作为一个清水衙门，其实就类似一个行政系统富余人员的养老场所，稍微有点事业心的人员，大概都不愿去这样的机构。</text:span><text:span text:style-name="T8"><text:s/><text:line-break/></text:span><text:span text:style-name="T5">加上平时工作都比</text:span><text:span text:style-name="T6">较清闲，所以这个机构人员编制不会高，湖北红十字会、武汉红十字会编制人员加起来也就是几十个人。</text:span><text:span text:style-name="T8"><text:s/><text:line-break/></text:span><text:span text:style-name="T5">加上大部分人</text:span><text:span text:style-name="T6">员年龄偏大，很多人可能连常见的办公软件都不太熟练，什么</text:span><text:span text:style-name="T8">OA</text:span><text:span text:style-name="T5">系统，智能化管理与这样的机构基本无</text:span><text:span text:style-name="T6">缘。</text:span><text:span text:style-name="T8"><text:s/><text:line-break/></text:span><text:span text:style-name="T5">本</text:span><text:span text:style-name="T6">来这样的机构平时做做慈善，接受一点社会捐赠还问题不大，偏偏遇到武汉肺炎事件，红十字会面对的是突然涌来的海量的物资！</text:span><text:span text:style-name="T8"><text:s/><text:line-break/></text:span><text:span text:style-name="T6">现在湖北、武汉红十字会面临的已经不是一个简单的善款发放、少量物资管理与分发的问题，而是相当于要扮演一个战时后勤管理部门的角色。</text:span><text:span text:style-name="T8"><text:s/><text:line-break/></text:span><text:span text:style-name="T5">这下麻</text:span><text:span text:style-name="T6">烦就大了。</text:span><text:span text:style-name="T8"><text:s/><text:line-break/></text:span><text:span text:style-name="T5">因</text:span><text:span text:style-name="T6">为海量的物资接收与分发本身就是一个技术含量很高的活。</text:span><text:span text:style-name="T8"><text:s/><text:line-break/></text:span><text:span text:style-name="T5">以武汉</text:span><text:span text:style-name="T6">红十字会为例，它们要接收的物资品类多</text:span><text:span text:style-name="T8">——</text:span><text:span text:style-name="T5">包括口罩、护目</text:span><text:span text:style-name="T6">镜、防护服、消毒液、各种医疗设备等等几十种品类，每一大品类还包括很多细分类别。</text:span><text:span text:style-name="T8"><text:s/><text:line-break/></text:span><text:span text:style-name="T5">口罩就包括医用与家用的，这个医用于家用的还包括不同的生</text:span><text:span text:style-name="T6">产日期，还有运输可能造成的破损与污染，中间还可能夹杂着其它的玩意（媒体报道民众捐赠的物资还有化妆棉混在口罩里）。</text:span><text:span text:style-name="T8"><text:s/><text:line-break/></text:span><text:span text:style-name="T5">这些物</text:span><text:span text:style-name="T6">资要筛选与分拣（光是分拣就工作量很大，大部分民众捐赠的物资都不符合医院要求），要分门别类登记造册入库。</text:span><text:span text:style-name="T8"><text:s/><text:line-break/></text:span><text:span text:style-name="T5">我估</text:span><text:span text:style-name="T6">计红十字会那票人很可能都不会熟练使用电脑系统，很多还是做手工帐，那不得做得累死。</text:span><text:span text:style-name="T8"><text:s/><text:line-break/></text:span><text:span text:style-name="T5">然后是物</text:span><text:span text:style-name="T6">资分发。</text:span><text:span text:style-name="T8"><text:s/><text:line-break/></text:span><text:span text:style-name="T5">按道理，各个医院</text:span><text:span text:style-name="T6">应该梳理好内部的物资需求，然后通过网络上传给红十字会进行调度分发。</text:span><text:span text:style-name="T8"><text:s/><text:line-break/></text:span><text:span text:style-name="T5">但是</text:span><text:span text:style-name="T6">红十字会没有供应链的运输能力（两级红十字会只有几台车），然后库存又是一堆手工帐，所以最后变成几十个医院派出人员去红十字会领物资。</text:span><text:span text:style-name="T8"><text:s/><text:line-break/></text:span><text:span text:style-name="T5">这个</text:span><text:span text:style-name="T6">领物资也要甄别</text:span><text:span text:style-name="T8">——</text:span><text:span text:style-name="T5">万一被人冒</text:span><text:span text:style-name="T6">领了，物资流到社会上被人盗卖，红十字会又是一大坨污点。</text:span><text:span text:style-name="T8"><text:s/><text:line-break/></text:span><text:span text:style-name="T5">所以，</text:span><text:span text:style-name="T6">领物资也变得乱哄哄的，连原始的介绍信也用上了，大家可以想象效率有多低。</text:span><text:span text:style-name="T8"><text:s/><text:line-break/></text:span><text:span text:style-name="T5">最后就是</text:span><text:span text:style-name="T6">红十字会仓库里物资堆积如山，一线医院却频频物资告急。</text:span><text:span text:style-name="T8"><text:s/><text:line-break/></text:span><text:span text:style-name="T5">这个</text:span><text:span text:style-name="T6">锅红十字会不背也得背！说白了，红十字会这样的机构不具备大规模物资收集与分发的能力。</text:span><text:span text:style-name="T8"><text:s/><text:line-break/></text:span><text:span text:style-name="T5">具备这种能力的企业全中国扳起指头也数不出几家，我估</text:span><text:span text:style-name="T6">计可能只有阿里、京东以及专业做物流的大型企业等有这个能力。</text:span><text:span text:style-name="T8"><text:s/><text:line-break/></text:span><text:span text:style-name="T5">这些能力都是企业真金白银砸出</text:span><text:span text:style-name="T6">来的，绝对不是红十字会这样的机构能具备的。</text:span><text:span text:style-name="T8"><text:s/><text:line-break/></text:span><text:span text:style-name="T5">虽然</text:span><text:span text:style-name="T6">红十字会在第一时间征集了大量志愿者</text:span><text:span text:style-name="T8">——</text:span><text:span text:style-name="T5">我看媒体报道，光是武汉</text:span><text:span text:style-name="T6">红十字会就有几十个志愿者在协助。</text:span><text:span text:style-name="T8"><text:s/><text:line-break/></text:span><text:span text:style-name="T5">但是这种系统的</text:span><text:span text:style-name="T6">库存管理绝不是堆人员数量可以解决的！</text:span><text:span text:style-name="T8"><text:s/><text:line-break/></text:span><text:span text:style-name="T5">按：</text:span><text:span text:style-name="T6">读者有没有做这块工作的，留言来一波专业描述，我给你们上墙。</text:span><text:span text:style-name="T8"><text:s/><text:line-break/></text:span><text:span text:style-name="T5">另外，我看见</text:span><text:span text:style-name="T6">现在网上舆论对韩红基金会非常推崇，我查阅了一下截止到</text:span><text:span text:style-name="T8">1</text:span><text:span text:style-name="T5">月</text:span><text:span text:style-name="T8">31</text:span><text:span text:style-name="T5">日的数据，</text:span><text:span text:style-name="T6">韩红基金会接受的善款约为</text:span><text:span text:style-name="T8">1.5</text:span><text:span text:style-name="T5">亿，当日发放的物</text:span><text:span text:style-name="T6">资只有</text:span><text:span text:style-name="T8">2000</text:span><text:span text:style-name="T5">套防护服，</text:span><text:span text:style-name="T8">200</text:span><text:span text:style-name="T5">套心电</text:span><text:span text:style-name="T6">监测设备。</text:span><text:span text:style-name="T8"><text:s/><text:line-break/></text:span><text:span text:style-name="T5">这点物</text:span><text:span text:style-name="T6">资分发的数量与当地红十字会面对的物资相比显然不是一个数量级的。</text:span><text:span text:style-name="T8"><text:s/><text:line-break/></text:span><text:span text:style-name="T5">到了</text:span><text:span text:style-name="T8">2</text:span><text:span text:style-name="T5">月</text:span><text:span text:style-name="T8">1</text:span><text:span text:style-name="T5">日</text:span><text:span text:style-name="T6">韩红基金会也关闭了接受善款的通道，因为数额太大的善款已经超过了这个机构的处理能力。</text:span><text:span text:style-name="T8">   <text:line-break/></text:span><text:span text:style-name="T5">在网上的</text:span><text:span text:style-name="T6">传言中，这个武汉红十字会背景深厚，能量惊人。</text:span><text:span text:style-name="T8"><text:s/><text:line-break/></text:span><text:span text:style-name="T5">事实真是如此</text:span><text:span text:style-name="T6">吗？</text:span><text:span text:style-name="T8"><text:s/><text:line-break/></text:span><text:span text:style-name="T5">其实，一个机构在体制内是啥地位看看它的</text:span><text:span text:style-name="T6">财报就一清二楚。</text:span><text:span text:style-name="T8"><text:s/><text:line-break/></text:span><text:span text:style-name="T6">传言可以骗人，财报不会，真相就藏在财报的细节之中。</text:span><text:span text:style-name="T8"><text:s/><text:line-break/>2018</text:span><text:span text:style-name="T5">年武汉</text:span><text:span text:style-name="T6">红十字会总收入</text:span><text:span text:style-name="T8">972.74</text:span><text:span text:style-name="T5">万，总支出也是</text:span><text:span text:style-name="T8">972</text:span><text:span text:style-name="T5">万</text:span><text:span text:style-name="T8">——</text:span><text:span text:style-name="T5">全部</text:span><text:span text:style-name="T6">来源于财政拨款。</text:span><text:span text:style-name="T8"><text:s/><text:line-break/></text:span><text:span text:style-name="T5">嗯，也就是</text:span><text:span text:style-name="T6">说，这个机构在社会上募集善款的能力为</text:span><text:span text:style-name="T8">0——</text:span><text:span text:style-name="T5">这</text:span><text:span text:style-name="T6">说明什么？</text:span><text:span text:style-name="T8"><text:s/><text:line-break/></text:span><text:span text:style-name="T6">说明武汉红十字会在体制内混得很差啊！但凡有点背景，随便找个实权领导打个招呼，武汉这么大，还怕找不到几个企业拉点赞助？</text:span><text:span text:style-name="T8"><text:s/><text:line-break/></text:span><text:span text:style-name="T5">但是武汉</text:span><text:span text:style-name="T6">红十字会连这个能力也没有。</text:span><text:span text:style-name="T8"><text:s/><text:line-break/></text:span><text:span text:style-name="T5">我</text:span><text:span text:style-name="T6">们继续往下看。</text:span><text:span text:style-name="T8"><text:s/><text:line-break/>2018</text:span><text:span text:style-name="T5">年武汉</text:span><text:span text:style-name="T6">红十字会工资福利开支为</text:span><text:span text:style-name="T8">279.34</text:span><text:span text:style-name="T5">万元</text:span><text:span text:style-name="T8">——</text:span><text:span text:style-name="T5">网上根据这个数字然后除以</text:span><text:span text:style-name="T6">编制</text:span><text:span text:style-name="T8">13</text:span><text:span text:style-name="T5">个人</text:span><text:span text:style-name="T6">员得出人均工资福利二十几万的结论。</text:span><text:span text:style-name="T8"><text:s/><text:line-break/></text:span><text:span text:style-name="T5">这是根本不懂常</text:span><text:span text:style-name="T6">识的胡扯。</text:span><text:span text:style-name="T8"><text:s/><text:line-break/></text:span><text:span text:style-name="T5">因</text:span><text:span text:style-name="T6">为编制是正式工，任何一个事业单位都有大量正式编制以外的合同工（就是传说中的临时工），所以，武汉红十字会人均工资福利收入应该远远低于二十几万这个数字。</text:span><text:span text:style-name="T8"><text:s/><text:line-break/></text:span><text:span text:style-name="T5">我想</text:span><text:span text:style-name="T6">说的不是讨论这个人均工资福利收入，而是另外一个更要命的东西。</text:span><text:span text:style-name="T8"><text:s/><text:line-break/></text:span><text:span text:style-name="T5">国家《基金管理条例》第二十九条第二款明确</text:span><text:span text:style-name="T6">规定，基金工作人员工资福利和行政办公支出不得超过当年总支出的</text:span><text:span text:style-name="T8">10%</text:span><text:span text:style-name="T5">。</text:span><text:span text:style-name="T8"><text:s/><text:line-break/></text:span><text:span text:style-name="T5">而武汉</text:span><text:span text:style-name="T6">红十字会光是工资福利支出在年支出占比已经达到</text:span><text:span text:style-name="T8">33%</text:span><text:span text:style-name="T5">！</text:span><text:span text:style-name="T8"><text:s/><text:line-break/></text:span><text:span text:style-name="T5">这都已经</text:span><text:span text:style-name="T6">违法了好不好？</text:span><text:span text:style-name="T8"><text:s/><text:line-break/></text:span><text:span text:style-name="T5">按：</text:span><text:span text:style-name="T6">韩红基金会这个人员与行政开支在总支出占比是</text:span><text:span text:style-name="T8">7.91%</text:span><text:span text:style-name="T5">，中国</text:span><text:span text:style-name="T6">红十字会这个占比是</text:span><text:span text:style-name="T8">2.9%</text:span><text:span text:style-name="T5">。</text:span><text:span text:style-name="T8"><text:s/><text:line-break/></text:span><text:span text:style-name="T5">有官方背景的地方</text:span><text:span text:style-name="T6">红十字会基本财务支出都违法了是不是很尴尬？</text:span><text:span text:style-name="T8"><text:s/><text:line-break/></text:span><text:span text:style-name="T6">为啥出现这样的情况？</text:span><text:span text:style-name="T8"><text:s/><text:line-break/></text:span><text:span text:style-name="T5">因</text:span><text:span text:style-name="T6">为这个武汉红十字会没有募集善款能力，所有开销都依赖财政拨款。</text:span><text:span text:style-name="T8"><text:s/><text:line-break/></text:span><text:span text:style-name="T5">很</text:span><text:span text:style-name="T6">显然，武汉财政并不很待见这个红十字会，拨款也是只给了必须的人员行政开支，以及基本的慈善支出，在此之外多一分钱也不肯多给，至于红十字会是不是违法了</text:span><text:span text:style-name="T8">——</text:span><text:span text:style-name="T6">财政根本不管！</text:span><text:span text:style-name="T8"><text:s/><text:line-break/></text:span><text:span text:style-name="T5">如果武汉</text:span><text:span text:style-name="T6">红十字会真有网上传言那种能量惊人的本事，它或者可以向财政多要一点钱，或者依托体制内的背景向社会募捐，或者裁撤一些没用的人</text:span><text:span text:style-name="T8">—— <text:line-break/></text:span><text:span text:style-name="T6">让自己的人员工资福利支出控制在</text:span><text:span text:style-name="T8">10%</text:span><text:span text:style-name="T5">以下</text:span><text:span text:style-name="T8">——</text:span><text:span text:style-name="T5">至少</text:span><text:span text:style-name="T6">让自己不违法吧，但是武汉红十字会这些能力都没有，它在体制内是啥地位？</text:span><text:span text:style-name="T8"><text:s/><text:line-break/></text:span><text:span text:style-name="T6">请记住一个真理，嘴上说啥都有可能是假的，能弄来钱才是真的！</text:span><text:span text:style-name="T8"><text:s/><text:line-break/></text:span><text:span text:style-name="T6">说句刻薄一点的话，对于机构而言，没钱与没本事基本是划等号的。</text:span><text:span text:style-name="T8"><text:s/><text:line-break/></text:span><text:span text:style-name="T5">本</text:span><text:span text:style-name="T6">来武汉红十字会就一直在体制内窝窝囊囊混日子，但是突如其来的一场疫情将它推到了风口浪尖。</text:span><text:span text:style-name="T8"><text:s/><text:line-break/></text:span><text:span text:style-name="T5">毫不意外地表</text:span><text:span text:style-name="T6">现低劣</text:span><text:span text:style-name="T8">——</text:span><text:span text:style-name="T5">做事的能力一塌糊涂，地方上的官僚主义作风倒是学了个十足。</text:span><text:span text:style-name="T8"><text:s/><text:line-break/></text:span><text:span text:style-name="T5">不仅接受海量的物</text:span><text:span text:style-name="T6">资发不出去，还陆续爆出扣押协和医院物资事件、阻挡央视采访事件、鄂</text:span><text:span text:style-name="T8">A0260W</text:span><text:span text:style-name="T5">事件等等无数槽点</text:span><text:span text:style-name="T8">…… <text:line-break/></text:span><text:span text:style-name="T5">在我看</text:span><text:span text:style-name="T6">来，武汉红十字会的表现完美诠释了中国的一句老话</text:span><text:span text:style-name="T8">—— <text:line-break/></text:span><text:span text:style-name="T5">德不配位，必有灾殃！</text:span><text:span text:style-name="T8"><text:s/><text:line-break/></text:span><text:span text:style-name="T5">按：这是我前天写的文章，没想到在今天文章发布前湖北</text:span><text:span text:style-name="T6">红十字会三名领导就被问责了。</text:span><text:span text:style-name="T8"><text:s/><text:line-break/></text:span><text:span text:style-name="T5">嗯，这是对德不配位，必有灾殃最好的注解。</text:span><text:span text:style-name="T8"><text:s/><text:line-break/></text:span><text:span text:style-name="T5">另一方面我</text:span><text:span text:style-name="T6">们也看到，在突发公共安全事件处理中，湖北以及武汉官方处理问题的方式还是体制内传统的条条块块的模式，习惯性的将相应的工作交付给体制内的</text:span><text:span text:style-name="T8">“</text:span><text:span text:style-name="T5">条条</text:span><text:span text:style-name="T8">”</text:span><text:span text:style-name="T5">部门</text:span><text:span text:style-name="T6">来负责。</text:span><text:span text:style-name="T8"><text:s/><text:line-break/></text:span><text:span text:style-name="T6">结果被武汉红十字会捅出一个大窟窿，成为舆论抨击的焦点，最后不得不委托第三方接管了红十字会的大部分职能。</text:span><text:span text:style-name="T8"><text:s/><text:line-break/></text:span><text:span text:style-name="T5">从这个</text:span><text:span text:style-name="T6">层面来看，湖北武汉红十字会暴露的一系列问题不是坏事，它其实给全国地方政府都敲响了警钟，要提高我们行政系统的治理能力应对未来的挑战，就必须提出新的思路。</text:span><text:span text:style-name="T8">    <text:line-break/> 4 </text:span><text:span text:style-name="T6">红十字会的问题怎么解决？</text:span><text:span text:style-name="T8"><text:s/><text:line-break/></text:span><text:span text:style-name="T5">方案一，加强</text:span><text:span text:style-name="T6">红十字会的建设，给红十字会投入更多的资源，让未来红十字会具备这种大规模物资调动分发的能力。</text:span><text:span text:style-name="T8"><text:s/><text:line-break/></text:span><text:span text:style-name="T5">这个很</text:span><text:span text:style-name="T6">难，而且性价比很低。</text:span><text:span text:style-name="T8"><text:s/><text:line-break/></text:span><text:span text:style-name="T5">因</text:span><text:span text:style-name="T6">为红十字会现在面临的问题不是社会的常态，红十字会相当于在准战争状态被推到一个后勤管理的角色，让这样的机构具备这样战时的后勤管理能力要投入多少资源？调动多少人力？</text:span><text:span text:style-name="T8"><text:s/><text:line-break/></text:span><text:span text:style-name="T5">而且社会</text:span><text:span text:style-name="T6">终究会回归常态的，像这种肺炎疫情的状况未来十几年未必能撞上一次，所以，即使不顾一切把红十字会建设成为顺丰这样的机构，可能很长一段时间根本无用。</text:span><text:span text:style-name="T8"><text:s/><text:line-break/></text:span><text:span text:style-name="T5">那前期大量的投</text:span><text:span text:style-name="T6">资是不是就浪费了？</text:span><text:span text:style-name="T8"><text:s/><text:line-break/></text:span><text:span text:style-name="T5">所以解决</text:span><text:span text:style-name="T6">红十字会的问题要站在更高的层面来思考。</text:span><text:span text:style-name="T8"><text:s/><text:line-break/></text:span><text:span text:style-name="T5">十八大以后管理</text:span><text:span text:style-name="T6">层提出要要推进国家治理体系与能力的现代化，去年就这个问题还专门发了一个重量级的文件。</text:span><text:span text:style-name="T8"><text:s/><text:line-break/><text:line-break/></text:span><text:span text:style-name="T6">来源：新华网</text:span><text:span text:style-name="T8"><text:s/><text:line-break/></text:span><text:span text:style-name="T5">要全面提高我</text:span><text:span text:style-name="T6">们政府的治理能力，有些体制内的管理模式就要做出重大改变。</text:span><text:span text:style-name="T8"><text:s/><text:line-break/></text:span><text:span text:style-name="T5">管理体系的改革有两个方向，一个是做加法，一个是做减法。</text:span><text:span text:style-name="T8"><text:s/><text:line-break/></text:span><text:span text:style-name="T5">一般</text:span><text:span text:style-name="T6">组织机构的惯性是做加法，但是这个方向只能让系统效率越来越低，治理能力越来越差。</text:span><text:span text:style-name="T8"><text:s/><text:line-break/></text:span><text:span text:style-name="T6">举一个例子。</text:span><text:span text:style-name="T8"><text:s/><text:line-break/></text:span><text:span text:style-name="T5">几年前我去考察某个企业，这是一个以地</text:span><text:span text:style-name="T6">产为主的企业集团公司，进入这个企业办公室第一眼就看到这个企业的组织架构，它包括以下一些公司：</text:span><text:span text:style-name="T8"><text:s/><text:line-break/></text:span><text:span text:style-name="T5">房地</text:span><text:span text:style-name="T6">产开发公司、建筑公司、监理公司、设计公司、装饰公司、建材公司。</text:span><text:span text:style-name="T8"><text:s/><text:line-break/></text:span><text:span text:style-name="T5">当时我就</text:span><text:span text:style-name="T6">哑然失笑。明摆着这个企业的思路就是要将整个房地产开发产业链所有环节的利润全吃掉。</text:span><text:span text:style-name="T8"><text:s/><text:line-break/></text:span><text:span text:style-name="T5">这就是典型的做加法的思路，但是一定效率低下，因</text:span><text:span text:style-name="T6">为所有的环节都自己来做，一定比社会平均水平更低。</text:span><text:span text:style-name="T8"><text:s/><text:line-break/></text:span><text:span text:style-name="T5">我</text:span><text:span text:style-name="T6">们政府机构过去也是如此，条条块块重重叠叠，遇到新问题就再搞一堆新的机构（大都以某某办公室的名义）。</text:span><text:span text:style-name="T8"><text:s/><text:line-break/></text:span><text:span text:style-name="T6">结果机构越来越多，效率越来越低。</text:span><text:span text:style-name="T8"><text:s/><text:line-break/></text:span><text:span text:style-name="T5">我</text:span><text:span text:style-name="T6">觉得未来要提高政府的治理能力，大方向应该是做减法的思路。</text:span><text:span text:style-name="T8"><text:s/><text:line-break/></text:span><text:span text:style-name="T5">遇到新的</text:span><text:span text:style-name="T6">问题不是去增加机构设置或者加强机构建设，而是直接去购买社会服务。</text:span><text:span text:style-name="T8"><text:s/><text:line-break/></text:span><text:span text:style-name="T5">比如</text:span><text:span text:style-name="T6">现在一些大型城市环卫工作就逐渐按照购买社会服务的思路来解决，政府财政没有增加预算，效果比政府环卫部门自己干还好得多。</text:span><text:span text:style-name="T8"><text:s/><text:line-break/></text:span><text:span text:style-name="T5">对于</text:span><text:span text:style-name="T6">红十字会也是如此，特殊时期这种供应链管理就可以通过委托第三方机构来解决。</text:span><text:span text:style-name="T8"><text:s/><text:line-break/>2</text:span><text:span text:style-name="T5">月</text:span><text:span text:style-name="T8">2</text:span><text:span text:style-name="T5">日，国内</text:span><text:span text:style-name="T6">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8">2</text:span><text:span text:style-name="T5">小时就能实</text:span><text:span text:style-name="T6">现物资的入库和分发。</text:span><text:span text:style-name="T8"><text:s/><text:line-break/></text:span><text:span text:style-name="T5">思路一变效果立马不一样，做减法的思路明</text:span><text:span text:style-name="T6">显比做加法的办法要好。</text:span><text:span text:style-name="T8"><text:s/><text:line-break/></text:span><text:span text:style-name="T5">那么，</text:span><text:span text:style-name="T6">红十字会这样的机构是否就没有保留的必要了呢？</text:span><text:span text:style-name="T8"><text:s/><text:line-break/></text:span><text:span text:style-name="T5">不！</text:span><text:span text:style-name="T8"><text:s/><text:line-break/></text:span><text:span text:style-name="T5">一定要留着</text:span><text:span text:style-name="T6">红十字会这样的机构！</text:span><text:span text:style-name="T8"><text:s/><text:line-break/></text:span><text:span text:style-name="T6">为什么？</text:span><text:span text:style-name="T8"><text:s/><text:line-break/></text:span><text:span text:style-name="T5">因</text:span><text:span text:style-name="T6">为留着红十字会这样的机构占着慈善领域的坑有重大意义。</text:span><text:span text:style-name="T8"><text:s/><text:line-break/>    5 </text:span><text:span text:style-name="T6">红十字会有啥用</text:span><text:span text:style-name="T8"><text:s/><text:line-break/></text:span><text:span text:style-name="T6">现在红十字会处于舆论的风口浪尖，各种愤怒的声讨都是奔着红十字会去的。本来我开始觉得骂一骂红十字会也不错，有利于这个机构未来改进工作作风。</text:span><text:span text:style-name="T8"><text:s/><text:line-break/></text:span><text:span text:style-name="T5">但是从</text:span><text:span text:style-name="T8">2</text:span><text:span text:style-name="T5">月</text:span><text:span text:style-name="T8">1</text:span><text:span text:style-name="T5">日下午</text:span><text:span text:style-name="T6">开始网络的舆论变了味，对红十字会的批评变成各种带节奏的攻击</text:span><text:span text:style-name="T8">——</text:span><text:span text:style-name="T5">就是想把湖北与武汉</text:span><text:span text:style-name="T6">红十字会干翻，进而把全国红十字会等公立慈善机构统统干掉。</text:span><text:span text:style-name="T8"><text:s/><text:line-break/></text:span><text:span text:style-name="T5">那么，大家是否知道干掉</text:span><text:span text:style-name="T6">红十字会有什么后果？</text:span><text:span text:style-name="T8"><text:s/><text:line-break/></text:span><text:span text:style-name="T5">嗯，大家猜一猜</text:span><text:span text:style-name="T6">谁最痛恨红十字会这类的官方慈善机构</text:span><text:span text:style-name="T8">——</text:span><text:span text:style-name="T5">恨不得除之而后快？</text:span><text:span text:style-name="T8"><text:s/><text:line-break/></text:span><text:span text:style-name="T5">是普通老百姓</text:span><text:span text:style-name="T6">吗？</text:span><text:span text:style-name="T8"><text:s/><text:line-break/></text:span><text:span text:style-name="T5">不是！</text:span><text:span text:style-name="T8"><text:s/><text:line-break/></text:span><text:span text:style-name="T5">普通人只是被利用的棋子。</text:span><text:span text:style-name="T8"><text:s/><text:line-break/></text:span><text:span text:style-name="T5">干掉官方慈善机构对于普通老百姓半点好处也没有！</text:span><text:span text:style-name="T8"><text:s/><text:line-break/></text:span><text:span text:style-name="T5">是</text:span><text:span text:style-name="T6">资本，准确的说最痛恨红十字会这类官方慈善机构的是私立资本！</text:span><text:span text:style-name="T8"><text:s/><text:line-break/></text:span><text:span text:style-name="T6">为什么？</text:span><text:span text:style-name="T8"><text:s/><text:line-break/></text:span><text:span text:style-name="T5">这就是我要蹚一蹚湖北</text:span><text:span text:style-name="T6">红十字这谭浑水的重要原因。</text:span><text:span text:style-name="T8"><text:s/><text:line-break/></text:span><text:span text:style-name="T6">给大家介绍一下在资本主义社会私立资本一个成熟的</text:span><text:span text:style-name="T8">“</text:span><text:span text:style-name="T5">慈善</text:span><text:span text:style-name="T8">”</text:span><text:span text:style-name="T5">套路。</text:span><text:span text:style-name="T8"><text:s/><text:line-break/></text:span><text:span text:style-name="T5">首先我</text:span><text:span text:style-name="T6">们来看一则去年的新闻：</text:span><text:span text:style-name="T8"><text:s/><text:line-break/><text:line-break/></text:span><text:span text:style-name="T5">这类新</text:span><text:span text:style-name="T6">闻确实很博眼球，国外的富豪看上去好像都很高风亮节，个人去世，大部分遗产都捐献给慈善基金，儿孙们却得不到父辈的遗产。</text:span><text:span text:style-name="T8"><text:s/><text:line-break/></text:span><text:span text:style-name="T5">那么，真相真是这样</text:span><text:span text:style-name="T6">吗？</text:span><text:span text:style-name="T8"><text:s/><text:line-break/></text:span><text:span text:style-name="T5">事实的真相恰恰相反。</text:span><text:span text:style-name="T8"><text:s/><text:line-break/></text:span><text:span text:style-name="T5">首先我</text:span><text:span text:style-name="T6">们来看这则新闻里一些不引人注目的细节</text:span><text:span text:style-name="T8"><text:s/><text:line-break/><text:line-break/></text:span><text:span text:style-name="T5">看到没有，去世的酒店大亨希尔</text:span><text:span text:style-name="T6">顿巴伦把自己的遗产是捐献给一家</text:span><text:span text:style-name="T8">“</text:span><text:span text:style-name="T5">公益</text:span><text:span text:style-name="T8">”</text:span><text:span text:style-name="T5">信托机构，最</text:span><text:span text:style-name="T6">终受益者是希尔顿基金。</text:span><text:span text:style-name="T8"><text:s/><text:line-break/></text:span><text:span text:style-name="T5">这是啥意思？</text:span><text:span text:style-name="T8"><text:s/><text:line-break/></text:span><text:span text:style-name="T5">这就是富豪深</text:span><text:span text:style-name="T6">谋远虑的算计，是国外资本玩得熟溜的套路。</text:span><text:span text:style-name="T8"><text:s/><text:line-break/></text:span><text:span text:style-name="T5">首先，把</text:span><text:span text:style-name="T6">遗产</text:span><text:span text:style-name="T8">“</text:span><text:span text:style-name="T5">捐献</text:span><text:span text:style-name="T8">”</text:span><text:span text:style-name="T6">给</text:span><text:span text:style-name="T8">“</text:span><text:span text:style-name="T5">公益慈善</text:span><text:span text:style-name="T8">”</text:span><text:span text:style-name="T5">信托机构（基金）可以避税。像希尔</text:span><text:span text:style-name="T6">顿这种几十亿美元的遗产如果直接传给子女，遗产税至少</text:span><text:span text:style-name="T8">40%</text:span><text:span text:style-name="T5">起！小一半</text:span><text:span text:style-name="T6">遗产就没有了。</text:span><text:span text:style-name="T8"><text:s/><text:line-break/></text:span><text:span text:style-name="T5">其次，国外特别是</text:span><text:span text:style-name="T6">资本主义国家，私人成立一个公益慈善信托基金非常方便，理论上讲，资金进入这个公益信托机构后，这笔钱就属于社会而不是个人私有资产。</text:span><text:span text:style-name="T8"><text:s/><text:line-break/></text:span><text:span text:style-name="T5">但是，这只是理</text:span><text:span text:style-name="T6">论上！</text:span><text:span text:style-name="T8"><text:s/><text:line-break/></text:span><text:span text:style-name="T5">以美国</text:span><text:span text:style-name="T6">为例，按照法律规定，公益基金或者慈善基金必须把不低于基金总额的</text:span><text:span text:style-name="T8">5%</text:span><text:span text:style-name="T5">用于公益与慈善事业</text:span><text:span text:style-name="T8">—— <text:line-break/></text:span><text:span text:style-name="T5">看到没有？只要用</text:span><text:span text:style-name="T8">5%</text:span><text:span text:style-name="T5">的基金总</text:span><text:span text:style-name="T6">额去做公益与慈善就能满足慈善要求！剩下</text:span><text:span text:style-name="T8">95%</text:span><text:span text:style-name="T5">你可以投</text:span><text:span text:style-name="T6">资任何项目！</text:span><text:span text:style-name="T8"><text:s/><text:line-break/></text:span><text:span text:style-name="T5">按：中国法律</text:span><text:span text:style-name="T6">规定的是，私立的私募慈善基金每年公益支出不得低于上一年度总收入的</text:span><text:span text:style-name="T8">8%</text:span><text:span text:style-name="T5">。这个</text:span><text:span text:style-name="T6">规定比国外高，但是也远远低于公募基金的标准。</text:span><text:span text:style-name="T8"><text:s/><text:line-break/></text:span><text:span text:style-name="T5">另外多</text:span><text:span text:style-name="T6">说一句，公募与私募的区别就是募集资金的方式，公募可以公开募集，门槛很低，私募只能私下募集，门款比较高，一般是</text:span><text:span text:style-name="T8">100</text:span><text:span text:style-name="T5">万起步。</text:span><text:span text:style-name="T8"><text:s/><text:line-break/></text:span><text:span text:style-name="T5">网上很多人把私募基金理解</text:span><text:span text:style-name="T6">为自己与朋友的钱，这是常识性的错误。私募基金虽然不能公开募集，但是募集的资金绝大部分都不是</text:span><text:span text:style-name="T8">“</text:span><text:span text:style-name="T5">自己与朋友的</text:span><text:span text:style-name="T6">钱</text:span><text:span text:style-name="T8">”</text:span><text:span text:style-name="T5">。</text:span><text:span text:style-name="T8"><text:s/><text:line-break/></text:span><text:span text:style-name="T5">那么，</text:span><text:span text:style-name="T8">95%</text:span><text:span text:style-name="T5">的基金投</text:span><text:span text:style-name="T6">资收益归谁所有呢？富豪们还会成立一个家族基金，指定这个公益信托机构的绝大部分收益归家族基金所有。</text:span><text:span text:style-name="T8"><text:s/><text:line-break/></text:span><text:span text:style-name="T5">比如我</text:span><text:span text:style-name="T6">们这位希尔顿同学就是如此。</text:span><text:span text:style-name="T8"><text:s/><text:line-break/></text:span><text:span text:style-name="T5">这就是境外富豪</text:span><text:span text:style-name="T6">们死后玩的把遗产捐献给</text:span><text:span text:style-name="T8">“</text:span><text:span text:style-name="T5">慈善</text:span><text:span text:style-name="T8">”</text:span><text:span text:style-name="T5">基金的套路！</text:span><text:span text:style-name="T8"><text:s/><text:line-break/></text:span><text:span text:style-name="T6">遗产捐献给</text:span><text:span text:style-name="T8">“</text:span><text:span text:style-name="T5">公益</text:span><text:span text:style-name="T8">”</text:span><text:span text:style-name="T5">机构，首先就可以逃一大笔</text:span><text:span text:style-name="T6">遗产税，然后层层设套，这些</text:span><text:span text:style-name="T8">“</text:span><text:span text:style-name="T5">公益</text:span><text:span text:style-name="T8">”</text:span><text:span text:style-name="T5">机构的投</text:span><text:span text:style-name="T6">资收益绝大部分还是子孙享用（富豪们成立的</text:span><text:span text:style-name="T8">“</text:span><text:span text:style-name="T5">公益</text:span><text:span text:style-name="T8">”</text:span><text:span text:style-name="T5">信托基金，实际运</text:span><text:span text:style-name="T6">营者多半是自己的亲戚）。</text:span><text:span text:style-name="T8"><text:s/><text:line-break/></text:span><text:span text:style-name="T5">最妙的是，子</text:span><text:span text:style-name="T6">孙只能享用这笔遗产的投资收益，而无法直接动用遗产，这可以防止子孙接受大笔遗产后大肆挥霍，迅速败光家产。</text:span><text:span text:style-name="T8"><text:s/><text:line-break/></text:span><text:span text:style-name="T5">在完全掌握基金运</text:span><text:span text:style-name="T6">营管理权的情况下，真要把基金的钱变成个人的私产其实也不难。</text:span><text:span text:style-name="T8"><text:s/><text:line-break/></text:span><text:span text:style-name="T5">美国希拉里基金就有一次经典操作</text:span><text:span text:style-name="T8">——</text:span><text:span text:style-name="T5">对！就是那个总是站在道德制高点</text:span><text:span text:style-name="T6">频频指责中国</text:span><text:span text:style-name="T8">“</text:span><text:span text:style-name="T5">人</text:span><text:span text:style-name="T6">权</text:span><text:span text:style-name="T8">”</text:span><text:span text:style-name="T5">的克林</text:span><text:span text:style-name="T6">顿希拉里成立的基金。</text:span><text:span text:style-name="T8"><text:s/><text:line-break/></text:span><text:span text:style-name="T5">希拉里的女婿搞了一个公司，公司做了一堆</text:span><text:span text:style-name="T6">谁也看不懂的项目。</text:span><text:span text:style-name="T8"><text:s/><text:line-break/></text:span><text:span text:style-name="T5">看不懂也没</text:span><text:span text:style-name="T6">关系，关键是可以估值</text:span><text:span text:style-name="T8">10</text:span><text:span text:style-name="T5">亿美元。然后还真有人</text:span><text:span text:style-name="T6">买单，先是</text:span><text:span text:style-name="T8">A</text:span><text:span text:style-name="T5">公司拿了</text:span><text:span text:style-name="T8">10</text:span><text:span text:style-name="T5">亿美元收</text:span><text:span text:style-name="T6">购了这家公司，不久，</text:span><text:span text:style-name="T8">B</text:span><text:span text:style-name="T5">公司再花</text:span><text:span text:style-name="T8">10</text:span><text:span text:style-name="T5">亿美元从</text:span><text:span text:style-name="T8">A</text:span><text:span text:style-name="T5">公司手里</text:span><text:span text:style-name="T6">买下这个公司。</text:span><text:span text:style-name="T8"><text:s/><text:line-break/></text:span><text:span text:style-name="T5">再过了一段时间，希拉里基金用</text:span><text:span text:style-name="T8">10</text:span><text:span text:style-name="T5">亿美元从</text:span><text:span text:style-name="T8">B</text:span><text:span text:style-name="T5">公司手里接下这笔</text:span><text:span text:style-name="T6">资产。你看看，转了一大圈，基金的钱就进入了私人的口袋。</text:span><text:span text:style-name="T8"><text:s/><text:line-break/></text:span><text:span text:style-name="T5">以上都是国外富豪</text:span><text:span text:style-name="T6">们玩熟的的套路，偏偏有一帮脑残媒体还在为富豪们逃税、洗钱行为歌功颂德。</text:span><text:span text:style-name="T8"><text:s/><text:line-break/></text:span><text:span text:style-name="T5">比如，香港大富豪</text:span><text:span text:style-name="T6">许世勋去世也是这样的套路，把</text:span><text:span text:style-name="T8">470</text:span><text:span text:style-name="T5">亿</text:span><text:span text:style-name="T6">遗产捐献给</text:span><text:span text:style-name="T8">“</text:span><text:span text:style-name="T5">公益</text:span><text:span text:style-name="T8">”</text:span><text:span text:style-name="T5">信托机构，信托机构的最</text:span><text:span text:style-name="T6">终受益人还是许氏家族基金，但是媒体报道还是这样的标题：</text:span><text:span text:style-name="T8"><text:s/><text:line-break/><text:line-break/></text:span><text:span text:style-name="T5">我</text:span><text:span text:style-name="T6">记得当时还有记者幸灾乐祸写道，大美人李嘉欣拼了老命嫁入豪门，最后一毛钱都没捞到</text:span><text:span text:style-name="T8">—— <text:line-break/></text:span><text:span text:style-name="T5">我看了这些报道就</text:span><text:span text:style-name="T6">觉得好笑。这些大资本的套路又岂是这些每月拿几千元的小记者能看懂的了？</text:span><text:span text:style-name="T8"><text:s/><text:line-break/></text:span><text:span text:style-name="T5">但是，这些最大程度保护家族</text:span><text:span text:style-name="T6">财富，规避政府税收的套路在社会主义中国是玩不了的。</text:span><text:span text:style-name="T8"><text:s/><text:line-break/></text:span><text:span text:style-name="T5">前些年，某名人据</text:span><text:span text:style-name="T6">说要在大陆搞一个慈善基金，后来发现大陆对这块卡得特别死。</text:span><text:span text:style-name="T8"><text:s/><text:line-break/></text:span><text:span text:style-name="T5">然后就通过媒体吐槽，</text:span><text:span text:style-name="T6">诟病我们政府通过官办慈善机构垄断慈善运营，导致一大批富豪无法开展</text:span><text:span text:style-name="T8">“</text:span><text:span text:style-name="T5">慈善</text:span><text:span text:style-name="T8">”</text:span><text:span text:style-name="T5">事业。</text:span><text:span text:style-name="T8"><text:s/><text:line-break/></text:span><text:span text:style-name="T6">现在大家明白为啥政府要严控民间自办慈善基金的原因了吗？</text:span><text:span text:style-name="T8"><text:s/><text:line-break/></text:span><text:span text:style-name="T6">现在大家明白为什么在中国一定要留着红十字会这样的机构占着慈善领域的坑的吗？</text:span><text:span text:style-name="T8"><text:s/><text:line-break/></text:span><text:span text:style-name="T5">这是要堵住一个</text:span><text:span text:style-name="T6">绝大的逃税、洗钱的黑洞！</text:span><text:span text:style-name="T8"><text:s/><text:line-break/></text:span><text:span text:style-name="T5">慈善那点善款不过是毛毛雨，洗</text:span><text:span text:style-name="T6">钱逃税才是大蛋糕！</text:span><text:span text:style-name="T8"><text:s/><text:line-break/></text:span><text:span text:style-name="T5">官办慈善</text:span><text:span text:style-name="T6">问题再多，槽点再多也比民办慈善好！</text:span><text:span text:style-name="T8"><text:s/><text:line-break/></text:span><text:span text:style-name="T5">至少官办慈善机构不会去帮助私人</text:span><text:span text:style-name="T6">资本逃税、洗钱！</text:span><text:span text:style-name="T8"><text:s/><text:line-break/></text:span><text:span text:style-name="T5">至少大众</text:span><text:span text:style-name="T6">觉得</text:span><text:span text:style-name="T8">“</text:span><text:span text:style-name="T6">烂到根子</text:span><text:span text:style-name="T8">”</text:span><text:span text:style-name="T5">的官方慈善机构包括</text:span><text:span text:style-name="T6">红十字会一直在严格执行国家法律规定的</text:span><text:span text:style-name="T8">“</text:span><text:span text:style-name="T5">每年公益支出要超过上一年总收入的</text:span><text:span text:style-name="T8">70%”</text:span><text:span text:style-name="T5">。</text:span><text:span text:style-name="T8"><text:s/><text:line-break/></text:span><text:span text:style-name="T5">而全国私立慈善基金</text:span><text:span text:style-name="T6">绝大多数都是私募基金！它们只需要满足公益支出高于上一年度总收入的</text:span><text:span text:style-name="T8">8%</text:span><text:span text:style-name="T5">就不</text:span><text:span text:style-name="T6">违法！包括最近风头正盛的韩红慈善基金会！</text:span><text:span text:style-name="T8"><text:s/><text:line-break/></text:span><text:span text:style-name="T5">所以黑公立慈善机构，吹捧私立慈善机构就如同</text:span><text:span text:style-name="T6">说</text:span><text:span text:style-name="T8">60</text:span><text:span text:style-name="T5">公斤的拳</text:span><text:span text:style-name="T6">击运动员能打赢</text:span><text:span text:style-name="T8">120</text:span><text:span text:style-name="T5">公斤拳</text:span><text:span text:style-name="T6">击运动员那么荒谬！</text:span><text:span text:style-name="T8"><text:s/><text:line-break/></text:span><text:span text:style-name="T5">它</text:span><text:span text:style-name="T6">们基本标准就不是一个数量级好不好？</text:span><text:span text:style-name="T8"><text:s/><text:line-break/></text:span><text:span text:style-name="T5">按：根据</text:span><text:span text:style-name="T6">韩红慈善基金官网公布的审计报告，</text:span><text:span text:style-name="T8">2017</text:span><text:span text:style-name="T5">年</text:span><text:span text:style-name="T6">该基金会收入大致是</text:span><text:span text:style-name="T8">2324</text:span><text:span text:style-name="T5">万，</text:span><text:span text:style-name="T8">2018</text:span><text:span text:style-name="T5">年</text:span><text:span text:style-name="T6">该基金慈善公益支出</text:span><text:span text:style-name="T8">1438</text:span><text:span text:style-name="T5">万，公益支出占上一年总收入的</text:span><text:span text:style-name="T8">61.8%</text:span><text:span text:style-name="T5">。</text:span><text:span text:style-name="T8"><text:s/><text:line-break/></text:span><text:span text:style-name="T5">嗯，</text:span><text:span text:style-name="T6">韩红基金是</text:span><text:span text:style-name="T8">2019</text:span><text:span text:style-name="T5">年拿到的公募牌照，在此之前能达到</text:span><text:span text:style-name="T8">61.8%</text:span><text:span text:style-name="T5">已经算是私募慈善基金中出类拔萃的了。</text:span><text:span text:style-name="T8"><text:s/><text:line-break/></text:span><text:span text:style-name="T5">根据中国</text:span><text:span text:style-name="T6">红十字会官网的审计报告，</text:span><text:span text:style-name="T8">2017</text:span><text:span text:style-name="T5">年中国</text:span><text:span text:style-name="T6">红十字会收入是</text:span><text:span text:style-name="T8">6694</text:span><text:span text:style-name="T5">万，</text:span><text:span text:style-name="T8">2018</text:span><text:span text:style-name="T5">年公益支出是</text:span><text:span text:style-name="T8">4732</text:span><text:span text:style-name="T5">万，公益支出占上一年总收入的</text:span><text:span text:style-name="T8">70.7%</text:span><text:span text:style-name="T5">。客</text:span><text:span text:style-name="T6">观的评价，韩红慈善基金在私立慈善基金中已经算是做得拔尖的，很多大名鼎鼎的私立慈善基金更加不堪，这里就懒得点名了。</text:span><text:span text:style-name="T8"><text:s/><text:line-break/></text:span><text:span text:style-name="T5">嘴上</text:span><text:span text:style-name="T6">说漂亮话容易，真金白银拿出来才是硬道理！</text:span><text:span text:style-name="T8"><text:s/><text:line-break/></text:span><text:span text:style-name="T6">红十字会这样的官办慈善机构确实槽点很多，包括武汉与湖北红十字会在这次疫情中暴露出的官僚主义作风、效率低下等等各种各样的问题。</text:span><text:span text:style-name="T8"><text:s/><text:line-break/></text:span><text:span text:style-name="T5">但是，我还是那句</text:span><text:span text:style-name="T6">话，官办慈善机构问题再多，也要比私立慈善机构靠谱得多！</text:span><text:span text:style-name="T8"><text:s/><text:line-break/></text:span><text:span text:style-name="T6">请记住，有些领域一定要国营、官方机构垄断才是对老百姓最大的负责！</text:span><text:span text:style-name="T8"><text:s/><text:line-break/></text:span><text:span text:style-name="T5">包括水电气通</text:span><text:span text:style-name="T6">讯等等基础民生产业，包括慈善这个风口浪尖的领域。</text:span><text:span text:style-name="T8"><text:s/><text:line-break/></text:span><text:span text:style-name="T5">这就是我的</text:span><text:span text:style-name="T6">观点。</text:span><text:span text:style-name="T8"><text:s/><text:line-break/></text:span><text:span text:style-name="T5">写这篇文章就是希望我的</text:span><text:span text:style-name="T6">读者与粉丝在舆论情绪的狂欢中能听一点理智的声音。</text:span><text:span text:style-name="T8"><text:s/><text:line-break/></text:span><text:span text:style-name="T5">即使这样的声音会掉粉无数，我也</text:span><text:span text:style-name="T6">认了。</text:span><text:span text:style-name="T8"><text:s/><text:line-break/></text:span><text:span text:style-name="T5">我</text:span><text:span text:style-name="T6">觉得坚持理性绝不盲从，并且坚持给我的读者输出有价值的内容才能对得起大家的订阅，才是这个号未来长久的生存之道。</text:span></text:p>
      <text:p text:style-name="P12"><text:span text:style-name="T5">安仔</text:span><text:span text:style-name="T6"><text:s/>  |  2020.02.09 11:49   |   </text:span><text:a xlink:type="simple" xlink:href="http://palinfo.habago.org/Entry?Command=Information_PrintForum&amp;iPage=2#FORUM38677"><text:span text:style-name="T17">#</text:span></text:a></text:p>
      <text:p text:style-name="P16"><text:span text:style-name="T5">丰</text:span><text:span text:style-name="T6">远很严谨很客气的反驳了</text:span><text:span text:style-name="T8">“</text:span><text:span text:style-name="T5">涵文体</text:span><text:span text:style-name="T8">”</text:span><text:span text:style-name="T5">的</text:span><text:span text:style-name="T6">认知逻辑，感觉内容上正好有点呼应了火锅大王最新一期的</text:span><text:span text:style-name="T8">“what about</text:span><text:span text:style-name="T5">主义</text:span><text:span text:style-name="T8">”</text:span><text:span text:style-name="T5">。</text:span><text:span text:style-name="T8"><text:s/><text:line-break/><text:line-break/></text:span><text:span text:style-name="T5">我</text:span><text:span text:style-name="T6">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8">“</text:span><text:span text:style-name="T5">言</text:span><text:span text:style-name="T6">论自由世界</text:span><text:span text:style-name="T8">”</text:span><text:span text:style-name="T5">。我建</text:span><text:span text:style-name="T6">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8"><text:s/><text:line-break/><text:line-break/></text:span><text:span text:style-name="T5">另外，在貌似很有条理的梳理疫情时，我</text:span><text:span text:style-name="T6">觉得是不是受了带风向教育太久还是怎样，怎么说话含糊不清有一点没一点，到底想表达什么呢？</text:span><text:span text:style-name="T8"><text:s/><text:line-break/><text:line-break/></text:span><text:span text:style-name="T5">比方</text:span><text:span text:style-name="T6">说十二月发现疑似病例，那确认呢？按照你拍脑袋的标准，确认病例应该多久是合适的呢？怎么公布病情才合适呢？在公布病情前需要多少时间去准备公布病情后的各种工作呢？</text:span><text:span text:style-name="T8"><text:s/><text:line-break/><text:line-break/></text:span><text:span text:style-name="T5">比方</text:span><text:span text:style-name="T6">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8"><text:s/><text:line-break/><text:line-break/></text:span><text:span text:style-name="T5">比方</text:span><text:span text:style-name="T6">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8"><text:s/><text:line-break/><text:line-break/></text:span><text:span text:style-name="T5">我就不想一一</text:span><text:span text:style-name="T6">针对了，好烦，看到这些内容真是来气。什么内容呢？似是而非有前无后断章取义自以为是的内容。这些东西平时我就懒得看懒得说，但是非常时期，这就是打着理性的旗号吃人血馒头。</text:span><text:span text:style-name="T8"><text:s/><text:line-break/><text:line-break/></text:span><text:span text:style-name="T5">真想发表什么高见，等事情过后，有明确</text:span><text:span text:style-name="T6">论点充分论据，再来，好吗？</text:span><text:span text:style-name="T8"><text:s/><text:line-break/><text:line-break/></text:span></text:p>
      <text:p text:style-name="P12"><text:span text:style-name="T5">鄭豐遠</text:span><text:span text:style-name="T6"><text:s/>  |  2020.02.09 07:47   |   </text:span><text:a xlink:type="simple" xlink:href="http://palinfo.habago.org/Entry?Command=Information_PrintForum&amp;iPage=2#FORUM38676"><text:span text:style-name="T17">#</text:span></text:a></text:p>
      <text:p text:style-name="P13"><text:span text:style-name="T6">涵文，</text:span><text:span text:style-name="T8"><text:s/><text:line-break/><text:line-break/></text:span><text:span text:style-name="T6">你寫的，讓我有點不敢相信自己的眼睛</text:span><text:span text:style-name="T8"><text:s/>(</text:span><text:span text:style-name="T6">如果我沒讀錯的話</text:span><text:span text:style-name="T8">)</text:span><text:span text:style-name="T6">，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8"><text:s/><text:line-break/><text:line-break/></text:span><text:span text:style-name="T6">這種視角和態度的特色如下</text:span><text:span text:style-name="T8">: <text:line-break/><text:line-break/>(1) </text:span><text:span text:style-name="T6">面對某些高度專業甚至是人類最高水平的科技影響到社會大眾的時候</text:span><text:span text:style-name="T8"><text:s/>(</text:span><text:span text:style-name="T6">比如核災或病毒疫情</text:span><text:span text:style-name="T8">)</text:span><text:span text:style-name="T6">，認為自己有能力針對技術層面置喙。</text:span><text:span text:style-name="T8"><text:s/><text:line-break/><text:line-break/></text:span><text:span text:style-name="T6">病毒的來源，沒有人知道。如果牽涉到人為設計和疏失或刻意投放，那恐怕就在很長很長的一段時間內，都不會有人知道。</text:span><text:span text:style-name="T8"><text:s/><text:line-break/><text:line-break/>(2) </text:span><text:span text:style-name="T6">面對某些高度專業甚至是人類最高水平的科技影響到社會大眾的時候</text:span><text:span text:style-name="T8"><text:s/>(</text:span><text:span text:style-name="T6">比如核災或病毒疫情</text:span><text:span text:style-name="T8">)</text:span><text:span text:style-name="T6">，認為自己有能力針對應對策略置喙。</text:span><text:span text:style-name="T8"><text:s/><text:line-break/><text:line-break/></text:span><text:span text:style-name="T6">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8">? </text:span><text:span text:style-name="T6">就算你是一個防疫工作人員，你都不可能看到全局及整體規劃，因為你也只是大機器裡的一顆螺絲釘。一般人就更不可能去理解和談論了，不是嗎</text:span><text:span text:style-name="T8">? <text:line-break/><text:line-break/>(3) </text:span><text:span text:style-name="T6">在完全缺乏上面兩點認知的情況下，仍然認為自己能夠針對這樣的公眾事件發言。</text:span><text:span text:style-name="T8"><text:s/><text:line-break/><text:line-break/></text:span><text:span text:style-name="T6">一個人當然要說什麼都可以，但你沒辦法直接咬定某個根本未經確定的技術原因，然後像廉價偵探小說那樣，進行順著它一路</text:span><text:span text:style-name="T8">"</text:span><text:span text:style-name="T6">檢視</text:span><text:span text:style-name="T8">"</text:span><text:span text:style-name="T6">相關專業部門的作為，甚至做出評價。</text:span><text:span text:style-name="T8"><text:s/><text:line-break/><text:line-break/></text:span><text:span text:style-name="T6">各位知道我要說什麼嗎</text:span><text:span text:style-name="T8">? </text:span><text:span text:style-name="T6">我們都不是專家，專業的事面前，我們最好不要輕易發言，不然很容易突顯自己的無知。在此非針對誰，因為這毛病我有時也會犯。</text:span><text:span text:style-name="T8"><text:s/><text:line-break/><text:line-break/>(4) </text:span><text:span text:style-name="T6">最要命的就是這個第四點</text:span><text:span text:style-name="T8">: </text:span><text:span text:style-name="T6">政治洗腦。你的發言及措詞其實早已預設了許多前提，我不想說針對個人發言說太多，但容我隨便貼幾個你留言裡的用詞遣字</text:span><text:span text:style-name="T8">: <text:line-break/><text:line-break/></text:span><text:span text:style-name="T6">政府隨後定調</text:span><text:span text:style-name="T8"><text:s/><text:line-break/></text:span><text:span text:style-name="T6">消極的處理措施</text:span><text:span text:style-name="T8"><text:s/><text:line-break/></text:span><text:span text:style-name="T6">粉飾太平</text:span><text:span text:style-name="T8"><text:s/><text:line-break/></text:span><text:span text:style-name="T6">政府顢頇</text:span><text:span text:style-name="T8"><text:s/><text:line-break/></text:span><text:span text:style-name="T6">言論管理</text:span><text:span text:style-name="T8"><text:s/><text:line-break/></text:span><text:span text:style-name="T6">在中國網站上幾乎滅絕</text:span><text:span text:style-name="T8"><text:s/><text:line-break/></text:span><text:span text:style-name="T6">中國民間真實輿情</text:span><text:span text:style-name="T8">...</text:span><text:span text:style-name="T6">裡面的言論大概最接近真實</text:span><text:span text:style-name="T8"><text:s/><text:line-break/></text:span><text:span text:style-name="T6">封鎖</text:span><text:span text:style-name="T8"><text:s/><text:line-break/></text:span><text:span text:style-name="T6">不符合政府觀點的文章很容易就被刪除</text:span><text:span text:style-name="T8"><text:s/><text:line-break/></text:span><text:span text:style-name="T6">一言堂</text:span><text:span text:style-name="T8"><text:s/><text:line-break/></text:span><text:span text:style-name="T6">政府管制的很嚴</text:span><text:span text:style-name="T8"><text:s/><text:line-break/></text:span><text:span text:style-name="T6">良莠不齊</text:span><text:span text:style-name="T8"><text:s/><text:line-break/></text:span><text:span text:style-name="T6">中國式管理，刪貼、封鎖、敏感詞</text:span><text:span text:style-name="T8"><text:s/><text:line-break/></text:span><text:span text:style-name="T6">中國政府的管理責任</text:span><text:span text:style-name="T8"><text:s/><text:line-break/></text:span><text:span text:style-name="T6">即便美國政府是壞</text:span><text:span text:style-name="T8"><text:s/><text:line-break/><text:line-break/></text:span><text:span text:style-name="T6">你明白我要說什麼嗎</text:span><text:span text:style-name="T8">? </text:span><text:span text:style-name="T6">你用的這些詞語，其實早已為你的文章定了調。換句話說你是先射好了箭，再用各種</text:span><text:span text:style-name="T8">(1)(2)(3)</text:span><text:span text:style-name="T6">三種粉筆在它旁邊畫出一個靶。</text:span><text:span text:style-name="T8"><text:s/><text:line-break/><text:line-break/></text:span><text:span text:style-name="T6">我希望我的批評不會讓你感到不悅，因為我批評的就是一種普遍現象。你這些用詞針對的對象，如果換成美國，其實更加貼切一萬倍不是嗎</text:span><text:span text:style-name="T8">? <text:line-break/><text:line-break/></text:span><text:span text:style-name="T6">一個人當然可以針對公眾事務發言，但面對像這類高度專業的事故，一個人如果要做出評價，在我看，只能往這幾個方向發言</text:span><text:span text:style-name="T8">: <text:line-break/><text:line-break/>(1) </text:span><text:span text:style-name="T6">該處理部門，與其他國內同級部門做比較。</text:span><text:span text:style-name="T8"><text:s/><text:line-break/>(2) </text:span><text:span text:style-name="T6">類似事故的處理上，與國內相關的歷史事故做比較。</text:span><text:span text:style-name="T8"><text:s/><text:line-break/>(3) </text:span><text:span text:style-name="T6">類似事故的處理上，與其他國家做比較。</text:span><text:span text:style-name="T8"><text:s/><text:line-break/>(4) </text:span><text:span text:style-name="T6">事故發生前後，以及衍生出的相關政策</text:span><text:span text:style-name="T8">/</text:span><text:span text:style-name="T6">科技</text:span><text:span text:style-name="T8">/</text:span><text:span text:style-name="T6">社會氛圍，在短期及長期對國家及國際社會經濟的影響。</text:span><text:span text:style-name="T8"><text:s/><text:line-break/>(5) </text:span><text:span text:style-name="T6">類似事故的處理上，人心是否仍然保持了善意、正直、智慧和勇氣。</text:span><text:span text:style-name="T8"><text:s/><text:line-break/><text:line-break/></text:span><text:span text:style-name="T6">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8"><text:s/><text:line-break/><text:line-break/></text:span><text:span text:style-name="T6">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8">? <text:line-break/><text:line-break/></text:span><text:span text:style-name="T6">西方人就更不用說了，閉上你的大嘴。</text:span><text:span text:style-name="T8"><text:s/><text:line-break/><text:line-break/></text:span><text:span text:style-name="T6">巴勒網所做的工作之一，我相信不過就是維護上面這樣一些基本的公眾發言的邊界</text:span><text:span text:style-name="T8"><text:s/>(</text:span><text:span text:style-name="T6">當然要批評也歡迎，但要批評得有道理</text:span><text:span text:style-name="T8">)</text:span><text:span text:style-name="T6">。當這樣一種維護邊界的工作擴展到十四億人的時候，自然它的邊界範圍就不得不更加限縮，更難拿捏，這道理我相信不難懂。</text:span></text:p>
      <text:p text:style-name="P12"><text:span text:style-name="T5">孫從輔</text:span><text:span text:style-name="T6"><text:s/>  |  2020.02.09 06:36   |   </text:span><text:a xlink:type="simple" xlink:href="http://palinfo.habago.org/Entry?Command=Information_PrintForum&amp;iPage=2#FORUM38675"><text:span text:style-name="T17">#</text:span></text:a></text:p>
      <text:p text:style-name="P14"><text:span text:style-name="T6">在中國努力對抗疫情之際，一些狗屁倒灶的事情仍在世界各地發生。以下新聞就是一例。</text:span><text:span text:style-name="T8"><text:s/><text:line-break/><text:line-break/>***** <text:line-break/><text:line-break/></text:span><text:a xlink:type="simple" xlink:href="http://www.cwzg.cn/theory/202002/54861.html"><text:span text:style-name="T15">http://www.cwzg.cn/theory/202002/54861.html</text:span></text:a><text:span text:style-name="T8"><text:s/><text:line-break/></text:span><text:span text:style-name="T6">原新聞來自晨星報</text:span><text:span text:style-name="T8"><text:s/>( </text:span><text:a xlink:type="simple" xlink:href="https://morningstaronline.co.uk/article/b/left-wing-you-may-be-on-police-extremism-list"><text:span text:style-name="T15">https://morningstaronline.co.uk/article/b/left-wing-you-may-be-on-police-extremism-list</text:span></text:a><text:span text:style-name="T8"><text:s/>) <text:line-break/><text:line-break/>(</text:span><text:span text:style-name="T6">英國</text:span><text:span text:style-name="T8">)</text:span><text:span text:style-name="T6">內政部在他們的宣傳海報上將左翼團體、環保組織與新納粹以及白人至上主義者劃為一類，據說這些海報是為了給官員傳授有關極端主義的知識。</text:span><text:span text:style-name="T8"><text:s/><text:line-break/><text:line-break/></text:span><text:span text:style-name="T6">一份來自英國反恐警務處（</text:span><text:span text:style-name="T8">Counter Terrorism Policing</text:span><text:span text:style-name="T6">）的文件包含了白人至上主義組織、民族主義團體、左翼團體</text:span><text:span text:style-name="T8">“</text:span><text:span text:style-name="T6">及其相關組織</text:span><text:span text:style-name="T8">”</text:span><text:span text:style-name="T6">以及動物保護團體和環保組織。</text:span><text:span text:style-name="T8"><text:s/><text:line-break/><text:line-break/></text:span><text:span text:style-name="T6">被列入文件的左翼團體和環保組織包括英國共產黨（</text:span><text:span text:style-name="T8">Communist Party of Britain</text:span><text:span text:style-name="T6">，</text:span><text:span text:style-name="T8">CPB</text:span><text:span text:style-name="T6">）、</text:span><text:span text:style-name="T8">“</text:span><text:span text:style-name="T6">停止戰爭</text:span><text:span text:style-name="T8">”</text:span><text:span text:style-name="T6">組織（</text:span><text:span text:style-name="T8">Stop the War</text:span><text:span text:style-name="T6">）、巴勒斯坦團結運動（</text:span><text:span text:style-name="T8">Palestine Solidarity Campaign</text:span><text:span text:style-name="T6">）、反對軍火貿易運動（</text:span><text:span text:style-name="T8">Campaign Against Arms Trade</text:span><text:span text:style-name="T6">，</text:span><text:span text:style-name="T8">CAAT</text:span><text:span text:style-name="T6">）、核裁軍運動（</text:span><text:span text:style-name="T8">Campaign for Nuclear Disarmament</text:span><text:span text:style-name="T6">，</text:span><text:span text:style-name="T8">CND</text:span><text:span text:style-name="T6">）、</text:span><text:span text:style-name="T8">“</text:span><text:span text:style-name="T6">反抗滅絕</text:span><text:span text:style-name="T8">”</text:span><text:span text:style-name="T6">組織（</text:span><text:span text:style-name="T8">Extinction Rebellion</text:span><text:span text:style-name="T6">，</text:span><text:span text:style-name="T8">XR</text:span><text:span text:style-name="T6">）和</text:span><text:span text:style-name="T8">“</text:span><text:span text:style-name="T6">綠色和平</text:span><text:span text:style-name="T8">”</text:span><text:span text:style-name="T6">組織（</text:span><text:span text:style-name="T8">Greenpeace</text:span><text:span text:style-name="T6">）。</text:span><text:span text:style-name="T8"><text:s/><text:line-break/><text:line-break/></text:span><text:span text:style-name="T6">英國共產黨總書記羅伯</text:span><text:span text:style-name="T8">·</text:span><text:span text:style-name="T6">格里菲斯（</text:span><text:span text:style-name="T8">Rob Griffiths</text:span><text:span text:style-name="T6">）告訴《晨星報》，他們對英國共產黨被列入極端組織觀察名單這一事件</text:span><text:span text:style-name="T8">“</text:span><text:span text:style-name="T6">並不意外</text:span><text:span text:style-name="T8">”</text:span><text:span text:style-name="T6">。</text:span><text:span text:style-name="T8"><text:s/><text:line-break/><text:line-break/></text:span><text:span text:style-name="T6">他說：</text:span><text:span text:style-name="T8">“</text:span><text:span text:style-name="T6">英國情報部門的最基本職責，正是維持目前資本主義統治的現狀和保護當前的統治階級，所以英國共產黨作為一個試圖以社會主義取代資本主義的組織，被列入其中並不令人意外。</text:span><text:span text:style-name="T8">” <text:line-break/>“</text:span><text:span text:style-name="T6">在英國，民主權利面對的最大威脅總是來自資本主義制度</text:span><text:span text:style-name="T8">——</text:span><text:span text:style-name="T6">這證實了任何向威權主義的轉變都必將遭到最廣泛的民主組織的反對。</text:span><text:span text:style-name="T8">” <text:line-break/>“</text:span><text:span text:style-name="T6">英國擁有全世界最隱秘的特勤部門之一，這份文件同時也指明了我們迫切需要努力將情報機構置於某種形式的真正的民主審查之下。</text:span><text:span text:style-name="T8">” <text:line-break/><text:line-break/></text:span><text:span text:style-name="T6">格里菲斯還提到了幾十年來臥底警察對</text:span><text:span text:style-name="T8">“</text:span><text:span text:style-name="T6">完全合法的活動組織</text:span><text:span text:style-name="T8">”</text:span><text:span text:style-name="T6">的滲透</text:span><text:span text:style-name="T8">——</text:span><text:span text:style-name="T6">比如被監視的皮奇福德（</text:span><text:span text:style-name="T8">Pitchford</text:span><text:span text:style-name="T6">。譯者註：是一位英國的左翼作家，他發現自己被當局臥底警察秘密監視）。</text:span><text:span text:style-name="T8"><text:s/><text:line-break/><text:line-break/></text:span><text:span text:style-name="T6">核裁軍運動的總書記凱特</text:span><text:span text:style-name="T8">·</text:span><text:span text:style-name="T6">哈德森（</text:span><text:span text:style-name="T8">Kate Hudson</text:span><text:span text:style-name="T6">）質疑其組織為什麼會出現在反恐名單上。她指出，核裁軍運動有</text:span><text:span text:style-name="T8">60</text:span><text:span text:style-name="T6">多年的和平抗議歷史和</text:span><text:span text:style-name="T8">“</text:span><text:span text:style-name="T6">開放、民主的結構和政策流程</text:span><text:span text:style-name="T8">”</text:span><text:span text:style-name="T6">。</text:span><text:span text:style-name="T8"><text:s/><text:line-break/><text:line-break/></text:span><text:span text:style-name="T6">她繼續提到：</text:span><text:span text:style-name="T8">“</text:span><text:span text:style-name="T6">我們沒有秘密，並且我們的行動符合公眾利益。恐嚇人民的是核彈，而不是我們致力於消除大規模殺傷性武器的運動。</text:span><text:span text:style-name="T8">”“</text:span><text:span text:style-name="T6">這是政府的大規模越權行為，對我們參與政治活動以及和平抗議的權利造成了威脅。</text:span><text:span text:style-name="T8">” <text:line-break/><text:line-break/></text:span><text:span text:style-name="T6">反對軍火貿易運動的安德魯</text:span><text:span text:style-name="T8">·</text:span><text:span text:style-name="T6">史密斯（</text:span><text:span text:style-name="T8">Andrew Smith</text:span><text:span text:style-name="T6">）說，這份</text:span><text:span text:style-name="T8">“</text:span><text:span text:style-name="T6">令人震驚</text:span><text:span text:style-name="T8">”</text:span><text:span text:style-name="T6">的文件傳達出一個信息，即如果你是</text:span><text:span text:style-name="T8">“</text:span><text:span text:style-name="T6">關心社會正義或反對戰爭、武器銷售、歧視或衝突的人，那麼你可能會</text:span><text:span text:style-name="T8">‘</text:span><text:span text:style-name="T6">被</text:span><text:span text:style-name="T8">’</text:span><text:span text:style-name="T6">與白人民族主義者和新納粹主義仇恨團體歸為一類。</text:span><text:span text:style-name="T8">” <text:line-break/><text:line-break/></text:span><text:span text:style-name="T6">他補充道，</text:span><text:span text:style-name="T8">“</text:span><text:span text:style-name="T6">這又是一次可恥的鎮壓異己的企圖，進一步敗壞了從根本上就有缺陷的反恐方案的信譽。警方和政府早就應該停止將民主抗議定為刑事犯罪了。</text:span><text:span text:style-name="T8">” <text:line-break/>“</text:span><text:span text:style-name="T6">反抗滅絕</text:span><text:span text:style-name="T8">”</text:span><text:span text:style-name="T6">組織稱這些文字和海報是</text:span><text:span text:style-name="T8">“</text:span><text:span text:style-name="T6">粗糙、製造分裂和危險的</text:span><text:span text:style-name="T8">”</text:span><text:span text:style-name="T6">。</text:span><text:span text:style-name="T8"><text:s/><text:line-break/><text:line-break/></text:span><text:span text:style-name="T6">他們補充說：</text:span><text:span text:style-name="T8">“</text:span><text:span text:style-name="T6">既然這份指導文件清楚地表明，（文件裡）並不是所有的標誌和符號都與反恐有關。如果當真如此，那為什麼要把這些標誌放在反恐文件裡呢？</text:span><text:span text:style-name="T8">” <text:line-break/>“</text:span><text:span text:style-name="T6">這種做法帶來的寒蟬效應會讓公眾感覺受到審查、監視和壓力，感覺</text:span><text:span text:style-name="T8">‘</text:span><text:span text:style-name="T6">被排斥</text:span><text:span text:style-name="T8">’</text:span><text:span text:style-name="T6">，讓他們羞於或害怕公開發表他們關心的事情，比如我們周圍的環境和世界。</text:span><text:span text:style-name="T8">” <text:line-break/><text:line-break/></text:span><text:span text:style-name="T6">人權組織</text:span><text:span text:style-name="T8">“</text:span><text:span text:style-name="T6">自由</text:span><text:span text:style-name="T8">”</text:span><text:span text:style-name="T6">（</text:span><text:span text:style-name="T8">Liberty</text:span><text:span text:style-name="T6">）的克萊爾</text:span><text:span text:style-name="T8">·</text:span><text:span text:style-name="T6">科利爾（</text:span><text:span text:style-name="T8">Clare Collier</text:span><text:span text:style-name="T6">）表示，反恐議程是</text:span><text:span text:style-name="T8">“</text:span><text:span text:style-name="T6">英國言論自由面臨的最大威脅之一</text:span><text:span text:style-name="T8">”</text:span><text:span text:style-name="T6">。</text:span><text:span text:style-name="T8"><text:s/><text:line-break/><text:line-break/></text:span><text:span text:style-name="T6">在最近的洩密事件發生之前，</text:span><text:span text:style-name="T8">100</text:span><text:span text:style-name="T6">多名學者、活動家和團體組織者簽署了一份由人權慈善機構</text:span><text:span text:style-name="T8">Cage</text:span><text:span text:style-name="T6">（伊斯蘭人權組織）發佈的聯合聲明，呼籲廢除內政部的反極端主義預防政策（該政策主要針對穆斯林）。</text:span><text:span text:style-name="T8"><text:s/><text:line-break/><text:line-break/>Cage</text:span><text:span text:style-name="T6">研究主任阿斯姆</text:span><text:span text:style-name="T8">·</text:span><text:span text:style-name="T6">庫瑞西（</text:span><text:span text:style-name="T8">Asim Qureshi</text:span><text:span text:style-name="T6">）博士說：</text:span><text:span text:style-name="T8">“</text:span><text:span text:style-name="T6">持續呼籲</text:span><text:span text:style-name="T8">‘</text:span><text:span text:style-name="T6">加強安全和監視</text:span><text:span text:style-name="T8">’</text:span><text:span text:style-name="T6">只會導致陷入循環討論以及產生加劇分裂和不信任的政策。我們必須打破這一僵局。</text:span><text:span text:style-name="T8">”</text:span></text:p>
      <text:p text:style-name="P12"><text:span text:style-name="T5">老羊</text:span><text:span text:style-name="T6"><text:s/>  |  2020.02.09 05:58   |   </text:span><text:a xlink:type="simple" xlink:href="http://palinfo.habago.org/Entry?Command=Information_PrintForum&amp;iPage=2#FORUM38674"><text:span text:style-name="T17">#</text:span></text:a></text:p>
      <text:p text:style-name="P17"><text:span text:style-name="T10">三位各自從不同的角度看問題，都值得一看：</text:span><text:span text:style-name="T11"><text:s/><text:line-break/><text:line-break/></text:span><text:span text:style-name="T10">睡前消息</text:span><text:span text:style-name="T11">74</text:span><text:span text:style-name="T10">：李文亮医生去世，我</text:span><text:span text:style-name="T20">们最愤怒的事是什么？透明！</text:span><text:span text:style-name="T11"><text:s/><text:line-break/></text:span><text:a xlink:type="simple" xlink:href="https://youtu.be/fBAFcbnJTSk"><text:span text:style-name="T12">https://youtu.be/fBAFcbnJTSk</text:span></text:a><text:span text:style-name="T11"><text:s/><text:line-break/><text:line-break/></text:span><text:span text:style-name="T20">张维为：李文亮、医生、谣言、官员及担当</text:span><text:span text:style-name="T11"><text:s/><text:line-break/></text:span><text:a xlink:type="simple" xlink:href="https://www.guancha.cn/ZhangWeiWei/2020_02_07_535019.shtml"><text:span text:style-name="T12">https://www.guancha.cn/ZhangWeiWei/2020_02_07_535019.shtml</text:span></text:a><text:span text:style-name="T11"><text:s/><text:line-break/><text:line-break/></text:span><text:span text:style-name="T10">陳平：这次疫情</text:span><text:span text:style-name="T20">带来的教训：</text:span><text:span text:style-name="T11">“</text:span><text:span text:style-name="T20">层层上报</text:span><text:span text:style-name="T11">”</text:span><text:span text:style-name="T10">耽</text:span><text:span text:style-name="T20">误了最佳时机</text:span><text:span text:style-name="T11"><text:s/><text:line-break/></text:span><text:a xlink:type="simple" xlink:href="https://youtu.be/jv-P7NddWqg"><text:span text:style-name="T12">https://youtu.be/jv-P7NddWqg</text:span></text:a><text:span text:style-name="T11"><text:s/><text:line-break/></text:span></text:p>
      <text:p text:style-name="P12"><text:span text:style-name="T5">鄭涵文</text:span><text:span text:style-name="T6"><text:s/>  |  2020.02.09 04:25   |   </text:span><text:a xlink:type="simple" xlink:href="http://palinfo.habago.org/Entry?Command=Information_PrintForum&amp;iPage=2#FORUM38673"><text:span text:style-name="T17">#</text:span></text:a></text:p>
      <text:p text:style-name="P14"><text:span text:style-name="T6">武漢的疫情在這段期間鬧得相當大，對於疫情的起源、中國政府的處置方式、網路輿論爆炸的狀況，我看到各種解釋，我這邊想分享一下我觀察的方式跟一些不成熟的看法。</text:span><text:span text:style-name="T8"><text:s/><text:line-break/><text:line-break/></text:span><text:span text:style-name="T6">首先關於疫情的起源，這個部分大致上有三種說法：</text:span><text:span text:style-name="T8"><text:s/><text:line-break/></text:span><text:span text:style-name="T6">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8"><text:s/><text:line-break/></text:span><text:span text:style-name="T6">第二種跟第三種說法有點類似，都覺得這是人造病毒，只是指涉的對象不同，有人覺得武漢</text:span><text:span text:style-name="T8">P4</text:span><text:span text:style-name="T6">級別的研究中心，出現了管理問題，導致研究中的病毒外洩。還有一種則覺得是美國投放的病毒。</text:span><text:span text:style-name="T8"><text:s/><text:line-break/></text:span><text:span text:style-name="T6">關於病毒本身的解說，可以參考回形針：</text:span><text:span text:style-name="T16">关于新冠肺炎的一切</text:span><text:span text:style-name="T8"><text:s/><text:line-break/></text:span><text:a xlink:type="simple" xlink:href="https://www.bilibili.com/video/av86216616?from=search&amp;;seid=10876508854935381874"><text:span text:style-name="T15">https://www.bilibili.com/video/av86216616?from=search&amp;;seid=10876508854935381874</text:span></text:a><text:span text:style-name="T8"><text:s/><text:line-break/></text:span><text:span text:style-name="T6">李永樂老師：</text:span><text:span text:style-name="T8">“</text:span><text:span text:style-name="T6">冠状病毒</text:span><text:span text:style-name="T8">”</text:span><text:span text:style-name="T6">是什么</text:span><text:span text:style-name="T8"><text:s/><text:line-break/></text:span><text:a xlink:type="simple" xlink:href="https://www.bilibili.com/video/av85537015"><text:span text:style-name="T15">https://www.bilibili.com/video/av85537015</text:span></text:a><text:span text:style-name="T8"><text:s/><text:line-break/></text:span><text:span text:style-name="T6">關於流行病學的研究和調查，可以參考天津一場記者會</text:span><text:span text:style-name="T8"><text:s/><text:line-break/></text:span><text:a xlink:type="simple" xlink:href="https://www.bilibili.com/video/av86483602?from=search&amp;;seid=6111022564155726395"><text:span text:style-name="T15">https://www.bilibili.com/video/av86483602?from=search&amp;;seid=6111022564155726395</text:span></text:a><text:span text:style-name="T8"><text:s/><text:line-break/></text:span><text:span text:style-name="T6">關於蝙蝠可以參考一下龍女之聲的人类</text:span><text:span text:style-name="T16">贪欲打开的瘟疫之门</text:span><text:span text:style-name="T8"><text:s/><text:line-break/></text:span><text:a xlink:type="simple" xlink:href="https://www.bilibili.com/video/av85339275"><text:span text:style-name="T15">https://www.bilibili.com/video/av85339275</text:span></text:a><text:span text:style-name="T8"><text:s/><text:line-break/><text:line-break/></text:span><text:span text:style-name="T6">第二步則是檢閱一下中國政府、武漢政府的各種作為：</text:span><text:span text:style-name="T8"><text:s/><text:line-break/></text:span><text:span text:style-name="T6">第一批疑似病例是十二月出現，並且有證據表明人傳人的現象存在。</text:span><text:span text:style-name="T8"><text:s/><text:line-break/></text:span><text:span text:style-name="T6">一月初武漢政府採取了消極的處理措施，一號的時候，八名提出有類似</text:span><text:span text:style-name="T8">SARS</text:span><text:span text:style-name="T6">病毒在武漢蔓延的民眾，被當地政府實施訓誡，武漢政府隨後定調這是一場造謠。</text:span><text:span text:style-name="T8"><text:s/><text:line-break/></text:span><text:span text:style-name="T6">隨著疫情逐步發酵，官方對於病毒的特性表示疫情可防可控、有限度人傳人，十八號武漢傳統的萬家宴如期舉行。</text:span><text:span text:style-name="T8"><text:s/><text:line-break/></text:span><text:span text:style-name="T6">二十號，</text:span><text:span text:style-name="T8">SARS</text:span><text:span text:style-name="T6">期間防疫的舵手鍾南山院士代表官方定調，武漢肺炎有人傳人的現象，武漢政府的防疫舉措發生大翻轉。</text:span><text:span text:style-name="T8"><text:s/><text:line-break/></text:span><text:span text:style-name="T6">二十二號，武漢政府宣布將要封城，卻提前八小時公布，在二十二號封城之前，有五百萬人已經離開了武漢。</text:span><text:span text:style-name="T8"><text:s/><text:line-break/></text:span><text:span text:style-name="T6">此後又穿插了中國紅十字會一系列的奇葩行為，很難得是的在許多粉飾太平的網站上，各種黑紅十字會的言論、影片，並沒有被刪除、下架。</text:span><text:span text:style-name="T8"><text:s/><text:line-break/></text:span><text:span text:style-name="T6">相較於武漢政府的冷處理，河南政府以強大的宣傳力度來警告甚至封路，兩者鮮明的對比，在中國民眾自然會形成武漢政府顢頇的想法。</text:span><text:span text:style-name="T8"><text:s/><text:line-break/></text:span><text:span text:style-name="T6">而中國本來就有封鎖言論的習慣，在這次疫情中也是隨處可見，此前火神山醫院的直播觀看人數達千萬之眾，但火神山醫院的工人衝突，在中國網站上幾乎滅絕。</text:span><text:span text:style-name="T8"><text:s/><text:line-break/></text:span><text:span text:style-name="T6">這種言論管理方式，在此次疫病之時算是被推到風口浪尖。</text:span><text:span text:style-name="T8"><text:s/><text:line-break/></text:span><text:span text:style-name="T6">對於中國政府的評價，我這邊給出兩個方面的視角，我就不多談我的個人看法了：</text:span><text:span text:style-name="T8"><text:s/><text:line-break/></text:span><text:span text:style-name="T6">馬前卒工作室</text:span><text:span text:style-name="T8"><text:s/><text:line-break/></text:span><text:a xlink:type="simple" xlink:href="https://space.bilibili.com/54992199/channel/detail?cid=82529"><text:span text:style-name="T15">https://space.bilibili.com/54992199/channel/detail?cid=82529</text:span></text:a><text:span text:style-name="T8"><text:s/><text:line-break/></text:span><text:span text:style-name="T6">王</text:span><text:span text:style-name="T16">剑财经观察</text:span><text:span text:style-name="T8"><text:s/><text:line-break/></text:span><text:a xlink:type="simple" xlink:href="https://www.youtube.com/channel/UC8UCbiPrm2zN9nZHKdTevZA"><text:span text:style-name="T15">https://www.youtube.com/channel/UC8UCbiPrm2zN9nZHKdTevZA</text:span></text:a><text:span text:style-name="T8"><text:s/><text:line-break/><text:line-break/></text:span><text:span text:style-name="T6">關於輿論爆發，我想提一下我個人認為比較接近中國民間真實輿情的網站，以及理由。</text:span><text:span text:style-name="T8"><text:s/><text:line-break/></text:span><text:span text:style-name="T6">我先說結論，百度武漢吧的看貼，如果還沒被封鎖，裡面的言論大概最接近真實。</text:span><text:span text:style-name="T8"><text:s/><text:line-break/></text:span><text:a xlink:type="simple" xlink:href="http://c.tieba.baidu.com/f?kw=%E6%AD%A6%E6%B1%89&amp;;ie=utf-8&amp;;tab=main"><text:span text:style-name="T15">http://c.tieba.baidu.com/f?kw=%E6%AD%A6%E6%B1%89&amp;;ie=utf-8&amp;;tab=main</text:span></text:a><text:span text:style-name="T8"><text:s/><text:line-break/><text:line-break/></text:span><text:span text:style-name="T6">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8"><text:s/><text:line-break/></text:span><text:span text:style-name="T6">然而中國政府處理熱搜也是很容易的，不符合政府觀點的文章很容易就被刪除。</text:span><text:span text:style-name="T8"><text:s/><text:line-break/></text:span><text:span text:style-name="T6">要另闢蹊徑知乎、</text:span><text:span text:style-name="T8">bilibili</text:span><text:span text:style-name="T6">、抖音這樣的大平台其實受政府管制的很嚴，呈現一言堂；</text:span><text:span text:style-name="T8">PTT</text:span><text:span text:style-name="T6">、</text:span><text:span text:style-name="T8">youtube</text:span><text:span text:style-name="T6">這類網站又是另一層面的一言堂，而且距離中國也有現實上的距離。</text:span><text:span text:style-name="T8"><text:s/><text:line-break/></text:span><text:span text:style-name="T6">在社交網站興起之前，百度的貼吧無疑是中國最大的論壇，至今也沒有易主的趨勢。貼吧的特色一樣是中國式管理，刪貼、封鎖、敏感詞的三板斧可謂樣樣不缺，裡面的言論也是良莠不齊，不建議使用。</text:span><text:span text:style-name="T8"><text:s/><text:line-break/></text:span><text:span text:style-name="T6">不過正是因為使用者底端多於上層人士，如果發生這樣熱烈的議題，稍微花個十來分鐘，就能知道到底中國現在呈主導態勢的觀點是甚麼了。</text:span><text:span text:style-name="T8"><text:s/><text:line-break/><text:line-break/></text:span><text:span text:style-name="T6">最後我想提一下，言論同溫層的問題。</text:span><text:span text:style-name="T8"><text:s/><text:line-break/></text:span><text:span text:style-name="T6">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8"><text:s/><text:line-break/></text:span><text:span text:style-name="T6">而大數據算法的應用，自然遠不止於社群網站，</text:span><text:span text:style-name="T8">GOOGLE</text:span><text:span text:style-name="T6">的搜尋引擎、</text:span><text:span text:style-name="T8">youtube</text:span><text:span text:style-name="T6">的推薦影片也特別客製化，如果平常的觀影習慣已經被記錄住，就算刻意想找相左意見，也會顯得舉步維艱。</text:span><text:span text:style-name="T8"><text:s/><text:line-break/></text:span><text:span text:style-name="T6">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8"><text:s/><text:line-break/><text:line-break/></text:span><text:span text:style-name="T6">關於陳真醫生提到基因病毒的論據，根據我的印象，</text:span><text:span text:style-name="T8">discovery</text:span><text:span text:style-name="T6">很早之前就曾經播放過關於基因武器的介紹，在理論範疇內，基因病毒甚至可以做到定位至個人的程度。不過我沒找到當年看到的影片，這個記憶真不真實要打個問號，比較接近的是</text:span><text:span text:style-name="T8">discovery</text:span><text:span text:style-name="T6">的</text:span><text:span text:style-name="T8">2012</text:span><text:span text:style-name="T6">末日專題影片第五十八分鐘的片段：</text:span><text:span text:style-name="T8"><text:s/><text:line-break/></text:span><text:a xlink:type="simple" xlink:href="https://www.bilibili.com/video/av374388/"><text:span text:style-name="T15">https://www.bilibili.com/video/av374388/</text:span></text:a><text:span text:style-name="T8"><text:s/><text:line-break/><text:line-break/></text:span><text:span text:style-name="T6">只是就如同我前面放的關於流行病學研究的連結，如果是</text:span><text:span text:style-name="T8">MADE IN AMERICA</text:span><text:span text:style-name="T6">而美國政府又能做到連中國政府都不敢指責的隱密程度，那也顯得太不可思議了。</text:span><text:span text:style-name="T8"><text:s/><text:line-break/><text:line-break/></text:span><text:span text:style-name="T6">針對個人人體的基因技術是存在的，運動場上基因禁藥已經被使用一段時間，在這次東京奧運進行基因檢測，很大程度上就是要防止這種藥物投放。</text:span><text:span text:style-name="T8"><text:s/><text:line-break/></text:span><text:span text:style-name="T6">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8"><text:s/></text:span></text:p>
      <text:p text:style-name="P12"><text:span text:style-name="T5">秉叡</text:span><text:span text:style-name="T6"><text:s/>  |  2020.02.09 04:19   |   </text:span><text:a xlink:type="simple" xlink:href="http://palinfo.habago.org/Entry?Command=Information_PrintForum&amp;iPage=2#FORUM38672"><text:span text:style-name="T17">#</text:span></text:a></text:p>
      <text:p text:style-name="P18"><text:span text:style-name="T8"><text:line-break/></text:span><text:span text:style-name="T5">傷腦筋，和台灣這邊說的完全不一樣，整件事情已經變成羅生門了。</text:span><text:span text:style-name="T8"><text:s/><text:line-break/>==================================================== <text:line-break/></text:span><text:span text:style-name="T5">国台办：台当局停止狡</text:span><text:span text:style-name="T6">辩和刁难，让在鄂台胞尽快返乡</text:span><text:span text:style-name="T8"><text:s/><text:line-break/><text:line-break/></text:span><text:a xlink:type="simple" xlink:href="https://user.guancha.cn/main/content?id=239567&amp;;s=fwzxfbbt"><text:span text:style-name="T15">https://user.guancha.cn/main/content?id=239567&amp;;s=fwzxfbbt</text:span></text:a><text:span text:style-name="T8"><text:s/><text:line-break/><text:line-break/></text:span><text:span text:style-name="T5">今晚打老虎</text:span><text:span text:style-name="T8"><text:s/><text:line-break/></text:span><text:span text:style-name="T5">大战</text:span><text:span text:style-name="T8">fà</text:span><text:span text:style-name="T5">国</text:span><text:span text:style-name="T6">赌神</text:span><text:span text:style-name="T8"><text:s/><text:line-break/><text:line-break/></text:span><text:span text:style-name="T5">昨天</text:span><text:span text:style-name="T8"><text:s/>13:17 <text:line-break/></text:span><text:span text:style-name="T5">文章</text:span><text:span text:style-name="T6">来源丨海外网</text:span><text:span text:style-name="T8"><text:s/><text:line-break/><text:line-break/></text:span><text:span text:style-name="T5">国台办发言人马晓光</text:span><text:span text:style-name="T8">7</text:span><text:span text:style-name="T5">日接受</text:span><text:span text:style-name="T6">记者采访时表示，当天上午民进党当局领导人继续狡辩，声称</text:span><text:span text:style-name="T8">“</text:span><text:span text:style-name="T5">必</text:span><text:span text:style-name="T6">须落实弱势优先、检疫优先原则</text:span><text:span text:style-name="T8">”</text:span><text:span text:style-name="T5">，企</text:span><text:span text:style-name="T6">图误导舆论、推卸责任，继续拖延阻碍在鄂台胞返乡。在此，必须予以驳斥和澄清，以正视听。</text:span><text:span text:style-name="T8"><text:s/><text:line-break/><text:line-break/></text:span><text:span text:style-name="T5">第一，</text:span><text:span text:style-name="T6">关于首批台胞返乡安排是否照顾</text:span><text:span text:style-name="T8">“</text:span><text:span text:style-name="T5">弱势者</text:span><text:span text:style-name="T8">”</text:span><text:span text:style-name="T5">的</text:span><text:span text:style-name="T6">问题。湖北省台办在统计摸底的基础上，制定了运送台胞返乡的总体安排，台湾方面的诉求都在我们的考虑之内。由于武汉疫情严重，并考虑时间、地域等因素，首批运送的</text:span><text:span text:style-name="T8">247</text:span><text:span text:style-name="T5">位台胞都是在武汉</text:span><text:span text:style-name="T6">滞留的，也都是台胞本人向当地台办提出协助请求，急需回台湾的。其中，临时来武汉人员、随行未满</text:span><text:span text:style-name="T8">18</text:span><text:span text:style-name="T6">岁少年儿童、已知慢性病患者和</text:span><text:span text:style-name="T8">60</text:span><text:span text:style-name="T6">岁以上老人，占一半以上。因此，所谓名单存在</text:span><text:span text:style-name="T8">“</text:span><text:span text:style-name="T5">不如</text:span><text:span text:style-name="T6">预期</text:span><text:span text:style-name="T8">”</text:span><text:span text:style-name="T5">，</text:span><text:span text:style-name="T8">“</text:span><text:span text:style-name="T5">没有符合当初</text:span><text:span text:style-name="T6">说好的顺序，弱势者及需要处理的人没有搭上第一班返台班机</text:span><text:span text:style-name="T8">”</text:span><text:span text:style-name="T5">等</text:span><text:span text:style-name="T6">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8">“</text:span><text:span text:style-name="T5">弱势者</text:span><text:span text:style-name="T8">”</text:span><text:span text:style-name="T5">也不能幸免。台湾方面口口声声照</text:span><text:span text:style-name="T6">顾弱势，就应该尽快配合我们完成后续运送作业，何需用</text:span><text:span text:style-name="T8">“</text:span><text:span text:style-name="T5">有先有后</text:span><text:span text:style-name="T8">”</text:span><text:span text:style-name="T5">作借口一再拖延。</text:span><text:span text:style-name="T8"><text:s/><text:line-break/><text:line-break/><text:line-break/></text:span><text:span text:style-name="T5">第二，</text:span><text:span text:style-name="T6">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8">3</text:span><text:span text:style-name="T5">次体温</text:span><text:span text:style-name="T6">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8">3</text:span><text:span text:style-name="T5">日东航航班起飞前均已向台湾方面</text:span><text:span text:style-name="T6">进行说明。借炒作</text:span><text:span text:style-name="T8">247</text:span><text:span text:style-name="T5">名台胞返台后出</text:span><text:span text:style-name="T6">现</text:span><text:span text:style-name="T8">1</text:span><text:span text:style-name="T5">例发</text:span><text:span text:style-name="T6">热症状，进而指称大陆</text:span><text:span text:style-name="T8">“</text:span><text:span text:style-name="T5">对</text:span><text:span text:style-name="T6">检疫造成困扰</text:span><text:span text:style-name="T8">”</text:span><text:span text:style-name="T5">，是完全站不住脚的。</text:span><text:span text:style-name="T8"><text:s/><text:line-break/><text:line-break/><text:line-break/></text:span><text:span text:style-name="T5">马晓光指出，</text:span><text:span text:style-name="T6">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8"><text:s/><text:line-break/><text:line-break/><text:line-break/></text:span><text:span text:style-name="T5">他还表示，我</text:span><text:span text:style-name="T6">们为台胞服务是全心全意、尽心尽力的，绝不允许台湾政客造谣污蔑、无端攻击。</text:span><text:span text:style-name="T8"><text:s/><text:line-break/><text:line-break/><text:line-break/></text:span><text:span text:style-name="T5">免</text:span><text:span text:style-name="T6">责声明</text:span><text:span text:style-name="T8"><text:s/><text:line-break/></text:span><text:span text:style-name="T5">以上内容</text:span><text:span text:style-name="T6">为用户在观察者网风闻社区上传并发布，仅代表发帖用户观点。</text:span><text:span text:style-name="T8"><text:s/><text:line-break/></text:span><text:span text:style-name="T5">＝＝＝＝＝＝＝＝＝＝＝＝＝＝＝＝＝＝＝＝＝＝＝＝＝＝＝＝＝＝＝＝＝＝＝＝＝＝＝＝</text:span></text:p>
      <text:p text:style-name="P12"><text:span text:style-name="T6">Alex Wang   |  2020.02.09 03:05   |   </text:span><text:a xlink:type="simple" xlink:href="http://palinfo.habago.org/Entry?Command=Information_PrintForum&amp;iPage=2#FORUM38671"><text:span text:style-name="T17">#</text:span></text:a></text:p>
      <text:p text:style-name="P16"><text:span text:style-name="T5">马意骏：我</text:span><text:span text:style-name="T6">现在就在中国，那些歪曲中国疫情的听我说</text:span><text:span text:style-name="T8"><text:s/><text:line-break/>http://www.guancha.cn/MarioCavolo/2020_02_08_535183_s.shtml <text:line-break/><text:line-break/>"Something's Not Right Here Folks" &amp;;#124; A Look at USA 2009 H1N1 Virus Compared to China 2020 Corona Virus <text:line-break/></text:span><text:a xlink:type="simple" xlink:href="http://www.linkedin.com/pulse/somethings-right-here-folks-look-usa-2009-h1n1-virus-compared-cavolo"><text:span text:style-name="T15">http://www.linkedin.com/pulse/somethings-right-here-folks-look-usa-2009-h1n1-virus-compared-cavolo</text:span></text:a><text:span text:style-name="T8"><text:s/><text:line-break/><text:line-break/></text:span><text:span text:style-name="T5">一位定居沈阳的美国作家，《龙的吼声》</text:span><text:span text:style-name="T8"><text:s/><text:line-break/><text:line-break/></text:span><text:span text:style-name="T5">加油中国！</text:span><text:span text:style-name="T8"><text:s/><text:line-break/><text:line-break/>2009</text:span><text:span text:style-name="T5">年美国爆发了</text:span><text:span text:style-name="T8">H1N1</text:span><text:span text:style-name="T5">猪流感疫情，那是一</text:span><text:span text:style-name="T6">场全球性的瘟疫，全世界进入了紧急状态，那场瘟疫使全球</text:span><text:span text:style-name="T8">6000</text:span><text:span text:style-name="T5">万人受到感染，在当年就造成了至少</text:span><text:span text:style-name="T8">18,449</text:span><text:span text:style-name="T5">人死亡。然而那</text:span><text:span text:style-name="T6">场</text:span><text:span text:style-name="T8">H1N1</text:span><text:span text:style-name="T5">猪流感疫情造成的最</text:span><text:span text:style-name="T6">终损失比这个数字要严重得多。根据美国疾病控制与预防中心（</text:span><text:span text:style-name="T8">CDC</text:span><text:span text:style-name="T5">）</text:span><text:span text:style-name="T8">2012</text:span><text:span text:style-name="T5">年发布的报告，那</text:span><text:span text:style-name="T6">场瘟疫造成的死亡人数最终达到了约</text:span><text:span text:style-name="T8">30</text:span><text:span text:style-name="T5">万。本文在下面对那</text:span><text:span text:style-name="T6">场瘟疫会有更加详细的介绍。</text:span><text:span text:style-name="T8"><text:s/><text:line-break/><text:line-break/></text:span><text:span text:style-name="T5">定居在</text:span><text:span text:style-name="T6">辽宁省沈阳市的美国作家马意骏（</text:span><text:span text:style-name="T8">Mario Cavolo</text:span><text:span text:style-name="T5">）</text:span><text:span text:style-name="T8">2020</text:span><text:span text:style-name="T5">年</text:span><text:span text:style-name="T8">2</text:span><text:span text:style-name="T5">月</text:span><text:span text:style-name="T8">5</text:span><text:span text:style-name="T5">日在其</text:span><text:span text:style-name="T6">领英个人主页发布评论文章：《我听到了一些怪异的声音，朋友们</text:span><text:span text:style-name="T8">——</text:span><text:span text:style-name="T5">把</text:span><text:span text:style-name="T8">2009</text:span><text:span text:style-name="T5">美国</text:span><text:span text:style-name="T8">H1N1</text:span><text:span text:style-name="T5">病毒与</text:span><text:span text:style-name="T8">2020</text:span><text:span text:style-name="T5">中国新型冠状病毒两</text:span><text:span text:style-name="T6">场疫情进行对比》</text:span><text:span text:style-name="T8"><text:s/><text:line-break/><text:line-break/></text:span><text:span text:style-name="T5">我之所以提到</text:span><text:span text:style-name="T8">2009</text:span><text:span text:style-name="T5">年在美国爆发的那</text:span><text:span text:style-name="T6">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8"><text:s/><text:line-break/><text:line-break/></text:span><text:span text:style-name="T5">当那</text:span><text:span text:style-name="T6">场</text:span><text:span text:style-name="T8">H1N1</text:span><text:span text:style-name="T5">猪流感疫情</text:span><text:span text:style-name="T8">2009</text:span><text:span text:style-name="T5">年在美国爆发时，我</text:span><text:span text:style-name="T6">记得没有任何国家因疫情的扩散发表反美言论。事实上，我记得当时美国花了整整</text:span><text:span text:style-name="T8">6</text:span><text:span text:style-name="T5">个月时间才宣布全国</text:span><text:span text:style-name="T6">进入紧急状态。从</text:span><text:span text:style-name="T8">2009</text:span><text:span text:style-name="T5">年</text:span><text:span text:style-name="T8">4</text:span><text:span text:style-name="T5">月初到</text:span><text:span text:style-name="T8">2010</text:span><text:span text:style-name="T5">年</text:span><text:span text:style-name="T8">4</text:span><text:span text:style-name="T5">月末，有哪个国家警告其公民立即离</text:span><text:span text:style-name="T6">开美国吗？没有。甚至在</text:span><text:span text:style-name="T8">2009</text:span><text:span text:style-name="T5">年</text:span><text:span text:style-name="T8">6</text:span><text:span text:style-name="T5">月世界</text:span><text:span text:style-name="T6">卫生组织宣布全世界进入瘟疫大爆发紧急状态时，也没有哪个国家发出过这样的警告。美国游客在那期间一直可以自由进出任何国家，没有任何一个国家的大门向美国人关闭。</text:span><text:span text:style-name="T8"><text:s/><text:line-break/><text:line-break/></text:span><text:span text:style-name="T5">正如我所</text:span><text:span text:style-name="T6">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8">2009</text:span><text:span text:style-name="T5">年美国爆发</text:span><text:span text:style-name="T8">H1N1</text:span><text:span text:style-name="T5">猪流感疫情时，感染人数也没有做到</text:span><text:span text:style-name="T6">绝对准确，当时公布的人数大大少于三年后更新的统计数字。这一现象是瘟疫爆发事件的一种内在特征。</text:span><text:span text:style-name="T8"><text:s/><text:line-break/><text:line-break/></text:span><text:span text:style-name="T5">缺乏足够的医</text:span><text:span text:style-name="T6">疗人员、缺乏足够的检测试剂盒、缺乏足够的药品、缺乏足够的防护装备</text:span><text:span text:style-name="T8">……</text:span><text:span text:style-name="T5">中国并没有</text:span><text:span text:style-name="T6">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8"><text:s/><text:line-break/><text:line-break/></text:span><text:span text:style-name="T5">当我</text:span><text:span text:style-name="T6">们翻开美国疾病控制与预防中心</text:span><text:span text:style-name="T8">2012</text:span><text:span text:style-name="T5">年</text:span><text:span text:style-name="T8">6</text:span><text:span text:style-name="T5">月</text:span><text:span text:style-name="T8">27</text:span><text:span text:style-name="T5">日发布的后</text:span><text:span text:style-name="T6">续研究报告会发现，此前公布的</text:span><text:span text:style-name="T8">2009</text:span><text:span text:style-name="T5">年爆发的那</text:span><text:span text:style-name="T6">场</text:span><text:span text:style-name="T8">H1N1</text:span><text:span text:style-name="T5">猪流感瘟疫造成的死亡数字，</text:span><text:span text:style-name="T8">18449</text:span><text:span text:style-name="T5">人</text:span><text:span text:style-name="T8">“</text:span><text:span text:style-name="T6">远远少于真实的数字，主要原因在于很多死于</text:span><text:span text:style-name="T8">H1N1</text:span><text:span text:style-name="T5">猪流感相</text:span><text:span text:style-name="T6">关疾病的人在死亡之前并没有获得病毒检测的机会</text:span><text:span text:style-name="T8">”</text:span><text:span text:style-name="T5">。</text:span><text:span text:style-name="T8">2009</text:span><text:span text:style-name="T5">年</text:span><text:span text:style-name="T8">H1N1</text:span><text:span text:style-name="T5">猪流感大爆发时，有人指</text:span><text:span text:style-name="T6">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8"><text:s/><text:line-break/><text:line-break/></text:span><text:span text:style-name="T5">全世界都</text:span><text:span text:style-name="T6">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8"><text:s/><text:line-break/><text:line-break/></text:span><text:span text:style-name="T6">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8"><text:s/><text:line-break/><text:line-break/></text:span><text:span text:style-name="T5">根据美国疾病控制与</text:span><text:span text:style-name="T6">预防中心的最终统计结果，</text:span><text:span text:style-name="T8">2009</text:span><text:span text:style-name="T5">年那</text:span><text:span text:style-name="T6">场</text:span><text:span text:style-name="T8">H1N1</text:span><text:span text:style-name="T5">猪流感疫情</text:span><text:span text:style-name="T6">导致</text:span><text:span text:style-name="T8">201,200</text:span><text:span text:style-name="T5">人因呼吸系统衰竭而死亡，</text:span><text:span text:style-name="T8">83,300</text:span><text:span text:style-name="T5">人因心血管疾病而死亡，死亡总人数</text:span><text:span text:style-name="T6">约为</text:span><text:span text:style-name="T8">28.4</text:span><text:span text:style-name="T5">万人。可是当时有国家</text:span><text:span text:style-name="T6">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8">2009</text:span><text:span text:style-name="T5">年，英国建</text:span><text:span text:style-name="T6">议英国公民离开美国了吗？没有。</text:span><text:span text:style-name="T8">2009</text:span><text:span text:style-name="T5">年，世界上哪个国家把自己的国门对美国人</text:span><text:span text:style-name="T6">关闭了吗？也没有。</text:span><text:span text:style-name="T8">2009</text:span><text:span text:style-name="T5">年，美国因</text:span><text:span text:style-name="T6">为仇美情绪受到其他国家的攻击了吗？同样是没有。</text:span><text:span text:style-name="T8"><text:s/><text:line-break/><text:line-break/></text:span><text:span text:style-name="T5">中国政府已经</text:span><text:span text:style-name="T6">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8"><text:s/><text:line-break/><text:line-break/></text:span><text:span text:style-name="T5">点</text:span><text:span text:style-name="T6">击查看大图</text:span><text:span text:style-name="T8"><text:s/><text:line-break/><text:line-break/>2</text:span><text:span text:style-name="T5">月</text:span><text:span text:style-name="T8">7</text:span><text:span text:style-name="T5">日，武汉市江岸区永清街道沈阳社区内，工作人</text:span><text:span text:style-name="T6">员在核对居民信息。新华社记者</text:span><text:span text:style-name="T8"><text:s/></text:span><text:span text:style-name="T5">李</text:span><text:span text:style-name="T6">贺</text:span><text:span text:style-name="T8"><text:s/></text:span><text:span text:style-name="T6">摄</text:span><text:span text:style-name="T8"><text:s/><text:line-break/><text:line-break/></text:span><text:span text:style-name="T5">我有一个朋友住在美国亚利桑那州梅</text:span><text:span text:style-name="T6">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8"><text:s/><text:line-break/><text:line-break/></text:span><text:span text:style-name="T5">下面我介</text:span><text:span text:style-name="T6">绍一下武汉市爆发的这场新型冠状病毒导致的疫情，我在这里会尽量直接给出理性而准确的信息。首先，就像</text:span><text:span text:style-name="T8">H1N1</text:span><text:span text:style-name="T5">猪流感病毒不</text:span><text:span text:style-name="T6">应被称为</text:span><text:span text:style-name="T8">“</text:span><text:span text:style-name="T5">美国病毒</text:span><text:span text:style-name="T8">”</text:span><text:span text:style-name="T5">一样，在武汉出</text:span><text:span text:style-name="T6">现的新型冠状病毒</text:span><text:span text:style-name="T8">2019-nCoV</text:span><text:span text:style-name="T5">也不</text:span><text:span text:style-name="T6">应被称为</text:span><text:span text:style-name="T8">“</text:span><text:span text:style-name="T5">中国病毒</text:span><text:span text:style-name="T8">”</text:span><text:span text:style-name="T5">。如同每一次流感季那样，此次中国的疫情无</text:span><text:span text:style-name="T6">论持续两周还是两个月，它终将过去，春天一定会到来。不过，这里不要误会我的意思。这种新型冠状病毒也可能比</text:span><text:span text:style-name="T8">2009</text:span><text:span text:style-name="T5">年出</text:span><text:span text:style-name="T6">现在美国的</text:span><text:span text:style-name="T8">H1N1</text:span><text:span text:style-name="T5">猪流感病毒更</text:span><text:span text:style-name="T6">难对付，为了抑制病毒的传播，中国民众需要格外提高警惕，中国政府对各种情况作出极为快速的反应也是十分必要的。</text:span><text:span text:style-name="T8"><text:s/><text:line-break/><text:line-break/></text:span><text:span text:style-name="T5">目前，</text:span><text:span text:style-name="T6">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8">2%</text:span><text:span text:style-name="T5">左右，这要比一般的流感死亡率</text:span><text:span text:style-name="T8">0.1%</text:span><text:span text:style-name="T5">高</text:span><text:span text:style-name="T8">20</text:span><text:span text:style-name="T5">倍。然而，与</text:span><text:span text:style-name="T8">SARS</text:span><text:span text:style-name="T5">（即</text:span><text:span text:style-name="T8">Severe Acute Respiratory Syndrome</text:span><text:span text:style-name="T5">，意</text:span><text:span text:style-name="T6">为</text:span><text:span text:style-name="T8">“</text:span><text:span text:style-name="T6">严重急性呼吸综合征</text:span><text:span text:style-name="T8">”——</text:span><text:span text:style-name="T6">观察者网注）病毒</text:span><text:span text:style-name="T8">9%</text:span><text:span text:style-name="T5">的死亡率和</text:span><text:span text:style-name="T8">MERS</text:span><text:span text:style-name="T5">（即</text:span><text:span text:style-name="T8">Middle East Respiratory Syndrome</text:span><text:span text:style-name="T5">，意</text:span><text:span text:style-name="T6">为</text:span><text:span text:style-name="T8">“</text:span><text:span text:style-name="T5">中东呼吸</text:span><text:span text:style-name="T6">综合症</text:span><text:span text:style-name="T8">”——</text:span><text:span text:style-name="T6">观察者网注）病毒</text:span><text:span text:style-name="T8">37%</text:span><text:span text:style-name="T5">的死亡率比起</text:span><text:span text:style-name="T6">来，这个数字还是小巫见大巫了。</text:span><text:span text:style-name="T8"><text:s/><text:line-break/><text:line-break/></text:span><text:span text:style-name="T5">在受到感染的患者里面，有</text:span><text:span text:style-name="T8">10%</text:span><text:span text:style-name="T5">到</text:span><text:span text:style-name="T8">15%</text:span><text:span text:style-name="T5">会表</text:span><text:span text:style-name="T6">现出比较严重的症状。</text:span><text:span text:style-name="T8">80%</text:span><text:span text:style-name="T5">到</text:span><text:span text:style-name="T8">90%</text:span><text:span text:style-name="T5">的死亡患者是有其他基</text:span><text:span text:style-name="T6">础性疾病的老年人，年轻感染者的死亡率较低。这与</text:span><text:span text:style-name="T8">2009</text:span><text:span text:style-name="T5">年美国爆发的</text:span><text:span text:style-name="T8">H1N1</text:span><text:span text:style-name="T5">猪流感疫情正好相反，当时年</text:span><text:span text:style-name="T6">轻人甚至青少年的死亡率比</text:span><text:span text:style-name="T8">60</text:span><text:span text:style-name="T6">岁以上的老年人要高。</text:span><text:span text:style-name="T8"><text:s/><text:line-break/><text:line-break/></text:span><text:span text:style-name="T5">中国很快</text:span><text:span text:style-name="T6">绘制出了该新型冠状病毒的基因图谱并立即与各国医疗卫生部门和各相关国际组织进行了分享。一些医学科研机构发现，现有的某些抗病毒药物似乎对这种新型病毒有抑制作用。</text:span><text:span text:style-name="T8"><text:s/><text:line-break/><text:line-break/></text:span><text:span text:style-name="T5">中国各</text:span><text:span text:style-name="T6">级政府很快进行了广泛的社会动员，城市公共交通、长途交通、商务活动等都已暂停，</text:span><text:span text:style-name="T8">13</text:span><text:span text:style-name="T5">亿中国人都</text:span><text:span text:style-name="T6">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8"><text:s/><text:line-break/><text:line-break/></text:span><text:span text:style-name="T5">正如我在前面提到的，</text:span><text:span text:style-name="T6">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8"><text:s/><text:line-break/><text:line-break/></text:span><text:span text:style-name="T5">我的家族</text:span><text:span text:style-name="T6">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8">20</text:span><text:span text:style-name="T5">年前离</text:span><text:span text:style-name="T6">开美国来到中国，如今我的家在中国。如果</text:span><text:span text:style-name="T8">30</text:span><text:span text:style-name="T5">年前你对我</text:span><text:span text:style-name="T6">说</text:span><text:span text:style-name="T8">10</text:span><text:span text:style-name="T5">年后我会移居中国，我一定会</text:span><text:span text:style-name="T6">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12"><text:span text:style-name="T5">陳真</text:span><text:span text:style-name="T6"><text:s/>  |  2020.02.09 02:03   |   </text:span><text:a xlink:type="simple" xlink:href="http://palinfo.habago.org/Entry?Command=Information_PrintForum&amp;iPage=2#FORUM38670"><text:span text:style-name="T17">#</text:span></text:a></text:p>
      <text:p text:style-name="P13"><text:span text:style-name="T6">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8"><text:s/><text:line-break/><text:line-break/></text:span><text:span text:style-name="T6">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8"><text:s/><text:line-break/><text:line-break/></text:span><text:span text:style-name="T6">陳真</text:span><text:span text:style-name="T8"><text:s/>2020. 02. 09. <text:line-break/><text:line-break/>============== <text:line-break/>WHO</text:span><text:span text:style-name="T6">籲勿再叫武漢肺炎</text:span><text:span text:style-name="T8"><text:s/></text:span><text:span text:style-name="T6">遭他酸爆了</text:span><text:span text:style-name="T8"><text:s/><text:line-break/><text:line-break/></text:span><text:span text:style-name="T6">三立新聞網</text:span><text:span text:style-name="T8"><text:s/><text:line-break/><text:line-break/>2020</text:span><text:span text:style-name="T6">年</text:span><text:span text:style-name="T8">2</text:span><text:span text:style-name="T6">月</text:span><text:span text:style-name="T8">8</text:span><text:span text:style-name="T6">日</text:span><text:span text:style-name="T8"><text:s/><text:line-break/><text:line-break/></text:span><text:span text:style-name="T6">政治中心／台北報導</text:span><text:span text:style-name="T8"><text:s/><text:line-break/><text:line-break/></text:span><text:span text:style-name="T6">中國新型冠狀病毒肺炎（簡稱武漢肺炎）持續延燒，世界衛生組織（</text:span><text:span text:style-name="T8">WHO</text:span><text:span text:style-name="T6">）在昨（</text:span><text:span text:style-name="T8">7</text:span><text:span text:style-name="T6">）日記者會上強調，不要再用「武漢」或「中國」來稱呼這種病毒。對此，資深媒體人黃創夏今（</text:span><text:span text:style-name="T8">8</text:span><text:span text:style-name="T6">）日表示，那就改叫做「</text:span><text:span text:style-name="T8">CHO</text:span><text:span text:style-name="T6">肺炎」或「譚德塞病毒」好了，揶揄</text:span><text:span text:style-name="T8">WHO</text:span><text:span text:style-name="T6">秘書長譚德塞一直挺中國。</text:span><text:span text:style-name="T8"><text:s/><text:line-break/><text:line-break/></text:span><text:span text:style-name="T6">中國新型冠狀病毒肺炎因為爆發於武漢，所以被簡稱為武漢為肺炎，但武漢人、中國人甚至海外華人，在這次疫情中或多或少會遭到歧視。根據美國之音報導，</text:span><text:span text:style-name="T8">WHO</text:span><text:span text:style-name="T6">表示，已為病毒提供臨時命名為「</text:span><text:span text:style-name="T8">2019-nCOV </text:span><text:span text:style-name="T6">（</text:span><text:span text:style-name="T8">novel coronavirus</text:span><text:span text:style-name="T6">）</text:span><text:span text:style-name="T8"><text:s/>acute respiratory disease</text:span><text:span text:style-name="T6">」，也就是「</text:span><text:span text:style-name="T8">2019-nCoV</text:span><text:span text:style-name="T6">急性呼吸道疾病」。</text:span><text:span text:style-name="T8"><text:s/><text:line-break/><text:line-break/></text:span><text:span text:style-name="T6">黃創夏今天上午在分享這則新聞時也酸說，如果不叫「武漢肺炎」或「中國人病毒」，可以就改叫做「</text:span><text:span text:style-name="T8">CHO</text:span><text:span text:style-name="T6">肺炎）」或「譚德塞病毒」好了。</text:span></text:p>
      <text:p text:style-name="P12"><text:span text:style-name="T5">梁成功</text:span><text:span text:style-name="T6"><text:s/>  |  2020.02.08 18:28   |   </text:span><text:a xlink:type="simple" xlink:href="http://palinfo.habago.org/Entry?Command=Information_PrintForum&amp;iPage=3#FORUM38669"><text:span text:style-name="T17">#</text:span></text:a></text:p>
      <text:p text:style-name="P18"><text:span text:style-name="T5">登上了，</text:span><text:span text:style-name="T6">谢谢怡静。</text:span></text:p>
      <text:p text:style-name="P12"><text:span text:style-name="T5">怡靜</text:span><text:span text:style-name="T6"><text:s/>  |  2020.02.08 16:27   |   </text:span><text:a xlink:type="simple" xlink:href="http://palinfo.habago.org/Entry?Command=Information_PrintForum&amp;iPage=3#FORUM38668"><text:span text:style-name="T17">#</text:span></text:a></text:p>
      <text:p text:style-name="P19"><text:span text:style-name="T10">成功，</text:span><text:span text:style-name="T11"><text:s/><text:line-break/></text:span><text:span text:style-name="T10">正確網址是</text:span><text:span text:style-name="T11"><text:s/></text:span><text:a xlink:type="simple" xlink:href="http://kinship.habago.org/"><text:span text:style-name="T12">http://kinship.habago.org/</text:span></text:a><text:span text:style-name="T11"><text:s/></text:span></text:p>
      <text:p text:style-name="P12"><text:span text:style-name="T5">梁成功</text:span><text:span text:style-name="T6"><text:s/>  |  2020.02.08 16:05   |   </text:span><text:a xlink:type="simple" xlink:href="http://palinfo.habago.org/Entry?Command=Information_PrintForum&amp;iPage=3#FORUM38667"><text:span text:style-name="T17">#</text:span></text:a></text:p>
      <text:p text:style-name="P18"><text:span text:style-name="T6">陈医师：</text:span><text:span text:style-name="T8"><text:s/><text:line-break/></text:span><text:span text:style-name="T5">我点</text:span><text:span text:style-name="T6">进</text:span><text:span text:style-name="T8">habago.kinship.org</text:span><text:span text:style-name="T5">，网站告</text:span><text:span text:style-name="T6">诉我</text:span><text:span text:style-name="T8">“</text:span><text:span text:style-name="T5">此域名可能正被出售</text:span><text:span text:style-name="T8">”</text:span><text:span text:style-name="T5">，偶尔会冒出一些别的条目，但点</text:span><text:span text:style-name="T6">进去也找不到什么内容。大概两个月前我尝试访问，搜索引擎上怎么也查不到（只能找到转发内容），靠记忆写出网站就发现这种内容，当时我以为是自己记错了。求问这是怎么一回事</text:span></text:p>
      <text:p text:style-name="P12"><text:span text:style-name="T5">王瑾晴</text:span><text:span text:style-name="T6"><text:s/>  |  2020.02.08 15:08   |   </text:span><text:a xlink:type="simple" xlink:href="http://palinfo.habago.org/Entry?Command=Information_PrintForum&amp;iPage=3#FORUM38665"><text:span text:style-name="T17">#</text:span></text:a></text:p>
      <text:p text:style-name="P14"><text:span text:style-name="T6">類發展科技，不是為了讓所有人過好日子，而是為了讓精英統治階層更有效的掠奪資源，控制百姓和消滅異己</text:span><text:span text:style-name="T8"><text:s/><text:line-break/></text:span><text:span text:style-name="T6">很多科幻電影都有這麼一個場景，人類未來會被科技戰爭毀滅</text:span><text:span text:style-name="T8"><text:s/><text:line-break/></text:span><text:span text:style-name="T6">當人類的科技越來越強大，但人性依舊貪婪和自私，並且熱衷於鬥爭與征服，那麼人類的結局恐怕早已注定</text:span><text:span text:style-name="T8"><text:s/></text:span></text:p>
      <text:p text:style-name="P12"><text:span text:style-name="T5">林炤育</text:span><text:span text:style-name="T6"><text:s/>  |  2020.02.08 13:46   |   </text:span><text:a xlink:type="simple" xlink:href="http://palinfo.habago.org/Entry?Command=Information_PrintForum&amp;iPage=3#FORUM38664"><text:span text:style-name="T17">#</text:span></text:a></text:p>
      <text:p text:style-name="P13"><text:span text:style-name="T6">武漢平安、人間有情</text:span><text:span text:style-name="T8"><text:s/><text:line-break/></text:span><text:span text:style-name="T6">天下一家、何必自固</text:span><text:span text:style-name="T8"><text:s/><text:line-break/></text:span><text:span text:style-name="T6">猜對了</text:span><text:span text:style-name="T8"><text:s/><text:line-break/><text:line-break/></text:span><text:span text:style-name="T6">後面就矇了</text:span><text:span text:style-name="T8"><text:s/><text:line-break/>----------------------- <text:line-break/><text:line-break/></text:span><text:span text:style-name="T6">謝謝</text:span><text:span text:style-name="T8"><text:s/></text:span><text:span text:style-name="T6">郭杰瑞</text:span><text:span text:style-name="T8"><text:s/><text:line-break/><text:line-break/></text:span><text:span text:style-name="T6">实拍美国医</text:span><text:span text:style-name="T16">疗物资捐赠过程，海外华人留学生让人感动！</text:span><text:span text:style-name="T8"><text:s/><text:line-break/>https://youtu.be/_ZijOuFySgg <text:line-break/><text:line-break/><text:line-break/></text:span><text:span text:style-name="T6">謝謝</text:span><text:span text:style-name="T8"><text:s/></text:span><text:span text:style-name="T6">比爾．蓋茲與梅琳達</text:span><text:span text:style-name="T8"><text:s/><text:line-break/></text:span><text:span text:style-name="T6">微軟創辦人比爾．蓋茲與妻子梅琳達共同創辦的基金會，</text:span><text:span text:style-name="T8">5</text:span><text:span text:style-name="T6">日宣布捐出</text:span><text:span text:style-name="T8">1</text:span><text:span text:style-name="T6">億美元。</text:span><text:span text:style-name="T8"><text:s/><text:line-break/><text:line-break/></text:span><text:span text:style-name="T6">比尔盖茨</text:span><text:span text:style-name="T8">2015</text:span><text:span text:style-name="T6">年的</text:span><text:span text:style-name="T8">TED</text:span><text:span text:style-name="T16">讲述：未来能杀死上千万人的不是核战争，而是高度传染的病毒！！</text:span><text:span text:style-name="T8"><text:s/><text:line-break/></text:span><text:a xlink:type="simple" xlink:href="https://youtu.be/3BEfIRMmDOQ"><text:span text:style-name="T15">https://youtu.be/3BEfIRMmDOQ</text:span></text:a><text:span text:style-name="T8"><text:s/><text:line-break/>------------------------ <text:line-break/></text:span><text:span text:style-name="T6">相信疫情很快過去，下次呢</text:span><text:span text:style-name="T8">? </text:span><text:span text:style-name="T6">如果年復一年呢</text:span><text:span text:style-name="T8">? <text:line-break/></text:span><text:span text:style-name="T6">如果真是生物戰，被動是防不住的，國之大事，民族絕續，死生之地，存亡之道，不可不察也。</text:span><text:span text:style-name="T8"><text:s/><text:line-break/></text:span><text:span text:style-name="T6">不能霸氣如普丁</text:span><text:span text:style-name="T8"><text:s/><text:line-break/></text:span><text:span text:style-name="T6">不妨學學慕蓉世家。</text:span><text:span text:style-name="T8"><text:s/><text:line-break/></text:span><text:span text:style-name="T6">看看對手如何拆招，可有解藥</text:span><text:span text:style-name="T8"><text:s/>?</text:span></text:p>
      <text:p text:style-name="P12"><text:span text:style-name="T5">王修亮</text:span><text:span text:style-name="T6"><text:s/>  |  2020.02.08 12:34   |   </text:span><text:a xlink:type="simple" xlink:href="http://palinfo.habago.org/Entry?Command=Information_PrintForum&amp;iPage=3#FORUM38663"><text:span text:style-name="T17">#</text:span></text:a></text:p>
      <text:p text:style-name="P14"><text:span text:style-name="T6">近日燈謎的謎底，未猜者可先不看。</text:span><text:span text:style-name="T8"><text:s/><text:line-break/><text:line-break/></text:span><text:span text:style-name="T6">二月五日謎底：</text:span><text:span text:style-name="T8"><text:s/><text:line-break/></text:span><text:span text:style-name="T6">武漢平安、人間有情</text:span><text:span text:style-name="T8"><text:s/><text:line-break/><text:line-break/></text:span><text:span text:style-name="T6">二月六日謎底：</text:span><text:span text:style-name="T8"><text:s/><text:line-break/></text:span><text:span text:style-name="T6">天下一家、何必自固</text:span><text:span text:style-name="T8"><text:s/><text:line-break/><text:line-break/></text:span><text:span text:style-name="T6">元宵謎底：</text:span><text:span text:style-name="T8"><text:s/><text:line-break/><text:line-break/></text:span><text:span text:style-name="T6">甲→一片冰心</text:span><text:span text:style-name="T8"><text:s/><text:line-break/></text:span><text:span text:style-name="T6">乙→二人同心</text:span><text:span text:style-name="T8"><text:s/><text:line-break/></text:span><text:span text:style-name="T6">丙→三省吾身</text:span><text:span text:style-name="T8"><text:s/><text:line-break/></text:span><text:span text:style-name="T6">丁→四方來朝</text:span><text:span text:style-name="T8"><text:s/><text:line-break/></text:span><text:span text:style-name="T6">戊→五色目盲</text:span><text:span text:style-name="T8"><text:s/><text:line-break/></text:span><text:span text:style-name="T6">己→六根清淨</text:span><text:span text:style-name="T8"><text:s/><text:line-break/></text:span><text:span text:style-name="T6">庚→七日來復</text:span><text:span text:style-name="T8"><text:s/><text:line-break/></text:span><text:span text:style-name="T6">辛→八方風雨</text:span><text:span text:style-name="T8"><text:s/><text:line-break/></text:span><text:span text:style-name="T6">壬→九天之外</text:span></text:p>
      <text:p text:style-name="P12"><text:span text:style-name="T5">王修亮</text:span><text:span text:style-name="T6"><text:s/>  |  2020.02.08 10:02   |   </text:span><text:a xlink:type="simple" xlink:href="http://palinfo.habago.org/Entry?Command=Information_PrintForum&amp;iPage=3#FORUM38662"><text:span text:style-name="T17">#</text:span></text:a></text:p>
      <text:p text:style-name="P13"><text:span text:style-name="T8">2020</text:span><text:span text:style-name="T6">燈謎</text:span><text:span text:style-name="T8"><text:s/><text:line-break/><text:line-break/></text:span><text:span text:style-name="T6">題數九，一題四字，一句射一字，意會、拆字皆有之，謎底甚簡而易射，無須深鑽巧研，與封關躲疫諸君破悶舒心。</text:span><text:span text:style-name="T8"><text:s/><text:line-break/><text:line-break/></text:span><text:span text:style-name="T6">甲</text:span><text:span text:style-name="T8"><text:s/><text:line-break/></text:span><text:span text:style-name="T6">此生放牛朝夕長</text:span><text:span text:style-name="T8"><text:s/><text:line-break/></text:span><text:span text:style-name="T6">左偏右轉倚殘牆</text:span><text:span text:style-name="T8"><text:s/><text:line-break/></text:span><text:span text:style-name="T6">人間豈有寒於水</text:span><text:span text:style-name="T8"><text:s/><text:line-break/></text:span><text:span text:style-name="T6">執情棄色亦無妨</text:span><text:span text:style-name="T8"><text:s/><text:line-break/><text:line-break/></text:span><text:span text:style-name="T6">乙</text:span><text:span text:style-name="T8"><text:s/><text:line-break/></text:span><text:span text:style-name="T6">王者失中損其內</text:span><text:span text:style-name="T8"><text:s/><text:line-break/></text:span><text:span text:style-name="T6">夫者失志兩肩廢</text:span><text:span text:style-name="T8"><text:s/><text:line-break/></text:span><text:span text:style-name="T6">用者失心唯一嘴</text:span><text:span text:style-name="T8"><text:s/><text:line-break/></text:span><text:span text:style-name="T6">思者失腦良可昧</text:span><text:span text:style-name="T8"><text:s/><text:line-break/><text:line-break/></text:span><text:span text:style-name="T6">丙</text:span><text:span text:style-name="T8"><text:s/><text:line-break/></text:span><text:span text:style-name="T6">春去人間雨淋漓</text:span><text:span text:style-name="T8"><text:s/><text:line-break/></text:span><text:span text:style-name="T6">注目何故少其一</text:span><text:span text:style-name="T8"><text:s/><text:line-break/></text:span><text:span text:style-name="T6">一家三子合幾口</text:span><text:span text:style-name="T8"><text:s/><text:line-break/></text:span><text:span text:style-name="T6">此物不存命何棲</text:span><text:span text:style-name="T8"><text:s/><text:line-break/><text:line-break/></text:span><text:span text:style-name="T6">丁</text:span><text:span text:style-name="T8"><text:s/><text:line-break/></text:span><text:span text:style-name="T6">兩兩為倍問其名</text:span><text:span text:style-name="T8"><text:s/><text:line-break/></text:span><text:span text:style-name="T6">天高為圓地何形</text:span><text:span text:style-name="T8"><text:s/><text:line-break/></text:span><text:span text:style-name="T6">三人平撐十字立</text:span><text:span text:style-name="T8"><text:s/><text:line-break/></text:span><text:span text:style-name="T6">破廟無邊早知情</text:span><text:span text:style-name="T8"><text:s/><text:line-break/><text:line-break/></text:span><text:span text:style-name="T6">戊</text:span><text:span text:style-name="T8"><text:s/><text:line-break/></text:span><text:span text:style-name="T6">二三其德居數中</text:span><text:span text:style-name="T8"><text:s/><text:line-break/></text:span><text:span text:style-name="T6">豐姿難得艷彩虹</text:span><text:span text:style-name="T8"><text:s/><text:line-break/></text:span><text:span text:style-name="T6">眉頭減卻明秋水</text:span><text:span text:style-name="T8"><text:s/><text:line-break/></text:span><text:span text:style-name="T6">忘卻此心秋水同</text:span><text:span text:style-name="T8"><text:s/><text:line-break/><text:line-break/></text:span><text:span text:style-name="T6">己</text:span><text:span text:style-name="T8"><text:s/><text:line-break/></text:span><text:span text:style-name="T6">陰避陽九退而持</text:span><text:span text:style-name="T8"><text:s/><text:line-break/></text:span><text:span text:style-name="T6">倚樹生恨心若失</text:span><text:span text:style-name="T8"><text:s/><text:line-break/></text:span><text:span text:style-name="T6">一水澄色天雨後</text:span><text:span text:style-name="T8"><text:s/><text:line-break/></text:span><text:span text:style-name="T6">一水奔騰爭若茲</text:span><text:span text:style-name="T8"><text:s/><text:line-break/><text:line-break/></text:span><text:span text:style-name="T6">庚</text:span><text:span text:style-name="T8"><text:s/><text:line-break/></text:span><text:span text:style-name="T6">花冠不整人下堂</text:span><text:span text:style-name="T8"><text:s/><text:line-break/></text:span><text:span text:style-name="T6">后羿九射猶未傷</text:span><text:span text:style-name="T8"><text:s/><text:line-break/></text:span><text:span text:style-name="T6">兩人依依共此木</text:span><text:span text:style-name="T8"><text:s/><text:line-break/></text:span><text:span text:style-name="T6">覆蓋無端落夕陽</text:span><text:span text:style-name="T8"><text:s/><text:line-break/><text:line-break/></text:span><text:span text:style-name="T6">辛</text:span><text:span text:style-name="T8"><text:s/><text:line-break/></text:span><text:span text:style-name="T6">刀斬絲斷落紛紛</text:span><text:span text:style-name="T8"><text:s/><text:line-break/></text:span><text:span text:style-name="T6">芳草飄零存此身</text:span><text:span text:style-name="T8"><text:s/><text:line-break/></text:span><text:span text:style-name="T6">凡心一點似蟲嚙</text:span><text:span text:style-name="T8"><text:s/><text:line-break/></text:span><text:span text:style-name="T6">流雲不語見淚痕</text:span><text:span text:style-name="T8"><text:s/><text:line-break/><text:line-break/></text:span><text:span text:style-name="T6">壬</text:span><text:span text:style-name="T8"><text:s/><text:line-break/></text:span><text:span text:style-name="T6">巡州鑄鼎幾威權</text:span><text:span text:style-name="T8"><text:s/><text:line-break/></text:span><text:span text:style-name="T6">大哉同載成一圓</text:span><text:span text:style-name="T8"><text:s/><text:line-break/></text:span><text:span text:style-name="T6">為首其誰乎者也</text:span><text:span text:style-name="T8"><text:s/><text:line-break/></text:span><text:span text:style-name="T6">日暮得卜乃相全</text:span><text:span text:style-name="T8"><text:s/></text:span></text:p>
      <text:p text:style-name="P12"><text:span text:style-name="T5">林炤育</text:span><text:span text:style-name="T6"><text:s/>  |  2020.02.08 01:34   |   </text:span><text:a xlink:type="simple" xlink:href="http://palinfo.habago.org/Entry?Command=Information_PrintForum&amp;iPage=3#FORUM38661"><text:span text:style-name="T17">#</text:span></text:a></text:p>
      <text:p text:style-name="P14"><text:span text:style-name="T6">即將到來的對華戰爭</text:span><text:span text:style-name="T8"><text:s/><text:line-break/><text:line-break/></text:span><text:span text:style-name="T6">蔡詩萍訪問林中斌將軍談這部紀錄片</text:span><text:span text:style-name="T8"><text:s/></text:span><text:span text:style-name="T6">上</text:span><text:span text:style-name="T8"><text:s/></text:span><text:span text:style-name="T6">下</text:span><text:span text:style-name="T8"><text:s/><text:line-break/></text:span><text:a xlink:type="simple" xlink:href="https://youtu.be/DQkBl_deg4s"><text:span text:style-name="T15">https://youtu.be/DQkBl_deg4s</text:span></text:a><text:span text:style-name="T8"><text:s/><text:line-break/></text:span><text:a xlink:type="simple" xlink:href="https://youtu.be/afpCYq0CUXI"><text:span text:style-name="T15">https://youtu.be/afpCYq0CUXI</text:span></text:a><text:span text:style-name="T8"><text:s/><text:line-break/><text:line-break/></text:span><text:span text:style-name="T6">原片</text:span><text:span text:style-name="T8"><text:s/><text:line-break/></text:span><text:a xlink:type="simple" xlink:href="https://youtu.be/0BvzWS9KqZk"><text:span text:style-name="T15">https://youtu.be/0BvzWS9KqZk</text:span></text:a><text:span text:style-name="T8"><text:s/><text:line-break/><text:line-break/></text:span><text:span text:style-name="T6">本片導演約翰</text:span><text:span text:style-name="T21">・</text:span><text:span text:style-name="T6">皮爾格（</text:span><text:span text:style-name="T8">John Pilger</text:span><text:span text:style-name="T6">）是一位優秀的戰地記者、作家與導演，自</text:span><text:span text:style-name="T8">1962</text:span><text:span text:style-name="T6">年開始從事調查報導以及紀錄片製作，迄今已有</text:span><text:span text:style-name="T8">55</text:span><text:span text:style-name="T6">年時間，其作品囊括各方主題，報導真相並倡導人權，經常點出主流媒體遺忘或刻意忽略的議題。本片《即將到來的對華戰爭》是他的第</text:span><text:span text:style-name="T8">60</text:span><text:span text:style-name="T6">部片，片中橫跨廣大地域範圍與長遠歷史縱深，重新檢討了西方主流媒體對於中美角力的觀點，呼籲各界對於核子戰爭一觸即發的警覺與審慎思考。</text:span><text:span text:style-name="T8"><text:s/><text:line-break/><text:line-break/></text:span><text:span text:style-name="T6">不過，本片故事的第一章，卻是從太平洋上，一個遙遠小島罕為人知的遭遇開始</text:span><text:span text:style-name="T8">——</text:span><text:span text:style-name="T6">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8"><text:s/><text:line-break/><text:line-break/></text:span><text:span text:style-name="T6">這一切都在</text:span><text:span text:style-name="T8">1946</text:span><text:span text:style-name="T6">年改變了，美國占領馬紹爾群島，作為託管領地，並肩負保護當地居民健康與福祉的義務。惡夢開始，小島變成測試核武的實驗區，居民則成為實驗品。</text:span><text:span text:style-name="T8">1954</text:span><text:span text:style-name="T6">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8"><text:s/><text:line-break/><text:line-break/></text:span><text:span text:style-name="T6">從馬紹爾群島的秘密，故事來到中國崛起，核子武器微妙牽起兩者間的關聯。馬紹爾群島只是核武試驗場，而最後經測試具有強大毀滅威力的核武成品，則得找個地方派上用場。</text:span><text:span text:style-name="T8">21</text:span><text:span text:style-name="T6">世紀的大國競技，是一種「永久戰爭」，美國每年挹注六千億美元的軍事開銷，對獨霸全球的美國軍工業來說，是一筆大生意。而投入數兆美元所發展的這些核武庫與太空作戰能力，必得有「用武之地」</text:span><text:span text:style-name="T8">——</text:span><text:span text:style-name="T6">這些錢需要一個敵人。</text:span><text:span text:style-name="T8"><text:s/><text:line-break/><text:line-break/></text:span><text:span text:style-name="T6">剛剛崛起的中國，正是完美的敵人。</text:span><text:span text:style-name="T8"><text:s/><text:line-break/><text:line-break/>&lt;</text:span><text:span text:style-name="T6">公共電視紀錄片平台</text:span><text:span text:style-name="T8">&gt;</text:span></text:p>
      <text:p text:style-name="P12"><text:span text:style-name="T5">陳真</text:span><text:span text:style-name="T6"><text:s/>  |  2020.02.08 00:32   |   </text:span><text:a xlink:type="simple" xlink:href="http://palinfo.habago.org/Entry?Command=Information_PrintForum&amp;iPage=3#FORUM38660"><text:span text:style-name="T17">#</text:span></text:a></text:p>
      <text:p text:style-name="P13"><text:span text:style-name="T6">生物武器：一個更陰暗的未來</text:span><text:span text:style-name="T8">(2) <text:line-break/><text:line-break/></text:span><text:span text:style-name="T6">陳真</text:span><text:span text:style-name="T8"><text:s/>2020. 02. 07. <text:line-break/><text:line-break/><text:line-break/>Francis Boyle </text:span><text:span text:style-name="T6">是世界著名的一位美國法律學者，起草美國的「生物武器法」，曾是阿拉法特的顧問，支持巴勒斯坦；也擔任過</text:span><text:span text:style-name="T8"><text:s/>AI (</text:span><text:span text:style-name="T6">國際特赦組織</text:span><text:span text:style-name="T8">) </text:span><text:span text:style-name="T6">的顧問，但也曾經強烈批評</text:span><text:span text:style-name="T8"><text:s/>AI </text:span><text:span text:style-name="T6">的缺乏公正性，過度傾向美國的利益。在我看來，</text:span><text:span text:style-name="T8">Boyle</text:span><text:span text:style-name="T6">是個好人，講話具有一定的公正性與可信度。</text:span><text:span text:style-name="T8"><text:s/><text:line-break/><text:line-break/></text:span><text:span text:style-name="T6">前些天，他接受</text:span><text:span text:style-name="T8">Geopolitics &amp;; Empire </text:span><text:span text:style-name="T6">的訪問，如下：</text:span><text:span text:style-name="T8"><text:s/><text:line-break/><text:line-break/></text:span><text:a xlink:type="simple" xlink:href="https://bit.ly/388BViq"><text:span text:style-name="T15">https://bit.ly/388BViq</text:span></text:a><text:span text:style-name="T8"><text:s/><text:line-break/><text:line-break/></text:span><text:span text:style-name="T6">他認為，武漢肺炎之新冠病毒就是一種生物武器，在武漢的生物實驗室外洩。他並且說世界衛生組織也已充份了解這個事實。</text:span><text:span text:style-name="T8"><text:s/><text:line-break/><text:line-break/>Boyle  </text:span><text:span text:style-name="T6">並沒有提供任何證據，但我覺得，對於這樣一個非常「圈內」的人，他的話本身其實就已經是一種「證據」，或者說「證詞」</text:span><text:span text:style-name="T8">(testimony)</text:span><text:span text:style-name="T6">。我當然不是說他的看法一定正確，而是說具有某種參考價值。</text:span><text:span text:style-name="T8"><text:s/><text:line-break/><text:line-break/></text:span><text:span text:style-name="T6">以下是八卦陰謀論，可以直接跳過不用看。</text:span><text:span text:style-name="T8"><text:s/><text:line-break/><text:line-break/></text:span><text:span text:style-name="T6">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8"><text:s/><text:line-break/><text:line-break/></text:span><text:span text:style-name="T6">為什麼呢？因為如果是中國「不小心」外洩</text:span><text:span text:style-name="T8">(</text:span><text:span text:style-name="T6">他沒有「故意」外洩的理由，自己毒自己，又不是發神經</text:span><text:span text:style-name="T8">)</text:span><text:span text:style-name="T6">，應該會在第一時間就有警覺，而不會在疫情初期長達數周的延誤。</text:span><text:span text:style-name="T8"><text:s/><text:line-break/><text:line-break/></text:span><text:span text:style-name="T6">我不是因為心向祖國所以才為他開脫，而是真的這麼相信。記得兩個月前第一次從學姐口中聽到疫情消息時，我的第一句話就是「一定是美國搞生物武器」。</text:span><text:span text:style-name="T8"><text:s/><text:line-break/><text:line-break/></text:span><text:span text:style-name="T6">很多人以為，判斷一個新型病毒是否是生物武器，是從病毒的內在結構上去做分析。這是對的，但它不是全部。另一個判斷依據跟生物學無關，而是跟情資有關。為什麼呢？因為：</text:span><text:span text:style-name="T8"><text:s/><text:line-break/><text:line-break/></text:span><text:span text:style-name="T6">一，一種變異，既然有可能自然變異，當然也就有可能是人為變異。自然狀況下就能產生的結果，人為介入當然也可以讓它產生一樣的結果。</text:span><text:span text:style-name="T8"><text:s/><text:line-break/><text:line-break/></text:span><text:span text:style-name="T6">二，就如我前一篇文章所提到的</text:span><text:span text:style-name="T8">AI</text:span><text:span text:style-name="T6">密件及</text:span><text:span text:style-name="T8">BSAT</text:span><text:span text:style-name="T6">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8">ABC</text:span><text:span text:style-name="T6">基本教材就能判斷是否人為變種？連駭客都可以駭到讓你自己根本不知道曾經被駭，完全不留痕跡。你覺得這些極其尖端的生物科技之判別，只是透過一般學理就能揭露的嗎？</text:span><text:span text:style-name="T8"><text:s/><text:line-break/><text:line-break/></text:span><text:span text:style-name="T6">我不認為這事情之真相在可預見的將來會水落石出，但我不用預見就已經清楚看見各個主要國家實際上至今都不排除新冠病毒是生物武器，並且好像都很擔心自己在這方面會落後。</text:span><text:span text:style-name="T8"><text:s/><text:line-break/><text:line-break/></text:span><text:span text:style-name="T6">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12"><text:span text:style-name="T5">小芮</text:span><text:span text:style-name="T6"><text:s/>  |  2020.02.07 23:30   |   </text:span><text:a xlink:type="simple" xlink:href="http://palinfo.habago.org/Entry?Command=Information_PrintForum&amp;iPage=3#FORUM38659"><text:span text:style-name="T17">#</text:span></text:a></text:p>
      <text:p text:style-name="P14"><text:span text:style-name="T6">這個版上很多智者，謝謝你們的分享，獲益良多。</text:span><text:span text:style-name="T8"><text:s/><text:line-break/></text:span><text:span text:style-name="T6">身為台灣人，我深深祝福也祈禱中國能挺過這次武漢肺炎，祈禱生病的同胞都能康復！</text:span><text:span text:style-name="T8"><text:s/><text:line-break/></text:span><text:span text:style-name="T6">我堅定相信受中國文化陶冶的人民，有足夠厚實的底氣能渡過這一波挑戰。</text:span><text:span text:style-name="T8"><text:s/></text:span></text:p>
      <text:p text:style-name="P12"><text:span text:style-name="T5">林炤育</text:span><text:span text:style-name="T6"><text:s/>  |  2020.02.07 17:09   |   </text:span><text:a xlink:type="simple" xlink:href="http://palinfo.habago.org/Entry?Command=Information_PrintForum&amp;iPage=3#FORUM38658"><text:span text:style-name="T17">#</text:span></text:a></text:p>
      <text:p text:style-name="P13"><text:span text:style-name="T6">這幾天出現許多有關生物武器的文章或舊文新登，意有所指不言可喻</text:span><text:span text:style-name="T8"><text:s/><text:line-break/><text:line-break/></text:span><text:span text:style-name="T6">下面是</text:span><text:span text:style-name="T8">3</text:span><text:span text:style-name="T6">個登在半官方媒體的文章</text:span><text:span text:style-name="T8"><text:s/><text:line-break/><text:line-break/></text:span><text:span text:style-name="T6">美</text:span><text:span text:style-name="T16">军增强生物威胁的六种途径和科学改善生物防御的六种方法</text:span><text:span text:style-name="T8"><text:s/><text:line-break/></text:span><text:span text:style-name="T6">察网</text:span><text:span text:style-name="T8"><text:s/>2020-01-31 08:50:43 <text:line-break/></text:span><text:a xlink:type="simple" xlink:href="https://www.toutiao.com/a6787903080118616588/"><text:span text:style-name="T15">https://www.toutiao.com/a6787903080118616588/</text:span></text:a><text:span text:style-name="T8"><text:s/><text:line-break/><text:line-break/></text:span><text:span text:style-name="T6">中国国防报：基因战争将以洗牌方式变革人类战争</text:span><text:span text:style-name="T8"><text:s/><text:line-break/></text:span><text:span text:style-name="T6">察网</text:span><text:span text:style-name="T8"><text:s/>2020-01-28 12:48:48 <text:line-break/></text:span><text:a xlink:type="simple" xlink:href="https://www.toutiao.com/a6786851177557393931/"><text:span text:style-name="T22">https://www.toutiao.com/a6786851177557393931/</text:span></text:a><text:span text:style-name="T8"><text:s/><text:line-break/><text:line-break/></text:span><text:span text:style-name="T6">中国国防报：</text:span><text:span text:style-name="T16">让生物战争走进国防视野（</text:span><text:span text:style-name="T8">2011</text:span><text:span text:style-name="T6">年旧文）</text:span><text:span text:style-name="T8"><text:s/><text:line-break/></text:span><text:span text:style-name="T6">古文作家李燚淼</text:span><text:span text:style-name="T8"><text:s/>2020-01-27 08:44:21 <text:line-break/></text:span><text:a xlink:type="simple" xlink:href="https://www.toutiao.com/a6786416963934487044/"><text:span text:style-name="T15">https://www.toutiao.com/a6786416963934487044/</text:span></text:a><text:span text:style-name="T8"><text:s/><text:line-break/><text:line-break/><text:line-break/></text:span><text:span text:style-name="T6">第一篇原文名稱《下一代生物武器</text:span><text:span text:style-name="T8">——</text:span><text:span text:style-name="T6">基因工程技術在生物戰和生物恐怖主義中的應用》。</text:span><text:span text:style-name="T8"><text:s/><text:line-break/></text:span><text:span text:style-name="T6">作者：美國空軍上校</text:span><text:span text:style-name="T8">Michael J Ainscough <text:line-break/><text:line-break/></text:span><text:span text:style-name="T6">原文共六節內容：</text:span><text:span text:style-name="T8"><text:s/><text:line-break/><text:line-break/></text:span><text:span text:style-name="T6">一、引言</text:span><text:span text:style-name="T8"><text:s/><text:line-break/></text:span><text:span text:style-name="T6">二、前蘇聯的生物戰計劃</text:span><text:span text:style-name="T8"><text:s/><text:line-break/></text:span><text:span text:style-name="T6">三、基因工程，生物恐怖主義與生物戰</text:span><text:span text:style-name="T8"><text:s/><text:line-break/></text:span><text:span text:style-name="T6">四、增強生物威脅的六種途徑</text:span><text:span text:style-name="T8"><text:s/><text:line-break/></text:span><text:span text:style-name="T6">五、科學改善生物防禦的六種方法</text:span><text:span text:style-name="T8"><text:s/><text:line-break/></text:span><text:span text:style-name="T6">六、結論</text:span><text:span text:style-name="T8"><text:s/><text:line-break/><text:line-break/></text:span><text:span text:style-name="T6">結論中指出，</text:span><text:span text:style-name="T8"><text:s/><text:line-break/>1</text:span><text:span text:style-name="T6">、有證據表明，俄羅斯人已經進行了基因改造的生物戰劑。</text:span><text:span text:style-name="T8"><text:s/><text:line-break/>2</text:span><text:span text:style-name="T6">、這種武器似乎很可能會在我們的這一生中使用。不可避免地，在某個地方的某個時間，似乎有人會嘗試使用基因工程病原體。如果被釋放，它們將對醫療和政府反應構成不祥的挑戰。</text:span><text:span text:style-name="T8"><text:s/><text:line-break/>3</text:span><text:span text:style-name="T6">、生物技術使得僅使用小規模的特殊行動就可以造成大規模的人員傷亡，這些特殊行動可以逃避檢測，從而避免報復。在非對稱戰爭中，生物武器被視為一個很好的均衡器。</text:span><text:span text:style-name="T8"><text:s/><text:line-break/>4</text:span><text:span text:style-name="T6">、大都市區處於最高風險。</text:span><text:span text:style-name="T8"><text:s/><text:line-break/>5</text:span><text:span text:style-name="T6">、目前，全世界所有軍隊和平民人口都難以承受生物攻擊。我們仍未做好充分準備以應對由新型基因工程生物製劑引起的流行病。</text:span><text:span text:style-name="T8"><text:s/><text:line-break/>6</text:span><text:span text:style-name="T6">、</text:span><text:span text:style-name="T8">20</text:span><text:span text:style-name="T6">世紀以物理學為主導，但最近的突破表明，未來的</text:span><text:span text:style-name="T8">100</text:span><text:span text:style-name="T6">年可能是</text:span><text:span text:style-name="T8">“</text:span><text:span text:style-name="T6">生物世紀</text:span><text:span text:style-name="T8">”</text:span><text:span text:style-name="T6">。有人說：第二次世界大戰是核武器，而第三次世界大戰的上帝禁止的將是生物武器。</text:span><text:span text:style-name="T8"><text:s/><text:line-break/><text:line-break/><text:line-break/></text:span></text:p>
      <text:p text:style-name="P12"><text:span text:style-name="T5">陳真</text:span><text:span text:style-name="T6"><text:s/>  |  2020.02.07 12:58   |   </text:span><text:a xlink:type="simple" xlink:href="http://palinfo.habago.org/Entry?Command=Information_PrintForum&amp;#FORUM38657"><text:span text:style-name="T17">#</text:span></text:a></text:p>
      <text:p text:style-name="P13"><text:span text:style-name="T6">生物武器：一個更陰暗的未來</text:span><text:span text:style-name="T8">(1) <text:line-break/><text:line-break/></text:span><text:span text:style-name="T6">陳真</text:span><text:span text:style-name="T8"><text:s/>2020. 02. 06. <text:line-break/><text:line-break/><text:line-break/></text:span><text:span text:style-name="T6">「生物武器：一個更陰暗的未來」</text:span><text:span text:style-name="T8">(The Darker Bioweapons Future)</text:span><text:span text:style-name="T6">，這個標題不是我取的，而是取自</text:span><text:span text:style-name="T8">2003</text:span><text:span text:style-name="T6">年</text:span><text:span text:style-name="T8">11</text:span><text:span text:style-name="T6">月</text:span><text:span text:style-name="T8">3</text:span><text:span text:style-name="T6">日美國中情局</text:span><text:span text:style-name="T8">(CIA) </text:span><text:span text:style-name="T6">的一份解密文件：</text:span><text:span text:style-name="T8"><text:s/><text:line-break/><text:line-break/></text:span><text:a xlink:type="simple" xlink:href="https://fas.org/irp/cia/product/bw1103.pdf"><text:span text:style-name="T15">https://fas.org/irp/cia/product/bw1103.pdf</text:span></text:a><text:span text:style-name="T8"><text:s/><text:line-break/><text:line-break/></text:span><text:span text:style-name="T6">解密的部份只有兩頁，不過內容已十分駭人聽聞。美國政府表示，解密這些內容主要是為了針對美國大眾進行教育，提高風險意識。</text:span><text:span text:style-name="T8"><text:s/><text:line-break/><text:line-break/></text:span><text:span text:style-name="T6">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8">(</text:span><text:span text:style-name="T6">很可能包括中國</text:span><text:span text:style-name="T8">)</text:span><text:span text:style-name="T6">始終努力研發，並各自拼命保護自己各種族群的生物資料不使外洩。</text:span><text:span text:style-name="T8"><text:s/><text:line-break/><text:line-break/></text:span><text:span text:style-name="T6">大陸幾年前著名的「德明康德新藥公司」事件便是一例，該公司派人以狗血之名，貍貓換太子，企圖偷偷運送五千多份華人血清樣本出境，結果被逮。相關例子還有很多，說不完。</text:span><text:span text:style-name="T8"><text:s/><text:line-break/><text:line-break/>2003</text:span><text:span text:style-name="T6">年</text:span><text:span text:style-name="T8">10</text:span><text:span text:style-name="T6">月，中國社會科學出版社罕見地出版了一本書，叫做「最後一道防線</text:span><text:span text:style-name="T8">--</text:span><text:span text:style-name="T6">中國人基因流失憂思錄」，闡述九零年代以來美國針對中國人種進行研究、收集</text:span><text:span text:style-name="T8">DNA</text:span><text:span text:style-name="T6">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8"><text:s/><text:line-break/><text:line-break/>CIA </text:span><text:span text:style-name="T6">密件</text:span><text:span text:style-name="T8"><text:s/><text:line-break/><text:line-break/></text:span><text:span text:style-name="T6">上述</text:span><text:span text:style-name="T8">CIA</text:span><text:span text:style-name="T6">文件，我摘要翻譯如下。它開宗明義寫著：「基因改造病原體所產生的傷害，將比過去所有人類已知的疾病都還更加可怕。」</text:span><text:span text:style-name="T8"><text:s/><text:line-break/><text:line-break/></text:span><text:span text:style-name="T6">「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8"><text:s/><text:line-break/><text:line-break/></text:span><text:span text:style-name="T6">就如一位與會專家所說：『在生物科學方面，我們正處於猶如六零年代的資訊科學；遠勝於其它學科，生物科學將對</text:span><text:span text:style-name="T8"><text:s/>21</text:span><text:span text:style-name="T6">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8">  <text:line-break/><text:line-break/></text:span><text:span text:style-name="T6">「目前已知已成功研發的生物武器及其原理，舉例如下：</text:span><text:span text:style-name="T8"><text:s/><text:line-break/><text:line-break/></text:span><text:span text:style-name="T6">澳洲幾位研究者近日不經意地透露，鼠痘病毒（</text:span><text:span text:style-name="T8">mousepox virus</text:span><text:span text:style-name="T6">）的毒性，將可透過嵌入免疫調節基因而明顯增強其毒性。這項技術同樣可應用於自然發生的病原體，例如炭疽桿菌與天花病毒，將可大大增強其致死率。</text:span><text:span text:style-name="T8"><text:s/><text:line-break/><text:line-break/></text:span><text:span text:style-name="T6">另外一些生物學家則順利合成天花病毒的關鍵蛋白質，並且證明它能夠有效阻斷人類免疫反應的某些關鍵步驟。還有個生物醫學團隊，近日也成功在體外合成小兒痲痺病毒。」</text:span><text:span text:style-name="T8"><text:s/><text:line-break/><text:line-break/></text:span><text:span text:style-name="T6">更可怕的是，「有一系列非傳統病原體的二元生物武器（</text:span><text:span text:style-name="T8">binary BW agents</text:span><text:span text:style-name="T6">），很可能在十年內（亦即</text:span><text:span text:style-name="T8">2013</text:span><text:span text:style-name="T6">年）研發成功。」</text:span><text:span text:style-name="T8"><text:s/><text:line-break/><text:line-break/></text:span><text:span text:style-name="T6">據我的了解，它就像一種「定時生物炸彈」，攻擊者將可設定在若干條件下將其引爆，產生致病或致死效果。</text:span><text:span text:style-name="T8"><text:s/><text:line-break/><text:line-break/></text:span><text:span text:style-name="T6">該</text:span><text:span text:style-name="T8"><text:s/>CIA </text:span><text:span text:style-name="T6">密件指出：</text:span><text:span text:style-name="T8"><text:s/><text:line-break/><text:line-break/></text:span><text:span text:style-name="T6">「二元生物武器就是當兩種（無害或微害的）成份碰在一起時，才會引發劇毒。某個極其陰險的（</text:span><text:span text:style-name="T8">insidious</text:span><text:span text:style-name="T6">）的例子是這樣：一種原本只是帶有輕微毒性的病原體，當它遇到解毒劑時，卻反而會產生劇毒。我們把這樣一種大規模毀滅性生物武器稱之為『設計者』（</text:span><text:span text:style-name="T8">designer</text:span><text:span text:style-name="T6">），它可以用來引發抗生素的抗藥性（亦即使敵人對於抗生素失去療效），或是用來壓制正常的免疫反應。</text:span><text:span text:style-name="T8"><text:s/><text:line-break/><text:line-break/></text:span><text:span text:style-name="T6">『基因治療』武器化的相關研究，將可永久改變人們的基因組成，或是在對方體內植入隱身的『木馬病毒』（</text:span><text:span text:style-name="T8">stealth virus</text:span><text:span text:style-name="T6">），無聲無息地存在於人體內一段很長時間而不發病，待時間一到，才會被啟動而病發。</text:span><text:span text:style-name="T8"><text:s/><text:line-break/><text:line-break/></text:span><text:span text:style-name="T6">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8"><text:s/><text:line-break/><text:line-break/></text:span><text:span text:style-name="T6">專家們強調，對於這樣一些極其多樣化而且應用範圍十分廣泛的新型病原體生物武器研究，它所產生的攻擊方式，事實上是完全無法預防與防範的；解方之研發，因此將會落後一段很長時間。」</text:span><text:span text:style-name="T8"><text:s/><text:line-break/><text:line-break/></text:span><text:span text:style-name="T6">文件最後，</text:span><text:span text:style-name="T8">CIA</text:span><text:span text:style-name="T6">竟然還留下連絡電話，請撥打美國中情局「策略評估小組」（</text:span><text:span text:style-name="T8">Strategic Assessments Group</text:span><text:span text:style-name="T6">）主任辦公室電話</text:span><text:span text:style-name="T8"><text:s/>(703) 874-0527</text:span><text:span text:style-name="T6">。</text:span><text:span text:style-name="T8"><text:s/><text:line-break/><text:line-break/></text:span><text:span text:style-name="T6">末日武器與美軍擴建生武實驗室</text:span><text:span text:style-name="T8"><text:s/><text:line-break/><text:line-break/>2017</text:span><text:span text:style-name="T6">年</text:span><text:span text:style-name="T8">10</text:span><text:span text:style-name="T6">月，俄國總統普丁在一場人權會議上，更是首度公開挑明，說了這麼一段話：</text:span><text:span text:style-name="T8"><text:s/><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6">「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8">) <text:line-break/><text:line-break/></text:span><text:span text:style-name="T6">原始談話影片：</text:span><text:a xlink:type="simple" xlink:href="https://bit.ly/2uTtyZ9"><text:span text:style-name="T15">https://bit.ly/2uTtyZ9</text:span></text:a><text:span text:style-name="T8"><text:s/><text:line-break/><text:line-break/></text:span><text:span text:style-name="T6">美軍收集俄國人遺傳資料的原始文件：</text:span><text:a xlink:type="simple" xlink:href="https://bit.ly/318ckn9"><text:span text:style-name="T15">https://bit.ly/318ckn9</text:span></text:a><text:span text:style-name="T8"><text:s/><text:line-break/><text:line-break/></text:span><text:span text:style-name="T6">相關報導：</text:span><text:a xlink:type="simple" xlink:href="https://bit.ly/2u8djYd"><text:span text:style-name="T15">https://bit.ly/2u8djYd</text:span></text:a><text:span text:style-name="T8"><text:s/><text:line-break/><text:line-break/></text:span><text:span text:style-name="T6">普丁並沒有說「他們」是誰，但是根據各家媒體報導，美國空軍最大的醫療部隊</text:span><text:span text:style-name="T8">--</text:span><text:span text:style-name="T6">第</text:span><text:span text:style-name="T8">59</text:span><text:span text:style-name="T6">支醫學側翼</text:span><text:span text:style-name="T8"><text:s/>(59th Medical Wing) </text:span><text:span text:style-name="T6">之「先進分子監測中心」</text:span><text:span text:style-name="T8">(Center for Advanced Molecular Detection</text:span><text:span text:style-name="T6">，簡稱</text:span><text:span text:style-name="T8"><text:s/>CAMD) </text:span><text:span text:style-name="T6">就是普丁所指控的對象。美國「空軍教育與訓練指揮部」</text:span><text:span text:style-name="T8">(the US Air Education and Training Command</text:span><text:span text:style-name="T6">，簡稱</text:span><text:span text:style-name="T8"><text:s/>AETC)</text:span><text:span text:style-name="T6">發言人</text:span><text:span text:style-name="T8">Bo Downey </text:span><text:span text:style-name="T6">稍後承認，美軍確實針對俄羅斯人的生物遺傳資料進行收集，但否認是為了研發生物武器。</text:span><text:span text:style-name="T8"><text:s/><text:line-break/><text:line-break/></text:span><text:span text:style-name="T6">其實，早在</text:span><text:span text:style-name="T8"><text:s/>2015</text:span><text:span text:style-name="T6">年普丁簽署新版</text:span><text:span text:style-name="T8">(</text:span><text:span text:style-name="T6">前一版是</text:span><text:span text:style-name="T8">2009</text:span><text:span text:style-name="T6">年</text:span><text:span text:style-name="T8">) </text:span><text:span text:style-name="T6">的「俄國國家安全戰略報告」</text:span><text:span text:style-name="T8">("About the Strategy of National Security of Russian Federation”) </text:span><text:span text:style-name="T6">中，便具體點名了美國對於俄羅斯之主要安全威脅之一就來自於「美國在俄羅斯國境周邊擴大部署『生物武器實驗室網絡』</text:span><text:span text:style-name="T8">(network of military-biological laboratories</text:span><text:span text:style-name="T6">）」。俄國媒體及官方科學研究單位幾年來並多次指控多種瘟疫很可能是美國的生物武器傑作，其中之一就是</text:span><text:span text:style-name="T8">SARS</text:span><text:span text:style-name="T6">。</text:span><text:span text:style-name="T8">(</text:span><text:span text:style-name="T6">註</text:span><text:span text:style-name="T8">1)  <text:line-break/><text:line-break/></text:span><text:span text:style-name="T6">支持該說法的周邊證據之一是：根據世界衛生組織的資料，中國人感染</text:span><text:span text:style-name="T8">SARS</text:span><text:span text:style-name="T6">者，至少高達</text:span><text:span text:style-name="T8">92%</text:span><text:span text:style-name="T6">，而西方盎格魯撒克遜族群卻幾乎無一人罹患。質疑者認為，該病毒似乎鎖定漢民族特有的</text:span><text:span text:style-name="T8">O-M175</text:span><text:span text:style-name="T6">基因。</text:span><text:span text:style-name="T8"><text:s/><text:line-break/><text:line-break/></text:span><text:span text:style-name="T6">大多數相關領域的專家認為，</text:span><text:span text:style-name="T8">SARS</text:span><text:span text:style-name="T6">是針對中國人研發的基因武器之說法依然缺乏足夠的科學根據。但這並不意味著該指控只是一種販夫走卒式的憑空猜測或所謂陰謀論。</text:span><text:span text:style-name="T8"><text:s/><text:line-break/><text:line-break/></text:span><text:span text:style-name="T6">這項足以造成人類末日的生物與基因武器研究，比核彈更恐怖，更不道德。人類發展這類武器，無異自我毀滅。</text:span><text:span text:style-name="T8"><text:s/><text:line-break/><text:line-break/></text:span><text:span text:style-name="T6">劍橋的警告</text:span><text:span text:style-name="T8"><text:s/><text:line-break/><text:line-break/>2012</text:span><text:span text:style-name="T6">年，劍橋大學成立了一個跨領域研究中心，叫做</text:span><text:span text:style-name="T8"> Centre for the Study of Existential Risk(</text:span><text:span text:style-name="T6">人類生存風險研究中心，簡稱</text:span><text:span text:style-name="T8"><text:s/>CSER)</text:span><text:span text:style-name="T6">。我有訂閱它們的電子通訊，我注意到，去年（</text:span><text:span text:style-name="T8">2019</text:span><text:span text:style-name="T6">年）它發表了一份報告，標題是「</text:span><text:span text:style-name="T8">Global Catastrophic Biological Risks</text:span><text:span text:style-name="T6">」（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8"><text:s/><text:line-break/><text:line-break/></text:span><text:span text:style-name="T6">原文請見：</text:span><text:span text:style-name="T8"><text:s/><text:line-break/><text:line-break/></text:span><text:a xlink:type="simple" xlink:href="https://bit.ly/38fkH37"><text:span text:style-name="T15">https://bit.ly/38fkH37</text:span></text:a><text:span text:style-name="T8"><text:s/><text:line-break/><text:line-break/></text:span><text:span text:style-name="T6">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8"><text:s/><text:line-break/><text:line-break/></text:span><text:span text:style-name="T6">該報告提問：「這究竟是一種研究上的錯誤（</text:span><text:span text:style-name="T8">error</text:span><text:span text:style-name="T6">），抑或出於一種恐怖主義（</text:span><text:span text:style-name="T8">terror</text:span><text:span text:style-name="T6">）？究竟是壞蟲（</text:span><text:span text:style-name="T8">bad bugs</text:span><text:span text:style-name="T6">）或壞蛋</text:span><text:span text:style-name="T8"><text:s/>(bad people)</text:span><text:span text:style-name="T6">在暗中搞破壞？」報告給出的答案顯然是後者。</text:span><text:span text:style-name="T8"><text:s/><text:line-break/><text:line-break/></text:span><text:span text:style-name="T6">報告指出：「一些突破性的基因修改工具，例如</text:span><text:span text:style-name="T8">CRISPR-Cas9</text:span><text:span text:style-name="T6">，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8"><text:s/><text:line-break/><text:line-break/></text:span><text:span text:style-name="T6">「在上個世紀，一些國家積極發展生物武器研究。據我們所知，同時也有一些團體企圖取得這些生物武器。時至今日，幾乎是單一個人，只要念過博士，就有能力在六個月內製造出馬痘病毒（</text:span><text:span text:style-name="T8">horsepox</text:span><text:span text:style-name="T6">），這是一種類似在二十世紀殺死了三億人的天花病毒。也就是說，過去由國家掌控的生物武器研發能力，很可能即將就會落到一般組織手裏。」</text:span><text:span text:style-name="T8">  <text:line-break/><text:line-break/></text:span><text:span text:style-name="T6">根據一些媒體，例如英國</text:span><text:span text:style-name="T8">The Telegraph(</text:span><text:span text:style-name="T6">「每日電訊報」</text:span><text:span text:style-name="T8">) </text:span><text:span text:style-name="T6">於去年</text:span><text:span text:style-name="T8">2019</text:span><text:span text:style-name="T6">年</text:span><text:span text:style-name="T8">8</text:span><text:span text:style-name="T6">月</text:span><text:span text:style-name="T8">12</text:span><text:span text:style-name="T6">日的報導，標題是「</text:span><text:span text:style-name="T8">World must prepare for biological weapons that target ethnic groups based on genetics, says Cambridge University</text:span><text:span text:style-name="T6">」（劍橋大學提出警告：全世界應準備好面對針對特定種族之特有基因的生物武器）。報導請見：</text:span><text:span text:style-name="T8"><text:s/><text:line-break/><text:line-break/></text:span><text:a xlink:type="simple" xlink:href="https://bit.ly/39fL74u"><text:span text:style-name="T15">https://bit.ly/39fL74u</text:span></text:a><text:span text:style-name="T8"><text:s/><text:line-break/><text:line-break/></text:span><text:span text:style-name="T6">報導指出，劍橋大學「人類生存風險研究中心」發布了另一項報告，進一步提出警告說，隨著基因工程技術的快速成熟發展，成本也越來越低，大規模傷害他人的能力也很不幸地被「民主化」</text:span><text:span text:style-name="T8"><text:s/></text:span><text:span text:style-name="T6">了。</text:span><text:span text:style-name="T8"><text:s/><text:line-break/><text:line-break/></text:span><text:span text:style-name="T6">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8"><text:s/><text:line-break/><text:line-break/></text:span><text:span text:style-name="T6">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8"><text:s/><text:line-break/><text:line-break/></text:span><text:span text:style-name="T6">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8"><text:s/><text:line-break/><text:line-break/></text:span><text:span text:style-name="T6">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8"><text:s/><text:line-break/><text:line-break/></text:span><text:span text:style-name="T6">再說，生物武器科技的發展已經到了一種出神入化的地步，既能「定時引爆」，也能「二元致死」，甚至還能像電腦木馬程式那樣，在一定的條件下，不知不覺地發病或喪失某種生物能力</text:span><text:span text:style-name="T8">(</text:span><text:span text:style-name="T6">例如免疫系統</text:span><text:span text:style-name="T8">)</text:span><text:span text:style-name="T6">，讓你以為這只是一種生命的自然衰退病變過程；甚至鎖定種族特有的基因特徵，神鬼不知地毀滅特定族群，或是禍延子孫，削弱敵人後代之健康狀況。</text:span><text:span text:style-name="T8"><text:s/><text:line-break/><text:line-break/></text:span><text:span text:style-name="T6">人們竟然把聰明才智運用在這方面，實在很可悲，但它卻是一種正在迅速發展的事實狀態。</text:span><text:span text:style-name="T8"><text:s/><text:line-break/><text:line-break/></text:span><text:span text:style-name="T6">美國悄悄解除禁令</text:span><text:span text:style-name="T8"><text:s/><text:line-break/><text:line-break/></text:span><text:span text:style-name="T6">凡是重要之事，通常都會被主流媒體所刻意淡化，故為一般大眾所忽略。比方說</text:span><text:span text:style-name="T8"><text:s/>2017</text:span><text:span text:style-name="T6">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8"><text:s/><text:line-break/><text:line-break/></text:span><text:span text:style-name="T6">人類似乎始終不曾放棄研發生物武器，例如納粹及日本皇軍，積極以猶太人及華人從事病毒與細菌之人體實驗。根據英國一本專門報導軍事工業與國防裝備的著名期刊</text:span><text:span text:style-name="T8"> Jane's Defence Weekly </text:span><text:span text:style-name="T6">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8">  <text:line-break/><text:line-break/></text:span><text:span text:style-name="T6">表面上，大家嘴裏承認</text:span><text:span text:style-name="T8"><text:s/>(</text:span><text:span text:style-name="T6">只有美國不承認</text:span><text:span text:style-name="T8">) </text:span><text:span text:style-name="T6">這些都是國際公約規範下的非法武器，但我看，凡有能力研發者照樣偷偷研發，似乎誰也不例外，而美國顯然是其中最為積極者。</text:span><text:span text:style-name="T8"><text:s/><text:line-break/><text:line-break/></text:span><text:span text:style-name="T6">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8"><text:s/><text:line-break/><text:line-break/></text:span><text:span text:style-name="T6">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8"><text:s/><text:line-break/><text:line-break/></text:span><text:span text:style-name="T6">對於陰謀論的正反態度都很讓人受不了。前者凡事亂猜背後有著什麼陰謀，大概是好萊塢電影看太多；後者卻是對於明明不是陰謀論的東西，動輒擺出「不屑一顧」的高姿態。</text:span><text:span text:style-name="T8"><text:s/><text:line-break/><text:line-break/></text:span><text:span text:style-name="T6">《</text:span><text:span text:style-name="T8">science</text:span><text:span text:style-name="T6">》的質疑</text:span><text:span text:style-name="T8"><text:s/><text:line-break/><text:line-break/></text:span><text:span text:style-name="T6">念自然科學的人應該知道世界上有兩本科學期刊地位非常崇高，能夠在那上面發表文章，簡直像什麼榮耀似的，連祖墳都要冒青煙了，一本叫《</text:span><text:span text:style-name="T8">nature</text:span><text:span text:style-name="T6">》，一本叫《</text:span><text:span text:style-name="T8">science</text:span><text:span text:style-name="T6">》。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8"><text:s/><text:line-break/><text:line-break/></text:span><text:span text:style-name="T6">比方說，</text:span><text:span text:style-name="T8">2018</text:span><text:span text:style-name="T6">年</text:span><text:span text:style-name="T8">10</text:span><text:span text:style-name="T6">月</text:span><text:span text:style-name="T8">5</text:span><text:span text:style-name="T6">日《</text:span><text:span text:style-name="T8">science</text:span><text:span text:style-name="T6">》有篇論文叫做《</text:span><text:span text:style-name="T8">Agricultural research, or a new bio-weapon system?</text:span><text:span text:style-name="T6">》</text:span><text:span text:style-name="T8">(</text:span><text:span text:style-name="T6">是農業研究？抑或是新型的生物武器系統？</text:span><text:span text:style-name="T8">)</text:span><text:span text:style-name="T6">，全文在此：</text:span><text:span text:style-name="T8"><text:s/><text:line-break/><text:line-break/></text:span><text:a xlink:type="simple" xlink:href="https://bit.ly/2RLLmyC"><text:span text:style-name="T15">https://bit.ly/2RLLmyC</text:span></text:a><text:span text:style-name="T8"><text:s/><text:line-break/><text:line-break/></text:span><text:span text:style-name="T6">這論文由法國與德國五位演化生物學與基因科學家共同發表，質疑美國國防部的「國防高等研究計劃署」</text:span><text:span text:style-name="T8">(Defense Advanced Research Projects Agency</text:span><text:span text:style-name="T6">，簡稱</text:span><text:span text:style-name="T8">DARPA) </text:span><text:span text:style-name="T6">從</text:span><text:span text:style-name="T8">2016</text:span><text:span text:style-name="T6">年起，已投入大約九億台幣，並持續增加預算，從事一項叫做「昆蟲聯盟」（</text:span><text:span text:style-name="T8">Insect Allies</text:span><text:span text:style-name="T6">）的詭異研究，利用昆蟲傳播基因改造病毒，進行農作物基因編輯。</text:span><text:span text:style-name="T8"><text:s/><text:line-break/><text:line-break/></text:span><text:span text:style-name="T6">這幾位科學家認為這項實驗看不出對於農業發展有何助益，卻具有生物武器的高度道德風險，違反《禁止生物武器公約》。該公約於</text:span><text:span text:style-name="T8">1975</text:span><text:span text:style-name="T6">年</text:span><text:span text:style-name="T8">3</text:span><text:span text:style-name="T6">月生效，全世界絕大部份國家都有簽署，包括美國在內</text:span><text:span text:style-name="T8"><text:s/>(</text:span><text:span text:style-name="T6">註</text:span><text:span text:style-name="T8">2)</text:span><text:span text:style-name="T6">。論文作者們說，這項技術，與其說是一項農業改良工具，倒不如說它事實上更像是一種大規模破壞農作物的生物武器。</text:span><text:span text:style-name="T8"><text:s/><text:line-break/><text:line-break/>DARPA </text:span><text:span text:style-name="T6">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8"><text:s/><text:line-break/><text:line-break/></text:span><text:span text:style-name="T6">就如著名的生物倫理中心</text:span><text:span text:style-name="T8">The Hastings Center</text:span><text:span text:style-name="T6">的主任</text:span><text:span text:style-name="T8">Gregory Kaebnick </text:span><text:span text:style-name="T6">所指出，透過昆蟲散播病毒，藉以進行大規模基因改造，終究還是具有破壞性，因為此一技術毫無疑問可用來破壞敵國的糧食收成。</text:span><text:span text:style-name="T8"><text:s/><text:line-break/><text:line-break/></text:span><text:span text:style-name="T6">其實，就連國中生理當也能看得出來這樣一種研究的正反用途，顯然攻擊性用途更為顯著。美國當然就是在裝蒜，因為，就在這項昆蟲研究計劃啟動的同一年，也就是</text:span><text:span text:style-name="T8">2016</text:span><text:span text:style-name="T6">年二月，美國情報部門就在當年度的《全球威脅評估報告》（</text:span><text:span text:style-name="T8">Worldwide Threat Assessment of the US Intelligence Community</text:span><text:span text:style-name="T6">）裏頭，把「基因編輯」列入「大規模殺傷性武器」的技術清單。</text:span><text:span text:style-name="T8"><text:s/><text:line-break/>     <text:line-break/></text:span><text:span text:style-name="T6">《</text:span><text:span text:style-name="T8">science</text:span><text:span text:style-name="T6">》的這篇論文發表後的四個月，也就是</text:span><text:span text:style-name="T8">2019</text:span><text:span text:style-name="T6">年</text:span><text:span text:style-name="T8">2</text:span><text:span text:style-name="T6">月，《</text:span><text:span text:style-name="T8">science</text:span><text:span text:style-name="T6">》又發表了一篇「獨家報導」，提出另一項有關生物武器之指控。全文在此：</text:span><text:span text:style-name="T8"><text:s/><text:line-break/><text:line-break/></text:span><text:a xlink:type="simple" xlink:href="https://bit.ly/36O6WH5"><text:span text:style-name="T15">https://bit.ly/36O6WH5</text:span></text:a><text:span text:style-name="T8"><text:s/><text:line-break/><text:line-break/></text:span><text:span text:style-name="T6">文章指出，美國政府「悄悄地」</text:span><text:span text:style-name="T8">(quietly) </text:span><text:span text:style-name="T6">解除關於增強病原體毒性及其傳播能力的危險實驗禁令，投入大量資金於曾引發巨大爭議與全球公衛風險的禽流感病毒基因改造實驗，相關實驗足以把</text:span><text:span text:style-name="T8">   H5N1 </text:span><text:span text:style-name="T6">禽流感病毒基因改造為更具毒性與傳播力，甚至透過空氣在哺乳動物之間大規模傳播。</text:span><text:span text:style-name="T8"><text:s/><text:line-break/><text:line-break/></text:span><text:span text:style-name="T6">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8"><text:s/><text:line-break/><text:line-break/></text:span><text:span text:style-name="T6">我能明白、並且也認同很多科學研究往往具有所謂雙重性，可藉之行善，也能用來使壞；我們很難在人類知識的「地圖」上「先驗地」找到一條足以迴避一切負面後果、光有好處而無害處的「皇家之路」。</text:span><text:span text:style-name="T8"><text:s/><text:line-break/><text:line-break/></text:span><text:span text:style-name="T6">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8"><text:s/><text:line-break/><text:line-break/>2011</text:span><text:span text:style-name="T6">年，世界衛生組織曾為美國此一「增強病毒毒性」研究之極高公衛風險召開會議，並提出警告，美國軍方之相關研究也因此暫停，但是不久之後便又重啟爐灶。兩年後，大約是</text:span><text:span text:style-name="T8">2014</text:span><text:span text:style-name="T6">年，美國政府生物實驗室接連爆發多起公衛事故，涉及炭疽桿菌、天花病毒與</text:span><text:span text:style-name="T8"><text:s/>H5N1 </text:span><text:span text:style-name="T6">病毒等，於是又喊停實驗。</text:span><text:span text:style-name="T8">2017</text:span><text:span text:style-name="T6">年，美國政府旋即又悄悄地掩人耳目，捲土重來，並壓制、淡化質疑聲音，大量投入資金重啟危險實驗，《</text:span><text:span text:style-name="T8">science</text:span><text:span text:style-name="T6">》也因此發表獨家報導，提出嚴厲風險警告。</text:span><text:span text:style-name="T8"><text:s/><text:line-break/><text:line-break/></text:span><text:span text:style-name="T6">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8"><text:s/><text:line-break/><text:line-break/></text:span><text:span text:style-name="T6">所謂民主，人們其實就像掌權者所圈養的一群雞鴨，糊里糊塗地吃喝拉撒噴口水，對己身命運，對世界種種，對真實的政治，似乎一無所知；彷彿一群火雞，歡天喜地投票支持聖誕節的到來。</text:span><text:span text:style-name="T8"><text:s/><text:line-break/><text:line-break/>DARPA </text:span><text:span text:style-name="T6">的角色與諸多疫情</text:span><text:span text:style-name="T8"><text:s/><text:line-break/><text:line-break/></text:span><text:span text:style-name="T6">言歸正傳，回到上面所說的美國國防部「國防高等研究計劃署」</text:span><text:span text:style-name="T8">(Defense Advanced Research Projects Agency</text:span><text:span text:style-name="T6">，簡稱</text:span><text:span text:style-name="T8">DARPA)</text:span><text:span text:style-name="T6">，一般人可能不太清楚或甚至沒聽過這機構，其實這個軍方神祕機構身負重任，往往從事一些極具關鍵性的戰略研究，它並不是一般研究機構，而是身負所謂國家安全任務。</text:span><text:span text:style-name="T8"><text:s/><text:line-break/><text:line-break/>2017</text:span><text:span text:style-name="T6">年，英國《衛報》收到一份很可能來自</text:span><text:span text:style-name="T8">DARPA</text:span><text:span text:style-name="T6">圈內人的密件，為了保護消息來源，《衛報》援引資訊自由法條掩蓋洩密者真實身份：</text:span><text:span text:style-name="T8"><text:s/><text:line-break/><text:line-break/></text:span><text:a xlink:type="simple" xlink:href="https://bit.ly/2vCp61m"><text:span text:style-name="T15">https://bit.ly/2vCp61m</text:span></text:a><text:span text:style-name="T8"><text:s/><text:line-break/><text:line-break/></text:span><text:span text:style-name="T6">該密件指出，近幾年，</text:span><text:span text:style-name="T8">DARPA</text:span><text:span text:style-name="T6">在「基因滅絕技術」</text:span><text:span text:style-name="T8">(genetic extinction technologies) </text:span><text:span text:style-name="T6">領域投資了一億美元，這使得美國國防部竟然成為全球最大的基因驅動技術研究機構，倘若用於生物武器研發，將是一場人類浩劫。聯合國專家亦認為，這類技術很可能會被用於軍事攻擊目的。</text:span><text:span text:style-name="T8"><text:s/><text:line-break/><text:line-break/></text:span><text:span text:style-name="T6">美國國防部對此則出面回應說，該技術只是為了消滅傳播瘧疾的蚊子以及一些侵入性齧齒動物而已。各位，請問你相信這些鬼話嗎？美國國防部的祕密研究機構耗費鉅資，只是想幫忙殺蚊子？</text:span><text:span text:style-name="T8"><text:s/><text:line-break/><text:line-break/></text:span><text:span text:style-name="T6">但是，</text:span><text:span text:style-name="T8">DARPA </text:span><text:span text:style-name="T6">的發言人倒也一度坦承，基因編輯技術對於美國國防確實至關重要。他說，因為研究成本大幅下降，帶有敵意者很可能也從事該類研究，因此美國必須趕在他們前面，掌握關鍵技術。</text:span><text:span text:style-name="T8"><text:s/><text:line-break/><text:line-break/></text:span><text:span text:style-name="T6">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8"><text:s/><text:line-break/><text:line-break/></text:span><text:span text:style-name="T6">就在美國國防部</text:span><text:span text:style-name="T8"><text:s/>DARPA </text:span><text:span text:style-name="T6">的發言人出面否認美軍打算拿昆蟲當生物武器的同一天</text:span><text:span text:style-name="T8">(2018</text:span><text:span text:style-name="T6">年</text:span><text:span text:style-name="T8">10</text:span><text:span text:style-name="T6">月</text:span><text:span text:style-name="T8">4</text:span><text:span text:style-name="T6">日</text:span><text:span text:style-name="T8">)</text:span><text:span text:style-name="T6">，俄國「防核生化部隊」總司令</text:span><text:span text:style-name="T8">(the head of Russian military’s radiation, chemical, and biological protection troops)Igor Kirillov</text:span><text:span text:style-name="T6">，在一項會議上公布衛星圖，再度指控美國沿著鄰近中、俄邊境國家，部署至少</text:span><text:span text:style-name="T8">30</text:span><text:span text:style-name="T6">多個生物實驗室，以醫學研究為名，祕密進行大規模生物戰研究，並獲得鉅額經費，不斷迅速升級實驗室規模與數量。</text:span><text:span text:style-name="T8"><text:s/><text:line-break/><text:line-break/></text:span><text:span text:style-name="T6">相關報導請見：</text:span><text:span text:style-name="T8"><text:s/><text:line-break/><text:line-break/></text:span><text:a xlink:type="simple" xlink:href="https://bit.ly/31iZzWH"><text:span text:style-name="T15">https://bit.ly/31iZzWH</text:span></text:a><text:span text:style-name="T8"><text:s/><text:line-break/><text:line-break/>Igor Kirillov </text:span><text:span text:style-name="T6">將軍表示：「美國正逐步增強其生物科技能力，並持續擴增在中國與俄國接壤地帶的病原體實驗室。據聯合國公開數據顯示，該地區目前已經有超過</text:span><text:span text:style-name="T8">30</text:span><text:span text:style-name="T6">個美國生物實驗室</text:span><text:span text:style-name="T8">...</text:span><text:span text:style-name="T6">在鉅額經費的支持下，針對特別危險的傳染病病原體進行全方位的深入研究。」</text:span><text:span text:style-name="T8"><text:s/><text:line-break/>   <text:line-break/>Igor Kirillov</text:span><text:span text:style-name="T6">強調：「我們相信，這些實驗室位置的分布並非偶然，其中多數位於與中、俄邊境地區，對我們的國家構成生物攻擊之直接威脅。」</text:span><text:span text:style-name="T8"><text:s/><text:line-break/><text:line-break/></text:span><text:span text:style-name="T6">早在</text:span><text:span text:style-name="T8"><text:s/>2015</text:span><text:span text:style-name="T6">年，俄國外交部就曾根據喬治亞共和國前「國家安全部」部長</text:span><text:span text:style-name="T8">Igor Giorgadze </text:span><text:span text:style-name="T6">所提供的厚達數千頁機密文件，具體指控與俄羅斯接壤的喬治亞境內之盧加爾公衛實驗室</text:span><text:span text:style-name="T8">(Lugar Center for Public Health Research)</text:span><text:span text:style-name="T6">，表面上隸屬喬治亞，事實上完全由美國政府出資，屬於美國陸軍的醫學研究機構，祕密從事細菌戰實驗。</text:span><text:span text:style-name="T8">Igor Kirillov </text:span><text:span text:style-name="T6">並根據喬治亞情治單位提供的文件，明確指控該美軍實驗室竟然以治療為幌子，欺騙喬治亞當地民眾進行毒物測試，進行「致死人體實驗」，殺害了</text:span><text:span text:style-name="T8">73</text:span><text:span text:style-name="T6">位喬治亞民眾。</text:span><text:span text:style-name="T8"><text:s/><text:line-break/><text:line-break/></text:span><text:span text:style-name="T6">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8"><text:s/><text:line-break/><text:line-break/>2016</text:span><text:span text:style-name="T6">年</text:span><text:span text:style-name="T8"><text:s/>9 </text:span><text:span text:style-name="T6">月</text:span><text:span text:style-name="T8"><text:s/>1 </text:span><text:span text:style-name="T6">日的俄羅斯《觀點報》，引述俄羅斯軍事醫學專家指出，他們有充份理由相信，擴散至俄羅斯的非洲豬瘟、非典型肺炎及新型流感等傳染病，與美國在烏克蘭、喬治亞和哈薩克斯坦的祕密生物實驗基地有關。</text:span><text:span text:style-name="T8"><text:s/><text:line-break/><text:line-break/></text:span><text:span text:style-name="T6">俄方懷疑，美國在該地區研發並散播生物武器。其中，以致死率百分之百的非洲豬瘟</text:span><text:span text:style-name="T8"><text:s/>(ASF)</text:span><text:span text:style-name="T6">之異常性爆發最為驚人，它始於</text:span><text:span text:style-name="T8">2014</text:span><text:span text:style-name="T6">年的立陶宛，迅速從波羅的海地區往東歐擴散，包括烏克蘭、波蘭、摩爾多瓦等國，俄羅斯和喬治亞也隨即相繼淪陷，導致大量豬隻死亡。</text:span><text:span text:style-name="T8"><text:s/><text:line-break/><text:line-break/></text:span><text:span text:style-name="T6">俄國官方多次指控，此次疫情十分詭異反常，似乎惟有在實驗室條件下才有可能發生該種病毒變異。而且，就在疫情爆發之前，美國五角大廈進一步擴編東歐地區的生物實驗室網絡。</text:span><text:span text:style-name="T8"><text:s/><text:line-break/><text:line-break/></text:span><text:span text:style-name="T6">中國在中美貿易戰的壓力下，向俄羅斯尋求結盟，礙於俄方壓力，大量進口俄國豬肉，因而也淪為疫區；亞洲國家並相繼淪陷，東亞目前僅剩台、日為非疫區。</text:span><text:span text:style-name="T8"><text:s/><text:line-break/><text:line-break/></text:span><text:span text:style-name="T6">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8"><text:s/><text:line-break/><text:line-break/></text:span><text:span text:style-name="T6">去年</text:span><text:span text:style-name="T8">(2019</text:span><text:span text:style-name="T6">年</text:span><text:span text:style-name="T8">)11</text:span><text:span text:style-name="T6">月</text:span><text:span text:style-name="T8">13</text:span><text:span text:style-name="T6">日，聯合國糧農組織（</text:span><text:span text:style-name="T8">FAO</text:span><text:span text:style-name="T6">）首席獸醫官</text:span><text:span text:style-name="T8">Juan Lubroth</text:span><text:span text:style-name="T6">，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8"><text:s/><text:line-break/><text:line-break/>2018</text:span><text:span text:style-name="T6">年</text:span><text:span text:style-name="T8">8</text:span><text:span text:style-name="T6">月</text:span><text:span text:style-name="T8">12</text:span><text:span text:style-name="T6">日，俄國媒體</text:span><text:span text:style-name="T8">(</text:span><text:span text:style-name="T6">俄羅斯衛星通訊社</text:span><text:span text:style-name="T8">)</text:span><text:span text:style-name="T6">再度指控美國針對俄羅斯，在波羅的海地區及東歐從事一系列生物武器實驗測試，並將實驗數據祕密運回美國本土之生物實驗室。</text:span><text:span text:style-name="T8"><text:s/><text:line-break/><text:line-break/></text:span><text:span text:style-name="T6">早在</text:span><text:span text:style-name="T8"><text:s/>2016</text:span><text:span text:style-name="T6">年，俄羅斯外交部長拉夫羅夫</text:span><text:span text:style-name="T8">(Серге́й Ви́кторович Лавро́в)</text:span><text:span text:style-name="T6">，在莫斯科國際關係學院發表演講時指稱：</text:span><text:span text:style-name="T8"><text:s/><text:line-break/><text:line-break/></text:span><text:span text:style-name="T6">「我們始終都很清楚，美國擁有一系列完整的生物武器研究項目，其拒絕執行《禁止生物武器公約》，拒絕建立監督機制，都已一再表明其相關研究並非出於和平目的。」</text:span><text:span text:style-name="T8"><text:s/><text:line-break/><text:line-break/></text:span><text:span text:style-name="T6">在同年五月，俄羅斯外交部副部長里亞布科夫（</text:span><text:span text:style-name="T8">Sergueï Riabkov</text:span><text:span text:style-name="T6">）亦曾指出，美國不斷削弱禁止研發生物武器的國際公約，並持續加強自身軍事生物方面的基礎設施，包括在俄羅斯邊境沿線國家部署大量生物實驗室。</text:span><text:span text:style-name="T8"><text:s/><text:line-break/><text:line-break/></text:span><text:span text:style-name="T6">俄羅斯科學院院士及首席醫學防疫師奧尼申科（</text:span><text:span text:style-name="T8">Геннадий Онищенко</text:span><text:span text:style-name="T6">）進一步說明這些生物實驗室之軍事屬性。比方說，其美方成員竟然全部來自美軍生物醫學部隊，歸屬美國陸軍管轄。</text:span><text:span text:style-name="T8"><text:s/><text:line-break/><text:line-break/></text:span><text:span text:style-name="T6">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8"><text:s/><text:line-break/><text:line-break/></text:span><text:span text:style-name="T6">奧尼申科認為，美國建立這些祕密生物實驗室的目的是，希冀通過研究俄羅斯和高加索地區病毒的爆發及其擴散途徑，進一步研擬相關經濟與政治影響之對策方案。</text:span><text:span text:style-name="T8"><text:s/><text:line-break/><text:line-break/></text:span><text:span text:style-name="T6">德國之聲</text:span><text:span text:style-name="T8">(Deutsche Welle</text:span><text:span text:style-name="T6">，簡稱</text:span><text:span text:style-name="T8"><text:s/>DW)</text:span><text:span text:style-name="T6">和以色列時報</text:span><text:span text:style-name="T8">(The Times of Israel)</text:span><text:span text:style-name="T6">也分別對此做了一些報導：</text:span><text:span text:style-name="T8"><text:s/><text:line-break/><text:line-break/>DW</text:span><text:span text:style-name="T6">：</text:span><text:span text:style-name="T8"><text:s/><text:line-break/><text:line-break/></text:span><text:a xlink:type="simple" xlink:href="https://bit.ly/2vHlmvz"><text:span text:style-name="T15">https://bit.ly/2vHlmvz</text:span></text:a><text:span text:style-name="T8"><text:s/><text:line-break/><text:line-break/>The Times of Israel</text:span><text:span text:style-name="T6">：</text:span><text:span text:style-name="T8"><text:s/><text:line-break/><text:line-break/></text:span><text:a xlink:type="simple" xlink:href="https://bit.ly/2OkbbDB"><text:span text:style-name="T15">https://bit.ly/2OkbbDB</text:span></text:a><text:span text:style-name="T8">   <text:line-break/><text:line-break/></text:span><text:span text:style-name="T6">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8"><text:s/><text:line-break/><text:line-break/></text:span><text:span text:style-name="T6">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8"><text:s/><text:line-break/><text:line-break/></text:span><text:span text:style-name="T6">美、日之細菌戰與活體實驗</text:span><text:span text:style-name="T8"><text:s/><text:line-break/><text:line-break/></text:span><text:span text:style-name="T6">講到生物武器，大家第一個想到的應該是日本鬼子的</text:span><text:span text:style-name="T8">731</text:span><text:span text:style-name="T6">部隊：</text:span><text:span text:style-name="T8"><text:s/><text:line-break/><text:line-break/></text:span><text:a xlink:type="simple" xlink:href="https://bit.ly/2OlfDSu"><text:span text:style-name="T15">https://bit.ly/2OlfDSu</text:span></text:a><text:span text:style-name="T8"><text:s/><text:line-break/><text:line-break/></text:span><text:span text:style-name="T6">二戰期間，日軍把數萬名中國男女老幼活生生開膛剖肚挖腦抽肝，進行各種毫無人性的人體實驗，把數萬名中國男女老幼活生生切割成一團團肉醬，並且在哈爾濱，建造</text:span><text:span text:style-name="T8">731</text:span><text:span text:style-name="T6">部隊細菌戰研究中心，以一萬多名中國男女老幼做活體生物武器實驗，包括炭疽桿菌、鼠疫和天花病毒，在中國許多省份發動細菌戰。</text:span><text:span text:style-name="T8"><text:s/><text:line-break/><text:line-break/></text:span><text:span text:style-name="T6">日本之外，其次就是美國，比方說在韓戰期間，美軍對北韓和中國東北以飛機散佈鼠疫桿菌、霍亂弧菌、炭疽桿菌及傷寒桿菌等等等，製造鼠疫與霍亂的大流行。</text:span><text:span text:style-name="T8">1952</text:span><text:span text:style-name="T6">年，「國際科學委員會」進行調查，寫成一份厚達五、六百頁的報告書，揭露美軍罪行：</text:span><text:span text:style-name="T8"><text:s/><text:line-break/><text:line-break/></text:span><text:a xlink:type="simple" xlink:href="https://bit.ly/2On2GYv"><text:span text:style-name="T15">https://bit.ly/2On2GYv</text:span></text:a><text:span text:style-name="T8"><text:s/><text:line-break/><text:line-break/></text:span><text:span text:style-name="T6">我看不到全書內容，只能拜託各位用《調查在朝鮮和中國的細菌戰事實國際科學委員會報告及附件》的關鍵字去搜尋，就能找到一部份文字內容：</text:span><text:span text:style-name="T8"><text:s/><text:line-break/><text:line-break/></text:span><text:a xlink:type="simple" xlink:href="https://bit.ly/2Ulgt5x"><text:span text:style-name="T15">https://bit.ly/2Ulgt5x</text:span></text:a><text:span text:style-name="T8"><text:s/><text:line-break/><text:line-break/></text:span><text:span text:style-name="T6">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8"><text:s/><text:line-break/><text:line-break/></text:span><text:span text:style-name="T6">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8"><text:s/><text:line-break/><text:line-break/></text:span><text:span text:style-name="T6">「至於我，還有什麼意見沒有？</text:span><text:span text:style-name="T8">……</text:span><text:span text:style-name="T6">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8"><text:s/><text:line-break/><text:line-break/></text:span><text:span text:style-name="T6">文學、藝術給了這個世界一種難以言喻的勇氣、希望與溫暖，但我明白，光是懷著希望是不夠的，光是往夢裡去是找不著出路的，我們依舊需要冷酷單調的理性，面對現實的種種陰暗與複雜。</text:span><text:span text:style-name="T8"><text:s/><text:line-break/><text:line-break/></text:span><text:span text:style-name="T6">生物武器不但不是陰謀論，而是既成事實，由來已久，於今尤烈，跡近喪心病狂。</text:span><text:span text:style-name="T8"><text:s/><text:line-break/><text:line-break/></text:span><text:span text:style-name="T6">去年</text:span><text:span text:style-name="T8">(2019</text:span><text:span text:style-name="T6">年</text:span><text:span text:style-name="T8">)</text:span><text:span text:style-name="T6">七月，美國眾議院多名議員，懷疑美國國防部在</text:span><text:span text:style-name="T8">1950</text:span><text:span text:style-name="T6">年至</text:span><text:span text:style-name="T8">1975</text:span><text:span text:style-name="T6">年之間進行蜱蟲和其他昆蟲的生物武器實驗，因此由</text:span><text:span text:style-name="T8">Chris Smith </text:span><text:span text:style-name="T6">領銜，聯名要求在</text:span><text:span text:style-name="T8">2020</text:span><text:span text:style-name="T6">年的美國國防預算中，列入一個修訂案，要求美國國防部總檢察長，調查關於美國人每年大約</text:span><text:span text:style-name="T8">30</text:span><text:span text:style-name="T6">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8"><text:s/><text:line-break/><text:line-break/></text:span><text:span text:style-name="T6">該國會提案並特別要求查明，究竟美國政府是刻意釋放病原體，以社會大眾做為實驗測試對象，抑或是疏忽所導致的災難。相關報導請見：</text:span><text:span text:style-name="T8"><text:s/><text:line-break/><text:line-break/></text:span><text:a xlink:type="simple" xlink:href="https://bit.ly/3b7KL1F"><text:span text:style-name="T15">https://bit.ly/3b7KL1F</text:span></text:a><text:span text:style-name="T8"><text:s/><text:line-break/><text:line-break/></text:span><text:span text:style-name="T6">這些事，例子眾多，不勝枚舉。舉個例，</text:span><text:span text:style-name="T8">2011</text:span><text:span text:style-name="T6">年</text:span><text:span text:style-name="T8">8</text:span><text:span text:style-name="T6">月</text:span><text:span text:style-name="T8">29</text:span><text:span text:style-name="T6">日，歐巴馬所成立的生物倫理總統委員會公布一項調查報告，承認美國在</text:span><text:span text:style-name="T8">1946</text:span><text:span text:style-name="T6">至</text:span><text:span text:style-name="T8">1948</text:span><text:span text:style-name="T6">年之間，在杜魯門總統的授意下，故意使一千三百多名瓜地馬拉人感染梅毒等各種性病，以進行研究。瓜地馬拉醫學協會主席出面指控，具體受害者數字應當超過兩千五百人。</text:span><text:span text:style-name="T8"><text:s/><text:line-break/><text:line-break/></text:span><text:span text:style-name="T6">結論</text:span><text:span text:style-name="T8"><text:s/><text:line-break/><text:line-break/></text:span><text:span text:style-name="T6">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8"><text:s/><text:line-break/><text:line-break/></text:span><text:span text:style-name="T6">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8"><text:s/><text:line-break/><text:line-break/>================ <text:line-break/><text:line-break/>(</text:span><text:span text:style-name="T6">註</text:span><text:span text:style-name="T8">1) </text:span><text:span text:style-name="T6">關於</text:span><text:span text:style-name="T8">SARS</text:span><text:span text:style-name="T6">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8"><text:s/><text:line-break/><text:line-break/></text:span><text:span text:style-name="T6">比方說，如內文所述，</text:span><text:span text:style-name="T8">2015</text:span><text:span text:style-name="T6">年，俄國外交部根據喬治亞共和國前「國家安全部」部長</text:span><text:span text:style-name="T8">Igor Giorgadze </text:span><text:span text:style-name="T6">具體指控與俄羅斯接壤的喬治亞境內之盧加爾公衛實驗室</text:span><text:span text:style-name="T8">(Lugar Center for Public Health Research)</text:span><text:span text:style-name="T6">，表面上隸屬喬治亞，事實上完全由美國政府出資，屬於美國陸軍的醫學研究機構，祕密從事細菌戰實驗。</text:span><text:span text:style-name="T8">Igor Kirillov </text:span><text:span text:style-name="T6">更明確指控該美軍實驗室以治療為幌子，欺騙喬治亞當地民眾進行毒物測試，殺害了</text:span><text:span text:style-name="T8">73</text:span><text:span text:style-name="T6">位喬治亞民眾。</text:span><text:span text:style-name="T8"><text:s/><text:line-break/><text:line-break/></text:span><text:span text:style-name="T6">記者會上，俄國如此簡短的幾句指控，其所依據的喬治亞政府機密文件，卻厚達數千頁。請問你有可能完整閱讀這些文件嗎？俄國或喬治亞有可能全數公開嗎？當然不可能。</text:span><text:span text:style-name="T8"><text:s/><text:line-break/><text:line-break/></text:span><text:span text:style-name="T6">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8"><text:s/><text:line-break/><text:line-break/></text:span><text:span text:style-name="T6">我們在媒體上能看到的報導是這麼說的：俄羅斯科學院傳染病專家及莫斯科流行病學部門主管</text:span><text:span text:style-name="T8"><text:s/>Nikolai Filatov</text:span><text:span text:style-name="T6">，首先提出</text:span><text:span text:style-name="T8">SARS</text:span><text:span text:style-name="T6">有可能是人為製造的說法。俄羅斯醫學科學院及軍事醫學研究院院士的</text:span><text:span text:style-name="T8">Sergei Kolesnikov </text:span><text:span text:style-name="T6">亦認為，</text:span><text:span text:style-name="T8">SARS</text:span><text:span text:style-name="T6">是腮腺炎與麻疹的混合體，這種結合在自然狀態下不可能發生，只能在實驗室裡合成。</text:span><text:span text:style-name="T8">   <text:line-break/><text:line-break/></text:span><text:span text:style-name="T6">美國</text:span><text:span text:style-name="T8"><text:s/>George Mason </text:span><text:span text:style-name="T6">大學的醫學生物學家</text:span><text:span text:style-name="T8">Ken Alibek</text:span><text:span text:style-name="T6">也附和俄國的看法，認為無法排除</text:span><text:span text:style-name="T8">SARS</text:span><text:span text:style-name="T6">是生物武器的可能性。</text:span><text:span text:style-name="T8">Ken Alibek </text:span><text:span text:style-name="T6">曾擔任蘇聯時期的高階細菌戰軍官，著有</text:span><text:span text:style-name="T8">Biohazard(</text:span><text:span text:style-name="T6">生物危機</text:span><text:span text:style-name="T8">)</text:span><text:span text:style-name="T6">一書。他說，「</text:span><text:span text:style-name="T8">SARS </text:span><text:span text:style-name="T6">是很不自然的病疫爆發，究竟是人為還是自然發生？很難說。」</text:span><text:span text:style-name="T8"><text:s/><text:line-break/><text:line-break/></text:span><text:span text:style-name="T6">但是，俄國的說法顯然和我們目前所知道的資訊不一樣。</text:span><text:span text:style-name="T8">SARS</text:span><text:span text:style-name="T6">是冠狀病毒，怎麼會扯到腮腺炎與麻疹病毒的人工合體變種？後者應該是副黏液病毒</text:span><text:span text:style-name="T8">(Paramyxoviridae)</text:span><text:span text:style-name="T6">，和冠狀病毒的結構截然不同。為什麼會這樣呢？</text:span><text:span text:style-name="T8"><text:s/><text:line-break/><text:line-break/></text:span><text:span text:style-name="T6">也許那是因為，俄國的這個說法出現在</text:span><text:span text:style-name="T8">2003</text:span><text:span text:style-name="T6">年的四月初，也就是</text:span><text:span text:style-name="T8">SARS</text:span><text:span text:style-name="T6">剛發生大約一個月時，那時候，香港中文大學及台灣的研究都指出</text:span><text:span text:style-name="T8">SARS</text:span><text:span text:style-name="T6">是副黏液病毒的變種。但是，很奇怪，在德國及加拿大所採集到的病毒卻是冠狀病毒。世界衛生組織表示，不排除同時感染兩種病毒的可能。</text:span><text:span text:style-name="T8"><text:s/><text:line-break/><text:line-break/></text:span><text:span text:style-name="T6">一直到今天，</text:span><text:span text:style-name="T8">17</text:span><text:span text:style-name="T6">年過去了，</text:span><text:span text:style-name="T8">SARS</text:span><text:span text:style-name="T6">病毒究竟來自何方，仍無定論，但一般認為就是冠狀病毒。也就是說，它是經過一段很漫長的研究，才稍微有個共識。藉著這反例，我只是想說明一種傲慢態度之荒唐無稽及其理性能力之嚴重匱乏。</text:span><text:span text:style-name="T8"><text:s/><text:line-break/><text:line-break/>Sergei Kolesnikov </text:span><text:span text:style-name="T6">等人畢竟是著名學者，而且曾經肩負相關研究之國家重責；</text:span><text:span text:style-name="T8">Ken Alibek </text:span><text:span text:style-name="T6">過去在蘇聯更研發出第一個兔熱病</text:span><text:span text:style-name="T8">(Tularemia) </text:span><text:span text:style-name="T6">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8"><text:s/><text:line-break/><text:line-break/></text:span><text:span text:style-name="T6">隨便找就一堆，比方說：</text:span><text:span text:style-name="T8"><text:s/><text:line-break/><text:line-break/></text:span><text:a xlink:type="simple" xlink:href="https://bit.ly/2vT1PbJ"><text:span text:style-name="T15">https://bit.ly/2vT1PbJ</text:span></text:a><text:span text:style-name="T8"><text:s/><text:line-break/><text:line-break/></text:span><text:span text:style-name="T6">你看，這個匿名蠢蛋，裝腔作勢講一堆自以為很專業的低能蠢話，還罵說那些「狗屁都不懂的什麼俄羅斯醫學科學院院士」，「若非糞青的杜撰，就是個不學無術的白痴」。</text:span><text:span text:style-name="T8"><text:s/><text:line-break/><text:line-break/>(</text:span><text:span text:style-name="T6">註</text:span><text:span text:style-name="T8">2) </text:span><text:span text:style-name="T6">儘管美國是《禁止生物武器公約》的主要締約國之一，依據該條約，必須立即銷毀所有生物武器，並不再從事任何相關研究。但是，</text:span><text:span text:style-name="T8">2001</text:span><text:span text:style-name="T6">年</text:span><text:span text:style-name="T8">1</text:span><text:span text:style-name="T6">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8"><text:s/><text:line-break/><text:line-break/>2010</text:span><text:span text:style-name="T6">年</text:span><text:span text:style-name="T8">7</text:span><text:span text:style-name="T6">月</text:span><text:span text:style-name="T8">2</text:span><text:span text:style-name="T6">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8"><text:s/><text:line-break/><text:line-break/></text:span><text:span text:style-name="T6">所謂「布薩特」計劃，是英文簡稱「</text:span><text:span text:style-name="T8">BSAT</text:span><text:span text:style-name="T6">」的音譯，原文是「</text:span><text:span text:style-name="T8">Biological Select Agents and Toxins</text:span><text:span text:style-name="T6">」。美國國土安全部與中情局曾分別對此做了部份說明如下：</text:span><text:span text:style-name="T8"><text:s/><text:line-break/><text:line-break/></text:span><text:span text:style-name="T6">「生物武器」是原子彈發明以來，另一個大規模殺傷武器，其殺傷力遠超過核彈，其內在生物性及對外使用手段的複雜性，同樣遠遠超過原子武器，因而防治手段也更加艱難。</text:span><text:span text:style-name="T8">2001</text:span><text:span text:style-name="T6">年</text:span><text:span text:style-name="T8">911</text:span><text:span text:style-name="T6">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8"><text:s/><text:line-break/><text:line-break/></text:span><text:span text:style-name="T6">美國國土安全部及中情局的一些報告同時還表明：</text:span><text:span text:style-name="T8">    <text:line-break/><text:line-break/></text:span><text:span text:style-name="T6">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12"><text:span text:style-name="T5">老羊</text:span><text:span text:style-name="T6"><text:s/>  |  2020.02.07 12:30   |   </text:span><text:a xlink:type="simple" xlink:href="http://palinfo.habago.org/Entry?Command=Information_PrintForum&amp;#FORUM38656"><text:span text:style-name="T17">#</text:span></text:a></text:p>
      <text:p text:style-name="P20"><text:span text:style-name="T5">火鍋大王最新視頻在此：</text:span><text:a xlink:type="simple" xlink:href="https://youtu.be/L5rhyBKJXb4"><text:span text:style-name="T19">https://youtu.be/L5rhyBKJXb4</text:span></text:a><text:span text:style-name="T6"><text:s/><text:line-break/><text:line-break/></text:span><text:span text:style-name="T5">對比了美國的</text:span><text:span text:style-name="T6"><text:s/>H1N1 </text:span><text:span text:style-name="T5">處理方式，也簡短的提到了台灣。</text:span></text:p>
      <text:p text:style-name="P12"><text:span text:style-name="T5">老羊</text:span><text:span text:style-name="T6"><text:s/>  |  2020.02.07 10:36   |   </text:span><text:a xlink:type="simple" xlink:href="http://palinfo.habago.org/Entry?Command=Information_PrintForum&amp;#FORUM38655"><text:span text:style-name="T17">#</text:span></text:a></text:p>
      <text:p text:style-name="P13"><text:span text:style-name="T6">如果大家看了豐遠介紹的那個談蝙蝠的視頻，就會看到幾秒鐘的鏡頭蔡英文談她在帛琉喝蝙蝠湯，吃蝙蝠肉的經驗。</text:span><text:span text:style-name="T8"><text:s/><text:line-break/><text:line-break/></text:span><text:span text:style-name="T6">最近台灣當然少不了拼命數落大陸人吃蝙蝠的野蠻與骯髒。但是就在去年三立還在節目裡介紹帛琉美味的蝙蝠湯，標題：「沒喝過蝙蝠湯就別說來過帛琉！」</text:span><text:span text:style-name="T8"><text:s/><text:line-break/>https://youtu.be/Q4Feiev0zko <text:line-break/><text:line-break/></text:span><text:span text:style-name="T6">這雙標玩得真溜。</text:span><text:span text:style-name="T8"><text:s/><text:line-break/></text:span></text:p>
      <text:p text:style-name="P12"><text:span text:style-name="T5">鄭豐遠</text:span><text:span text:style-name="T6"><text:s/>  |  2020.02.07 08:01   |   </text:span><text:a xlink:type="simple" xlink:href="http://palinfo.habago.org/Entry?Command=Information_PrintForum&amp;#FORUM38654"><text:span text:style-name="T17">#</text:span></text:a></text:p>
      <text:p text:style-name="P13"><text:a xlink:type="simple" xlink:href="https://www.youtube.com/watch?v=3IiO5KlAiNU"><text:span text:style-name="T15">https://www.youtube.com/watch?v=3IiO5KlAiNU</text:span></text:a><text:span text:style-name="T8"><text:s/><text:line-break/><text:line-break/></text:span><text:span text:style-name="T6">分享一則和這病毒稱得上有點關係的一則影片，來自</text:span><text:span text:style-name="T8">"</text:span><text:span text:style-name="T6">科技袁人</text:span><text:span text:style-name="T8">"</text:span><text:span text:style-name="T6">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8"><text:s/><text:line-break/><text:line-break/></text:span><text:span text:style-name="T6">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8">"</text:span><text:span text:style-name="T6">影音震撼</text:span><text:span text:style-name="T8">"</text:span><text:span text:style-name="T6">，那種美，非親身體驗絕難想像。許多時候我都會想，世上怎麼可能沒有神</text:span><text:span text:style-name="T8">? </text:span><text:span text:style-name="T6">神蹟如此明明白白。但神蹟同樣也讓人啞口無言，因為這種體驗和連結如此親密、如此私人，除了自己，不會再有第二人能感同身受。</text:span><text:span text:style-name="T8"><text:s/><text:line-break/><text:line-break/></text:span><text:span text:style-name="T6">這位蝙蝠研究員的生涯，看了挺羨慕，因為那幾乎就是我年少時的一種理想的人生追求</text:span><text:span text:style-name="T8">: </text:span><text:span text:style-name="T6">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8"><text:s/><text:line-break/><text:line-break/></text:span><text:span text:style-name="T6">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8"><text:s/><text:line-break/></text:span></text:p>
      <text:p text:style-name="P12"><text:span text:style-name="T5">陳真</text:span><text:span text:style-name="T6"><text:s/>  |  2020.02.07 03:31   |   </text:span><text:a xlink:type="simple" xlink:href="http://palinfo.habago.org/Entry?Command=Information_PrintForum&amp;#FORUM38653"><text:span text:style-name="T17">#</text:span></text:a></text:p>
      <text:p text:style-name="P14"><text:span text:style-name="T6">武漢大學中南醫院感染科醫師桂希恩，是我這輩子最仰慕的一位醫師，</text:span><text:span text:style-name="T8">20</text:span><text:span text:style-name="T6">幾年來，我的電腦桌面經常就是他的這張照片：</text:span><text:span text:style-name="T8"><text:s/><text:line-break/><text:line-break/></text:span><text:a xlink:type="simple" xlink:href="https://bit.ly/3bgLmyf"><text:span text:style-name="T15">https://bit.ly/3bgLmyf</text:span></text:a><text:span text:style-name="T8"><text:s/><text:line-break/><text:line-break/></text:span><text:span text:style-name="T6">想到他，我就打心底感到一股溫暖。人心的善良與感情，應該是這世界上最美麗的東西。</text:span><text:span text:style-name="T8"><text:s/><text:line-break/><text:line-break/></text:span><text:span text:style-name="T6">我之所以知道桂希恩醫師，是因為</text:span><text:span text:style-name="T8">1997</text:span><text:span text:style-name="T6">年河南愛滋村的事。雖然當時我人在英國，但仍一直關注這件事，從而也認識了李丹。「生命親系譜」</text:span><text:span text:style-name="T8">(</text:span><text:a xlink:type="simple" xlink:href="http://kinship.habago.org/"><text:span text:style-name="T15">http://kinship.habago.org/</text:span></text:a><text:span text:style-name="T8">) </text:span><text:span text:style-name="T6">左上角那隻長得有點像小白兔的小可愛，就是李丹創辦的東珍小學裏頭一位小朋友所畫。</text:span><text:span text:style-name="T8"><text:s/><text:line-break/><text:line-break/></text:span><text:span text:style-name="T6">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8"><text:s/>(</text:span><text:span text:style-name="T6">中國，台灣</text:span><text:span text:style-name="T8">)</text:span><text:span text:style-name="T6">。依照人渣黨的固有台詞，這就是我「賣台」的鐵證了吧。</text:span><text:span text:style-name="T8"><text:s/><text:line-break/><text:line-break/></text:span><text:span text:style-name="T6">其實，那時候我還很綠，腦子還沒完全清醒，依舊是個台獨份子。但是，就算做為一個台獨份子，難道我就應該忘記良善、失去人性而只認得顏色？</text:span><text:span text:style-name="T8"><text:s/><text:line-break/><text:line-break/></text:span><text:span text:style-name="T6">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8"><text:s/><text:line-break/><text:line-break/></text:span><text:span text:style-name="T6">陳真</text:span><text:span text:style-name="T8"><text:s/>2020. 02. 07. <text:line-break/><text:line-break/>==================== <text:line-break/><text:line-break/></text:span><text:a xlink:type="simple" xlink:href="https://www.ettoday.net/news/20200126/1632942.htm"><text:span text:style-name="T15">https://www.ettoday.net/news/20200126/1632942.htm</text:span></text:a><text:span text:style-name="T8">  <text:line-break/><text:line-break/>ETtoday <text:line-break/><text:line-break/>2020</text:span><text:span text:style-name="T6">年</text:span><text:span text:style-name="T8">01</text:span><text:span text:style-name="T6">月</text:span><text:span text:style-name="T8">26</text:span><text:span text:style-name="T6">日</text:span><text:span text:style-name="T8">  <text:line-break/><text:line-break/></text:span><text:span text:style-name="T6">會控制得比</text:span><text:span text:style-name="T8">SARS</text:span><text:span text:style-name="T6">快！大陸專家：預計武漢疫情元宵節前「轉彎」回落</text:span><text:span text:style-name="T8"><text:s/><text:line-break/><text:line-break/></text:span><text:span text:style-name="T6">▲大陸知名傳染病專家、武漢大學中南醫院感染科教授桂希恩。（圖／翻攝自人民日報）</text:span><text:span text:style-name="T8"><text:s/><text:line-break/><text:line-break/></text:span><text:span text:style-name="T6">▲桂希恩。（圖／翻攝自人民日報）</text:span><text:span text:style-name="T8"><text:s/><text:line-break/><text:line-break/></text:span><text:span text:style-name="T6">記者劉亭／綜合報導</text:span><text:span text:style-name="T8"><text:s/><text:line-break/><text:line-break/></text:span><text:span text:style-name="T6">大陸知名傳染病專家、武漢大學中南醫院感染科教授桂希恩認為，這次武漢肺炎的死亡率比</text:span><text:span text:style-name="T8">SARS</text:span><text:span text:style-name="T6">低，大部分患者是輕症、可以治癒的，預計可以控制的比</text:span><text:span text:style-name="T8">SARS</text:span><text:span text:style-name="T6">快，預計元宵節前武漢市的疫情可能出現「轉彎」回落。</text:span><text:span text:style-name="T8"><text:s/><text:line-break/><text:line-break/></text:span><text:span text:style-name="T6">根據「人民日報」報導，桂希恩表示，「我們在</text:span><text:span text:style-name="T8">10</text:span><text:span text:style-name="T6">多年前能控制了</text:span><text:span text:style-name="T8">SARS</text:span><text:span text:style-name="T6">，今天我們也能控制新型冠狀病毒」，雖然要提高警惕不能麻痺大意，但也不必過於恐懼，新型肺炎患者中，大部分是輕症，而且是可以治癒的，因此應該要保持信心。</text:span><text:span text:style-name="T8"><text:s/><text:line-break/><text:line-break/></text:span><text:span text:style-name="T6">「我們控制</text:span><text:span text:style-name="T8">SARS</text:span><text:span text:style-name="T6">病毒花了</text:span><text:span text:style-name="T8">6</text:span><text:span text:style-name="T6">個月，我預計新型冠狀病毒完全能控制而且比控制</text:span><text:span text:style-name="T8">SARS</text:span><text:span text:style-name="T6">快！」桂希恩也指出，目前新確診患者一天比一天多，但從頂峰下降應該不需要太長時間。他估計，發病率「轉彎」可以周計算，在正月十五前武漢疫情可能出現回落。</text:span><text:span text:style-name="T8"><text:s/><text:line-break/><text:line-break/></text:span><text:span text:style-name="T6">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12"><text:span text:style-name="T5">陳真</text:span><text:span text:style-name="T6"><text:s/>  |  2020.02.07 00:07   |   </text:span><text:a xlink:type="simple" xlink:href="http://palinfo.habago.org/Entry?Command=Information_PrintForum&amp;#FORUM38652"><text:span text:style-name="T17">#</text:span></text:a></text:p>
      <text:p text:style-name="P13"><text:span text:style-name="T6">好的，阿忠。我明天再打電話跟她傳達。</text:span><text:span text:style-name="T8"><text:s/><text:line-break/><text:line-break/></text:span><text:span text:style-name="T6">我每天會打電話跟小可愛說我用千里眼看到她旁邊有什麼，用順風耳聽到她說了什麼。其實全是我打聽來的，但她卻一概相信。</text:span><text:span text:style-name="T8"><text:s/><text:line-break/><text:line-break/></text:span><text:span text:style-name="T6">她也常問我什麼時候要帶她用魔法飛上月球。我說，等她再長大一些才行。將來等她十多歲，我再讓她看</text:span><text:span text:style-name="T8">"</text:span><text:span text:style-name="T6">亞歷桑那夢遊</text:span><text:span text:style-name="T8">"</text:span><text:span text:style-name="T6">，她就知道怎麼飛上月球了。</text:span><text:span text:style-name="T8"><text:s/><text:line-break/><text:line-break/></text:span><text:span text:style-name="T6">我還教她很多魔術。我告訴她，魔術有三種，第一種最簡單，就是依靠道具，其次較難，靠手法，第三種最厲害，那才是真正的魔法，不靠道具，也不靠手法，而是透過想像力，就像</text:span><text:span text:style-name="T8"><text:s/>"</text:span><text:span text:style-name="T6">賣火柴的小女孩</text:span><text:span text:style-name="T8">" </text:span><text:span text:style-name="T6">那樣，在僅剩的火柴一點光芒中，居然能看到很多美麗的東西。只要學會了這個魔法，不管如何風雨，生命就還值得活。</text:span></text:p>
      <text:p text:style-name="P12"><text:span text:style-name="T5">柳春春阿忠</text:span><text:span text:style-name="T6"><text:s/>  |  2020.02.06 21:58   |   </text:span><text:a xlink:type="simple" xlink:href="http://palinfo.habago.org/Entry?Command=Information_PrintForum&amp;#FORUM38651"><text:span text:style-name="T17">#</text:span></text:a></text:p>
      <text:p text:style-name="P14"><text:span text:style-name="T8">......</text:span><text:span text:style-name="T6">浮上水面了，我，沒事！麻煩陳真代我向小可愛問好～～～</text:span><text:span text:style-name="T8"><text:s/><text:line-break/>......</text:span><text:span text:style-name="T6">繼續在水面下。</text:span></text:p>
      <text:p text:style-name="P12"><text:span text:style-name="T5">陳真</text:span><text:span text:style-name="T6"><text:s/>  |  2020.02.06 21:16   |   </text:span><text:a xlink:type="simple" xlink:href="http://palinfo.habago.org/Entry?Command=Information_PrintForum&amp;#FORUM38650"><text:span text:style-name="T17">#</text:span></text:a></text:p>
      <text:p text:style-name="P13"><text:span text:style-name="T6">華爾街日報的那篇文章</text:span><text:span text:style-name="T8">--</text:span><text:span text:style-name="T6">《中國是亞洲真正的病夫》，顯然蓄意為之，絕非偶然，但它只是整個鬥爭大戲的一個小例子。</text:span><text:span text:style-name="T8"><text:s/><text:line-break/><text:line-break/></text:span><text:span text:style-name="T6">不管病毒來源為何，可以確定的是：在成功地經濟封鎖中國之後，緊接著，以美國為首的部份西方國家，開始有系統地藉此挑起新一波的政治攻擊，主要目的是煽動全球性的反華，污名化甚至妖魔化華人。</text:span><text:span text:style-name="T8"><text:s/><text:line-break/><text:line-break/></text:span><text:span text:style-name="T6">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8"><text:s/><text:line-break/><text:line-break/></text:span><text:span text:style-name="T6">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8"><text:s/><text:line-break/><text:line-break/></text:span><text:span text:style-name="T6">個案無法談，但我有能力談大範圍的東西。我決定趁小可愛今天不在家，等一下吃飽飯之後，就來寫一篇生物武器的文章，請大家看看我所言是否可信，看看這一切是否真的只是一種毫無疑問的「偶然」。</text:span></text:p>
      <text:p text:style-name="P12"><text:span text:style-name="T5">王修亮</text:span><text:span text:style-name="T6"><text:s/>  |  2020.02.06 19:19   |   </text:span><text:a xlink:type="simple" xlink:href="http://palinfo.habago.org/Entry?Command=Information_PrintForum&amp;#FORUM38649"><text:span text:style-name="T17">#</text:span></text:a></text:p>
      <text:p text:style-name="P14"><text:span text:style-name="T6">人性是天賦的嗎？還是一種後天教養的文化？</text:span><text:span text:style-name="T8"><text:s/><text:line-break/><text:line-break/></text:span><text:span text:style-name="T6">如果沒有群體的存在，會不會有人性問題？</text:span><text:span text:style-name="T8"><text:s/><text:line-break/></text:span><text:span text:style-name="T6">群的狀態越大，人需要顧慮得越多，受到的拘束越多，失去的自由也越多。</text:span><text:span text:style-name="T8"><text:s/><text:line-break/></text:span><text:span text:style-name="T6">但是得到的安全與保障也越多。</text:span><text:span text:style-name="T8"><text:s/><text:line-break/></text:span><text:span text:style-name="T6">如何取捨？取捨之前，是否需要先學習：我有取，所以必有捨，我不可能全拿。</text:span><text:span text:style-name="T8"><text:s/><text:line-break/></text:span><text:span text:style-name="T6">教養和政令教育了嗎？</text:span><text:span text:style-name="T8"><text:s/><text:line-break/><text:line-break/></text:span><text:span text:style-name="T6">在群體中的個人，是否「有權」只要保障，不接受限制與拘束？</text:span><text:span text:style-name="T8"><text:s/><text:line-break/></text:span><text:span text:style-name="T6">我想只要權力但不盡義務，我想免費吃飯但我不肯買菜做飯洗碗，那，誰有「權力」決定這一切？</text:span><text:span text:style-name="T8"><text:s/><text:line-break/></text:span><text:span text:style-name="T6">法律和道德於焉產生。</text:span><text:span text:style-name="T8"><text:s/><text:line-break/><text:line-break/></text:span><text:span text:style-name="T6">死刑廢除？死刑必存？</text:span><text:span text:style-name="T8"><text:s/><text:line-break/></text:span><text:span text:style-name="T6">罪犯的資料應該昭告天下保護群眾？罪犯的資料應該隱匿深藏尊重個人？</text:span><text:span text:style-name="T8"><text:s/><text:line-break/></text:span><text:span text:style-name="T6">傳染病者一定要隔離以護眾？傳染病者一定要尊重他行動的自由？</text:span><text:span text:style-name="T8"><text:s/><text:line-break/><text:line-break/></text:span><text:span text:style-name="T6">我無法從空洞的口號判決是非，每一個人不同，每一種疾病與藥物、每一種罪惡與善良，在不同的情境、不同人身上都不同。</text:span><text:span text:style-name="T8"><text:s/><text:line-break/></text:span><text:span text:style-name="T6">每．一．個．都．不．同！</text:span><text:span text:style-name="T8"><text:s/><text:line-break/><text:line-break/></text:span><text:span text:style-name="T6">法律價值求取相異之同「共識」，道德價值求取相同之異「多元」。「人文人性」的功能，就是在相同相異中體諒互助。</text:span><text:span text:style-name="T8"><text:s/><text:line-break/><text:line-break/></text:span><text:span text:style-name="T6">說起話來簡單幾句，做起事來一向繁瑣不堪，就例如：台灣預估會有多少病患？隔離病房目前準備了多少間？那不是該和口罩一起開始增建的事務嗎？還有傳染病專用的救護車呢？</text:span><text:span text:style-name="T8"><text:s/><text:line-break/></text:span><text:span text:style-name="T6">台灣的火神山醫院在怎樣的臨界點下會需要？如果需要該蓋在何處？範圍多大？廢棄排泄物如何妥善處理？</text:span><text:span text:style-name="T8"><text:s/><text:line-break/></text:span><text:span text:style-name="T6">政府做事的錢從哪裡來？</text:span><text:span text:style-name="T8"><text:s/><text:line-break/><text:line-break/></text:span><text:span text:style-name="T6">找不到地方安置病患，因為居民會抗議？</text:span><text:span text:style-name="T8"><text:s/><text:line-break/></text:span><text:span text:style-name="T6">不該接自己的國民回來，台灣沒有處理病患的能力？</text:span><text:span text:style-name="T8"><text:s/><text:line-break/><text:line-break/></text:span><text:span text:style-name="T6">從法律說，國民回國是「憲法人權」，不論有沒有傳染病。</text:span><text:span text:style-name="T8"><text:s/><text:line-break/></text:span><text:span text:style-name="T6">從道德說，我可能生病了，就不想再去傳染給他人，但是我當然希望外界能提供足夠的醫療資源，使我有康復的希望。</text:span><text:span text:style-name="T8"><text:s/><text:line-break/></text:span><text:span text:style-name="T6">法律是絕對的，但道德從來都是相對的，不是只有病人才需要擁有體諒互助的道德行為。</text:span><text:span text:style-name="T8"><text:s/><text:line-break/><text:line-break/></text:span><text:span text:style-name="T6">即使漠視他人，台灣有盡力提供武漢台胞醫療資源嗎？台灣有多少人想過武漢以及其他地區有多少台胞的艱困嗎？也沒有支援，也不准回來，不就是讓他等死嗎？</text:span><text:span text:style-name="T8"><text:s/><text:line-break/></text:span><text:span text:style-name="T6">這是政府的職責嗎？這是人嗎？</text:span><text:span text:style-name="T8"><text:s/><text:line-break/><text:line-break/></text:span><text:span text:style-name="T6">正常的政府平日不就應該對這些議題，進行「體諒互助，兼顧法律與道德的人性教育」嗎？為甚麼只會哭自己沒有能力？行政能力並非天賦，而是努力學習而來，台灣政府努力學了哪些？</text:span><text:span text:style-name="T8"><text:s/><text:line-break/><text:line-break/></text:span><text:span text:style-name="T6">履霜堅冰至，當我們以撕裂的方式，得意於取得一大半人的支持時，卻已經同時失去所有人彼此的互信互助！</text:span><text:span text:style-name="T8"><text:s/><text:line-break/></text:span><text:span text:style-name="T6">最笨的治國方法。</text:span><text:span text:style-name="T8"><text:s/><text:line-break/></text:span><text:span text:style-name="T6">人民跟隨著故步自封嗎？</text:span><text:span text:style-name="T8"><text:s/><text:line-break/><text:line-break/></text:span><text:span text:style-name="T6">我是國小教師，沒有政治解方，我只能認真教好我的學生。</text:span><text:span text:style-name="T8"><text:s/><text:line-break/></text:span><text:span text:style-name="T6">歲月總還是撲面而來，不論是元宵還是病毒。</text:span><text:span text:style-name="T8"><text:s/><text:line-break/><text:line-break/></text:span><text:span text:style-name="T6">如前，謎分兩段，射兩句八字，一句射一字，有解字，有意會，謎不甚巧，聊以娛之。</text:span><text:span text:style-name="T8"><text:s/><text:line-break/></text:span><text:span text:style-name="T6">其一</text:span><text:span text:style-name="T8"><text:s/><text:line-break/></text:span><text:span text:style-name="T6">小頭銳面非匹夫</text:span><text:span text:style-name="T8"><text:s/><text:line-break/></text:span><text:span text:style-name="T6">欲卡難卡損頭顱</text:span><text:span text:style-name="T8"><text:s/><text:line-break/></text:span><text:span text:style-name="T6">天高見頂橫當世</text:span><text:span text:style-name="T8"><text:s/><text:line-break/></text:span><text:span text:style-name="T6">官室無心只養豬</text:span><text:span text:style-name="T8"><text:s/><text:line-break/></text:span><text:span text:style-name="T6">其二</text:span><text:span text:style-name="T8"><text:s/><text:line-break/></text:span><text:span text:style-name="T6">立人乃可貫西東</text:span><text:span text:style-name="T8"><text:s/><text:line-break/></text:span><text:span text:style-name="T6">烈火熊熊一場空</text:span><text:span text:style-name="T8"><text:s/><text:line-break/></text:span><text:span text:style-name="T6">逐臭小犬難尋覓</text:span><text:span text:style-name="T8"><text:s/><text:line-break/></text:span><text:span text:style-name="T6">圈內得失古來同</text:span></text:p>
      <text:p text:style-name="P12"><text:span text:style-name="T5">林炤育</text:span><text:span text:style-name="T6"><text:s/>  |  2020.02.06 18:09   |   </text:span><text:a xlink:type="simple" xlink:href="http://palinfo.habago.org/Entry?Command=Information_PrintForum&amp;#FORUM38648"><text:span text:style-name="T17">#</text:span></text:a></text:p>
      <text:p text:style-name="P13"><text:span text:style-name="T6">美媒稱中國為</text:span><text:span text:style-name="T8">“</text:span><text:span text:style-name="T6">真正的亞洲病夫</text:span><text:span text:style-name="T8">” </text:span><text:span text:style-name="T6">華春瑩：作者應為其傲慢、偏見和無知感到羞愧</text:span><text:span text:style-name="T8"><text:s/><text:line-break/>2020-02-06 15:40 <text:line-break/></text:span><text:span text:style-name="T6">【環球時報</text:span><text:span text:style-name="T8">-</text:span><text:span text:style-name="T6">環球網報導記者白雲怡】近日，美國《華爾街日報》發表一篇題為《中國是亞洲真正的病夫》的文章，借中國正在遭受的疫情對中國進行種族主義色彩的攻擊。對此，中國外交部發言人華春瑩</text:span><text:span text:style-name="T8">6</text:span><text:span text:style-name="T6">日表示，</text:span><text:span text:style-name="T8">“</text:span><text:span text:style-name="T6">這位叫作</text:span><text:span text:style-name="T8">Walter Russell Mead</text:span><text:span text:style-name="T6">的作者，你應該為自己的言論、你的傲慢、偏見和無知感到羞愧。</text:span><text:span text:style-name="T8">” <text:line-break/><text:line-break/>“</text:span><text:span text:style-name="T6">我想提請</text:span><text:span text:style-name="T8">Mead</text:span><text:span text:style-name="T6">先生注意以下幾組數字：</text:span><text:span text:style-name="T8">2009</text:span><text:span text:style-name="T6">年美國爆發的</text:span><text:span text:style-name="T8">H1N1</text:span><text:span text:style-name="T6">禽流感死亡率高達</text:span><text:span text:style-name="T8">17.4%</text:span><text:span text:style-name="T6">。另外，根據美國疾病控制與預防中心</text:span><text:span text:style-name="T8">1</text:span><text:span text:style-name="T6">月底公佈的報告，</text:span><text:span text:style-name="T8">2019-2020</text:span><text:span text:style-name="T6">年美國流感季已經導致</text:span><text:span text:style-name="T8">1900</text:span><text:span text:style-name="T6">萬人感染，至少</text:span><text:span text:style-name="T8">1</text:span><text:span text:style-name="T6">萬人死亡。對比這次中國肺炎疫情的實際情況，請問</text:span><text:span text:style-name="T8">Mead</text:span><text:span text:style-name="T6">先生，你又作何評論呢？</text:span><text:span text:style-name="T8">”</text:span><text:span text:style-name="T6">華春瑩這樣反問稱。</text:span><text:span text:style-name="T8"><text:s/><text:line-break/><text:line-break/></text:span><text:span text:style-name="T6">郭杰瑞也提到此事</text:span><text:span text:style-name="T8"><text:s/><text:line-break/>https://youtu.be/7DUkWy0D1cs <text:line-break/>-------------------------------------- <text:line-break/></text:span><text:span text:style-name="T6">華春盈是淮安人，我剛從那而旅遊歸來。</text:span><text:span text:style-name="T8"><text:s/><text:line-break/></text:span><text:span text:style-name="T6">接待我們的台商不知道華春盈是淮安人，他以為我說的大人物是周恩來總理。隔天他就帶我們去參觀周恩來故居。</text:span><text:span text:style-name="T8"><text:s/><text:line-break/></text:span><text:span text:style-name="T6">因為疫情，所有景點關了，我們只能沿著故居的小湖走了一趟。</text:span><text:span text:style-name="T8"><text:s/><text:line-break/><text:line-break/></text:span><text:span text:style-name="T6">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8"><text:s/><text:line-break/><text:line-break/></text:span><text:span text:style-name="T6">我說我們要求打包，對服務員而言或許是表示可以收拾桌子的信號，再說我們來得有點晚</text:span><text:span text:style-name="T8">(</text:span><text:span text:style-name="T6">主要還是疫情的緣故</text:span><text:span text:style-name="T8">)</text:span><text:span text:style-name="T6">，當時店裡空無一人，廚師都已經休息，店準備打烊，因與台商熟識才重新出來掌廚。我們是唯一的一桌，早點收拾，服務員也可以早點回家過年。</text:span><text:span text:style-name="T8"><text:s/><text:line-break/></text:span><text:span text:style-name="T6">大賣場一定有電梯能直達停車場，只是我們沒有問賣場服務員，想想沒有電梯上下貨難道要走樓梯嗎</text:span><text:span text:style-name="T8">? <text:line-break/></text:span><text:span text:style-name="T6">按鍵不清楚要改善很容易。</text:span><text:span text:style-name="T8"><text:s/><text:line-break/><text:line-break/></text:span><text:span text:style-name="T6">他停頓片刻，接著說，你不覺得那裡的建築物很沒有溫度嗎</text:span><text:span text:style-name="T8">? <text:line-break/><text:line-break/></text:span><text:span text:style-name="T6">我很驚訝他這樣說，基礎建設、綠化完善，樓房整齊方正，街道一塵不染，在他眼裡竟成了沒有溫度。</text:span><text:span text:style-name="T8"><text:s/><text:line-break/></text:span><text:span text:style-name="T6">建築物本來就無所謂溫度，有溫度的是人。</text:span><text:span text:style-name="T8"><text:s/><text:line-break/><text:line-break/></text:span><text:span text:style-name="T6">我說，淮安只是大陸的三、四線城市，相比台灣就是石碇、坪林，石碇、坪林能比嗎</text:span><text:span text:style-name="T8">? </text:span><text:span text:style-name="T6">要比，連台中也比不過，台中差遠了。</text:span><text:span text:style-name="T8"><text:s/><text:line-break/></text:span><text:span text:style-name="T6">他還是覺得台中比較美。我問旁人，大家都不同意。</text:span><text:span text:style-name="T8"><text:s/><text:line-break/><text:line-break/></text:span><text:span text:style-name="T6">我與他的印象相反，出乎意料的滿意。這幾天，我只看到兩個人抽菸，一個是沖沖路過的外賣小哥，一個是台商。</text:span><text:span text:style-name="T8"><text:s/><text:line-break/></text:span><text:span text:style-name="T6">沒有聽到一回汽車喇叭，沒有亂丟的垃圾。更重要的是遇到的每個人都很客氣，服務周到。</text:span><text:span text:style-name="T8"><text:s/><text:line-break/><text:line-break/></text:span><text:span text:style-name="T6">也有不足的地方，祖國雖然大力推動打貪與法制化，但還是有人可以靠關係享特權。或許這就是江湖，古今中外舉世皆然。</text:span></text:p>
      <text:p text:style-name="P12"><text:span text:style-name="T5">陳真</text:span><text:span text:style-name="T6"><text:s/>  |  2020.02.06 15:37   |   </text:span><text:a xlink:type="simple" xlink:href="http://palinfo.habago.org/Entry?Command=Information_PrintForum&amp;#FORUM38647"><text:span text:style-name="T17">#</text:span></text:a></text:p>
      <text:p text:style-name="P13"><text:span text:style-name="T6">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8"><text:s/><text:line-break/><text:line-break/></text:span><text:span text:style-name="T6">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8"><text:s/><text:line-break/><text:line-break/></text:span><text:span text:style-name="T6">但我現在不想住英國了，也許是老了，生命彷彿也變得更為厚重，難以忍受輕薄短小以及文化的疏離與蒼白；就如維根斯坦所說，英國始終是一個</text:span><text:span text:style-name="T8"><text:s/>“</text:span><text:span text:style-name="T6">沒有氧氣的地方</text:span><text:span text:style-name="T8">”</text:span><text:span text:style-name="T6">，彷彿跟藝術有著深仇大恨的蒼白國度。</text:span><text:span text:style-name="T8"><text:s/><text:line-break/><text:line-break/></text:span><text:span text:style-name="T6">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8"><text:s/><text:line-break/><text:line-break/></text:span><text:span text:style-name="T6">甘地就是因為這樣才決心對抗大英帝國。在這之前，雖然他也是留英（倫敦大學），但他沒想太多，之前仍然想生活在西方社會裏，甚至學習英國人的種種生活調調，想</text:span><text:span text:style-name="T8"><text:s/>“</text:span><text:span text:style-name="T6">融入</text:span><text:span text:style-name="T8">” </text:span><text:span text:style-name="T6">洋人社會，結果卻被可怕的仇外意識與族人之痛苦處境給燃燒起熊熊烈火，對英國展開鬥爭。</text:span><text:span text:style-name="T8"><text:s/><text:line-break/><text:line-break/></text:span><text:span text:style-name="T6">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8"><text:s/><text:line-break/><text:line-break/></text:span><text:span text:style-name="T6">不過，就如怡靜所說，我很感動於對岸人民的態度。</text:span><text:span text:style-name="T8"><text:s/><text:line-break/><text:line-break/></text:span><text:span text:style-name="T6">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8"><text:s/><text:line-break/><text:line-break/></text:span><text:span text:style-name="T6">也許是我自作多情想太多，也許那是因為這個民族幾百年來遭受太多苦難，老早把苦難視為生命的一種常態而少言語，畢竟再大的苦難都嚐過，病毒這一點事相信應該撐得過。</text:span><text:span text:style-name="T8"><text:s/><text:line-break/><text:line-break/></text:span><text:span text:style-name="T6">我相信，中國是不會倒下的，要倒早就倒了。東風興起，西風消散，勝利終究會屬於能夠默默承受痛苦、無辜的一方。要是能有來生，但願蒼天再讓我再當一回中國人，共享她的悲歡與榮耀。</text:span><text:span text:style-name="T8"><text:s/><text:line-break/><text:line-break/></text:span><text:span text:style-name="T6">陳真</text:span><text:span text:style-name="T8"><text:s/><text:line-break/><text:line-break/>2020.02.06. <text:line-break/><text:line-break/></text:span><text:span text:style-name="T6">（寫於帕莎蒂娜麵包店，喝咖啡，想事情。小可愛因為去祖國，被幼兒園禁止上學一周，今天不在家，馬麻帶去花蓮找世主阿姨，而我也難得偷得浮生半日閒。）</text:span></text:p>
      <text:p text:style-name="P12"><text:span text:style-name="T5">林炤育</text:span><text:span text:style-name="T6"><text:s/>  |  2020.02.06 13:01   |   </text:span><text:a xlink:type="simple" xlink:href="http://palinfo.habago.org/Entry?Command=Information_PrintForum&amp;#FORUM38646"><text:span text:style-name="T17">#</text:span></text:a></text:p>
      <text:p text:style-name="P15"><text:span text:style-name="T16">谢谢</text:span><text:span text:style-name="T6"><text:s/></text:span><text:span text:style-name="T5">高佑思</text:span><text:span text:style-name="T6"><text:s/><text:line-break/><text:line-break/>10</text:span><text:span text:style-name="T5">万口罩从海外送到中国有多</text:span><text:span text:style-name="T16">难？</text:span><text:span text:style-name="T6">1</text:span><text:span text:style-name="T5">吨医</text:span><text:span text:style-name="T16">疗物资送往黄冈全记录</text:span><text:span text:style-name="T6"><text:s/><text:line-break/>https://youtu.be/UXj7OWHpl9o <text:line-break/><text:line-break/></text:span><text:span text:style-name="T5">從以色列找到</text:span><text:span text:style-name="T6">10</text:span><text:span text:style-name="T5">萬隻口罩直接送到湖北，湖北加油！</text:span><text:span text:style-name="T6"><text:s/><text:line-break/>https://youtu.be/wyRuCWyv2vo </text:span></text:p>
      <text:p text:style-name="P12"><text:span text:style-name="T5">怡靜</text:span><text:span text:style-name="T6"><text:s/>  |  2020.02.06 12:10   |   </text:span><text:a xlink:type="simple" xlink:href="http://palinfo.habago.org/Entry?Command=Information_PrintForum&amp;#FORUM38645"><text:span text:style-name="T17">#</text:span></text:a></text:p>
      <text:p text:style-name="P20"><text:span text:style-name="T5">西班牙教育部官方推特</text:span><text:span text:style-name="T6">2/4</text:span><text:span text:style-name="T5">貼文</text:span><text:span text:style-name="T6"><text:s/><text:line-break/><text:line-break/></text:span><text:span text:style-name="T5">人不是病毒，但排外是，最好的疫苗是教育。</text:span><text:span text:style-name="T6"><text:s/><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text:span><text:span text:style-name="T5">英文翻譯</text:span><text:span text:style-name="T6"><text:s/><text:line-break/>People are not virus, xenophobia is. Misinformation and prejudice against #coronavirus or any other disease are not only dangerous but also generate discrimination and racism. <text:line-break/>The best vaccine: Education. <text:line-break/>======================= <text:line-break/></text:span><text:span text:style-name="T5">一位住德國的網友說，上星期六，一位在德國的中國女孩在公共場合被人攻擊並</text:span><text:span text:style-name="T6"><text:s/><text:line-break/></text:span><text:span text:style-name="T5">辱罵她是中國病毒。類似的情形也發生在英國，一位中國留學生因佩戴口罩在街頭遭人攻擊。</text:span><text:span text:style-name="T6"><text:s/><text:line-break/></text:span><text:span text:style-name="T5">發文者說他自己現在在外頭都覺得不安全。</text:span><text:span text:style-name="T6"><text:s/><text:line-break/><text:line-break/></text:span><text:span text:style-name="T5">不只是這樣，我在網路上看了兩段視頻。</text:span><text:span text:style-name="T6"><text:s/><text:line-break/><text:line-break/></text:span><text:span text:style-name="T5">一位帶著大行李的年輕亞洲女孩</text:span><text:span text:style-name="T6">(</text:span><text:span text:style-name="T5">沒有戴口罩</text:span><text:span text:style-name="T6">)</text:span><text:span text:style-name="T5">坐在壅擠的車廂，雙人對坐的位子上，</text:span><text:span text:style-name="T6"><text:s/><text:line-break/></text:span><text:span text:style-name="T5">對面兩位西方人士帶著口罩</text:span><text:span text:style-name="T6">(</text:span><text:span text:style-name="T5">西方人不是生病才帶口罩嗎</text:span><text:span text:style-name="T6">?)</text:span><text:span text:style-name="T5">，雙眼盯著她。底下一堆人回應說這不是種族歧視，他們只想保護自己。</text:span><text:span text:style-name="T6"><text:s/><text:line-break/><text:line-break/></text:span><text:span text:style-name="T5">羅馬捷運車廂座位上坐著一位可愛的中國小男孩，帶著他的滑板車，哼著歌曲，</text:span><text:span text:style-name="T6"><text:s/><text:line-break/></text:span><text:span text:style-name="T5">心情看起來不錯。</text:span><text:span text:style-name="T6"><text:s/><text:line-break/></text:span><text:span text:style-name="T5">手機鏡頭稍微拉遠一些，車廂另一邊擠著一堆人，男孩面前空無一人。</text:span><text:span text:style-name="T6"><text:s/><text:line-break/>https://twitter.com/EnfrmraSaturada/status/1224429695095230465 <text:line-break/><text:line-break/></text:span><text:span text:style-name="T5">前陣子讀了王孟源部落格的一篇文章</text:span><text:span text:style-name="T6"><text:s/><text:line-break/><text:line-break/></text:span><text:span text:style-name="T5">現代英美的假新聞體系</text:span><text:span text:style-name="T6"><text:s/><text:line-break/>http://blog.udn.com/MengyuanWang/131371444 <text:line-break/><text:line-break/></text:span><text:span text:style-name="T5">摘錄其中一段文字</text:span><text:span text:style-name="T6"><text:s/><text:line-break/><text:line-break/>"</text:span><text:span text:style-name="T5">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6">RT</text:span><text:span text:style-name="T5">》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6">Advance Their Agenda</text:span><text:span text:style-name="T5">），即使是沒有利益關係的第三者，如藝術家，也會主動引用發揮，進一步落實它在社會裏被接受的程度</text:span><text:span text:style-name="T6">" <text:line-break/><text:line-break/></text:span><text:span text:style-name="T5">我在</text:span><text:span text:style-name="T6">Twitter </text:span><text:span text:style-name="T5">只追蹤兩個新聞帳號，一個是</text:span><text:span text:style-name="T6">Russian Today(RT)</text:span><text:span text:style-name="T5">，</text:span><text:span text:style-name="T6"><text:s/><text:line-break/></text:span><text:span text:style-name="T5">一個是中國環球電視網的英語頻道</text:span><text:span text:style-name="T6">CGTN</text:span><text:span text:style-name="T5">，</text:span><text:span text:style-name="T6"><text:s/></text:span><text:span text:style-name="T5">他們每每發表某些推特內容，</text:span><text:span text:style-name="T6"><text:s/><text:line-break/></text:span><text:span text:style-name="T5">總會引來一群反中反華的腦殘網軍</text:span><text:span text:style-name="T6">(</text:span><text:span text:style-name="T5">東西方人士皆有</text:span><text:span text:style-name="T6">)</text:span><text:span text:style-name="T5">叫囂。我有時候會跟他們對幹幾句，</text:span><text:span text:style-name="T6"><text:s/><text:line-break/></text:span><text:span text:style-name="T5">大部分則是向</text:span><text:span text:style-name="T6">Twitter</text:span><text:span text:style-name="T5">檢舉仇恨言論</text:span><text:span text:style-name="T6">(</text:span><text:span text:style-name="T5">儘管那是狗吠火車</text:span><text:span text:style-name="T6">) <text:line-break/><text:line-break/></text:span><text:span text:style-name="T5">看看底下的這段短片</text:span><text:span text:style-name="T6"><text:s/><text:line-break/>https://twitter.com/CGTNOfficial/status/1225041382756245506 <text:line-break/><text:line-break/></text:span><text:span text:style-name="T5">去年原本已經排定今年中的海外旅遊假期，看來得視疫情狀況才能決定是否成行。</text:span><text:span text:style-name="T6"><text:s/><text:line-break/></text:span><text:span text:style-name="T5">妹妹擔心的問我，我們會不會被歧視</text:span><text:span text:style-name="T6">? </text:span><text:span text:style-name="T5">民宿老闆會不會拒絕我們入住</text:span><text:span text:style-name="T6">? <text:line-break/></text:span><text:span text:style-name="T5">我說我不知道。</text:span><text:span text:style-name="T6"><text:s/><text:line-break/><text:line-break/></text:span><text:span text:style-name="T5">每天晚上睡覺前，總會上網看看有關祖國對抗新冠狀病毒的相關報導影片，</text:span><text:span text:style-name="T6"><text:s/><text:line-break/></text:span><text:span text:style-name="T5">我為大陸同胞們所做的努力和堅強感動。</text:span><text:span text:style-name="T6"><text:s/><text:line-break/></text:span><text:span text:style-name="T5">當災難來臨，儘管可以看到人性醜惡的一面，但也看到人性的光輝。</text:span><text:span text:style-name="T6"><text:s/></text:span></text:p>
      <text:p text:style-name="P12"><text:span text:style-name="T5">陳真</text:span><text:span text:style-name="T6"><text:s/>  |  2020.02.06 11:31   |   </text:span><text:a xlink:type="simple" xlink:href="http://palinfo.habago.org/Entry?Command=Information_PrintForum&amp;#FORUM38644"><text:span text:style-name="T17">#</text:span></text:a></text:p>
      <text:p text:style-name="P13"><text:span text:style-name="T6">上班不是一種偶然</text:span><text:span text:style-name="T8"><text:s/><text:line-break/><text:line-break/></text:span><text:span text:style-name="T6">陳真</text:span><text:span text:style-name="T8"><text:s/>2020. 02. 06. <text:line-break/><text:line-break/><text:line-break/></text:span><text:span text:style-name="T6">去年</text:span><text:span text:style-name="T8"><text:s/>(2019</text:span><text:span text:style-name="T6">年</text:span><text:span text:style-name="T8">) </text:span><text:span text:style-name="T6">三月二十五號，美國真正掌權的黑暗集團正式啟動睽違四十年之久的恐怖</text:span><text:span text:style-name="T8"><text:s/>CPDC (Committee on the Present Danger:China)</text:span><text:span text:style-name="T6">，這日子是個分水嶺，並非僅僅意味著中美鬥爭展開新的一頁，而是展開最後一章。接下來，你將可預期各式各樣不可思議的事情將會凶猛地接連發生，直到摧毀中國。</text:span><text:span text:style-name="T8"><text:s/><text:line-break/><text:line-break/></text:span><text:span text:style-name="T6">兩三個月後，香港就開始動亂，保送蔡英文及綠色政權展開新一輪的一黨獨大統治，進一步加強仇中反華的攻擊力道，啟動台灣做為下一個威力更猛的人肉炸彈計畫。</text:span><text:span text:style-name="T8"><text:s/><text:line-break/><text:line-break/></text:span><text:span text:style-name="T6">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8"><text:s/><text:line-break/><text:line-break/></text:span><text:span text:style-name="T6">我們可以百分之一百肯定地說，香港動亂</text:span><text:span text:style-name="T8">100%</text:span><text:span text:style-name="T6">就是美國</text:span><text:span text:style-name="T8">CIA</text:span><text:span text:style-name="T6">的傑作</text:span><text:span text:style-name="T8"><text:s/>(</text:span><text:span text:style-name="T6">其實我很不願意這樣表達，因為那就好像說我百分之百確定川普是男性一樣矯情</text:span><text:span text:style-name="T8">)</text:span><text:span text:style-name="T6">，但卻很難說明從非洲豬瘟到新冠病毒一波一波的災難似乎就像按表操課那樣地接連發生，痛擊中國與俄國。</text:span><text:span text:style-name="T8"><text:s/><text:line-break/><text:line-break/></text:span><text:span text:style-name="T6">這真的只是一種意外或偶然？我不信。</text:span><text:span text:style-name="T8"><text:s/><text:line-break/><text:line-break/></text:span><text:span text:style-name="T6">自以為理性的人，輕蔑人們的「懷疑」之前，自己卻似乎反而特別喜歡相信那機率更低的所謂「偶然」，一個一個又一個的偶然與湊巧？</text:span><text:span text:style-name="T8"><text:s/><text:line-break/><text:line-break/></text:span><text:span text:style-name="T6">亂猜一通的陰謀論是有害的，但懷疑精神卻是一切知識與除魅的理性基礎。</text:span><text:span text:style-name="T8"><text:s/><text:line-break/><text:line-break/>(</text:span><text:span text:style-name="T6">寫於等麵端來之際</text:span><text:span text:style-name="T8">)</text:span></text:p>
      <text:p text:style-name="P12"><text:span text:style-name="T5">穎芝</text:span><text:span text:style-name="T6"><text:s/>  |  2020.02.06 10:25   |   </text:span><text:a xlink:type="simple" xlink:href="http://palinfo.habago.org/Entry?Command=Information_PrintForum&amp;#FORUM38643"><text:span text:style-name="T17">#</text:span></text:a></text:p>
      <text:p text:style-name="P13"><text:span text:style-name="T6">疫情會過去，兩岸回不去～</text:span><text:span text:style-name="T8"><text:s/><text:line-break/>https://reurl.cc/EKxEyk <text:line-break/><text:line-break/></text:span><text:span text:style-name="T6">這幾天媒體炒得沸沸揚揚、政治口水噴得滿天飛的「第二批台商無法回台」事件，究其原因原來是「陸配」太多？鬼島的綠媒、網軍相繼炒作，仿佛是把陸配不當人看似的⋯</text:span><text:span text:style-name="T8"><text:s/><text:line-break/><text:line-break/>https://reurl.cc/L1yR3e <text:line-break/><text:line-break/></text:span><text:span text:style-name="T6">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8"><text:s/><text:line-break/><text:line-break/>https://reurl.cc/EKxE7v <text:line-break/><text:line-break/>https://reurl.cc/9ze2Ej <text:line-break/><text:line-break/>https://reurl.cc/md8EnW <text:line-break/><text:line-break/>https://reurl.cc/e5R1XK <text:line-break/></text:span></text:p>
      <text:p text:style-name="P12"><text:span text:style-name="T5">陳真</text:span><text:span text:style-name="T6"><text:s/>  |  2020.02.06 10:10   |   </text:span><text:a xlink:type="simple" xlink:href="http://palinfo.habago.org/Entry?Command=Information_PrintForum&amp;#FORUM38642"><text:span text:style-name="T17">#</text:span></text:a></text:p>
      <text:p text:style-name="P14"><text:span text:style-name="T6">同學傳這報導給我看：</text:span><text:span text:style-name="T8"><text:s/><text:line-break/><text:line-break/>https://bit.ly/374bFnS <text:line-break/><text:line-break/></text:span><text:span text:style-name="T6">裏面說美國從</text:span><text:span text:style-name="T8">2013</text:span><text:span text:style-name="T6">年就暫停這類高風險研究，這真是睜眼說瞎話，完全說顛倒了。美國從</text:span><text:span text:style-name="T8">20</text:span><text:span text:style-name="T6">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8"><text:s/><text:line-break/><text:line-break/></text:span><text:span text:style-name="T6">報導中這篇論文在此：</text:span><text:span text:style-name="T8"><text:s/><text:line-break/><text:line-break/>https://www.nature.com/articles/nm.3985 <text:line-break/><text:line-break/>15</text:span><text:span text:style-name="T6">位作者之中，石正麗排名第</text:span><text:span text:style-name="T8">14</text:span><text:span text:style-name="T6">，位階很低，參與度不高。而且，</text:span><text:span text:style-name="T8">15</text:span><text:span text:style-name="T6">位之中有</text:span><text:span text:style-name="T8">12</text:span><text:span text:style-name="T6">位美國人，</text:span><text:span text:style-name="T8">1</text:span><text:span text:style-name="T6">位瑞士人，</text:span><text:span text:style-name="T8">2</text:span><text:span text:style-name="T6">位華人。</text:span><text:span text:style-name="T8">12</text:span><text:span text:style-name="T6">位美國人之中有</text:span><text:span text:style-name="T8">10</text:span><text:span text:style-name="T6">位是美國北卡羅萊納大學，一位是美國</text:span><text:span text:style-name="T8">FDA</text:span><text:span text:style-name="T6">，一位是哈佛。生武研發一定是絕對機密，不會公開發表，又不是白癡。而且，如果要怪，應該要怪美國人，因為這是美國人領導的研究。</text:span><text:span text:style-name="T8"><text:s/><text:line-break/><text:line-break/>SARS</text:span><text:span text:style-name="T6">的來源，至今不明，何況新冠病毒。這些事，短期內都不會有確定性的答案。</text:span><text:span text:style-name="T8"><text:s/><text:line-break/><text:line-break/></text:span><text:span text:style-name="T6">你從上面的論文網址，按一下作者名字，就會出現他們的所屬單位。生武研發怎麼可能還中美合作？那不是搞笑嗎？媒體報導事情總是力求聳動與抹黑，根本不管常識，隨口就能瞎掰出一堆故事，而且</text:span><text:span text:style-name="T8">X</text:span><text:span text:style-name="T6">它媽的從不更正，好像散播謠言就是記者的天職似的。散播謠言就跟散播病毒一樣可惡。</text:span><text:span text:style-name="T8"><text:s/><text:line-break/><text:line-break/></text:span><text:span text:style-name="T6">新冠病毒有可能是生武，有可能是單純的實驗意外，有可能是自然產生。若是前者，那它是誰做的，誰散發的，誰外洩或誰</text:span><text:span text:style-name="T8"><text:s/>"</text:span><text:span text:style-name="T6">被</text:span><text:span text:style-name="T8">" </text:span><text:span text:style-name="T6">外洩等等等，這些事現在都不會有答案。</text:span><text:span text:style-name="T8"><text:s/><text:line-break/><text:line-break/></text:span><text:span text:style-name="T6">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8"><text:s/><text:line-break/><text:line-break/></text:span><text:span text:style-name="T6">相關細節得找出資料，花時間寫，可我實在找不出時間回到電腦前，只能空口白話先簡單說幾句。</text:span></text:p>
      <text:p text:style-name="P12"><text:span text:style-name="T5">林炤育</text:span><text:span text:style-name="T6"><text:s/>  |  2020.02.06 08:12   |   </text:span><text:a xlink:type="simple" xlink:href="http://palinfo.habago.org/Entry?Command=Information_PrintForum&amp;#FORUM38641"><text:span text:style-name="T17">#</text:span></text:a></text:p>
      <text:p text:style-name="P13"><text:span text:style-name="T6">人間有情</text:span><text:span text:style-name="T8"><text:s/><text:line-break/><text:line-break/></text:span><text:span text:style-name="T6">嶺南惠州有一方清麗秀美的湖泊，風景極似杭州西湖，當地人也把它叫做西湖。一座小山依傍湖邊，也叫孤山。孤山南麓棲禪寺大聖塔下可見一片蒼翠的松樹林，林中寂立著一座小亭</text:span><text:span text:style-name="T8">——</text:span><text:span text:style-name="T6">六如亭。亭柱上鐫有一副楹聯，出自北宋著名文人蘇東坡之手，聯是這樣的：</text:span><text:span text:style-name="T8"><text:s/><text:line-break/><text:line-break/></text:span><text:span text:style-name="T6">不合時宜，惟有朝雲能識我；</text:span><text:span text:style-name="T8"><text:s/><text:line-break/></text:span><text:span text:style-name="T6">獨彈古調，每逢暮雨倍思卿。</text:span><text:span text:style-name="T8"><text:s/><text:line-break/><text:line-break/></text:span><text:span text:style-name="T6">蘇軾一日飯後拍著肚皮，問左右侍婢肚中所裝何物？一婢說是文章，一婢說是見識，蘇軾皆不以為然。獨有朝雲朗聲道：［學士一肚皮不合時宜。］蘇軾大笑曰：「知我者，唯有朝雲也。」從此對王朝雲更加愛憐。</text:span><text:span text:style-name="T8"><text:s/><text:line-break/><text:line-break/></text:span><text:span text:style-name="T6">紹聖三年七月，當時被貶惠州的蘇軾，有一次要朝雲把《蝶戀花</text:span><text:span text:style-name="T8">·</text:span><text:span text:style-name="T6">花褪殘紅青杏小》唱一遍。朝雲流著涙說道：［妾平生最不忍唱者：枝上柳綿吹又少，天涯何處無芳草</text:span><text:span text:style-name="T8"><text:s/></text:span><text:span text:style-name="T6">二句也。］不料幾天之後，朝雲竟死在惠州，時年三十四歳。</text:span><text:span text:style-name="T8"><text:s/><text:line-break/><text:line-break/></text:span><text:span text:style-name="T6">彌留之際口誦《金剛經》六如偈：「一切為有法，如夢幻泡影。如露亦如電，應作如是觀。」</text:span><text:span text:style-name="T8"><text:s/></text:span><text:span text:style-name="T6">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8"><text:s/><text:line-break/><text:line-break/></text:span><text:span text:style-name="T6">武漢平安</text:span><text:span text:style-name="T8"><text:s/><text:line-break/></text:span></text:p>
      <text:p text:style-name="P12"><text:span text:style-name="T5">林炤育</text:span><text:span text:style-name="T6"><text:s/>  |  2020.02.06 00:54   |   </text:span><text:a xlink:type="simple" xlink:href="http://palinfo.habago.org/Entry?Command=Information_PrintForum&amp;#FORUM38640"><text:span text:style-name="T17">#</text:span></text:a></text:p>
      <text:p text:style-name="P16"><text:span text:style-name="T5">郭杰瑞從來不談涉及政治、體制的問題，他喜歡談生活談文化差異談中國美好的事物，這次他忍不住，說出西方媒體對中國的歧視。</text:span><text:span text:style-name="T8"><text:s/><text:line-break/>Just got back from China, let me tell you about the Coronavirus! <text:line-break/>https://youtu.be/7DUkWy0D1cs <text:line-break/><text:line-break/></text:span><text:span text:style-name="T5">武漢加油</text:span><text:span text:style-name="T8"><text:s/><text:line-break/><text:line-break/>======= <text:line-break/></text:span><text:span text:style-name="T5">聊天兩事</text:span><text:span text:style-name="T8"><text:s/><text:line-break/>======= <text:line-break/>-02- <text:line-break/><text:line-break/></text:span><text:span text:style-name="T5">之前看过一段柴静采</text:span><text:span text:style-name="T6">访周星驰的视频，在采访中柴静问，明知会被人说成是抄袭以前的自己，为什么在新电影中还是坚持要用多年前的几句话。</text:span><text:span text:style-name="T8"><text:s/><text:line-break/><text:line-break/></text:span><text:span text:style-name="T5">周星</text:span><text:span text:style-name="T6">驰回答：</text:span><text:span text:style-name="T8">“</text:span><text:span text:style-name="T5">可能我对这几句</text:span><text:span text:style-name="T6">话，有情意结。</text:span><text:span text:style-name="T8">” <text:line-break/><text:line-break/></text:span><text:span text:style-name="T5">然后柴静笑着</text:span><text:span text:style-name="T6">说：</text:span><text:span text:style-name="T8">“</text:span><text:span text:style-name="T5">我可不可以理解</text:span><text:span text:style-name="T6">为就是一个不由分说的想法，我就是想在这个时候，说出我人生中想说的这句话。</text:span><text:span text:style-name="T8">” <text:line-break/><text:line-break/></text:span><text:span text:style-name="T5">星</text:span><text:span text:style-name="T6">爷追问：</text:span><text:span text:style-name="T8">“</text:span><text:span text:style-name="T5">你有这个感</text:span><text:span text:style-name="T6">觉吗？</text:span><text:span text:style-name="T8">” <text:line-break/><text:line-break/></text:span><text:span text:style-name="T6">说这句话的时候，他的眼睛里，有很真诚的动容。</text:span><text:span text:style-name="T8"><text:s/><text:line-break/><text:line-break/></text:span><text:span text:style-name="T5">之后，他</text:span><text:span text:style-name="T6">连着说了两句</text:span><text:span text:style-name="T8">“</text:span><text:span text:style-name="T6">谢谢你啊</text:span><text:span text:style-name="T8">”</text:span><text:span text:style-name="T5">、</text:span><text:span text:style-name="T8">“</text:span><text:span text:style-name="T6">谢谢</text:span><text:span text:style-name="T8">”</text:span><text:span text:style-name="T5">。</text:span><text:span text:style-name="T8"><text:s/><text:line-break/><text:line-break/><text:line-break/><text:line-break/></text:span><text:span text:style-name="T5">这种感</text:span><text:span text:style-name="T6">觉很微妙，在某个刹那遇到懂了自己心意的人，这种知交感，真的会温暖一个人很久很久。</text:span><text:span text:style-name="T8"><text:s/><text:line-break/><text:line-break/></text:span><text:span text:style-name="T5">以至于这段采</text:span><text:span text:style-name="T6">访结束好多天后，周星驰提出能不能重新录一次采访，原封不动地把这些问题再来一遍，因为他觉得自己国语不好，最近有认真在苦练。</text:span><text:span text:style-name="T8"><text:s/><text:line-break/><text:line-break/></text:span><text:span text:style-name="T5">你看，所</text:span><text:span text:style-name="T6">谓</text:span><text:span text:style-name="T8">“</text:span><text:span text:style-name="T5">聊得</text:span><text:span text:style-name="T6">来</text:span><text:span text:style-name="T8">”</text:span><text:span text:style-name="T5">，其实并不需要低头不见抬头见，也不一定需要你</text:span><text:span text:style-name="T6">们之间有多深的交流和交情。</text:span><text:span text:style-name="T8"><text:s/><text:line-break/><text:line-break/></text:span><text:span text:style-name="T5">在彼此尊重的前提下，能够做到互相理解，在某个点中，触到了</text:span><text:span text:style-name="T8">“</text:span><text:span text:style-name="T5">感同身受</text:span><text:span text:style-name="T8">”</text:span><text:span text:style-name="T5">的边</text:span><text:span text:style-name="T6">缘，这已是人生中莫大的幸事。</text:span><text:span text:style-name="T8"><text:s/><text:line-break/><text:line-break/></text:span><text:span text:style-name="T5">因</text:span><text:span text:style-name="T6">为每个你我，其实都像一座孤岛，没有人可以完全站在我们的角度用我们的思维方式去考虑一件事或者认识一个人，</text:span><text:span text:style-name="T8"><text:s/><text:line-break/><text:line-break/></text:span><text:span text:style-name="T5">但在和某个人的聊天当中，你能够由衷地感受到一种</text:span><text:span text:style-name="T8">“</text:span><text:span text:style-name="T5">惺惺相惜</text:span><text:span text:style-name="T8">”</text:span><text:span text:style-name="T5">，一种把孤单和</text:span><text:span text:style-name="T6">绝望排离在外的感觉。这种状态，真的很舒服。</text:span><text:span text:style-name="T8"><text:s/><text:line-break/><text:line-break/></text:span><text:span text:style-name="T5">而这，也</text:span><text:span text:style-name="T6">应该是一种命定的、难得的缘分。</text:span><text:span text:style-name="T8"><text:s/><text:line-break/><text:line-break/></text:span><text:span text:style-name="T5">所以如果你也遇到了真正能够</text:span><text:span text:style-name="T6">读懂你，能够了解你，能够聊得来的人，一定一定，一定要珍惜。</text:span><text:span text:style-name="T8"><text:s/><text:line-break/><text:line-break/>-03- <text:line-break/><text:line-break/></text:span><text:span text:style-name="T5">有人</text:span><text:span text:style-name="T6">说，我们这一生大约会遇到</text:span><text:span text:style-name="T8">2920</text:span><text:span text:style-name="T5">万人，两个人相</text:span><text:span text:style-name="T6">爱的概率只有</text:span><text:span text:style-name="T8">0.000049</text:span><text:span text:style-name="T5">，所以你不</text:span><text:span text:style-name="T6">爱我，我不怪你。</text:span><text:span text:style-name="T8"><text:s/><text:line-break/><text:line-break/></text:span><text:span text:style-name="T5">同样的，遇到一个能够和你聊得</text:span><text:span text:style-name="T6">来人的概率，也是微乎其微，所以，你不懂我，我不怪你。</text:span><text:span text:style-name="T8"><text:s/><text:line-break/><text:line-break/></text:span><text:span text:style-name="T5">所以有时候不想</text:span><text:span text:style-name="T6">说话，只想一个人沉默；不想敷衍着寒暄，就低着头匆匆路过，不是因为我变得冷漠，变得现实了，</text:span><text:span text:style-name="T8"><text:s/><text:line-break/><text:line-break/></text:span><text:span text:style-name="T5">而是，我更喜欢踏实和心安的感</text:span><text:span text:style-name="T6">觉，更喜欢看得见摸得着的东西，喜欢处得来聊得来的人，其他那些有的没的，没那么在意了。</text:span><text:span text:style-name="T8"><text:s/><text:line-break/><text:line-break/><text:line-break/><text:line-break/>“</text:span><text:span text:style-name="T5">每个人心里都有一团火，路过的人只看到烟。</text:span><text:span text:style-name="T8">” <text:line-break/><text:line-break/></text:span><text:span text:style-name="T5">聊不</text:span><text:span text:style-name="T6">来的人，只会问你在寻求什么。而聊得来的人，却知道你在忧愁什么。</text:span><text:span text:style-name="T8"><text:s/><text:line-break/><text:line-break/></text:span><text:span text:style-name="T5">时间有限，知己</text:span><text:span text:style-name="T6">难得，所以，就不要把时间浪费在喋喋不休的解释和无可奈何的冷航尴尬中了。</text:span><text:span text:style-name="T8"><text:s/><text:line-break/><text:line-break/></text:span><text:span text:style-name="T5">你只要珍惜那些，能够看到你的火焰，然后朝着你走过</text:span><text:span text:style-name="T6">来的人，就足够了。</text:span><text:span text:style-name="T8"><text:s/><text:line-break/><text:line-break/></text:span><text:span text:style-name="T5">愿你，能够有</text:span><text:span text:style-name="T8">“</text:span><text:span text:style-name="T5">聊得</text:span><text:span text:style-name="T6">来</text:span><text:span text:style-name="T8">”</text:span><text:span text:style-name="T5">的人，可以</text:span><text:span text:style-name="T8">“</text:span><text:span text:style-name="T5">无</text:span><text:span text:style-name="T6">话不说</text:span><text:span text:style-name="T8">”</text:span><text:span text:style-name="T5">，也能</text:span><text:span text:style-name="T8">“</text:span><text:span text:style-name="T5">无</text:span><text:span text:style-name="T6">话可说</text:span><text:span text:style-name="T8">”</text:span><text:span text:style-name="T5">。</text:span><text:span text:style-name="T8"><text:s/><text:line-break/><text:line-break/></text:span><text:span text:style-name="T5">愿你</text:span><text:span text:style-name="T6">们，长久相伴，从初始到更迭，从夏花到冬雪，畅聊世间趣事，共赏人间风华。</text:span><text:span text:style-name="T8"><text:s/><text:line-break/><text:line-break/>-End- <text:line-break/><text:line-break/>“ </text:span><text:span text:style-name="T5">我也有自己的傲气</text:span><text:span text:style-name="T8"><text:s/><text:line-break/><text:line-break/></text:span><text:span text:style-name="T5">因</text:span><text:span text:style-name="T6">为对方是你</text:span><text:span text:style-name="T8"><text:s/><text:line-break/><text:line-break/></text:span><text:span text:style-name="T5">才迁就这份</text:span><text:span text:style-name="T6">嚣张</text:span><text:span text:style-name="T8">” <text:line-break/><text:line-break/>—— </text:span><text:span text:style-name="T5">《</text:span><text:span text:style-name="T6">嚣张》网易云热评</text:span><text:span text:style-name="T8"><text:s/><text:line-break/><text:line-break/>http://www.sohu.com/a/367137893_120509441 <text:line-break/><text:line-break/>----------- <text:line-break/></text:span><text:span text:style-name="T5">說到林允，大家都知道她也是「星女郎」一員，她一直以來都是被大家說成是「傻白甜」的對象，但是自從她出演了星爺的《美人魚》之後，也是讓很多人刮目相看。</text:span><text:span text:style-name="T8"><text:s/><text:line-break/><text:line-break/></text:span><text:span text:style-name="T5">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8"><text:s/><text:line-break/><text:line-break/></text:span><text:span text:style-name="T5">就是這麼一句話其實恰恰說中了星爺的內心，也讓無數影迷粉絲們心疼星爺，如今已經</text:span><text:span text:style-name="T8">56</text:span><text:span text:style-name="T5">歲的星爺依舊是孤身一人，但也許是因為林允比較單純，從小也是由媽媽一個人撫養長大的，所以才會很理解彼此感受吧。</text:span><text:span text:style-name="T8"><text:s/><text:line-break/><text:line-break/></text:span><text:span text:style-name="T5">不得不說，在很多人眼裡，星爺都是一個不好說話的人，但是林允卻是少數能常和周星馳聊天的人，而且是很放鬆的那種，這樣毫無顧忌的星爺也是讓網友們覺得很是欣慰。</text:span></text:p>
      <text:p text:style-name="P12"><text:span text:style-name="T5">王修亮</text:span><text:span text:style-name="T6"><text:s/>  |  2020.02.05 22:31   |   </text:span><text:a xlink:type="simple" xlink:href="http://palinfo.habago.org/Entry?Command=Information_PrintForum&amp;#FORUM38639"><text:span text:style-name="T17">#</text:span></text:a></text:p>
      <text:p text:style-name="P13"><text:span text:style-name="T6">看著這些天從「禁止出口、口罩夠用、必戴口罩」到「超商限購三片、提升產能、口罩需要才戴」到「徵用全國口罩工廠、降價六元、一般學生無須戴口罩」到「健保卡購買、七天兩片，健康者不要戴口罩」。</text:span><text:span text:style-name="T8"><text:s/><text:line-break/></text:span><text:span text:style-name="T6">變化真大。</text:span><text:span text:style-name="T8"><text:s/><text:line-break/></text:span><text:span text:style-name="T6">我從第一天買不到之後就不買了，家裡還有十幾個就夠了，少出門，天天定時運動維持身體健康。</text:span><text:span text:style-name="T8"><text:s/><text:line-break/><text:line-break/></text:span><text:span text:style-name="T6">海外慈濟捐個資源給武漢，台灣慈濟被罵翻。</text:span><text:span text:style-name="T8"><text:s/><text:line-break/></text:span><text:span text:style-name="T6">說是對岸扣押了武漢的台胞，有人幫忙接回來又禁止。</text:span><text:span text:style-name="T8"><text:s/><text:line-break/></text:span><text:span text:style-name="T6">我是被搞糊塗，也就不多想了。</text:span><text:span text:style-name="T8"><text:s/><text:line-break/><text:line-break/></text:span><text:span text:style-name="T6">人和人之間，除了地理距離，從惻隱到殘酷的兩端，還隔閡了多少虛無的意念？</text:span><text:span text:style-name="T8"><text:s/><text:line-break/><text:line-break/></text:span><text:span text:style-name="T6">沒什麼能做的事，讀過書的人就只能寫寫文字，快元宵節了，開始陸續寫寫燈謎吧！隔閡了太多虛無意念的人就不必猜了，謎底你不會喜歡，怕引起你精神不適。</text:span><text:span text:style-name="T8"><text:s/><text:line-break/><text:line-break/></text:span><text:span text:style-name="T6">謎分兩段，射兩句八字，一句射一字，有解字，有意會，學淺識薄，謎不甚巧，聊以娛之。</text:span><text:span text:style-name="T8"><text:s/><text:line-break/><text:line-break/></text:span><text:span text:style-name="T6">其一</text:span><text:span text:style-name="T8"><text:s/><text:line-break/></text:span><text:span text:style-name="T6">長戈斜倚靜飛塵</text:span><text:span text:style-name="T8"><text:s/><text:line-break/></text:span><text:span text:style-name="T6">艱難左顧水依身</text:span><text:span text:style-name="T8"><text:s/><text:line-break/></text:span><text:span text:style-name="T6">評而不語有餘意</text:span><text:span text:style-name="T8"><text:s/><text:line-break/></text:span><text:span text:style-name="T6">家室之下女自珍</text:span><text:span text:style-name="T8"><text:s/><text:line-break/><text:line-break/></text:span><text:span text:style-name="T6">其二</text:span><text:span text:style-name="T8"><text:s/><text:line-break/></text:span><text:span text:style-name="T6">一字從茲不二夫</text:span><text:span text:style-name="T8"><text:s/><text:line-break/></text:span><text:span text:style-name="T6">有閒日月偷換乎</text:span><text:span text:style-name="T8"><text:s/><text:line-break/></text:span><text:span text:style-name="T6">左右上位得食肉</text:span><text:span text:style-name="T8"><text:s/><text:line-break/></text:span><text:span text:style-name="T6">東風勻色心自孤</text:span></text:p>
      <text:p text:style-name="P12"><text:span text:style-name="T5">陳真</text:span><text:span text:style-name="T6"><text:s/>  |  2020.02.05 15:44   |   </text:span><text:a xlink:type="simple" xlink:href="http://palinfo.habago.org/Entry?Command=Information_PrintForum&amp;#FORUM38638"><text:span text:style-name="T17">#</text:span></text:a></text:p>
      <text:p text:style-name="P14"><text:span text:style-name="T6">我沒法判斷個案，但我清楚了解各國對於生武或化武乃至基因武器的積極研發態度。</text:span><text:span text:style-name="T8"><text:s/><text:line-break/><text:line-break/></text:span><text:span text:style-name="T6">我沒法給個案做結論，但是，排除</text:span><text:span text:style-name="T8">SARS</text:span><text:span text:style-name="T6">或新冠病毒是生物武器的說法，實在很反智。</text:span><text:span text:style-name="T8"><text:s/><text:line-break/><text:line-break/></text:span><text:span text:style-name="T6">我的看法是這樣：</text:span><text:span text:style-name="T8"><text:s/><text:line-break/><text:line-break/></text:span><text:span text:style-name="T6">如果來到</text:span><text:span text:style-name="T8">2020</text:span><text:span text:style-name="T6">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12"><text:span text:style-name="T5">王瑾晴</text:span><text:span text:style-name="T6"><text:s/>  |  2020.02.05 13:12   |   </text:span><text:a xlink:type="simple" xlink:href="http://palinfo.habago.org/Entry?Command=Information_PrintForum&amp;iPage=1#FORUM38637"><text:span text:style-name="T17">#</text:span></text:a></text:p>
      <text:p text:style-name="P13"><text:span text:style-name="T6">反對「</text:span><text:span text:style-name="T8">Sars</text:span><text:span text:style-name="T6">和武漢肺炎可能是生物武器」的人，理由大概都是這些說法純屬陰謀論，是毫無根據的幻想，並且覺得相信這類陰謀論的人都是白痴</text:span><text:span text:style-name="T8"><text:s/><text:line-break/></text:span><text:span text:style-name="T6">不知道什麼時候開始，陰謀論成了一個負面的標簽，用來阻止人們往主流說法以外的方向去想</text:span></text:p>
      <text:p text:style-name="P12"><text:span text:style-name="T5">老羊</text:span><text:span text:style-name="T6"><text:s/>  |  2020.02.05 05:03   |   </text:span><text:a xlink:type="simple" xlink:href="http://palinfo.habago.org/Entry?Command=Information_PrintForum&amp;iPage=1#FORUM38636"><text:span text:style-name="T17">#</text:span></text:a></text:p>
      <text:p text:style-name="P14"><text:span text:style-name="T6">這位住在大陸的德國人「阿福」平常的視頻都是些吃吃喝喝的輕鬆</text:span><text:span text:style-name="T8"><text:s/>vlog</text:span><text:span text:style-name="T6">，所以沒什麼特別值得分享的；昨天他特別製作了個視頻呼籲「外界」不要因為新冠病毒歧視中國人：</text:span><text:span text:style-name="T8">https://youtu.be/4H7Kl2EjAuY <text:line-break/><text:line-break/></text:span><text:span text:style-name="T6">阿福的太太是大陸人，夫婦倆看來都很和善開朗；或許正因為阿福的善良所以他不了解病毒只不過是讓許多想要公開歧視中國人甚至亞洲人卻「積壓已久」的西方人終於有了名正言順的藉口。</text:span><text:span text:style-name="T8"><text:s/><text:line-break/><text:line-break/></text:span><text:span text:style-name="T6">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8"><text:s/><text:line-break/><text:line-break/></text:span><text:span text:style-name="T6">沒民主？沙烏地阿拉伯的王位現在都還是世襲的，沒人權？沙烏地阿拉伯的女人到</text:span><text:span text:style-name="T8"><text:s/>2018 </text:span><text:span text:style-name="T6">才終於被允許開車，但是現在女人出外旅行還有許多限制，必須要有「監護人」等等；美國不但沒有在那裡散佈民主、宣導人權，還把沙烏地視為中東「最堅強的盟友」。</text:span><text:span text:style-name="T8"><text:s/><text:line-break/><text:line-break/></text:span><text:span text:style-name="T6">要罵隨他罵，要恨隨他恨，中國人沒有第二條路，必須自強不息，只能自強不息。尊嚴不是靠嘴要來的。</text:span><text:span text:style-name="T8"><text:s/><text:line-break/></text:span></text:p>
      <text:p text:style-name="P12"><text:span text:style-name="T5">張萬康</text:span><text:span text:style-name="T6"><text:s/>  |  2020.02.04 23:15   |   </text:span><text:a xlink:type="simple" xlink:href="http://palinfo.habago.org/Entry?Command=Information_PrintForum&amp;iPage=1#FORUM38635"><text:span text:style-name="T9">#</text:span></text:a></text:p>
      <text:p text:style-name="P15"><text:span text:style-name="T5">前幾天貼的視頻，封城日記</text:span><text:span text:style-name="T6">6</text:span><text:span text:style-name="T5">集，這幾天出了</text:span><text:span text:style-name="T6">7</text:span><text:span text:style-name="T5">、</text:span><text:span text:style-name="T6">8</text:span><text:span text:style-name="T5">兩集。作者說此系列改叫「武漢日記</text:span><text:span text:style-name="T6">2020</text:span><text:span text:style-name="T5">」。</text:span><text:span text:style-name="T6"><text:line-break/></text:span><text:span text:style-name="T5">第八集是今晚的（很英勇趕著送藥）：</text:span><text:span text:style-name="T6"><text:line-break/>https://www.weibo.com/1722782045/IsGfrEgju?type=repost<text:line-break/><text:line-break/></text:span><text:span text:style-name="T5">第七集我也補上（怕看到動物犧牲畫面的朋友可看到</text:span><text:span text:style-name="T6">4</text:span><text:span text:style-name="T5">分鐘打住）：</text:span><text:span text:style-name="T6"><text:line-break/>https://www.weibo.com/jackass?profile_ftype=1&amp;;is_video=1#_0<text:line-break/><text:line-break/></text:span><text:span text:style-name="T5">熱心勇敢的武漢人，作者、姓計的騎手（外賣員）、捐贈藥物的人，了不起。</text:span></text:p>
      <text:p text:style-name="P12"><text:span text:style-name="T5">陳真</text:span><text:span text:style-name="T6"><text:s/>  |  2020.02.04 20:50   |   </text:span><text:a xlink:type="simple" xlink:href="http://palinfo.habago.org/Entry?Command=Information_PrintForum&amp;iPage=1#FORUM38634"><text:span text:style-name="T9">#</text:span></text:a></text:p>
      <text:p text:style-name="P14"><text:span text:style-name="T6">隆誌，</text:span><text:span text:style-name="T8"><text:line-break/><text:line-break/></text:span><text:span text:style-name="T6">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8"><text:line-break/><text:line-break/></text:span><text:span text:style-name="T6">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8"><text:line-break/><text:line-break/></text:span><text:span text:style-name="T6">今天不要說如此具有可能性的一道命題，就算是研究鬼魂或超自然現象之存在，一切可能性依舊無法排除，即便它明顯違反了現有的物理學知識。</text:span><text:span text:style-name="T8"><text:line-break/><text:line-break/></text:span><text:span text:style-name="T6">十幾年前，我還在劍橋時，有位物理學諾貝爾得獎主，據說是個天才，名字我忘了，他的主要研究之一就是想用現有的物理化學知識來抓鬼及解釋超自然現象，例如心電感應。</text:span><text:span text:style-name="T8"><text:line-break/><text:line-break/></text:span><text:span text:style-name="T6">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8"><text:line-break/><text:line-break/></text:span><text:span text:style-name="T6">你可以說他們或我們還沒做出什麼驚人的研究或發現，但你沒法說我們這些人全是腦殘。腦不腦殘是看你所使用的研究方法之理性內涵，而不是看你的研究標的。</text:span><text:span text:style-name="T8"><text:line-break/><text:line-break/></text:span><text:span text:style-name="T6">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8"><text:line-break/><text:line-break/></text:span><text:span text:style-name="T6">他問我唸哲學主要是在研究什麼，我說我在研究「為何一等於一」。他聽了之後說，「哇！聽起來很難」。</text:span><text:span text:style-name="T8"><text:line-break/><text:line-break/></text:span><text:span text:style-name="T6">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8"><text:line-break/><text:line-break/></text:span><text:span text:style-name="T6">另一個重點就是有關「個案」</text:span><text:span text:style-name="T8">(INDIVIDUAL CASE)</text:span><text:span text:style-name="T6">。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8"><text:line-break/><text:line-break/></text:span><text:span text:style-name="T6">我關心生物武器或基因武器由來已久，我沒法判斷武漢病毒這個「個案」是否人為變異</text:span><text:span text:style-name="T8"><text:s/>(</text:span><text:span text:style-name="T6">證據不足</text:span><text:span text:style-name="T8">)</text:span><text:span text:style-name="T6">，但我明確知道各國</text:span><text:span text:style-name="T8"><text:s/>(</text:span><text:span text:style-name="T6">尤其是美國</text:span><text:span text:style-name="T8">) </text:span><text:span text:style-name="T6">相關研究一百多年來不曾停止，而且越演越烈。</text:span></text:p>
      <text:p text:style-name="P12"><text:span text:style-name="T5">隆誌</text:span><text:span text:style-name="T6"><text:s/>  |  2020.02.04 17:30   |   </text:span><text:a xlink:type="simple" xlink:href="http://palinfo.habago.org/Entry?Command=Information_PrintForum&amp;iPage=1#FORUM38633"><text:span text:style-name="T9">#</text:span></text:a></text:p>
      <text:p text:style-name="P13"><text:span text:style-name="T6">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8"><text:line-break/></text:span><text:span text:style-name="T6">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8">HIV</text:span><text:span text:style-name="T6">。刻意挑出</text:span><text:span text:style-name="T8">HIV</text:span><text:span text:style-name="T6">，再暗喻可能人工修飾產生，根本就是過度推論。</text:span><text:span text:style-name="T8"><text:line-break/></text:span><text:span text:style-name="T6">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8"><text:line-break/></text:span><text:span text:style-name="T6">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2"><text:span text:style-name="T5">鄭豐遠</text:span><text:span text:style-name="T6"><text:s/>  |  2020.02.04 16:46   |   </text:span><text:a xlink:type="simple" xlink:href="http://palinfo.habago.org/Entry?Command=Information_PrintForum&amp;iPage=1#FORUM38632"><text:span text:style-name="T9">#</text:span></text:a></text:p>
      <text:p text:style-name="P14"><text:span text:style-name="T8">https://www.youtube.com/watch?v=30v5-ocFm3g<text:line-break/><text:line-break/></text:span><text:span text:style-name="T6">這是火鍋大王的新影片，第一次看到他</text:span><text:span text:style-name="T8">”</text:span><text:span text:style-name="T6">出外景</text:span><text:span text:style-name="T8">”</text:span><text:span text:style-name="T6">，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8"><text:line-break/><text:line-break/></text:span><text:span text:style-name="T6">活在西方，難免遭遇一些鳥事，讓我對西方的評價江河日下，但能看到一個西方人活在中國，被中國人和中國精神所激勵和感動，讓我不禁為之一振，從心底獲得許多安慰和勇氣。</text:span></text:p>
      <text:p text:style-name="P12"><text:span text:style-name="T5">林炤育</text:span><text:span text:style-name="T6"><text:s/>  |  2020.02.04 14:33   |   </text:span><text:a xlink:type="simple" xlink:href="http://palinfo.habago.org/Entry?Command=Information_PrintForum&amp;iPage=1#FORUM38631"><text:span text:style-name="T17">#</text:span></text:a></text:p>
      <text:p text:style-name="P13"><text:span text:style-name="T6">我關注兩岸的論壇多年，只是看看，很少留言。</text:span><text:span text:style-name="T8"><text:s/><text:line-break/></text:span><text:span text:style-name="T6">對岸對台灣的態度，由和統、一家親轉為武統、要地不要人。</text:span><text:span text:style-name="T8"><text:s/><text:line-break/></text:span><text:span text:style-name="T6">台灣對大陸的態度，由鄙視、取笑、妖魔化轉為仇視、造謠、抹黑。</text:span><text:span text:style-name="T8"><text:s/><text:line-break/><text:line-break/></text:span><text:span text:style-name="T6">還好您不看台灣的論壇。</text:span><text:span text:style-name="T8"><text:s/><text:line-break/></text:span><text:span text:style-name="T6">裡面一堆沒有人性的人渣，看了會吐。</text:span><text:span text:style-name="T8"><text:s/><text:line-break/><text:line-break/></text:span><text:span text:style-name="T6">比如這個</text:span><text:span text:style-name="T8"><text:s/><text:line-break/>------------------ <text:line-break/></text:span><text:span text:style-name="T6">突然間</text:span><text:span text:style-name="T8"><text:s/><text:line-break/></text:span><text:span text:style-name="T6">有一種心情放鬆感覺</text:span><text:span text:style-name="T8"><text:s/><text:line-break/><text:line-break/></text:span><text:span text:style-name="T6">這種武漢肺炎</text:span><text:span text:style-name="T8"><text:s/></text:span><text:span text:style-name="T6">專挑</text:span><text:span text:style-name="T8"><text:s/><text:line-break/>1.</text:span><text:span text:style-name="T6">男性</text:span><text:span text:style-name="T8"><text:s/><text:line-break/>2. 50</text:span><text:span text:style-name="T6">歲以上</text:span><text:span text:style-name="T8"><text:s/></text:span><text:span text:style-name="T6">有</text:span><text:span text:style-name="T8"><text:s/><text:line-break/>3.</text:span><text:span text:style-name="T6">高血壓</text:span><text:span text:style-name="T8"><text:s/></text:span><text:span text:style-name="T6">或糖尿病老人</text:span><text:span text:style-name="T8"><text:s/><text:line-break/><text:line-break/><text:line-break/></text:span><text:span text:style-name="T6">武漢肺炎對女人</text:span><text:span text:style-name="T8"><text:s/></text:span><text:span text:style-name="T6">年輕人</text:span><text:span text:style-name="T8"><text:s/></text:span><text:span text:style-name="T6">小孩幾乎無害</text:span><text:span text:style-name="T8"><text:s/><text:line-break/></text:span><text:span text:style-name="T6">身體強壯老人幾乎無害</text:span><text:span text:style-name="T8"><text:s/><text:line-break/><text:line-break/></text:span><text:span text:style-name="T6">這種大自然天擇</text:span><text:span text:style-name="T8"><text:s/><text:line-break/></text:span><text:span text:style-name="T6">能大幅降低台灣</text:span><text:span text:style-name="T8"><text:s/>18%</text:span><text:span text:style-name="T6">退休金</text:span><text:span text:style-name="T8"><text:s/></text:span><text:span text:style-name="T6">和健保支出</text:span><text:span text:style-name="T8"><text:s/><text:line-break/>------------------ <text:line-break/></text:span><text:span text:style-name="T6">我回它</text:span><text:span text:style-name="T8"><text:s/><text:line-break/><text:line-break/></text:span><text:span text:style-name="T6">你是台灣最美的風景</text:span><text:span text:style-name="T8"><text:s/>!</text:span></text:p>
      <text:p text:style-name="P12"><text:span text:style-name="T5">陳真</text:span><text:span text:style-name="T6"><text:s/>  |  2020.02.04 12:24   |   </text:span><text:a xlink:type="simple" xlink:href="http://palinfo.habago.org/Entry?Command=Information_PrintForum&amp;iPage=1#FORUM38630"><text:span text:style-name="T17">#</text:span></text:a></text:p>
      <text:p text:style-name="P13"><text:span text:style-name="T6">剛才送小孩出門，在左營站出口看到一幅佛教布條，闡揚孝道，上頭寫說，孝順是中國人社會的一個美德。其中「中國人」這三個字就被不知道哪個路人塗掉，打叉叉，改成「台灣人」。</text:span><text:span text:style-name="T8"><text:s/><text:line-break/><text:line-break/></text:span><text:span text:style-name="T6">我也常想發動基因戰，看能不能透過某種微生物散播於空氣中，給腦殘們進行遠端基因編輯，免費提高他們的智商。如果我能順利研發出這項武器，相信世界和平很快就會到來。</text:span></text:p>
      <text:p text:style-name="P12"><text:span text:style-name="T5">小魚</text:span><text:span text:style-name="T6"><text:s/>  |  2020.02.04 07:28   |   </text:span><text:a xlink:type="simple" xlink:href="http://palinfo.habago.org/Entry?Command=Information_PrintForum&amp;iPage=1#FORUM38629"><text:span text:style-name="T17">#</text:span></text:a></text:p>
      <text:p text:style-name="P13"><text:span text:style-name="T6">我前兩天才發現有一個</text:span><text:span text:style-name="T8">YOUTUBER</text:span><text:span text:style-name="T6">叫做</text:span><text:span text:style-name="T8">Leonard <text:line-break/>https://www.youtube.com/results?search_query=leonard <text:line-break/></text:span><text:span text:style-name="T6">更驚訝發現他自稱是大陸人，但往往他所有說的話都是迎合境外媒體或港台</text:span><text:span text:style-name="T8"><text:s/><text:line-break/></text:span><text:span text:style-name="T6">看來這些反華的還真不少，特別是他針對台灣口罩事件還一副覺得是對的</text:span><text:span text:style-name="T8"><text:s/><text:line-break/><text:line-break/></text:span><text:span text:style-name="T6">其實我覺得可悲的不是這個人，是底下的留言</text:span><text:span text:style-name="T8"><text:s/><text:line-break/></text:span><text:span text:style-name="T6">近來非常多的台灣人喜歡看這些反中反華的文章，其實裡面夾雜的不一定是反共，更有很多歧視</text:span><text:span text:style-name="T8"><text:s/><text:line-break/></text:span><text:span text:style-name="T6">這些港台人的可悲，有如當我們小的時候，如果我們討厭誰，假設是</text:span><text:span text:style-name="T8">A</text:span><text:span text:style-name="T6">君好了</text:span><text:span text:style-name="T8"><text:s/><text:line-break/></text:span><text:span text:style-name="T6">我們就會不停的去跟別人說</text:span><text:span text:style-name="T8">A</text:span><text:span text:style-name="T6">君好爛，，或是愛聽別人說</text:span><text:span text:style-name="T8">A</text:span><text:span text:style-name="T6">君不對，如果有人認同我們就覺得我們又拉了一票還是什麼的，或是社會上有正義什麼的</text:span><text:span text:style-name="T8"><text:s/><text:line-break/></text:span><text:span text:style-name="T6">但這對於解決我們自身與</text:span><text:span text:style-name="T8">A</text:span><text:span text:style-name="T6">君的相處，以及在學校或社會的環境，沒有任何幫助，現在想想這些純粹就是自慰</text:span><text:span text:style-name="T8"><text:s/><text:line-break/></text:span><text:span text:style-name="T6">但是，台灣人就是愛這套啊！</text:span><text:span text:style-name="T8"><text:s/><text:line-break/><text:line-break/></text:span><text:span text:style-name="T6">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8">....</text:span><text:span text:style-name="T6">無言</text:span><text:span text:style-name="T8"><text:s/><text:line-break/></text:span><text:span text:style-name="T6">只能說，台灣人一直活在，『想像中的中國』中</text:span><text:span text:style-name="T8">... </text:span></text:p>
      <text:p text:style-name="P12"><text:span text:style-name="T5">陳真</text:span><text:span text:style-name="T6"><text:s/>  |  2020.02.04 02:34   |   </text:span><text:a xlink:type="simple" xlink:href="http://palinfo.habago.org/Entry?Command=Information_PrintForum&amp;iPage=1#FORUM38628"><text:span text:style-name="T17">#</text:span></text:a></text:p>
      <text:p text:style-name="P14"><text:span text:style-name="T6">我在第一時間就把那位</text:span><text:span text:style-name="T8">"</text:span><text:span text:style-name="T6">蔡菜子</text:span><text:span text:style-name="T8">"</text:span><text:span text:style-name="T6">刪了，是他才走錯地方。</text:span><text:span text:style-name="T8"><text:s/><text:line-break/><text:line-break/></text:span><text:span text:style-name="T6">罵了共產黨，不代表捧了誰。這道理很難嗎？就算是幼兒園也不該這麼</text:span><text:span text:style-name="T8"><text:s/>"</text:span><text:span text:style-name="T6">夾纏</text:span><text:span text:style-name="T8">" (</text:span><text:span text:style-name="T6">吾友柏楊先生慣用語</text:span><text:span text:style-name="T8">)</text:span><text:span text:style-name="T6">吧，人渣黨及其走狗們才會故意這樣談事情。這就像現在誰要是同情大陸人民處境，說幾句鼓勵的話，人渣走狗們馬上就會來找你哭爸哭母，叫你滾回中國，或是罵你怎麼不去武漢當志工？</text:span><text:span text:style-name="T8"><text:s/><text:line-break/><text:line-break/></text:span><text:span text:style-name="T6">它媽的，台灣不就是中國嗎？是人渣們該滾回日本鬼子或洋鬼子那邊去找主人吧。</text:span><text:span text:style-name="T8"><text:s/><text:line-break/><text:line-break/></text:span><text:span text:style-name="T6">說到志工，大陸要是真的有我可以幫得上忙的地方，別說當志工，當烈士我都樂意。</text:span><text:span text:style-name="T8"><text:s/><text:line-break/><text:line-break/></text:span><text:span text:style-name="T6">人可以有各種難堪之處，但還是得像樣，得像個人，不能沒出息，不能窩窩囊囊沒半點人味。今天即便是美國人有難或遭受不白之冤，我也願意以命相挺。</text:span><text:span text:style-name="T8"><text:s/><text:line-break/><text:line-break/></text:span><text:span text:style-name="T6">這十一年來，我常想起一個女孩叫陳靜，記得她在母校紀念冊上留下的一些話，一字一句我都記得，帶給我許多鼓舞。十一年前，我寫過有關她的一篇短文，題目就叫做</text:span><text:span text:style-name="T8"><text:s/>"</text:span><text:span text:style-name="T6">陳靜</text:span><text:span text:style-name="T8">"</text:span><text:span text:style-name="T6">，登在</text:span><text:span text:style-name="T8"><text:s/>"</text:span><text:span text:style-name="T6">立報</text:span><text:span text:style-name="T8">" </text:span><text:span text:style-name="T6">上的專欄</text:span><text:span text:style-name="T8"><text:s/>(</text:span><text:span text:style-name="T6">哈巴狗電台</text:span><text:span text:style-name="T8">)</text:span><text:span text:style-name="T6">，如下。</text:span><text:span text:style-name="T8"><text:s/><text:line-break/><text:line-break/></text:span><text:span text:style-name="T6">文章登出後，一大堆綠色人渣竟然馬上寫信來哭爸哭母，又要我滾回中國去，說我美化中國人。這些人渣，真是病得不輕。</text:span><text:span text:style-name="T8"><text:s/><text:line-break/><text:line-break/></text:span><text:span text:style-name="T6">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8"><text:s/>"</text:span><text:span text:style-name="T6">大</text:span><text:span text:style-name="T8">" </text:span><text:span text:style-name="T6">幾個字；一個便，分好幾十次</text:span><text:span text:style-name="T8"><text:s/>"</text:span><text:span text:style-name="T6">大</text:span><text:span text:style-name="T8">"</text:span><text:span text:style-name="T6">，才能寫出一點東西。這樣子柔腸寸斷地寫東西，其實是沒法寫好的。</text:span><text:span text:style-name="T8"><text:s/><text:line-break/><text:line-break/></text:span><text:span text:style-name="T6">儘管我寫字比講話還快，但時間實在太少，有時只能利用半夜，硬撐著疲憊不堪的身子，神志恍惚地寫東西，才能一氣呵成。</text:span><text:span text:style-name="T8"><text:s/><text:line-break/><text:line-break/>=============== <text:line-break/></text:span><text:span text:style-name="T6">陳靜</text:span><text:span text:style-name="T8"><text:s/><text:line-break/><text:line-break/></text:span><text:span text:style-name="T6">陳真</text:span><text:span text:style-name="T8"><text:s/><text:line-break/></text:span><text:span text:style-name="T6">立報《哈巴狗電台》</text:span><text:span text:style-name="T8"><text:s/><text:line-break/>2009. 02. 09. <text:line-break/><text:line-break/><text:line-break/></text:span><text:span text:style-name="T6">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8"><text:s/><text:line-break/><text:line-break/></text:span><text:span text:style-name="T6">陳靜來自鹽城鄉下，家中務農，</text:span><text:span text:style-name="T8">2003</text:span><text:span text:style-name="T6">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8"><text:s/><text:line-break/><text:line-break/></text:span><text:span text:style-name="T6">不可思議的是，</text:span><text:span text:style-name="T8">2006</text:span><text:span text:style-name="T6">年</text:span><text:span text:style-name="T8">3</text:span><text:span text:style-name="T6">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8"><text:s/><text:line-break/><text:line-break/></text:span><text:span text:style-name="T6">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8"><text:s/><text:line-break/><text:line-break/></text:span><text:span text:style-name="T6">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8"><text:s/><text:line-break/><text:line-break/></text:span><text:span text:style-name="T6">後來，終於找到合適的骨髓配對，捐髓者寄來一張心形卡片，上頭寫著：「親愛的陳靜妹妹，生命真的好奇怪，以後我們就是一個人了。姐姐我希望妳能快點好起來，幸福生活下去。」</text:span><text:span text:style-name="T8"><text:s/><text:line-break/><text:line-break/></text:span><text:span text:style-name="T6">稍後，眾人前往南京機場為陳靜送行，前往北京進行骨髓移植。大夥綁著黃絲帶，希望她早日平安歸來。</text:span><text:span text:style-name="T8"><text:s/><text:line-break/><text:line-break/></text:span><text:span text:style-name="T6">如果一條黃絲帶代表著一個希望，滿城飛舞的黃絲帶理應連時光都能留住，然而，最後卻沒能留住陳靜，死於</text:span><text:span text:style-name="T8">2008</text:span><text:span text:style-name="T6">年</text:span><text:span text:style-name="T8">11</text:span><text:span text:style-name="T6">月</text:span><text:span text:style-name="T8">29</text:span><text:span text:style-name="T6">號。</text:span><text:span text:style-name="T8"><text:s/><text:line-break/><text:line-break/></text:span><text:span text:style-name="T6">陳靜生前這麼說：「萬事萬物都有其自身規律，死不可怕。我並不為自己難過，只怕父母傷心。」在送給母校的紀念冊上，她抄了首詩，娟秀的字體寫著：</text:span><text:span text:style-name="T8"><text:s/><text:line-break/><text:line-break/></text:span><text:span text:style-name="T6">「給每一條河每一座山起個名字，陌生人，我為你祝福，願你在塵世獲得幸福，而我也願面朝大海，春暖花開。」</text:span></text:p>
      <text:p text:style-name="P12"><text:span text:style-name="T5">鄭豐遠</text:span><text:span text:style-name="T6"><text:s/>  |  2020.02.03 21:11   |   </text:span><text:a xlink:type="simple" xlink:href="http://palinfo.habago.org/Entry?Command=Information_PrintForum&amp;iPage=1#FORUM38627"><text:span text:style-name="T9">#</text:span></text:a></text:p>
      <text:p text:style-name="P13"><text:span text:style-name="T6">亦鳴，</text:span><text:span text:style-name="T8"><text:line-break/><text:line-break/></text:span><text:span text:style-name="T6">這個版面只有一條規矩，尊重人，不談那些不能談的。至於其他愛講什麼就講什麼，沒什麼不能批評的，包括共產黨。我不明白為什麼不能批評共產黨，如果批評得有道理的話。</text:span><text:span text:style-name="T8"><text:line-break/><text:line-break/></text:span><text:span text:style-name="T6">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8"><text:line-break/><text:line-break/></text:span><text:span text:style-name="T6">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8"><text:line-break/><text:line-break/></text:span><text:span text:style-name="T6">我去過中國多次，而且我個人事業慢慢開始與中國緊密結合，我並非只是一個講中國風涼話的吃瓜群眾。中國不完美，問題很多，有批評才有進步。</text:span><text:span text:style-name="T8"><text:line-break/><text:line-break/></text:span><text:span text:style-name="T6">我自己也是一個體弱多病之人，活在澳洲這種不把防疫當一回事的國家其實非常危險，說來話長，有空再說。總之祝你身體早日康復，生活都能步上正軌。</text:span><text:span text:style-name="T8"><text:line-break/><text:line-break/></text:span><text:span text:style-name="T6">豐遠</text:span></text:p>
      <text:p text:style-name="P12"><text:span text:style-name="T5">林炤育</text:span><text:span text:style-name="T6"><text:s/>  |  2020.02.03 20:48   |   </text:span><text:a xlink:type="simple" xlink:href="http://palinfo.habago.org/Entry?Command=Information_PrintForum&amp;iPage=1#FORUM38626"><text:span text:style-name="T9">#</text:span></text:a></text:p>
      <text:p text:style-name="P20"><text:span text:style-name="T5">城市生了病不可怕，我</text:span><text:span text:style-name="T16">们的心不能生病。</text:span><text:span text:style-name="T6"><text:line-break/>https://youtu.be/ExBW_FHGHjk<text:line-break/><text:line-break/></text:span><text:span text:style-name="T5">美国</text:span><text:span text:style-name="T16">细菌战黑历史</text:span><text:span text:style-name="T6"><text:line-break/>https://youtu.be/C-GF6fSuqxk<text:line-break/>https://youtu.be/LTYyhkNfyDE<text:line-break/><text:line-break/></text:span><text:span text:style-name="T5">美国陷阱</text:span><text:span text:style-name="T6"><text:line-break/>https://youtu.be/Ye6WlroO9NY</text:span></text:p>
      <text:p text:style-name="P12"><text:span text:style-name="T5">秉叡</text:span><text:span text:style-name="T6"><text:s/>  |  2020.02.03 18:20   |   </text:span><text:a xlink:type="simple" xlink:href="http://palinfo.habago.org/Entry?Command=Information_PrintForum&amp;iPage=1#FORUM38625"><text:span text:style-name="T9">#</text:span></text:a></text:p>
      <text:p text:style-name="P13"><text:span text:style-name="T6">劉燕婷觀點：被反中消費的新疆，被外行出征的學者</text:span><text:span text:style-name="T8"><text:line-break/><text:line-break/></text:span><text:span text:style-name="T6">劉燕婷</text:span><text:span text:style-name="T8"><text:s/>+ </text:span><text:span text:style-name="T6">追蹤</text:span><text:span text:style-name="T8"><text:s/>2020-02-02 07:10<text:line-break/><text:line-break/>2020</text:span><text:span text:style-name="T6">年</text:span><text:span text:style-name="T8">1</text:span><text:span text:style-name="T6">月</text:span><text:span text:style-name="T8">17</text:span><text:span text:style-name="T6">日，公視《主題之夜》於晚間首播紀錄片《新疆再教育營》（</text:span><text:span text:style-name="T8">Tell the World</text:span><text:span text:style-name="T6">），節目總長約</text:span><text:span text:style-name="T8">80</text:span><text:span text:style-name="T6">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8"><text:line-break/><text:line-break/></text:span><text:span text:style-name="T6">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8"><text:line-break/><text:line-break/></text:span><text:span text:style-name="T6">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8"><text:line-break/><text:line-break/><text:line-break/></text:span><text:span text:style-name="T6">遠在天邊的伊斯蘭與新疆</text:span><text:span text:style-name="T8"><text:line-break/><text:line-break/></text:span><text:span text:style-name="T6">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8"><text:line-break/><text:line-break/></text:span><text:span text:style-name="T6">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8"><text:line-break/><text:line-break/></text:span><text:span text:style-name="T6">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8"><text:line-break/><text:line-break/></text:span><text:span text:style-name="T6">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8"><text:line-break/><text:line-break/></text:span><text:span text:style-name="T6">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8"><text:line-break/><text:line-break/></text:span><text:span text:style-name="T6">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8"><text:line-break/><text:line-break/><text:line-break/><text:line-break/></text:span><text:span text:style-name="T6">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8">10%</text:span><text:span text:style-name="T6">，另外以</text:span><text:span text:style-name="T8">1944</text:span><text:span text:style-name="T6">－</text:span><text:span text:style-name="T8">49</text:span><text:span text:style-name="T6">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8"><text:line-break/><text:line-break/></text:span><text:span text:style-name="T6">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8">TIP</text:span><text:span text:style-name="T6">、</text:span><text:span text:style-name="T8">ETLO</text:span><text:span text:style-name="T6">等激進派劃清界線。美國介入之果，就是削弱其團結，並孤立東突運動中的恐怖勢力，致使「反恐」一詞為中共維穩所用。</text:span><text:span text:style-name="T8"><text:line-break/><text:line-break/></text:span><text:span text:style-name="T6">反中氛圍下的「謎之自信」</text:span><text:span text:style-name="T8"><text:line-break/><text:line-break/></text:span><text:span text:style-name="T6">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8">F=ma</text:span><text:span text:style-name="T6">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8"><text:line-break/><text:line-break/></text:span><text:span text:style-name="T6">且吳教授真為中共說話了嗎？公視現下雖已下架訪談，但筆者當日全程收看完整版的紀錄片與訪談，且詳實記錄全部內容，平心而論，多數網友的攻擊，已非知識水平不足，而是理解能力有問題，例如：</text:span><text:span text:style-name="T8"><text:line-break/><text:line-break/>1.</text:span><text:span text:style-name="T6">談新疆清真寺拆除事件</text:span><text:span text:style-name="T8"><text:line-break/><text:line-break/></text:span><text:span text:style-name="T6">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8"><text:line-break/><text:line-break/></text:span><text:span text:style-name="T6">結果網友聽後，便發出以下怒吼：</text:span><text:span text:style-name="T8"><text:line-break/><text:line-break/></text:span><text:span text:style-name="T6">「就算清真寺是違章建築，就該被官方拆除嗎？」</text:span><text:span text:style-name="T8"><text:line-break/><text:line-break/></text:span><text:span text:style-name="T6">「所以對這位吳教授來說，中共禁絕所有宗教，不單單禁止伊斯蘭教，就沒問題？我看他根本就想說這些宗教既然不支持共產黨統治，就是邪教吧？」</text:span><text:span text:style-name="T8"><text:line-break/><text:line-break/></text:span><text:span text:style-name="T6">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8"><text:line-break/><text:line-break/>2. </text:span><text:span text:style-name="T6">對再教育營的看法</text:span><text:span text:style-name="T8"><text:line-break/><text:line-break/></text:span><text:span text:style-name="T6">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8"><text:line-break/><text:line-break/></text:span><text:span text:style-name="T6">結果網友聽了之後，完全略過吳教授原話前半段對中共統治傳統的介紹、對此政策效用的不肯定，而是緊扣最後那句，大肆攻伐：</text:span><text:span text:style-name="T8"><text:line-break/><text:line-break/></text:span><text:span text:style-name="T6">「他竟說再教育營不是集中營！」</text:span><text:span text:style-name="T8"><text:line-break/><text:line-break/></text:span><text:span text:style-name="T6">「他竟幫中共暴政擦脂抹粉！」</text:span><text:span text:style-name="T8"><text:line-break/><text:line-break/></text:span><text:span text:style-name="T6">接著就是起底吳教授過去寫的族群政治專業學術文章，作為其替中共說話的鐵證，進而瘋狂跳針質疑：</text:span><text:span text:style-name="T8"><text:line-break/><text:line-break/></text:span><text:span text:style-name="T6">「台灣不是沒有維吾爾人，應該也不可能找不到對新疆更熟悉的學者專家，為什麼找一個只知道過去歷史、卻對近期發展完全一無所知的人？」</text:span><text:span text:style-name="T8"><text:line-break/><text:line-break/></text:span><text:span text:style-name="T6">「這種震撼彈般的影片，卻找了這種立場的學者對談，是要造成什麼效果？」</text:span><text:span text:style-name="T8"><text:line-break/><text:line-break/></text:span><text:span text:style-name="T6">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8"><text:line-break/><text:line-break/></text:span><text:span text:style-name="T6">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8"><text:line-break/><text:line-break/></text:span><text:span text:style-name="T6">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8"><text:line-break/></text:span><text:span text:style-name="T6">不會在意。</text:span><text:span text:style-name="T8"><text:line-break/><text:line-break/></text:span><text:span text:style-name="T6">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8"><text:line-break/><text:line-break/><text:line-break/><text:line-break/></text:span><text:span text:style-name="T6">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8"><text:line-break/><text:line-break/><text:line-break/></text:span><text:span text:style-name="T6">公視應該改名</text:span><text:span text:style-name="T8"><text:line-break/><text:line-break/><text:line-break/></text:span><text:span text:style-name="T6">新疆研究相當難做</text:span><text:span text:style-name="T8"><text:s/></text:span><text:span text:style-name="T6">，現下美中學界相互對峙，遂讓不願一味遵循「自古以來」、「中國殖民」兩大範式的學者處境日趨艱辛，倘若觀眾真把吳教授過往的新疆研究作品與訪談看過一遍</text:span><text:span text:style-name="T8"><text:s/></text:span><text:span text:style-name="T6">，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8"><text:line-break/><text:line-break/></text:span><text:span text:style-name="T6">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8"><text:line-break/><text:line-break/></text:span><text:span text:style-name="T6">在常識失落的年代，學者與媒體更該守住底線，但公視不幸做了最壞示範。</text:span><text:span text:style-name="T8">1</text:span><text:span text:style-name="T6">月</text:span><text:span text:style-name="T8">17</text:span><text:span text:style-name="T6">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8"><text:line-break/><text:line-break/></text:span><text:span text:style-name="T6">＊作者為《中東研究通訊》專欄主筆與《端傳媒》特約撰稿人，曾負笈科威特</text:span><text:span text:style-name="T8"><text:line-break/>https://www.storm.mg/article/2234333</text:span></text:p>
      <text:p text:style-name="P12"><text:span text:style-name="T5">蔡亦</text:span><text:span text:style-name="T16">鸣</text:span><text:span text:style-name="T6"><text:s/>  |  2020.02.03 16:34   |   </text:span><text:a xlink:type="simple" xlink:href="http://palinfo.habago.org/Entry?Command=Information_PrintForum&amp;iPage=1#FORUM38624"><text:span text:style-name="T9">#</text:span></text:a></text:p>
      <text:p text:style-name="P16"><text:span text:style-name="T5">老羊，我也是江西人，对你那位大</text:span><text:span text:style-name="T6">陆朋友。我与有荣焉。</text:span><text:span text:style-name="T8"><text:line-break/></text:span><text:span text:style-name="T5">今天看到的一段</text:span><text:span text:style-name="T6">话。</text:span><text:span text:style-name="T8"><text:line-break/></text:span><text:span text:style-name="T5">病毒太小了，看不见。所以要用</text:span><text:span text:style-name="T6">试剂盒。试剂盒是怎么检测的呢？先用聚合酶链式反应，把病毒核酸的数量放大。然后用荧光染料染色，让病毒核酸变得鲜艳耀眼。</text:span><text:span text:style-name="T8"><text:s/></text:span><text:span text:style-name="T5">灾</text:span><text:span text:style-name="T6">难就像试剂盒，会让一切放大，变得更鲜艳耀眼。于是我们看到了前所未见的美好和善良，以及难以置信的愚蠢和丑恶。其实这些平时也在那里。</text:span><text:span text:style-name="T8"><text:s/><text:line-break/></text:span></text:p>
      <text:p text:style-name="P12"><text:span text:style-name="T5">蔡亦</text:span><text:span text:style-name="T16">鸣</text:span><text:span text:style-name="T6"><text:s/>  |  2020.02.03 15:10   |   </text:span><text:a xlink:type="simple" xlink:href="http://palinfo.habago.org/Entry?Command=Information_PrintForum&amp;iPage=1#FORUM38623"><text:span text:style-name="T9">#</text:span></text:a></text:p>
      <text:p text:style-name="P18"><text:span text:style-name="T5">秀慧，我</text:span><text:span text:style-name="T6">为你难过，因为台湾的现状实在太糟。</text:span><text:span text:style-name="T8">817</text:span><text:span text:style-name="T5">万的蠢蛋统治了台湾，</text:span><text:span text:style-name="T6">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8">90%</text:span><text:span text:style-name="T5">，只用交一千。）可</text:span><text:span text:style-name="T6">问题是连做的差的也要自豪？湖北省在我心里的印象一直不佳，韩国瑜的高雄满是坑洞</text:span><text:span text:style-name="T8"><text:s/></text:span><text:span text:style-name="T5">高雄又老又</text:span><text:span text:style-name="T6">穷</text:span><text:span text:style-name="T8"><text:s/></text:span><text:span text:style-name="T5">言</text:span><text:span text:style-name="T6">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8">23</text:span><text:span text:style-name="T5">日当天湖北省</text:span><text:span text:style-name="T6">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8"><text:line-break/><text:line-break/><text:line-break/></text:span><text:span text:style-name="T5">另外吹捧台湾民主？这位？？？同学（我不信你</text:span><text:span text:style-name="T6">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8">‘</text:span><text:span text:style-name="T5">我</text:span><text:span text:style-name="T6">们台湾郎都是好人</text:span><text:span text:style-name="T8">’</text:span><text:span text:style-name="T5">的</text:span><text:span text:style-name="T6">绝对性宣称开始的，当时那句话的画外音就是大陆人都坏。我只是为台湾难过，不难过难道要和大陆众多网友一样纷纷庆贺蔡英文当选，台湾人越苦哈哈，就越高兴越爽？</text:span><text:span text:style-name="T8"><text:line-break/></text:span><text:span text:style-name="T5">人恒过，然后能改；困于心，衡于</text:span><text:span text:style-name="T6">虑，而后作；征于色，发于声，而后喻。入则无法家拂士，出则无敌国外患者，国恒亡。</text:span><text:span text:style-name="T8"><text:line-break/></text:span><text:span text:style-name="T5">　　然后知生于忧患，而死于安</text:span><text:span text:style-name="T6">乐也。</text:span><text:span text:style-name="T8"><text:line-break/></text:span><text:span text:style-name="T5">我只是在</text:span><text:span text:style-name="T6">说台湾越烂对大陆自身也同样不好，我学历不高说不出上面这样的话，这就变成我在吹嘘台湾民主了</text:span><text:span text:style-name="T8">?</text:span><text:span text:style-name="T5">。</text:span><text:span text:style-name="T8"><text:line-break/><text:line-break/></text:span><text:span text:style-name="T5">亲者痛而仇者快，</text:span><text:span text:style-name="T6">为这场瘟疫而高兴的大有人在，但我不是。我</text:span><text:span text:style-name="T8">29</text:span><text:span text:style-name="T5">日才出院，不过短短四天，因</text:span><text:span text:style-name="T6">为气愤，昨日膀胱炎复发了。本地有一位昨日被确诊的新冠肺炎患者，透露的行程是</text:span><text:span text:style-name="T8">28</text:span><text:span text:style-name="T5">日的下午他正是我住的那所医院发</text:span><text:span text:style-name="T6">热门诊。我身体极差，常年服用抗生素，去年大年初二又倒霉的大腿骨折（我瘫痪那年正是</text:span><text:span text:style-name="T8">1999</text:span><text:span text:style-name="T5">年的大年初二，</text:span><text:span text:style-name="T8">2019</text:span><text:span text:style-name="T5">年在医院听我父亲提起时，倍感唏嘘），至今未愈，之后生病就是更大的折磨了，每次犯病都只能呼叫救护车。</text:span><text:span text:style-name="T6">现在医院隔离了，医生开了些药物让我在家熬着，等疫情过去在住院治疗。</text:span><text:span text:style-name="T8"><text:line-break/><text:line-break/></text:span></text:p>
      <text:p text:style-name="P12"><text:span text:style-name="T5">老羊</text:span><text:span text:style-name="T6"><text:s/>  |  2020.02.03 14:38   |   </text:span><text:a xlink:type="simple" xlink:href="http://palinfo.habago.org/Entry?Command=Information_PrintForum&amp;iPage=1#FORUM38622"><text:span text:style-name="T17">#</text:span></text:a></text:p>
      <text:p text:style-name="P13"><text:span text:style-name="T6">這個時候能「在家避禍」的人，真的該謝天；因為你該感謝的人實在太多。</text:span><text:span text:style-name="T8"><text:s/><text:line-break/><text:line-break/></text:span><text:span text:style-name="T6">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8"><text:s/><text:line-break/><text:line-break/></text:span><text:span text:style-name="T6">「能</text:span><text:span text:style-name="T16">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8"><text:s/><text:line-break/><text:line-break/></text:span><text:span text:style-name="T6">沒錯的事情可未必是對的。</text:span><text:span text:style-name="T8"><text:s/><text:line-break/><text:line-break/><text:line-break/><text:line-break/></text:span></text:p>
      <text:p text:style-name="P12"><text:span text:style-name="T5">蘇秀慧</text:span><text:span text:style-name="T6"><text:s/>  |  2020.02.03 12:43   |   </text:span><text:a xlink:type="simple" xlink:href="http://palinfo.habago.org/Entry?Command=Information_PrintForum&amp;iPage=1#FORUM38621"><text:span text:style-name="T17">#</text:span></text:a></text:p>
      <text:p text:style-name="P14"><text:span text:style-name="T6">之前到對岸工作，學到一句俚語：站著說話不腰疼。我相信蔡亦鳴留言中有許多的場景，就是真實的故事的一幕，但，同樣的事件發生在台灣、在美國、在英國、或在印度，會有什麼不同？有那些悲劇就不會發生？</text:span><text:span text:style-name="T8"><text:s/><text:line-break/><text:line-break/></text:span><text:span text:style-name="T6">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8"><text:s/><text:line-break/><text:line-break/></text:span><text:span text:style-name="T6">我想問，你會相信這個說法嗎？如果相信，我更想知道你怎麼看待台灣目前許多民眾、包括我自己與身邊的人，連配給數量的口罩都買不到的情形？？？</text:span></text:p>
      <text:p text:style-name="P12"><text:span text:style-name="T5">蔡菜梓</text:span><text:span text:style-name="T6"><text:s/>  |  2020.02.03 11:54   |   </text:span><text:a xlink:type="simple" xlink:href="http://palinfo.habago.org/Entry?Command=Information_PrintForum&amp;iPage=1#FORUM38620"><text:span text:style-name="T17">#</text:span></text:a></text:p>
      <text:p text:style-name="P18"><text:span text:style-name="T5">蔡亦</text:span><text:span text:style-name="T6">鸣，都这个样子了还在吹嘘台湾皿煮，笑死人了。你渴望的囼湾皿煮就是操弄网军无所不用其极，泯灭人性的黑？来陈医师这吹嘘台式皿煮你恐怕是找错地方了</text:span></text:p>
      <text:p text:style-name="P12"><text:span text:style-name="T5">林炤育</text:span><text:span text:style-name="T6"><text:s/>  |  2020.02.02 17:09   |   </text:span><text:a xlink:type="simple" xlink:href="http://palinfo.habago.org/Entry?Command=Information_PrintForum&amp;iPage=1#FORUM38619"><text:span text:style-name="T17">#</text:span></text:a></text:p>
      <text:p text:style-name="P15"><text:span text:style-name="T5">潘</text:span><text:span text:style-name="T16">维廉的来信</text:span><text:span text:style-name="T6"><text:s/><text:line-break/><text:line-break/></text:span><text:span text:style-name="T5">亲</text:span><text:span text:style-name="T16">爱的新航道大家庭：</text:span><text:span text:style-name="T6"><text:s/><text:line-break/><text:line-break/>I just returned to the U</text:span><text:span text:style-name="T5">．</text:span><text:span text:style-name="T6">S</text:span><text:span text:style-name="T5">．</text:span><text:span text:style-name="T6"><text:s/>to help my 90</text:span><text:span text:style-name="T5">－</text:span><text:span text:style-name="T6">year</text:span><text:span text:style-name="T5">－</text:span><text:span text:style-name="T6">old mother</text:span><text:span text:style-name="T5">－</text:span><text:span text:style-name="T6">in</text:span><text:span text:style-name="T5">－</text:span><text:span text:style-name="T6">law only a couple of days before the world realized the coronavirus was so serious</text:span><text:span text:style-name="T5">．</text:span><text:span text:style-name="T6"><text:s/>On the one hand</text:span><text:span text:style-name="T5">，</text:span><text:span text:style-name="T6"><text:s/>I should feel lucky</text:span><text:span text:style-name="T5">，</text:span><text:span text:style-name="T6"><text:s/>as many foreigners are scrambling frantically to leave</text:span><text:span text:style-name="T5">．</text:span><text:span text:style-name="T6"><text:s/>Yet on the other hand</text:span><text:span text:style-name="T5">，</text:span><text:span text:style-name="T6"><text:s/>I regret that I am not there in China to help</text:span><text:span text:style-name="T5">．</text:span><text:span text:style-name="T6"><text:s/>Had I realized the situation was so dire</text:span><text:span text:style-name="T5">，</text:span><text:span text:style-name="T6"><text:s/>I would have preferred to stay</text:span><text:span text:style-name="T5">．</text:span><text:span text:style-name="T6"><text:s/><text:line-break/><text:line-break/></text:span><text:span text:style-name="T5">就在新型冠状病毒的危急性</text:span><text:span text:style-name="T16">为世界所知晓的前几天，我回到了美国去探望我</text:span><text:span text:style-name="T6">90</text:span><text:span text:style-name="T16">岁高龄的岳母。对比许多争相离开这片土地的在华外籍人士，我应该感到幸运，但我也后悔此时未能在中国同大家并肩作战。如果我能更早意识到事态的严重性，我更希望此时是身在中国。</text:span><text:span text:style-name="T6"><text:s/><text:line-break/><text:line-break/>But I see two reasons that the world is lucky this happened in China and not elsewhere</text:span><text:span text:style-name="T5">：</text:span><text:span text:style-name="T6"><text:s/>1</text:span><text:span text:style-name="T5">）</text:span><text:span text:style-name="T6"><text:s/>the Chinese government</text:span><text:span text:style-name="T5">，</text:span><text:span text:style-name="T6"><text:s/>and 2</text:span><text:span text:style-name="T5">），</text:span><text:span text:style-name="T6"><text:s/>the Chinese people</text:span><text:span text:style-name="T5">．</text:span><text:span text:style-name="T6"><text:s/>No other government would have had the ability</text:span><text:span text:style-name="T5">，</text:span><text:span text:style-name="T6"><text:s/>resolve or courage to act so decisively or quickly</text:span><text:span text:style-name="T5">．</text:span><text:span text:style-name="T6"><text:s/>Within two weeks of seeing an unknown virus</text:span><text:span text:style-name="T5">，</text:span><text:span text:style-name="T6"><text:s/>Chinese scientists had isolated and published the virus’ genetic sequence needed to make a vaccine</text:span><text:span text:style-name="T5">！</text:span><text:span text:style-name="T6"><text:s/>While China’s reaction to SARS in 2003 was slower</text:span><text:span text:style-name="T5">，</text:span><text:span text:style-name="T6"><text:s/>the nation has certainly learned a lot since then—which is not surprising</text:span><text:span text:style-name="T5">．</text:span><text:span text:style-name="T6"><text:s/>Never before in history has there been such a large nation with so many people</text:span><text:span text:style-name="T5">，</text:span><text:span text:style-name="T6"><text:s/>and so many lives have improved so quickly</text:span><text:span text:style-name="T5">．</text:span><text:span text:style-name="T6"><text:s/>With no historical precedent</text:span><text:span text:style-name="T5">，</text:span><text:span text:style-name="T6"><text:s/>China must of course learn as it goes</text:span><text:span text:style-name="T5">．</text:span><text:span text:style-name="T6"><text:s/>But this present challenge underscores that China is using what it learns to help not only China but the rest of the world as well</text:span><text:span text:style-name="T5">．</text:span><text:span text:style-name="T6"><text:s/><text:line-break/><text:line-break/></text:span><text:span text:style-name="T5">对于此次疫情发生在自中国而非别的地方，我有两点理由相信世界</text:span><text:span text:style-name="T16">应该感到幸运：</text:span><text:span text:style-name="T6">1</text:span><text:span text:style-name="T5">．中国政府；</text:span><text:span text:style-name="T6">2</text:span><text:span text:style-name="T5">．中国人民。因</text:span><text:span text:style-name="T16">为其他没有一个政府有这样的能力、决心和勇气，能如此果断迅速地采取行动。在发现新型冠状病毒的两周内，中国的科学家就已成功地将病毒进行分离，并公布了它的基因序列用以疫苗的研制。尽管</text:span><text:span text:style-name="T6">2003</text:span><text:span text:style-name="T5">年时，中国政府对非典的反</text:span><text:span text:style-name="T16">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6">——</text:span><text:span text:style-name="T5">中国以往的经</text:span><text:span text:style-name="T16">验不仅帮助了本国此次疫情的抗击，也给其他国家提供了借鉴。</text:span><text:span text:style-name="T6"><text:s/><text:line-break/><text:line-break/>But what really moves me is the Chinese people’s response to the virus</text:span><text:span text:style-name="T5">．</text:span><text:span text:style-name="T6"><text:s/>While the rest of the world is panicking </text:span><text:span text:style-name="T5">（</text:span><text:span text:style-name="T6">and I don’t blame them</text:span><text:span text:style-name="T5">），</text:span><text:span text:style-name="T6"><text:s/>Chinese are stoically dealing with the situation</text:span><text:span text:style-name="T5">．</text:span><text:span text:style-name="T6"><text:s/>People the world over are amazed at media reports of how</text:span><text:span text:style-name="T5">，</text:span><text:span text:style-name="T6"><text:s/>even in the virus’ epicenter of Wuhan</text:span><text:span text:style-name="T5">，</text:span><text:span text:style-name="T6"><text:s/>people shout from windows to people on the streets</text:span><text:span text:style-name="T5">，</text:span><text:span text:style-name="T6"><text:s/>“Jiāyóu</text:span><text:span text:style-name="T5">！</text:span><text:span text:style-name="T6">” </text:span><text:span text:style-name="T5">加油！</text:span><text:span text:style-name="T6">” “Press forward</text:span><text:span text:style-name="T5">！</text:span><text:span text:style-name="T6">” My WeChat messages from Chinese friends are not fearful but positive</text:span><text:span text:style-name="T5">．</text:span><text:span text:style-name="T6"><text:s/>“Our government and our people will overcome this</text:span><text:span text:style-name="T5">！</text:span><text:span text:style-name="T6">” one said</text:span><text:span text:style-name="T5">，</text:span><text:span text:style-name="T6"><text:s/>and another wrote</text:span><text:span text:style-name="T5">，</text:span><text:span text:style-name="T6"><text:s/>“We are careful but not afraid</text:span><text:span text:style-name="T5">！</text:span><text:span text:style-name="T6">” <text:line-break/><text:line-break/></text:span><text:span text:style-name="T5">但真正打动我的是中国人民对疫情的响</text:span><text:span text:style-name="T16">应。此时，尽管外界心存恐慌（我并无指责之意），但中国人民却展现了极具坚忍的一面。当世界通过媒体听到身处疫情中心的武汉人民透过窗户对街上的同胞大喊</text:span><text:span text:style-name="T6">“</text:span><text:span text:style-name="T5">加油</text:span><text:span text:style-name="T6">”</text:span><text:span text:style-name="T5">时，</text:span><text:span text:style-name="T16">为此深为震惊！而从中国朋友发来的微信中，我感受到的也非恐惧，而是满满的正能量。其中一位用微信说道：</text:span><text:span text:style-name="T6">“</text:span><text:span text:style-name="T5">我</text:span><text:span text:style-name="T16">们的政府和人民定会赢取这场战役！</text:span><text:span text:style-name="T6">”</text:span><text:span text:style-name="T5">另一位</text:span><text:span text:style-name="T16">则写道：</text:span><text:span text:style-name="T6">“</text:span><text:span text:style-name="T5">我</text:span><text:span text:style-name="T16">们并非害怕只是谨慎待之！</text:span><text:span text:style-name="T6">” <text:line-break/><text:line-break/>They remind me of the Chinese that an English author</text:span><text:span text:style-name="T5">，</text:span><text:span text:style-name="T6"><text:s/>Ann MacKenzie</text:span><text:span text:style-name="T5">－</text:span><text:span text:style-name="T6">Grieves</text:span><text:span text:style-name="T5">，</text:span><text:span text:style-name="T6"><text:s/>encountered when she lived in Amoy </text:span><text:span text:style-name="T5">（</text:span><text:span text:style-name="T6">Xiamen</text:span><text:span text:style-name="T5">）</text:span><text:span text:style-name="T6"><text:s/>in the 1920s</text:span><text:span text:style-name="T5">．</text:span><text:span text:style-name="T6"><text:s/>She felt Chinese</text:span><text:span text:style-name="T5">，</text:span><text:span text:style-name="T6">’ “immense vitality the moment I first set foot in Amoy …It was a life</text:span><text:span text:style-name="T5">，</text:span><text:span text:style-name="T6"><text:s/>at times</text:span><text:span text:style-name="T5">，</text:span><text:span text:style-name="T6"><text:s/>frightening in its force</text:span><text:span text:style-name="T5">．</text:span><text:span text:style-name="T6"><text:s/>It needed to be strong to survive such human miseries as it daily faced</text:span><text:span text:style-name="T5">．</text:span><text:span text:style-name="T6">” <text:line-break/><text:line-break/></text:span><text:span text:style-name="T5">他</text:span><text:span text:style-name="T16">们让我想起了英国作家安</text:span><text:span text:style-name="T6">·</text:span><text:span text:style-name="T5">麦肯兹</text:span><text:span text:style-name="T6">·</text:span><text:span text:style-name="T5">格丽芙笔下的中国人。那时是</text:span><text:span text:style-name="T6">19</text:span><text:span text:style-name="T5">世</text:span><text:span text:style-name="T16">纪</text:span><text:span text:style-name="T6">20</text:span><text:span text:style-name="T5">年代，她正居住在厦门。一到厦门，她就感受到中国人民</text:span><text:span text:style-name="T6">“</text:span><text:span text:style-name="T5">充</text:span><text:span text:style-name="T16">满着巨大的活力</text:span><text:span text:style-name="T6">……</text:span><text:span text:style-name="T5">那是一种生命力，有时，它所折射的力量甚至令人震撼。因</text:span><text:span text:style-name="T16">为只有拥有强大的生命力，才能在充满着苦难的生活里得以生存。</text:span><text:span text:style-name="T6">” <text:line-break/><text:line-break/>This frighteningly powerful Chinese spirit is why China has survived not just centuries but millennia</text:span><text:span text:style-name="T5">，</text:span><text:span text:style-name="T6"><text:s/>and today it will carry not just China but the rest of the world through this present crisis</text:span><text:span text:style-name="T5">．</text:span><text:span text:style-name="T6"><text:s/><text:line-break/><text:line-break/></text:span><text:span text:style-name="T5">这种强大的中国精神也正是中华文明得以流</text:span><text:span text:style-name="T16">传几千年而仅非几个世纪的原因，到了今天，它也将引领中国以及全世界穿越当下的这场危机</text:span><text:span text:style-name="T6">…… <text:line-break/><text:line-break/>Our hearts are with all of you</text:span><text:span text:style-name="T5">，</text:span><text:span text:style-name="T6"><text:s/>and we hope to see you all again soon</text:span><text:span text:style-name="T5">！</text:span><text:span text:style-name="T6"><text:s/></text:span><text:span text:style-name="T5">加油！</text:span><text:span text:style-name="T6"><text:s/><text:line-break/><text:line-break/></text:span><text:span text:style-name="T5">我</text:span><text:span text:style-name="T16">们的心与你们同在，希望能尽快再次见到大家！加油！</text:span><text:span text:style-name="T6"><text:s/><text:line-break/><text:line-break/>William N</text:span><text:span text:style-name="T5">．</text:span><text:span text:style-name="T6">Brown <text:line-break/><text:line-break/></text:span><text:span text:style-name="T5">潘</text:span><text:span text:style-name="T16">维廉</text:span><text:span text:style-name="T6"><text:s/><text:line-break/><text:line-break/>January 31</text:span><text:span text:style-name="T5">，</text:span><text:span text:style-name="T6"><text:s/>2020 <text:line-break/><text:line-break/>2020</text:span><text:span text:style-name="T5">年</text:span><text:span text:style-name="T6">01</text:span><text:span text:style-name="T5">月</text:span><text:span text:style-name="T6">31</text:span><text:span text:style-name="T5">日</text:span><text:span text:style-name="T6"><text:s/><text:line-break/><text:line-break/><text:line-break/></text:span><text:span text:style-name="T5">不仅是老潘，新航道中国故事研究院英国籍</text:span><text:span text:style-name="T16">专家斯明诚（</text:span><text:span text:style-name="T6">David Symington</text:span><text:span text:style-name="T5">）老师，在英航全面停飞往返中国航班的情况下，</text:span><text:span text:style-name="T16">辗转从伦敦改签到巴黎再返回中国，坚定地与中国同事一起积极应对疫情；新航道武汉学校的美国外教</text:span><text:span text:style-name="T6">Chris</text:span><text:span text:style-name="T5">回美国后被隔离</text:span><text:span text:style-name="T6">14</text:span><text:span text:style-name="T5">天，解除隔离后立即投入到</text:span><text:span text:style-name="T16">线上教学中</text:span><text:span text:style-name="T6">……</text:span><text:span text:style-name="T5">这些外国友人</text:span><text:span text:style-name="T16">们无不用行动向我们传递出一种信心：中国加油！中国人民一定能战胜病毒，迎来最终的胜利！</text:span><text:span text:style-name="T6"><text:s/><text:line-break/><text:line-break/>CHN Stories </text:span><text:span text:style-name="T5">邀您共</text:span><text:span text:style-name="T16">读中国故事</text:span><text:span text:style-name="T6"><text:s/><text:line-break/><text:line-break/></text:span><text:span text:style-name="T5">一起</text:span><text:span text:style-name="T16">让世界更了解中国！</text:span><text:span text:style-name="T6"><text:s/><text:line-break/><text:line-break/></text:span><text:span text:style-name="T5">（</text:span><text:span text:style-name="T6">CHN Stories</text:span><text:span text:style-name="T5">公众号供稿）</text:span></text:p>
      <text:p text:style-name="P12"><text:span text:style-name="T5">林炤育</text:span><text:span text:style-name="T6"><text:s/>  |  2020.02.02 17:05   |   </text:span><text:a xlink:type="simple" xlink:href="http://palinfo.habago.org/Entry?Command=Information_PrintForum&amp;iPage=1#FORUM38618"><text:span text:style-name="T17">#</text:span></text:a></text:p>
      <text:p text:style-name="P14"><text:span text:style-name="T6">潘維廉的來信</text:span><text:span text:style-name="T8"><text:s/><text:line-break/><text:line-break/></text:span><text:span text:style-name="T6">親愛的新航道大家庭：</text:span><text:span text:style-name="T8"><text:s/><text:line-break/><text:line-break/></text:span><text:span text:style-name="T6">我剛回到美國。在全世界意識到冠狀病毒如此嚴重的幾天前，就幫助我</text:span><text:span text:style-name="T8">90</text:span><text:span text:style-name="T6">歲的岳母。一方面，我應該感到幸運，因為許多外國人瘋狂地爭先恐後地離開。但另一方面，我很遺憾沒有在中國提供幫助。如果我意識到情況是如此的嚴峻，我寧願留下。</text:span><text:span text:style-name="T8"><text:s/><text:line-break/><text:line-break/></text:span><text:span text:style-name="T6">就在新型冠狀病毒的危急性為世界所知曉的前幾天，我回到了美國去探望我</text:span><text:span text:style-name="T8">90</text:span><text:span text:style-name="T6">歲高齡的岳母。對比許多爭相離開這片土地的在華外籍人士，我應該感到幸運，但我也後悔此時未能在中國同大家並肩作戰。如果我能更早意識到事態的嚴重性，我更希望此時是身在中國。</text:span><text:span text:style-name="T8"><text:s/><text:line-break/><text:line-break/></text:span><text:span text:style-name="T6">但是我看到世界幸運的是，發生在中國而不是其他地方的兩個原因：</text:span><text:span text:style-name="T8">1</text:span><text:span text:style-name="T6">）中國政府，以及</text:span><text:span text:style-name="T8">2</text:span><text:span text:style-name="T6">）中國人民。沒有其他政府有能力，決心或勇氣如此果斷或迅速地採取行動。在看到未知病毒的兩週之內，中國科學家分離並公佈了製備疫苗所需的病毒基因序列！儘管</text:span><text:span text:style-name="T8">2003</text:span><text:span text:style-name="T6">年中國對</text:span><text:span text:style-name="T8">SARS</text:span><text:span text:style-name="T6">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8"><text:s/><text:line-break/><text:line-break/></text:span><text:span text:style-name="T6">對於此次疫情發生在自中國而非別的地方，我有兩點理由相信世界應該感到幸運：</text:span><text:span text:style-name="T8">1</text:span><text:span text:style-name="T6">．中國政府；</text:span><text:span text:style-name="T8">2</text:span><text:span text:style-name="T6">．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8">2003</text:span><text:span text:style-name="T6">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8">——</text:span><text:span text:style-name="T6">中國以往的經驗不僅幫助了本國此次疫情的抗擊，也給其他國家提供了借鑒。</text:span><text:span text:style-name="T8"><text:s/><text:line-break/><text:line-break/></text:span><text:span text:style-name="T6">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8">“</text:span><text:span text:style-name="T6">加油！！加油！</text:span><text:span text:style-name="T8">”“</text:span><text:span text:style-name="T6">向前推！</text:span><text:span text:style-name="T8">”</text:span><text:span text:style-name="T6">我從中國朋友那裡獲得的微信信息是不懼怕，但積極。一個人說：</text:span><text:span text:style-name="T8">“</text:span><text:span text:style-name="T6">我們的政府和人民將克服這一挑戰！</text:span><text:span text:style-name="T8">”</text:span><text:span text:style-name="T6">另一人寫道，</text:span><text:span text:style-name="T8">“</text:span><text:span text:style-name="T6">我們很謹慎，但不要害怕！</text:span><text:span text:style-name="T8">” <text:line-break/><text:line-break/></text:span><text:span text:style-name="T6">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8">“</text:span><text:span text:style-name="T6">加油</text:span><text:span text:style-name="T8">”</text:span><text:span text:style-name="T6">時，為此深為震驚！而從中國朋友發來的微信中，我感受到的也非恐懼，而是滿滿的正能量。其中一位用微信說道：</text:span><text:span text:style-name="T8">“</text:span><text:span text:style-name="T6">我們的政府和人民定會贏取這場戰役！</text:span><text:span text:style-name="T8">”</text:span><text:span text:style-name="T6">另一位則寫道：</text:span><text:span text:style-name="T8">“</text:span><text:span text:style-name="T6">我們並非害怕只是謹慎待之！</text:span><text:span text:style-name="T8">” <text:line-break/><text:line-break/></text:span><text:span text:style-name="T6">他們讓我想起了中國人，一位英國作家安</text:span><text:span text:style-name="T8">·</text:span><text:span text:style-name="T6">麥肯齊</text:span><text:span text:style-name="T8">·</text:span><text:span text:style-name="T6">格里夫斯（</text:span><text:span text:style-name="T8">Ann MacKenzie-Grieves</text:span><text:span text:style-name="T6">）在</text:span><text:span text:style-name="T8">1920</text:span><text:span text:style-name="T6">年代住在廈門的廈門時遇到了她。她感覺到了中國人的神情，</text:span><text:span text:style-name="T8">“</text:span><text:span text:style-name="T6">我剛踏入淘寶網的那一刻就充滿了活力</text:span><text:span text:style-name="T8">……</text:span><text:span text:style-name="T6">這是一種生活，有時，它的力量令人恐懼。它必須強大起來，才能克服每天面臨的人類苦難。</text:span><text:span text:style-name="T8">” <text:line-break/><text:line-break/></text:span><text:span text:style-name="T6">他們讓我想起了英國作家安</text:span><text:span text:style-name="T8">·</text:span><text:span text:style-name="T6">麥肯茲</text:span><text:span text:style-name="T8">·</text:span><text:span text:style-name="T6">格麗芙筆下的中國人。那時是</text:span><text:span text:style-name="T8">19</text:span><text:span text:style-name="T6">世紀</text:span><text:span text:style-name="T8">20</text:span><text:span text:style-name="T6">年代，她正居住在廈門。一到廈門，她就感受到中國人民</text:span><text:span text:style-name="T8">“</text:span><text:span text:style-name="T6">充滿著巨大的活力</text:span><text:span text:style-name="T8">……</text:span><text:span text:style-name="T6">那是一種生命力，有時，它所折射的力量甚至令人震撼。因為只有擁有強大的生命力，才能在充滿著苦難的生活裡得以生存。</text:span><text:span text:style-name="T8">” <text:line-break/><text:line-break/></text:span><text:span text:style-name="T6">這種令人恐懼的強大中國精神是為什麼中國不僅存活了數百年，而且已經存活了幾千年。今天，它將通過這場當前的危機，不僅運載中國，而且運載世界其他地方。</text:span><text:span text:style-name="T8"><text:s/><text:line-break/><text:line-break/></text:span><text:span text:style-name="T6">這種強大的中國精神也正是中華文明得以流傳幾千年而僅非幾個世紀的原因，到了今天，它也將引領中國以及全世界穿越當下的這場危機</text:span><text:span text:style-name="T8">…… <text:line-break/><text:line-break/></text:span><text:span text:style-name="T6">我們的心與你們所有人同在，我們希望很快再見到你們！加油！</text:span><text:span text:style-name="T8"><text:s/><text:line-break/><text:line-break/></text:span><text:span text:style-name="T6">我們的心與你們同在，希望能盡快再次見到大家！加油！</text:span><text:span text:style-name="T8"><text:s/><text:line-break/><text:line-break/></text:span><text:span text:style-name="T6">威廉</text:span><text:span text:style-name="T8">·</text:span><text:span text:style-name="T6">布朗</text:span><text:span text:style-name="T8"><text:s/><text:line-break/><text:line-break/></text:span><text:span text:style-name="T6">潘維廉</text:span><text:span text:style-name="T8"><text:s/><text:line-break/><text:line-break/>2020</text:span><text:span text:style-name="T6">年</text:span><text:span text:style-name="T8">1</text:span><text:span text:style-name="T6">月</text:span><text:span text:style-name="T8">31</text:span><text:span text:style-name="T6">日</text:span><text:span text:style-name="T8"><text:s/><text:line-break/><text:line-break/><text:line-break/></text:span><text:span text:style-name="T6">不僅是老潘，新航道中國故事研究院英國籍專家斯明誠（</text:span><text:span text:style-name="T8">David Symington</text:span><text:span text:style-name="T6">）老師，在英航全面停飛往返中國航班的情況下，輾轉從倫敦改簽到巴黎再返回中國，堅定地與中國同事一起積極應對疫情；新航道武漢學校的美國外教</text:span><text:span text:style-name="T8">Chris</text:span><text:span text:style-name="T6">回美國後被隔離</text:span><text:span text:style-name="T8">14</text:span><text:span text:style-name="T6">天，解除隔離後立即投入到線上教學中</text:span><text:span text:style-name="T8">……</text:span><text:span text:style-name="T6">這些外國友人們無不用行動向我們傳遞出一種信心：中國加油！中國人民一定能戰勝病毒，迎來最終的勝利！</text:span><text:span text:style-name="T8"><text:s/><text:line-break/><text:line-break/>CHN Stories </text:span><text:span text:style-name="T6">邀您共讀中國故事</text:span><text:span text:style-name="T8"><text:s/><text:line-break/><text:line-break/></text:span><text:span text:style-name="T6">一起讓世界更了解中國！</text:span><text:span text:style-name="T8"><text:s/><text:line-break/><text:line-break/></text:span><text:span text:style-name="T6">（</text:span><text:span text:style-name="T8">CHN Stories</text:span><text:span text:style-name="T6">公眾號供稿）</text:span></text:p>
      <text:p text:style-name="P12"><text:span text:style-name="T5">蔡亦</text:span><text:span text:style-name="T16">鸣</text:span><text:span text:style-name="T6"><text:s/>  |  2020.02.02 15:01   |   </text:span><text:a xlink:type="simple" xlink:href="http://palinfo.habago.org/Entry?Command=Information_PrintForum&amp;iPage=1#FORUM38617"><text:span text:style-name="T17">#</text:span></text:a></text:p>
      <text:p text:style-name="P18"><text:span text:style-name="T5">在前些日子</text:span><text:span text:style-name="T6">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8"><text:s/><text:line-break/></text:span><text:span text:style-name="T5">一</text:span><text:span text:style-name="T6">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8"><text:s/><text:line-break/></text:span><text:span text:style-name="T5">秦人不暇自哀</text:span><text:span text:style-name="T8">,</text:span><text:span text:style-name="T5">而后人哀之</text:span><text:span text:style-name="T8">,</text:span><text:span text:style-name="T5">后人哀之而不</text:span><text:span text:style-name="T6">鉴之</text:span><text:span text:style-name="T8">,</text:span><text:span text:style-name="T5">亦使后人而复哀后人也</text:span><text:span text:style-name="T8">. <text:line-break/><text:line-break/>http://weekly.caixin.com/2020-02-01/101510146.html <text:line-break/></text:span><text:span text:style-name="T5">封面报道之二</text:span><text:span text:style-name="T8">&amp;;#124;</text:span><text:span text:style-name="T5">疑似病人</text:span><text:span text:style-name="T6">难题：谁来关心</text:span><text:span text:style-name="T8">“</text:span><text:span text:style-name="T5">移动的</text:span><text:span text:style-name="T6">传染源</text:span><text:span text:style-name="T8">”</text:span><text:span text:style-name="T5">？</text:span><text:span text:style-name="T8"><text:s/><text:line-break/></text:span><text:span text:style-name="T5">因</text:span><text:span text:style-name="T6">为网页限制无法复制文章，请自行打开观看吧</text:span><text:span text:style-name="T8"><text:s/><text:line-break/><text:line-break/>http://www.sohu.com/a/370032279_120094087?qq-pf-to=pcqq.group <text:line-break/></text:span><text:span text:style-name="T5">统</text:span><text:span text:style-name="T6">计数字之外的人：他们死于</text:span><text:span text:style-name="T8">“</text:span><text:span text:style-name="T5">普通肺炎</text:span><text:span text:style-name="T8">”</text:span><text:span text:style-name="T5">？</text:span><text:span text:style-name="T8"><text:s/><text:line-break/>2020-02-02 00:41 <text:line-break/></text:span><text:span text:style-name="T6">来源：财经杂志</text:span><text:span text:style-name="T8"><text:s/><text:line-break/><text:line-break/></text:span><text:span text:style-name="T5">《</text:span><text:span text:style-name="T6">财经》采访的</text:span><text:span text:style-name="T8">10</text:span><text:span text:style-name="T5">余位病患家庭，多数全家感染。他</text:span><text:span text:style-name="T6">们还搀扶着病危的老人、孕妇辗转在各家医院，他们的家人们处于生死一线</text:span><text:span text:style-name="T8"><text:s/><text:line-break/><text:line-break/><text:line-break/><text:line-break/>1</text:span><text:span text:style-name="T5">月</text:span><text:span text:style-name="T8">31</text:span><text:span text:style-name="T5">日，武汉武昌医院内，发</text:span><text:span text:style-name="T6">热病人在排队输液</text:span><text:span text:style-name="T8"><text:s/><text:line-break/><text:line-break/></text:span><text:span text:style-name="T5">《</text:span><text:span text:style-name="T6">财经》记者</text:span><text:span text:style-name="T8"><text:s/></text:span><text:span text:style-name="T5">房宫一柳</text:span><text:span text:style-name="T8"><text:s/></text:span><text:span text:style-name="T5">黎</text:span><text:span text:style-name="T6">诗韵</text:span><text:span text:style-name="T8"><text:s/></text:span><text:span text:style-name="T5">刘以秦</text:span><text:span text:style-name="T8"><text:s/></text:span><text:span text:style-name="T5">信娜</text:span><text:span text:style-name="T8"><text:s/></text:span><text:span text:style-name="T5">实</text:span><text:span text:style-name="T6">习生马可欣</text:span><text:span text:style-name="T8"><text:s/>&amp;;#124; </text:span><text:span text:style-name="T5">文</text:span><text:span text:style-name="T8"><text:s/><text:line-break/><text:line-break/></text:span><text:span text:style-name="T5">宋</text:span><text:span text:style-name="T6">玮</text:span><text:span text:style-name="T8"><text:s/>&amp;;#124; </text:span><text:span text:style-name="T6">编辑</text:span><text:span text:style-name="T8"><text:s/><text:line-break/><text:line-break/>2020</text:span><text:span text:style-name="T5">年</text:span><text:span text:style-name="T8">1</text:span><text:span text:style-name="T5">月</text:span><text:span text:style-name="T8">26</text:span><text:span text:style-name="T5">日，刘梅一家接到了一</text:span><text:span text:style-name="T6">张火化单。她的婆婆、</text:span><text:span text:style-name="T8">73</text:span><text:span text:style-name="T6">岁的老人在家中没了呼吸，送去医院抢救无效后死亡。</text:span><text:span text:style-name="T8"><text:s/><text:line-break/><text:line-break/></text:span><text:span text:style-name="T5">刘梅告</text:span><text:span text:style-name="T6">诉《财经》记者，老人在</text:span><text:span text:style-name="T8">1</text:span><text:span text:style-name="T5">月</text:span><text:span text:style-name="T8">21</text:span><text:span text:style-name="T5">日出</text:span><text:span text:style-name="T6">现疑似新型冠状病毒肺炎的症状，在武汉市第四医院检查后诊断结果显示肺部高度感染。但老人辗转数家医院仍未被住院收治，只能在家自我隔离，直至病危。</text:span><text:span text:style-name="T8"><text:s/><text:line-break/><text:line-break/></text:span><text:span text:style-name="T5">老人被送上救护车后，家人再没见过她。他</text:span><text:span text:style-name="T6">们最后收到的只有一张火化单，显示老人的死亡原因是：病毒性肺炎。但据家人说，老人的离世并未被计入新冠肺炎的确诊死亡数字中</text:span><text:span text:style-name="T8">——</text:span><text:span text:style-name="T5">因</text:span><text:span text:style-name="T6">为直到去世，她也没有得到住院资格，也没有被确诊为新冠肺炎，只能被算作因</text:span><text:span text:style-name="T8">“</text:span><text:span text:style-name="T5">普通肺炎</text:span><text:span text:style-name="T8">”</text:span><text:span text:style-name="T5">而去世的不幸者。</text:span><text:span text:style-name="T8"><text:s/><text:line-break/><text:line-break/></text:span><text:span text:style-name="T5">老人</text:span><text:span text:style-name="T6">仓促离世，没有体面的收拾、没有家属的送别，至今骨灰还在殡仪馆里。</text:span><text:span text:style-name="T8"><text:s/><text:line-break/><text:line-break/></text:span><text:span text:style-name="T5">刘梅家得不到救治而离世的亲人并非孤例。《</text:span><text:span text:style-name="T6">财经》记者多方调查了解到，尽管目前武汉各大定点医院发热门诊的就医人数比</text:span><text:span text:style-name="T8">1</text:span><text:span text:style-name="T5">月</text:span><text:span text:style-name="T8">23</text:span><text:span text:style-name="T5">日</text:span><text:span text:style-name="T6">刚</text:span><text:span text:style-name="T8">“</text:span><text:span text:style-name="T5">封城</text:span><text:span text:style-name="T8">”</text:span><text:span text:style-name="T5">时有所下降，定点医院也已</text:span><text:span text:style-name="T6">开至第三批，但一床难求的情况并没有完全得到缓解。确诊、疑似数字攀升的同时，仍有很多疫情统计数字之外的人命悬一线。</text:span><text:span text:style-name="T8"><text:s/><text:line-break/><text:line-break/></text:span><text:span text:style-name="T5">一位定点医院的科室主任告</text:span><text:span text:style-name="T6">诉《财经》记者，这两天医院门诊一天有</text:span><text:span text:style-name="T8">120</text:span><text:span text:style-name="T5">名左右发</text:span><text:span text:style-name="T6">热病人，其中大约</text:span><text:span text:style-name="T8">80</text:span><text:span text:style-name="T5">名有肺部感染，但只有</text:span><text:span text:style-name="T8">5</text:span><text:span text:style-name="T5">名可能最</text:span><text:span text:style-name="T6">终被收住院。</text:span><text:span text:style-name="T8"><text:s/><text:line-break/><text:line-break/>“</text:span><text:span text:style-name="T5">我</text:span><text:span text:style-name="T6">们只能让剩下</text:span><text:span text:style-name="T8">75</text:span><text:span text:style-name="T5">名收不</text:span><text:span text:style-name="T6">进来的病患，回到家里去。患者没办法，我们也没办法。</text:span><text:span text:style-name="T8">”</text:span><text:span text:style-name="T6">该主任告诉《财经》记者。</text:span><text:span text:style-name="T8"><text:s/><text:line-break/><text:line-break/></text:span><text:span text:style-name="T5">这名主任</text:span><text:span text:style-name="T6">说，一般来说，双肺</text:span><text:span text:style-name="T8">CT</text:span><text:span text:style-name="T5">呈毛玻璃状病灶，基本可算作疑似，但只有被收治入院的患者才能统</text:span><text:span text:style-name="T6">计为疑似，才有资格做核酸试纸检查。做完核酸试纸检查的患者其中至少</text:span><text:span text:style-name="T8">80%</text:span><text:span text:style-name="T5">能被确</text:span><text:span text:style-name="T6">诊，之后即被转去其他定点医院。</text:span><text:span text:style-name="T8"><text:s/><text:line-break/><text:line-break/></text:span><text:span text:style-name="T5">《</text:span><text:span text:style-name="T6">财经》了解到，该医院已有至少</text:span><text:span text:style-name="T8">5</text:span><text:span text:style-name="T5">起死亡疑似病例是未被确</text:span><text:span text:style-name="T6">诊的，因此也不计入确诊死亡人数中。这意味着，目前人们所能看到的确诊、死亡病例数字，并不能完全反映这次疫情的全貌。</text:span><text:span text:style-name="T8"><text:s/><text:line-break/><text:line-break/><text:line-break/><text:line-break/><text:line-break/></text:span><text:span text:style-name="T5">（点</text:span><text:span text:style-name="T6">击可查看大图</text:span><text:span text:style-name="T8"><text:s/></text:span><text:span text:style-name="T5">武汉各大定点医院</text:span><text:span text:style-name="T6">现状，信息经《财经》记者及志愿者反复核查）</text:span><text:span text:style-name="T8"><text:s/><text:line-break/><text:line-break/></text:span><text:span text:style-name="T5">从目前的</text:span><text:span text:style-name="T6">调查来看，患者主要有两条路径可以入院。一是靠社区排队：</text:span><text:span text:style-name="T8">1</text:span><text:span text:style-name="T5">月</text:span><text:span text:style-name="T8">24</text:span><text:span text:style-name="T5">日武汉社区分流政策实施后，病人需要拿着住院单入院</text:span><text:span text:style-name="T8">——</text:span><text:span text:style-name="T5">病患先去社区交</text:span><text:span text:style-name="T8">CT</text:span><text:span text:style-name="T5">、血常</text:span><text:span text:style-name="T6">规报告，社区上报街道，再根据轻重缓急对接医院的新开床位；二是去有核酸试纸的定点医院，</text:span><text:span text:style-name="T8">48</text:span><text:span text:style-name="T5">小时拿</text:span><text:span text:style-name="T6">结果，确诊后就不能被医院拒收。</text:span><text:span text:style-name="T8"><text:s/><text:line-break/><text:line-break/></text:span><text:span text:style-name="T5">要走通这两条路径并不容易，每一条都可能是无尽的等待。但对于重症患者</text:span><text:span text:style-name="T6">来说，每一分钟都可能是生与死的煎熬。</text:span><text:span text:style-name="T8"><text:s/><text:line-break/><text:line-break/></text:span><text:span text:style-name="T5">《</text:span><text:span text:style-name="T6">财经》近日先后采访的</text:span><text:span text:style-name="T8">10</text:span><text:span text:style-name="T5">多位病患家庭，多数家庭全家感染，他</text:span><text:span text:style-name="T6">们还搀扶着病危的老人、孕妇辗转在各家医院。</text:span><text:span text:style-name="T8">“</text:span><text:span text:style-name="T5">医院告</text:span><text:span text:style-name="T6">诉我们只能自救。</text:span><text:span text:style-name="T8">”</text:span><text:span text:style-name="T5">多位患者家属告</text:span><text:span text:style-name="T6">诉《财经》记者，他们的家人正处于生死一线。</text:span><text:span text:style-name="T8"><text:s/><text:line-break/><text:line-break/></text:span><text:span text:style-name="T5">截至</text:span><text:span text:style-name="T8">2020</text:span><text:span text:style-name="T5">年</text:span><text:span text:style-name="T8">1</text:span><text:span text:style-name="T5">月</text:span><text:span text:style-name="T8">31</text:span><text:span text:style-name="T5">日</text:span><text:span text:style-name="T8">24</text:span><text:span text:style-name="T5">时，湖北省累</text:span><text:span text:style-name="T6">计报告新型冠状病毒感染的肺炎病例</text:span><text:span text:style-name="T8">7153</text:span><text:span text:style-name="T5">例。其中武汉市</text:span><text:span text:style-name="T8">3215</text:span><text:span text:style-name="T5">例。</text:span><text:span text:style-name="T8"><text:s/><text:line-break/><text:line-break/>WHO</text:span><text:span text:style-name="T5">（世界</text:span><text:span text:style-name="T6">卫生组织）的</text:span><text:span text:style-name="T8">Twitter</text:span><text:span text:style-name="T5">主页上有一句</text:span><text:span text:style-name="T6">话：记住，这些都不是数字，而是真正的人。不幸的是，还有一些未被囊括进去的人，他们的生死故事都在统计之外。</text:span><text:span text:style-name="T8"><text:s/><text:line-break/><text:line-break/></text:span><text:span text:style-name="T6">艰难求生路</text:span><text:span text:style-name="T8"><text:s/><text:line-break/><text:line-break/>“</text:span><text:span text:style-name="T5">父亲不停</text:span><text:span text:style-name="T6">说，自己没有死在</text:span><text:span text:style-name="T8">70</text:span><text:span text:style-name="T5">年前的战</text:span><text:span text:style-name="T6">场，却可能死在医疗资源调配失控的现在。</text:span><text:span text:style-name="T8">” <text:line-break/><text:line-break/>“</text:span><text:span text:style-name="T5">医生明确</text:span><text:span text:style-name="T6">说了，父亲是新型冠状病毒，但因为没有检测盒无法确诊。</text:span><text:span text:style-name="T8">“</text:span><text:span text:style-name="T6">孙晨告诉《财经》记者。</text:span><text:span text:style-name="T8"><text:s/><text:line-break/><text:line-break/></text:span><text:span text:style-name="T6">孙晨说，</text:span><text:span text:style-name="T8">1</text:span><text:span text:style-name="T5">月</text:span><text:span text:style-name="T8">26</text:span><text:span text:style-name="T5">日，在家自我隔离的父亲突然咳血。</text:span><text:span text:style-name="T6">孙晨慌忙将父亲送去华中科技大学同济医院做了检查，检查结果显示：肺部中重度感染。但这份</text:span><text:span text:style-name="T8">CT</text:span><text:span text:style-name="T6">检查并没能让父亲得以入院治疗，因为没有经过完整的确诊流程。</text:span><text:span text:style-name="T8"><text:s/><text:line-break/><text:line-break/></text:span><text:span text:style-name="T5">医院</text:span><text:span text:style-name="T6">让孙晨父亲在家里隔离、吃药，但孙晨意识到，</text:span><text:span text:style-name="T8">“</text:span><text:span text:style-name="T5">我身边的例子都很</text:span><text:span text:style-name="T6">严重了，我一定要把父亲送到隔离病床上去。</text:span><text:span text:style-name="T8">” <text:line-break/><text:line-break/></text:span><text:span text:style-name="T5">床位意味着什么？因</text:span><text:span text:style-name="T6">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8"><text:s/><text:line-break/><text:line-break/></text:span><text:span text:style-name="T5">家在武汉的铁路</text:span><text:span text:style-name="T6">职工陈力的奶奶，也因为没有病床，在汉口医院的门诊大厅坐了三天，最后没有撑住，抢救无效去世。奶奶同样没有经过确诊流程，也不计入统计数据。</text:span><text:span text:style-name="T8"><text:s/><text:line-break/><text:line-break/></text:span><text:span text:style-name="T5">一家定点医院医生告</text:span><text:span text:style-name="T6">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8"><text:s/><text:line-break/><text:line-break/>“</text:span><text:span text:style-name="T5">医生建</text:span><text:span text:style-name="T6">议我和爸爸都想办法去住院，特别是我爸爸不能拖下去了，随时可能有生命危险。</text:span><text:span text:style-name="T8">”</text:span><text:span text:style-name="T5">从</text:span><text:span text:style-name="T8">1</text:span><text:span text:style-name="T5">月</text:span><text:span text:style-name="T8">27</text:span><text:span text:style-name="T5">日</text:span><text:span text:style-name="T6">开始，杜红利的父亲开始吃不下饭、说不出话。</text:span><text:span text:style-name="T8"><text:s/><text:line-break/><text:line-break/></text:span><text:span text:style-name="T5">武汉梨园医院</text:span><text:span text:style-name="T6">检查结果显示，杜红利的父亲双肺毛玻璃状病灶严重，肺部斑点明显，血氧只有</text:span><text:span text:style-name="T8">90</text:span><text:span text:style-name="T5">，表明患者出</text:span><text:span text:style-name="T6">现严重缺氧的症状。</text:span><text:span text:style-name="T8"><text:s/><text:line-break/><text:line-break/></text:span><text:span text:style-name="T5">杜</text:span><text:span text:style-name="T6">红利带着父亲，把所有方法都试了一遍。</text:span><text:span text:style-name="T8">1</text:span><text:span text:style-name="T5">月</text:span><text:span text:style-name="T8">27</text:span><text:span text:style-name="T5">日，他去社区做了登</text:span><text:span text:style-name="T6">记，一直没有消息。他自己也是肺部感染，还发着低烧。他向朋友借了一辆面包车，强撑着带父亲到处寻找医院收治。</text:span><text:span text:style-name="T8"><text:s/><text:line-break/><text:line-break/></text:span><text:span text:style-name="T5">有</text:span><text:span text:style-name="T8">300</text:span><text:span text:style-name="T5">多个床位的武汉</text:span><text:span text:style-name="T8">672</text:span><text:span text:style-name="T5">医院，没有住院单不</text:span><text:span text:style-name="T6">让进；新开放的有</text:span><text:span text:style-name="T8">700</text:span><text:span text:style-name="T5">个床位的武汉协和医院汉阳分院也告</text:span><text:span text:style-name="T6">诉他：要等。</text:span><text:span text:style-name="T8"><text:s/><text:line-break/><text:line-break/>1</text:span><text:span text:style-name="T5">月</text:span><text:span text:style-name="T8">28</text:span><text:span text:style-name="T5">日，杜</text:span><text:span text:style-name="T6">红利赶到区政府信访办，得到的答复还是没有床位；找卫健委，对方回复称没有办法解决，只能等。因为没有办法跨区域协调病人，只能等所在区域的对口医院收治。</text:span><text:span text:style-name="T8"><text:s/><text:line-break/><text:line-break/></text:span><text:span text:style-name="T5">杜</text:span><text:span text:style-name="T6">红利的父亲曾参军</text:span><text:span text:style-name="T8">15</text:span><text:span text:style-name="T5">年，上过抗美援朝的战</text:span><text:span text:style-name="T6">场，曾是两位高级将领的贴身警卫。杜红利告诉《财经》记者，现在全家被感染，自己头晕胸闷的症状也越来越厉害，不知道还能带着父亲扛多久。</text:span><text:span text:style-name="T8"><text:s/><text:line-break/><text:line-break/><text:line-break/><text:line-break/></text:span><text:span text:style-name="T5">杜</text:span><text:span text:style-name="T6">红利的父亲曾参军</text:span><text:span text:style-name="T8">15</text:span><text:span text:style-name="T5">年</text:span><text:span text:style-name="T8"><text:s/></text:span><text:span text:style-name="T5">上过抗美援朝的战</text:span><text:span text:style-name="T6">场</text:span><text:span text:style-name="T8"><text:s/><text:line-break/><text:line-break/></text:span><text:span text:style-name="T5">他父亲不停对他</text:span><text:span text:style-name="T6">说，自己没有死在几十年前的战场，却可能死在医疗资源调配失控的现在。</text:span><text:span text:style-name="T8">“</text:span><text:span text:style-name="T5">每天看见医院门口除了</text:span><text:span text:style-name="T8">120</text:span><text:span text:style-name="T5">的车，就是殡仪</text:span><text:span text:style-name="T6">馆的车，只剩绝望和无助。</text:span><text:span text:style-name="T8">” <text:line-break/><text:line-break/></text:span><text:span text:style-name="T5">父亲不便挪动，杜</text:span><text:span text:style-name="T6">红利每天带着父亲在协和医院汉阳分院门诊打针，睡在医院旁的宾馆。或是一早就去武汉同济医院、协和医院排队领试纸，但是每天协和试纸限量</text:span><text:span text:style-name="T8">100</text:span><text:span text:style-name="T5">份，往往一过去已经没了。直到</text:span><text:span text:style-name="T6">记者发稿，杜红利的父亲也没能住进医院，因为仍然没机会经历完整的确诊流程。</text:span><text:span text:style-name="T8"><text:s/><text:line-break/><text:line-break/></text:span><text:span text:style-name="T5">武汉市民王女士告</text:span><text:span text:style-name="T6">诉《财经》记者，母亲已经在家休克过两回了。母亲年前开始一直在社区打针吃药。</text:span><text:span text:style-name="T8">1</text:span><text:span text:style-name="T5">月</text:span><text:span text:style-name="T8">23</text:span><text:span text:style-name="T5">日母亲感到身体异常</text:span><text:span text:style-name="T6">难受，便和父亲一起骑车去了汉口医院，排队</text:span><text:span text:style-name="T8">12</text:span><text:span text:style-name="T5">个小时才做完</text:span><text:span text:style-name="T8">CT</text:span><text:span text:style-name="T5">，</text:span><text:span text:style-name="T6">结果显示：双肺感染。</text:span><text:span text:style-name="T8"><text:s/><text:line-break/><text:line-break/></text:span><text:span text:style-name="T5">王女士</text:span><text:span text:style-name="T6">说，当时医院没有点滴可打，就连抵制流感的药物</text:span><text:span text:style-name="T8">“</text:span><text:span text:style-name="T5">奥司他韦</text:span><text:span text:style-name="T8">”</text:span><text:span text:style-name="T5">也不够了，只能</text:span><text:span text:style-name="T6">给母亲开了儿童剂量的药。之后母亲只能回家自我隔离，靠着家里的吸氧机度日。</text:span><text:span text:style-name="T8">“</text:span><text:span text:style-name="T5">有一次我</text:span><text:span text:style-name="T6">妈妈休克了，我爸爸就抱着我妈妈哭，以为她过去了。</text:span><text:span text:style-name="T8">” <text:line-break/><text:line-break/></text:span><text:span text:style-name="T5">之前，两位老人家</text:span><text:span text:style-name="T8">“</text:span><text:span text:style-name="T5">能自己解决的事</text:span><text:span text:style-name="T6">绝不麻烦别人</text:span><text:span text:style-name="T8">”</text:span><text:span text:style-name="T5">，但接</text:span><text:span text:style-name="T6">连两次晕厥，让他们不得不拨通女儿的电话。</text:span><text:span text:style-name="T8"><text:s/><text:line-break/><text:line-break/></text:span><text:span text:style-name="T5">但此时，王女士和丈夫也都感染了，她要照</text:span><text:span text:style-name="T6">顾高烧不退的丈夫，自己的双肺也出现了毛玻璃状症状。过不去已经被封路的父母家，王女士为父母拨打了</text:span><text:span text:style-name="T8">120</text:span><text:span text:style-name="T5">，但是前面排</text:span><text:span text:style-name="T6">队将近</text:span><text:span text:style-name="T8">500</text:span><text:span text:style-name="T5">人。</text:span><text:span text:style-name="T8">“</text:span><text:span text:style-name="T5">当时</text:span><text:span text:style-name="T8">120</text:span><text:span text:style-name="T6">说前两天打的人都没有送进医院去，没什么希望。</text:span><text:span text:style-name="T8">” <text:line-break/><text:line-break/></text:span><text:span text:style-name="T5">熬到当天下午三、四点，两位老人已经全身乏力，但还是</text:span><text:span text:style-name="T6">挣扎着骑上自行车去医院。</text:span><text:span text:style-name="T8"><text:s/><text:line-break/><text:line-break/></text:span><text:span text:style-name="T5">王女士</text:span><text:span text:style-name="T6">继续拨打市长热线。第二天，市长热线反馈：</text:span><text:span text:style-name="T8">“</text:span><text:span text:style-name="T5">你要找你的社区上报，社区</text:span><text:span text:style-name="T6">给街道反映，街道给指挥部反映。如果有床位了，指挥部会通知医院安排，然后再安排你们去。</text:span><text:span text:style-name="T8">“ <text:line-break/><text:line-break/></text:span><text:span text:style-name="T5">华中科技大学中国基本医</text:span><text:span text:style-name="T6">疗保障研究中心副主任姚岚教授对《财经》记者表示，发挥基层卫生服务体系的作用，实行真正的分级诊疗，是避免人群扎堆医院、防止交叉感染的有效措施。</text:span><text:span text:style-name="T8"><text:s/><text:line-break/><text:line-break/></text:span><text:span text:style-name="T5">但是对于重症者</text:span><text:span text:style-name="T6">来说，每一分钟都是生与死的煎熬，他们不知道社区的上报和等待需要多久。</text:span><text:span text:style-name="T8">“</text:span><text:span text:style-name="T5">从头到尾社区我</text:span><text:span text:style-name="T6">们都有上报，他们都表示说没有办法，只是说在反映，但什么时候是个头？</text:span><text:span text:style-name="T8">”</text:span><text:span text:style-name="T5">王女士</text:span><text:span text:style-name="T6">说。</text:span><text:span text:style-name="T8"><text:s/><text:line-break/><text:line-break/></text:span><text:span text:style-name="T5">在这期间，他</text:span><text:span text:style-name="T6">们试了所有能拨的电话、能找的关系，王女士甚至还打了</text:span><text:span text:style-name="T8">110</text:span><text:span text:style-name="T5">，最后</text:span><text:span text:style-name="T8">110</text:span><text:span text:style-name="T6">给了她一个固定电话，打过去对方说必须要跟社区联系。</text:span><text:span text:style-name="T8"><text:s/><text:line-break/><text:line-break/>1</text:span><text:span text:style-name="T5">月</text:span><text:span text:style-name="T8">29</text:span><text:span text:style-name="T5">日，王女士感到爸</text:span><text:span text:style-name="T6">妈已经撑不下去了，王女士不得已再次求助</text:span><text:span text:style-name="T8">120</text:span><text:span text:style-name="T5">。</text:span><text:span text:style-name="T8">120</text:span><text:span text:style-name="T5">明确</text:span><text:span text:style-name="T6">说，只有联系好医院的床位，才能派车过来。</text:span><text:span text:style-name="T8"><text:s/><text:line-break/><text:line-break/></text:span><text:span text:style-name="T5">王女士想起在网上看到的，华中科技大学协和西院区加了</text:span><text:span text:style-name="T8">700</text:span><text:span text:style-name="T6">张床位，于是劝说</text:span><text:span text:style-name="T8">120</text:span><text:span text:style-name="T6">带着父母去了协和西院。到医院已是晚上</text:span><text:span text:style-name="T8">9</text:span><text:span text:style-name="T5">点，</text:span><text:span text:style-name="T8">120</text:span><text:span text:style-name="T5">急救人</text:span><text:span text:style-name="T6">员说，</text:span><text:span text:style-name="T8">“</text:span><text:span text:style-name="T5">（医院）人非常多，急</text:span><text:span text:style-name="T6">诊室外面都躺满了人，而且并没有急救设备，排队有可能会排不上你。</text:span><text:span text:style-name="T8">” <text:line-break/><text:line-break/></text:span><text:span text:style-name="T6">关于那</text:span><text:span text:style-name="T8">700</text:span><text:span text:style-name="T5">多</text:span><text:span text:style-name="T6">张床位，据说因为医生的防护服不够，暂时不能全部开放，</text:span><text:span text:style-name="T8">“</text:span><text:span text:style-name="T5">因</text:span><text:span text:style-name="T6">为一旦开放了，医生没有设备上去也会感染。</text:span><text:span text:style-name="T8">” <text:line-break/><text:line-break/>120</text:span><text:span text:style-name="T5">急救人</text:span><text:span text:style-name="T6">员让王女士赶紧选第二家医院，她恳求救护车把父母拉到武昌医院。她也拿着被子、暖手宝过去，到了医院，王女士自</text:span><text:span text:style-name="T8">1</text:span><text:span text:style-name="T5">月</text:span><text:span text:style-name="T8">20</text:span><text:span text:style-name="T5">日之后第一次见到了父母。</text:span><text:span text:style-name="T8"><text:s/><text:line-break/><text:line-break/></text:span><text:span text:style-name="T5">他</text:span><text:span text:style-name="T6">们脸色苍白，父亲高烧</text:span><text:span text:style-name="T8">39</text:span><text:span text:style-name="T5">度多，站都站不</text:span><text:span text:style-name="T6">稳，母亲躺在救护车里吸氧。没有床位，医院不收。</text:span><text:span text:style-name="T8">120</text:span><text:span text:style-name="T5">的人在旁边催促，他</text:span><text:span text:style-name="T6">们已经在这家人身上花了三小时。</text:span><text:span text:style-name="T8"><text:s/><text:line-break/><text:line-break/></text:span><text:span text:style-name="T5">这时，她的母亲做出决定。她双手合十对急救人</text:span><text:span text:style-name="T6">员说：</text:span><text:span text:style-name="T8">“</text:span><text:span text:style-name="T5">我死也要死在家里，我不再出门了，已经没有希望了，求求你</text:span><text:span text:style-name="T6">们把我抬回去吧。</text:span><text:span text:style-name="T8">”120</text:span><text:span text:style-name="T6">让王女士签完字，重新把她母亲带上车，关上了车门。</text:span><text:span text:style-name="T8"><text:s/><text:line-break/><text:line-break/></text:span><text:span text:style-name="T5">看着救护车</text:span><text:span text:style-name="T6">驶离，王女士再也忍不住。她蹲下身子，坐在被子上嚎啕大哭。</text:span><text:span text:style-name="T8"><text:s/><text:line-break/><text:line-break/></text:span><text:span text:style-name="T5">漫长的收治流程</text:span><text:span text:style-name="T8"><text:s/><text:line-break/><text:line-break/></text:span><text:span text:style-name="T5">武汉某定点医院一位医生称，</text:span><text:span text:style-name="T6">该院收了</text:span><text:span text:style-name="T8">600</text:span><text:span text:style-name="T5">位重症病人，但无一确</text:span><text:span text:style-name="T6">诊。</text:span><text:span text:style-name="T8">“</text:span><text:span text:style-name="T5">缺</text:span><text:span text:style-name="T6">试纸，但我们也搞不懂为什么会缺。</text:span><text:span text:style-name="T8">” <text:line-break/><text:line-break/></text:span><text:span text:style-name="T5">《</text:span><text:span text:style-name="T6">财经》记者了解到，目前只有两种路径可被收治入院。一是靠社区排队，病患先去社区交肺部</text:span><text:span text:style-name="T8">CT</text:span><text:span text:style-name="T5">、血常</text:span><text:span text:style-name="T6">规报告，社区上报街道，再根据轻重缓急对接医院的新开床位，病人需要拿着住院单入院；二是去有核酸试纸的定点医院排队，</text:span><text:span text:style-name="T8">48</text:span><text:span text:style-name="T5">小时拿</text:span><text:span text:style-name="T6">结果，确诊后就不能被医院拒收。</text:span><text:span text:style-name="T8"><text:s/><text:line-break/><text:line-break/>1</text:span><text:span text:style-name="T5">月</text:span><text:span text:style-name="T8">24</text:span><text:span text:style-name="T5">号，武汉市新冠病毒疫情防控指</text:span><text:span text:style-name="T6">挥部发布</text:span><text:span text:style-name="T8">7</text:span><text:span text:style-name="T5">号通告要求，发</text:span><text:span text:style-name="T6">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8"><text:s/><text:line-break/><text:line-break/></text:span><text:span text:style-name="T5">作</text:span><text:span text:style-name="T6">为武汉花桥街某社区的一名社工，王木从除夕开始，连轴转了</text:span><text:span text:style-name="T8">8</text:span><text:span text:style-name="T5">天。他</text:span><text:span text:style-name="T6">们每天会跟踪发热居民的状况。</text:span><text:span text:style-name="T8">4</text:span><text:span text:style-name="T5">点前，王木需上报社区内发</text:span><text:span text:style-name="T6">热病人的名单，其中单独一份为发热重症病人名单。这份名单将上传至街道及所在区，评估后，社区能够得到通知，</text:span><text:span text:style-name="T8">“</text:span><text:span text:style-name="T5">哪位病人，什么时间，可以到哪家医院治</text:span><text:span text:style-name="T6">疗</text:span><text:span text:style-name="T8">”</text:span><text:span text:style-name="T5">。</text:span><text:span text:style-name="T8"><text:s/><text:line-break/><text:line-break/></text:span><text:span text:style-name="T5">根据《</text:span><text:span text:style-name="T6">财经》在武汉一线的记者获取的社区上报标准如下：</text:span><text:span text:style-name="T8"><text:s/><text:line-break/><text:line-break/></text:span><text:span text:style-name="T5">发</text:span><text:span text:style-name="T6">热人员的标准是：</text:span><text:span text:style-name="T8">1.</text:span><text:span text:style-name="T5">发</text:span><text:span text:style-name="T6">烧</text:span><text:span text:style-name="T8">37.5</text:span><text:span text:style-name="T5">度以上；</text:span><text:span text:style-name="T8">2.</text:span><text:span text:style-name="T5">咳嗽；</text:span><text:span text:style-name="T8">3.</text:span><text:span text:style-name="T5">乏力。</text:span><text:span text:style-name="T8"><text:s/><text:line-break/><text:line-break/></text:span><text:span text:style-name="T5">疑似人</text:span><text:span text:style-name="T6">员的标准是：</text:span><text:span text:style-name="T8">1.CT</text:span><text:span text:style-name="T6">检查结果为双肺毛玻璃样改变；</text:span><text:span text:style-name="T8">2.</text:span><text:span text:style-name="T5">血常</text:span><text:span text:style-name="T6">规检查白细胞异常；</text:span><text:span text:style-name="T8">3. </text:span><text:span text:style-name="T5">含发</text:span><text:span text:style-name="T6">热人员标准。</text:span><text:span text:style-name="T8"><text:s/><text:line-break/><text:line-break/></text:span><text:span text:style-name="T5">重症人</text:span><text:span text:style-name="T6">员的标准是：</text:span><text:span text:style-name="T8">1. </text:span><text:span text:style-name="T5">血氧</text:span><text:span text:style-name="T6">饱和度降低；</text:span><text:span text:style-name="T8">2.</text:span><text:span text:style-name="T5">呼吸困</text:span><text:span text:style-name="T6">难；</text:span><text:span text:style-name="T8">3.</text:span><text:span text:style-name="T5">有基</text:span><text:span text:style-name="T6">础疾病；</text:span><text:span text:style-name="T8">4.</text:span><text:span text:style-name="T5">年</text:span><text:span text:style-name="T6">龄偏大、体质弱者；</text:span><text:span text:style-name="T8">5.</text:span><text:span text:style-name="T5">含发</text:span><text:span text:style-name="T6">热和疑似人员标准。</text:span><text:span text:style-name="T8"><text:s/><text:line-break/><text:line-break/></text:span><text:span text:style-name="T5">事实上，很多病患家属告</text:span><text:span text:style-name="T6">诉《财经》记者，就算社区和医院都建议患者立马住院，仍不保证有床位可以住进去。</text:span><text:span text:style-name="T8"><text:s/><text:line-break/><text:line-break/></text:span><text:span text:style-name="T6">传染病对隔离的要求，使得医疗资源空前紧张。以往有着上千床位的医院，设置隔离单间以后，床位可能只剩下原来的三分之一甚至不到。</text:span><text:span text:style-name="T8"><text:s/><text:line-break/><text:line-break/></text:span><text:span text:style-name="T5">武汉某定点医院一位医生告</text:span><text:span text:style-name="T6">诉《财经》记者，该定点医院就有大量拿着住院单排队等候，但因为床位紧张无法住进来的病例。</text:span><text:span text:style-name="T8"><text:s/><text:line-break/><text:line-break/></text:span><text:span text:style-name="T5">王木所在社区的</text:span><text:span text:style-name="T6">负责人告诉《财经》记者，仅</text:span><text:span text:style-name="T8">30</text:span><text:span text:style-name="T5">日一天，他就有</text:span><text:span text:style-name="T8">100</text:span><text:span text:style-name="T5">多条通</text:span><text:span text:style-name="T6">话记录。电话那头，会突然传来痛哭，或者呼喊，</text:span><text:span text:style-name="T8">“</text:span><text:span text:style-name="T5">我只能尽量安慰他</text:span><text:span text:style-name="T6">们，每天心情好点，免疫力提升，身体也会好起来</text:span><text:span text:style-name="T8">”</text:span><text:span text:style-name="T5">，</text:span><text:span text:style-name="T6">该负责人说。</text:span><text:span text:style-name="T8"><text:s/><text:line-break/><text:line-break/></text:span><text:span text:style-name="T5">另一条住院路径</text:span><text:span text:style-name="T8">——</text:span><text:span text:style-name="T5">病患去定点医院排</text:span><text:span text:style-name="T6">队确诊之路，也颇为漫长。</text:span><text:span text:style-name="T8"><text:s/><text:line-break/><text:line-break/></text:span><text:span text:style-name="T5">刘梅</text:span><text:span text:style-name="T6">说，她的婆婆去世后，她的大哥、二哥和自己老公也被感染，病情加重，急需住院。他们</text:span><text:span text:style-name="T8">2</text:span><text:span text:style-name="T5">月</text:span><text:span text:style-name="T8">1</text:span><text:span text:style-name="T5">日去同济医院排</text:span><text:span text:style-name="T6">队领核酸试纸，被告知一天只有</text:span><text:span text:style-name="T8">10</text:span><text:span text:style-name="T5">份。</text:span><text:span text:style-name="T8"><text:s/><text:line-break/><text:line-break/></text:span><text:span text:style-name="T5">截至发稿前，武汉市共</text:span><text:span text:style-name="T8">10</text:span><text:span text:style-name="T5">家机构可</text:span><text:span text:style-name="T6">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8"><text:s/><text:line-break/><text:line-break/></text:span><text:span text:style-name="T5">武汉某定点医院一位医生告</text:span><text:span text:style-name="T6">诉《财经》记者，该院收了</text:span><text:span text:style-name="T8">600</text:span><text:span text:style-name="T5">位重症病人，但无一确</text:span><text:span text:style-name="T6">诊。</text:span><text:span text:style-name="T8">“</text:span><text:span text:style-name="T5">缺</text:span><text:span text:style-name="T6">试纸，但我们也搞不懂为什么会缺。</text:span><text:span text:style-name="T8">” <text:line-break/><text:line-break/></text:span><text:span text:style-name="T5">什么样的患者才能用上核酸</text:span><text:span text:style-name="T6">试纸？武汉市第三医院的医生称，医院进行检查后，如果医生认为需要住院治疗，患者才能住院并做核酸检测。</text:span><text:span text:style-name="T8"><text:s/><text:line-break/><text:line-break/></text:span><text:span text:style-name="T5">中南医院一</text:span><text:span text:style-name="T6">员工表示：</text:span><text:span text:style-name="T8">“</text:span><text:span text:style-name="T5">申</text:span><text:span text:style-name="T6">请做核酸检查只能让医生开疑似病例报告卡，但只有很紧急的情况才会填写这个报告卡。</text:span><text:span text:style-name="T8">” <text:line-break/><text:line-break/></text:span><text:span text:style-name="T5">但什么才算</text:span><text:span text:style-name="T8">“</text:span><text:span text:style-name="T5">很</text:span><text:span text:style-name="T6">紧急情况</text:span><text:span text:style-name="T8">”</text:span><text:span text:style-name="T5">，《</text:span><text:span text:style-name="T6">财经》记者询问多处，并未获得准确答案。</text:span><text:span text:style-name="T8"><text:s/><text:line-break/><text:line-break/></text:span><text:span text:style-name="T5">不少患者和医生的困惑是：</text:span><text:span text:style-name="T8">1.</text:span><text:span text:style-name="T5">武汉</text:span><text:span text:style-name="T6">卫健委在</text:span><text:span text:style-name="T8">27</text:span><text:span text:style-name="T5">号称，原</text:span><text:span text:style-name="T6">则上每天可检测样本近</text:span><text:span text:style-name="T8">2000</text:span><text:span text:style-name="T5">份，但</text:span><text:span text:style-name="T6">为什么总是缺少核酸试纸？</text:span><text:span text:style-name="T8">2.</text:span><text:span text:style-name="T5">做了</text:span><text:span text:style-name="T6">检测也无法第一时间出具确诊报告。</text:span><text:span text:style-name="T8"><text:s/><text:line-break/><text:line-break/></text:span><text:span text:style-name="T5">据第一医院的医生</text:span><text:span text:style-name="T6">说，检测需要一天的时间，</text:span><text:span text:style-name="T8">“</text:span><text:span text:style-name="T5">今天做了，明天能知道一个大概的</text:span><text:span text:style-name="T6">结果</text:span><text:span text:style-name="T8">”</text:span><text:span text:style-name="T5">，但</text:span><text:span text:style-name="T6">问题是第一医院无法发出确诊报告，而目前定点医院只能凭报告才能接收病人入院。</text:span><text:span text:style-name="T8"><text:s/><text:line-break/><text:line-break/></text:span><text:span text:style-name="T5">当</text:span><text:span text:style-name="T6">记者问到哪些机构能出确诊报告时，该医生表示：</text:span><text:span text:style-name="T8">“</text:span><text:span text:style-name="T5">这我也不清楚，也</text:span><text:span text:style-name="T6">许同济、协和可以。患者病情越来越重，也是因为拿不到这个确诊报告，就没有床位。</text:span><text:span text:style-name="T8">” <text:line-break/><text:line-break/></text:span><text:span text:style-name="T5">对于疑似病患数据的统</text:span><text:span text:style-name="T6">计，医生的判断标准是</text:span><text:span text:style-name="T8">“</text:span><text:span text:style-name="T5">低</text:span><text:span text:style-name="T6">热、咳嗽、肺部</text:span><text:span text:style-name="T8">CT</text:span><text:span text:style-name="T6">结果</text:span><text:span text:style-name="T8">”</text:span><text:span text:style-name="T5">。上述定点医院医生</text:span><text:span text:style-name="T6">说，他会上报给科室，但后面的统计过程他并不了解。而另一家定点医院的主任告诉《财经》记者，被收入的重症病患才能算疑似，需要确诊进一步治疗。</text:span><text:span text:style-name="T8"><text:s/><text:line-break/><text:line-break/>1</text:span><text:span text:style-name="T5">月</text:span><text:span text:style-name="T8">30</text:span><text:span text:style-name="T5">日，武汉某定点医院</text:span><text:span text:style-name="T6">开始上报需要确诊检测的疑似病患人数，从科室、到医院、到区再到市里层层上报。该医院一位医生表示，如果没有确诊就去世，不会被计算为确诊死亡人数，只能算</text:span><text:span text:style-name="T8">“</text:span><text:span text:style-name="T5">肺部感染死亡</text:span><text:span text:style-name="T8">”</text:span><text:span text:style-name="T5">。</text:span><text:span text:style-name="T8"><text:s/><text:line-break/><text:line-break/>“</text:span><text:span text:style-name="T5">就我自己所在的科室，死亡率比出院率高很多。同时，很多治愈出院的病例不能算真正的治愈，还需要长期</text:span><text:span text:style-name="T6">观察。</text:span><text:span text:style-name="T8">”</text:span><text:span text:style-name="T5">上述医生</text:span><text:span text:style-name="T6">说。</text:span><text:span text:style-name="T8"><text:s/><text:line-break/><text:line-break/></text:span><text:span text:style-name="T5">这也意味着，有大量的病患在确</text:span><text:span text:style-name="T6">诊流程和统计数字之外，只能自我求生。</text:span><text:span text:style-name="T8"><text:s/><text:line-break/><text:line-break/></text:span><text:span text:style-name="T5">市民李莉告</text:span><text:span text:style-name="T6">诉《财经》记者，经过社区人员联系，她的父亲终于住进了武汉第八医院。但第八医院不是定点医院，此前是专门的肛肠医院。</text:span><text:span text:style-name="T8"><text:s/><text:line-break/><text:line-break/></text:span><text:span text:style-name="T5">医院</text:span><text:span text:style-name="T6">诊断说，父亲双肺已经感染坏死，氧气已经打到最高限度，需要让他尽快转到定点医院，但因为第八医院没有测试盒，所以病人一直无法确诊，而无法确诊也就无法转院。</text:span><text:span text:style-name="T8"><text:s/><text:line-break/><text:line-break/>“</text:span><text:span text:style-name="T5">第八医院已经上报好多天了都没有任何回复，</text:span><text:span text:style-name="T8">”</text:span><text:span text:style-name="T5">李莉</text:span><text:span text:style-name="T6">说，她拨打</text:span><text:span text:style-name="T8">120</text:span><text:span text:style-name="T5">，</text:span><text:span text:style-name="T8">120</text:span><text:span text:style-name="T5">的回复是，只能通过社区上报</text:span><text:span text:style-name="T6">转去定点医院，但之前的第八医院就是社区千辛万苦才安排住上的。</text:span><text:span text:style-name="T8"><text:s/><text:line-break/><text:line-break/></text:span><text:span text:style-name="T5">李莉父亲的遭遇，似乎构成了一个无解的痛苦循环。</text:span><text:span text:style-name="T8"><text:s/><text:line-break/><text:line-break/></text:span><text:span text:style-name="T5">截至发稿，</text:span><text:span text:style-name="T6">记者逐一拨打了武汉市定点医院的电话，接通的</text:span><text:span text:style-name="T8">7</text:span><text:span text:style-name="T5">家医院均表示</text:span><text:span text:style-name="T8">“</text:span><text:span text:style-name="T6">暂时没有床位</text:span><text:span text:style-name="T8">”</text:span><text:span text:style-name="T5">。</text:span><text:span text:style-name="T8"><text:s/><text:line-break/><text:line-break/></text:span><text:span text:style-name="T6">谁能住进去？</text:span><text:span text:style-name="T8"><text:s/><text:line-break/><text:line-break/>“</text:span><text:span text:style-name="T5">如果有可能的</text:span><text:span text:style-name="T6">话，把轻症患者集中起来隔离和治疗，这样可以更有效控制疫情</text:span><text:span text:style-name="T8">” <text:line-break/><text:line-break/></text:span><text:span text:style-name="T5">在无数患者家属眼里，武汉在快速建设的火神山、雷神山医院是他</text:span><text:span text:style-name="T6">们仅存的希望。</text:span><text:span text:style-name="T8"><text:s/><text:line-break/><text:line-break/></text:span><text:span text:style-name="T5">《</text:span><text:span text:style-name="T6">财经》记者采访得知，</text:span><text:span text:style-name="T8">2</text:span><text:span text:style-name="T5">月</text:span><text:span text:style-name="T8">3</text:span><text:span text:style-name="T5">日，设置</text:span><text:span text:style-name="T8">1000</text:span><text:span text:style-name="T5">个床位的火神山医院按照</text:span><text:span text:style-name="T6">计划必须竣工，但具体开放时间需要物业、电力、医药设备等配合。目前《财经》记者采访的多数医院尚未收到转移病患的通知。</text:span><text:span text:style-name="T8"><text:s/><text:line-break/><text:line-break/></text:span><text:span text:style-name="T5">等待火神山、雷神山医院</text:span><text:span text:style-name="T6">开门的这几天，就是一些重症病人的生死关。据《财经》记者了解，即使确诊并获得社区住院单，也不一定就能第一时间住进医院。</text:span><text:span text:style-name="T8"><text:s/><text:line-break/><text:line-break/></text:span><text:span text:style-name="T5">两个火神山、雷神山医院加起</text:span><text:span text:style-name="T6">来也就</text:span><text:span text:style-name="T8">2000</text:span><text:span text:style-name="T5">个病床，还不够湖北省两天的新增病例使用。</text:span><text:span text:style-name="T8"><text:s/><text:line-break/><text:line-break/></text:span><text:span text:style-name="T5">微博公</text:span><text:span text:style-name="T6">开求助，成为一些人最后的尝试。一位住在武汉市江夏区纸坊机关幼儿园附近的孕妇家属告诉《财经》记者，家中孕妇怀孕</text:span><text:span text:style-name="T8">8</text:span><text:span text:style-name="T5">个月，最新</text:span><text:span text:style-name="T6">诊断结果显示：双肺重度感染。</text:span><text:span text:style-name="T8"><text:s/><text:line-break/><text:line-break/></text:span><text:span text:style-name="T5">但定点发</text:span><text:span text:style-name="T6">热门诊不收孕妇，门诊也没有胎心监护，区妇幼和省妇幼则不收发热病人。家人发微博求助几天后，</text:span><text:span text:style-name="T8">1</text:span><text:span text:style-name="T5">月</text:span><text:span text:style-name="T8">31</text:span><text:span text:style-name="T5">日他</text:span><text:span text:style-name="T6">们得到了社区和区政府的关注，被社区车辆载着往返跑了几家医院，</text:span><text:span text:style-name="T8">2</text:span><text:span text:style-name="T5">月</text:span><text:span text:style-name="T8">1</text:span><text:span text:style-name="T5">日上午总算住</text:span><text:span text:style-name="T6">进了武汉大学人民医院东院。</text:span><text:span text:style-name="T8"><text:s/><text:line-break/><text:line-break/></text:span><text:span text:style-name="T5">对这个家庭</text:span><text:span text:style-name="T6">来说，这是好消息。但对于另一些家庭，这个消息让他们心情复杂。</text:span><text:span text:style-name="T8">“</text:span><text:span text:style-name="T5">已经到了</text:span><text:span text:style-name="T6">谁喊得响亮，谁才能活下去的时候了吗？</text:span><text:span text:style-name="T8">”</text:span><text:span text:style-name="T5">一位病患家属对《</text:span><text:span text:style-name="T6">财经》记者说。</text:span><text:span text:style-name="T8"><text:s/><text:line-break/><text:line-break/></text:span><text:span text:style-name="T5">能找到床位的，都被称作</text:span><text:span text:style-name="T8">“</text:span><text:span text:style-name="T5">幸运儿</text:span><text:span text:style-name="T8">”</text:span><text:span text:style-name="T5">。刘小青一家有六人患病，只有三位住到了医院，</text:span><text:span text:style-name="T8">“</text:span><text:span text:style-name="T5">更多是靠自己托</text:span><text:span text:style-name="T6">关系、找渠道。</text:span><text:span text:style-name="T8">” <text:line-break/><text:line-break/></text:span><text:span text:style-name="T5">刘小青一家可能在一次家庭聚会上被感染。</text:span><text:span text:style-name="T8">1</text:span><text:span text:style-name="T5">月</text:span><text:span text:style-name="T8">18</text:span><text:span text:style-name="T5">日疫情还被</text:span><text:span text:style-name="T6">认为不会</text:span><text:span text:style-name="T8">“</text:span><text:span text:style-name="T5">人</text:span><text:span text:style-name="T6">传人</text:span><text:span text:style-name="T8">”</text:span><text:span text:style-name="T5">，他</text:span><text:span text:style-name="T6">们一起在外面吃了年饭。之后不久家人陆续发烧，从父母、小姑妈到</text:span><text:span text:style-name="T8">90</text:span><text:span text:style-name="T6">岁的奶奶，再到已回的大姑妈和大姑爹。</text:span><text:span text:style-name="T8">1</text:span><text:span text:style-name="T5">月</text:span><text:span text:style-name="T8">21</text:span><text:span text:style-name="T5">日，刘小青的母亲去做了</text:span><text:span text:style-name="T8">CT</text:span><text:span text:style-name="T5">，</text:span><text:span text:style-name="T6">显示双肺病毒性感染。</text:span><text:span text:style-name="T8"><text:s/><text:line-break/><text:line-break/></text:span><text:span text:style-name="T5">这之后，母亲</text:span><text:span text:style-name="T6">连续高烧了四天，几近晕厥，</text:span><text:span text:style-name="T8">“</text:span><text:span text:style-name="T5">我</text:span><text:span text:style-name="T6">们联系了很多人，才找到汉口医院那边，有一个床位让她住进去了。</text:span><text:span text:style-name="T8">” <text:line-break/><text:line-break/></text:span><text:span text:style-name="T5">到了</text:span><text:span text:style-name="T8">1</text:span><text:span text:style-name="T5">月</text:span><text:span text:style-name="T8">28</text:span><text:span text:style-name="T5">日，她的奶奶</text:span><text:span text:style-name="T6">开始发病，辗转汉南医院、协和西院，未能住成院。奶奶排了一天门诊，终于打了上针，结果却</text:span><text:span text:style-name="T8">“</text:span><text:span text:style-name="T5">立刻</text:span><text:span text:style-name="T6">浑身颤抖像癫痫一样，无法正常行走和说话</text:span><text:span text:style-name="T8">”</text:span><text:span text:style-name="T5">。医生留她在留</text:span><text:span text:style-name="T6">观病房吸氧，但回家后，奶奶仍然呼吸困难。</text:span><text:span text:style-name="T8"><text:s/><text:line-break/><text:line-break/>“</text:span><text:span text:style-name="T5">我</text:span><text:span text:style-name="T6">们找了很多人才能够住到第六医院的</text:span><text:span text:style-name="T8">ICU</text:span><text:span text:style-name="T5">。当时我</text:span><text:span text:style-name="T6">们也是一直在催社区，催协和医院那边，但是没有得到反馈和消息。</text:span><text:span text:style-name="T8">” <text:line-break/><text:line-break/></text:span><text:span text:style-name="T5">她的父亲也在打完</text:span><text:span text:style-name="T6">针后呼吸困难，用上了吸氧机。刘小青把情况发到了微博，等到第二天七点起来，接到了一些有用的信息，让父亲住上了</text:span><text:span text:style-name="T8">ICU</text:span><text:span text:style-name="T5">。</text:span><text:span text:style-name="T8"><text:s/><text:line-break/><text:line-break/></text:span><text:span text:style-name="T5">父亲</text:span><text:span text:style-name="T6">说，别人可能会觉得他们发微博求救，最后能住院是一种医疗不公，</text:span><text:span text:style-name="T8">“</text:span><text:span text:style-name="T5">但</text:span><text:span text:style-name="T6">毕竟生命要紧。</text:span><text:span text:style-name="T8">”</text:span><text:span text:style-name="T5">后</text:span><text:span text:style-name="T6">来，她把微博删了。</text:span><text:span text:style-name="T8"><text:s/><text:line-break/><text:line-break/>1</text:span><text:span text:style-name="T5">月</text:span><text:span text:style-name="T8">29</text:span><text:span text:style-name="T5">日凌晨</text:span><text:span text:style-name="T8">4</text:span><text:span text:style-name="T5">点，家住武汉市江汉区万松街商一社区的</text:span><text:span text:style-name="T6">陈晓薇，拖着病体去医院排队，终于在协和医院排上了试纸。</text:span><text:span text:style-name="T8">2</text:span><text:span text:style-name="T5">月</text:span><text:span text:style-name="T8">1</text:span><text:span text:style-name="T5">日</text:span><text:span text:style-name="T6">试纸结果送达，显示陈晓薇是</text:span><text:span text:style-name="T8">“</text:span><text:span text:style-name="T5">双阳（确</text:span><text:span text:style-name="T6">诊）</text:span><text:span text:style-name="T8">”</text:span><text:span text:style-name="T5">，但当她和家人前往社区准备</text:span><text:span text:style-name="T6">领取住院单时，他们看到商一社区服务点里明明有人，就是不给开门。家人只能选择报警。</text:span><text:span text:style-name="T8"><text:s/><text:line-break/><text:line-break/></text:span><text:span text:style-name="T5">警察没到，是社区所属的街道办找到了解决办法。</text:span><text:span text:style-name="T6">陈晓薇说，就在今天下午，街道办帮他们在协和找到了一张床位。</text:span><text:span text:style-name="T8">“</text:span><text:span text:style-name="T6">终于有救了。</text:span><text:span text:style-name="T8">”</text:span><text:span text:style-name="T5">她</text:span><text:span text:style-name="T6">说。</text:span><text:span text:style-name="T8"><text:s/><text:line-break/><text:line-break/></text:span><text:span text:style-name="T5">晚间，当</text:span><text:span text:style-name="T6">陈晓薇和丈夫抵达协和西院准备住院时，被告知需要转去红十字会医院。截止发稿，他们仍然在红会医院观察室等候床位。</text:span><text:span text:style-name="T8"><text:s/><text:line-break/><text:line-break/></text:span><text:span text:style-name="T5">华中科技大学保障中心副主任姚岚教授</text:span><text:span text:style-name="T6">说，她看到澳门征用了离人群较远、相对独立的酒店，作为有湖北接触史的人群隔离集中管理区。她建议湖北及其它地区也可采取类似举措，有效控制好疑似病例。</text:span><text:span text:style-name="T8"><text:s/><text:line-break/><text:line-break/></text:span><text:span text:style-name="T5">中南医院急救中心主任助理、急</text:span><text:span text:style-name="T6">诊外科主任沈俊告诉《财经》记者，中南医院都是收治很重的病人，</text:span><text:span text:style-name="T8">“</text:span><text:span text:style-name="T5">属于生命体征很不</text:span><text:span text:style-name="T6">稳定的患者（氧合差、心率快，呼吸频率快，发生呼吸窘迫综合征的病人）</text:span><text:span text:style-name="T8">”</text:span><text:span text:style-name="T5">。床位短缺，疑似或</text:span><text:span text:style-name="T6">轻症的都在家隔离。</text:span><text:span text:style-name="T8"><text:s/><text:line-break/><text:line-break/><text:line-break/><text:line-break/></text:span><text:span text:style-name="T5">沈俊所在的中南医院团</text:span><text:span text:style-name="T6">队用</text:span><text:span text:style-name="T8">ECMO</text:span><text:span text:style-name="T5">（移动心肺仪）成功救治一名重症患者</text:span><text:span text:style-name="T8"><text:s/></text:span><text:span text:style-name="T6">为全省首例</text:span><text:span text:style-name="T8"><text:s/><text:line-break/><text:line-break/></text:span><text:span text:style-name="T5">据悉，医院基本没有床位了，急</text:span><text:span text:style-name="T6">诊科也用来收治病毒肺的病人，急诊留观室也满了，</text:span><text:span text:style-name="T8">“</text:span><text:span text:style-name="T5">基本上病房空出</text:span><text:span text:style-name="T6">来一个，留观室就进一个到病房。</text:span><text:span text:style-name="T8">“ <text:line-break/><text:line-break/></text:span><text:span text:style-name="T5">沈俊</text:span><text:span text:style-name="T6">说，床位分配并不能满足社区的要求，而是评估病人的情况，</text:span><text:span text:style-name="T8">“</text:span><text:span text:style-name="T5">比方</text:span><text:span text:style-name="T6">说有的病人自己被家人送到医院了，病很重了，留观室有空床了，就先留观，我不可能让他回去排队，等社区报上来我再安排。或者我不收他，然后把社区上报上来的比较轻的病人收住院，肯定不可能的。</text:span><text:span text:style-name="T8">” <text:line-break/><text:line-break/></text:span><text:span text:style-name="T6">关于检测盒，他表示中南医院发热门诊可以做核酸检测，大概</text:span><text:span text:style-name="T8">2</text:span><text:span text:style-name="T5">小时就可以出</text:span><text:span text:style-name="T6">结果，但因试剂盒有限，需要肺</text:span><text:span text:style-name="T8">CT</text:span><text:span text:style-name="T5">有病毒性肺炎表</text:span><text:span text:style-name="T6">现的患者才能做。</text:span><text:span text:style-name="T8"><text:s/><text:line-break/><text:line-break/></text:span><text:span text:style-name="T5">沈俊建</text:span><text:span text:style-name="T6">议，如果有可能的话，把轻症患者集中起来隔离和治疗，这样可以有效的控制疫情。他还建议在家的患者服用两种药，抗病毒的以及抗感染的，发烧超过</text:span><text:span text:style-name="T8">38.5℃</text:span><text:span text:style-name="T5">就退</text:span><text:span text:style-name="T6">热，</text:span><text:span text:style-name="T8">“</text:span><text:span text:style-name="T5">因</text:span><text:span text:style-name="T6">为目前没有特效药物去治疗这个疾病，不能网上跟风，说什么药就买来吃，住院治疗也是对重症患者提供支持治疗，如果能够扛过这个时间的话，就过去了，就是这样。</text:span><text:span text:style-name="T8">“ <text:line-break/><text:line-break/><text:line-break/><text:line-break/></text:span><text:span text:style-name="T5">沈俊和武汉肺科医院</text:span><text:span text:style-name="T8">ICU</text:span><text:span text:style-name="T5">的胡明医生做完手术后汗流</text:span><text:span text:style-name="T6">浃背</text:span><text:span text:style-name="T8"><text:s/><text:line-break/><text:line-break/></text:span><text:span text:style-name="T5">这两天他接</text:span><text:span text:style-name="T6">诊了一位</text:span><text:span text:style-name="T8">45</text:span><text:span text:style-name="T6">岁的病人，病人一家五口，父母两个皆因新型冠状病毒肺炎去世了，儿子也感染了。病人的情况十分严重，用了高流量吸氧和无创面罩通气，但血氧饱和度还只有</text:span><text:span text:style-name="T8">50%</text:span><text:span text:style-name="T5">，最后不得已</text:span><text:span text:style-name="T6">给她麻醉插管，上了</text:span><text:span text:style-name="T8">ECMO</text:span><text:span text:style-name="T5">（体外膜肺氧合）。</text:span><text:span text:style-name="T8"><text:s/><text:line-break/><text:line-break/>“</text:span><text:span text:style-name="T5">在插管麻醉前，她看着我</text:span><text:span text:style-name="T6">们做准备，眼泪不停地往下流，那种恐惧让人看到很心疼，</text:span><text:span text:style-name="T8">”</text:span><text:span text:style-name="T5">沈俊</text:span><text:span text:style-name="T6">说，像这样的情况还有很多，</text:span><text:span text:style-name="T8">“</text:span><text:span text:style-name="T5">我</text:span><text:span text:style-name="T6">们医生都下定了决心，要尽全力救治所有的病人。</text:span><text:span text:style-name="T8"><text:s/><text:line-break/><text:line-break/></text:span><text:span text:style-name="T5">一直和父亲在等待核酸</text:span><text:span text:style-name="T6">检测试纸的孙晨不允许自己再失眠和哭泣了，她知道自己还得继续催社区，找医院，还得给爸妈做饭，太多事要做了，不能倒下。她期待火神山和雷神山快点建好，</text:span><text:span text:style-name="T8">“</text:span><text:span text:style-name="T5">必</text:span><text:span text:style-name="T6">须得住进去了，这是我们最后的希望。</text:span><text:span text:style-name="T8">” <text:line-break/><text:line-break/></text:span><text:span text:style-name="T5">（文中刘梅、</text:span><text:span text:style-name="T6">孙晨、李开蒙、陈力、刘小青、李莉、王木为化名，实习生张凡、志愿者耿鹏对本文亦有贡献）</text:span><text:span text:style-name="T8"><text:s/><text:line-break/><text:line-break/></text:span></text:p>
      <text:p text:style-name="P12"><text:span text:style-name="T5">老羊</text:span><text:span text:style-name="T6"><text:s/>  |  2020.02.02 06:34   |   </text:span><text:a xlink:type="simple" xlink:href="http://palinfo.habago.org/Entry?Command=Information_PrintForum&amp;iPage=1#FORUM38616"><text:span text:style-name="T17">#</text:span></text:a></text:p>
      <text:p text:style-name="P14"><text:span text:style-name="T6">公開得比我預想的快得多，可能大王覺得事態緊急吧。</text:span><text:span text:style-name="T8"><text:s/><text:line-break/>https://youtu.be/GNKgXhwQiYU (</text:span><text:span text:style-name="T6">武漢肺炎：碾壓愚蠢反華謠言</text:span><text:span text:style-name="T8">2) </text:span></text:p>
      <text:p text:style-name="P12"><text:span text:style-name="T5">老羊</text:span><text:span text:style-name="T6"><text:s/>  |  2020.02.02 04:05   |   </text:span><text:a xlink:type="simple" xlink:href="http://palinfo.habago.org/Entry?Command=Information_PrintForum&amp;iPage=1#FORUM38615"><text:span text:style-name="T17">#</text:span></text:a></text:p>
      <text:p text:style-name="P13"><text:span text:style-name="T6">陳真兄生活工作特別忙碌，不像我常在</text:span><text:span text:style-name="T8"><text:s/>YouTube </text:span><text:span text:style-name="T6">上趴趴走；郝龍斌「威脅」要斷三通的壯志豪語在</text:span><text:span text:style-name="T8"><text:s/>YouTube </text:span><text:span text:style-name="T6">某個大陸的頻道上貼出來，下面一片歡樂訕笑快活的氣氛，大陸網友們紛紛說斷三通絕對是大陸的損失更大，郝龍斌千萬不要慫，務必要斷</text:span><text:span text:style-name="T8">... <text:line-break/><text:line-break/></text:span><text:span text:style-name="T6">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12"><text:span text:style-name="T5">陳真</text:span><text:span text:style-name="T6"><text:s/>  |  2020.02.02 02:46   |   </text:span><text:a xlink:type="simple" xlink:href="http://palinfo.habago.org/Entry?Command=Information_PrintForum&amp;iPage=1#FORUM38614"><text:span text:style-name="T17">#</text:span></text:a></text:p>
      <text:p text:style-name="P14"><text:span text:style-name="T6">國民黨應該趕緊解散，加入民進黨。現在趕緊加入還不會太遲，還有大約五年、八年撈錢的機會。</text:span><text:span text:style-name="T8"><text:s/><text:line-break/><text:line-break/></text:span><text:span text:style-name="T6">這兩位要選黨主席的，全都不堪聞問。另一位江啟臣也是，依我看，他比民進黨還更加親美。蔣萬安就更不用說了。我看這些人搞不好會比民進黨喊台獨喊更凶，因為他們以為這樣就會有選票，真是傻到爆。</text:span><text:span text:style-name="T8"><text:s/><text:line-break/><text:line-break/></text:span><text:span text:style-name="T6">新黨有位新人從政，選上市議員，叫做侯漢廷。依我看也是撐不久，很快就會在權力面前彎腰低頭，匍匐前進。這些人相信權力遠勝於相信是非善惡。</text:span><text:span text:style-name="T8"><text:s/><text:line-break/><text:line-break/></text:span><text:span text:style-name="T6">再說，台灣這麼小的一個島，關起門來稱大王，這樣一種權力究竟有多大魅力值得讓人猥瑣若此？</text:span><text:span text:style-name="T8"><text:s/><text:line-break/><text:line-break/></text:span><text:span text:style-name="T6">陳真</text:span><text:span text:style-name="T8"><text:s/>2020. 02. 02. <text:line-break/><text:line-break/>============== <text:line-break/><text:line-break/></text:span><text:span text:style-name="T6">選黨主席</text:span><text:span text:style-name="T8"><text:s/></text:span><text:span text:style-name="T6">郝龍斌：請對岸撤飛彈</text:span><text:span text:style-name="T8"><text:s/></text:span><text:span text:style-name="T6">放到西藏蒙古</text:span><text:span text:style-name="T8"><text:s/><text:line-break/><text:line-break/></text:span><text:span text:style-name="T6">今日新聞</text:span><text:span text:style-name="T8">NOWnews <text:line-break/><text:line-break/></text:span><text:span text:style-name="T6">記者</text:span><text:span text:style-name="T8"><text:s/></text:span><text:span text:style-name="T6">陳弘志</text:span><text:span text:style-name="T8"><text:s/>/ </text:span><text:span text:style-name="T6">台北報導</text:span><text:span text:style-name="T8"><text:s/><text:line-break/>2020</text:span><text:span text:style-name="T6">年</text:span><text:span text:style-name="T8">2</text:span><text:span text:style-name="T6">月</text:span><text:span text:style-name="T8">1</text:span><text:span text:style-name="T6">日</text:span><text:span text:style-name="T8"><text:s/><text:line-break/><text:line-break/></text:span><text:span text:style-name="T6">前台北市長郝龍斌爭取參選國民黨主席，他</text:span><text:span text:style-name="T8">1</text:span><text:span text:style-name="T6">日表示，</text:span><text:span text:style-name="T8"><text:s/></text:span><text:span text:style-name="T6">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8"><text:s/><text:line-break/><text:line-break/></text:span><text:span text:style-name="T6">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8"><text:s/><text:line-break/><text:line-break/></text:span><text:span text:style-name="T6">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12"><text:span text:style-name="T5">鄭豐遠</text:span><text:span text:style-name="T6"><text:s/>  |  2020.02.01 18:19   |   </text:span><text:a xlink:type="simple" xlink:href="http://palinfo.habago.org/Entry?Command=Information_PrintForum&amp;iPage=1#FORUM38613"><text:span text:style-name="T17">#</text:span></text:a></text:p>
      <text:p text:style-name="P13"><text:span text:style-name="T6">我大學和研究所的本科背景其實和分子生物學很有關係，念的是生物化學和營養學，但在實驗室所用的卻全是分子生物工具。科技日新月異，</text:span><text:span text:style-name="T8">1994 </text:span><text:span text:style-name="T6">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8"><text:s/><text:line-break/><text:line-break/></text:span><text:span text:style-name="T6">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8"><text:s/><text:line-break/><text:line-break/></text:span><text:span text:style-name="T6">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8"><text:s/><text:line-break/><text:line-break/>https://www.chinatimes.com/newspapers/20190518000140-260309?chdtv</text:span></text:p>
      <text:p text:style-name="P12"><text:span text:style-name="T5">蔡亦</text:span><text:span text:style-name="T16">鸣</text:span><text:span text:style-name="T6"><text:s/>  |  2020.02.01 17:48   |   </text:span><text:a xlink:type="simple" xlink:href="http://palinfo.habago.org/Entry?Command=Information_PrintForum&amp;iPage=1#FORUM38612"><text:span text:style-name="T17">#</text:span></text:a></text:p>
      <text:p text:style-name="P16"><text:span text:style-name="T5">这次武汉的病毒疫情，港台</text:span><text:span text:style-name="T6">舆论的宣泄仇恨是一回事，当然我也没看这些，（题外话</text:span><text:span text:style-name="T8">,</text:span><text:span text:style-name="T5">我过去</text:span><text:span text:style-name="T6">关注台湾的媒体和舆论将近</text:span><text:span text:style-name="T8">3</text:span><text:span text:style-name="T5">年，在某个契机后我就对台湾民主</text:span><text:span text:style-name="T6">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8"><text:s/><text:line-break/><text:line-break/></text:span><text:span text:style-name="T5">新冠肺炎</text:span><text:span text:style-name="T8">“</text:span><text:span text:style-name="T5">吹哨人</text:span><text:span text:style-name="T8">”</text:span><text:span text:style-name="T5">李文亮确</text:span><text:span text:style-name="T6">诊</text:span><text:span text:style-name="T8"><text:s/></text:span><text:span text:style-name="T5">曾被警方</text:span><text:span text:style-name="T6">训诫（更新）</text:span><text:span text:style-name="T8"><text:s/><text:line-break/>http://china.caixin.com/2020-01-31/101509761.html <text:line-break/></text:span><text:span text:style-name="T5">新冠肺炎又一</text:span><text:span text:style-name="T8">“</text:span><text:span text:style-name="T5">吹哨人</text:span><text:span text:style-name="T8">”</text:span><text:span text:style-name="T6">现身</text:span><text:span text:style-name="T8"><text:s/></text:span><text:span text:style-name="T5">曾被警方口头教育</text:span><text:span text:style-name="T8"><text:s/><text:line-break/>http://china.caixin.com/2020-02-01/101510173.html</text:span></text:p>
      <text:p text:style-name="P12"><text:span text:style-name="T5">張萬康</text:span><text:span text:style-name="T6"><text:s/>  |  2020.02.01 16:34   |   </text:span><text:a xlink:type="simple" xlink:href="http://palinfo.habago.org/Entry?Command=Information_PrintForum&amp;iPage=1#FORUM38611"><text:span text:style-name="T17">#</text:span></text:a></text:p>
      <text:p text:style-name="P13"><text:span text:style-name="T6">打擾。最新消息：武漢「封城日記」短片系列，油管上也有哦。但目前只有五片，第六片還沒上傳。建議大家訂閱。～作者是音樂人，愛人類，愛生命，愛故鄉，感覺他還喜歡貓狗，可輸入「蜘蛛猴面包」搜尋油管。</text:span></text:p>
      <text:p text:style-name="P12"><text:span text:style-name="T5">陳真</text:span><text:span text:style-name="T6"><text:s/>  |  2020.02.01 15:38   |   </text:span><text:a xlink:type="simple" xlink:href="http://palinfo.habago.org/Entry?Command=Information_PrintForum&amp;iPage=1#FORUM38610"><text:span text:style-name="T17">#</text:span></text:a></text:p>
      <text:p text:style-name="P14"><text:span text:style-name="T6">老羊，</text:span><text:span text:style-name="T8"><text:s/><text:line-break/><text:line-break/></text:span><text:span text:style-name="T6">這跟誰想害誰的動機毫無關係。比方說我常想回到過去，但是，時光能否倒流卻是兩回事。</text:span><text:span text:style-name="T8"><text:s/><text:line-break/><text:line-break/></text:span><text:span text:style-name="T6">至於鎖定特定族群進行攻擊，這在概念上完全可行。這理應只是一種生物學的基礎知識，沒有爭論空間。</text:span><text:span text:style-name="T8"><text:s/><text:line-break/><text:line-break/></text:span><text:span text:style-name="T6">我並不是說這一次的病毒事件「就是」生物武器或基因武器攻擊，而是說，針對特定族群進行生物武器攻擊不具有概念上的任何邏輯障礙。</text:span><text:span text:style-name="T8"><text:s/><text:line-break/><text:line-break/></text:span><text:span text:style-name="T6">我們常說「子彈不長眼睛」，它打壞人，也打好人，但是病毒卻有「眼睛」，而且「視力」特別好，它具有某種所謂趨向性</text:span><text:span text:style-name="T8"><text:s/>(tropism)</text:span><text:span text:style-name="T6">，能在特定宿主細胞中找到相應的受體</text:span><text:span text:style-name="T8">(receptor)</text:span><text:span text:style-name="T6">。不同族群有它獨特的基因，例如</text:span><text:span text:style-name="T8">SARS</text:span><text:span text:style-name="T6">病毒就被懷疑鎖定了漢人特有的</text:span><text:span text:style-name="T8">O-M175</text:span><text:span text:style-name="T6">基因，以致於感染者絕大多數</text:span><text:span text:style-name="T8">(92%)</text:span><text:span text:style-name="T6">是華人，而洋人</text:span><text:span text:style-name="T8"><text:s/>(</text:span><text:span text:style-name="T6">盎格魯薩克遜</text:span><text:span text:style-name="T8">) </text:span><text:span text:style-name="T6">卻一個也沒事。</text:span><text:span text:style-name="T8"><text:s/><text:line-break/><text:line-break/></text:span><text:span text:style-name="T6">我不是說</text:span><text:span text:style-name="T8">SARS</text:span><text:span text:style-name="T6">「一定是」生物武器或基因武器，而是說，這類型的武器是概念上完全可行的。這應該是國中或頂多高中生物學的程度就能理解。</text:span><text:span text:style-name="T8"><text:s/><text:line-break/><text:line-break/></text:span><text:span text:style-name="T6">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8"><text:s/><text:line-break/><text:line-break/></text:span><text:span text:style-name="T6">我當時想跟隨的是底下這位老師，叫做</text:span><text:span text:style-name="T8"><text:s/>Kenneth Kidd</text:span><text:span text:style-name="T6">：</text:span><text:span text:style-name="T8"><text:s/><text:line-break/><text:line-break/>https://en.wikipedia.org/wiki/Kenneth_Kidd <text:line-break/><text:line-break/></text:span><text:span text:style-name="T6">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8"><text:s/><text:line-break/><text:line-break/></text:span><text:span text:style-name="T6">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8"><text:s/><text:line-break/><text:line-break/></text:span><text:span text:style-name="T6">任何一種專業都可以科普或哲普一下，但一般人不可能再往前了，只能信口說說。改念哲學後，我的分子生物學與遺傳等相關知識的程度，差不多也就停留在</text:span><text:span text:style-name="T8">30</text:span><text:span text:style-name="T6">年前的水平。但是，憑著這樣一種水平，其實也足以判斷相關說法的真偽與各種可能性了。</text:span><text:span text:style-name="T8"> </text:span></text:p>
      <text:p text:style-name="P12"><text:span text:style-name="T5">王瑾晴</text:span><text:span text:style-name="T6"><text:s/>  |  2020.02.01 13:46   |   </text:span><text:a xlink:type="simple" xlink:href="http://palinfo.habago.org/Entry?Command=Information_PrintForum&amp;iPage=1#FORUM38609"><text:span text:style-name="T17">#</text:span></text:a></text:p>
      <text:p text:style-name="P13"><text:span text:style-name="T6">當年的</text:span><text:span text:style-name="T8">Sars</text:span><text:span text:style-name="T6">也是突然出現，之後完全消失，中間這十多年連零星的個案也沒有，這本身就非常奇怪</text:span><text:span text:style-name="T8"><text:s/><text:line-break/></text:span><text:span text:style-name="T6">這次武漢肺炎的病毒竟然是在</text:span><text:span text:style-name="T8">Sars</text:span><text:span text:style-name="T6">的基礎上變異的，而且出現的時間和地點都非常有針對性，有人懷疑這是生物武器也很合理</text:span><text:span text:style-name="T8"><text:s/><text:line-break/><text:line-break/></text:span><text:span text:style-name="T6">生物武器最可怕的地方就是其隱蔽性，只要秘密投放基本是很難找到證據的，大家也只好相信這是隨機出現的新型病毒</text:span></text:p>
      <text:p text:style-name="P12"><text:span text:style-name="T5">林炤育</text:span><text:span text:style-name="T6"><text:s/>  |  2020.02.01 13:35   |   </text:span><text:a xlink:type="simple" xlink:href="http://palinfo.habago.org/Entry?Command=Information_PrintForum&amp;iPage=2#FORUM38608"><text:span text:style-name="T17">#</text:span></text:a></text:p>
      <text:p text:style-name="P13"><text:span text:style-name="T6">美國對生技這塊領域的投入很大，其生物產業的</text:span><text:span text:style-name="T8">R&amp;;D</text:span><text:span text:style-name="T6">投入強度佔總體科研的</text:span><text:span text:style-name="T8">33</text:span><text:span text:style-name="T6">％，比其他領域的平均水平高出</text:span><text:span text:style-name="T8">19</text:span><text:span text:style-name="T6">個百分點。</text:span><text:span text:style-name="T8"><text:s/><text:line-break/></text:span><text:span text:style-name="T6">老羊提的理由合情合理我也認同，但還是不能排除是美國人幹的，畢竟美國有能力有動機有前科。</text:span><text:span text:style-name="T8"><text:s/><text:line-break/><text:line-break/></text:span><text:span text:style-name="T6">下面</text:span><text:span text:style-name="T8">3</text:span><text:span text:style-name="T6">篇資料，提供參考</text:span><text:span text:style-name="T8"><text:s/><text:line-break/><text:line-break/>1</text:span><text:span text:style-name="T6">、美國阻擋重啟核查議定書的談判。</text:span><text:span text:style-name="T8"><text:s/><text:line-break/>2019/12/06 <text:line-break/><text:line-break/></text:span><text:span text:style-name="T6">《禁止生物武器公約》</text:span><text:span text:style-name="T8">2019</text:span><text:span text:style-name="T6">年締約國會議</text:span><text:span text:style-name="T8">3</text:span><text:span text:style-name="T6">日在瑞士開幕。締約國之一的美國長期獨家阻攔公約核查議定書談判。大陸外交部發言人華春瑩今天（</text:span><text:span text:style-name="T8">6</text:span><text:span text:style-name="T6">日）在例行記者會中，斥責美國持雙重標準，嚴重影響現有軍控和防擴散體系的有效性。</text:span><text:span text:style-name="T8"><text:s/><text:line-break/><text:line-break/></text:span><text:span text:style-name="T6">《禁止生物武器公約》</text:span><text:span text:style-name="T8">2019</text:span><text:span text:style-name="T6">年締約國大會正在日內瓦舉行。公約一共有</text:span><text:span text:style-name="T8">183</text:span><text:span text:style-name="T6">個締約國。包括中國在內的絕大多數締約國都主張談判一項旨在全面加強公約，包含核查機制的議定書。</text:span><text:span text:style-name="T8"><text:s/><text:line-break/><text:line-break/></text:span><text:span text:style-name="T6">華春瑩表示，令人遺憾的是，近</text:span><text:span text:style-name="T8">20</text:span><text:span text:style-name="T6">年來，美國一直在獨家阻擋重啟核查議定書的談判，美方給出的理由是生物領域不可核查，國際核查「可能威脅美國國家利益和商業機密」，有利於「工業間諜活動」。</text:span><text:span text:style-name="T8"><text:s/><text:line-break/><text:line-break/></text:span><text:span text:style-name="T6">華春瑩質疑，讓人費解的是，中俄等國在日內瓦裁軍談判會議提出了談判《防止在外空放置武器、對外空物體使用或威脅使用武力條約》，也被美國獨家阻擋，理由卻是『條約草案沒有包括核查條款』。</text:span><text:span text:style-name="T8"><text:s/><text:line-break/><text:line-break/></text:span><text:span text:style-name="T6">華春瑩斥責，在國際安全、軍控和防擴散領域，美國這種單邊主義和雙重標準的做法屢見不鮮，而且已經嚴重影響了現有軍控和防擴散體系的有效性。</text:span><text:span text:style-name="T8"><text:s/><text:line-break/><text:line-break/></text:span><text:span text:style-name="T6">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8"><text:s/><text:line-break/>(</text:span><text:span text:style-name="T6">中時</text:span><text:span text:style-name="T8"><text:s/>) <text:line-break/><text:line-break/>2</text:span><text:span text:style-name="T6">、空前的入侵：生物武器滅亡中國（傑克</text:span><text:span text:style-name="T8">•</text:span><text:span text:style-name="T6">倫敦，</text:span><text:span text:style-name="T8">1910</text:span><text:span text:style-name="T6">）</text:span><text:span text:style-name="T8"><text:s/>... </text:span><text:span text:style-name="T6">從小愛看傑克</text:span><text:span text:style-name="T8">•</text:span><text:span text:style-name="T6">倫敦的書，直到看了這篇文章後，就再也不看了。</text:span><text:span text:style-name="T8"><text:s/><text:line-break/>https://read01.com/xmDjMdK.html <text:line-break/><text:line-break/>3</text:span><text:span text:style-name="T6">、【非典的真相】美國的陰謀</text:span><text:span text:style-name="T8"><text:s/>... </text:span><text:span text:style-name="T6">文章懷疑</text:span><text:span text:style-name="T8">SARS</text:span><text:span text:style-name="T6">到豬瘟都是人為製造</text:span><text:span text:style-name="T8"><text:s/><text:line-break/>https://blog.xuite.net/tonycjones/twblog/362762157-</text:span><text:span text:style-name="T6">【非典的真相】美國的陰謀</text:span><text:span text:style-name="T8">++++++ </text:span></text:p>
      <text:p text:style-name="P12"><text:span text:style-name="T5">穎芝</text:span><text:span text:style-name="T6"><text:s/>  |  2020.02.01 12:57   |   </text:span><text:a xlink:type="simple" xlink:href="http://palinfo.habago.org/Entry?Command=Information_PrintForum&amp;iPage=2#FORUM38607"><text:span text:style-name="T17">#</text:span></text:a></text:p>
      <text:p text:style-name="P20"><text:span text:style-name="T5">轉貼王孟源先生的幾篇文章：</text:span><text:span text:style-name="T6"><text:s/><text:line-break/><text:line-break/></text:span><text:span text:style-name="T23">🔗</text:span><text:span text:style-name="T5">《關於蛋白質的基因編輯⋯》</text:span><text:span text:style-name="T6">https://reurl.cc/nVKev1 <text:line-break/></text:span><text:span text:style-name="T23">🔗</text:span><text:span text:style-name="T5">《病毒的傳播特徵⋯》</text:span><text:span text:style-name="T6">https://reurl.cc/NaWVl6 <text:line-break/></text:span><text:span text:style-name="T23">🔗</text:span><text:span text:style-name="T5">《關於基因戰的傳言⋯》</text:span><text:span text:style-name="T6">https://reurl.cc/ObO9r7 <text:line-break/></text:span><text:span text:style-name="T23">🔗</text:span><text:span text:style-name="T5">《最近發表關於新型冠狀病毒的論文所採樣數據不足，所導致的結論有可信度嗎？》</text:span><text:span text:style-name="T6">https://reurl.cc/4gxZrK </text:span><text:span text:style-name="T5">，</text:span><text:span text:style-name="T6"><text:s/>https://reurl.cc/oDjWRM </text:span></text:p>
      <text:p text:style-name="P12"><text:span text:style-name="T5">老羊</text:span><text:span text:style-name="T6"><text:s/>  |  2020.02.01 03:42   |   </text:span><text:a xlink:type="simple" xlink:href="http://palinfo.habago.org/Entry?Command=Information_PrintForum&amp;iPage=2#FORUM38606"><text:span text:style-name="T17">#</text:span></text:a></text:p>
      <text:p text:style-name="P13"><text:span text:style-name="T6">陳真兄：</text:span><text:span text:style-name="T8"><text:s/><text:line-break/><text:line-break/></text:span><text:span text:style-name="T6">我的想法當然可能有錯，尤其我的專業不是基因工程；不過以下是我當時得到結論的理由。</text:span><text:span text:style-name="T8"><text:s/><text:line-break/><text:line-break/></text:span><text:span text:style-name="T6">一、人種之間的差異不是生物學上的「種」的差異。</text:span><text:span text:style-name="T8"><text:s/><text:line-break/></text:span><text:span text:style-name="T6">二、固然從基因可以判斷人種，但是這些基因的差異在器官功能上非常微小；意思就是目前的科技做得出來嗎（有沒有投資在這方面的研究是另一回事）？</text:span><text:span text:style-name="T8"><text:s/><text:line-break/></text:span><text:span text:style-name="T6">三、病毒是會自行變異的，就算實驗室真的能夠製造針對某個人種的病毒，病毒演化的方向不會聽人指揮，考慮到人種的相似性，被這種攻擊反噬的可能性太大。</text:span><text:span text:style-name="T8"><text:s/><text:line-break/></text:span><text:span text:style-name="T6">四、美國每年的流感預防針都是用「猜」的，而且還常猜錯。像是去年冬天開始的流感已經感染一千多萬人，死了八千多（</text:span><text:span text:style-name="T8">CDC </text:span><text:span text:style-name="T6">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8"><text:s/><text:line-break/><text:line-break/></text:span><text:span text:style-name="T6">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8"><text:s/><text:line-break/><text:line-break/></text:span><text:span text:style-name="T6">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8"><text:s/><text:line-break/><text:line-break/></text:span><text:span text:style-name="T6">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8"><text:s/><text:line-break/><text:line-break/></text:span><text:span text:style-name="T6">我完全同意美國有打擊大陸的動機，也一定會掌握任何機會；但是根據目前得到的資訊，我還是傾向相信這是自然發生的。</text:span><text:span text:style-name="T8"><text:s/><text:line-break/><text:line-break/></text:span><text:span text:style-name="T6">今天的睡前消息督工說了一句我們很久沒聽到的話「多難興邦」；固然</text:span><text:span text:style-name="T8"><text:s/>2019-nCov </text:span><text:span text:style-name="T6">無疑會打擊第一季的經濟，但是大陸也會利用這個事件改進公共衛生與地方政府管理的短板。</text:span><text:span text:style-name="T8"><text:s/><text:line-break/></text:span></text:p>
      <text:p text:style-name="P12"><text:span text:style-name="T5">孫從輔</text:span><text:span text:style-name="T6"><text:s/>  |  2020.02.01 03:22   |   </text:span><text:a xlink:type="simple" xlink:href="http://palinfo.habago.org/Entry?Command=Information_PrintForum&amp;iPage=2#FORUM38605"><text:span text:style-name="T17">#</text:span></text:a></text:p>
      <text:p text:style-name="P14"><text:span text:style-name="T6">謝謝老羊的補充。我非常認同。</text:span><text:span text:style-name="T8"><text:s/><text:line-break/><text:line-break/></text:span><text:span text:style-name="T6">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8"><text:s/><text:line-break/><text:line-break/></text:span><text:span text:style-name="T6">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8"><text:s/><text:line-break/><text:line-break/></text:span><text:span text:style-name="T6">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8"><text:s/></text:span></text:p>
      <text:p text:style-name="P12"><text:span text:style-name="T5">張萬康</text:span><text:span text:style-name="T6"><text:s/>  |  2020.02.01 03:08   |   </text:span><text:a xlink:type="simple" xlink:href="http://palinfo.habago.org/Entry?Command=Information_PrintForum&amp;iPage=2#FORUM38604"><text:span text:style-name="T17">#</text:span></text:a></text:p>
      <text:p text:style-name="P15"><text:span text:style-name="T5">自從</text:span><text:span text:style-name="T6">1/11</text:span><text:span text:style-name="T5">開票之夜至今我沒留言過。為何我記得日期？因為我每天都想留言但忍住。嘩哈哈哈鉿。（結尾是鉿沒錯，金屬清脆的笑音）</text:span><text:span text:style-name="T6"><text:s/><text:line-break/><text:line-break/></text:span><text:span text:style-name="T5">來奉上好菜六盤。一個武漢小哥「蜘蛛面包猴」拍的短片「封城日記」。目前拍了六支，發在微博。看了諸君保證覺得祖國有人才，內容正向，有湖北人向來的沉著。（先父是湖北漢川人，年少時期在武漢謀生，</text:span><text:span text:style-name="T6">49</text:span><text:span text:style-name="T5">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6"><text:s/><text:line-break/><text:line-break/></text:span><text:span text:style-name="T5">不囉嗦，請看：</text:span><text:span text:style-name="T6"><text:s/><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text:span><text:span text:style-name="T5">其實我只看過兩支。</text:span><text:span text:style-name="T6">2</text:span><text:span text:style-name="T5">、</text:span><text:span text:style-name="T6">5</text:span><text:span text:style-name="T5">兩支。特請大陸朋友幫我列出連結，我來補齊看完，也分享大家。</text:span></text:p>
      <text:p text:style-name="P12"><text:span text:style-name="T5">陳真</text:span><text:span text:style-name="T6"><text:s/>  |  2020.02.01 01:34   |   </text:span><text:a xlink:type="simple" xlink:href="http://palinfo.habago.org/Entry?Command=Information_PrintForum&amp;iPage=2#FORUM38603"><text:span text:style-name="T17">#</text:span></text:a></text:p>
      <text:p text:style-name="P14"><text:span text:style-name="T6">老羊，我看到你先前留言說，「針對中國人的病毒是不可能的」。這話不對。它完全是可能的，並沒有任何概念上的邏輯障礙。基因武器不但可能，而且成本低廉，殺傷力無限，足以滅絕特定種族，因此各大強國</text:span><text:span text:style-name="T8">(</text:span><text:span text:style-name="T6">很可能也包括中國</text:span><text:span text:style-name="T8">) </text:span><text:span text:style-name="T6">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